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90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90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90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90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2.54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2.54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90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0.63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1.90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1.90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margin-left="1.90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1.90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90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0.63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90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1.90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1.90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margin-left="1.90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1.90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margin-left="0.63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</style:style>
    <style:style style:name="P57" style:family="paragraph" style:parent-style-name="Heading_20_1">
      <style:paragraph-properties fo:break-before="auto" style:writing-mode="lr-tb"/>
    </style:style>
    <style:style style:name="T57_1" style:family="text"/>
    <style:style style:name="P58" style:family="paragraph" style:parent-style-name="Heading_20_3">
      <style:paragraph-properties fo:break-before="auto" fo:margin-top="0.494cm" fo:margin-bottom="0.141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P66" style:family="paragraph" style:parent-style-name="Standard">
      <style:paragraph-properties fo:break-before="auto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P67" style:family="paragraph" style:parent-style-name="Standard">
      <style:paragraph-properties fo:break-before="auto" style:writing-mode="lr-tb"/>
    </style:style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P84" style:family="paragraph" style:parent-style-name="Standard">
      <style:paragraph-properties fo:break-before="auto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P85" style:family="paragraph" style:parent-style-name="Standard">
      <style:paragraph-properties fo:break-before="auto" style:writing-mode="lr-tb"/>
    </style:style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P88" style:family="paragraph" style:parent-style-name="Standard">
      <style:paragraph-properties fo:break-before="auto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P92" style:family="paragraph" style:parent-style-name="Standard">
      <style:paragraph-properties fo:break-before="auto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P93" style:family="paragraph" style:parent-style-name="Standard">
      <style:paragraph-properties fo:break-before="auto" style:writing-mode="lr-tb"/>
    </style:style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P96" style:family="paragraph" style:parent-style-name="Standard">
      <style:paragraph-properties fo:break-before="auto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P104" style:family="paragraph" style:parent-style-name="Standard">
      <style:paragraph-properties fo:break-before="auto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P105" style:family="paragraph" style:parent-style-name="Standard">
      <style:paragraph-properties fo:break-before="auto" style:writing-mode="lr-tb"/>
    </style:style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P109" style:family="paragraph" style:parent-style-name="Standard">
      <style:paragraph-properties fo:break-before="auto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P110" style:family="paragraph" style:parent-style-name="Standard">
      <style:paragraph-properties fo:break-before="auto" style:writing-mode="lr-tb"/>
    </style:style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P116" style:family="paragraph" style:parent-style-name="Standard">
      <style:paragraph-properties fo:break-before="auto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P117" style:family="paragraph" style:parent-style-name="Standard">
      <style:paragraph-properties fo:break-before="auto" style:writing-mode="lr-tb"/>
    </style:style>
    <style:style style:name="P118" style:family="paragraph" style:parent-style-name="Standard">
      <style:paragraph-properties fo:break-before="auto" style:writing-mode="lr-tb"/>
    </style:style>
    <style:style style:name="P119" style:family="paragraph" style:parent-style-name="Standard">
      <style:paragraph-properties fo:break-before="auto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P120" style:family="paragraph" style:parent-style-name="Standard">
      <style:paragraph-properties fo:break-before="auto" style:writing-mode="lr-tb"/>
    </style:style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P122" style:family="paragraph" style:parent-style-name="Standard">
      <style:paragraph-properties fo:break-before="auto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P123" style:family="paragraph" style:parent-style-name="Standard">
      <style:paragraph-properties fo:break-before="auto" style:writing-mode="lr-tb"/>
    </style:style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P127" style:family="paragraph" style:parent-style-name="Standard">
      <style:paragraph-properties fo:break-before="auto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P128" style:family="paragraph" style:parent-style-name="Standard">
      <style:paragraph-properties fo:break-before="auto" style:writing-mode="lr-tb"/>
    </style:style>
    <style:style style:name="P129" style:family="paragraph" style:parent-style-name="Standard">
      <style:paragraph-properties fo:break-before="auto" style:writing-mode="lr-tb"/>
    </style:style>
    <style:style style:name="P130" style:family="paragraph" style:parent-style-name="Heading_20_3">
      <style:paragraph-properties fo:break-before="auto" fo:margin-top="0.494cm" fo:margin-bottom="0.141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P131" style:family="paragraph" style:parent-style-name="Standard">
      <style:paragraph-properties fo:break-before="auto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fo:margin-top="0cm" fo:margin-bottom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P145" style:family="paragraph" style:parent-style-name="Standard">
      <style:paragraph-properties fo:break-before="auto" style:writing-mode="lr-tb"/>
    </style:style>
    <style:style style:name="P146" style:family="paragraph" style:parent-style-name="Standard">
      <style:paragraph-properties fo:break-before="auto" fo:margin-top="0cm" fo:margin-bottom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fo:margin-top="0cm" fo:margin-bottom="0cm" style:writing-mode="lr-tb"/>
    </style:style>
    <style:style style:name="T148_1" style:family="text"/>
    <style:style style:name="P149" style:family="paragraph" style:parent-style-name="Standard">
      <style:paragraph-properties fo:break-before="auto" style:writing-mode="lr-tb"/>
    </style:style>
    <style:style style:name="P150" style:family="paragraph" style:parent-style-name="Standard">
      <style:paragraph-properties fo:break-before="auto" style:writing-mode="lr-tb"/>
    </style:style>
    <style:style style:name="P151" style:family="paragraph" style:parent-style-name="Standard">
      <style:paragraph-properties fo:break-before="auto" style:writing-mode="lr-tb"/>
    </style:style>
    <style:style style:name="P152" style:family="paragraph" style:parent-style-name="Standard">
      <style:paragraph-properties fo:break-before="auto" style:writing-mode="lr-tb"/>
    </style:style>
    <style:style style:name="T152_1" style:family="text">
      <style:text-properties fo:font-size="14pt" style:font-size-asian="14pt" style:font-size-complex="14pt" fo:font-weight="bold" style:font-weight-asian="bold" style:font-weight-complex="bold"/>
    </style:style>
    <style:style style:name="T152_2" style:family="text">
      <style:text-properties fo:font-size="14pt" style:font-size-asian="14pt" style:font-size-complex="14pt" fo:font-weight="bold" style:font-weight-asian="bold" style:font-weight-complex="bold"/>
    </style:style>
    <style:style style:name="T152_3" style:family="text">
      <style:text-properties fo:font-size="14pt" style:font-size-asian="14pt" style:font-size-complex="14pt" fo:font-weight="bold" style:font-weight-asian="bold" style:font-weight-complex="bold"/>
    </style:style>
    <style:style style:name="T152_4" style:family="text">
      <style:text-properties fo:font-size="14pt" style:font-size-asian="14pt" style:font-size-complex="14pt" fo:font-weight="bold" style:font-weight-asian="bold" style:font-weight-complex="bold"/>
    </style:style>
    <style:style style:name="T152_5" style:family="text">
      <style:text-properties fo:font-size="14pt" style:font-size-asian="14pt" style:font-size-complex="14pt" fo:font-weight="bold" style:font-weight-asian="bold" style:font-weight-complex="bold"/>
    </style:style>
    <style:style style:name="P153" style:family="paragraph" style:parent-style-name="Standard">
      <style:paragraph-properties fo:break-before="auto" style:writing-mode="lr-tb"/>
    </style:style>
    <style:style style:name="P154" style:family="paragraph" style:parent-style-name="Standard">
      <style:paragraph-properties fo:break-before="auto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T154_47" style:family="text"/>
    <style:style style:name="T154_48" style:family="text"/>
    <style:style style:name="T154_49" style:family="text"/>
    <style:style style:name="T154_50" style:family="text"/>
    <style:style style:name="T154_51" style:family="text"/>
    <style:style style:name="T154_52" style:family="text"/>
    <style:style style:name="T154_53" style:family="text"/>
    <style:style style:name="T154_54" style:family="text"/>
    <style:style style:name="T154_55" style:family="text"/>
    <style:style style:name="T154_56" style:family="text"/>
    <style:style style:name="T154_57" style:family="text"/>
    <style:style style:name="T154_58" style:family="text"/>
    <style:style style:name="T154_59" style:family="text"/>
    <style:style style:name="T154_60" style:family="text"/>
    <style:style style:name="T154_61" style:family="text"/>
    <style:style style:name="T154_62" style:family="text"/>
    <style:style style:name="T154_63" style:family="text"/>
    <style:style style:name="T154_64" style:family="text"/>
    <style:style style:name="T154_65" style:family="text"/>
    <style:style style:name="T154_66" style:family="text"/>
    <style:style style:name="T154_67" style:family="text"/>
    <style:style style:name="T154_68" style:family="text"/>
    <style:style style:name="T154_69" style:family="text"/>
    <style:style style:name="T154_70" style:family="text"/>
    <style:style style:name="T154_71" style:family="text"/>
    <style:style style:name="T154_72" style:family="text"/>
    <style:style style:name="T154_73" style:family="text"/>
    <style:style style:name="T154_74" style:family="text"/>
    <style:style style:name="T154_75" style:family="text"/>
    <style:style style:name="T154_76" style:family="text"/>
    <style:style style:name="T154_77" style:family="text"/>
    <style:style style:name="T154_78" style:family="text"/>
    <style:style style:name="T154_79" style:family="text"/>
    <style:style style:name="T154_80" style:family="text"/>
    <style:style style:name="T154_81" style:family="text"/>
    <style:style style:name="T154_82" style:family="text"/>
    <style:style style:name="T154_83" style:family="text"/>
    <style:style style:name="T154_84" style:family="text"/>
    <style:style style:name="T154_85" style:family="text"/>
    <style:style style:name="T154_86" style:family="text"/>
    <style:style style:name="T154_87" style:family="text"/>
    <style:style style:name="T154_88" style:family="text"/>
    <style:style style:name="T154_89" style:family="text"/>
    <style:style style:name="T154_90" style:family="text"/>
    <style:style style:name="T154_91" style:family="text"/>
    <style:style style:name="T154_92" style:family="text"/>
    <style:style style:name="T154_93" style:family="text"/>
    <style:style style:name="T154_94" style:family="text"/>
    <style:style style:name="T154_95" style:family="text"/>
    <style:style style:name="T154_96" style:family="text"/>
    <style:style style:name="T154_97" style:family="text"/>
    <style:style style:name="T154_98" style:family="text"/>
    <style:style style:name="T154_99" style:family="text"/>
    <style:style style:name="T154_100" style:family="text"/>
    <style:style style:name="T154_101" style:family="text"/>
    <style:style style:name="T154_102" style:family="text"/>
    <style:style style:name="T154_103" style:family="text"/>
    <style:style style:name="T154_104" style:family="text"/>
    <style:style style:name="T154_105" style:family="text"/>
    <style:style style:name="T154_106" style:family="text"/>
    <style:style style:name="T154_107" style:family="text"/>
    <style:style style:name="T154_108" style:family="text"/>
    <style:style style:name="T154_109" style:family="text"/>
    <style:style style:name="T154_110" style:family="text"/>
    <style:style style:name="T154_111" style:family="text"/>
    <style:style style:name="T154_112" style:family="text"/>
    <style:style style:name="T154_113" style:family="text"/>
    <style:style style:name="T154_114" style:family="text"/>
    <style:style style:name="T154_115" style:family="text"/>
    <style:style style:name="T154_116" style:family="text"/>
    <style:style style:name="T154_117" style:family="text"/>
    <style:style style:name="T154_118" style:family="text"/>
    <style:style style:name="T154_119" style:family="text"/>
    <style:style style:name="T154_120" style:family="text"/>
    <style:style style:name="T154_121" style:family="text"/>
    <style:style style:name="T154_122" style:family="text"/>
    <style:style style:name="T154_123" style:family="text"/>
    <style:style style:name="T154_124" style:family="text"/>
    <style:style style:name="T154_125" style:family="text"/>
    <style:style style:name="T154_126" style:family="text"/>
    <style:style style:name="T154_127" style:family="text"/>
    <style:style style:name="T154_128" style:family="text"/>
    <style:style style:name="T154_129" style:family="text"/>
    <style:style style:name="T154_130" style:family="text"/>
    <style:style style:name="T154_131" style:family="text"/>
    <style:style style:name="T154_132" style:family="text"/>
    <style:style style:name="T154_133" style:family="text"/>
    <style:style style:name="T154_134" style:family="text"/>
    <style:style style:name="T154_135" style:family="text"/>
    <style:style style:name="T154_136" style:family="text"/>
    <style:style style:name="T154_137" style:family="text"/>
    <style:style style:name="T154_138" style:family="text"/>
    <style:style style:name="T154_139" style:family="text"/>
    <style:style style:name="T154_140" style:family="text"/>
    <style:style style:name="T154_141" style:family="text"/>
    <style:style style:name="T154_142" style:family="text"/>
    <style:style style:name="T154_143" style:family="text"/>
    <style:style style:name="T154_144" style:family="text"/>
    <style:style style:name="T154_145" style:family="text"/>
    <style:style style:name="T154_146" style:family="text"/>
    <style:style style:name="T154_147" style:family="text"/>
    <style:style style:name="T154_148" style:family="text"/>
    <style:style style:name="T154_149" style:family="text"/>
    <style:style style:name="T154_150" style:family="text"/>
    <style:style style:name="T154_151" style:family="text"/>
    <style:style style:name="T154_152" style:family="text"/>
    <style:style style:name="T154_153" style:family="text"/>
    <style:style style:name="T154_154" style:family="text"/>
    <style:style style:name="T154_155" style:family="text"/>
    <style:style style:name="T154_156" style:family="text"/>
    <style:style style:name="P155" style:family="paragraph" style:parent-style-name="Standard">
      <style:paragraph-properties fo:break-before="auto" style:writing-mode="lr-tb"/>
    </style:style>
    <style:style style:name="P156" style:family="paragraph" style:parent-style-name="Standard">
      <style:paragraph-properties fo:break-before="auto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P157" style:family="paragraph" style:parent-style-name="Standard">
      <style:paragraph-properties fo:break-before="auto" style:writing-mode="lr-tb"/>
    </style:style>
    <style:style style:name="P158" style:family="paragraph" style:parent-style-name="Standard">
      <style:paragraph-properties fo:break-before="auto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P159" style:family="paragraph" style:parent-style-name="Standard">
      <style:paragraph-properties fo:break-before="auto" style:writing-mode="lr-tb"/>
    </style:style>
    <style:style style:name="P160" style:family="paragraph" style:parent-style-name="Standard">
      <style:paragraph-properties fo:break-before="auto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T160_129" style:family="text"/>
    <style:style style:name="T160_130" style:family="text"/>
    <style:style style:name="T160_131" style:family="text"/>
    <style:style style:name="T160_132" style:family="text"/>
    <style:style style:name="T160_133" style:family="text"/>
    <style:style style:name="T160_134" style:family="text"/>
    <style:style style:name="T160_135" style:family="text"/>
    <style:style style:name="T160_136" style:family="text"/>
    <style:style style:name="T160_137" style:family="text"/>
    <style:style style:name="T160_138" style:family="text"/>
    <style:style style:name="T160_139" style:family="text"/>
    <style:style style:name="T160_140" style:family="text"/>
    <style:style style:name="T160_141" style:family="text"/>
    <style:style style:name="T160_142" style:family="text"/>
    <style:style style:name="T160_143" style:family="text"/>
    <style:style style:name="T160_144" style:family="text"/>
    <style:style style:name="T160_145" style:family="text"/>
    <style:style style:name="T160_146" style:family="text"/>
    <style:style style:name="T160_147" style:family="text"/>
    <style:style style:name="T160_148" style:family="text"/>
    <style:style style:name="T160_149" style:family="text"/>
    <style:style style:name="T160_150" style:family="text"/>
    <style:style style:name="T160_151" style:family="text"/>
    <style:style style:name="T160_152" style:family="text"/>
    <style:style style:name="T160_153" style:family="text"/>
    <style:style style:name="T160_154" style:family="text"/>
    <style:style style:name="T160_155" style:family="text"/>
    <style:style style:name="T160_156" style:family="text"/>
    <style:style style:name="T160_157" style:family="text"/>
    <style:style style:name="T160_158" style:family="text"/>
    <style:style style:name="T160_159" style:family="text"/>
    <style:style style:name="T160_160" style:family="text"/>
    <style:style style:name="T160_161" style:family="text"/>
    <style:style style:name="T160_162" style:family="text"/>
    <style:style style:name="T160_163" style:family="text"/>
    <style:style style:name="T160_164" style:family="text"/>
    <style:style style:name="T160_165" style:family="text"/>
    <style:style style:name="T160_166" style:family="text"/>
    <style:style style:name="T160_167" style:family="text"/>
    <style:style style:name="T160_168" style:family="text"/>
    <style:style style:name="T160_169" style:family="text"/>
    <style:style style:name="T160_170" style:family="text"/>
    <style:style style:name="T160_171" style:family="text"/>
    <style:style style:name="T160_172" style:family="text"/>
    <style:style style:name="T160_173" style:family="text"/>
    <style:style style:name="T160_174" style:family="text"/>
    <style:style style:name="T160_175" style:family="text"/>
    <style:style style:name="T160_176" style:family="text"/>
    <style:style style:name="T160_177" style:family="text"/>
    <style:style style:name="T160_178" style:family="text"/>
    <style:style style:name="T160_179" style:family="text"/>
    <style:style style:name="T160_180" style:family="text"/>
    <style:style style:name="T160_181" style:family="text"/>
    <style:style style:name="T160_182" style:family="text"/>
    <style:style style:name="T160_183" style:family="text"/>
    <style:style style:name="T160_184" style:family="text"/>
    <style:style style:name="T160_185" style:family="text"/>
    <style:style style:name="T160_186" style:family="text"/>
    <style:style style:name="T160_187" style:family="text"/>
    <style:style style:name="T160_188" style:family="text"/>
    <style:style style:name="T160_189" style:family="text"/>
    <style:style style:name="T160_190" style:family="text"/>
    <style:style style:name="T160_191" style:family="text"/>
    <style:style style:name="T160_192" style:family="text"/>
    <style:style style:name="T160_193" style:family="text"/>
    <style:style style:name="T160_194" style:family="text"/>
    <style:style style:name="T160_195" style:family="text"/>
    <style:style style:name="T160_196" style:family="text"/>
    <style:style style:name="T160_197" style:family="text"/>
    <style:style style:name="T160_198" style:family="text"/>
    <style:style style:name="T160_199" style:family="text"/>
    <style:style style:name="T160_200" style:family="text"/>
    <style:style style:name="T160_201" style:family="text"/>
    <style:style style:name="T160_202" style:family="text"/>
    <style:style style:name="T160_203" style:family="text"/>
    <style:style style:name="T160_204" style:family="text"/>
    <style:style style:name="T160_205" style:family="text"/>
    <style:style style:name="T160_206" style:family="text"/>
    <style:style style:name="P161" style:family="paragraph" style:parent-style-name="Heading_20_2">
      <style:paragraph-properties fo:break-before="auto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Heading_20_3">
      <style:paragraph-properties fo:break-before="auto" style:writing-mode="lr-tb"/>
    </style:style>
    <style:style style:name="T162_1" style:family="text"/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P164" style:family="paragraph" style:parent-style-name="Standard">
      <style:paragraph-properties fo:break-before="auto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P165" style:family="paragraph" style:parent-style-name="Standard">
      <style:paragraph-properties fo:break-before="auto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P166" style:family="paragraph" style:parent-style-name="Standard">
      <style:paragraph-properties fo:break-before="auto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>
      <style:text-properties fo:font-style="italic" style:font-style-asian="italic" style:font-style-complex="italic"/>
    </style:style>
    <style:style style:name="P167" style:family="paragraph" style:parent-style-name="Standard">
      <style:paragraph-properties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fo:margin-top="0cm" fo:margin-bottom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P169" style:family="paragraph" style:parent-style-name="Heading_20_3">
      <style:paragraph-properties fo:break-before="auto" style:writing-mode="lr-tb"/>
    </style:style>
    <style:style style:name="T169_1" style:family="text"/>
    <style:style style:name="T169_2" style:family="text">
      <style:text-properties fo:font-style="italic" style:font-style-asian="italic" style:font-style-complex="italic"/>
    </style:style>
    <style:style style:name="T169_3" style:family="text">
      <style:text-properties fo:font-style="italic" style:font-style-asian="italic" style:font-style-complex="italic"/>
    </style:style>
    <style:style style:name="T169_4" style:family="text">
      <style:text-properties fo:font-style="italic" style:font-style-asian="italic" style:font-style-complex="italic"/>
    </style:style>
    <style:style style:name="T169_5" style:family="text">
      <style:text-properties fo:font-style="italic" style:font-style-asian="italic" style:font-style-complex="italic"/>
    </style:style>
    <style:style style:name="T169_6" style:family="text">
      <style:text-properties fo:font-style="italic" style:font-style-asian="italic" style:font-style-complex="italic"/>
    </style:style>
    <style:style style:name="P170" style:family="paragraph" style:parent-style-name="Standard">
      <style:paragraph-properties fo:break-before="auto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P171" style:family="paragraph" style:parent-style-name="Standard">
      <style:paragraph-properties fo:break-before="auto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P173" style:family="paragraph" style:parent-style-name="Standard">
      <style:paragraph-properties fo:break-before="auto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P174" style:family="paragraph" style:parent-style-name="Standard">
      <style:paragraph-properties fo:break-before="auto" fo:margin-top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P175" style:family="paragraph" style:parent-style-name="Standard">
      <style:paragraph-properties fo:break-before="auto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P176" style:family="paragraph" style:parent-style-name="Standard">
      <style:paragraph-properties fo:break-before="auto" fo:margin-top="0cm" style:writing-mode="lr-tb"/>
    </style:style>
    <style:style style:name="T176_1" style:family="text"/>
    <style:style style:name="T176_2" style:family="text"/>
    <style:style style:name="T176_3" style:family="text"/>
    <style:style style:name="P177" style:family="paragraph" style:parent-style-name="Standard">
      <style:paragraph-properties fo:break-before="auto" fo:margin-top="0cm" fo:margin-bottom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Heading_20_3">
      <style:paragraph-properties fo:break-before="auto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P179" style:family="paragraph" style:parent-style-name="Standard">
      <style:paragraph-properties fo:break-before="auto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P180" style:family="paragraph" style:parent-style-name="Standard">
      <style:paragraph-properties fo:break-before="auto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P181" style:family="paragraph" style:parent-style-name="Standard">
      <style:paragraph-properties fo:break-before="auto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P182" style:family="paragraph" style:parent-style-name="Standard">
      <style:paragraph-properties fo:break-before="auto" fo:margin-top="0cm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P184" style:family="paragraph" style:parent-style-name="Standard">
      <style:paragraph-properties fo:break-before="auto" fo:margin-top="0cm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fo:margin-top="0cm" fo:margin-bottom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P186" style:family="paragraph" style:parent-style-name="Heading_20_3">
      <style:paragraph-properties fo:break-before="auto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P187" style:family="paragraph" style:parent-style-name="Standard">
      <style:paragraph-properties fo:break-before="auto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P188" style:family="paragraph" style:parent-style-name="Standard">
      <style:paragraph-properties fo:break-before="auto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P189" style:family="paragraph" style:parent-style-name="Standard">
      <style:paragraph-properties fo:break-before="auto" fo:margin-top="0cm" fo:margin-bottom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Heading_20_3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P191" style:family="paragraph" style:parent-style-name="Standard">
      <style:paragraph-properties fo:break-before="auto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P192" style:family="paragraph" style:parent-style-name="Standard">
      <style:paragraph-properties fo:break-before="auto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P193" style:family="paragraph" style:parent-style-name="Standard">
      <style:paragraph-properties fo:break-before="auto" fo:margin-top="0cm" fo:margin-bottom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P194" style:family="paragraph" style:parent-style-name="Heading_20_2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P195" style:family="paragraph" style:parent-style-name="Standard">
      <style:paragraph-properties fo:break-before="auto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P196" style:family="paragraph" style:parent-style-name="Standard">
      <style:paragraph-properties fo:break-before="auto" fo:margin-top="0cm" style:writing-mode="lr-tb"/>
    </style:style>
    <style:style style:name="T196_1" style:family="text"/>
    <style:style style:name="P197" style:family="paragraph" style:parent-style-name="Standard">
      <style:paragraph-properties fo:break-before="auto" fo:margin-top="0cm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P199" style:family="paragraph" style:parent-style-name="Standard">
      <style:paragraph-properties fo:break-before="auto" fo:margin-top="0cm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Standard">
      <style:paragraph-properties fo:break-before="auto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P201" style:family="paragraph" style:parent-style-name="Standard">
      <style:paragraph-properties fo:break-before="auto" fo:margin-top="0cm" style:writing-mode="lr-tb"/>
    </style:style>
    <style:style style:name="T201_1" style:family="text"/>
    <style:style style:name="T201_2" style:family="text"/>
    <style:style style:name="T201_3" style:family="text"/>
    <style:style style:name="P202" style:family="paragraph" style:parent-style-name="Standard">
      <style:paragraph-properties fo:break-before="auto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P203" style:family="paragraph" style:parent-style-name="Standard">
      <style:paragraph-properties fo:break-before="auto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P204" style:family="paragraph" style:parent-style-name="Standard">
      <style:paragraph-properties fo:break-before="auto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P205" style:family="paragraph" style:parent-style-name="Standard">
      <style:paragraph-properties fo:break-before="auto" fo:margin-top="0cm" style:writing-mode="lr-tb"/>
    </style:style>
    <style:style style:name="T205_1" style:family="text"/>
    <style:style style:name="P206" style:family="paragraph" style:parent-style-name="Standard">
      <style:paragraph-properties fo:break-before="auto" fo:margin-top="0cm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break-before="auto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P208" style:family="paragraph" style:parent-style-name="Standard">
      <style:paragraph-properties fo:break-before="auto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P209" style:family="paragraph" style:parent-style-name="Standard">
      <style:paragraph-properties fo:break-before="auto" fo:margin-top="0cm" style:writing-mode="lr-tb"/>
    </style:style>
    <style:style style:name="T209_1" style:family="text"/>
    <style:style style:name="P210" style:family="paragraph" style:parent-style-name="Standard">
      <style:paragraph-properties fo:break-before="auto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P211" style:family="paragraph" style:parent-style-name="Standard">
      <style:paragraph-properties fo:break-before="auto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margin-top="0cm" style:writing-mode="lr-tb"/>
    </style:style>
    <style:style style:name="T212_1" style:family="text"/>
    <style:style style:name="P213" style:family="paragraph" style:parent-style-name="Standard">
      <style:paragraph-properties fo:break-before="auto" fo:margin-top="0cm" fo:margin-bottom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P214" style:family="paragraph" style:parent-style-name="Heading_20_2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P215" style:family="paragraph" style:parent-style-name="Heading_20_3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P216" style:family="paragraph" style:parent-style-name="Heading_20_4">
      <style:paragraph-properties fo:break-before="auto" style:writing-mode="lr-tb"/>
    </style:style>
    <style:style style:name="T216_1" style:family="text"/>
    <style:style style:name="P217" style:family="paragraph" style:parent-style-name="Standard">
      <style:paragraph-properties fo:break-before="auto" fo:margin-top="0cm" style:writing-mode="lr-tb"/>
    </style:style>
    <style:style style:name="T217_1" style:family="text"/>
    <style:style style:name="T217_2" style:family="text"/>
    <style:style style:name="T217_3" style:family="text"/>
    <style:style style:name="P218" style:family="paragraph" style:parent-style-name="Standard">
      <style:paragraph-properties fo:break-before="auto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P219" style:family="paragraph" style:parent-style-name="Standard">
      <style:paragraph-properties fo:break-before="auto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P221" style:family="paragraph" style:parent-style-name="Standard">
      <style:paragraph-properties fo:break-before="auto" fo:margin-top="0cm" fo:margin-bottom="0cm" style:writing-mode="lr-tb"/>
    </style:style>
    <style:style style:name="T221_1" style:family="text"/>
    <style:style style:name="T221_2" style:family="text"/>
    <style:style style:name="T221_3" style:family="text"/>
    <style:style style:name="P222" style:family="paragraph" style:parent-style-name="Heading_20_4">
      <style:paragraph-properties fo:break-before="auto" style:writing-mode="lr-tb"/>
    </style:style>
    <style:style style:name="T222_1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Standard">
      <style:paragraph-properties fo:break-before="auto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P228" style:family="paragraph" style:parent-style-name="Standard">
      <style:paragraph-properties fo:break-before="auto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Heading_20_3">
      <style:paragraph-properties fo:break-before="auto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P230" style:family="paragraph" style:parent-style-name="Standard">
      <style:paragraph-properties fo:break-before="auto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>
      <style:text-properties fo:font-style="italic" style:font-style-asian="italic" style:font-style-complex="italic"/>
    </style:style>
    <style:style style:name="T230_15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T231_3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P235" style:family="paragraph" style:parent-style-name="Standard">
      <style:paragraph-properties fo:break-before="auto" fo:margin-top="0cm" style:writing-mode="lr-tb"/>
    </style:style>
    <style:style style:name="T235_1" style:family="text"/>
    <style:style style:name="P236" style:family="paragraph" style:parent-style-name="Standard">
      <style:paragraph-properties fo:break-before="auto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P237" style:family="paragraph" style:parent-style-name="Standard">
      <style:paragraph-properties fo:break-before="auto" fo:margin-top="0cm" style:writing-mode="lr-tb"/>
    </style:style>
    <style:style style:name="T237_1" style:family="text"/>
    <style:style style:name="P238" style:family="paragraph" style:parent-style-name="Standard">
      <style:paragraph-properties fo:break-before="auto" fo:margin-top="0cm" style:writing-mode="lr-tb"/>
    </style:style>
    <style:style style:name="T238_1" style:family="text"/>
    <style:style style:name="P239" style:family="paragraph" style:parent-style-name="Standard">
      <style:paragraph-properties fo:break-before="auto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P240" style:family="paragraph" style:parent-style-name="Standard">
      <style:paragraph-properties fo:break-before="auto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P241" style:family="paragraph" style:parent-style-name="Standard">
      <style:paragraph-properties fo:break-before="auto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P242" style:family="paragraph" style:parent-style-name="Standard">
      <style:paragraph-properties fo:break-before="auto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P243" style:family="paragraph" style:parent-style-name="Standard">
      <style:paragraph-properties fo:break-before="auto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P244" style:family="paragraph" style:parent-style-name="Standard">
      <style:paragraph-properties fo:break-before="auto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P245" style:family="paragraph" style:parent-style-name="Standard">
      <style:paragraph-properties fo:break-before="auto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P246" style:family="paragraph" style:parent-style-name="Standard">
      <style:paragraph-properties fo:break-before="auto" fo:margin-top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P247" style:family="paragraph" style:parent-style-name="Standard">
      <style:paragraph-properties fo:break-before="auto" fo:margin-top="0cm" style:writing-mode="lr-tb"/>
    </style:style>
    <style:style style:name="T247_1" style:family="text"/>
    <style:style style:name="P248" style:family="paragraph" style:parent-style-name="Standard">
      <style:paragraph-properties fo:break-before="auto" fo:margin-top="0cm" fo:margin-bottom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P249" style:family="paragraph" style:parent-style-name="Standard">
      <style:paragraph-properties fo:break-before="auto" style:writing-mode="lr-tb"/>
    </style:style>
    <style:style style:name="P250" style:family="paragraph" style:parent-style-name="Standard">
      <style:paragraph-properties fo:break-before="auto" fo:margin-top="0cm" style:writing-mode="lr-tb"/>
    </style:style>
    <style:style style:name="T250_1" style:family="text"/>
    <style:style style:name="P251" style:family="paragraph" style:parent-style-name="Standard">
      <style:paragraph-properties fo:break-before="auto" fo:margin-top="0cm" style:writing-mode="lr-tb"/>
    </style:style>
    <style:style style:name="T251_1" style:family="text"/>
    <style:style style:name="P252" style:family="paragraph" style:parent-style-name="Standard">
      <style:paragraph-properties fo:break-before="auto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P253" style:family="paragraph" style:parent-style-name="Standard">
      <style:paragraph-properties fo:break-before="auto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P254" style:family="paragraph" style:parent-style-name="Standard">
      <style:paragraph-properties fo:break-before="auto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P255" style:family="paragraph" style:parent-style-name="Standard">
      <style:paragraph-properties fo:break-before="auto" fo:margin-top="0cm" style:writing-mode="lr-tb"/>
    </style:style>
    <style:style style:name="T255_1" style:family="text"/>
    <style:style style:name="P256" style:family="paragraph" style:parent-style-name="Standard">
      <style:paragraph-properties fo:break-before="auto" fo:margin-top="0cm" style:writing-mode="lr-tb"/>
    </style:style>
    <style:style style:name="T256_1" style:family="text"/>
    <style:style style:name="T256_2" style:family="text"/>
    <style:style style:name="T256_3" style:family="text"/>
    <style:style style:name="P257" style:family="paragraph" style:parent-style-name="Standard">
      <style:paragraph-properties fo:break-before="auto" fo:margin-top="0cm" fo:margin-bottom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P258" style:family="paragraph" style:parent-style-name="Heading_20_3">
      <style:paragraph-properties fo:break-before="auto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P268" style:family="paragraph" style:parent-style-name="Standard">
      <style:paragraph-properties fo:break-before="auto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P271" style:family="paragraph" style:parent-style-name="Standard">
      <style:paragraph-properties fo:break-before="auto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P272" style:family="paragraph" style:parent-style-name="Standard">
      <style:paragraph-properties fo:break-before="auto" fo:margin-top="0cm" fo:margin-bottom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P273" style:family="paragraph" style:parent-style-name="Heading_20_1">
      <style:paragraph-properties fo:break-before="auto" style:writing-mode="lr-tb"/>
    </style:style>
    <style:style style:name="T273_1" style:family="text"/>
    <style:style style:name="P274" style:family="paragraph" style:parent-style-name="Heading_20_2">
      <style:paragraph-properties fo:break-before="auto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break-before="auto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P276" style:family="paragraph" style:parent-style-name="Standard">
      <style:paragraph-properties fo:break-before="auto" fo:margin-top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P277" style:family="paragraph" style:parent-style-name="Standard">
      <style:paragraph-properties fo:break-before="auto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P278" style:family="paragraph" style:parent-style-name="Standard">
      <style:paragraph-properties fo:break-before="auto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P279" style:family="paragraph" style:parent-style-name="Standard">
      <style:paragraph-properties fo:break-before="auto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P280" style:family="paragraph" style:parent-style-name="Standard">
      <style:paragraph-properties fo:break-before="auto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P281" style:family="paragraph" style:parent-style-name="Standard">
      <style:paragraph-properties fo:break-before="auto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T281_48" style:family="text"/>
    <style:style style:name="T281_49" style:family="text"/>
    <style:style style:name="T281_50" style:family="text"/>
    <style:style style:name="T281_51" style:family="text"/>
    <style:style style:name="T281_52" style:family="text"/>
    <style:style style:name="T281_53" style:family="text"/>
    <style:style style:name="T281_54" style:family="text"/>
    <style:style style:name="T281_55" style:family="text"/>
    <style:style style:name="T281_56" style:family="text"/>
    <style:style style:name="T281_57" style:family="text"/>
    <style:style style:name="P282" style:family="paragraph" style:parent-style-name="Standard">
      <style:paragraph-properties fo:break-before="auto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P283" style:family="paragraph" style:parent-style-name="Standard">
      <style:paragraph-properties fo:break-before="auto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P284" style:family="paragraph" style:parent-style-name="Standard">
      <style:paragraph-properties fo:break-before="auto" fo:margin-top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P285" style:family="paragraph" style:parent-style-name="Standard">
      <style:paragraph-properties fo:break-before="auto" fo:margin-top="0cm" fo:margin-bottom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P286" style:family="paragraph" style:parent-style-name="Heading_20_2">
      <style:paragraph-properties fo:break-before="auto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P287" style:family="paragraph" style:parent-style-name="Standard">
      <style:paragraph-properties fo:break-before="auto" fo:margin-top="0cm" style:writing-mode="lr-tb"/>
    </style:style>
    <style:style style:name="T287_1" style:family="text"/>
    <style:style style:name="P288" style:family="paragraph" style:parent-style-name="Standard">
      <style:paragraph-properties fo:break-before="auto" fo:margin-top="0cm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fo:margin-top="0cm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break-before="auto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P291" style:family="paragraph" style:parent-style-name="Standard">
      <style:paragraph-properties fo:break-before="auto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P292" style:family="paragraph" style:parent-style-name="Standard">
      <style:paragraph-properties fo:break-before="auto" fo:margin-top="0cm" style:writing-mode="lr-tb"/>
    </style:style>
    <style:style style:name="T292_1" style:family="text"/>
    <style:style style:name="P293" style:family="paragraph" style:parent-style-name="Standard">
      <style:paragraph-properties fo:break-before="auto" fo:margin-top="0cm" style:writing-mode="lr-tb"/>
    </style:style>
    <style:style style:name="T293_1" style:family="text"/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P295" style:family="paragraph" style:parent-style-name="Standard">
      <style:paragraph-properties fo:break-before="auto" fo:margin-top="0cm" style:writing-mode="lr-tb"/>
    </style:style>
    <style:style style:name="T295_1" style:family="text"/>
    <style:style style:name="P296" style:family="paragraph" style:parent-style-name="Standard">
      <style:paragraph-properties fo:break-before="auto" fo:margin-top="0cm" style:writing-mode="lr-tb"/>
    </style:style>
    <style:style style:name="T296_1" style:family="text"/>
    <style:style style:name="P297" style:family="paragraph" style:parent-style-name="Standard">
      <style:paragraph-properties fo:break-before="auto" fo:margin-top="0cm" style:writing-mode="lr-tb"/>
    </style:style>
    <style:style style:name="T297_1" style:family="text"/>
    <style:style style:name="T297_2" style:family="text"/>
    <style:style style:name="T297_3" style:family="text"/>
    <style:style style:name="P298" style:family="paragraph" style:parent-style-name="Standard">
      <style:paragraph-properties fo:break-before="auto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P299" style:family="paragraph" style:parent-style-name="Standard">
      <style:paragraph-properties fo:break-before="auto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Standard">
      <style:paragraph-properties fo:break-before="auto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P301" style:family="paragraph" style:parent-style-name="Standard">
      <style:paragraph-properties fo:break-before="auto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P302" style:family="paragraph" style:parent-style-name="Standard">
      <style:paragraph-properties fo:break-before="auto" fo:margin-top="0cm" style:writing-mode="lr-tb"/>
    </style:style>
    <style:style style:name="T302_1" style:family="text"/>
    <style:style style:name="P303" style:family="paragraph" style:parent-style-name="Standard">
      <style:paragraph-properties fo:break-before="auto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P304" style:family="paragraph" style:parent-style-name="Standard">
      <style:paragraph-properties fo:break-before="auto" fo:margin-top="0cm" style:writing-mode="lr-tb"/>
    </style:style>
    <style:style style:name="T304_1" style:family="text"/>
    <style:style style:name="P305" style:family="paragraph" style:parent-style-name="Standard">
      <style:paragraph-properties fo:break-before="auto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P306" style:family="paragraph" style:parent-style-name="Standard">
      <style:paragraph-properties fo:break-before="auto" fo:margin-top="0cm" fo:margin-bottom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P307" style:family="paragraph" style:parent-style-name="Heading_20_2">
      <style:paragraph-properties fo:break-before="auto" style:writing-mode="lr-tb"/>
    </style:style>
    <style:style style:name="T307_1" style:family="text"/>
    <style:style style:name="T307_2" style:family="text"/>
    <style:style style:name="T307_3" style:family="text"/>
    <style:style style:name="P308" style:family="paragraph" style:parent-style-name="Heading_20_3">
      <style:paragraph-properties fo:break-before="auto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P310" style:family="paragraph" style:parent-style-name="Standard">
      <style:paragraph-properties fo:break-before="auto" fo:margin-top="0cm" style:writing-mode="lr-tb"/>
    </style:style>
    <style:style style:name="T310_1" style:family="text"/>
    <style:style style:name="P311" style:family="paragraph" style:parent-style-name="Standard">
      <style:paragraph-properties fo:break-before="auto" fo:margin-top="0cm" style:writing-mode="lr-tb"/>
    </style:style>
    <style:style style:name="T311_1" style:family="text"/>
    <style:style style:name="T311_2" style:family="text"/>
    <style:style style:name="T311_3" style:family="text"/>
    <style:style style:name="P312" style:family="paragraph" style:parent-style-name="Standard">
      <style:paragraph-properties fo:break-before="auto" fo:margin-top="0cm" style:writing-mode="lr-tb"/>
    </style:style>
    <style:style style:name="T312_1" style:family="text"/>
    <style:style style:name="P313" style:family="paragraph" style:parent-style-name="Standard">
      <style:paragraph-properties fo:break-before="auto" fo:margin-top="0cm" style:writing-mode="lr-tb"/>
    </style:style>
    <style:style style:name="T313_1" style:family="text"/>
    <style:style style:name="P314" style:family="paragraph" style:parent-style-name="Standard">
      <style:paragraph-properties fo:break-before="auto" fo:margin-top="0cm" style:writing-mode="lr-tb"/>
    </style:style>
    <style:style style:name="T314_1" style:family="text"/>
    <style:style style:name="P315" style:family="paragraph" style:parent-style-name="Standard">
      <style:paragraph-properties fo:break-before="auto" fo:margin-top="0cm" style:writing-mode="lr-tb"/>
    </style:style>
    <style:style style:name="T315_1" style:family="text"/>
    <style:style style:name="T315_2" style:family="text"/>
    <style:style style:name="T315_3" style:family="text"/>
    <style:style style:name="P316" style:family="paragraph" style:parent-style-name="Standard">
      <style:paragraph-properties fo:break-before="auto" fo:margin-top="0cm" style:writing-mode="lr-tb"/>
    </style:style>
    <style:style style:name="T316_1" style:family="text"/>
    <style:style style:name="P317" style:family="paragraph" style:parent-style-name="Standard">
      <style:paragraph-properties fo:break-before="auto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P318" style:family="paragraph" style:parent-style-name="Standard">
      <style:paragraph-properties fo:break-before="auto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P319" style:family="paragraph" style:parent-style-name="Standard">
      <style:paragraph-properties fo:break-before="auto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T323_2" style:family="text"/>
    <style:style style:name="T323_3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T327_2" style:family="text"/>
    <style:style style:name="T327_3" style:family="text"/>
    <style:style style:name="P328" style:family="paragraph" style:parent-style-name="Standard">
      <style:paragraph-properties fo:break-before="auto" fo:margin-top="0cm" style:writing-mode="lr-tb"/>
    </style:style>
    <style:style style:name="T328_1" style:family="text"/>
    <style:style style:name="T328_2" style:family="text"/>
    <style:style style:name="T328_3" style:family="text"/>
    <style:style style:name="P329" style:family="paragraph" style:parent-style-name="Standard">
      <style:paragraph-properties fo:break-before="auto" fo:margin-top="0cm" style:writing-mode="lr-tb"/>
    </style:style>
    <style:style style:name="T329_1" style:family="text"/>
    <style:style style:name="T329_2" style:family="text"/>
    <style:style style:name="T329_3" style:family="text"/>
    <style:style style:name="P330" style:family="paragraph" style:parent-style-name="Standard">
      <style:paragraph-properties fo:break-before="auto" fo:margin-top="0cm" style:writing-mode="lr-tb"/>
    </style:style>
    <style:style style:name="T330_1" style:family="text"/>
    <style:style style:name="T330_2" style:family="text"/>
    <style:style style:name="T330_3" style:family="text"/>
    <style:style style:name="P331" style:family="paragraph" style:parent-style-name="Standard">
      <style:paragraph-properties fo:break-before="auto" fo:margin-top="0cm" style:writing-mode="lr-tb"/>
    </style:style>
    <style:style style:name="T331_1" style:family="text"/>
    <style:style style:name="T331_2" style:family="text"/>
    <style:style style:name="T331_3" style:family="text"/>
    <style:style style:name="P332" style:family="paragraph" style:parent-style-name="Standard">
      <style:paragraph-properties fo:break-before="auto" fo:margin-top="0cm" style:writing-mode="lr-tb"/>
    </style:style>
    <style:style style:name="T332_1" style:family="text"/>
    <style:style style:name="T332_2" style:family="text"/>
    <style:style style:name="T332_3" style:family="text"/>
    <style:style style:name="P333" style:family="paragraph" style:parent-style-name="Standard">
      <style:paragraph-properties fo:break-before="auto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P334" style:family="paragraph" style:parent-style-name="Standard">
      <style:paragraph-properties fo:break-before="auto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/>
    <style:style style:name="P337" style:family="paragraph" style:parent-style-name="Standard">
      <style:paragraph-properties fo:break-before="auto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P338" style:family="paragraph" style:parent-style-name="Standard">
      <style:paragraph-properties fo:break-before="auto" fo:margin-top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P339" style:family="paragraph" style:parent-style-name="Standard">
      <style:paragraph-properties fo:break-before="auto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P340" style:family="paragraph" style:parent-style-name="Standard">
      <style:paragraph-properties fo:break-before="auto" fo:margin-top="0cm" style:writing-mode="lr-tb"/>
    </style:style>
    <style:style style:name="T340_1" style:family="text"/>
    <style:style style:name="P341" style:family="paragraph" style:parent-style-name="Standard">
      <style:paragraph-properties fo:break-before="auto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P342" style:family="paragraph" style:parent-style-name="Standard">
      <style:paragraph-properties fo:break-before="auto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P343" style:family="paragraph" style:parent-style-name="Standard">
      <style:paragraph-properties fo:break-before="auto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P344" style:family="paragraph" style:parent-style-name="Standard">
      <style:paragraph-properties fo:break-before="auto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P345" style:family="paragraph" style:parent-style-name="Standard">
      <style:paragraph-properties fo:break-before="auto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P346" style:family="paragraph" style:parent-style-name="Standard">
      <style:paragraph-properties fo:break-before="auto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P347" style:family="paragraph" style:parent-style-name="Standard">
      <style:paragraph-properties fo:break-before="auto" fo:margin-top="0cm" style:writing-mode="lr-tb"/>
    </style:style>
    <style:style style:name="T347_1" style:family="text"/>
    <style:style style:name="P348" style:family="paragraph" style:parent-style-name="Standard">
      <style:paragraph-properties fo:break-before="auto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P349" style:family="paragraph" style:parent-style-name="Standard">
      <style:paragraph-properties fo:break-before="auto" fo:margin-top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P350" style:family="paragraph" style:parent-style-name="Standard">
      <style:paragraph-properties fo:break-before="auto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P351" style:family="paragraph" style:parent-style-name="Standard">
      <style:paragraph-properties fo:break-before="auto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P352" style:family="paragraph" style:parent-style-name="Standard">
      <style:paragraph-properties fo:break-before="auto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P353" style:family="paragraph" style:parent-style-name="Standard">
      <style:paragraph-properties fo:break-before="auto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P354" style:family="paragraph" style:parent-style-name="Standard">
      <style:paragraph-properties fo:break-before="auto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P355" style:family="paragraph" style:parent-style-name="Standard">
      <style:paragraph-properties fo:break-before="auto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P356" style:family="paragraph" style:parent-style-name="Standard">
      <style:paragraph-properties fo:break-before="auto" fo:margin-top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P357" style:family="paragraph" style:parent-style-name="Standard">
      <style:paragraph-properties fo:break-before="auto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T357_49" style:family="text"/>
    <style:style style:name="T357_50" style:family="text"/>
    <style:style style:name="T357_51" style:family="text"/>
    <style:style style:name="T357_52" style:family="text"/>
    <style:style style:name="T357_53" style:family="text"/>
    <style:style style:name="T357_54" style:family="text"/>
    <style:style style:name="T357_55" style:family="text"/>
    <style:style style:name="T357_56" style:family="text"/>
    <style:style style:name="T357_57" style:family="text"/>
    <style:style style:name="T357_58" style:family="text"/>
    <style:style style:name="T357_59" style:family="text"/>
    <style:style style:name="T357_60" style:family="text"/>
    <style:style style:name="T357_61" style:family="text"/>
    <style:style style:name="T357_62" style:family="text"/>
    <style:style style:name="P358" style:family="paragraph" style:parent-style-name="Standard">
      <style:paragraph-properties fo:break-before="auto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T358_30" style:family="text"/>
    <style:style style:name="T358_31" style:family="text"/>
    <style:style style:name="T358_32" style:family="text"/>
    <style:style style:name="T358_33" style:family="text"/>
    <style:style style:name="T358_34" style:family="text"/>
    <style:style style:name="T358_35" style:family="text"/>
    <style:style style:name="T358_36" style:family="text"/>
    <style:style style:name="T358_37" style:family="text"/>
    <style:style style:name="T358_38" style:family="text"/>
    <style:style style:name="T358_39" style:family="text"/>
    <style:style style:name="T358_40" style:family="text"/>
    <style:style style:name="T358_41" style:family="text"/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P359" style:family="paragraph" style:parent-style-name="Standard">
      <style:paragraph-properties fo:break-before="auto" fo:margin-top="0cm" style:writing-mode="lr-tb"/>
    </style:style>
    <style:style style:name="T359_1" style:family="text"/>
    <style:style style:name="P360" style:family="paragraph" style:parent-style-name="Standard">
      <style:paragraph-properties fo:break-before="auto" fo:margin-top="0cm" style:writing-mode="lr-tb"/>
    </style:style>
    <style:style style:name="T360_1" style:family="text"/>
    <style:style style:name="P361" style:family="paragraph" style:parent-style-name="Standard">
      <style:paragraph-properties fo:break-before="auto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P362" style:family="paragraph" style:parent-style-name="Standard">
      <style:paragraph-properties fo:break-before="auto" fo:margin-top="0cm" style:writing-mode="lr-tb"/>
    </style:style>
    <style:style style:name="T362_1" style:family="text"/>
    <style:style style:name="P363" style:family="paragraph" style:parent-style-name="Standard">
      <style:paragraph-properties fo:break-before="auto" fo:margin-top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P364" style:family="paragraph" style:parent-style-name="Standard">
      <style:paragraph-properties fo:break-before="auto" fo:margin-top="0cm" style:writing-mode="lr-tb"/>
    </style:style>
    <style:style style:name="T364_1" style:family="text"/>
    <style:style style:name="P365" style:family="paragraph" style:parent-style-name="Standard">
      <style:paragraph-properties fo:break-before="auto" fo:margin-top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P366" style:family="paragraph" style:parent-style-name="Standard">
      <style:paragraph-properties fo:break-before="auto" fo:margin-top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P367" style:family="paragraph" style:parent-style-name="Standard">
      <style:paragraph-properties fo:break-before="auto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P368" style:family="paragraph" style:parent-style-name="Standard">
      <style:paragraph-properties fo:break-before="auto" fo:margin-top="0cm" style:writing-mode="lr-tb"/>
    </style:style>
    <style:style style:name="T368_1" style:family="text"/>
    <style:style style:name="P369" style:family="paragraph" style:parent-style-name="Standard">
      <style:paragraph-properties fo:break-before="auto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P370" style:family="paragraph" style:parent-style-name="Standard">
      <style:paragraph-properties fo:break-before="auto" fo:margin-top="0cm" style:writing-mode="lr-tb"/>
    </style:style>
    <style:style style:name="T370_1" style:family="text"/>
    <style:style style:name="P371" style:family="paragraph" style:parent-style-name="Standard">
      <style:paragraph-properties fo:break-before="auto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P372" style:family="paragraph" style:parent-style-name="Standard">
      <style:paragraph-properties fo:break-before="auto" fo:margin-top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P373" style:family="paragraph" style:parent-style-name="Standard">
      <style:paragraph-properties fo:break-before="auto" fo:margin-top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P374" style:family="paragraph" style:parent-style-name="Standard">
      <style:paragraph-properties fo:break-before="auto" fo:margin-top="0cm" style:writing-mode="lr-tb"/>
    </style:style>
    <style:style style:name="T374_1" style:family="text"/>
    <style:style style:name="P375" style:family="paragraph" style:parent-style-name="Standard">
      <style:paragraph-properties fo:break-before="auto" fo:margin-top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P376" style:family="paragraph" style:parent-style-name="Standard">
      <style:paragraph-properties fo:break-before="auto" fo:margin-top="0cm" style:writing-mode="lr-tb"/>
    </style:style>
    <style:style style:name="T376_1" style:family="text"/>
    <style:style style:name="P377" style:family="paragraph" style:parent-style-name="Standard">
      <style:paragraph-properties fo:break-before="auto" fo:margin-top="0cm" fo:margin-bottom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P378" style:family="paragraph" style:parent-style-name="Heading_20_3">
      <style:paragraph-properties fo:break-before="auto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P379" style:family="paragraph" style:parent-style-name="Standard">
      <style:paragraph-properties fo:break-before="auto" fo:margin-top="0cm" style:writing-mode="lr-tb"/>
    </style:style>
    <style:style style:name="T379_1" style:family="text"/>
    <style:style style:name="P380" style:family="paragraph" style:parent-style-name="Standard">
      <style:paragraph-properties fo:break-before="auto" fo:margin-top="0cm" style:writing-mode="lr-tb"/>
    </style:style>
    <style:style style:name="T380_1" style:family="text"/>
    <style:style style:name="P381" style:family="paragraph" style:parent-style-name="Standard">
      <style:paragraph-properties fo:break-before="auto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P382" style:family="paragraph" style:parent-style-name="Standard">
      <style:paragraph-properties fo:break-before="auto" fo:margin-top="0cm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Standard">
      <style:paragraph-properties fo:break-before="auto" fo:margin-top="0cm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margin-top="0cm" style:writing-mode="lr-tb"/>
    </style:style>
    <style:style style:name="T384_1" style:family="text"/>
    <style:style style:name="P385" style:family="paragraph" style:parent-style-name="Standard">
      <style:paragraph-properties fo:break-before="auto" fo:margin-top="0cm" style:writing-mode="lr-tb"/>
    </style:style>
    <style:style style:name="T385_1" style:family="text"/>
    <style:style style:name="T385_2" style:family="text"/>
    <style:style style:name="T385_3" style:family="text"/>
    <style:style style:name="P386" style:family="paragraph" style:parent-style-name="Standard">
      <style:paragraph-properties fo:break-before="auto" fo:margin-top="0cm" style:writing-mode="lr-tb"/>
    </style:style>
    <style:style style:name="T386_1" style:family="text"/>
    <style:style style:name="T386_2" style:family="text"/>
    <style:style style:name="T386_3" style:family="text"/>
    <style:style style:name="P387" style:family="paragraph" style:parent-style-name="Standard">
      <style:paragraph-properties fo:break-before="auto" fo:margin-top="0cm" style:writing-mode="lr-tb"/>
    </style:style>
    <style:style style:name="T387_1" style:family="text"/>
    <style:style style:name="P388" style:family="paragraph" style:parent-style-name="Standard">
      <style:paragraph-properties fo:break-before="auto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P389" style:family="paragraph" style:parent-style-name="Standard">
      <style:paragraph-properties fo:break-before="auto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P390" style:family="paragraph" style:parent-style-name="Standard">
      <style:paragraph-properties fo:break-before="auto" fo:margin-top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P391" style:family="paragraph" style:parent-style-name="Standard">
      <style:paragraph-properties fo:break-before="auto" fo:margin-top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P392" style:family="paragraph" style:parent-style-name="Standard">
      <style:paragraph-properties fo:break-before="auto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P393" style:family="paragraph" style:parent-style-name="Standard">
      <style:paragraph-properties fo:break-before="auto" fo:margin-top="0cm" style:writing-mode="lr-tb"/>
    </style:style>
    <style:style style:name="T393_1" style:family="text"/>
    <style:style style:name="P394" style:family="paragraph" style:parent-style-name="Standard">
      <style:paragraph-properties fo:break-before="auto" fo:margin-top="0cm" style:writing-mode="lr-tb"/>
    </style:style>
    <style:style style:name="T394_1" style:family="text"/>
    <style:style style:name="T394_2" style:family="text"/>
    <style:style style:name="T394_3" style:family="text"/>
    <style:style style:name="P395" style:family="paragraph" style:parent-style-name="Standard">
      <style:paragraph-properties fo:break-before="auto" fo:margin-top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P396" style:family="paragraph" style:parent-style-name="Standard">
      <style:paragraph-properties fo:break-before="auto" fo:margin-top="0cm" style:writing-mode="lr-tb"/>
    </style:style>
    <style:style style:name="T396_1" style:family="text"/>
    <style:style style:name="P397" style:family="paragraph" style:parent-style-name="Standard">
      <style:paragraph-properties fo:break-before="auto" fo:margin-top="0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P398" style:family="paragraph" style:parent-style-name="Standard">
      <style:paragraph-properties fo:break-before="auto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P399" style:family="paragraph" style:parent-style-name="Standard">
      <style:paragraph-properties fo:break-before="auto" fo:margin-top="0cm" style:writing-mode="lr-tb"/>
    </style:style>
    <style:style style:name="T399_1" style:family="text"/>
    <style:style style:name="P400" style:family="paragraph" style:parent-style-name="Standard">
      <style:paragraph-properties fo:break-before="auto" fo:margin-top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P401" style:family="paragraph" style:parent-style-name="Standard">
      <style:paragraph-properties fo:break-before="auto" fo:margin-top="0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P402" style:family="paragraph" style:parent-style-name="Standard">
      <style:paragraph-properties fo:break-before="auto" fo:margin-top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P403" style:family="paragraph" style:parent-style-name="Standard">
      <style:paragraph-properties fo:break-before="auto" fo:margin-top="0cm" style:writing-mode="lr-tb"/>
    </style:style>
    <style:style style:name="T403_1" style:family="text"/>
    <style:style style:name="P404" style:family="paragraph" style:parent-style-name="Standard">
      <style:paragraph-properties fo:break-before="auto" fo:margin-top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P405" style:family="paragraph" style:parent-style-name="Standard">
      <style:paragraph-properties fo:break-before="auto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P406" style:family="paragraph" style:parent-style-name="Standard">
      <style:paragraph-properties fo:break-before="auto" fo:margin-top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P407" style:family="paragraph" style:parent-style-name="Standard">
      <style:paragraph-properties fo:break-before="auto" fo:margin-top="0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P408" style:family="paragraph" style:parent-style-name="Standard">
      <style:paragraph-properties fo:break-before="auto" fo:margin-top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P409" style:family="paragraph" style:parent-style-name="Standard">
      <style:paragraph-properties fo:break-before="auto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P410" style:family="paragraph" style:parent-style-name="Standard">
      <style:paragraph-properties fo:break-before="auto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P411" style:family="paragraph" style:parent-style-name="Standard">
      <style:paragraph-properties fo:break-before="auto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P412" style:family="paragraph" style:parent-style-name="Standard">
      <style:paragraph-properties fo:break-before="auto" fo:margin-top="0cm" style:writing-mode="lr-tb"/>
    </style:style>
    <style:style style:name="T412_1" style:family="text"/>
    <style:style style:name="P413" style:family="paragraph" style:parent-style-name="Standard">
      <style:paragraph-properties fo:break-before="auto" fo:margin-top="0cm" style:writing-mode="lr-tb"/>
    </style:style>
    <style:style style:name="T413_1" style:family="text"/>
    <style:style style:name="T413_2" style:family="text"/>
    <style:style style:name="T413_3" style:family="text"/>
    <style:style style:name="P414" style:family="paragraph" style:parent-style-name="Standard">
      <style:paragraph-properties fo:break-before="auto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P415" style:family="paragraph" style:parent-style-name="Standard">
      <style:paragraph-properties fo:break-before="auto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P416" style:family="paragraph" style:parent-style-name="Standard">
      <style:paragraph-properties fo:break-before="auto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P417" style:family="paragraph" style:parent-style-name="Standard">
      <style:paragraph-properties fo:break-before="auto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P418" style:family="paragraph" style:parent-style-name="Standard">
      <style:paragraph-properties fo:break-before="auto" fo:margin-top="0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P419" style:family="paragraph" style:parent-style-name="Standard">
      <style:paragraph-properties fo:break-before="auto" fo:margin-top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P420" style:family="paragraph" style:parent-style-name="Standard">
      <style:paragraph-properties fo:break-before="auto" fo:margin-top="0cm" style:writing-mode="lr-tb"/>
    </style:style>
    <style:style style:name="T420_1" style:family="text"/>
    <style:style style:name="P421" style:family="paragraph" style:parent-style-name="Standard">
      <style:paragraph-properties fo:break-before="auto" fo:margin-top="0cm" style:writing-mode="lr-tb"/>
    </style:style>
    <style:style style:name="T421_1" style:family="text"/>
    <style:style style:name="P422" style:family="paragraph" style:parent-style-name="Standard">
      <style:paragraph-properties fo:break-before="auto" fo:margin-top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P423" style:family="paragraph" style:parent-style-name="Standard">
      <style:paragraph-properties fo:break-before="auto" fo:margin-top="0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T423_19" style:family="text"/>
    <style:style style:name="P424" style:family="paragraph" style:parent-style-name="Standard">
      <style:paragraph-properties fo:break-before="auto" fo:margin-top="0cm" style:writing-mode="lr-tb"/>
    </style:style>
    <style:style style:name="T424_1" style:family="text"/>
    <style:style style:name="P425" style:family="paragraph" style:parent-style-name="Standard">
      <style:paragraph-properties fo:break-before="auto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P426" style:family="paragraph" style:parent-style-name="Standard">
      <style:paragraph-properties fo:break-before="auto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P427" style:family="paragraph" style:parent-style-name="Standard">
      <style:paragraph-properties fo:break-before="auto" fo:margin-top="0cm" style:writing-mode="lr-tb"/>
    </style:style>
    <style:style style:name="T427_1" style:family="text"/>
    <style:style style:name="P428" style:family="paragraph" style:parent-style-name="Standard">
      <style:paragraph-properties fo:break-before="auto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P429" style:family="paragraph" style:parent-style-name="Standard">
      <style:paragraph-properties fo:break-before="auto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P430" style:family="paragraph" style:parent-style-name="Standard">
      <style:paragraph-properties fo:break-before="auto" fo:margin-top="0cm" style:writing-mode="lr-tb"/>
    </style:style>
    <style:style style:name="T430_1" style:family="text"/>
    <style:style style:name="P431" style:family="paragraph" style:parent-style-name="Standard">
      <style:paragraph-properties fo:break-before="auto" fo:margin-top="0cm" style:writing-mode="lr-tb"/>
    </style:style>
    <style:style style:name="T431_1" style:family="text"/>
    <style:style style:name="T431_2" style:family="text"/>
    <style:style style:name="T431_3" style:family="text"/>
    <style:style style:name="P432" style:family="paragraph" style:parent-style-name="Standard">
      <style:paragraph-properties fo:break-before="auto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P433" style:family="paragraph" style:parent-style-name="Standard">
      <style:paragraph-properties fo:break-before="auto" fo:margin-top="0cm" style:writing-mode="lr-tb"/>
    </style:style>
    <style:style style:name="T433_1" style:family="text"/>
    <style:style style:name="P434" style:family="paragraph" style:parent-style-name="Standard">
      <style:paragraph-properties fo:break-before="auto" fo:margin-top="0cm" style:writing-mode="lr-tb"/>
    </style:style>
    <style:style style:name="T434_1" style:family="text"/>
    <style:style style:name="T434_2" style:family="text"/>
    <style:style style:name="T434_3" style:family="text"/>
    <style:style style:name="P435" style:family="paragraph" style:parent-style-name="Standard">
      <style:paragraph-properties fo:break-before="auto" fo:margin-top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P436" style:family="paragraph" style:parent-style-name="Standard">
      <style:paragraph-properties fo:break-before="auto" fo:margin-top="0cm" style:writing-mode="lr-tb"/>
    </style:style>
    <style:style style:name="T436_1" style:family="text"/>
    <style:style style:name="P437" style:family="paragraph" style:parent-style-name="Standard">
      <style:paragraph-properties fo:break-before="auto" fo:margin-top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P438" style:family="paragraph" style:parent-style-name="Standard">
      <style:paragraph-properties fo:break-before="auto" fo:margin-top="0cm" style:writing-mode="lr-tb"/>
    </style:style>
    <style:style style:name="T438_1" style:family="text"/>
    <style:style style:name="P439" style:family="paragraph" style:parent-style-name="Standard">
      <style:paragraph-properties fo:break-before="auto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P440" style:family="paragraph" style:parent-style-name="Standard">
      <style:paragraph-properties fo:break-before="auto" fo:margin-top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P441" style:family="paragraph" style:parent-style-name="Standard">
      <style:paragraph-properties fo:break-before="auto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P442" style:family="paragraph" style:parent-style-name="Standard">
      <style:paragraph-properties fo:break-before="auto" fo:margin-top="0cm" style:writing-mode="lr-tb"/>
    </style:style>
    <style:style style:name="T442_1" style:family="text"/>
    <style:style style:name="P443" style:family="paragraph" style:parent-style-name="Standard">
      <style:paragraph-properties fo:break-before="auto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P444" style:family="paragraph" style:parent-style-name="Standard">
      <style:paragraph-properties fo:break-before="auto" fo:margin-top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P445" style:family="paragraph" style:parent-style-name="Standard">
      <style:paragraph-properties fo:break-before="auto" fo:margin-top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P446" style:family="paragraph" style:parent-style-name="Standard">
      <style:paragraph-properties fo:break-before="auto" fo:margin-top="0cm" style:writing-mode="lr-tb"/>
    </style:style>
    <style:style style:name="T446_1" style:family="text"/>
    <style:style style:name="P447" style:family="paragraph" style:parent-style-name="Standard">
      <style:paragraph-properties fo:break-before="auto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T447_28" style:family="text"/>
    <style:style style:name="T447_29" style:family="text"/>
    <style:style style:name="T447_30" style:family="text"/>
    <style:style style:name="T447_31" style:family="text"/>
    <style:style style:name="T447_32" style:family="text"/>
    <style:style style:name="T447_33" style:family="text"/>
    <style:style style:name="T447_34" style:family="text"/>
    <style:style style:name="T447_35" style:family="text"/>
    <style:style style:name="P448" style:family="paragraph" style:parent-style-name="Standard">
      <style:paragraph-properties fo:break-before="auto" fo:margin-top="0cm" style:writing-mode="lr-tb"/>
    </style:style>
    <style:style style:name="T448_1" style:family="text"/>
    <style:style style:name="P449" style:family="paragraph" style:parent-style-name="Standard">
      <style:paragraph-properties fo:break-before="auto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P450" style:family="paragraph" style:parent-style-name="Standard">
      <style:paragraph-properties fo:break-before="auto" fo:margin-top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P451" style:family="paragraph" style:parent-style-name="Standard">
      <style:paragraph-properties fo:break-before="auto" fo:margin-top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P452" style:family="paragraph" style:parent-style-name="Standard">
      <style:paragraph-properties fo:break-before="auto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P453" style:family="paragraph" style:parent-style-name="Standard">
      <style:paragraph-properties fo:break-before="auto" fo:margin-top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P454" style:family="paragraph" style:parent-style-name="Standard">
      <style:paragraph-properties fo:break-before="auto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P455" style:family="paragraph" style:parent-style-name="Standard">
      <style:paragraph-properties fo:break-before="auto" fo:margin-top="0cm" style:writing-mode="lr-tb"/>
    </style:style>
    <style:style style:name="T455_1" style:family="text"/>
    <style:style style:name="T455_2" style:family="text"/>
    <style:style style:name="T455_3" style:family="text"/>
    <style:style style:name="P456" style:family="paragraph" style:parent-style-name="Standard">
      <style:paragraph-properties fo:break-before="auto" fo:margin-top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T456_30" style:family="text"/>
    <style:style style:name="T456_31" style:family="text"/>
    <style:style style:name="T456_32" style:family="text"/>
    <style:style style:name="T456_33" style:family="text"/>
    <style:style style:name="T456_34" style:family="text"/>
    <style:style style:name="T456_35" style:family="text"/>
    <style:style style:name="T456_36" style:family="text"/>
    <style:style style:name="T456_37" style:family="text"/>
    <style:style style:name="T456_38" style:family="text"/>
    <style:style style:name="T456_39" style:family="text"/>
    <style:style style:name="P457" style:family="paragraph" style:parent-style-name="Standard">
      <style:paragraph-properties fo:break-before="auto" fo:margin-top="0cm" fo:margin-bottom="0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P458" style:family="paragraph" style:parent-style-name="Heading_20_2">
      <style:paragraph-properties fo:break-before="auto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P459" style:family="paragraph" style:parent-style-name="Standard">
      <style:paragraph-properties fo:break-before="auto" fo:margin-top="0cm" style:writing-mode="lr-tb"/>
    </style:style>
    <style:style style:name="T459_1" style:family="text"/>
    <style:style style:name="T459_2" style:family="text"/>
    <style:style style:name="T459_3" style:family="text"/>
    <style:style style:name="P460" style:family="paragraph" style:parent-style-name="Standard">
      <style:paragraph-properties fo:break-before="auto" fo:margin-top="0cm" style:writing-mode="lr-tb"/>
    </style:style>
    <style:style style:name="T460_1" style:family="text"/>
    <style:style style:name="T460_2" style:family="text"/>
    <style:style style:name="T460_3" style:family="text"/>
    <style:style style:name="P461" style:family="paragraph" style:parent-style-name="Standard">
      <style:paragraph-properties fo:break-before="auto" fo:margin-top="0cm" style:writing-mode="lr-tb"/>
    </style:style>
    <style:style style:name="T461_1" style:family="text"/>
    <style:style style:name="P462" style:family="paragraph" style:parent-style-name="Standard">
      <style:paragraph-properties fo:break-before="auto" fo:margin-top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P463" style:family="paragraph" style:parent-style-name="Standard">
      <style:paragraph-properties fo:break-before="auto" fo:margin-top="0cm" style:writing-mode="lr-tb"/>
    </style:style>
    <style:style style:name="T463_1" style:family="text">
      <style:text-properties fo:background-color="#fafafa"/>
    </style:style>
    <style:style style:name="T463_2" style:family="text">
      <style:text-properties fo:background-color="#fafafa"/>
    </style:style>
    <style:style style:name="T463_3" style:family="text">
      <style:text-properties fo:background-color="#fafafa"/>
    </style:style>
    <style:style style:name="T463_4" style:family="text">
      <style:text-properties fo:background-color="#fafafa"/>
    </style:style>
    <style:style style:name="T463_5" style:family="text">
      <style:text-properties fo:background-color="#fafafa"/>
    </style:style>
    <style:style style:name="T463_6" style:family="text">
      <style:text-properties fo:background-color="#fafafa"/>
    </style:style>
    <style:style style:name="T463_7" style:family="text">
      <style:text-properties fo:background-color="#fafafa"/>
    </style:style>
    <style:style style:name="T463_8" style:family="text">
      <style:text-properties fo:background-color="#fafafa"/>
    </style:style>
    <style:style style:name="T463_9" style:family="text">
      <style:text-properties fo:background-color="#fafafa"/>
    </style:style>
    <style:style style:name="T463_10" style:family="text">
      <style:text-properties fo:background-color="#fafafa"/>
    </style:style>
    <style:style style:name="T463_11" style:family="text">
      <style:text-properties fo:background-color="#fafafa"/>
    </style:style>
    <style:style style:name="T463_12" style:family="text">
      <style:text-properties fo:background-color="#fafafa"/>
    </style:style>
    <style:style style:name="T463_13" style:family="text">
      <style:text-properties fo:background-color="#fafafa"/>
    </style:style>
    <style:style style:name="T463_14" style:family="text">
      <style:text-properties fo:background-color="#fafafa"/>
    </style:style>
    <style:style style:name="T463_15" style:family="text">
      <style:text-properties fo:background-color="#fafafa"/>
    </style:style>
    <style:style style:name="T463_16" style:family="text">
      <style:text-properties fo:background-color="#fafafa"/>
    </style:style>
    <style:style style:name="T463_17" style:family="text">
      <style:text-properties fo:background-color="#fafafa"/>
    </style:style>
    <style:style style:name="T463_18" style:family="text">
      <style:text-properties fo:background-color="#fafafa"/>
    </style:style>
    <style:style style:name="P464" style:family="paragraph" style:parent-style-name="Standard">
      <style:paragraph-properties fo:break-before="auto" fo:margin-top="0cm" style:writing-mode="lr-tb"/>
    </style:style>
    <style:style style:name="T464_1" style:family="text">
      <style:text-properties fo:background-color="#fafafa"/>
    </style:style>
    <style:style style:name="T464_2" style:family="text">
      <style:text-properties fo:background-color="#fafafa"/>
    </style:style>
    <style:style style:name="T464_3" style:family="text">
      <style:text-properties fo:background-color="#fafafa"/>
    </style:style>
    <style:style style:name="T464_4" style:family="text">
      <style:text-properties fo:background-color="#fafafa"/>
    </style:style>
    <style:style style:name="T464_5" style:family="text">
      <style:text-properties fo:background-color="#fafafa"/>
    </style:style>
    <style:style style:name="T464_6" style:family="text">
      <style:text-properties fo:background-color="#fafafa"/>
    </style:style>
    <style:style style:name="T464_7" style:family="text">
      <style:text-properties fo:background-color="#fafafa"/>
    </style:style>
    <style:style style:name="T464_8" style:family="text">
      <style:text-properties fo:background-color="#fafafa"/>
    </style:style>
    <style:style style:name="T464_9" style:family="text">
      <style:text-properties fo:background-color="#fafafa"/>
    </style:style>
    <style:style style:name="T464_10" style:family="text">
      <style:text-properties fo:background-color="#fafafa"/>
    </style:style>
    <style:style style:name="T464_11" style:family="text">
      <style:text-properties fo:background-color="#fafafa"/>
    </style:style>
    <style:style style:name="T464_12" style:family="text">
      <style:text-properties fo:background-color="#fafafa"/>
    </style:style>
    <style:style style:name="T464_13" style:family="text">
      <style:text-properties fo:background-color="#fafafa"/>
    </style:style>
    <style:style style:name="T464_14" style:family="text">
      <style:text-properties fo:background-color="#fafafa"/>
    </style:style>
    <style:style style:name="T464_15" style:family="text">
      <style:text-properties fo:background-color="#fafafa"/>
    </style:style>
    <style:style style:name="T464_16" style:family="text">
      <style:text-properties fo:background-color="#fafafa"/>
    </style:style>
    <style:style style:name="T464_17" style:family="text">
      <style:text-properties fo:background-color="#fafafa"/>
    </style:style>
    <style:style style:name="T464_18" style:family="text">
      <style:text-properties fo:background-color="#fafafa"/>
    </style:style>
    <style:style style:name="T464_19" style:family="text">
      <style:text-properties fo:background-color="#fafafa"/>
    </style:style>
    <style:style style:name="T464_20" style:family="text">
      <style:text-properties fo:background-color="#fafafa"/>
    </style:style>
    <style:style style:name="T464_21" style:family="text">
      <style:text-properties fo:background-color="#fafafa"/>
    </style:style>
    <style:style style:name="T464_22" style:family="text">
      <style:text-properties fo:background-color="#fafafa"/>
    </style:style>
    <style:style style:name="T464_23" style:family="text">
      <style:text-properties fo:background-color="#fafafa"/>
    </style:style>
    <style:style style:name="T464_24" style:family="text">
      <style:text-properties fo:background-color="#fafafa"/>
    </style:style>
    <style:style style:name="T464_25" style:family="text">
      <style:text-properties fo:background-color="#fafafa"/>
    </style:style>
    <style:style style:name="T464_26" style:family="text">
      <style:text-properties fo:background-color="#fafafa"/>
    </style:style>
    <style:style style:name="T464_27" style:family="text">
      <style:text-properties fo:background-color="#fafafa"/>
    </style:style>
    <style:style style:name="T464_28" style:family="text">
      <style:text-properties fo:background-color="#fafafa"/>
    </style:style>
    <style:style style:name="P465" style:family="paragraph" style:parent-style-name="Standard">
      <style:paragraph-properties fo:break-before="auto" fo:margin-top="0cm" style:writing-mode="lr-tb"/>
    </style:style>
    <style:style style:name="T465_1" style:family="text">
      <style:text-properties fo:background-color="#fafafa"/>
    </style:style>
    <style:style style:name="T465_2" style:family="text">
      <style:text-properties fo:background-color="#fafafa"/>
    </style:style>
    <style:style style:name="T465_3" style:family="text">
      <style:text-properties fo:background-color="#fafafa"/>
    </style:style>
    <style:style style:name="T465_4" style:family="text">
      <style:text-properties fo:background-color="#fafafa"/>
    </style:style>
    <style:style style:name="T465_5" style:family="text">
      <style:text-properties fo:background-color="#fafafa"/>
    </style:style>
    <style:style style:name="T465_6" style:family="text">
      <style:text-properties fo:background-color="#fafafa"/>
    </style:style>
    <style:style style:name="T465_7" style:family="text">
      <style:text-properties fo:background-color="#fafafa"/>
    </style:style>
    <style:style style:name="T465_8" style:family="text">
      <style:text-properties fo:background-color="#fafafa"/>
    </style:style>
    <style:style style:name="T465_9" style:family="text">
      <style:text-properties fo:background-color="#fafafa"/>
    </style:style>
    <style:style style:name="T465_10" style:family="text">
      <style:text-properties fo:background-color="#fafafa"/>
    </style:style>
    <style:style style:name="T465_11" style:family="text">
      <style:text-properties fo:background-color="#fafafa"/>
    </style:style>
    <style:style style:name="T465_12" style:family="text">
      <style:text-properties fo:background-color="#fafafa"/>
    </style:style>
    <style:style style:name="T465_13" style:family="text">
      <style:text-properties fo:background-color="#fafafa"/>
    </style:style>
    <style:style style:name="T465_14" style:family="text">
      <style:text-properties fo:background-color="#fafafa"/>
    </style:style>
    <style:style style:name="T465_15" style:family="text">
      <style:text-properties fo:background-color="#fafafa"/>
    </style:style>
    <style:style style:name="T465_16" style:family="text">
      <style:text-properties fo:background-color="#fafafa"/>
    </style:style>
    <style:style style:name="T465_17" style:family="text">
      <style:text-properties fo:background-color="#fafafa"/>
    </style:style>
    <style:style style:name="T465_18" style:family="text">
      <style:text-properties fo:background-color="#fafafa"/>
    </style:style>
    <style:style style:name="T465_19" style:family="text">
      <style:text-properties fo:background-color="#fafafa"/>
    </style:style>
    <style:style style:name="T465_20" style:family="text">
      <style:text-properties fo:background-color="#fafafa"/>
    </style:style>
    <style:style style:name="T465_21" style:family="text">
      <style:text-properties fo:background-color="#fafafa"/>
    </style:style>
    <style:style style:name="T465_22" style:family="text">
      <style:text-properties fo:background-color="#fafafa"/>
    </style:style>
    <style:style style:name="T465_23" style:family="text">
      <style:text-properties fo:background-color="#fafafa"/>
    </style:style>
    <style:style style:name="T465_24" style:family="text">
      <style:text-properties fo:background-color="#fafafa"/>
    </style:style>
    <style:style style:name="P466" style:family="paragraph" style:parent-style-name="Standard">
      <style:paragraph-properties fo:break-before="auto" fo:margin-top="0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P467" style:family="paragraph" style:parent-style-name="Standard">
      <style:paragraph-properties fo:break-before="auto" fo:margin-top="0cm" style:writing-mode="lr-tb"/>
    </style:style>
    <style:style style:name="T467_1" style:family="text"/>
    <style:style style:name="T467_2" style:family="text"/>
    <style:style style:name="T467_3" style:family="text"/>
    <style:style style:name="P468" style:family="paragraph" style:parent-style-name="Standard">
      <style:paragraph-properties fo:break-before="auto" fo:margin-top="0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P469" style:family="paragraph" style:parent-style-name="Standard">
      <style:paragraph-properties fo:break-before="auto" fo:margin-top="0cm" style:writing-mode="lr-tb"/>
    </style:style>
    <style:style style:name="T469_1" style:family="text"/>
    <style:style style:name="T469_2" style:family="text"/>
    <style:style style:name="T469_3" style:family="text"/>
    <style:style style:name="P470" style:family="paragraph" style:parent-style-name="Standard">
      <style:paragraph-properties fo:break-before="auto" fo:margin-top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P471" style:family="paragraph" style:parent-style-name="Standard">
      <style:paragraph-properties fo:break-before="auto" fo:margin-top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P472" style:family="paragraph" style:parent-style-name="Standard">
      <style:paragraph-properties fo:break-before="auto" fo:margin-top="0cm" style:writing-mode="lr-tb"/>
    </style:style>
    <style:style style:name="T472_1" style:family="text"/>
    <style:style style:name="T472_2" style:family="text"/>
    <style:style style:name="T472_3" style:family="text"/>
    <style:style style:name="P473" style:family="paragraph" style:parent-style-name="Standard">
      <style:paragraph-properties fo:break-before="auto" fo:margin-top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P474" style:family="paragraph" style:parent-style-name="Standard">
      <style:paragraph-properties fo:break-before="auto" fo:margin-top="0cm" style:writing-mode="lr-tb"/>
    </style:style>
    <style:style style:name="T474_1" style:family="text"/>
    <style:style style:name="P475" style:family="paragraph" style:parent-style-name="Standard">
      <style:paragraph-properties fo:break-before="auto" fo:margin-top="0cm" style:writing-mode="lr-tb"/>
    </style:style>
    <style:style style:name="T475_1" style:family="text"/>
    <style:style style:name="P476" style:family="paragraph" style:parent-style-name="Heading_20_2">
      <style:paragraph-properties fo:break-before="auto" fo:margin-top="0.635cm" style:writing-mode="lr-tb"/>
    </style:style>
    <style:style style:name="T476_1" style:family="text"/>
    <style:style style:name="T476_2" style:family="text"/>
    <style:style style:name="T476_3" style:family="text"/>
    <style:style style:name="P477" style:family="paragraph" style:parent-style-name="Heading_20_4">
      <style:paragraph-properties fo:break-before="auto" fo:margin-top="0.423cm" fo:margin-bottom="0.071cm" style:writing-mode="lr-tb"/>
    </style:style>
    <style:style style:name="T477_1" style:family="text"/>
    <style:style style:name="P478" style:family="paragraph" style:parent-style-name="Standard">
      <style:paragraph-properties fo:break-before="auto" style:writing-mode="lr-tb"/>
    </style:style>
    <style:style style:name="T478_1" style:family="text"/>
    <style:style style:name="P479" style:family="paragraph" style:parent-style-name="Heading_20_4">
      <style:paragraph-properties fo:break-before="auto" fo:margin-top="0.423cm" fo:margin-bottom="0.071cm" style:writing-mode="lr-tb"/>
    </style:style>
    <style:style style:name="T479_1" style:family="text"/>
    <style:style style:name="P480" style:family="paragraph" style:parent-style-name="Standard">
      <style:paragraph-properties fo:break-before="auto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T480_23" style:family="text"/>
    <style:style style:name="T480_24" style:family="text"/>
    <style:style style:name="T480_25" style:family="text"/>
    <style:style style:name="T480_26" style:family="text"/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/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/>
    <style:style style:name="T480_43" style:family="text"/>
    <style:style style:name="T480_44" style:family="text"/>
    <style:style style:name="T480_45" style:family="text"/>
    <style:style style:name="T480_46" style:family="text"/>
    <style:style style:name="T480_47" style:family="text"/>
    <style:style style:name="T480_48" style:family="text"/>
    <style:style style:name="T480_49" style:family="text"/>
    <style:style style:name="T480_50" style:family="text"/>
    <style:style style:name="T480_51" style:family="text"/>
    <style:style style:name="T480_52" style:family="text"/>
    <style:style style:name="T480_53" style:family="text"/>
    <style:style style:name="T480_54" style:family="text"/>
    <style:style style:name="T480_55" style:family="text"/>
    <style:style style:name="T480_56" style:family="text"/>
    <style:style style:name="T480_57" style:family="text"/>
    <style:style style:name="T480_58" style:family="text"/>
    <style:style style:name="T480_59" style:family="text"/>
    <style:style style:name="T480_60" style:family="text"/>
    <style:style style:name="T480_61" style:family="text"/>
    <style:style style:name="T480_62" style:family="text"/>
    <style:style style:name="T480_63" style:family="text"/>
    <style:style style:name="T480_64" style:family="text"/>
    <style:style style:name="T480_65" style:family="text"/>
    <style:style style:name="T480_66" style:family="text"/>
    <style:style style:name="T480_67" style:family="text"/>
    <style:style style:name="T480_68" style:family="text"/>
    <style:style style:name="T480_69" style:family="text"/>
    <style:style style:name="T480_70" style:family="text"/>
    <style:style style:name="T480_71" style:family="text"/>
    <style:style style:name="T480_72" style:family="text"/>
    <style:style style:name="T480_73" style:family="text"/>
    <style:style style:name="T480_74" style:family="text"/>
    <style:style style:name="T480_75" style:family="text"/>
    <style:style style:name="T480_76" style:family="text"/>
    <style:style style:name="T480_77" style:family="text"/>
    <style:style style:name="T480_78" style:family="text"/>
    <style:style style:name="T480_79" style:family="text"/>
    <style:style style:name="T480_80" style:family="text"/>
    <style:style style:name="T480_81" style:family="text"/>
    <style:style style:name="T480_82" style:family="text"/>
    <style:style style:name="T480_83" style:family="text"/>
    <style:style style:name="T480_84" style:family="text"/>
    <style:style style:name="T480_85" style:family="text"/>
    <style:style style:name="T480_86" style:family="text"/>
    <style:style style:name="T480_87" style:family="text"/>
    <style:style style:name="T480_88" style:family="text"/>
    <style:style style:name="T480_89" style:family="text"/>
    <style:style style:name="T480_90" style:family="text"/>
    <style:style style:name="P481" style:family="paragraph" style:parent-style-name="Heading_20_4">
      <style:paragraph-properties fo:break-before="auto" fo:margin-top="0.423cm" fo:margin-bottom="0.071cm" style:writing-mode="lr-tb"/>
    </style:style>
    <style:style style:name="T481_1" style:family="text"/>
    <style:style style:name="P482" style:family="paragraph" style:parent-style-name="Standard">
      <style:paragraph-properties fo:break-before="auto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/>
    <style:style style:name="T482_38" style:family="text"/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T482_47" style:family="text"/>
    <style:style style:name="T482_48" style:family="text"/>
    <style:style style:name="T482_49" style:family="text"/>
    <style:style style:name="T482_50" style:family="text"/>
    <style:style style:name="T482_51" style:family="text"/>
    <style:style style:name="T482_52" style:family="text"/>
    <style:style style:name="T482_53" style:family="text"/>
    <style:style style:name="T482_54" style:family="text"/>
    <style:style style:name="T482_55" style:family="text"/>
    <style:style style:name="T482_56" style:family="text"/>
    <style:style style:name="T482_57" style:family="text"/>
    <style:style style:name="T482_58" style:family="text"/>
    <style:style style:name="T482_59" style:family="text"/>
    <style:style style:name="T482_60" style:family="text"/>
    <style:style style:name="T482_61" style:family="text"/>
    <style:style style:name="T482_62" style:family="text"/>
    <style:style style:name="T482_63" style:family="text"/>
    <style:style style:name="T482_64" style:family="text"/>
    <style:style style:name="T482_65" style:family="text"/>
    <style:style style:name="T482_66" style:family="text"/>
    <style:style style:name="T482_67" style:family="text"/>
    <style:style style:name="T482_68" style:family="text"/>
    <style:style style:name="T482_69" style:family="text"/>
    <style:style style:name="T482_70" style:family="text"/>
    <style:style style:name="T482_71" style:family="text"/>
    <style:style style:name="T482_72" style:family="text"/>
    <style:style style:name="T482_73" style:family="text"/>
    <style:style style:name="T482_74" style:family="text"/>
    <style:style style:name="T482_75" style:family="text"/>
    <style:style style:name="T482_76" style:family="text"/>
    <style:style style:name="T482_77" style:family="text"/>
    <style:style style:name="T482_78" style:family="text"/>
    <style:style style:name="T482_79" style:family="text"/>
    <style:style style:name="T482_80" style:family="text"/>
    <style:style style:name="T482_81" style:family="text"/>
    <style:style style:name="T482_82" style:family="text"/>
    <style:style style:name="T482_83" style:family="text"/>
    <style:style style:name="T482_84" style:family="text"/>
    <style:style style:name="T482_85" style:family="text"/>
    <style:style style:name="T482_86" style:family="text"/>
    <style:style style:name="T482_87" style:family="text"/>
    <style:style style:name="T482_88" style:family="text"/>
    <style:style style:name="T482_89" style:family="text"/>
    <style:style style:name="T482_90" style:family="text"/>
    <style:style style:name="T482_91" style:family="text"/>
    <style:style style:name="T482_92" style:family="text"/>
    <style:style style:name="T482_93" style:family="text"/>
    <style:style style:name="T482_94" style:family="text"/>
    <style:style style:name="T482_95" style:family="text"/>
    <style:style style:name="T482_96" style:family="text"/>
    <style:style style:name="T482_97" style:family="text"/>
    <style:style style:name="T482_98" style:family="text"/>
    <style:style style:name="T482_99" style:family="text"/>
    <style:style style:name="T482_100" style:family="text"/>
    <style:style style:name="T482_101" style:family="text"/>
    <style:style style:name="T482_102" style:family="text"/>
    <style:style style:name="T482_103" style:family="text"/>
    <style:style style:name="T482_104" style:family="text"/>
    <style:style style:name="T482_105" style:family="text"/>
    <style:style style:name="T482_106" style:family="text"/>
    <style:style style:name="T482_107" style:family="text"/>
    <style:style style:name="T482_108" style:family="text"/>
    <style:style style:name="T482_109" style:family="text"/>
    <style:style style:name="T482_110" style:family="text"/>
    <style:style style:name="T482_111" style:family="text"/>
    <style:style style:name="T482_112" style:family="text"/>
    <style:style style:name="T482_113" style:family="text"/>
    <style:style style:name="T482_114" style:family="text"/>
    <style:style style:name="T482_115" style:family="text"/>
    <style:style style:name="T482_116" style:family="text"/>
    <style:style style:name="T482_117" style:family="text"/>
    <style:style style:name="T482_118" style:family="text"/>
    <style:style style:name="T482_119" style:family="text"/>
    <style:style style:name="T482_120" style:family="text"/>
    <style:style style:name="T482_121" style:family="text"/>
    <style:style style:name="T482_122" style:family="text"/>
    <style:style style:name="T482_123" style:family="text"/>
    <style:style style:name="T482_124" style:family="text"/>
    <style:style style:name="T482_125" style:family="text"/>
    <style:style style:name="T482_126" style:family="text"/>
    <style:style style:name="T482_127" style:family="text"/>
    <style:style style:name="T482_128" style:family="text"/>
    <style:style style:name="T482_129" style:family="text"/>
    <style:style style:name="T482_130" style:family="text"/>
    <style:style style:name="T482_131" style:family="text"/>
    <style:style style:name="T482_132" style:family="text"/>
    <style:style style:name="T482_133" style:family="text"/>
    <style:style style:name="T482_134" style:family="text"/>
    <style:style style:name="T482_135" style:family="text"/>
    <style:style style:name="T482_136" style:family="text"/>
    <style:style style:name="P483" style:family="paragraph" style:parent-style-name="Standard">
      <style:paragraph-properties fo:break-before="auto" style:writing-mode="lr-tb"/>
    </style:style>
    <style:style style:name="P484" style:family="paragraph" style:parent-style-name="Standard">
      <style:paragraph-properties fo:break-before="auto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T484_18" style:family="text"/>
    <style:style style:name="T484_19" style:family="text"/>
    <style:style style:name="T484_20" style:family="text"/>
    <style:style style:name="T484_21" style:family="text"/>
    <style:style style:name="T484_22" style:family="text"/>
    <style:style style:name="T484_23" style:family="text"/>
    <style:style style:name="T484_24" style:family="text"/>
    <style:style style:name="T484_25" style:family="text"/>
    <style:style style:name="T484_26" style:family="text"/>
    <style:style style:name="T484_27" style:family="text"/>
    <style:style style:name="T484_28" style:family="text"/>
    <style:style style:name="T484_29" style:family="text"/>
    <style:style style:name="T484_30" style:family="text"/>
    <style:style style:name="T484_31" style:family="text"/>
    <style:style style:name="T484_32" style:family="text"/>
    <style:style style:name="T484_33" style:family="text"/>
    <style:style style:name="T484_34" style:family="text"/>
    <style:style style:name="T484_35" style:family="text"/>
    <style:style style:name="T484_36" style:family="text"/>
    <style:style style:name="T484_37" style:family="text"/>
    <style:style style:name="T484_38" style:family="text"/>
    <style:style style:name="T484_39" style:family="text"/>
    <style:style style:name="T484_40" style:family="text"/>
    <style:style style:name="T484_41" style:family="text"/>
    <style:style style:name="T484_42" style:family="text"/>
    <style:style style:name="T484_43" style:family="text"/>
    <style:style style:name="T484_44" style:family="text"/>
    <style:style style:name="T484_45" style:family="text"/>
    <style:style style:name="T484_46" style:family="text"/>
    <style:style style:name="T484_47" style:family="text"/>
    <style:style style:name="T484_48" style:family="text"/>
    <style:style style:name="T484_49" style:family="text"/>
    <style:style style:name="T484_50" style:family="text"/>
    <style:style style:name="T484_51" style:family="text"/>
    <style:style style:name="T484_52" style:family="text"/>
    <style:style style:name="T484_53" style:family="text"/>
    <style:style style:name="T484_54" style:family="text"/>
    <style:style style:name="T484_55" style:family="text"/>
    <style:style style:name="T484_56" style:family="text"/>
    <style:style style:name="T484_57" style:family="text"/>
    <style:style style:name="T484_58" style:family="text"/>
    <style:style style:name="T484_59" style:family="text"/>
    <style:style style:name="T484_60" style:family="text"/>
    <style:style style:name="T484_61" style:family="text"/>
    <style:style style:name="T484_62" style:family="text"/>
    <style:style style:name="T484_63" style:family="text"/>
    <style:style style:name="T484_64" style:family="text"/>
    <style:style style:name="T484_65" style:family="text"/>
    <style:style style:name="T484_66" style:family="text"/>
    <style:style style:name="T484_67" style:family="text"/>
    <style:style style:name="T484_68" style:family="text"/>
    <style:style style:name="T484_69" style:family="text"/>
    <style:style style:name="T484_70" style:family="text"/>
    <style:style style:name="T484_71" style:family="text"/>
    <style:style style:name="T484_72" style:family="text"/>
    <style:style style:name="T484_73" style:family="text"/>
    <style:style style:name="T484_74" style:family="text"/>
    <style:style style:name="T484_75" style:family="text"/>
    <style:style style:name="T484_76" style:family="text"/>
    <style:style style:name="T484_77" style:family="text"/>
    <style:style style:name="T484_78" style:family="text"/>
    <style:style style:name="T484_79" style:family="text"/>
    <style:style style:name="T484_80" style:family="text"/>
    <style:style style:name="T484_81" style:family="text"/>
    <style:style style:name="T484_82" style:family="text"/>
    <style:style style:name="T484_83" style:family="text"/>
    <style:style style:name="T484_84" style:family="text"/>
    <style:style style:name="T484_85" style:family="text"/>
    <style:style style:name="T484_86" style:family="text"/>
    <style:style style:name="T484_87" style:family="text"/>
    <style:style style:name="T484_88" style:family="text"/>
    <style:style style:name="T484_89" style:family="text"/>
    <style:style style:name="T484_90" style:family="text"/>
    <style:style style:name="T484_91" style:family="text"/>
    <style:style style:name="T484_92" style:family="text"/>
    <style:style style:name="T484_93" style:family="text"/>
    <style:style style:name="T484_94" style:family="text"/>
    <style:style style:name="T484_95" style:family="text"/>
    <style:style style:name="T484_96" style:family="text"/>
    <style:style style:name="T484_97" style:family="text"/>
    <style:style style:name="T484_98" style:family="text"/>
    <style:style style:name="T484_99" style:family="text"/>
    <style:style style:name="T484_100" style:family="text"/>
    <style:style style:name="T484_101" style:family="text"/>
    <style:style style:name="T484_102" style:family="text"/>
    <style:style style:name="T484_103" style:family="text"/>
    <style:style style:name="T484_104" style:family="text"/>
    <style:style style:name="T484_105" style:family="text"/>
    <style:style style:name="T484_106" style:family="text"/>
    <style:style style:name="T484_107" style:family="text"/>
    <style:style style:name="T484_108" style:family="text"/>
    <style:style style:name="T484_109" style:family="text"/>
    <style:style style:name="T484_110" style:family="text"/>
    <style:style style:name="T484_111" style:family="text"/>
    <style:style style:name="T484_112" style:family="text"/>
    <style:style style:name="T484_113" style:family="text"/>
    <style:style style:name="T484_114" style:family="text"/>
    <style:style style:name="T484_115" style:family="text"/>
    <style:style style:name="T484_116" style:family="text"/>
    <style:style style:name="T484_117" style:family="text"/>
    <style:style style:name="T484_118" style:family="text"/>
    <style:style style:name="T484_119" style:family="text"/>
    <style:style style:name="T484_120" style:family="text"/>
    <style:style style:name="T484_121" style:family="text"/>
    <style:style style:name="T484_122" style:family="text"/>
    <style:style style:name="T484_123" style:family="text"/>
    <style:style style:name="T484_124" style:family="text"/>
    <style:style style:name="T484_125" style:family="text"/>
    <style:style style:name="T484_126" style:family="text"/>
    <style:style style:name="T484_127" style:family="text"/>
    <style:style style:name="T484_128" style:family="text"/>
    <style:style style:name="T484_129" style:family="text"/>
    <style:style style:name="T484_130" style:family="text"/>
    <style:style style:name="T484_131" style:family="text"/>
    <style:style style:name="T484_132" style:family="text"/>
    <style:style style:name="T484_133" style:family="text"/>
    <style:style style:name="T484_134" style:family="text"/>
    <style:style style:name="T484_135" style:family="text"/>
    <style:style style:name="T484_136" style:family="text"/>
    <style:style style:name="T484_137" style:family="text"/>
    <style:style style:name="T484_138" style:family="text"/>
    <style:style style:name="T484_139" style:family="text"/>
    <style:style style:name="T484_140" style:family="text"/>
    <style:style style:name="T484_141" style:family="text"/>
    <style:style style:name="T484_142" style:family="text"/>
    <style:style style:name="T484_143" style:family="text"/>
    <style:style style:name="T484_144" style:family="text"/>
    <style:style style:name="T484_145" style:family="text"/>
    <style:style style:name="T484_146" style:family="text"/>
    <style:style style:name="T484_147" style:family="text"/>
    <style:style style:name="T484_148" style:family="text"/>
    <style:style style:name="T484_149" style:family="text"/>
    <style:style style:name="T484_150" style:family="text"/>
    <style:style style:name="T484_151" style:family="text"/>
    <style:style style:name="T484_152" style:family="text"/>
    <style:style style:name="T484_153" style:family="text"/>
    <style:style style:name="T484_154" style:family="text"/>
    <style:style style:name="T484_155" style:family="text"/>
    <style:style style:name="T484_156" style:family="text"/>
    <style:style style:name="T484_157" style:family="text"/>
    <style:style style:name="T484_158" style:family="text"/>
    <style:style style:name="T484_159" style:family="text"/>
    <style:style style:name="T484_160" style:family="text"/>
    <style:style style:name="T484_161" style:family="text"/>
    <style:style style:name="T484_162" style:family="text"/>
    <style:style style:name="T484_163" style:family="text"/>
    <style:style style:name="T484_164" style:family="text"/>
    <style:style style:name="T484_165" style:family="text"/>
    <style:style style:name="T484_166" style:family="text"/>
    <style:style style:name="T484_167" style:family="text"/>
    <style:style style:name="T484_168" style:family="text"/>
    <style:style style:name="T484_169" style:family="text"/>
    <style:style style:name="T484_170" style:family="text"/>
    <style:style style:name="T484_171" style:family="text"/>
    <style:style style:name="T484_172" style:family="text"/>
    <style:style style:name="T484_173" style:family="text"/>
    <style:style style:name="T484_174" style:family="text"/>
    <style:style style:name="T484_175" style:family="text"/>
    <style:style style:name="T484_176" style:family="text"/>
    <style:style style:name="T484_177" style:family="text"/>
    <style:style style:name="T484_178" style:family="text"/>
    <style:style style:name="T484_179" style:family="text"/>
    <style:style style:name="T484_180" style:family="text"/>
    <style:style style:name="T484_181" style:family="text"/>
    <style:style style:name="T484_182" style:family="text"/>
    <style:style style:name="T484_183" style:family="text"/>
    <style:style style:name="T484_184" style:family="text"/>
    <style:style style:name="T484_185" style:family="text"/>
    <style:style style:name="T484_186" style:family="text"/>
    <style:style style:name="T484_187" style:family="text"/>
    <style:style style:name="T484_188" style:family="text"/>
    <style:style style:name="T484_189" style:family="text"/>
    <style:style style:name="T484_190" style:family="text"/>
    <style:style style:name="T484_191" style:family="text"/>
    <style:style style:name="T484_192" style:family="text"/>
    <style:style style:name="T484_193" style:family="text"/>
    <style:style style:name="T484_194" style:family="text"/>
    <style:style style:name="T484_195" style:family="text"/>
    <style:style style:name="T484_196" style:family="text"/>
    <style:style style:name="T484_197" style:family="text"/>
    <style:style style:name="T484_198" style:family="text"/>
    <style:style style:name="T484_199" style:family="text"/>
    <style:style style:name="T484_200" style:family="text"/>
    <style:style style:name="T484_201" style:family="text"/>
    <style:style style:name="T484_202" style:family="text"/>
    <style:style style:name="T484_203" style:family="text"/>
    <style:style style:name="T484_204" style:family="text"/>
    <style:style style:name="T484_205" style:family="text"/>
    <style:style style:name="T484_206" style:family="text"/>
    <style:style style:name="T484_207" style:family="text"/>
    <style:style style:name="T484_208" style:family="text"/>
    <style:style style:name="T484_209" style:family="text"/>
    <style:style style:name="T484_210" style:family="text"/>
    <style:style style:name="T484_211" style:family="text"/>
    <style:style style:name="T484_212" style:family="text"/>
    <style:style style:name="T484_213" style:family="text"/>
    <style:style style:name="T484_214" style:family="text"/>
    <style:style style:name="T484_215" style:family="text"/>
    <style:style style:name="T484_216" style:family="text"/>
    <style:style style:name="T484_217" style:family="text"/>
    <style:style style:name="T484_218" style:family="text"/>
    <style:style style:name="P485" style:family="paragraph" style:parent-style-name="Standard">
      <style:paragraph-properties fo:break-before="auto" style:writing-mode="lr-tb"/>
    </style:style>
    <style:style style:name="P486" style:family="paragraph" style:parent-style-name="Standard">
      <style:paragraph-properties fo:break-before="auto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T486_33" style:family="text"/>
    <style:style style:name="T486_34" style:family="text"/>
    <style:style style:name="T486_35" style:family="text"/>
    <style:style style:name="T486_36" style:family="text"/>
    <style:style style:name="T486_37" style:family="text"/>
    <style:style style:name="T486_38" style:family="text"/>
    <style:style style:name="T486_39" style:family="text"/>
    <style:style style:name="T486_40" style:family="text"/>
    <style:style style:name="T486_41" style:family="text"/>
    <style:style style:name="T486_42" style:family="text"/>
    <style:style style:name="T486_43" style:family="text"/>
    <style:style style:name="T486_44" style:family="text"/>
    <style:style style:name="T486_45" style:family="text"/>
    <style:style style:name="T486_46" style:family="text"/>
    <style:style style:name="T486_47" style:family="text"/>
    <style:style style:name="T486_48" style:family="text"/>
    <style:style style:name="T486_49" style:family="text"/>
    <style:style style:name="T486_50" style:family="text"/>
    <style:style style:name="T486_51" style:family="text"/>
    <style:style style:name="T486_52" style:family="text"/>
    <style:style style:name="T486_53" style:family="text"/>
    <style:style style:name="T486_54" style:family="text"/>
    <style:style style:name="T486_55" style:family="text"/>
    <style:style style:name="T486_56" style:family="text"/>
    <style:style style:name="T486_57" style:family="text"/>
    <style:style style:name="T486_58" style:family="text"/>
    <style:style style:name="T486_59" style:family="text"/>
    <style:style style:name="T486_60" style:family="text"/>
    <style:style style:name="T486_61" style:family="text"/>
    <style:style style:name="T486_62" style:family="text"/>
    <style:style style:name="T486_63" style:family="text"/>
    <style:style style:name="T486_64" style:family="text"/>
    <style:style style:name="T486_65" style:family="text"/>
    <style:style style:name="T486_66" style:family="text"/>
    <style:style style:name="T486_67" style:family="text"/>
    <style:style style:name="T486_68" style:family="text"/>
    <style:style style:name="T486_69" style:family="text"/>
    <style:style style:name="T486_70" style:family="text"/>
    <style:style style:name="T486_71" style:family="text"/>
    <style:style style:name="T486_72" style:family="text"/>
    <style:style style:name="T486_73" style:family="text"/>
    <style:style style:name="T486_74" style:family="text"/>
    <style:style style:name="T486_75" style:family="text"/>
    <style:style style:name="T486_76" style:family="text"/>
    <style:style style:name="T486_77" style:family="text"/>
    <style:style style:name="T486_78" style:family="text"/>
    <style:style style:name="T486_79" style:family="text"/>
    <style:style style:name="T486_80" style:family="text"/>
    <style:style style:name="T486_81" style:family="text"/>
    <style:style style:name="T486_82" style:family="text"/>
    <style:style style:name="T486_83" style:family="text"/>
    <style:style style:name="T486_84" style:family="text"/>
    <style:style style:name="T486_85" style:family="text"/>
    <style:style style:name="T486_86" style:family="text"/>
    <style:style style:name="T486_87" style:family="text"/>
    <style:style style:name="T486_88" style:family="text"/>
    <style:style style:name="T486_89" style:family="text"/>
    <style:style style:name="T486_90" style:family="text"/>
    <style:style style:name="T486_91" style:family="text"/>
    <style:style style:name="T486_92" style:family="text"/>
    <style:style style:name="T486_93" style:family="text"/>
    <style:style style:name="T486_94" style:family="text"/>
    <style:style style:name="T486_95" style:family="text"/>
    <style:style style:name="T486_96" style:family="text"/>
    <style:style style:name="T486_97" style:family="text"/>
    <style:style style:name="T486_98" style:family="text"/>
    <style:style style:name="T486_99" style:family="text"/>
    <style:style style:name="T486_100" style:family="text"/>
    <style:style style:name="T486_101" style:family="text"/>
    <style:style style:name="T486_102" style:family="text"/>
    <style:style style:name="T486_103" style:family="text"/>
    <style:style style:name="T486_104" style:family="text"/>
    <style:style style:name="T486_105" style:family="text"/>
    <style:style style:name="T486_106" style:family="text"/>
    <style:style style:name="T486_107" style:family="text"/>
    <style:style style:name="T486_108" style:family="text"/>
    <style:style style:name="T486_109" style:family="text"/>
    <style:style style:name="T486_110" style:family="text"/>
    <style:style style:name="T486_111" style:family="text"/>
    <style:style style:name="T486_112" style:family="text"/>
    <style:style style:name="T486_113" style:family="text"/>
    <style:style style:name="T486_114" style:family="text"/>
    <style:style style:name="T486_115" style:family="text"/>
    <style:style style:name="T486_116" style:family="text"/>
    <style:style style:name="T486_117" style:family="text"/>
    <style:style style:name="T486_118" style:family="text"/>
    <style:style style:name="T486_119" style:family="text"/>
    <style:style style:name="T486_120" style:family="text"/>
    <style:style style:name="T486_121" style:family="text"/>
    <style:style style:name="T486_122" style:family="text"/>
    <style:style style:name="T486_123" style:family="text"/>
    <style:style style:name="T486_124" style:family="text"/>
    <style:style style:name="T486_125" style:family="text"/>
    <style:style style:name="T486_126" style:family="text"/>
    <style:style style:name="T486_127" style:family="text"/>
    <style:style style:name="T486_128" style:family="text"/>
    <style:style style:name="T486_129" style:family="text"/>
    <style:style style:name="T486_130" style:family="text"/>
    <style:style style:name="T486_131" style:family="text"/>
    <style:style style:name="T486_132" style:family="text"/>
    <style:style style:name="T486_133" style:family="text"/>
    <style:style style:name="T486_134" style:family="text"/>
    <style:style style:name="T486_135" style:family="text"/>
    <style:style style:name="T486_136" style:family="text"/>
    <style:style style:name="T486_137" style:family="text"/>
    <style:style style:name="T486_138" style:family="text"/>
    <style:style style:name="T486_139" style:family="text"/>
    <style:style style:name="T486_140" style:family="text"/>
    <style:style style:name="P487" style:family="paragraph" style:parent-style-name="Heading_20_4">
      <style:paragraph-properties fo:break-before="auto" fo:margin-top="0.423cm" fo:margin-bottom="0.071cm" style:writing-mode="lr-tb"/>
    </style:style>
    <style:style style:name="T487_1" style:family="text"/>
    <style:style style:name="P488" style:family="paragraph" style:parent-style-name="Standard">
      <style:paragraph-properties fo:break-before="auto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T488_15" style:family="text"/>
    <style:style style:name="T488_16" style:family="text"/>
    <style:style style:name="T488_17" style:family="text"/>
    <style:style style:name="T488_18" style:family="text"/>
    <style:style style:name="T488_19" style:family="text"/>
    <style:style style:name="T488_20" style:family="text"/>
    <style:style style:name="T488_21" style:family="text"/>
    <style:style style:name="T488_22" style:family="text"/>
    <style:style style:name="T488_23" style:family="text"/>
    <style:style style:name="T488_24" style:family="text"/>
    <style:style style:name="T488_25" style:family="text"/>
    <style:style style:name="T488_26" style:family="text"/>
    <style:style style:name="T488_27" style:family="text"/>
    <style:style style:name="T488_28" style:family="text"/>
    <style:style style:name="T488_29" style:family="text"/>
    <style:style style:name="T488_30" style:family="text"/>
    <style:style style:name="T488_31" style:family="text"/>
    <style:style style:name="T488_32" style:family="text"/>
    <style:style style:name="T488_33" style:family="text"/>
    <style:style style:name="T488_34" style:family="text"/>
    <style:style style:name="T488_35" style:family="text"/>
    <style:style style:name="T488_36" style:family="text"/>
    <style:style style:name="T488_37" style:family="text"/>
    <style:style style:name="T488_38" style:family="text"/>
    <style:style style:name="T488_39" style:family="text"/>
    <style:style style:name="T488_40" style:family="text"/>
    <style:style style:name="T488_41" style:family="text"/>
    <style:style style:name="T488_42" style:family="text"/>
    <style:style style:name="T488_43" style:family="text"/>
    <style:style style:name="T488_44" style:family="text"/>
    <style:style style:name="T488_45" style:family="text"/>
    <style:style style:name="T488_46" style:family="text"/>
    <style:style style:name="T488_47" style:family="text"/>
    <style:style style:name="T488_48" style:family="text"/>
    <style:style style:name="T488_49" style:family="text"/>
    <style:style style:name="T488_50" style:family="text"/>
    <style:style style:name="T488_51" style:family="text"/>
    <style:style style:name="T488_52" style:family="text"/>
    <style:style style:name="T488_53" style:family="text"/>
    <style:style style:name="T488_54" style:family="text"/>
    <style:style style:name="T488_55" style:family="text"/>
    <style:style style:name="T488_56" style:family="text"/>
    <style:style style:name="T488_57" style:family="text"/>
    <style:style style:name="T488_58" style:family="text"/>
    <style:style style:name="T488_59" style:family="text"/>
    <style:style style:name="T488_60" style:family="text"/>
    <style:style style:name="T488_61" style:family="text"/>
    <style:style style:name="T488_62" style:family="text"/>
    <style:style style:name="T488_63" style:family="text"/>
    <style:style style:name="T488_64" style:family="text"/>
    <style:style style:name="T488_65" style:family="text"/>
    <style:style style:name="T488_66" style:family="text"/>
    <style:style style:name="T488_67" style:family="text"/>
    <style:style style:name="T488_68" style:family="text"/>
    <style:style style:name="T488_69" style:family="text"/>
    <style:style style:name="T488_70" style:family="text"/>
    <style:style style:name="T488_71" style:family="text"/>
    <style:style style:name="T488_72" style:family="text"/>
    <style:style style:name="T488_73" style:family="text"/>
    <style:style style:name="T488_74" style:family="text"/>
    <style:style style:name="T488_75" style:family="text"/>
    <style:style style:name="T488_76" style:family="text"/>
    <style:style style:name="T488_77" style:family="text"/>
    <style:style style:name="T488_78" style:family="text"/>
    <style:style style:name="T488_79" style:family="text"/>
    <style:style style:name="T488_80" style:family="text"/>
    <style:style style:name="T488_81" style:family="text"/>
    <style:style style:name="T488_82" style:family="text"/>
    <style:style style:name="T488_83" style:family="text"/>
    <style:style style:name="T488_84" style:family="text"/>
    <style:style style:name="T488_85" style:family="text"/>
    <style:style style:name="T488_86" style:family="text"/>
    <style:style style:name="T488_87" style:family="text"/>
    <style:style style:name="T488_88" style:family="text"/>
    <style:style style:name="T488_89" style:family="text"/>
    <style:style style:name="T488_90" style:family="text"/>
    <style:style style:name="T488_91" style:family="text"/>
    <style:style style:name="T488_92" style:family="text"/>
    <style:style style:name="T488_93" style:family="text"/>
    <style:style style:name="T488_94" style:family="text"/>
    <style:style style:name="T488_95" style:family="text"/>
    <style:style style:name="T488_96" style:family="text"/>
    <style:style style:name="T488_97" style:family="text"/>
    <style:style style:name="T488_98" style:family="text"/>
    <style:style style:name="T488_99" style:family="text"/>
    <style:style style:name="T488_100" style:family="text"/>
    <style:style style:name="T488_101" style:family="text"/>
    <style:style style:name="T488_102" style:family="text"/>
    <style:style style:name="T488_103" style:family="text"/>
    <style:style style:name="T488_104" style:family="text"/>
    <style:style style:name="T488_105" style:family="text"/>
    <style:style style:name="T488_106" style:family="text"/>
    <style:style style:name="T488_107" style:family="text"/>
    <style:style style:name="T488_108" style:family="text"/>
    <style:style style:name="T488_109" style:family="text"/>
    <style:style style:name="T488_110" style:family="text"/>
    <style:style style:name="T488_111" style:family="text"/>
    <style:style style:name="T488_112" style:family="text"/>
    <style:style style:name="T488_113" style:family="text"/>
    <style:style style:name="T488_114" style:family="text"/>
    <style:style style:name="T488_115" style:family="text"/>
    <style:style style:name="T488_116" style:family="text"/>
    <style:style style:name="T488_117" style:family="text"/>
    <style:style style:name="T488_118" style:family="text"/>
    <style:style style:name="T488_119" style:family="text"/>
    <style:style style:name="T488_120" style:family="text"/>
    <style:style style:name="T488_121" style:family="text"/>
    <style:style style:name="T488_122" style:family="text"/>
    <style:style style:name="T488_123" style:family="text"/>
    <style:style style:name="T488_124" style:family="text"/>
    <style:style style:name="T488_125" style:family="text"/>
    <style:style style:name="T488_126" style:family="text"/>
    <style:style style:name="T488_127" style:family="text"/>
    <style:style style:name="T488_128" style:family="text"/>
    <style:style style:name="T488_129" style:family="text"/>
    <style:style style:name="T488_130" style:family="text"/>
    <style:style style:name="T488_131" style:family="text"/>
    <style:style style:name="T488_132" style:family="text"/>
    <style:style style:name="T488_133" style:family="text"/>
    <style:style style:name="T488_134" style:family="text"/>
    <style:style style:name="T488_135" style:family="text"/>
    <style:style style:name="T488_136" style:family="text"/>
    <style:style style:name="T488_137" style:family="text"/>
    <style:style style:name="T488_138" style:family="text"/>
    <style:style style:name="T488_139" style:family="text"/>
    <style:style style:name="T488_140" style:family="text"/>
    <style:style style:name="T488_141" style:family="text"/>
    <style:style style:name="T488_142" style:family="text"/>
    <style:style style:name="T488_143" style:family="text"/>
    <style:style style:name="T488_144" style:family="text"/>
    <style:style style:name="T488_145" style:family="text"/>
    <style:style style:name="T488_146" style:family="text"/>
    <style:style style:name="T488_147" style:family="text"/>
    <style:style style:name="T488_148" style:family="text"/>
    <style:style style:name="T488_149" style:family="text"/>
    <style:style style:name="T488_150" style:family="text"/>
    <style:style style:name="T488_151" style:family="text"/>
    <style:style style:name="T488_152" style:family="text"/>
    <style:style style:name="T488_153" style:family="text"/>
    <style:style style:name="T488_154" style:family="text"/>
    <style:style style:name="T488_155" style:family="text"/>
    <style:style style:name="T488_156" style:family="text"/>
    <style:style style:name="T488_157" style:family="text"/>
    <style:style style:name="T488_158" style:family="text"/>
    <style:style style:name="T488_159" style:family="text"/>
    <style:style style:name="T488_160" style:family="text"/>
    <style:style style:name="T488_161" style:family="text"/>
    <style:style style:name="T488_162" style:family="text"/>
    <style:style style:name="T488_163" style:family="text"/>
    <style:style style:name="T488_164" style:family="text"/>
    <style:style style:name="T488_165" style:family="text"/>
    <style:style style:name="T488_166" style:family="text"/>
    <style:style style:name="T488_167" style:family="text"/>
    <style:style style:name="T488_168" style:family="text"/>
    <style:style style:name="T488_169" style:family="text"/>
    <style:style style:name="T488_170" style:family="text"/>
    <style:style style:name="T488_171" style:family="text"/>
    <style:style style:name="T488_172" style:family="text"/>
    <style:style style:name="T488_173" style:family="text"/>
    <style:style style:name="T488_174" style:family="text"/>
    <style:style style:name="T488_175" style:family="text"/>
    <style:style style:name="T488_176" style:family="text"/>
    <style:style style:name="T488_177" style:family="text"/>
    <style:style style:name="T488_178" style:family="text"/>
    <style:style style:name="T488_179" style:family="text"/>
    <style:style style:name="T488_180" style:family="text"/>
    <style:style style:name="T488_181" style:family="text"/>
    <style:style style:name="T488_182" style:family="text"/>
    <style:style style:name="T488_183" style:family="text"/>
    <style:style style:name="T488_184" style:family="text"/>
    <style:style style:name="T488_185" style:family="text"/>
    <style:style style:name="T488_186" style:family="text"/>
    <style:style style:name="T488_187" style:family="text"/>
    <style:style style:name="T488_188" style:family="text"/>
    <style:style style:name="T488_189" style:family="text"/>
    <style:style style:name="T488_190" style:family="text"/>
    <style:style style:name="T488_191" style:family="text"/>
    <style:style style:name="T488_192" style:family="text"/>
    <style:style style:name="T488_193" style:family="text"/>
    <style:style style:name="T488_194" style:family="text"/>
    <style:style style:name="T488_195" style:family="text"/>
    <style:style style:name="T488_196" style:family="text"/>
    <style:style style:name="T488_197" style:family="text"/>
    <style:style style:name="T488_198" style:family="text"/>
    <style:style style:name="T488_199" style:family="text"/>
    <style:style style:name="T488_200" style:family="text"/>
    <style:style style:name="T488_201" style:family="text"/>
    <style:style style:name="T488_202" style:family="text"/>
    <style:style style:name="P489" style:family="paragraph" style:parent-style-name="Standard">
      <style:paragraph-properties fo:break-before="auto" style:writing-mode="lr-tb"/>
    </style:style>
    <style:style style:name="P490" style:family="paragraph" style:parent-style-name="Heading_20_2">
      <style:paragraph-properties fo:break-before="auto" style:writing-mode="lr-tb"/>
    </style:style>
    <style:style style:name="T490_1" style:family="text"/>
    <style:style style:name="T490_2" style:family="text"/>
    <style:style style:name="P491" style:family="paragraph" style:parent-style-name="Standard">
      <style:paragraph-properties fo:break-before="auto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T491_38" style:family="text"/>
    <style:style style:name="T491_39" style:family="text"/>
    <style:style style:name="T491_40" style:family="text"/>
    <style:style style:name="T491_41" style:family="text"/>
    <style:style style:name="T491_42" style:family="text"/>
    <style:style style:name="T491_43" style:family="text"/>
    <style:style style:name="T491_44" style:family="text"/>
    <style:style style:name="T491_45" style:family="text"/>
    <style:style style:name="T491_46" style:family="text"/>
    <style:style style:name="T491_47" style:family="text"/>
    <style:style style:name="T491_48" style:family="text"/>
    <style:style style:name="T491_49" style:family="text"/>
    <style:style style:name="T491_50" style:family="text"/>
    <style:style style:name="T491_51" style:family="text"/>
    <style:style style:name="T491_52" style:family="text"/>
    <style:style style:name="T491_53" style:family="text"/>
    <style:style style:name="T491_54" style:family="text"/>
    <style:style style:name="T491_55" style:family="text"/>
    <style:style style:name="T491_56" style:family="text"/>
    <style:style style:name="T491_57" style:family="text"/>
    <style:style style:name="T491_58" style:family="text"/>
    <style:style style:name="T491_59" style:family="text"/>
    <style:style style:name="T491_60" style:family="text"/>
    <style:style style:name="T491_61" style:family="text"/>
    <style:style style:name="T491_62" style:family="text"/>
    <style:style style:name="T491_63" style:family="text"/>
    <style:style style:name="T491_64" style:family="text"/>
    <style:style style:name="T491_65" style:family="text"/>
    <style:style style:name="T491_66" style:family="text"/>
    <style:style style:name="T491_67" style:family="text"/>
    <style:style style:name="T491_68" style:family="text"/>
    <style:style style:name="T491_69" style:family="text"/>
    <style:style style:name="T491_70" style:family="text"/>
    <style:style style:name="T491_71" style:family="text"/>
    <style:style style:name="T491_72" style:family="text"/>
    <style:style style:name="T491_73" style:family="text"/>
    <style:style style:name="T491_74" style:family="text"/>
    <style:style style:name="T491_75" style:family="text"/>
    <style:style style:name="T491_76" style:family="text"/>
    <style:style style:name="T491_77" style:family="text"/>
    <style:style style:name="T491_78" style:family="text"/>
    <style:style style:name="T491_79" style:family="text"/>
    <style:style style:name="T491_80" style:family="text"/>
    <style:style style:name="T491_81" style:family="text"/>
    <style:style style:name="T491_82" style:family="text"/>
    <style:style style:name="T491_83" style:family="text"/>
    <style:style style:name="T491_84" style:family="text"/>
    <style:style style:name="T491_85" style:family="text"/>
    <style:style style:name="T491_86" style:family="text"/>
    <style:style style:name="T491_87" style:family="text"/>
    <style:style style:name="T491_88" style:family="text"/>
    <style:style style:name="T491_89" style:family="text"/>
    <style:style style:name="T491_90" style:family="text"/>
    <style:style style:name="T491_91" style:family="text"/>
    <style:style style:name="T491_92" style:family="text"/>
    <style:style style:name="T491_93" style:family="text"/>
    <style:style style:name="T491_94" style:family="text"/>
    <style:style style:name="T491_95" style:family="text"/>
    <style:style style:name="T491_96" style:family="text"/>
    <style:style style:name="T491_97" style:family="text"/>
    <style:style style:name="T491_98" style:family="text"/>
    <style:style style:name="T491_99" style:family="text"/>
    <style:style style:name="T491_100" style:family="text"/>
    <style:style style:name="T491_101" style:family="text"/>
    <style:style style:name="T491_102" style:family="text"/>
    <style:style style:name="T491_103" style:family="text"/>
    <style:style style:name="T491_104" style:family="text"/>
    <style:style style:name="T491_105" style:family="text"/>
    <style:style style:name="T491_106" style:family="text"/>
    <style:style style:name="P492" style:family="paragraph" style:parent-style-name="Standard">
      <style:paragraph-properties fo:break-before="auto" style:writing-mode="lr-tb"/>
    </style:style>
    <style:style style:name="P493" style:family="paragraph" style:parent-style-name="Standard">
      <style:paragraph-properties fo:break-before="auto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T493_19" style:family="text"/>
    <style:style style:name="T493_20" style:family="text"/>
    <style:style style:name="T493_21" style:family="text"/>
    <style:style style:name="T493_22" style:family="text"/>
    <style:style style:name="T493_23" style:family="text"/>
    <style:style style:name="T493_24" style:family="text"/>
    <style:style style:name="T493_25" style:family="text"/>
    <style:style style:name="T493_26" style:family="text"/>
    <style:style style:name="T493_27" style:family="text"/>
    <style:style style:name="T493_28" style:family="text"/>
    <style:style style:name="T493_29" style:family="text"/>
    <style:style style:name="T493_30" style:family="text"/>
    <style:style style:name="T493_31" style:family="text"/>
    <style:style style:name="T493_32" style:family="text"/>
    <style:style style:name="T493_33" style:family="text"/>
    <style:style style:name="T493_34" style:family="text"/>
    <style:style style:name="T493_35" style:family="text"/>
    <style:style style:name="T493_36" style:family="text"/>
    <style:style style:name="T493_37" style:family="text"/>
    <style:style style:name="T493_38" style:family="text"/>
    <style:style style:name="T493_39" style:family="text"/>
    <style:style style:name="T493_40" style:family="text"/>
    <style:style style:name="T493_41" style:family="text"/>
    <style:style style:name="T493_42" style:family="text"/>
    <style:style style:name="T493_43" style:family="text"/>
    <style:style style:name="T493_44" style:family="text"/>
    <style:style style:name="T493_45" style:family="text"/>
    <style:style style:name="T493_46" style:family="text"/>
    <style:style style:name="T493_47" style:family="text"/>
    <style:style style:name="T493_48" style:family="text"/>
    <style:style style:name="T493_49" style:family="text"/>
    <style:style style:name="T493_50" style:family="text"/>
    <style:style style:name="T493_51" style:family="text"/>
    <style:style style:name="T493_52" style:family="text"/>
    <style:style style:name="T493_53" style:family="text"/>
    <style:style style:name="T493_54" style:family="text"/>
    <style:style style:name="T493_55" style:family="text"/>
    <style:style style:name="T493_56" style:family="text"/>
    <style:style style:name="T493_57" style:family="text"/>
    <style:style style:name="T493_58" style:family="text"/>
    <style:style style:name="T493_59" style:family="text"/>
    <style:style style:name="T493_60" style:family="text"/>
    <style:style style:name="T493_61" style:family="text"/>
    <style:style style:name="T493_62" style:family="text"/>
    <style:style style:name="T493_63" style:family="text"/>
    <style:style style:name="T493_64" style:family="text"/>
    <style:style style:name="T493_65" style:family="text"/>
    <style:style style:name="T493_66" style:family="text"/>
    <style:style style:name="T493_67" style:family="text"/>
    <style:style style:name="T493_68" style:family="text"/>
    <style:style style:name="T493_69" style:family="text"/>
    <style:style style:name="T493_70" style:family="text"/>
    <style:style style:name="T493_71" style:family="text"/>
    <style:style style:name="T493_72" style:family="text"/>
    <style:style style:name="T493_73" style:family="text"/>
    <style:style style:name="T493_74" style:family="text"/>
    <style:style style:name="T493_75" style:family="text"/>
    <style:style style:name="T493_76" style:family="text"/>
    <style:style style:name="T493_77" style:family="text"/>
    <style:style style:name="T493_78" style:family="text"/>
    <style:style style:name="T493_79" style:family="text"/>
    <style:style style:name="T493_80" style:family="text"/>
    <style:style style:name="T493_81" style:family="text"/>
    <style:style style:name="T493_82" style:family="text"/>
    <style:style style:name="T493_83" style:family="text"/>
    <style:style style:name="T493_84" style:family="text"/>
    <style:style style:name="T493_85" style:family="text"/>
    <style:style style:name="T493_86" style:family="text"/>
    <style:style style:name="T493_87" style:family="text"/>
    <style:style style:name="T493_88" style:family="text"/>
    <style:style style:name="T493_89" style:family="text"/>
    <style:style style:name="T493_90" style:family="text"/>
    <style:style style:name="T493_91" style:family="text"/>
    <style:style style:name="T493_92" style:family="text"/>
    <style:style style:name="T493_93" style:family="text"/>
    <style:style style:name="T493_94" style:family="text"/>
    <style:style style:name="T493_95" style:family="text"/>
    <style:style style:name="T493_96" style:family="text"/>
    <style:style style:name="T493_97" style:family="text"/>
    <style:style style:name="T493_98" style:family="text"/>
    <style:style style:name="T493_99" style:family="text"/>
    <style:style style:name="T493_100" style:family="text"/>
    <style:style style:name="T493_101" style:family="text"/>
    <style:style style:name="T493_102" style:family="text"/>
    <style:style style:name="T493_103" style:family="text"/>
    <style:style style:name="T493_104" style:family="text"/>
    <style:style style:name="T493_105" style:family="text"/>
    <style:style style:name="T493_106" style:family="text"/>
    <style:style style:name="T493_107" style:family="text"/>
    <style:style style:name="T493_108" style:family="text"/>
    <style:style style:name="T493_109" style:family="text"/>
    <style:style style:name="T493_110" style:family="text"/>
    <style:style style:name="T493_111" style:family="text"/>
    <style:style style:name="T493_112" style:family="text"/>
    <style:style style:name="T493_113" style:family="text"/>
    <style:style style:name="T493_114" style:family="text"/>
    <style:style style:name="T493_115" style:family="text"/>
    <style:style style:name="T493_116" style:family="text"/>
    <style:style style:name="T493_117" style:family="text"/>
    <style:style style:name="T493_118" style:family="text"/>
    <style:style style:name="T493_119" style:family="text"/>
    <style:style style:name="T493_120" style:family="text"/>
    <style:style style:name="T493_121" style:family="text"/>
    <style:style style:name="T493_122" style:family="text"/>
    <style:style style:name="T493_123" style:family="text"/>
    <style:style style:name="T493_124" style:family="text"/>
    <style:style style:name="T493_125" style:family="text"/>
    <style:style style:name="T493_126" style:family="text"/>
    <style:style style:name="T493_127" style:family="text"/>
    <style:style style:name="T493_128" style:family="text"/>
    <style:style style:name="T493_129" style:family="text"/>
    <style:style style:name="T493_130" style:family="text"/>
    <style:style style:name="T493_131" style:family="text"/>
    <style:style style:name="T493_132" style:family="text"/>
    <style:style style:name="T493_133" style:family="text"/>
    <style:style style:name="T493_134" style:family="text"/>
    <style:style style:name="T493_135" style:family="text"/>
    <style:style style:name="T493_136" style:family="text"/>
    <style:style style:name="T493_137" style:family="text"/>
    <style:style style:name="T493_138" style:family="text"/>
    <style:style style:name="T493_139" style:family="text"/>
    <style:style style:name="T493_140" style:family="text"/>
    <style:style style:name="T493_141" style:family="text"/>
    <style:style style:name="T493_142" style:family="text"/>
    <style:style style:name="T493_143" style:family="text"/>
    <style:style style:name="T493_144" style:family="text"/>
    <style:style style:name="T493_145" style:family="text"/>
    <style:style style:name="T493_146" style:family="text"/>
    <style:style style:name="T493_147" style:family="text"/>
    <style:style style:name="T493_148" style:family="text"/>
    <style:style style:name="T493_149" style:family="text"/>
    <style:style style:name="T493_150" style:family="text"/>
    <style:style style:name="T493_151" style:family="text"/>
    <style:style style:name="T493_152" style:family="text"/>
    <style:style style:name="T493_153" style:family="text"/>
    <style:style style:name="T493_154" style:family="text"/>
    <style:style style:name="T493_155" style:family="text"/>
    <style:style style:name="T493_156" style:family="text"/>
    <style:style style:name="T493_157" style:family="text"/>
    <style:style style:name="T493_158" style:family="text"/>
    <style:style style:name="T493_159" style:family="text"/>
    <style:style style:name="T493_160" style:family="text"/>
    <style:style style:name="T493_161" style:family="text"/>
    <style:style style:name="T493_162" style:family="text"/>
    <style:style style:name="T493_163" style:family="text"/>
    <style:style style:name="T493_164" style:family="text"/>
    <style:style style:name="T493_165" style:family="text"/>
    <style:style style:name="T493_166" style:family="text"/>
    <style:style style:name="T493_167" style:family="text"/>
    <style:style style:name="T493_168" style:family="text"/>
    <style:style style:name="T493_169" style:family="text"/>
    <style:style style:name="T493_170" style:family="text"/>
    <style:style style:name="T493_171" style:family="text"/>
    <style:style style:name="T493_172" style:family="text"/>
    <style:style style:name="T493_173" style:family="text"/>
    <style:style style:name="T493_174" style:family="text"/>
    <style:style style:name="T493_175" style:family="text"/>
    <style:style style:name="T493_176" style:family="text"/>
    <style:style style:name="T493_177" style:family="text"/>
    <style:style style:name="T493_178" style:family="text"/>
    <style:style style:name="T493_179" style:family="text"/>
    <style:style style:name="T493_180" style:family="text"/>
    <style:style style:name="T493_181" style:family="text"/>
    <style:style style:name="T493_182" style:family="text"/>
    <style:style style:name="T493_183" style:family="text"/>
    <style:style style:name="T493_184" style:family="text"/>
    <style:style style:name="T493_185" style:family="text"/>
    <style:style style:name="T493_186" style:family="text"/>
    <style:style style:name="T493_187" style:family="text"/>
    <style:style style:name="T493_188" style:family="text"/>
    <style:style style:name="T493_189" style:family="text"/>
    <style:style style:name="T493_190" style:family="text"/>
    <style:style style:name="T493_191" style:family="text"/>
    <style:style style:name="T493_192" style:family="text"/>
    <style:style style:name="T493_193" style:family="text"/>
    <style:style style:name="T493_194" style:family="text"/>
    <style:style style:name="T493_195" style:family="text"/>
    <style:style style:name="T493_196" style:family="text"/>
    <style:style style:name="T493_197" style:family="text"/>
    <style:style style:name="T493_198" style:family="text"/>
    <style:style style:name="T493_199" style:family="text"/>
    <style:style style:name="T493_200" style:family="text"/>
    <style:style style:name="T493_201" style:family="text"/>
    <style:style style:name="T493_202" style:family="text"/>
    <style:style style:name="T493_203" style:family="text"/>
    <style:style style:name="T493_204" style:family="text"/>
    <style:style style:name="T493_205" style:family="text"/>
    <style:style style:name="T493_206" style:family="text"/>
    <style:style style:name="T493_207" style:family="text"/>
    <style:style style:name="T493_208" style:family="text"/>
    <style:style style:name="T493_209" style:family="text"/>
    <style:style style:name="T493_210" style:family="text"/>
    <style:style style:name="T493_211" style:family="text"/>
    <style:style style:name="T493_212" style:family="text"/>
    <style:style style:name="T493_213" style:family="text"/>
    <style:style style:name="T493_214" style:family="text"/>
    <style:style style:name="T493_215" style:family="text"/>
    <style:style style:name="T493_216" style:family="text"/>
    <style:style style:name="P494" style:family="paragraph" style:parent-style-name="Standard">
      <style:paragraph-properties fo:break-before="auto" style:writing-mode="lr-tb"/>
    </style:style>
    <style:style style:name="P495" style:family="paragraph" style:parent-style-name="Standard">
      <style:paragraph-properties fo:break-before="auto" style:writing-mode="lr-tb"/>
    </style:style>
    <style:style style:name="P496" style:family="paragraph" style:parent-style-name="Standard">
      <style:paragraph-properties fo:break-before="auto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T496_21" style:family="text"/>
    <style:style style:name="T496_22" style:family="text"/>
    <style:style style:name="T496_23" style:family="text"/>
    <style:style style:name="T496_24" style:family="text"/>
    <style:style style:name="T496_25" style:family="text"/>
    <style:style style:name="T496_26" style:family="text"/>
    <style:style style:name="T496_27" style:family="text"/>
    <style:style style:name="T496_28" style:family="text"/>
    <style:style style:name="T496_29" style:family="text"/>
    <style:style style:name="T496_30" style:family="text"/>
    <style:style style:name="T496_31" style:family="text"/>
    <style:style style:name="T496_32" style:family="text"/>
    <style:style style:name="T496_33" style:family="text"/>
    <style:style style:name="T496_34" style:family="text"/>
    <style:style style:name="T496_35" style:family="text"/>
    <style:style style:name="T496_36" style:family="text"/>
    <style:style style:name="T496_37" style:family="text"/>
    <style:style style:name="T496_38" style:family="text"/>
    <style:style style:name="T496_39" style:family="text"/>
    <style:style style:name="T496_40" style:family="text"/>
    <style:style style:name="T496_41" style:family="text"/>
    <style:style style:name="T496_42" style:family="text"/>
    <style:style style:name="T496_43" style:family="text"/>
    <style:style style:name="T496_44" style:family="text"/>
    <style:style style:name="T496_45" style:family="text"/>
    <style:style style:name="T496_46" style:family="text"/>
    <style:style style:name="T496_47" style:family="text"/>
    <style:style style:name="T496_48" style:family="text"/>
    <style:style style:name="T496_49" style:family="text"/>
    <style:style style:name="T496_50" style:family="text"/>
    <style:style style:name="T496_51" style:family="text"/>
    <style:style style:name="T496_52" style:family="text"/>
    <style:style style:name="T496_53" style:family="text"/>
    <style:style style:name="T496_54" style:family="text"/>
    <style:style style:name="T496_55" style:family="text"/>
    <style:style style:name="T496_56" style:family="text"/>
    <style:style style:name="T496_57" style:family="text"/>
    <style:style style:name="T496_58" style:family="text"/>
    <style:style style:name="T496_59" style:family="text"/>
    <style:style style:name="T496_60" style:family="text"/>
    <style:style style:name="T496_61" style:family="text"/>
    <style:style style:name="T496_62" style:family="text"/>
    <style:style style:name="T496_63" style:family="text"/>
    <style:style style:name="T496_64" style:family="text"/>
    <style:style style:name="T496_65" style:family="text"/>
    <style:style style:name="T496_66" style:family="text"/>
    <style:style style:name="T496_67" style:family="text"/>
    <style:style style:name="T496_68" style:family="text"/>
    <style:style style:name="T496_69" style:family="text"/>
    <style:style style:name="T496_70" style:family="text"/>
    <style:style style:name="T496_71" style:family="text"/>
    <style:style style:name="T496_72" style:family="text"/>
    <style:style style:name="T496_73" style:family="text"/>
    <style:style style:name="T496_74" style:family="text"/>
    <style:style style:name="T496_75" style:family="text"/>
    <style:style style:name="T496_76" style:family="text"/>
    <style:style style:name="T496_77" style:family="text"/>
    <style:style style:name="T496_78" style:family="text"/>
    <style:style style:name="T496_79" style:family="text"/>
    <style:style style:name="T496_80" style:family="text"/>
    <style:style style:name="T496_81" style:family="text"/>
    <style:style style:name="T496_82" style:family="text"/>
    <style:style style:name="T496_83" style:family="text"/>
    <style:style style:name="T496_84" style:family="text"/>
    <style:style style:name="T496_85" style:family="text"/>
    <style:style style:name="T496_86" style:family="text"/>
    <style:style style:name="T496_87" style:family="text"/>
    <style:style style:name="T496_88" style:family="text"/>
    <style:style style:name="T496_89" style:family="text"/>
    <style:style style:name="T496_90" style:family="text"/>
    <style:style style:name="T496_91" style:family="text"/>
    <style:style style:name="T496_92" style:family="text"/>
    <style:style style:name="T496_93" style:family="text"/>
    <style:style style:name="T496_94" style:family="text"/>
    <style:style style:name="T496_95" style:family="text"/>
    <style:style style:name="T496_96" style:family="text"/>
    <style:style style:name="T496_97" style:family="text"/>
    <style:style style:name="T496_98" style:family="text"/>
    <style:style style:name="T496_99" style:family="text"/>
    <style:style style:name="T496_100" style:family="text"/>
    <style:style style:name="T496_101" style:family="text"/>
    <style:style style:name="T496_102" style:family="text"/>
    <style:style style:name="T496_103" style:family="text"/>
    <style:style style:name="T496_104" style:family="text"/>
    <style:style style:name="T496_105" style:family="text"/>
    <style:style style:name="T496_106" style:family="text"/>
    <style:style style:name="T496_107" style:family="text"/>
    <style:style style:name="T496_108" style:family="text"/>
    <style:style style:name="T496_109" style:family="text"/>
    <style:style style:name="T496_110" style:family="text"/>
    <style:style style:name="T496_111" style:family="text"/>
    <style:style style:name="T496_112" style:family="text"/>
    <style:style style:name="T496_113" style:family="text"/>
    <style:style style:name="T496_114" style:family="text"/>
    <style:style style:name="T496_115" style:family="text"/>
    <style:style style:name="T496_116" style:family="text"/>
    <style:style style:name="T496_117" style:family="text"/>
    <style:style style:name="T496_118" style:family="text"/>
    <style:style style:name="T496_119" style:family="text"/>
    <style:style style:name="T496_120" style:family="text"/>
    <style:style style:name="T496_121" style:family="text"/>
    <style:style style:name="T496_122" style:family="text"/>
    <style:style style:name="T496_123" style:family="text"/>
    <style:style style:name="T496_124" style:family="text"/>
    <style:style style:name="T496_125" style:family="text"/>
    <style:style style:name="T496_126" style:family="text"/>
    <style:style style:name="T496_127" style:family="text"/>
    <style:style style:name="T496_128" style:family="text"/>
    <style:style style:name="T496_129" style:family="text"/>
    <style:style style:name="T496_130" style:family="text"/>
    <style:style style:name="T496_131" style:family="text"/>
    <style:style style:name="T496_132" style:family="text"/>
    <style:style style:name="T496_133" style:family="text"/>
    <style:style style:name="T496_134" style:family="text"/>
    <style:style style:name="T496_135" style:family="text"/>
    <style:style style:name="T496_136" style:family="text"/>
    <style:style style:name="T496_137" style:family="text"/>
    <style:style style:name="T496_138" style:family="text"/>
    <style:style style:name="T496_139" style:family="text"/>
    <style:style style:name="T496_140" style:family="text"/>
    <style:style style:name="P497" style:family="paragraph" style:parent-style-name="Standard">
      <style:paragraph-properties fo:break-before="auto" style:writing-mode="lr-tb"/>
    </style:style>
    <style:style style:name="P498" style:family="paragraph" style:parent-style-name="Standard">
      <style:paragraph-properties fo:break-before="auto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T498_16" style:family="text"/>
    <style:style style:name="T498_17" style:family="text"/>
    <style:style style:name="T498_18" style:family="text"/>
    <style:style style:name="T498_19" style:family="text"/>
    <style:style style:name="T498_20" style:family="text"/>
    <style:style style:name="T498_21" style:family="text"/>
    <style:style style:name="T498_22" style:family="text"/>
    <style:style style:name="T498_23" style:family="text"/>
    <style:style style:name="T498_24" style:family="text"/>
    <style:style style:name="T498_25" style:family="text"/>
    <style:style style:name="T498_26" style:family="text"/>
    <style:style style:name="T498_27" style:family="text"/>
    <style:style style:name="T498_28" style:family="text"/>
    <style:style style:name="T498_29" style:family="text"/>
    <style:style style:name="T498_30" style:family="text"/>
    <style:style style:name="T498_31" style:family="text"/>
    <style:style style:name="T498_32" style:family="text"/>
    <style:style style:name="T498_33" style:family="text"/>
    <style:style style:name="T498_34" style:family="text"/>
    <style:style style:name="T498_35" style:family="text"/>
    <style:style style:name="T498_36" style:family="text"/>
    <style:style style:name="T498_37" style:family="text"/>
    <style:style style:name="T498_38" style:family="text"/>
    <style:style style:name="T498_39" style:family="text"/>
    <style:style style:name="T498_40" style:family="text"/>
    <style:style style:name="T498_41" style:family="text"/>
    <style:style style:name="T498_42" style:family="text"/>
    <style:style style:name="T498_43" style:family="text"/>
    <style:style style:name="T498_44" style:family="text"/>
    <style:style style:name="T498_45" style:family="text"/>
    <style:style style:name="T498_46" style:family="text"/>
    <style:style style:name="T498_47" style:family="text"/>
    <style:style style:name="T498_48" style:family="text"/>
    <style:style style:name="T498_49" style:family="text"/>
    <style:style style:name="T498_50" style:family="text"/>
    <style:style style:name="T498_51" style:family="text"/>
    <style:style style:name="T498_52" style:family="text"/>
    <style:style style:name="T498_53" style:family="text"/>
    <style:style style:name="T498_54" style:family="text"/>
    <style:style style:name="T498_55" style:family="text"/>
    <style:style style:name="T498_56" style:family="text"/>
    <style:style style:name="T498_57" style:family="text"/>
    <style:style style:name="T498_58" style:family="text"/>
    <style:style style:name="T498_59" style:family="text"/>
    <style:style style:name="T498_60" style:family="text"/>
    <style:style style:name="T498_61" style:family="text"/>
    <style:style style:name="T498_62" style:family="text"/>
    <style:style style:name="T498_63" style:family="text"/>
    <style:style style:name="T498_64" style:family="text"/>
    <style:style style:name="T498_65" style:family="text"/>
    <style:style style:name="T498_66" style:family="text"/>
    <style:style style:name="T498_67" style:family="text"/>
    <style:style style:name="T498_68" style:family="text"/>
    <style:style style:name="T498_69" style:family="text"/>
    <style:style style:name="T498_70" style:family="text"/>
    <style:style style:name="T498_71" style:family="text"/>
    <style:style style:name="T498_72" style:family="text"/>
    <style:style style:name="T498_73" style:family="text"/>
    <style:style style:name="T498_74" style:family="text"/>
    <style:style style:name="T498_75" style:family="text"/>
    <style:style style:name="T498_76" style:family="text"/>
    <style:style style:name="T498_77" style:family="text"/>
    <style:style style:name="T498_78" style:family="text"/>
    <style:style style:name="T498_79" style:family="text"/>
    <style:style style:name="T498_80" style:family="text"/>
    <style:style style:name="T498_81" style:family="text"/>
    <style:style style:name="T498_82" style:family="text"/>
    <style:style style:name="T498_83" style:family="text"/>
    <style:style style:name="T498_84" style:family="text"/>
    <style:style style:name="P499" style:family="paragraph" style:parent-style-name="Standard">
      <style:paragraph-properties fo:break-before="auto" style:writing-mode="lr-tb"/>
    </style:style>
    <style:style style:name="P500" style:family="paragraph" style:parent-style-name="Heading_20_2">
      <style:paragraph-properties fo:break-before="auto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P501" style:family="paragraph" style:parent-style-name="Standard">
      <style:paragraph-properties fo:break-before="auto" fo:margin-top="0cm" style:writing-mode="lr-tb"/>
    </style:style>
    <style:style style:name="T501_1" style:family="text"/>
    <style:style style:name="T501_2" style:family="text"/>
    <style:style style:name="T501_3" style:family="text"/>
    <style:style style:name="P502" style:family="paragraph" style:parent-style-name="Standard">
      <style:paragraph-properties fo:break-before="auto" fo:margin-top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P503" style:family="paragraph" style:parent-style-name="Standard">
      <style:paragraph-properties fo:break-before="auto" fo:margin-top="0cm" fo:margin-bottom="0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P504" style:family="paragraph" style:parent-style-name="Heading_20_1">
      <style:paragraph-properties fo:break-before="auto" style:writing-mode="lr-tb"/>
    </style:style>
    <style:style style:name="T504_1" style:family="text"/>
    <style:style style:name="P505" style:family="paragraph" style:parent-style-name="Heading_20_2">
      <style:paragraph-properties fo:break-before="auto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P506" style:family="paragraph" style:parent-style-name="Standard">
      <style:paragraph-properties fo:break-before="auto" fo:margin-top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P507" style:family="paragraph" style:parent-style-name="Standard">
      <style:paragraph-properties fo:break-before="auto" fo:margin-top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/>
    <style:style style:name="T507_24" style:family="text"/>
    <style:style style:name="T507_25" style:family="text"/>
    <style:style style:name="T507_26" style:family="text"/>
    <style:style style:name="T507_27" style:family="text"/>
    <style:style style:name="P508" style:family="paragraph" style:parent-style-name="Standard">
      <style:paragraph-properties fo:break-before="auto" fo:margin-top="0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/>
    <style:style style:name="T508_27" style:family="text"/>
    <style:style style:name="T508_28" style:family="text"/>
    <style:style style:name="T508_29" style:family="text"/>
    <style:style style:name="T508_30" style:family="text"/>
    <style:style style:name="T508_31" style:family="text"/>
    <style:style style:name="T508_32" style:family="text"/>
    <style:style style:name="T508_33" style:family="text"/>
    <style:style style:name="T508_34" style:family="text"/>
    <style:style style:name="T508_35" style:family="text"/>
    <style:style style:name="T508_36" style:family="text"/>
    <style:style style:name="T508_37" style:family="text"/>
    <style:style style:name="T508_38" style:family="text"/>
    <style:style style:name="T508_39" style:family="text"/>
    <style:style style:name="P509" style:family="paragraph" style:parent-style-name="Standard">
      <style:paragraph-properties fo:break-before="auto" fo:margin-top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T509_27" style:family="text"/>
    <style:style style:name="T509_28" style:family="text"/>
    <style:style style:name="T509_29" style:family="text"/>
    <style:style style:name="T509_30" style:family="text"/>
    <style:style style:name="T509_31" style:family="text"/>
    <style:style style:name="T509_32" style:family="text"/>
    <style:style style:name="T509_33" style:family="text"/>
    <style:style style:name="T509_34" style:family="text"/>
    <style:style style:name="T509_35" style:family="text"/>
    <style:style style:name="T509_36" style:family="text"/>
    <style:style style:name="T509_37" style:family="text"/>
    <style:style style:name="P510" style:family="paragraph" style:parent-style-name="Standard">
      <style:paragraph-properties fo:break-before="auto" fo:margin-top="0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T510_19" style:family="text"/>
    <style:style style:name="P511" style:family="paragraph" style:parent-style-name="Standard">
      <style:paragraph-properties fo:break-before="auto" fo:margin-top="0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T511_17" style:family="text"/>
    <style:style style:name="T511_18" style:family="text"/>
    <style:style style:name="T511_19" style:family="text"/>
    <style:style style:name="T511_20" style:family="text"/>
    <style:style style:name="T511_21" style:family="text"/>
    <style:style style:name="T511_22" style:family="text"/>
    <style:style style:name="T511_23" style:family="text"/>
    <style:style style:name="T511_24" style:family="text"/>
    <style:style style:name="T511_25" style:family="text"/>
    <style:style style:name="T511_26" style:family="text"/>
    <style:style style:name="T511_27" style:family="text"/>
    <style:style style:name="T511_28" style:family="text"/>
    <style:style style:name="T511_29" style:family="text"/>
    <style:style style:name="T511_30" style:family="text"/>
    <style:style style:name="T511_31" style:family="text"/>
    <style:style style:name="T511_32" style:family="text"/>
    <style:style style:name="T511_33" style:family="text"/>
    <style:style style:name="T511_34" style:family="text"/>
    <style:style style:name="T511_35" style:family="text"/>
    <style:style style:name="T511_36" style:family="text"/>
    <style:style style:name="T511_37" style:family="text"/>
    <style:style style:name="T511_38" style:family="text"/>
    <style:style style:name="T511_39" style:family="text"/>
    <style:style style:name="T511_40" style:family="text"/>
    <style:style style:name="T511_41" style:family="text"/>
    <style:style style:name="T511_42" style:family="text"/>
    <style:style style:name="T511_43" style:family="text"/>
    <style:style style:name="T511_44" style:family="text"/>
    <style:style style:name="T511_45" style:family="text"/>
    <style:style style:name="T511_46" style:family="text"/>
    <style:style style:name="T511_47" style:family="text"/>
    <style:style style:name="T511_48" style:family="text"/>
    <style:style style:name="T511_49" style:family="text"/>
    <style:style style:name="T511_50" style:family="text"/>
    <style:style style:name="T511_51" style:family="text"/>
    <style:style style:name="T511_52" style:family="text"/>
    <style:style style:name="T511_53" style:family="text"/>
    <style:style style:name="T511_54" style:family="text"/>
    <style:style style:name="T511_55" style:family="text"/>
    <style:style style:name="T511_56" style:family="text"/>
    <style:style style:name="T511_57" style:family="text"/>
    <style:style style:name="T511_58" style:family="text"/>
    <style:style style:name="T511_59" style:family="text"/>
    <style:style style:name="T511_60" style:family="text"/>
    <style:style style:name="T511_61" style:family="text"/>
    <style:style style:name="P512" style:family="paragraph" style:parent-style-name="Standard">
      <style:paragraph-properties fo:break-before="auto" fo:margin-top="0cm" fo:margin-bottom="0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P513" style:family="paragraph" style:parent-style-name="Heading_20_3">
      <style:paragraph-properties fo:break-before="auto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P514" style:family="paragraph" style:parent-style-name="Standard">
      <style:paragraph-properties fo:break-before="auto" fo:margin-top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P515" style:family="paragraph" style:parent-style-name="Standard">
      <style:paragraph-properties fo:break-before="auto" fo:margin-top="0cm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P516" style:family="paragraph" style:parent-style-name="Standard">
      <style:paragraph-properties fo:break-before="auto" fo:margin-top="0cm" fo:margin-bottom="0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P517" style:family="paragraph" style:parent-style-name="Heading_20_2">
      <style:paragraph-properties fo:break-before="auto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P518" style:family="paragraph" style:parent-style-name="Heading_20_3">
      <style:paragraph-properties fo:break-before="auto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P519" style:family="paragraph" style:parent-style-name="Standard">
      <style:paragraph-properties fo:break-before="auto" fo:margin-top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P520" style:family="paragraph" style:parent-style-name="Standard">
      <style:paragraph-properties fo:break-before="auto" fo:margin-top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P521" style:family="paragraph" style:parent-style-name="Standard">
      <style:paragraph-properties fo:break-before="auto" fo:margin-top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T521_11" style:family="text"/>
    <style:style style:name="P522" style:family="paragraph" style:parent-style-name="Standard">
      <style:paragraph-properties fo:break-before="auto" fo:margin-top="0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P523" style:family="paragraph" style:parent-style-name="Standard">
      <style:paragraph-properties fo:break-before="auto" fo:margin-top="0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P524" style:family="paragraph" style:parent-style-name="Standard">
      <style:paragraph-properties fo:break-before="auto" fo:margin-top="0cm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P525" style:family="paragraph" style:parent-style-name="Standard">
      <style:paragraph-properties fo:break-before="auto" fo:margin-top="0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P526" style:family="paragraph" style:parent-style-name="Standard">
      <style:paragraph-properties fo:break-before="auto" fo:margin-top="0cm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P527" style:family="paragraph" style:parent-style-name="Standard">
      <style:paragraph-properties fo:break-before="auto" fo:margin-top="0cm" style:writing-mode="lr-tb"/>
    </style:style>
    <style:style style:name="T527_1" style:family="text"/>
    <style:style style:name="P528" style:family="paragraph" style:parent-style-name="Standard">
      <style:paragraph-properties fo:break-before="auto" fo:margin-top="0cm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P529" style:family="paragraph" style:parent-style-name="Standard">
      <style:paragraph-properties fo:break-before="auto" fo:margin-top="0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T529_22" style:family="text"/>
    <style:style style:name="T529_23" style:family="text"/>
    <style:style style:name="T529_24" style:family="text"/>
    <style:style style:name="T529_25" style:family="text"/>
    <style:style style:name="T529_26" style:family="text"/>
    <style:style style:name="T529_27" style:family="text"/>
    <style:style style:name="P530" style:family="paragraph" style:parent-style-name="Standard">
      <style:paragraph-properties fo:break-before="auto" fo:margin-top="0cm" fo:margin-bottom="0cm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Heading_20_3">
      <style:paragraph-properties fo:break-before="auto" style:writing-mode="lr-tb"/>
    </style:style>
    <style:style style:name="T531_1" style:family="text"/>
    <style:style style:name="P532" style:family="paragraph" style:parent-style-name="Standard">
      <style:paragraph-properties fo:break-before="auto" fo:margin-top="0cm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P533" style:family="paragraph" style:parent-style-name="Standard">
      <style:paragraph-properties fo:break-before="auto" fo:margin-top="0cm" style:writing-mode="lr-tb"/>
    </style:style>
    <style:style style:name="T533_1" style:family="text"/>
    <style:style style:name="T533_2" style:family="text"/>
    <style:style style:name="T533_3" style:family="text"/>
    <style:style style:name="P534" style:family="paragraph" style:parent-style-name="Standard">
      <style:paragraph-properties fo:break-before="auto" fo:margin-top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P535" style:family="paragraph" style:parent-style-name="Standard">
      <style:paragraph-properties fo:break-before="auto" fo:margin-top="0cm" fo:margin-bottom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T535_21" style:family="text"/>
    <style:style style:name="T535_22" style:family="text"/>
    <style:style style:name="T535_23" style:family="text"/>
    <style:style style:name="T535_24" style:family="text"/>
    <style:style style:name="T535_25" style:family="text"/>
    <style:style style:name="T535_26" style:family="text"/>
    <style:style style:name="T535_27" style:family="text"/>
    <style:style style:name="T535_28" style:family="text"/>
    <style:style style:name="T535_29" style:family="text"/>
    <style:style style:name="T535_30" style:family="text"/>
    <style:style style:name="T535_31" style:family="text"/>
    <style:style style:name="P536" style:family="paragraph" style:parent-style-name="Heading_20_3">
      <style:paragraph-properties fo:break-before="auto" style:writing-mode="lr-tb"/>
    </style:style>
    <style:style style:name="T536_1" style:family="text"/>
    <style:style style:name="P537" style:family="paragraph" style:parent-style-name="Standard">
      <style:paragraph-properties fo:break-before="auto" fo:margin-top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P538" style:family="paragraph" style:parent-style-name="Standard">
      <style:paragraph-properties fo:break-before="auto" fo:margin-top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P539" style:family="paragraph" style:parent-style-name="Standard">
      <style:paragraph-properties fo:break-before="auto" fo:margin-top="0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P540" style:family="paragraph" style:parent-style-name="Standard">
      <style:paragraph-properties fo:break-before="auto" fo:margin-top="0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P541" style:family="paragraph" style:parent-style-name="Standard">
      <style:paragraph-properties fo:break-before="auto" fo:margin-top="0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P542" style:family="paragraph" style:parent-style-name="Standard">
      <style:paragraph-properties fo:break-before="auto" fo:margin-top="0cm" fo:margin-bottom="0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P543" style:family="paragraph" style:parent-style-name="Heading_20_3">
      <style:paragraph-properties fo:break-before="auto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P544" style:family="paragraph" style:parent-style-name="Standard">
      <style:paragraph-properties fo:break-before="auto" fo:margin-top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T544_22" style:family="text"/>
    <style:style style:name="T544_23" style:family="text"/>
    <style:style style:name="T544_24" style:family="text"/>
    <style:style style:name="T544_25" style:family="text"/>
    <style:style style:name="T544_26" style:family="text"/>
    <style:style style:name="T544_27" style:family="text"/>
    <style:style style:name="T544_28" style:family="text"/>
    <style:style style:name="T544_29" style:family="text"/>
    <style:style style:name="T544_30" style:family="text"/>
    <style:style style:name="T544_31" style:family="text"/>
    <style:style style:name="T544_32" style:family="text"/>
    <style:style style:name="T544_33" style:family="text"/>
    <style:style style:name="P545" style:family="paragraph" style:parent-style-name="Standard">
      <style:paragraph-properties fo:break-before="auto" fo:margin-top="0cm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P546" style:family="paragraph" style:parent-style-name="Standard">
      <style:paragraph-properties fo:break-before="auto" fo:margin-top="0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P547" style:family="paragraph" style:parent-style-name="Standard">
      <style:paragraph-properties fo:break-before="auto" fo:margin-top="0cm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T547_12" style:family="text"/>
    <style:style style:name="T547_13" style:family="text"/>
    <style:style style:name="T547_14" style:family="text"/>
    <style:style style:name="T547_15" style:family="text"/>
    <style:style style:name="P548" style:family="paragraph" style:parent-style-name="Standard">
      <style:paragraph-properties fo:break-before="auto" fo:margin-top="0cm" fo:margin-bottom="0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P549" style:family="paragraph" style:parent-style-name="Heading_20_3">
      <style:paragraph-properties fo:break-before="auto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P550" style:family="paragraph" style:parent-style-name="Standard">
      <style:paragraph-properties fo:break-before="auto" fo:margin-top="0cm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T550_14" style:family="text"/>
    <style:style style:name="T550_15" style:family="text"/>
    <style:style style:name="T550_16" style:family="text"/>
    <style:style style:name="T550_17" style:family="text"/>
    <style:style style:name="T550_18" style:family="text"/>
    <style:style style:name="T550_19" style:family="text"/>
    <style:style style:name="T550_20" style:family="text"/>
    <style:style style:name="T550_21" style:family="text"/>
    <style:style style:name="T550_22" style:family="text"/>
    <style:style style:name="T550_23" style:family="text"/>
    <style:style style:name="T550_24" style:family="text"/>
    <style:style style:name="T550_25" style:family="text"/>
    <style:style style:name="T550_26" style:family="text"/>
    <style:style style:name="T550_27" style:family="text"/>
    <style:style style:name="T550_28" style:family="text"/>
    <style:style style:name="T550_29" style:family="text"/>
    <style:style style:name="T550_30" style:family="text"/>
    <style:style style:name="T550_31" style:family="text"/>
    <style:style style:name="T550_32" style:family="text"/>
    <style:style style:name="T550_33" style:family="text"/>
    <style:style style:name="T550_34" style:family="text"/>
    <style:style style:name="T550_35" style:family="text"/>
    <style:style style:name="P551" style:family="paragraph" style:parent-style-name="Standard">
      <style:paragraph-properties fo:break-before="auto" fo:margin-top="0cm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T551_13" style:family="text"/>
    <style:style style:name="T551_14" style:family="text"/>
    <style:style style:name="T551_15" style:family="text"/>
    <style:style style:name="T551_16" style:family="text"/>
    <style:style style:name="T551_17" style:family="text"/>
    <style:style style:name="T551_18" style:family="text"/>
    <style:style style:name="T551_19" style:family="text"/>
    <style:style style:name="P552" style:family="paragraph" style:parent-style-name="Standard">
      <style:paragraph-properties fo:break-before="auto" fo:margin-top="0cm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T552_14" style:family="text"/>
    <style:style style:name="T552_15" style:family="text"/>
    <style:style style:name="T552_16" style:family="text"/>
    <style:style style:name="T552_17" style:family="text"/>
    <style:style style:name="T552_18" style:family="text"/>
    <style:style style:name="T552_19" style:family="text"/>
    <style:style style:name="T552_20" style:family="text"/>
    <style:style style:name="T552_21" style:family="text"/>
    <style:style style:name="T552_22" style:family="text"/>
    <style:style style:name="T552_23" style:family="text"/>
    <style:style style:name="T552_24" style:family="text"/>
    <style:style style:name="T552_25" style:family="text"/>
    <style:style style:name="T552_26" style:family="text"/>
    <style:style style:name="T552_27" style:family="text"/>
    <style:style style:name="T552_28" style:family="text"/>
    <style:style style:name="T552_29" style:family="text"/>
    <style:style style:name="T552_30" style:family="text"/>
    <style:style style:name="T552_31" style:family="text"/>
    <style:style style:name="T552_32" style:family="text"/>
    <style:style style:name="T552_33" style:family="text"/>
    <style:style style:name="T552_34" style:family="text"/>
    <style:style style:name="T552_35" style:family="text"/>
    <style:style style:name="T552_36" style:family="text"/>
    <style:style style:name="T552_37" style:family="text"/>
    <style:style style:name="T552_38" style:family="text"/>
    <style:style style:name="P553" style:family="paragraph" style:parent-style-name="Standard">
      <style:paragraph-properties fo:break-before="auto" fo:margin-top="0cm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T553_12" style:family="text"/>
    <style:style style:name="T553_13" style:family="text"/>
    <style:style style:name="T553_14" style:family="text"/>
    <style:style style:name="T553_15" style:family="text"/>
    <style:style style:name="T553_16" style:family="text"/>
    <style:style style:name="T553_17" style:family="text"/>
    <style:style style:name="T553_18" style:family="text"/>
    <style:style style:name="T553_19" style:family="text"/>
    <style:style style:name="P554" style:family="paragraph" style:parent-style-name="Standard">
      <style:paragraph-properties fo:break-before="auto" fo:margin-top="0cm" fo:margin-bottom="0cm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P555" style:family="paragraph" style:parent-style-name="Heading_20_3">
      <style:paragraph-properties fo:break-before="auto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P556" style:family="paragraph" style:parent-style-name="Standard">
      <style:paragraph-properties fo:break-before="auto" fo:margin-top="0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P557" style:family="paragraph" style:parent-style-name="Standard">
      <style:paragraph-properties fo:break-before="auto" fo:margin-top="0cm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P558" style:family="paragraph" style:parent-style-name="Standard">
      <style:paragraph-properties fo:break-before="auto" fo:margin-top="0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P559" style:family="paragraph" style:parent-style-name="Standard">
      <style:paragraph-properties fo:break-before="auto" fo:margin-top="0cm" fo:margin-bottom="0cm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P560" style:family="paragraph" style:parent-style-name="Heading_20_2">
      <style:paragraph-properties fo:break-before="auto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T561_15" style:family="text"/>
    <style:style style:name="T561_16" style:family="text"/>
    <style:style style:name="P562" style:family="paragraph" style:parent-style-name="Heading_20_3">
      <style:paragraph-properties fo:break-before="auto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P563" style:family="paragraph" style:parent-style-name="Standard">
      <style:paragraph-properties fo:break-before="auto" fo:margin-top="0cm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T563_15" style:family="text"/>
    <style:style style:name="T563_16" style:family="text"/>
    <style:style style:name="T563_17" style:family="text"/>
    <style:style style:name="T563_18" style:family="text"/>
    <style:style style:name="T563_19" style:family="text"/>
    <style:style style:name="T563_20" style:family="text"/>
    <style:style style:name="T563_21" style:family="text"/>
    <style:style style:name="T563_22" style:family="text"/>
    <style:style style:name="T563_23" style:family="text"/>
    <style:style style:name="T563_24" style:family="text"/>
    <style:style style:name="T563_25" style:family="text"/>
    <style:style style:name="T563_26" style:family="text"/>
    <style:style style:name="T563_27" style:family="text"/>
    <style:style style:name="T563_28" style:family="text"/>
    <style:style style:name="T563_29" style:family="text"/>
    <style:style style:name="T563_30" style:family="text"/>
    <style:style style:name="T563_31" style:family="text"/>
    <style:style style:name="T563_32" style:family="text"/>
    <style:style style:name="T563_33" style:family="text"/>
    <style:style style:name="T563_34" style:family="text"/>
    <style:style style:name="T563_35" style:family="text"/>
    <style:style style:name="T563_36" style:family="text"/>
    <style:style style:name="T563_37" style:family="text"/>
    <style:style style:name="T563_38" style:family="text"/>
    <style:style style:name="T563_39" style:family="text"/>
    <style:style style:name="T563_40" style:family="text"/>
    <style:style style:name="T563_41" style:family="text"/>
    <style:style style:name="T563_42" style:family="text"/>
    <style:style style:name="T563_43" style:family="text"/>
    <style:style style:name="T563_44" style:family="text"/>
    <style:style style:name="T563_45" style:family="text"/>
    <style:style style:name="P564" style:family="paragraph" style:parent-style-name="Standard">
      <style:paragraph-properties fo:break-before="auto" fo:margin-top="0cm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T564_17" style:family="text"/>
    <style:style style:name="T564_18" style:family="text"/>
    <style:style style:name="T564_19" style:family="text"/>
    <style:style style:name="T564_20" style:family="text"/>
    <style:style style:name="T564_21" style:family="text"/>
    <style:style style:name="T564_22" style:family="text"/>
    <style:style style:name="T564_23" style:family="text"/>
    <style:style style:name="T564_24" style:family="text"/>
    <style:style style:name="T564_25" style:family="text"/>
    <style:style style:name="T564_26" style:family="text"/>
    <style:style style:name="T564_27" style:family="text"/>
    <style:style style:name="T564_28" style:family="text"/>
    <style:style style:name="T564_29" style:family="text"/>
    <style:style style:name="T564_30" style:family="text"/>
    <style:style style:name="T564_31" style:family="text"/>
    <style:style style:name="T564_32" style:family="text"/>
    <style:style style:name="T564_33" style:family="text"/>
    <style:style style:name="T564_34" style:family="text"/>
    <style:style style:name="T564_35" style:family="text"/>
    <style:style style:name="T564_36" style:family="text"/>
    <style:style style:name="T564_37" style:family="text"/>
    <style:style style:name="T564_38" style:family="text"/>
    <style:style style:name="T564_39" style:family="text"/>
    <style:style style:name="T564_40" style:family="text"/>
    <style:style style:name="T564_41" style:family="text"/>
    <style:style style:name="T564_42" style:family="text"/>
    <style:style style:name="P565" style:family="paragraph" style:parent-style-name="Standard">
      <style:paragraph-properties fo:break-before="auto" fo:margin-top="0cm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T565_16" style:family="text"/>
    <style:style style:name="T565_17" style:family="text"/>
    <style:style style:name="T565_18" style:family="text"/>
    <style:style style:name="T565_19" style:family="text"/>
    <style:style style:name="T565_20" style:family="text"/>
    <style:style style:name="T565_21" style:family="text"/>
    <style:style style:name="T565_22" style:family="text"/>
    <style:style style:name="T565_23" style:family="text"/>
    <style:style style:name="T565_24" style:family="text"/>
    <style:style style:name="T565_25" style:family="text"/>
    <style:style style:name="T565_26" style:family="text"/>
    <style:style style:name="T565_27" style:family="text"/>
    <style:style style:name="T565_28" style:family="text"/>
    <style:style style:name="T565_29" style:family="text"/>
    <style:style style:name="T565_30" style:family="text"/>
    <style:style style:name="T565_31" style:family="text"/>
    <style:style style:name="T565_32" style:family="text"/>
    <style:style style:name="T565_33" style:family="text"/>
    <style:style style:name="T565_34" style:family="text"/>
    <style:style style:name="T565_35" style:family="text"/>
    <style:style style:name="T565_36" style:family="text"/>
    <style:style style:name="T565_37" style:family="text"/>
    <style:style style:name="T565_38" style:family="text"/>
    <style:style style:name="T565_39" style:family="text"/>
    <style:style style:name="T565_40" style:family="text"/>
    <style:style style:name="T565_41" style:family="text"/>
    <style:style style:name="T565_42" style:family="text"/>
    <style:style style:name="T565_43" style:family="text"/>
    <style:style style:name="T565_44" style:family="text"/>
    <style:style style:name="T565_45" style:family="text"/>
    <style:style style:name="T565_46" style:family="text"/>
    <style:style style:name="T565_47" style:family="text"/>
    <style:style style:name="T565_48" style:family="text"/>
    <style:style style:name="T565_49" style:family="text"/>
    <style:style style:name="T565_50" style:family="text"/>
    <style:style style:name="T565_51" style:family="text"/>
    <style:style style:name="T565_52" style:family="text"/>
    <style:style style:name="T565_53" style:family="text"/>
    <style:style style:name="T565_54" style:family="text"/>
    <style:style style:name="T565_55" style:family="text"/>
    <style:style style:name="T565_56" style:family="text"/>
    <style:style style:name="T565_57" style:family="text"/>
    <style:style style:name="T565_58" style:family="text"/>
    <style:style style:name="T565_59" style:family="text"/>
    <style:style style:name="P566" style:family="paragraph" style:parent-style-name="Standard">
      <style:paragraph-properties fo:break-before="auto" fo:margin-top="0cm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P567" style:family="paragraph" style:parent-style-name="Standard">
      <style:paragraph-properties fo:break-before="auto" fo:margin-top="0cm" fo:margin-bottom="0cm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T567_17" style:family="text"/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T567_23" style:family="text"/>
    <style:style style:name="T567_24" style:family="text"/>
    <style:style style:name="T567_25" style:family="text"/>
    <style:style style:name="T567_26" style:family="text"/>
    <style:style style:name="T567_27" style:family="text"/>
    <style:style style:name="T567_28" style:family="text"/>
    <style:style style:name="T567_29" style:family="text"/>
    <style:style style:name="T567_30" style:family="text"/>
    <style:style style:name="T567_31" style:family="text"/>
    <style:style style:name="T567_32" style:family="text"/>
    <style:style style:name="T567_33" style:family="text"/>
    <style:style style:name="T567_34" style:family="text"/>
    <style:style style:name="T567_35" style:family="text"/>
    <style:style style:name="T567_36" style:family="text"/>
    <style:style style:name="T567_37" style:family="text"/>
    <style:style style:name="T567_38" style:family="text"/>
    <style:style style:name="T567_39" style:family="text"/>
    <style:style style:name="T567_40" style:family="text"/>
    <style:style style:name="T567_41" style:family="text"/>
    <style:style style:name="T567_42" style:family="text"/>
    <style:style style:name="T567_43" style:family="text"/>
    <style:style style:name="T567_44" style:family="text"/>
    <style:style style:name="T567_45" style:family="text"/>
    <style:style style:name="P568" style:family="paragraph" style:parent-style-name="Heading_20_3">
      <style:paragraph-properties fo:break-before="auto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P569" style:family="paragraph" style:parent-style-name="Standard">
      <style:paragraph-properties fo:break-before="auto" fo:margin-top="0cm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P570" style:family="paragraph" style:parent-style-name="Standard">
      <style:paragraph-properties fo:break-before="auto" fo:margin-top="0cm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P571" style:family="paragraph" style:parent-style-name="Standard">
      <style:paragraph-properties fo:break-before="auto" fo:margin-top="0cm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P572" style:family="paragraph" style:parent-style-name="Standard">
      <style:paragraph-properties fo:break-before="auto" fo:margin-top="0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T572_17" style:family="text"/>
    <style:style style:name="T572_18" style:family="text"/>
    <style:style style:name="T572_19" style:family="text"/>
    <style:style style:name="T572_20" style:family="text"/>
    <style:style style:name="P573" style:family="paragraph" style:parent-style-name="Standard">
      <style:paragraph-properties fo:break-before="auto" fo:margin-top="0cm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P574" style:family="paragraph" style:parent-style-name="Standard">
      <style:paragraph-properties fo:break-before="auto" fo:margin-top="0cm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P575" style:family="paragraph" style:parent-style-name="Standard">
      <style:paragraph-properties fo:break-before="auto" fo:margin-top="0cm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P576" style:family="paragraph" style:parent-style-name="Standard">
      <style:paragraph-properties fo:break-before="auto" fo:margin-top="0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P577" style:family="paragraph" style:parent-style-name="Standard">
      <style:paragraph-properties fo:break-before="auto" fo:margin-top="0cm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T577_12" style:family="text"/>
    <style:style style:name="T577_13" style:family="text"/>
    <style:style style:name="T577_14" style:family="text"/>
    <style:style style:name="T577_15" style:family="text"/>
    <style:style style:name="T577_16" style:family="text"/>
    <style:style style:name="T577_17" style:family="text"/>
    <style:style style:name="T577_18" style:family="text"/>
    <style:style style:name="T577_19" style:family="text"/>
    <style:style style:name="T577_20" style:family="text"/>
    <style:style style:name="T577_21" style:family="text"/>
    <style:style style:name="P578" style:family="paragraph" style:parent-style-name="Standard">
      <style:paragraph-properties fo:break-before="auto" fo:margin-top="0cm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T578_13" style:family="text"/>
    <style:style style:name="T578_14" style:family="text"/>
    <style:style style:name="T578_15" style:family="text"/>
    <style:style style:name="T578_16" style:family="text"/>
    <style:style style:name="T578_17" style:family="text"/>
    <style:style style:name="T578_18" style:family="text"/>
    <style:style style:name="T578_19" style:family="text"/>
    <style:style style:name="T578_20" style:family="text"/>
    <style:style style:name="T578_21" style:family="text"/>
    <style:style style:name="T578_22" style:family="text"/>
    <style:style style:name="T578_23" style:family="text"/>
    <style:style style:name="P579" style:family="paragraph" style:parent-style-name="Standard">
      <style:paragraph-properties fo:break-before="auto" fo:margin-top="0cm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T579_19" style:family="text"/>
    <style:style style:name="T579_20" style:family="text"/>
    <style:style style:name="T579_21" style:family="text"/>
    <style:style style:name="P580" style:family="paragraph" style:parent-style-name="Standard">
      <style:paragraph-properties fo:break-before="auto" fo:margin-top="0cm" fo:margin-bottom="0cm" style:writing-mode="lr-tb"/>
    </style:style>
    <style:style style:name="T580_1" style:family="text">
      <style:text-properties style:text-line-through-style="solid"/>
    </style:style>
    <style:style style:name="T580_2" style:family="text">
      <style:text-properties style:text-line-through-style="solid"/>
    </style:style>
    <style:style style:name="T580_3" style:family="text">
      <style:text-properties style:text-line-through-style="solid"/>
    </style:style>
    <style:style style:name="T580_4" style:family="text">
      <style:text-properties style:text-line-through-style="solid"/>
    </style:style>
    <style:style style:name="T580_5" style:family="text">
      <style:text-properties style:text-line-through-style="solid"/>
    </style:style>
    <style:style style:name="T580_6" style:family="text">
      <style:text-properties style:text-line-through-style="solid"/>
    </style:style>
    <style:style style:name="T580_7" style:family="text">
      <style:text-properties style:text-line-through-style="solid"/>
    </style:style>
    <style:style style:name="T580_8" style:family="text">
      <style:text-properties style:text-line-through-style="solid"/>
    </style:style>
    <style:style style:name="T580_9" style:family="text">
      <style:text-properties style:text-line-through-style="solid"/>
    </style:style>
    <style:style style:name="T580_10" style:family="text">
      <style:text-properties style:text-line-through-style="solid"/>
    </style:style>
    <style:style style:name="T580_11" style:family="text">
      <style:text-properties style:text-line-through-style="solid"/>
    </style:style>
    <style:style style:name="T580_12" style:family="text">
      <style:text-properties style:text-line-through-style="solid"/>
    </style:style>
    <style:style style:name="T580_13" style:family="text">
      <style:text-properties style:text-line-through-style="solid"/>
    </style:style>
    <style:style style:name="T580_14" style:family="text">
      <style:text-properties style:text-line-through-style="solid"/>
    </style:style>
    <style:style style:name="T580_15" style:family="text">
      <style:text-properties style:text-line-through-style="solid"/>
    </style:style>
    <style:style style:name="T580_16" style:family="text">
      <style:text-properties style:text-line-through-style="solid"/>
    </style:style>
    <style:style style:name="T580_17" style:family="text">
      <style:text-properties style:text-line-through-style="solid"/>
    </style:style>
    <style:style style:name="T580_18" style:family="text">
      <style:text-properties style:text-line-through-style="solid"/>
    </style:style>
    <style:style style:name="T580_19" style:family="text">
      <style:text-properties style:text-line-through-style="solid"/>
    </style:style>
    <style:style style:name="T580_20" style:family="text">
      <style:text-properties style:text-line-through-style="solid"/>
    </style:style>
    <style:style style:name="T580_21" style:family="text">
      <style:text-properties style:text-line-through-style="solid"/>
    </style:style>
    <style:style style:name="T580_22" style:family="text">
      <style:text-properties style:text-line-through-style="solid"/>
    </style:style>
    <style:style style:name="T580_23" style:family="text">
      <style:text-properties style:text-line-through-style="solid"/>
    </style:style>
    <style:style style:name="T580_24" style:family="text">
      <style:text-properties style:text-line-through-style="solid"/>
    </style:style>
    <style:style style:name="T580_25" style:family="text">
      <style:text-properties style:text-line-through-style="solid"/>
    </style:style>
    <style:style style:name="T580_26" style:family="text">
      <style:text-properties style:text-line-through-style="solid"/>
    </style:style>
    <style:style style:name="T580_27" style:family="text">
      <style:text-properties style:text-line-through-style="solid"/>
    </style:style>
    <style:style style:name="T580_28" style:family="text">
      <style:text-properties style:text-line-through-style="solid"/>
    </style:style>
    <style:style style:name="T580_29" style:family="text">
      <style:text-properties style:text-line-through-style="solid"/>
    </style:style>
    <style:style style:name="T580_30" style:family="text">
      <style:text-properties style:text-line-through-style="solid"/>
    </style:style>
    <style:style style:name="T580_31" style:family="text">
      <style:text-properties style:text-line-through-style="solid"/>
    </style:style>
    <style:style style:name="T580_32" style:family="text">
      <style:text-properties style:text-line-through-style="solid"/>
    </style:style>
    <style:style style:name="T580_33" style:family="text">
      <style:text-properties style:text-line-through-style="solid"/>
    </style:style>
    <style:style style:name="T580_34" style:family="text">
      <style:text-properties style:text-line-through-style="solid"/>
    </style:style>
    <style:style style:name="T580_35" style:family="text">
      <style:text-properties style:text-line-through-style="solid"/>
    </style:style>
    <style:style style:name="T580_36" style:family="text">
      <style:text-properties style:text-line-through-style="solid"/>
    </style:style>
    <style:style style:name="T580_37" style:family="text">
      <style:text-properties style:text-line-through-style="solid"/>
    </style:style>
    <style:style style:name="T580_38" style:family="text">
      <style:text-properties style:text-line-through-style="solid"/>
    </style:style>
    <style:style style:name="T580_39" style:family="text">
      <style:text-properties style:text-line-through-style="solid"/>
    </style:style>
    <style:style style:name="T580_40" style:family="text">
      <style:text-properties style:text-line-through-style="solid"/>
    </style:style>
    <style:style style:name="T580_41" style:family="text">
      <style:text-properties style:text-line-through-style="solid"/>
    </style:style>
    <style:style style:name="T580_42" style:family="text">
      <style:text-properties style:text-line-through-style="solid"/>
    </style:style>
    <style:style style:name="T580_43" style:family="text">
      <style:text-properties style:text-line-through-style="solid"/>
    </style:style>
    <style:style style:name="T580_44" style:family="text">
      <style:text-properties style:text-line-through-style="solid"/>
    </style:style>
    <style:style style:name="T580_45" style:family="text">
      <style:text-properties style:text-line-through-style="solid"/>
    </style:style>
    <style:style style:name="T580_46" style:family="text">
      <style:text-properties style:text-line-through-style="solid"/>
    </style:style>
    <style:style style:name="T580_47" style:family="text">
      <style:text-properties style:text-line-through-style="solid"/>
    </style:style>
    <style:style style:name="T580_48" style:family="text">
      <style:text-properties style:text-line-through-style="solid"/>
    </style:style>
    <style:style style:name="T580_49" style:family="text">
      <style:text-properties style:text-line-through-style="solid"/>
    </style:style>
    <style:style style:name="T580_50" style:family="text">
      <style:text-properties style:text-line-through-style="solid"/>
    </style:style>
    <style:style style:name="T580_51" style:family="text">
      <style:text-properties style:text-line-through-style="solid"/>
    </style:style>
    <style:style style:name="T580_52" style:family="text">
      <style:text-properties style:text-line-through-style="solid"/>
    </style:style>
    <style:style style:name="T580_53" style:family="text">
      <style:text-properties style:text-line-through-style="solid"/>
    </style:style>
    <style:style style:name="T580_54" style:family="text">
      <style:text-properties style:text-line-through-style="solid"/>
    </style:style>
    <style:style style:name="T580_55" style:family="text">
      <style:text-properties style:text-line-through-style="solid"/>
    </style:style>
    <style:style style:name="T580_56" style:family="text">
      <style:text-properties style:text-line-through-style="solid"/>
    </style:style>
    <style:style style:name="T580_57" style:family="text">
      <style:text-properties style:text-line-through-style="solid"/>
    </style:style>
    <style:style style:name="T580_58" style:family="text">
      <style:text-properties style:text-line-through-style="solid"/>
    </style:style>
    <style:style style:name="T580_59" style:family="text">
      <style:text-properties style:text-line-through-style="solid"/>
    </style:style>
    <style:style style:name="P581" style:family="paragraph" style:parent-style-name="Heading_20_1">
      <style:paragraph-properties fo:break-before="auto" style:writing-mode="lr-tb"/>
    </style:style>
    <style:style style:name="T581_1" style:family="text"/>
    <style:style style:name="P582" style:family="paragraph" style:parent-style-name="Heading_20_2">
      <style:paragraph-properties fo:break-before="auto" style:writing-mode="lr-tb"/>
    </style:style>
    <style:style style:name="T582_1" style:family="text"/>
    <style:style style:name="T582_2" style:family="text"/>
    <style:style style:name="T582_3" style:family="text"/>
    <style:style style:name="P583" style:family="paragraph" style:parent-style-name="Standard">
      <style:paragraph-properties fo:break-before="auto" fo:margin-top="0cm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/>
    <style:style style:name="P584" style:family="paragraph" style:parent-style-name="Standard">
      <style:paragraph-properties fo:break-before="auto" fo:margin-top="0cm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T584_16" style:family="text"/>
    <style:style style:name="T584_17" style:family="text"/>
    <style:style style:name="T584_18" style:family="text"/>
    <style:style style:name="T584_19" style:family="text"/>
    <style:style style:name="T584_20" style:family="text"/>
    <style:style style:name="T584_21" style:family="text"/>
    <style:style style:name="T584_22" style:family="text"/>
    <style:style style:name="T584_23" style:family="text"/>
    <style:style style:name="T584_24" style:family="text"/>
    <style:style style:name="T584_25" style:family="text"/>
    <style:style style:name="T584_26" style:family="text"/>
    <style:style style:name="T584_27" style:family="text"/>
    <style:style style:name="P585" style:family="paragraph" style:parent-style-name="Standard">
      <style:paragraph-properties fo:break-before="auto" fo:margin-top="0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P586" style:family="paragraph" style:parent-style-name="Standard">
      <style:paragraph-properties fo:break-before="auto" fo:margin-top="0cm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T586_17" style:family="text"/>
    <style:style style:name="T586_18" style:family="text"/>
    <style:style style:name="T586_19" style:family="text"/>
    <style:style style:name="P587" style:family="paragraph" style:parent-style-name="Standard">
      <style:paragraph-properties fo:break-before="auto" fo:margin-top="0cm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P588" style:family="paragraph" style:parent-style-name="Standard">
      <style:paragraph-properties fo:break-before="auto" fo:margin-top="0cm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T588_18" style:family="text"/>
    <style:style style:name="T588_19" style:family="text"/>
    <style:style style:name="T588_20" style:family="text"/>
    <style:style style:name="T588_21" style:family="text"/>
    <style:style style:name="T588_22" style:family="text"/>
    <style:style style:name="T588_23" style:family="text"/>
    <style:style style:name="T588_24" style:family="text"/>
    <style:style style:name="T588_25" style:family="text"/>
    <style:style style:name="T588_26" style:family="text"/>
    <style:style style:name="T588_27" style:family="text"/>
    <style:style style:name="T588_28" style:family="text"/>
    <style:style style:name="T588_29" style:family="text"/>
    <style:style style:name="T588_30" style:family="text"/>
    <style:style style:name="T588_31" style:family="text"/>
    <style:style style:name="T588_32" style:family="text"/>
    <style:style style:name="T588_33" style:family="text"/>
    <style:style style:name="T588_34" style:family="text"/>
    <style:style style:name="T588_35" style:family="text"/>
    <style:style style:name="T588_36" style:family="text"/>
    <style:style style:name="T588_37" style:family="text"/>
    <style:style style:name="T588_38" style:family="text"/>
    <style:style style:name="P589" style:family="paragraph" style:parent-style-name="Standard">
      <style:paragraph-properties fo:break-before="auto" fo:margin-top="0cm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T589_14" style:family="text"/>
    <style:style style:name="T589_15" style:family="text"/>
    <style:style style:name="T589_16" style:family="text"/>
    <style:style style:name="T589_17" style:family="text"/>
    <style:style style:name="T589_18" style:family="text"/>
    <style:style style:name="T589_19" style:family="text"/>
    <style:style style:name="T589_20" style:family="text"/>
    <style:style style:name="T589_21" style:family="text"/>
    <style:style style:name="T589_22" style:family="text"/>
    <style:style style:name="T589_23" style:family="text"/>
    <style:style style:name="T589_24" style:family="text"/>
    <style:style style:name="T589_25" style:family="text"/>
    <style:style style:name="T589_26" style:family="text"/>
    <style:style style:name="T589_27" style:family="text"/>
    <style:style style:name="T589_28" style:family="text"/>
    <style:style style:name="T589_29" style:family="text"/>
    <style:style style:name="T589_30" style:family="text"/>
    <style:style style:name="T589_31" style:family="text"/>
    <style:style style:name="T589_32" style:family="text"/>
    <style:style style:name="T589_33" style:family="text"/>
    <style:style style:name="T589_34" style:family="text"/>
    <style:style style:name="T589_35" style:family="text"/>
    <style:style style:name="T589_36" style:family="text"/>
    <style:style style:name="T589_37" style:family="text"/>
    <style:style style:name="T589_38" style:family="text"/>
    <style:style style:name="T589_39" style:family="text"/>
    <style:style style:name="T589_40" style:family="text"/>
    <style:style style:name="T589_41" style:family="text"/>
    <style:style style:name="T589_42" style:family="text"/>
    <style:style style:name="T589_43" style:family="text"/>
    <style:style style:name="T589_44" style:family="text"/>
    <style:style style:name="P590" style:family="paragraph" style:parent-style-name="Standard">
      <style:paragraph-properties fo:break-before="auto" fo:margin-top="0cm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P591" style:family="paragraph" style:parent-style-name="Standard">
      <style:paragraph-properties fo:break-before="auto" fo:margin-top="0cm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T591_19" style:family="text"/>
    <style:style style:name="T591_20" style:family="text"/>
    <style:style style:name="T591_21" style:family="text"/>
    <style:style style:name="T591_22" style:family="text"/>
    <style:style style:name="T591_23" style:family="text"/>
    <style:style style:name="T591_24" style:family="text"/>
    <style:style style:name="T591_25" style:family="text"/>
    <style:style style:name="T591_26" style:family="text"/>
    <style:style style:name="T591_27" style:family="text"/>
    <style:style style:name="T591_28" style:family="text"/>
    <style:style style:name="T591_29" style:family="text"/>
    <style:style style:name="T591_30" style:family="text"/>
    <style:style style:name="T591_31" style:family="text"/>
    <style:style style:name="T591_32" style:family="text"/>
    <style:style style:name="T591_33" style:family="text"/>
    <style:style style:name="T591_34" style:family="text"/>
    <style:style style:name="T591_35" style:family="text"/>
    <style:style style:name="T591_36" style:family="text"/>
    <style:style style:name="T591_37" style:family="text"/>
    <style:style style:name="T591_38" style:family="text"/>
    <style:style style:name="T591_39" style:family="text"/>
    <style:style style:name="T591_40" style:family="text"/>
    <style:style style:name="T591_41" style:family="text"/>
    <style:style style:name="T591_42" style:family="text"/>
    <style:style style:name="T591_43" style:family="text"/>
    <style:style style:name="T591_44" style:family="text"/>
    <style:style style:name="P592" style:family="paragraph" style:parent-style-name="Standard">
      <style:paragraph-properties fo:break-before="auto" fo:margin-top="0cm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T592_12" style:family="text"/>
    <style:style style:name="T592_13" style:family="text"/>
    <style:style style:name="T592_14" style:family="text"/>
    <style:style style:name="T592_15" style:family="text"/>
    <style:style style:name="T592_16" style:family="text"/>
    <style:style style:name="T592_17" style:family="text"/>
    <style:style style:name="T592_18" style:family="text"/>
    <style:style style:name="T592_19" style:family="text"/>
    <style:style style:name="T592_20" style:family="text"/>
    <style:style style:name="T592_21" style:family="text"/>
    <style:style style:name="T592_22" style:family="text"/>
    <style:style style:name="T592_23" style:family="text"/>
    <style:style style:name="P593" style:family="paragraph" style:parent-style-name="Standard">
      <style:paragraph-properties fo:break-before="auto" fo:margin-top="0cm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T593_19" style:family="text"/>
    <style:style style:name="P594" style:family="paragraph" style:parent-style-name="Standard">
      <style:paragraph-properties fo:break-before="auto" fo:margin-top="0cm" fo:margin-bottom="0cm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P595" style:family="paragraph" style:parent-style-name="Standard">
      <style:paragraph-properties fo:break-before="auto" style:writing-mode="lr-tb"/>
    </style:style>
    <style:style style:name="P596" style:family="paragraph" style:parent-style-name="Heading_20_2">
      <style:paragraph-properties fo:break-before="auto" style:writing-mode="lr-tb"/>
    </style:style>
    <style:style style:name="T596_1" style:family="text"/>
    <style:style style:name="T596_2" style:family="text"/>
    <style:style style:name="T596_3" style:family="text"/>
    <style:style style:name="P597" style:family="paragraph" style:parent-style-name="Heading_20_3">
      <style:paragraph-properties fo:break-before="auto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P598" style:family="paragraph" style:parent-style-name="Standard">
      <style:paragraph-properties fo:break-before="auto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P599" style:family="paragraph" style:parent-style-name="Standard">
      <style:paragraph-properties fo:break-before="auto" fo:margin-top="0cm" fo:margin-bottom="0cm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T599_20" style:family="text"/>
    <style:style style:name="T599_21" style:family="text"/>
    <style:style style:name="T599_22" style:family="text"/>
    <style:style style:name="T599_23" style:family="text"/>
    <style:style style:name="T599_24" style:family="text"/>
    <style:style style:name="T599_25" style:family="text"/>
    <style:style style:name="T599_26" style:family="text"/>
    <style:style style:name="T599_27" style:family="text"/>
    <style:style style:name="T599_28" style:family="text"/>
    <style:style style:name="T599_29" style:family="text"/>
    <style:style style:name="T599_30" style:family="text"/>
    <style:style style:name="T599_31" style:family="text"/>
    <style:style style:name="T599_32" style:family="text"/>
    <style:style style:name="T599_33" style:family="text"/>
    <style:style style:name="T599_34" style:family="text"/>
    <style:style style:name="T599_35" style:family="text"/>
    <style:style style:name="T599_36" style:family="text"/>
    <style:style style:name="P600" style:family="paragraph" style:parent-style-name="Standard">
      <style:paragraph-properties fo:break-before="auto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T600_14" style:family="text"/>
    <style:style style:name="P601" style:family="paragraph" style:parent-style-name="Standard">
      <style:paragraph-properties fo:break-before="auto" fo:margin-top="0cm" fo:margin-bottom="0cm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T601_19" style:family="text"/>
    <style:style style:name="T601_20" style:family="text"/>
    <style:style style:name="T601_21" style:family="text"/>
    <style:style style:name="T601_22" style:family="text"/>
    <style:style style:name="T601_23" style:family="text"/>
    <style:style style:name="T601_24" style:family="text"/>
    <style:style style:name="T601_25" style:family="text"/>
    <style:style style:name="T601_26" style:family="text"/>
    <style:style style:name="T601_27" style:family="text"/>
    <style:style style:name="T601_28" style:family="text"/>
    <style:style style:name="T601_29" style:family="text"/>
    <style:style style:name="T601_30" style:family="text"/>
    <style:style style:name="P602" style:family="paragraph" style:parent-style-name="Standard">
      <style:paragraph-properties fo:break-before="auto" style:writing-mode="lr-tb"/>
    </style:style>
    <style:style style:name="T602_1" style:family="text"/>
    <style:style style:name="T602_2" style:family="text"/>
    <style:style style:name="T602_3" style:family="text"/>
    <style:style style:name="P603" style:family="paragraph" style:parent-style-name="Standard">
      <style:paragraph-properties fo:break-before="auto" fo:margin-top="0cm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T603_19" style:family="text"/>
    <style:style style:name="T603_20" style:family="text"/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P604" style:family="paragraph" style:parent-style-name="Standard">
      <style:paragraph-properties fo:break-before="auto" fo:margin-top="0cm" fo:margin-bottom="0cm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T604_23" style:family="text"/>
    <style:style style:name="T604_24" style:family="text"/>
    <style:style style:name="T604_25" style:family="text"/>
    <style:style style:name="T604_26" style:family="text"/>
    <style:style style:name="T604_27" style:family="text"/>
    <style:style style:name="T604_28" style:family="text"/>
    <style:style style:name="T604_29" style:family="text"/>
    <style:style style:name="T604_30" style:family="text"/>
    <style:style style:name="T604_31" style:family="text"/>
    <style:style style:name="T604_32" style:family="text"/>
    <style:style style:name="T604_33" style:family="text"/>
    <style:style style:name="T604_34" style:family="text"/>
    <style:style style:name="T604_35" style:family="text"/>
    <style:style style:name="T604_36" style:family="text"/>
    <style:style style:name="T604_37" style:family="text"/>
    <style:style style:name="T604_38" style:family="text"/>
    <style:style style:name="T604_39" style:family="text"/>
    <style:style style:name="T604_40" style:family="text"/>
    <style:style style:name="T604_41" style:family="text"/>
    <style:style style:name="T604_42" style:family="text"/>
    <style:style style:name="T604_43" style:family="text"/>
    <style:style style:name="T604_44" style:family="text"/>
    <style:style style:name="T604_45" style:family="text"/>
    <style:style style:name="T604_46" style:family="text"/>
    <style:style style:name="T604_47" style:family="text"/>
    <style:style style:name="T604_48" style:family="text"/>
    <style:style style:name="P605" style:family="paragraph" style:parent-style-name="Standard">
      <style:paragraph-properties fo:break-before="auto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P606" style:family="paragraph" style:parent-style-name="Standard">
      <style:paragraph-properties fo:break-before="auto" fo:margin-top="0cm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T606_16" style:family="text"/>
    <style:style style:name="T606_17" style:family="text"/>
    <style:style style:name="T606_18" style:family="text"/>
    <style:style style:name="T606_19" style:family="text"/>
    <style:style style:name="T606_20" style:family="text"/>
    <style:style style:name="T606_21" style:family="text"/>
    <style:style style:name="T606_22" style:family="text"/>
    <style:style style:name="T606_23" style:family="text"/>
    <style:style style:name="T606_24" style:family="text"/>
    <style:style style:name="T606_25" style:family="text"/>
    <style:style style:name="T606_26" style:family="text"/>
    <style:style style:name="T606_27" style:family="text"/>
    <style:style style:name="T606_28" style:family="text"/>
    <style:style style:name="T606_29" style:family="text"/>
    <style:style style:name="T606_30" style:family="text"/>
    <style:style style:name="T606_31" style:family="text"/>
    <style:style style:name="T606_32" style:family="text"/>
    <style:style style:name="T606_33" style:family="text"/>
    <style:style style:name="T606_34" style:family="text"/>
    <style:style style:name="T606_35" style:family="text"/>
    <style:style style:name="T606_36" style:family="text"/>
    <style:style style:name="T606_37" style:family="text"/>
    <style:style style:name="T606_38" style:family="text"/>
    <style:style style:name="T606_39" style:family="text"/>
    <style:style style:name="T606_40" style:family="text"/>
    <style:style style:name="T606_41" style:family="text"/>
    <style:style style:name="T606_42" style:family="text"/>
    <style:style style:name="T606_43" style:family="text"/>
    <style:style style:name="T606_44" style:family="text"/>
    <style:style style:name="T606_45" style:family="text"/>
    <style:style style:name="P607" style:family="paragraph" style:parent-style-name="Standard">
      <style:paragraph-properties fo:break-before="auto" fo:margin-top="0cm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T607_12" style:family="text"/>
    <style:style style:name="T607_13" style:family="text"/>
    <style:style style:name="T607_14" style:family="text"/>
    <style:style style:name="T607_15" style:family="text"/>
    <style:style style:name="T607_16" style:family="text"/>
    <style:style style:name="T607_17" style:family="text"/>
    <style:style style:name="T607_18" style:family="text"/>
    <style:style style:name="T607_19" style:family="text"/>
    <style:style style:name="T607_20" style:family="text"/>
    <style:style style:name="T607_21" style:family="text"/>
    <style:style style:name="T607_22" style:family="text"/>
    <style:style style:name="T607_23" style:family="text"/>
    <style:style style:name="T607_24" style:family="text"/>
    <style:style style:name="T607_25" style:family="text"/>
    <style:style style:name="T607_26" style:family="text"/>
    <style:style style:name="T607_27" style:family="text"/>
    <style:style style:name="T607_28" style:family="text"/>
    <style:style style:name="T607_29" style:family="text"/>
    <style:style style:name="T607_30" style:family="text"/>
    <style:style style:name="T607_31" style:family="text"/>
    <style:style style:name="T607_32" style:family="text"/>
    <style:style style:name="T607_33" style:family="text"/>
    <style:style style:name="T607_34" style:family="text"/>
    <style:style style:name="T607_35" style:family="text"/>
    <style:style style:name="T607_36" style:family="text"/>
    <style:style style:name="T607_37" style:family="text"/>
    <style:style style:name="T607_38" style:family="text"/>
    <style:style style:name="T607_39" style:family="text"/>
    <style:style style:name="T607_40" style:family="text"/>
    <style:style style:name="T607_41" style:family="text"/>
    <style:style style:name="T607_42" style:family="text"/>
    <style:style style:name="T607_43" style:family="text"/>
    <style:style style:name="P608" style:family="paragraph" style:parent-style-name="Standard">
      <style:paragraph-properties fo:break-before="auto" fo:margin-top="0cm" fo:margin-bottom="0cm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T608_21" style:family="text"/>
    <style:style style:name="T608_22" style:family="text"/>
    <style:style style:name="T608_23" style:family="text"/>
    <style:style style:name="T608_24" style:family="text"/>
    <style:style style:name="T608_25" style:family="text"/>
    <style:style style:name="T608_26" style:family="text"/>
    <style:style style:name="T608_27" style:family="text"/>
    <style:style style:name="T608_28" style:family="text"/>
    <style:style style:name="T608_29" style:family="text"/>
    <style:style style:name="T608_30" style:family="text"/>
    <style:style style:name="T608_31" style:family="text"/>
    <style:style style:name="P609" style:family="paragraph" style:parent-style-name="Heading_20_3">
      <style:paragraph-properties fo:break-before="auto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P610" style:family="paragraph" style:parent-style-name="Standard">
      <style:paragraph-properties fo:break-before="auto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P611" style:family="paragraph" style:parent-style-name="Standard">
      <style:paragraph-properties fo:break-before="auto" fo:margin-top="0cm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P612" style:family="paragraph" style:parent-style-name="Standard">
      <style:paragraph-properties fo:break-before="auto" fo:margin-top="0cm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T612_19" style:family="text"/>
    <style:style style:name="T612_20" style:family="text"/>
    <style:style style:name="T612_21" style:family="text"/>
    <style:style style:name="T612_22" style:family="text"/>
    <style:style style:name="T612_23" style:family="text"/>
    <style:style style:name="T612_24" style:family="text"/>
    <style:style style:name="T612_25" style:family="text"/>
    <style:style style:name="T612_26" style:family="text"/>
    <style:style style:name="T612_27" style:family="text"/>
    <style:style style:name="T612_28" style:family="text"/>
    <style:style style:name="T612_29" style:family="text"/>
    <style:style style:name="T612_30" style:family="text"/>
    <style:style style:name="T612_31" style:family="text"/>
    <style:style style:name="T612_32" style:family="text"/>
    <style:style style:name="T612_33" style:family="text"/>
    <style:style style:name="T612_34" style:family="text"/>
    <style:style style:name="T612_35" style:family="text"/>
    <style:style style:name="T612_36" style:family="text"/>
    <style:style style:name="T612_37" style:family="text"/>
    <style:style style:name="T612_38" style:family="text"/>
    <style:style style:name="T612_39" style:family="text"/>
    <style:style style:name="T612_40" style:family="text"/>
    <style:style style:name="T612_41" style:family="text"/>
    <style:style style:name="T612_42" style:family="text"/>
    <style:style style:name="T612_43" style:family="text"/>
    <style:style style:name="T612_44" style:family="text"/>
    <style:style style:name="P613" style:family="paragraph" style:parent-style-name="Standard">
      <style:paragraph-properties fo:break-before="auto" fo:margin-top="0cm" fo:margin-bottom="0cm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P614" style:family="paragraph" style:parent-style-name="Standard">
      <style:paragraph-properties fo:break-before="auto" style:writing-mode="lr-tb"/>
    </style:style>
    <style:style style:name="P615" style:family="paragraph" style:parent-style-name="Heading_20_2">
      <style:paragraph-properties fo:break-before="auto" style:writing-mode="lr-tb"/>
    </style:style>
    <style:style style:name="T615_1" style:family="text"/>
    <style:style style:name="T615_2" style:family="text"/>
    <style:style style:name="T615_3" style:family="text"/>
    <style:style style:name="P616" style:family="paragraph" style:parent-style-name="Standard">
      <style:paragraph-properties fo:break-before="auto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T616_27" style:family="text"/>
    <style:style style:name="T616_28" style:family="text"/>
    <style:style style:name="T616_29" style:family="text"/>
    <style:style style:name="T616_30" style:family="text"/>
    <style:style style:name="T616_31" style:family="text"/>
    <style:style style:name="T616_32" style:family="text"/>
    <style:style style:name="T616_33" style:family="text"/>
    <style:style style:name="T616_34" style:family="text"/>
    <style:style style:name="T616_35" style:family="text"/>
    <style:style style:name="T616_36" style:family="text"/>
    <style:style style:name="T616_37" style:family="text"/>
    <style:style style:name="T616_38" style:family="text"/>
    <style:style style:name="T616_39" style:family="text"/>
    <style:style style:name="T616_40" style:family="text"/>
    <style:style style:name="T616_41" style:family="text"/>
    <style:style style:name="T616_42" style:family="text"/>
    <style:style style:name="T616_43" style:family="text"/>
    <style:style style:name="T616_44" style:family="text"/>
    <style:style style:name="T616_45" style:family="text"/>
    <style:style style:name="T616_46" style:family="text"/>
    <style:style style:name="T616_47" style:family="text"/>
    <style:style style:name="T616_48" style:family="text"/>
    <style:style style:name="T616_49" style:family="text"/>
    <style:style style:name="T616_50" style:family="text"/>
    <style:style style:name="T616_51" style:family="text"/>
    <style:style style:name="T616_52" style:family="text"/>
    <style:style style:name="T616_53" style:family="text"/>
    <style:style style:name="T616_54" style:family="text"/>
    <style:style style:name="T616_55" style:family="text"/>
    <style:style style:name="T616_56" style:family="text"/>
    <style:style style:name="T616_57" style:family="text"/>
    <style:style style:name="T616_58" style:family="text"/>
    <style:style style:name="T616_59" style:family="text"/>
    <style:style style:name="T616_60" style:family="text"/>
    <style:style style:name="T616_61" style:family="text"/>
    <style:style style:name="T616_62" style:family="text"/>
    <style:style style:name="T616_63" style:family="text"/>
    <style:style style:name="T616_64" style:family="text"/>
    <style:style style:name="T616_65" style:family="text"/>
    <style:style style:name="T616_66" style:family="text"/>
    <style:style style:name="T616_67" style:family="text"/>
    <style:style style:name="T616_68" style:family="text"/>
    <style:style style:name="T616_69" style:family="text"/>
    <style:style style:name="T616_70" style:family="text"/>
    <style:style style:name="T616_71" style:family="text"/>
    <style:style style:name="T616_72" style:family="text"/>
    <style:style style:name="T616_73" style:family="text"/>
    <style:style style:name="T616_74" style:family="text"/>
    <style:style style:name="T616_75" style:family="text"/>
    <style:style style:name="T616_76" style:family="text"/>
    <style:style style:name="T616_77" style:family="text"/>
    <style:style style:name="T616_78" style:family="text"/>
    <style:style style:name="T616_79" style:family="text"/>
    <style:style style:name="T616_80" style:family="text"/>
    <style:style style:name="T616_81" style:family="text"/>
    <style:style style:name="T616_82" style:family="text"/>
    <style:style style:name="T616_83" style:family="text"/>
    <style:style style:name="T616_84" style:family="text"/>
    <style:style style:name="T616_85" style:family="text"/>
    <style:style style:name="T616_86" style:family="text"/>
    <style:style style:name="T616_87" style:family="text"/>
    <style:style style:name="T616_88" style:family="text"/>
    <style:style style:name="T616_89" style:family="text"/>
    <style:style style:name="T616_90" style:family="text"/>
    <style:style style:name="T616_91" style:family="text"/>
    <style:style style:name="T616_92" style:family="text"/>
    <style:style style:name="T616_93" style:family="text"/>
    <style:style style:name="T616_94" style:family="text"/>
    <style:style style:name="T616_95" style:family="text"/>
    <style:style style:name="T616_96" style:family="text"/>
    <style:style style:name="T616_97" style:family="text"/>
    <style:style style:name="T616_98" style:family="text"/>
    <style:style style:name="T616_99" style:family="text"/>
    <style:style style:name="T616_100" style:family="text"/>
    <style:style style:name="T616_101" style:family="text"/>
    <style:style style:name="T616_102" style:family="text"/>
    <style:style style:name="T616_103" style:family="text"/>
    <style:style style:name="T616_104" style:family="text"/>
    <style:style style:name="T616_105" style:family="text"/>
    <style:style style:name="T616_106" style:family="text"/>
    <style:style style:name="T616_107" style:family="text"/>
    <style:style style:name="T616_108" style:family="text"/>
    <style:style style:name="T616_109" style:family="text"/>
    <style:style style:name="T616_110" style:family="text"/>
    <style:style style:name="T616_111" style:family="text"/>
    <style:style style:name="T616_112" style:family="text"/>
    <style:style style:name="T616_113" style:family="text"/>
    <style:style style:name="T616_114" style:family="text"/>
    <style:style style:name="T616_115" style:family="text"/>
    <style:style style:name="T616_116" style:family="text"/>
    <style:style style:name="T616_117" style:family="text"/>
    <style:style style:name="T616_118" style:family="text"/>
    <style:style style:name="T616_119" style:family="text"/>
    <style:style style:name="T616_120" style:family="text"/>
    <style:style style:name="T616_121" style:family="text"/>
    <style:style style:name="T616_122" style:family="text"/>
    <style:style style:name="T616_123" style:family="text"/>
    <style:style style:name="T616_124" style:family="text"/>
    <style:style style:name="T616_125" style:family="text"/>
    <style:style style:name="T616_126" style:family="text"/>
    <style:style style:name="T616_127" style:family="text"/>
    <style:style style:name="T616_128" style:family="text"/>
    <style:style style:name="T616_129" style:family="text"/>
    <style:style style:name="T616_130" style:family="text"/>
    <style:style style:name="T616_131" style:family="text"/>
    <style:style style:name="T616_132" style:family="text"/>
    <style:style style:name="T616_133" style:family="text"/>
    <style:style style:name="T616_134" style:family="text"/>
    <style:style style:name="T616_135" style:family="text"/>
    <style:style style:name="T616_136" style:family="text"/>
    <style:style style:name="T616_137" style:family="text"/>
    <style:style style:name="T616_138" style:family="text"/>
    <style:style style:name="T616_139" style:family="text"/>
    <style:style style:name="T616_140" style:family="text"/>
    <style:style style:name="T616_141" style:family="text"/>
    <style:style style:name="T616_142" style:family="text"/>
    <style:style style:name="T616_143" style:family="text"/>
    <style:style style:name="T616_144" style:family="text"/>
    <style:style style:name="T616_145" style:family="text"/>
    <style:style style:name="T616_146" style:family="text"/>
    <style:style style:name="T616_147" style:family="text"/>
    <style:style style:name="T616_148" style:family="text"/>
    <style:style style:name="T616_149" style:family="text"/>
    <style:style style:name="T616_150" style:family="text"/>
    <style:style style:name="T616_151" style:family="text"/>
    <style:style style:name="T616_152" style:family="text"/>
    <style:style style:name="T616_153" style:family="text"/>
    <style:style style:name="T616_154" style:family="text"/>
    <style:style style:name="T616_155" style:family="text"/>
    <style:style style:name="T616_156" style:family="text"/>
    <style:style style:name="T616_157" style:family="text"/>
    <style:style style:name="T616_158" style:family="text"/>
    <style:style style:name="T616_159" style:family="text"/>
    <style:style style:name="T616_160" style:family="text"/>
    <style:style style:name="T616_161" style:family="text"/>
    <style:style style:name="T616_162" style:family="text"/>
    <style:style style:name="T616_163" style:family="text"/>
    <style:style style:name="T616_164" style:family="text"/>
    <style:style style:name="T616_165" style:family="text"/>
    <style:style style:name="T616_166" style:family="text"/>
    <style:style style:name="T616_167" style:family="text"/>
    <style:style style:name="T616_168" style:family="text"/>
    <style:style style:name="T616_169" style:family="text"/>
    <style:style style:name="T616_170" style:family="text"/>
    <style:style style:name="T616_171" style:family="text"/>
    <style:style style:name="T616_172" style:family="text"/>
    <style:style style:name="T616_173" style:family="text"/>
    <style:style style:name="T616_174" style:family="text"/>
    <style:style style:name="T616_175" style:family="text"/>
    <style:style style:name="T616_176" style:family="text"/>
    <style:style style:name="T616_177" style:family="text"/>
    <style:style style:name="T616_178" style:family="text"/>
    <style:style style:name="T616_179" style:family="text"/>
    <style:style style:name="T616_180" style:family="text"/>
    <style:style style:name="T616_181" style:family="text"/>
    <style:style style:name="T616_182" style:family="text"/>
    <style:style style:name="T616_183" style:family="text"/>
    <style:style style:name="T616_184" style:family="text"/>
    <style:style style:name="T616_185" style:family="text"/>
    <style:style style:name="T616_186" style:family="text"/>
    <style:style style:name="T616_187" style:family="text"/>
    <style:style style:name="T616_188" style:family="text"/>
    <style:style style:name="T616_189" style:family="text"/>
    <style:style style:name="T616_190" style:family="text"/>
    <style:style style:name="T616_191" style:family="text"/>
    <style:style style:name="T616_192" style:family="text"/>
    <style:style style:name="T616_193" style:family="text"/>
    <style:style style:name="T616_194" style:family="text"/>
    <style:style style:name="T616_195" style:family="text"/>
    <style:style style:name="T616_196" style:family="text"/>
    <style:style style:name="T616_197" style:family="text"/>
    <style:style style:name="T616_198" style:family="text"/>
    <style:style style:name="T616_199" style:family="text"/>
    <style:style style:name="T616_200" style:family="text"/>
    <style:style style:name="T616_201" style:family="text"/>
    <style:style style:name="T616_202" style:family="text"/>
    <style:style style:name="T616_203" style:family="text"/>
    <style:style style:name="T616_204" style:family="text"/>
    <style:style style:name="T616_205" style:family="text"/>
    <style:style style:name="T616_206" style:family="text"/>
    <style:style style:name="T616_207" style:family="text"/>
    <style:style style:name="T616_208" style:family="text"/>
    <style:style style:name="T616_209" style:family="text"/>
    <style:style style:name="T616_210" style:family="text"/>
    <style:style style:name="T616_211" style:family="text"/>
    <style:style style:name="T616_212" style:family="text"/>
    <style:style style:name="T616_213" style:family="text"/>
    <style:style style:name="T616_214" style:family="text"/>
    <style:style style:name="T616_215" style:family="text"/>
    <style:style style:name="T616_216" style:family="text"/>
    <style:style style:name="T616_217" style:family="text"/>
    <style:style style:name="T616_218" style:family="text"/>
    <style:style style:name="T616_219" style:family="text"/>
    <style:style style:name="T616_220" style:family="text"/>
    <style:style style:name="T616_221" style:family="text"/>
    <style:style style:name="T616_222" style:family="text"/>
    <style:style style:name="T616_223" style:family="text"/>
    <style:style style:name="T616_224" style:family="text"/>
    <style:style style:name="T616_225" style:family="text"/>
    <style:style style:name="T616_226" style:family="text"/>
    <style:style style:name="T616_227" style:family="text"/>
    <style:style style:name="T616_228" style:family="text"/>
    <style:style style:name="T616_229" style:family="text"/>
    <style:style style:name="T616_230" style:family="text"/>
    <style:style style:name="T616_231" style:family="text"/>
    <style:style style:name="T616_232" style:family="text"/>
    <style:style style:name="T616_233" style:family="text"/>
    <style:style style:name="T616_234" style:family="text"/>
    <style:style style:name="T616_235" style:family="text"/>
    <style:style style:name="T616_236" style:family="text"/>
    <style:style style:name="T616_237" style:family="text"/>
    <style:style style:name="T616_238" style:family="text"/>
    <style:style style:name="T616_239" style:family="text"/>
    <style:style style:name="T616_240" style:family="text"/>
    <style:style style:name="T616_241" style:family="text"/>
    <style:style style:name="T616_242" style:family="text"/>
    <style:style style:name="T616_243" style:family="text"/>
    <style:style style:name="T616_244" style:family="text"/>
    <style:style style:name="T616_245" style:family="text"/>
    <style:style style:name="T616_246" style:family="text"/>
    <style:style style:name="T616_247" style:family="text"/>
    <style:style style:name="T616_248" style:family="text"/>
    <style:style style:name="T616_249" style:family="text"/>
    <style:style style:name="T616_250" style:family="text"/>
    <style:style style:name="T616_251" style:family="text"/>
    <style:style style:name="T616_252" style:family="text"/>
    <style:style style:name="T616_253" style:family="text"/>
    <style:style style:name="T616_254" style:family="text"/>
    <style:style style:name="T616_255" style:family="text"/>
    <style:style style:name="T616_256" style:family="text"/>
    <style:style style:name="T616_257" style:family="text"/>
    <style:style style:name="T616_258" style:family="text"/>
    <style:style style:name="T616_259" style:family="text"/>
    <style:style style:name="T616_260" style:family="text"/>
    <style:style style:name="T616_261" style:family="text"/>
    <style:style style:name="T616_262" style:family="text"/>
    <style:style style:name="T616_263" style:family="text"/>
    <style:style style:name="T616_264" style:family="text"/>
    <style:style style:name="T616_265" style:family="text"/>
    <style:style style:name="T616_266" style:family="text"/>
    <style:style style:name="T616_267" style:family="text"/>
    <style:style style:name="T616_268" style:family="text"/>
    <style:style style:name="T616_269" style:family="text"/>
    <style:style style:name="T616_270" style:family="text"/>
    <style:style style:name="T616_271" style:family="text"/>
    <style:style style:name="T616_272" style:family="text"/>
    <style:style style:name="T616_273" style:family="text"/>
    <style:style style:name="T616_274" style:family="text"/>
    <style:style style:name="T616_275" style:family="text"/>
    <style:style style:name="T616_276" style:family="text"/>
    <style:style style:name="T616_277" style:family="text"/>
    <style:style style:name="T616_278" style:family="text"/>
    <style:style style:name="T616_279" style:family="text"/>
    <style:style style:name="T616_280" style:family="text"/>
    <style:style style:name="T616_281" style:family="text"/>
    <style:style style:name="T616_282" style:family="text"/>
    <style:style style:name="T616_283" style:family="text"/>
    <style:style style:name="T616_284" style:family="text"/>
    <style:style style:name="T616_285" style:family="text"/>
    <style:style style:name="T616_286" style:family="text"/>
    <style:style style:name="T616_287" style:family="text"/>
    <style:style style:name="T616_288" style:family="text"/>
    <style:style style:name="T616_289" style:family="text"/>
    <style:style style:name="T616_290" style:family="text"/>
    <style:style style:name="T616_291" style:family="text"/>
    <style:style style:name="T616_292" style:family="text"/>
    <style:style style:name="T616_293" style:family="text"/>
    <style:style style:name="T616_294" style:family="text"/>
    <style:style style:name="T616_295" style:family="text"/>
    <style:style style:name="T616_296" style:family="text"/>
    <style:style style:name="T616_297" style:family="text"/>
    <style:style style:name="T616_298" style:family="text"/>
    <style:style style:name="T616_299" style:family="text"/>
    <style:style style:name="T616_300" style:family="text"/>
    <style:style style:name="T616_301" style:family="text"/>
    <style:style style:name="T616_302" style:family="text"/>
    <style:style style:name="T616_303" style:family="text"/>
    <style:style style:name="T616_304" style:family="text"/>
    <style:style style:name="T616_305" style:family="text"/>
    <style:style style:name="T616_306" style:family="text"/>
    <style:style style:name="T616_307" style:family="text"/>
    <style:style style:name="T616_308" style:family="text"/>
    <style:style style:name="T616_309" style:family="text"/>
    <style:style style:name="T616_310" style:family="text"/>
    <style:style style:name="T616_311" style:family="text"/>
    <style:style style:name="T616_312" style:family="text"/>
    <style:style style:name="T616_313" style:family="text"/>
    <style:style style:name="T616_314" style:family="text"/>
    <style:style style:name="T616_315" style:family="text"/>
    <style:style style:name="T616_316" style:family="text"/>
    <style:style style:name="T616_317" style:family="text"/>
    <style:style style:name="T616_318" style:family="text"/>
    <style:style style:name="T616_319" style:family="text"/>
    <style:style style:name="T616_320" style:family="text"/>
    <style:style style:name="T616_321" style:family="text"/>
    <style:style style:name="T616_322" style:family="text"/>
    <style:style style:name="T616_323" style:family="text"/>
    <style:style style:name="T616_324" style:family="text"/>
    <style:style style:name="T616_325" style:family="text"/>
    <style:style style:name="T616_326" style:family="text"/>
    <style:style style:name="T616_327" style:family="text"/>
    <style:style style:name="T616_328" style:family="text"/>
    <style:style style:name="T616_329" style:family="text"/>
    <style:style style:name="T616_330" style:family="text"/>
    <style:style style:name="T616_331" style:family="text"/>
    <style:style style:name="T616_332" style:family="text"/>
    <style:style style:name="T616_333" style:family="text"/>
    <style:style style:name="T616_334" style:family="text"/>
    <style:style style:name="T616_335" style:family="text"/>
    <style:style style:name="T616_336" style:family="text"/>
    <style:style style:name="T616_337" style:family="text"/>
    <style:style style:name="T616_338" style:family="text"/>
    <style:style style:name="T616_339" style:family="text"/>
    <style:style style:name="T616_340" style:family="text"/>
    <style:style style:name="T616_341" style:family="text"/>
    <style:style style:name="T616_342" style:family="text"/>
    <style:style style:name="T616_343" style:family="text"/>
    <style:style style:name="T616_344" style:family="text"/>
    <style:style style:name="T616_345" style:family="text"/>
    <style:style style:name="T616_346" style:family="text"/>
    <style:style style:name="T616_347" style:family="text"/>
    <style:style style:name="T616_348" style:family="text"/>
    <style:style style:name="T616_349" style:family="text"/>
    <style:style style:name="T616_350" style:family="text"/>
    <style:style style:name="T616_351" style:family="text"/>
    <style:style style:name="T616_352" style:family="text"/>
    <style:style style:name="T616_353" style:family="text"/>
    <style:style style:name="T616_354" style:family="text"/>
    <style:style style:name="T616_355" style:family="text"/>
    <style:style style:name="T616_356" style:family="text"/>
    <style:style style:name="T616_357" style:family="text"/>
    <style:style style:name="T616_358" style:family="text"/>
    <style:style style:name="T616_359" style:family="text"/>
    <style:style style:name="T616_360" style:family="text"/>
    <style:style style:name="T616_361" style:family="text"/>
    <style:style style:name="T616_362" style:family="text"/>
    <style:style style:name="T616_363" style:family="text"/>
    <style:style style:name="T616_364" style:family="text"/>
    <style:style style:name="T616_365" style:family="text"/>
    <style:style style:name="T616_366" style:family="text"/>
    <style:style style:name="T616_367" style:family="text"/>
    <style:style style:name="T616_368" style:family="text"/>
    <style:style style:name="P617" style:family="paragraph" style:parent-style-name="Heading_20_1">
      <style:paragraph-properties fo:break-before="auto" style:writing-mode="lr-tb"/>
    </style:style>
    <style:style style:name="T617_1" style:family="text"/>
    <style:style style:name="P618" style:family="paragraph" style:parent-style-name="Heading_20_2">
      <style:paragraph-properties fo:break-before="auto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P619" style:family="paragraph" style:parent-style-name="Standard">
      <style:paragraph-properties fo:break-before="auto" fo:margin-top="0cm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T619_30" style:family="text"/>
    <style:style style:name="T619_31" style:family="text"/>
    <style:style style:name="T619_32" style:family="text"/>
    <style:style style:name="T619_33" style:family="text"/>
    <style:style style:name="T619_34" style:family="text"/>
    <style:style style:name="T619_35" style:family="text"/>
    <style:style style:name="T619_36" style:family="text"/>
    <style:style style:name="T619_37" style:family="text"/>
    <style:style style:name="T619_38" style:family="text"/>
    <style:style style:name="P620" style:family="paragraph" style:parent-style-name="Standard">
      <style:paragraph-properties fo:break-before="auto" fo:margin-top="0cm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T620_22" style:family="text"/>
    <style:style style:name="T620_23" style:family="text"/>
    <style:style style:name="T620_24" style:family="text"/>
    <style:style style:name="T620_25" style:family="text"/>
    <style:style style:name="T620_26" style:family="text"/>
    <style:style style:name="T620_27" style:family="text"/>
    <style:style style:name="T620_28" style:family="text"/>
    <style:style style:name="T620_29" style:family="text"/>
    <style:style style:name="T620_30" style:family="text"/>
    <style:style style:name="P621" style:family="paragraph" style:parent-style-name="Standard">
      <style:paragraph-properties fo:break-before="auto" fo:margin-top="0cm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T621_9" style:family="text"/>
    <style:style style:name="T621_10" style:family="text"/>
    <style:style style:name="T621_11" style:family="text"/>
    <style:style style:name="T621_12" style:family="text"/>
    <style:style style:name="T621_13" style:family="text"/>
    <style:style style:name="T621_14" style:family="text"/>
    <style:style style:name="T621_15" style:family="text"/>
    <style:style style:name="T621_16" style:family="text"/>
    <style:style style:name="T621_17" style:family="text"/>
    <style:style style:name="T621_18" style:family="text"/>
    <style:style style:name="T621_19" style:family="text"/>
    <style:style style:name="T621_20" style:family="text"/>
    <style:style style:name="T621_21" style:family="text"/>
    <style:style style:name="T621_22" style:family="text"/>
    <style:style style:name="T621_23" style:family="text"/>
    <style:style style:name="T621_24" style:family="text"/>
    <style:style style:name="T621_25" style:family="text"/>
    <style:style style:name="T621_26" style:family="text"/>
    <style:style style:name="T621_27" style:family="text"/>
    <style:style style:name="T621_28" style:family="text"/>
    <style:style style:name="T621_29" style:family="text"/>
    <style:style style:name="T621_30" style:family="text"/>
    <style:style style:name="T621_31" style:family="text"/>
    <style:style style:name="T621_32" style:family="text"/>
    <style:style style:name="T621_33" style:family="text"/>
    <style:style style:name="T621_34" style:family="text"/>
    <style:style style:name="T621_35" style:family="text"/>
    <style:style style:name="T621_36" style:family="text"/>
    <style:style style:name="T621_37" style:family="text"/>
    <style:style style:name="T621_38" style:family="text"/>
    <style:style style:name="P622" style:family="paragraph" style:parent-style-name="Standard">
      <style:paragraph-properties fo:break-before="auto" fo:margin-top="0cm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T622_15" style:family="text"/>
    <style:style style:name="T622_16" style:family="text"/>
    <style:style style:name="T622_17" style:family="text"/>
    <style:style style:name="T622_18" style:family="text"/>
    <style:style style:name="T622_19" style:family="text"/>
    <style:style style:name="T622_20" style:family="text"/>
    <style:style style:name="T622_21" style:family="text"/>
    <style:style style:name="T622_22" style:family="text"/>
    <style:style style:name="T622_23" style:family="text"/>
    <style:style style:name="T622_24" style:family="text"/>
    <style:style style:name="T622_25" style:family="text"/>
    <style:style style:name="T622_26" style:family="text"/>
    <style:style style:name="T622_27" style:family="text"/>
    <style:style style:name="T622_28" style:family="text"/>
    <style:style style:name="T622_29" style:family="text"/>
    <style:style style:name="T622_30" style:family="text"/>
    <style:style style:name="T622_31" style:family="text"/>
    <style:style style:name="T622_32" style:family="text"/>
    <style:style style:name="P623" style:family="paragraph" style:parent-style-name="Standard">
      <style:paragraph-properties fo:break-before="auto" fo:margin-top="0cm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T623_10" style:family="text"/>
    <style:style style:name="T623_11" style:family="text"/>
    <style:style style:name="T623_12" style:family="text"/>
    <style:style style:name="T623_13" style:family="text"/>
    <style:style style:name="T623_14" style:family="text"/>
    <style:style style:name="T623_15" style:family="text"/>
    <style:style style:name="T623_16" style:family="text"/>
    <style:style style:name="T623_17" style:family="text"/>
    <style:style style:name="T623_18" style:family="text"/>
    <style:style style:name="T623_19" style:family="text"/>
    <style:style style:name="T623_20" style:family="text"/>
    <style:style style:name="T623_21" style:family="text"/>
    <style:style style:name="T623_22" style:family="text"/>
    <style:style style:name="T623_23" style:family="text"/>
    <style:style style:name="T623_24" style:family="text"/>
    <style:style style:name="T623_25" style:family="text"/>
    <style:style style:name="T623_26" style:family="text"/>
    <style:style style:name="T623_27" style:family="text"/>
    <style:style style:name="T623_28" style:family="text"/>
    <style:style style:name="T623_29" style:family="text"/>
    <style:style style:name="T623_30" style:family="text"/>
    <style:style style:name="T623_31" style:family="text"/>
    <style:style style:name="T623_32" style:family="text"/>
    <style:style style:name="T623_33" style:family="text">
      <style:text-properties fo:font-style="italic" style:font-style-asian="italic" style:font-style-complex="italic"/>
    </style:style>
    <style:style style:name="T623_34" style:family="text">
      <style:text-properties fo:font-style="italic" style:font-style-asian="italic" style:font-style-complex="italic"/>
    </style:style>
    <style:style style:name="T623_35" style:family="text">
      <style:text-properties fo:font-style="italic" style:font-style-asian="italic" style:font-style-complex="italic"/>
    </style:style>
    <style:style style:name="T623_36" style:family="text"/>
    <style:style style:name="P624" style:family="paragraph" style:parent-style-name="Standard">
      <style:paragraph-properties fo:break-before="auto" fo:margin-top="0cm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T624_10" style:family="text"/>
    <style:style style:name="P625" style:family="paragraph" style:parent-style-name="Standard">
      <style:paragraph-properties fo:break-before="auto" fo:margin-top="0cm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T625_14" style:family="text"/>
    <style:style style:name="T625_15" style:family="text"/>
    <style:style style:name="T625_16" style:family="text"/>
    <style:style style:name="P626" style:family="paragraph" style:parent-style-name="Standard">
      <style:paragraph-properties fo:break-before="auto" fo:margin-top="0cm" fo:margin-bottom="0cm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P627" style:family="paragraph" style:parent-style-name="Heading_20_2">
      <style:paragraph-properties fo:break-before="auto" style:writing-mode="lr-tb"/>
    </style:style>
    <style:style style:name="T627_1" style:family="text"/>
    <style:style style:name="T627_2" style:family="text"/>
    <style:style style:name="T627_3" style:family="text"/>
    <style:style style:name="P628" style:family="paragraph" style:parent-style-name="Standard">
      <style:paragraph-properties fo:break-before="auto" fo:margin-top="0cm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T628_24" style:family="text"/>
    <style:style style:name="T628_25" style:family="text"/>
    <style:style style:name="T628_26" style:family="text"/>
    <style:style style:name="T628_27" style:family="text"/>
    <style:style style:name="T628_28" style:family="text"/>
    <style:style style:name="T628_29" style:family="text"/>
    <style:style style:name="T628_30" style:family="text"/>
    <style:style style:name="T628_31" style:family="text"/>
    <style:style style:name="P629" style:family="paragraph" style:parent-style-name="Standard">
      <style:paragraph-properties fo:break-before="auto" fo:margin-top="0cm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P630" style:family="paragraph" style:parent-style-name="Standard">
      <style:paragraph-properties fo:break-before="auto" fo:margin-top="0cm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T630_28" style:family="text"/>
    <style:style style:name="T630_29" style:family="text"/>
    <style:style style:name="T630_30" style:family="text"/>
    <style:style style:name="T630_31" style:family="text"/>
    <style:style style:name="T630_32" style:family="text"/>
    <style:style style:name="T630_33" style:family="text"/>
    <style:style style:name="T630_34" style:family="text"/>
    <style:style style:name="T630_35" style:family="text"/>
    <style:style style:name="T630_36" style:family="text"/>
    <style:style style:name="T630_37" style:family="text"/>
    <style:style style:name="P631" style:family="paragraph" style:parent-style-name="Standard">
      <style:paragraph-properties fo:break-before="auto" fo:margin-top="0cm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P632" style:family="paragraph" style:parent-style-name="Standard">
      <style:paragraph-properties fo:break-before="auto" fo:margin-top="0cm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P633" style:family="paragraph" style:parent-style-name="Standard">
      <style:paragraph-properties fo:break-before="auto" fo:margin-top="0cm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P634" style:family="paragraph" style:parent-style-name="Standard">
      <style:paragraph-properties fo:break-before="auto" fo:margin-top="0cm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P635" style:family="paragraph" style:parent-style-name="Standard">
      <style:paragraph-properties fo:break-before="auto" fo:margin-top="0cm" fo:margin-bottom="0cm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P636" style:family="paragraph" style:parent-style-name="Heading_20_2">
      <style:paragraph-properties fo:break-before="auto" style:writing-mode="lr-tb"/>
    </style:style>
    <style:style style:name="T636_1" style:family="text"/>
    <style:style style:name="T636_2" style:family="text"/>
    <style:style style:name="T636_3" style:family="text"/>
    <style:style style:name="P637" style:family="paragraph" style:parent-style-name="Standard">
      <style:paragraph-properties fo:break-before="auto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P638" style:family="paragraph" style:parent-style-name="Standard">
      <style:paragraph-properties fo:break-before="auto" fo:margin-top="0cm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P639" style:family="paragraph" style:parent-style-name="Standard">
      <style:paragraph-properties fo:break-before="auto" fo:margin-top="0cm" style:writing-mode="lr-tb"/>
    </style:style>
    <style:style style:name="T639_1" style:family="text"/>
    <style:style style:name="T639_2" style:family="text"/>
    <style:style style:name="T639_3" style:family="text"/>
    <style:style style:name="P640" style:family="paragraph" style:parent-style-name="Standard">
      <style:paragraph-properties fo:break-before="auto" fo:margin-top="0cm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/>
    <style:style style:name="T640_18" style:family="text"/>
    <style:style style:name="T640_19" style:family="text"/>
    <style:style style:name="T640_20" style:family="text"/>
    <style:style style:name="T640_21" style:family="text"/>
    <style:style style:name="T640_22" style:family="text"/>
    <style:style style:name="T640_23" style:family="text"/>
    <style:style style:name="T640_24" style:family="text"/>
    <style:style style:name="T640_25" style:family="text"/>
    <style:style style:name="T640_26" style:family="text"/>
    <style:style style:name="T640_27" style:family="text"/>
    <style:style style:name="T640_28" style:family="text"/>
    <style:style style:name="T640_29" style:family="text"/>
    <style:style style:name="T640_30" style:family="text"/>
    <style:style style:name="P641" style:family="paragraph" style:parent-style-name="Standard">
      <style:paragraph-properties fo:break-before="auto" fo:margin-top="0cm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T641_9" style:family="text"/>
    <style:style style:name="T641_10" style:family="text"/>
    <style:style style:name="T641_11" style:family="text"/>
    <style:style style:name="T641_12" style:family="text"/>
    <style:style style:name="T641_13" style:family="text"/>
    <style:style style:name="T641_14" style:family="text"/>
    <style:style style:name="T641_15" style:family="text"/>
    <style:style style:name="T641_16" style:family="text"/>
    <style:style style:name="T641_17" style:family="text"/>
    <style:style style:name="T641_18" style:family="text"/>
    <style:style style:name="T641_19" style:family="text"/>
    <style:style style:name="T641_20" style:family="text"/>
    <style:style style:name="T641_21" style:family="text"/>
    <style:style style:name="T641_22" style:family="text"/>
    <style:style style:name="T641_23" style:family="text"/>
    <style:style style:name="T641_24" style:family="text"/>
    <style:style style:name="T641_25" style:family="text"/>
    <style:style style:name="T641_26" style:family="text"/>
    <style:style style:name="P642" style:family="paragraph" style:parent-style-name="Standard">
      <style:paragraph-properties fo:break-before="auto" fo:margin-top="0cm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P643" style:family="paragraph" style:parent-style-name="Standard">
      <style:paragraph-properties fo:break-before="auto" fo:margin-top="0cm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T643_24" style:family="text"/>
    <style:style style:name="T643_25" style:family="text"/>
    <style:style style:name="T643_26" style:family="text"/>
    <style:style style:name="T643_27" style:family="text"/>
    <style:style style:name="T643_28" style:family="text"/>
    <style:style style:name="T643_29" style:family="text"/>
    <style:style style:name="T643_30" style:family="text"/>
    <style:style style:name="T643_31" style:family="text"/>
    <style:style style:name="T643_32" style:family="text"/>
    <style:style style:name="P644" style:family="paragraph" style:parent-style-name="Standard">
      <style:paragraph-properties fo:break-before="auto" fo:margin-top="0cm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T644_23" style:family="text"/>
    <style:style style:name="T644_24" style:family="text"/>
    <style:style style:name="T644_25" style:family="text"/>
    <style:style style:name="T644_26" style:family="text"/>
    <style:style style:name="T644_27" style:family="text"/>
    <style:style style:name="P645" style:family="paragraph" style:parent-style-name="Standard">
      <style:paragraph-properties fo:break-before="auto" fo:margin-top="0cm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T645_16" style:family="text"/>
    <style:style style:name="T645_17" style:family="text"/>
    <style:style style:name="T645_18" style:family="text"/>
    <style:style style:name="T645_19" style:family="text"/>
    <style:style style:name="P646" style:family="paragraph" style:parent-style-name="Standard">
      <style:paragraph-properties fo:break-before="auto" fo:margin-top="0cm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P647" style:family="paragraph" style:parent-style-name="Standard">
      <style:paragraph-properties fo:break-before="auto" fo:margin-top="0cm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T647_18" style:family="text"/>
    <style:style style:name="T647_19" style:family="text"/>
    <style:style style:name="T647_20" style:family="text"/>
    <style:style style:name="T647_21" style:family="text"/>
    <style:style style:name="T647_22" style:family="text"/>
    <style:style style:name="T647_23" style:family="text"/>
    <style:style style:name="T647_24" style:family="text"/>
    <style:style style:name="P648" style:family="paragraph" style:parent-style-name="Standard">
      <style:paragraph-properties fo:break-before="auto" fo:margin-top="0cm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T648_20" style:family="text"/>
    <style:style style:name="T648_21" style:family="text"/>
    <style:style style:name="T648_22" style:family="text"/>
    <style:style style:name="T648_23" style:family="text"/>
    <style:style style:name="T648_24" style:family="text"/>
    <style:style style:name="P649" style:family="paragraph" style:parent-style-name="Standard">
      <style:paragraph-properties fo:break-before="auto" fo:margin-top="0cm" fo:margin-bottom="0cm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T649_19" style:family="text"/>
    <style:style style:name="T649_20" style:family="text"/>
    <style:style style:name="T649_21" style:family="text"/>
    <style:style style:name="T649_22" style:family="text"/>
    <style:style style:name="T649_23" style:family="text"/>
    <style:style style:name="T649_24" style:family="text"/>
    <style:style style:name="T649_25" style:family="text"/>
    <style:style style:name="T649_26" style:family="text"/>
    <style:style style:name="T649_27" style:family="text"/>
    <style:style style:name="T649_28" style:family="text"/>
    <style:style style:name="T649_29" style:family="text"/>
    <style:style style:name="T649_30" style:family="text"/>
    <style:style style:name="T649_31" style:family="text"/>
    <style:style style:name="T649_32" style:family="text"/>
    <style:style style:name="T649_33" style:family="text"/>
    <style:style style:name="T649_34" style:family="text"/>
    <style:style style:name="T649_35" style:family="text"/>
    <style:style style:name="T649_36" style:family="text"/>
    <style:style style:name="T649_37" style:family="text"/>
    <style:style style:name="T649_38" style:family="text"/>
    <style:style style:name="T649_39" style:family="text"/>
    <style:style style:name="T649_40" style:family="text"/>
    <style:style style:name="T649_41" style:family="text"/>
    <style:style style:name="T649_42" style:family="text"/>
    <style:style style:name="T649_43" style:family="text"/>
    <style:style style:name="T649_44" style:family="text"/>
    <style:style style:name="T649_45" style:family="text"/>
    <style:style style:name="T649_46" style:family="text"/>
    <style:style style:name="T649_47" style:family="text"/>
    <style:style style:name="T649_48" style:family="text"/>
    <style:style style:name="T649_49" style:family="text"/>
    <style:style style:name="T649_50" style:family="text"/>
    <style:style style:name="T649_51" style:family="text"/>
    <style:style style:name="T649_52" style:family="text"/>
    <style:style style:name="P650" style:family="paragraph" style:parent-style-name="Standard">
      <style:paragraph-properties fo:break-before="auto" style:writing-mode="lr-tb"/>
    </style:style>
    <style:style style:name="T650_1" style:family="text">
      <style:text-properties fo:font-size="14pt" style:font-size-asian="14pt" style:font-size-complex="14pt" fo:font-weight="bold" style:font-weight-asian="bold" style:font-weight-complex="bold"/>
    </style:style>
    <style:style style:name="T650_2" style:family="text">
      <style:text-properties fo:font-size="14pt" style:font-size-asian="14pt" style:font-size-complex="14pt" fo:font-weight="bold" style:font-weight-asian="bold" style:font-weight-complex="bold"/>
    </style:style>
    <style:style style:name="T650_3" style:family="text">
      <style:text-properties fo:font-size="14pt" style:font-size-asian="14pt" style:font-size-complex="14pt" fo:font-weight="bold" style:font-weight-asian="bold" style:font-weight-complex="bold"/>
    </style:style>
    <style:style style:name="T650_4" style:family="text">
      <style:text-properties fo:font-size="14pt" style:font-size-asian="14pt" style:font-size-complex="14pt" fo:font-weight="bold" style:font-weight-asian="bold" style:font-weight-complex="bold"/>
    </style:style>
    <style:style style:name="T650_5" style:family="text">
      <style:text-properties fo:font-size="14pt" style:font-size-asian="14pt" style:font-size-complex="14pt" fo:font-weight="bold" style:font-weight-asian="bold" style:font-weight-complex="bold"/>
    </style:style>
    <style:style style:name="P651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652" style:family="paragraph" style:parent-style-name="Standard">
      <style:paragraph-properties fo:break-before="auto" fo:margin-top="0cm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>
      <style:text-properties fo:color="#1155cc" style:text-underline-style="solid" style:text-underline-color="font-color"/>
    </style:style>
    <style:style style:name="T652_7" style:family="text"/>
    <style:style style:name="T652_8" style:family="text">
      <style:text-properties fo:color="#1155cc" style:text-underline-style="solid" style:text-underline-color="font-color"/>
    </style:style>
    <style:style style:name="T652_9" style:family="text"/>
    <style:style style:name="T652_10" style:family="text">
      <style:text-properties fo:color="#1155cc" style:text-underline-style="solid" style:text-underline-color="font-color"/>
    </style:style>
    <style:style style:name="T652_11" style:family="text"/>
    <style:style style:name="T652_12" style:family="text">
      <style:text-properties fo:color="#1155cc" style:text-underline-style="solid" style:text-underline-color="font-color"/>
    </style:style>
    <style:style style:name="T652_13" style:family="text"/>
    <style:style style:name="T652_14" style:family="text">
      <style:text-properties fo:color="#1155cc" style:text-underline-style="solid" style:text-underline-color="font-color"/>
    </style:style>
    <style:style style:name="T652_15" style:family="text"/>
    <style:style style:name="T652_16" style:family="text">
      <style:text-properties fo:color="#1155cc" style:text-underline-style="solid" style:text-underline-color="font-color"/>
    </style:style>
    <style:style style:name="T652_17" style:family="text"/>
    <style:style style:name="T652_18" style:family="text">
      <style:text-properties fo:color="#1155cc" style:text-underline-style="solid" style:text-underline-color="font-color"/>
    </style:style>
    <style:style style:name="T652_19" style:family="text"/>
    <style:style style:name="T652_20" style:family="text">
      <style:text-properties fo:color="#1155cc" style:text-underline-style="solid" style:text-underline-color="font-color"/>
    </style:style>
    <style:style style:name="T652_21" style:family="text"/>
    <style:style style:name="T652_22" style:family="text">
      <style:text-properties fo:color="#1155cc" style:text-underline-style="solid" style:text-underline-color="font-color"/>
    </style:style>
    <style:style style:name="T652_23" style:family="text"/>
    <style:style style:name="T652_24" style:family="text">
      <style:text-properties fo:color="#1155cc" style:text-underline-style="solid" style:text-underline-color="font-color"/>
    </style:style>
    <style:style style:name="T652_25" style:family="text"/>
    <style:style style:name="T652_26" style:family="text">
      <style:text-properties fo:color="#1155cc" style:text-underline-style="solid" style:text-underline-color="font-color"/>
    </style:style>
    <style:style style:name="T652_27" style:family="text"/>
    <style:style style:name="T652_28" style:family="text">
      <style:text-properties fo:color="#1155cc" style:text-underline-style="solid" style:text-underline-color="font-color"/>
    </style:style>
    <style:style style:name="T652_29" style:family="text"/>
    <style:style style:name="T652_30" style:family="text">
      <style:text-properties fo:color="#1155cc" style:text-underline-style="solid" style:text-underline-color="font-color"/>
    </style:style>
    <style:style style:name="T652_31" style:family="text"/>
    <style:style style:name="T652_32" style:family="text">
      <style:text-properties fo:color="#1155cc" style:text-underline-style="solid" style:text-underline-color="font-color"/>
    </style:style>
    <style:style style:name="T652_33" style:family="text"/>
    <style:style style:name="T652_34" style:family="text">
      <style:text-properties fo:color="#1155cc" style:text-underline-style="solid" style:text-underline-color="font-color"/>
    </style:style>
    <style:style style:name="T652_35" style:family="text"/>
    <style:style style:name="T652_36" style:family="text">
      <style:text-properties fo:color="#1155cc" style:text-underline-style="solid" style:text-underline-color="font-color"/>
    </style:style>
    <style:style style:name="T652_37" style:family="text"/>
    <style:style style:name="T652_38" style:family="text">
      <style:text-properties fo:color="#1155cc" style:text-underline-style="solid" style:text-underline-color="font-color"/>
    </style:style>
    <style:style style:name="T652_39" style:family="text"/>
    <style:style style:name="T652_40" style:family="text">
      <style:text-properties fo:color="#1155cc" style:text-underline-style="solid" style:text-underline-color="font-color"/>
    </style:style>
    <style:style style:name="T652_41" style:family="text"/>
    <style:style style:name="T652_42" style:family="text">
      <style:text-properties fo:color="#1155cc" style:text-underline-style="solid" style:text-underline-color="font-color"/>
    </style:style>
    <style:style style:name="T652_43" style:family="text"/>
    <style:style style:name="T652_44" style:family="text">
      <style:text-properties fo:color="#1155cc" style:text-underline-style="solid" style:text-underline-color="font-color"/>
    </style:style>
    <style:style style:name="T652_45" style:family="text"/>
    <style:style style:name="T652_46" style:family="text">
      <style:text-properties fo:color="#1155cc" style:text-underline-style="solid" style:text-underline-color="font-color"/>
    </style:style>
    <style:style style:name="T652_47" style:family="text"/>
    <style:style style:name="T652_48" style:family="text">
      <style:text-properties fo:color="#1155cc" style:text-underline-style="solid" style:text-underline-color="font-color"/>
    </style:style>
    <style:style style:name="T652_49" style:family="text"/>
    <style:style style:name="T652_50" style:family="text">
      <style:text-properties fo:color="#1155cc" style:text-underline-style="solid" style:text-underline-color="font-color"/>
    </style:style>
    <style:style style:name="T652_51" style:family="text"/>
    <style:style style:name="T652_52" style:family="text">
      <style:text-properties fo:color="#1155cc" style:text-underline-style="solid" style:text-underline-color="font-color"/>
    </style:style>
    <style:style style:name="T652_53" style:family="text"/>
    <style:style style:name="T652_54" style:family="text">
      <style:text-properties fo:color="#1155cc" style:text-underline-style="solid" style:text-underline-color="font-color"/>
    </style:style>
    <style:style style:name="T652_55" style:family="text"/>
    <style:style style:name="T652_56" style:family="text">
      <style:text-properties fo:color="#1155cc" style:text-underline-style="solid" style:text-underline-color="font-color"/>
    </style:style>
    <style:style style:name="T652_57" style:family="text"/>
    <style:style style:name="T652_58" style:family="text">
      <style:text-properties fo:color="#1155cc" style:text-underline-style="solid" style:text-underline-color="font-color"/>
    </style:style>
    <style:style style:name="T652_59" style:family="text"/>
    <style:style style:name="T652_60" style:family="text">
      <style:text-properties fo:color="#1155cc" style:text-underline-style="solid" style:text-underline-color="font-color"/>
    </style:style>
    <style:style style:name="T652_61" style:family="text"/>
    <style:style style:name="T652_62" style:family="text">
      <style:text-properties fo:color="#1155cc" style:text-underline-style="solid" style:text-underline-color="font-color"/>
    </style:style>
    <style:style style:name="T652_63" style:family="text"/>
    <style:style style:name="T652_64" style:family="text">
      <style:text-properties fo:color="#1155cc" style:text-underline-style="solid" style:text-underline-color="font-color"/>
    </style:style>
    <style:style style:name="T652_65" style:family="text"/>
    <style:style style:name="T652_66" style:family="text">
      <style:text-properties fo:color="#1155cc" style:text-underline-style="solid" style:text-underline-color="font-color"/>
    </style:style>
    <style:style style:name="T652_67" style:family="text"/>
    <style:style style:name="T652_68" style:family="text">
      <style:text-properties fo:color="#1155cc" style:text-underline-style="solid" style:text-underline-color="font-color"/>
    </style:style>
    <style:style style:name="P653" style:family="paragraph" style:parent-style-name="Standard">
      <style:paragraph-properties fo:break-before="auto" fo:margin-top="0cm" style:writing-mode="lr-tb"/>
    </style:style>
    <style:style style:name="T653_1" style:family="text"/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T653_9" style:family="text"/>
    <style:style style:name="T653_10" style:family="text"/>
    <style:style style:name="T653_11" style:family="text"/>
    <style:style style:name="T653_12" style:family="text"/>
    <style:style style:name="T653_13" style:family="text"/>
    <style:style style:name="T653_14" style:family="text"/>
    <style:style style:name="T653_15" style:family="text"/>
    <style:style style:name="T653_16" style:family="text"/>
    <style:style style:name="T653_17" style:family="text"/>
    <style:style style:name="T653_18" style:family="text"/>
    <style:style style:name="T653_19" style:family="text"/>
    <style:style style:name="T653_20" style:family="text"/>
    <style:style style:name="T653_21" style:family="text"/>
    <style:style style:name="T653_22" style:family="text"/>
    <style:style style:name="T653_23" style:family="text"/>
    <style:style style:name="T653_24" style:family="text"/>
    <style:style style:name="T653_25" style:family="text"/>
    <style:style style:name="T653_26" style:family="text"/>
    <style:style style:name="T653_27" style:family="text"/>
    <style:style style:name="T653_28" style:family="text"/>
    <style:style style:name="T653_29" style:family="text"/>
    <style:style style:name="T653_30" style:family="text"/>
    <style:style style:name="T653_31" style:family="text"/>
    <style:style style:name="T653_32" style:family="text"/>
    <style:style style:name="T653_33" style:family="text"/>
    <style:style style:name="T653_34" style:family="text"/>
    <style:style style:name="T653_35" style:family="text"/>
    <style:style style:name="T653_36" style:family="text"/>
    <style:style style:name="T653_37" style:family="text"/>
    <style:style style:name="T653_38" style:family="text"/>
    <style:style style:name="T653_39" style:family="text"/>
    <style:style style:name="T653_40" style:family="text"/>
    <style:style style:name="T653_41" style:family="text"/>
    <style:style style:name="T653_42" style:family="text"/>
    <style:style style:name="T653_43" style:family="text"/>
    <style:style style:name="T653_44" style:family="text"/>
    <style:style style:name="T653_45" style:family="text"/>
    <style:style style:name="T653_46" style:family="text"/>
    <style:style style:name="T653_47" style:family="text"/>
    <style:style style:name="T653_48" style:family="text"/>
    <style:style style:name="T653_49" style:family="text"/>
    <style:style style:name="T653_50" style:family="text"/>
    <style:style style:name="T653_51" style:family="text"/>
    <style:style style:name="T653_52" style:family="text"/>
    <style:style style:name="T653_53" style:family="text"/>
    <style:style style:name="T653_54" style:family="text"/>
    <style:style style:name="T653_55" style:family="text"/>
    <style:style style:name="T653_56" style:family="text"/>
    <style:style style:name="T653_57" style:family="text"/>
    <style:style style:name="T653_58" style:family="text"/>
    <style:style style:name="T653_59" style:family="text"/>
    <style:style style:name="T653_60" style:family="text"/>
    <style:style style:name="T653_61" style:family="text"/>
    <style:style style:name="T653_62" style:family="text"/>
    <style:style style:name="P654" style:family="paragraph" style:parent-style-name="Standard">
      <style:paragraph-properties fo:break-before="auto" fo:margin-top="0cm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T654_10" style:family="text"/>
    <style:style style:name="T654_11" style:family="text"/>
    <style:style style:name="T654_12" style:family="text"/>
    <style:style style:name="T654_13" style:family="text"/>
    <style:style style:name="T654_14" style:family="text"/>
    <style:style style:name="T654_15" style:family="text"/>
    <style:style style:name="T654_16" style:family="text"/>
    <style:style style:name="T654_17" style:family="text"/>
    <style:style style:name="T654_18" style:family="text"/>
    <style:style style:name="T654_19" style:family="text"/>
    <style:style style:name="T654_20" style:family="text"/>
    <style:style style:name="T654_21" style:family="text"/>
    <style:style style:name="T654_22" style:family="text"/>
    <style:style style:name="T654_23" style:family="text"/>
    <style:style style:name="T654_24" style:family="text"/>
    <style:style style:name="T654_25" style:family="text"/>
    <style:style style:name="T654_26" style:family="text"/>
    <style:style style:name="T654_27" style:family="text"/>
    <style:style style:name="T654_28" style:family="text"/>
    <style:style style:name="T654_29" style:family="text"/>
    <style:style style:name="T654_30" style:family="text"/>
    <style:style style:name="T654_31" style:family="text"/>
    <style:style style:name="T654_32" style:family="text"/>
    <style:style style:name="T654_33" style:family="text"/>
    <style:style style:name="T654_34" style:family="text"/>
    <style:style style:name="T654_35" style:family="text"/>
    <style:style style:name="T654_36" style:family="text"/>
    <style:style style:name="T654_37" style:family="text"/>
    <style:style style:name="T654_38" style:family="text"/>
    <style:style style:name="T654_39" style:family="text"/>
    <style:style style:name="T654_40" style:family="text"/>
    <style:style style:name="T654_41" style:family="text"/>
    <style:style style:name="T654_42" style:family="text"/>
    <style:style style:name="T654_43" style:family="text"/>
    <style:style style:name="T654_44" style:family="text"/>
    <style:style style:name="T654_45" style:family="text"/>
    <style:style style:name="T654_46" style:family="text"/>
    <style:style style:name="T654_47" style:family="text"/>
    <style:style style:name="T654_48" style:family="text"/>
    <style:style style:name="T654_49" style:family="text"/>
    <style:style style:name="T654_50" style:family="text"/>
    <style:style style:name="T654_51" style:family="text"/>
    <style:style style:name="T654_52" style:family="text"/>
    <style:style style:name="T654_53" style:family="text"/>
    <style:style style:name="T654_54" style:family="text"/>
    <style:style style:name="T654_55" style:family="text"/>
    <style:style style:name="T654_56" style:family="text"/>
    <style:style style:name="T654_57" style:family="text"/>
    <style:style style:name="T654_58" style:family="text"/>
    <style:style style:name="T654_59" style:family="text"/>
    <style:style style:name="T654_60" style:family="text"/>
    <style:style style:name="T654_61" style:family="text"/>
    <style:style style:name="T654_62" style:family="text"/>
    <style:style style:name="T654_63" style:family="text"/>
    <style:style style:name="T654_64" style:family="text"/>
    <style:style style:name="T654_65" style:family="text"/>
    <style:style style:name="T654_66" style:family="text"/>
    <style:style style:name="T654_67" style:family="text"/>
    <style:style style:name="T654_68" style:family="text"/>
    <style:style style:name="T654_69" style:family="text"/>
    <style:style style:name="T654_70" style:family="text"/>
    <style:style style:name="T654_71" style:family="text"/>
    <style:style style:name="T654_72" style:family="text"/>
    <style:style style:name="T654_73" style:family="text"/>
    <style:style style:name="T654_74" style:family="text"/>
    <style:style style:name="T654_75" style:family="text"/>
    <style:style style:name="T654_76" style:family="text"/>
    <style:style style:name="T654_77" style:family="text"/>
    <style:style style:name="T654_78" style:family="text"/>
    <style:style style:name="T654_79" style:family="text"/>
    <style:style style:name="T654_80" style:family="text"/>
    <style:style style:name="T654_81" style:family="text"/>
    <style:style style:name="T654_82" style:family="text"/>
    <style:style style:name="T654_83" style:family="text"/>
    <style:style style:name="T654_84" style:family="text"/>
    <style:style style:name="T654_85" style:family="text"/>
    <style:style style:name="T654_86" style:family="text"/>
    <style:style style:name="T654_87" style:family="text"/>
    <style:style style:name="T654_88" style:family="text"/>
    <style:style style:name="T654_89" style:family="text"/>
    <style:style style:name="T654_90" style:family="text"/>
    <style:style style:name="T654_91" style:family="text"/>
    <style:style style:name="T654_92" style:family="text"/>
    <style:style style:name="T654_93" style:family="text"/>
    <style:style style:name="T654_94" style:family="text"/>
    <style:style style:name="T654_95" style:family="text"/>
    <style:style style:name="T654_96" style:family="text"/>
    <style:style style:name="T654_97" style:family="text"/>
    <style:style style:name="T654_98" style:family="text"/>
    <style:style style:name="T654_99" style:family="text"/>
    <style:style style:name="T654_100" style:family="text"/>
    <style:style style:name="T654_101" style:family="text"/>
    <style:style style:name="T654_102" style:family="text"/>
    <style:style style:name="T654_103" style:family="text"/>
    <style:style style:name="T654_104" style:family="text"/>
    <style:style style:name="T654_105" style:family="text"/>
    <style:style style:name="T654_106" style:family="text"/>
    <style:style style:name="T654_107" style:family="text"/>
    <style:style style:name="T654_108" style:family="text"/>
    <style:style style:name="T654_109" style:family="text"/>
    <style:style style:name="T654_110" style:family="text"/>
    <style:style style:name="T654_111" style:family="text"/>
    <style:style style:name="T654_112" style:family="text"/>
    <style:style style:name="T654_113" style:family="text"/>
    <style:style style:name="T654_114" style:family="text"/>
    <style:style style:name="T654_115" style:family="text"/>
    <style:style style:name="T654_116" style:family="text"/>
    <style:style style:name="T654_117" style:family="text"/>
    <style:style style:name="T654_118" style:family="text"/>
    <style:style style:name="T654_119" style:family="text"/>
    <style:style style:name="T654_120" style:family="text"/>
    <style:style style:name="T654_121" style:family="text"/>
    <style:style style:name="T654_122" style:family="text"/>
    <style:style style:name="T654_123" style:family="text"/>
    <style:style style:name="T654_124" style:family="text"/>
    <style:style style:name="T654_125" style:family="text"/>
    <style:style style:name="T654_126" style:family="text"/>
    <style:style style:name="T654_127" style:family="text"/>
    <style:style style:name="T654_128" style:family="text"/>
    <style:style style:name="T654_129" style:family="text"/>
    <style:style style:name="T654_130" style:family="text"/>
    <style:style style:name="T654_131" style:family="text"/>
    <style:style style:name="T654_132" style:family="text"/>
    <style:style style:name="T654_133" style:family="text"/>
    <style:style style:name="T654_134" style:family="text"/>
    <style:style style:name="T654_135" style:family="text"/>
    <style:style style:name="T654_136" style:family="text"/>
    <style:style style:name="T654_137" style:family="text"/>
    <style:style style:name="T654_138" style:family="text"/>
    <style:style style:name="T654_139" style:family="text"/>
    <style:style style:name="T654_140" style:family="text"/>
    <style:style style:name="T654_141" style:family="text"/>
    <style:style style:name="T654_142" style:family="text"/>
    <style:style style:name="T654_143" style:family="text"/>
    <style:style style:name="T654_144" style:family="text"/>
    <style:style style:name="T654_145" style:family="text"/>
    <style:style style:name="T654_146" style:family="text"/>
    <style:style style:name="P655" style:family="paragraph" style:parent-style-name="Standard">
      <style:paragraph-properties fo:break-before="auto" fo:margin-top="0cm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T655_6" style:family="text"/>
    <style:style style:name="T655_7" style:family="text"/>
    <style:style style:name="T655_8" style:family="text"/>
    <style:style style:name="T655_9" style:family="text"/>
    <style:style style:name="T655_10" style:family="text"/>
    <style:style style:name="T655_11" style:family="text"/>
    <style:style style:name="T655_12" style:family="text"/>
    <style:style style:name="T655_13" style:family="text"/>
    <style:style style:name="T655_14" style:family="text"/>
    <style:style style:name="T655_15" style:family="text"/>
    <style:style style:name="T655_16" style:family="text"/>
    <style:style style:name="T655_17" style:family="text"/>
    <style:style style:name="T655_18" style:family="text"/>
    <style:style style:name="T655_19" style:family="text"/>
    <style:style style:name="T655_20" style:family="text"/>
    <style:style style:name="T655_21" style:family="text"/>
    <style:style style:name="T655_22" style:family="text"/>
    <style:style style:name="T655_23" style:family="text"/>
    <style:style style:name="T655_24" style:family="text"/>
    <style:style style:name="T655_25" style:family="text"/>
    <style:style style:name="T655_26" style:family="text"/>
    <style:style style:name="T655_27" style:family="text"/>
    <style:style style:name="T655_28" style:family="text"/>
    <style:style style:name="T655_29" style:family="text"/>
    <style:style style:name="T655_30" style:family="text"/>
    <style:style style:name="T655_31" style:family="text"/>
    <style:style style:name="T655_32" style:family="text"/>
    <style:style style:name="T655_33" style:family="text"/>
    <style:style style:name="T655_34" style:family="text"/>
    <style:style style:name="T655_35" style:family="text"/>
    <style:style style:name="T655_36" style:family="text"/>
    <style:style style:name="P656" style:family="paragraph" style:parent-style-name="Standard">
      <style:paragraph-properties fo:break-before="auto" fo:margin-top="0cm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T656_16" style:family="text"/>
    <style:style style:name="T656_17" style:family="text"/>
    <style:style style:name="T656_18" style:family="text"/>
    <style:style style:name="T656_19" style:family="text"/>
    <style:style style:name="T656_20" style:family="text"/>
    <style:style style:name="T656_21" style:family="text"/>
    <style:style style:name="T656_22" style:family="text"/>
    <style:style style:name="T656_23" style:family="text"/>
    <style:style style:name="T656_24" style:family="text"/>
    <style:style style:name="T656_25" style:family="text"/>
    <style:style style:name="T656_26" style:family="text"/>
    <style:style style:name="T656_27" style:family="text"/>
    <style:style style:name="T656_28" style:family="text"/>
    <style:style style:name="T656_29" style:family="text"/>
    <style:style style:name="T656_30" style:family="text"/>
    <style:style style:name="T656_31" style:family="text"/>
    <style:style style:name="T656_32" style:family="text"/>
    <style:style style:name="T656_33" style:family="text"/>
    <style:style style:name="T656_34" style:family="text"/>
    <style:style style:name="T656_35" style:family="text"/>
    <style:style style:name="T656_36" style:family="text"/>
    <style:style style:name="T656_37" style:family="text"/>
    <style:style style:name="T656_38" style:family="text"/>
    <style:style style:name="T656_39" style:family="text"/>
    <style:style style:name="T656_40" style:family="text"/>
    <style:style style:name="T656_41" style:family="text"/>
    <style:style style:name="T656_42" style:family="text"/>
    <style:style style:name="T656_43" style:family="text"/>
    <style:style style:name="T656_44" style:family="text"/>
    <style:style style:name="T656_45" style:family="text"/>
    <style:style style:name="T656_46" style:family="text"/>
    <style:style style:name="T656_47" style:family="text"/>
    <style:style style:name="T656_48" style:family="text"/>
    <style:style style:name="T656_49" style:family="text"/>
    <style:style style:name="T656_50" style:family="text"/>
    <style:style style:name="T656_51" style:family="text"/>
    <style:style style:name="T656_52" style:family="text"/>
    <style:style style:name="T656_53" style:family="text"/>
    <style:style style:name="T656_54" style:family="text"/>
    <style:style style:name="T656_55" style:family="text"/>
    <style:style style:name="T656_56" style:family="text"/>
    <style:style style:name="T656_57" style:family="text"/>
    <style:style style:name="T656_58" style:family="text"/>
    <style:style style:name="T656_59" style:family="text"/>
    <style:style style:name="T656_60" style:family="text"/>
    <style:style style:name="T656_61" style:family="text"/>
    <style:style style:name="T656_62" style:family="text"/>
    <style:style style:name="T656_63" style:family="text"/>
    <style:style style:name="T656_64" style:family="text"/>
    <style:style style:name="T656_65" style:family="text"/>
    <style:style style:name="T656_66" style:family="text"/>
    <style:style style:name="T656_67" style:family="text"/>
    <style:style style:name="T656_68" style:family="text"/>
    <style:style style:name="T656_69" style:family="text"/>
    <style:style style:name="T656_70" style:family="text"/>
    <style:style style:name="T656_71" style:family="text"/>
    <style:style style:name="T656_72" style:family="text"/>
    <style:style style:name="T656_73" style:family="text"/>
    <style:style style:name="T656_74" style:family="text"/>
    <style:style style:name="T656_75" style:family="text"/>
    <style:style style:name="T656_76" style:family="text"/>
    <style:style style:name="T656_77" style:family="text"/>
    <style:style style:name="T656_78" style:family="text"/>
    <style:style style:name="T656_79" style:family="text"/>
    <style:style style:name="T656_80" style:family="text"/>
    <style:style style:name="T656_81" style:family="text"/>
    <style:style style:name="T656_82" style:family="text"/>
    <style:style style:name="T656_83" style:family="text"/>
    <style:style style:name="T656_84" style:family="text"/>
    <style:style style:name="T656_85" style:family="text"/>
    <style:style style:name="T656_86" style:family="text"/>
    <style:style style:name="T656_87" style:family="text"/>
    <style:style style:name="T656_88" style:family="text"/>
    <style:style style:name="T656_89" style:family="text"/>
    <style:style style:name="T656_90" style:family="text"/>
    <style:style style:name="T656_91" style:family="text"/>
    <style:style style:name="T656_92" style:family="text"/>
    <style:style style:name="T656_93" style:family="text"/>
    <style:style style:name="T656_94" style:family="text"/>
    <style:style style:name="T656_95" style:family="text"/>
    <style:style style:name="T656_96" style:family="text"/>
    <style:style style:name="T656_97" style:family="text"/>
    <style:style style:name="T656_98" style:family="text"/>
    <style:style style:name="T656_99" style:family="text"/>
    <style:style style:name="T656_100" style:family="text"/>
    <style:style style:name="T656_101" style:family="text"/>
    <style:style style:name="T656_102" style:family="text"/>
    <style:style style:name="P657" style:family="paragraph" style:parent-style-name="Standard">
      <style:paragraph-properties fo:break-before="auto" fo:margin-top="0cm" fo:margin-bottom="0cm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T657_19" style:family="text"/>
    <style:style style:name="T657_20" style:family="text"/>
    <style:style style:name="T657_21" style:family="text"/>
    <style:style style:name="T657_22" style:family="text"/>
    <style:style style:name="T657_23" style:family="text"/>
    <style:style style:name="T657_24" style:family="text"/>
    <style:style style:name="T657_25" style:family="text"/>
    <style:style style:name="T657_26" style:family="text"/>
    <style:style style:name="T657_27" style:family="text"/>
    <style:style style:name="T657_28" style:family="text"/>
    <style:style style:name="T657_29" style:family="text"/>
    <style:style style:name="T657_30" style:family="text"/>
    <style:style style:name="T657_31" style:family="text"/>
    <style:style style:name="T657_32" style:family="text"/>
    <style:style style:name="T657_33" style:family="text"/>
    <style:style style:name="T657_34" style:family="text"/>
    <style:style style:name="T657_35" style:family="text"/>
    <style:style style:name="T657_36" style:family="text"/>
    <style:style style:name="T657_37" style:family="text"/>
    <style:style style:name="T657_38" style:family="text"/>
    <style:style style:name="T657_39" style:family="text"/>
    <style:style style:name="T657_40" style:family="text"/>
    <style:style style:name="T657_41" style:family="text"/>
    <style:style style:name="T657_42" style:family="text"/>
    <style:style style:name="T657_43" style:family="text"/>
    <style:style style:name="T657_44" style:family="text"/>
    <style:style style:name="T657_45" style:family="text"/>
    <style:style style:name="T657_46" style:family="text"/>
    <style:style style:name="T657_47" style:family="text"/>
    <style:style style:name="T657_48" style:family="text"/>
    <style:style style:name="T657_49" style:family="text"/>
    <style:style style:name="T657_50" style:family="text"/>
    <style:style style:name="T657_51" style:family="text"/>
    <style:style style:name="T657_52" style:family="text"/>
    <style:style style:name="T657_53" style:family="text"/>
    <style:style style:name="T657_54" style:family="text"/>
    <style:style style:name="T657_55" style:family="text"/>
    <style:style style:name="T657_56" style:family="text"/>
    <style:style style:name="P658" style:family="paragraph" style:parent-style-name="Heading_20_2">
      <style:paragraph-properties fo:break-before="auto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P659" style:family="paragraph" style:parent-style-name="Standard">
      <style:paragraph-properties fo:break-before="auto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>
      <style:text-properties fo:color="#1155cc" style:text-underline-style="solid" style:text-underline-color="font-color"/>
    </style:style>
    <style:style style:name="T659_11" style:family="text"/>
    <style:style style:name="T659_12" style:family="text">
      <style:text-properties fo:color="#1155cc" style:text-underline-style="solid" style:text-underline-color="font-color"/>
    </style:style>
    <style:style style:name="T659_13" style:family="text"/>
    <style:style style:name="T659_14" style:family="text">
      <style:text-properties fo:color="#1155cc" style:text-underline-style="solid" style:text-underline-color="font-color"/>
    </style:style>
    <style:style style:name="T659_15" style:family="text"/>
    <style:style style:name="T659_16" style:family="text">
      <style:text-properties fo:color="#1155cc" style:text-underline-style="solid" style:text-underline-color="font-color"/>
    </style:style>
    <style:style style:name="T659_17" style:family="text"/>
    <style:style style:name="T659_18" style:family="text">
      <style:text-properties fo:color="#1155cc" style:text-underline-style="solid" style:text-underline-color="font-color"/>
    </style:style>
    <style:style style:name="T659_19" style:family="text"/>
    <style:style style:name="T659_20" style:family="text">
      <style:text-properties fo:color="#1155cc" style:text-underline-style="solid" style:text-underline-color="font-color"/>
    </style:style>
    <style:style style:name="T659_21" style:family="text"/>
    <style:style style:name="T659_22" style:family="text">
      <style:text-properties fo:color="#1155cc" style:text-underline-style="solid" style:text-underline-color="font-color"/>
    </style:style>
    <style:style style:name="T659_23" style:family="text"/>
    <style:style style:name="T659_24" style:family="text">
      <style:text-properties fo:color="#1155cc" style:text-underline-style="solid" style:text-underline-color="font-color"/>
    </style:style>
    <style:style style:name="T659_25" style:family="text"/>
    <style:style style:name="T659_26" style:family="text">
      <style:text-properties fo:color="#1155cc" style:text-underline-style="solid" style:text-underline-color="font-color"/>
    </style:style>
    <style:style style:name="T659_27" style:family="text"/>
    <style:style style:name="T659_28" style:family="text">
      <style:text-properties fo:color="#1155cc" style:text-underline-style="solid" style:text-underline-color="font-color"/>
    </style:style>
    <style:style style:name="T659_29" style:family="text"/>
    <style:style style:name="T659_30" style:family="text">
      <style:text-properties fo:color="#1155cc" style:text-underline-style="solid" style:text-underline-color="font-color"/>
    </style:style>
    <style:style style:name="T659_31" style:family="text"/>
    <style:style style:name="T659_32" style:family="text">
      <style:text-properties fo:color="#1155cc" style:text-underline-style="solid" style:text-underline-color="font-color"/>
    </style:style>
    <style:style style:name="T659_33" style:family="text"/>
    <style:style style:name="T659_34" style:family="text">
      <style:text-properties fo:color="#1155cc" style:text-underline-style="solid" style:text-underline-color="font-color"/>
    </style:style>
    <style:style style:name="T659_35" style:family="text"/>
    <style:style style:name="T659_36" style:family="text">
      <style:text-properties fo:color="#1155cc" style:text-underline-style="solid" style:text-underline-color="font-color"/>
    </style:style>
    <style:style style:name="T659_37" style:family="text"/>
    <style:style style:name="T659_38" style:family="text">
      <style:text-properties fo:color="#1155cc" style:text-underline-style="solid" style:text-underline-color="font-color"/>
    </style:style>
    <style:style style:name="T659_39" style:family="text"/>
    <style:style style:name="T659_40" style:family="text">
      <style:text-properties fo:color="#1155cc" style:text-underline-style="solid" style:text-underline-color="font-color"/>
    </style:style>
    <style:style style:name="T659_41" style:family="text"/>
    <style:style style:name="T659_42" style:family="text">
      <style:text-properties fo:color="#1155cc" style:text-underline-style="solid" style:text-underline-color="font-color"/>
    </style:style>
    <style:style style:name="T659_43" style:family="text"/>
    <style:style style:name="T659_44" style:family="text">
      <style:text-properties fo:color="#1155cc" style:text-underline-style="solid" style:text-underline-color="font-color"/>
    </style:style>
    <style:style style:name="T659_45" style:family="text"/>
    <style:style style:name="T659_46" style:family="text">
      <style:text-properties fo:color="#1155cc" style:text-underline-style="solid" style:text-underline-color="font-color"/>
    </style:style>
    <style:style style:name="P660" style:family="paragraph" style:parent-style-name="Standard">
      <style:paragraph-properties fo:break-before="auto" style:writing-mode="lr-tb"/>
    </style:style>
    <style:style style:name="P661" style:family="paragraph" style:parent-style-name="Standard">
      <style:paragraph-properties fo:break-before="auto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1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2" style:family="paragraph" style:parent-style-name="Standard">
      <style:paragraph-properties fo:break-before="auto" style:writing-mode="lr-tb"/>
    </style:style>
    <style:style style:name="T662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2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3" style:family="paragraph" style:parent-style-name="Standard">
      <style:paragraph-properties fo:break-before="auto" style:writing-mode="lr-tb"/>
    </style:style>
    <style:style style:name="T663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3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3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3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3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3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3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4" style:family="paragraph" style:parent-style-name="Standard">
      <style:paragraph-properties fo:break-before="auto" style:writing-mode="lr-tb"/>
    </style:style>
    <style:style style:name="T664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4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5" style:family="paragraph" style:parent-style-name="Standard">
      <style:paragraph-properties fo:break-before="auto" style:writing-mode="lr-tb"/>
    </style:style>
    <style:style style:name="T665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5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6" style:family="paragraph" style:parent-style-name="Standard">
      <style:paragraph-properties fo:break-before="auto" style:writing-mode="lr-tb"/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7" style:family="paragraph" style:parent-style-name="Standard">
      <style:paragraph-properties fo:break-before="auto" style:writing-mode="lr-tb"/>
    </style:style>
    <style:style style:name="T667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7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8" style:family="paragraph" style:parent-style-name="Standard">
      <style:paragraph-properties fo:break-before="auto" style:writing-mode="lr-tb"/>
    </style:style>
    <style:style style:name="T668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8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8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8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8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8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69" style:family="paragraph" style:parent-style-name="Standard">
      <style:paragraph-properties fo:break-before="auto" style:writing-mode="lr-tb"/>
    </style:style>
    <style:style style:name="T669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3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4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4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4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4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69_4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0" style:family="paragraph" style:parent-style-name="Standard">
      <style:paragraph-properties fo:break-before="auto" style:writing-mode="lr-tb"/>
    </style:style>
    <style:style style:name="T670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3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4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5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6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0_7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1" style:family="paragraph" style:parent-style-name="Standard">
      <style:paragraph-properties fo:break-before="auto" style:writing-mode="lr-tb"/>
    </style:style>
    <style:style style:name="T671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1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2" style:family="paragraph" style:parent-style-name="Standard">
      <style:paragraph-properties fo:break-before="auto" style:writing-mode="lr-tb"/>
    </style:style>
    <style:style style:name="T672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2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3" style:family="paragraph" style:parent-style-name="Standard">
      <style:paragraph-properties fo:break-before="auto" style:writing-mode="lr-tb"/>
    </style:style>
    <style:style style:name="T673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3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3_3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4" style:family="paragraph" style:parent-style-name="Standard">
      <style:paragraph-properties fo:break-before="auto" style:writing-mode="lr-tb"/>
    </style:style>
    <style:style style:name="T674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3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4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5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4_6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5" style:family="paragraph" style:parent-style-name="Standard">
      <style:paragraph-properties fo:break-before="auto" style:writing-mode="lr-tb"/>
    </style:style>
    <style:style style:name="T675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5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6" style:family="paragraph" style:parent-style-name="Standard">
      <style:paragraph-properties fo:break-before="auto" style:writing-mode="lr-tb"/>
    </style:style>
    <style:style style:name="T676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6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7" style:family="paragraph" style:parent-style-name="Standard">
      <style:paragraph-properties fo:break-before="auto" style:writing-mode="lr-tb"/>
    </style:style>
    <style:style style:name="T677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7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8" style:family="paragraph" style:parent-style-name="Standard">
      <style:paragraph-properties fo:break-before="auto" style:writing-mode="lr-tb"/>
    </style:style>
    <style:style style:name="T678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8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P679" style:family="paragraph" style:parent-style-name="Standard">
      <style:paragraph-properties fo:break-before="auto" style:writing-mode="lr-tb"/>
    </style:style>
    <style:style style:name="T679_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1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29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0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1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2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3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4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5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6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7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8" style:family="text">
      <style:text-properties fo:background-color="#ffffff" fo:color="#333333" style:font-name="Trebuchet MS" fo:font-size="9pt" style:font-name-asian="Trebuchet MS" style:font-size-asian="9pt" style:font-name-complex="Trebuchet MS" style:font-size-complex="9pt" fo:font-weight="bold" style:font-weight-asian="bold" style:font-weight-complex="bold"/>
    </style:style>
    <style:style style:name="T679_39" style:family="text"/>
    <style:style style:name="P680" style:family="paragraph" style:parent-style-name="Standard">
      <style:paragraph-properties fo:break-before="auto" style:writing-mode="lr-tb"/>
    </style:style>
    <style:style style:name="P681" style:family="paragraph" style:parent-style-name="Standard">
      <style:paragraph-properties fo:break-before="auto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P682" style:family="paragraph" style:parent-style-name="Standard">
      <style:paragraph-properties fo:break-before="auto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T682_7" style:family="text"/>
    <style:style style:name="P683" style:family="paragraph" style:parent-style-name="Standard">
      <style:paragraph-properties fo:break-before="auto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T683_6" style:family="text"/>
    <style:style style:name="T683_7" style:family="text"/>
    <style:style style:name="T683_8" style:family="text"/>
    <style:style style:name="T683_9" style:family="text"/>
    <style:style style:name="T683_10" style:family="text"/>
    <style:style style:name="T683_11" style:family="text"/>
    <style:style style:name="P684" style:family="paragraph" style:parent-style-name="Standard">
      <style:paragraph-properties fo:break-before="auto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T684_6" style:family="text"/>
    <style:style style:name="T684_7" style:family="text"/>
    <style:style style:name="T684_8" style:family="text"/>
    <style:style style:name="T684_9" style:family="text"/>
    <style:style style:name="T684_10" style:family="text"/>
    <style:style style:name="P685" style:family="paragraph" style:parent-style-name="Standard">
      <style:paragraph-properties fo:break-before="auto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P686" style:family="paragraph" style:parent-style-name="Standard">
      <style:paragraph-properties fo:break-before="auto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P687" style:family="paragraph" style:parent-style-name="Standard">
      <style:paragraph-properties fo:break-before="auto" style:writing-mode="lr-tb"/>
    </style:style>
    <style:style style:name="T687_1" style:family="text"/>
    <style:style style:name="T687_2" style:family="text"/>
    <style:style style:name="T687_3" style:family="text"/>
    <style:style style:name="T687_4" style:family="text"/>
    <style:style style:name="T687_5" style:family="text"/>
    <style:style style:name="T687_6" style:family="text"/>
    <style:style style:name="T687_7" style:family="text"/>
    <style:style style:name="T687_8" style:family="text"/>
    <style:style style:name="T687_9" style:family="text"/>
    <style:style style:name="T687_10" style:family="text"/>
    <style:style style:name="T687_11" style:family="text"/>
    <style:style style:name="T687_12" style:family="text"/>
    <style:style style:name="T687_13" style:family="text"/>
    <style:style style:name="T687_14" style:family="text"/>
    <style:style style:name="T687_15" style:family="text"/>
    <style:style style:name="T687_16" style:family="text"/>
    <style:style style:name="P688" style:family="paragraph" style:parent-style-name="Standard">
      <style:paragraph-properties fo:break-before="auto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T688_12" style:family="text"/>
    <style:style style:name="P689" style:family="paragraph" style:parent-style-name="Standard">
      <style:paragraph-properties fo:break-before="auto" style:writing-mode="lr-tb"/>
    </style:style>
    <style:style style:name="T689_1" style:family="text"/>
    <style:style style:name="P690" style:family="paragraph" style:parent-style-name="Heading_20_1">
      <style:paragraph-properties fo:break-before="auto" style:writing-mode="lr-tb"/>
    </style:style>
    <style:style style:name="T690_1" style:family="text"/>
    <style:style style:name="P691" style:family="paragraph" style:parent-style-name="Heading_20_2">
      <style:paragraph-properties fo:break-before="auto" style:writing-mode="lr-tb"/>
    </style:style>
    <style:style style:name="T691_1" style:family="text"/>
    <style:style style:name="T691_2" style:family="text"/>
    <style:style style:name="T691_3" style:family="text"/>
    <style:style style:name="P692" style:family="paragraph" style:parent-style-name="Heading_20_3">
      <style:paragraph-properties fo:break-before="auto" style:writing-mode="lr-tb"/>
    </style:style>
    <style:style style:name="T692_1" style:family="text"/>
    <style:style style:name="T692_2" style:family="text"/>
    <style:style style:name="T692_3" style:family="text"/>
    <style:style style:name="P693" style:family="paragraph" style:parent-style-name="Standard">
      <style:paragraph-properties fo:break-before="auto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P694" style:family="paragraph" style:parent-style-name="Heading_20_3">
      <style:paragraph-properties fo:break-before="auto" style:writing-mode="lr-tb"/>
    </style:style>
    <style:style style:name="T694_1" style:family="text"/>
    <style:style style:name="P695" style:family="paragraph" style:parent-style-name="Standard">
      <style:paragraph-properties fo:break-before="auto" style:writing-mode="lr-tb"/>
    </style:style>
    <style:style style:name="T695_1" style:family="text"/>
    <style:style style:name="T695_2" style:family="text">
      <style:text-properties fo:color="#1155cc" style:text-underline-style="solid" style:text-underline-color="font-color"/>
    </style:style>
    <style:style style:name="T695_3" style:family="text"/>
    <style:style style:name="T695_4" style:family="text">
      <style:text-properties fo:color="#1155cc" style:text-underline-style="solid" style:text-underline-color="font-color"/>
    </style:style>
    <style:style style:name="T695_5" style:family="text"/>
    <style:style style:name="T695_6" style:family="text">
      <style:text-properties fo:color="#1155cc" style:text-underline-style="solid" style:text-underline-color="font-color"/>
    </style:style>
    <style:style style:name="T695_7" style:family="text"/>
    <style:style style:name="T695_8" style:family="text">
      <style:text-properties fo:color="#1155cc" style:text-underline-style="solid" style:text-underline-color="font-color"/>
    </style:style>
    <style:style style:name="T695_9" style:family="text"/>
    <style:style style:name="T695_10" style:family="text">
      <style:text-properties fo:color="#1155cc" style:text-underline-style="solid" style:text-underline-color="font-color"/>
    </style:style>
    <style:style style:name="T695_11" style:family="text"/>
    <style:style style:name="T695_12" style:family="text">
      <style:text-properties fo:color="#1155cc" style:text-underline-style="solid" style:text-underline-color="font-color"/>
    </style:style>
    <style:style style:name="T695_13" style:family="text"/>
    <style:style style:name="T695_14" style:family="text">
      <style:text-properties fo:color="#1155cc" style:text-underline-style="solid" style:text-underline-color="font-color"/>
    </style:style>
    <style:style style:name="T695_15" style:family="text"/>
    <style:style style:name="T695_16" style:family="text">
      <style:text-properties fo:color="#1155cc" style:text-underline-style="solid" style:text-underline-color="font-color"/>
    </style:style>
    <style:style style:name="T695_17" style:family="text"/>
    <style:style style:name="T695_18" style:family="text">
      <style:text-properties fo:color="#1155cc" style:text-underline-style="solid" style:text-underline-color="font-color"/>
    </style:style>
    <style:style style:name="T695_19" style:family="text"/>
    <style:style style:name="T695_20" style:family="text">
      <style:text-properties fo:color="#1155cc" style:text-underline-style="solid" style:text-underline-color="font-color"/>
    </style:style>
    <style:style style:name="T695_21" style:family="text"/>
    <style:style style:name="T695_22" style:family="text"/>
    <style:style style:name="T695_23" style:family="text"/>
    <style:style style:name="T695_24" style:family="text"/>
    <style:style style:name="T695_25" style:family="text"/>
    <style:style style:name="T695_26" style:family="text"/>
    <style:style style:name="T695_27" style:family="text"/>
    <style:style style:name="T695_28" style:family="text"/>
    <style:style style:name="T695_29" style:family="text"/>
    <style:style style:name="T695_30" style:family="text"/>
    <style:style style:name="T695_31" style:family="text"/>
    <style:style style:name="T695_32" style:family="text"/>
    <style:style style:name="T695_33" style:family="text"/>
    <style:style style:name="T695_34" style:family="text"/>
    <style:style style:name="T695_35" style:family="text"/>
    <style:style style:name="T695_36" style:family="text"/>
    <style:style style:name="T695_37" style:family="text"/>
    <style:style style:name="T695_38" style:family="text"/>
    <style:style style:name="T695_39" style:family="text"/>
    <style:style style:name="T695_40" style:family="text"/>
    <style:style style:name="T695_41" style:family="text"/>
    <style:style style:name="T695_42" style:family="text"/>
    <style:style style:name="T695_43" style:family="text"/>
    <style:style style:name="T695_44" style:family="text"/>
    <style:style style:name="T695_45" style:family="text"/>
    <style:style style:name="T695_46" style:family="text"/>
    <style:style style:name="T695_47" style:family="text"/>
    <style:style style:name="T695_48" style:family="text"/>
    <style:style style:name="T695_49" style:family="text"/>
    <style:style style:name="T695_50" style:family="text"/>
    <style:style style:name="T695_51" style:family="text"/>
    <style:style style:name="T695_52" style:family="text"/>
    <style:style style:name="T695_53" style:family="text"/>
    <style:style style:name="T695_54" style:family="text"/>
    <style:style style:name="T695_55" style:family="text"/>
    <style:style style:name="T695_56" style:family="text"/>
    <style:style style:name="T695_57" style:family="text"/>
    <style:style style:name="T695_58" style:family="text" style:parent-style-name="Standard"/>
    <style:style style:name="P6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7_11" style:family="text"/>
    <style:style style:name="T697_12" style:family="text"/>
    <style:style style:name="T697_13" style:family="text"/>
    <style:style style:name="T697_14" style:family="text"/>
    <style:style style:name="T697_15" style:family="text"/>
    <style:style style:name="T697_16" style:family="text"/>
    <style:style style:name="T697_17" style:family="text"/>
    <style:style style:name="T697_18" style:family="text"/>
    <style:style style:name="T697_19" style:family="text"/>
    <style:style style:name="T697_20" style:family="text"/>
    <style:style style:name="T697_21" style:family="text"/>
    <style:style style:name="T697_22" style:family="text"/>
    <style:style style:name="T697_23" style:family="text"/>
    <style:style style:name="T697_24" style:family="text"/>
    <style:style style:name="T697_25" style:family="text"/>
    <style:style style:name="T697_26" style:family="text"/>
    <style:style style:name="T697_27" style:family="text"/>
    <style:style style:name="T697_28" style:family="text"/>
    <style:style style:name="T697_29" style:family="text"/>
    <style:style style:name="T697_30" style:family="text"/>
    <style:style style:name="T697_31" style:family="text"/>
    <style:style style:name="T697_32" style:family="text"/>
    <style:style style:name="T697_33" style:family="text"/>
    <style:style style:name="T697_34" style:family="text"/>
    <style:style style:name="T697_35" style:family="text"/>
    <style:style style:name="T697_36" style:family="text"/>
    <style:style style:name="T697_37" style:family="text"/>
    <style:style style:name="T697_38" style:family="text"/>
    <style:style style:name="T697_39" style:family="text"/>
    <style:style style:name="T697_40" style:family="text"/>
    <style:style style:name="T697_41" style:family="text"/>
    <style:style style:name="T697_42" style:family="text"/>
    <style:style style:name="T697_43" style:family="text"/>
    <style:style style:name="T697_44" style:family="text"/>
    <style:style style:name="T697_45" style:family="text"/>
    <style:style style:name="T697_46" style:family="text"/>
    <style:style style:name="T697_47" style:family="text"/>
    <style:style style:name="T697_48" style:family="text"/>
    <style:style style:name="T697_49" style:family="text"/>
    <style:style style:name="T697_50" style:family="text"/>
    <style:style style:name="T697_51" style:family="text"/>
    <style:style style:name="T697_52" style:family="text"/>
    <style:style style:name="T697_53" style:family="text"/>
    <style:style style:name="T697_54" style:family="text"/>
    <style:style style:name="T697_55" style:family="text"/>
    <style:style style:name="T697_56" style:family="text"/>
    <style:style style:name="T697_57" style:family="text"/>
    <style:style style:name="T697_58" style:family="text"/>
    <style:style style:name="T697_59" style:family="text"/>
    <style:style style:name="T697_60" style:family="text"/>
    <style:style style:name="T697_61" style:family="text"/>
    <style:style style:name="T697_62" style:family="text"/>
    <style:style style:name="T697_63" style:family="text"/>
    <style:style style:name="T697_64" style:family="text"/>
    <style:style style:name="T697_65" style:family="text"/>
    <style:style style:name="T697_66" style:family="text"/>
    <style:style style:name="T697_67" style:family="text"/>
    <style:style style:name="T697_68" style:family="text"/>
    <style:style style:name="T697_69" style:family="text"/>
    <style:style style:name="T697_70" style:family="text"/>
    <style:style style:name="P698" style:family="paragraph" style:parent-style-name="Heading_20_3">
      <style:paragraph-properties fo:break-before="auto" style:writing-mode="lr-tb"/>
    </style:style>
    <style:style style:name="T698_1" style:family="text"/>
    <style:style style:name="T698_2" style:family="text"/>
    <style:style style:name="T698_3" style:family="text"/>
    <style:style style:name="P699" style:family="paragraph" style:parent-style-name="Standard">
      <style:paragraph-properties fo:break-before="auto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T699_10" style:family="text"/>
    <style:style style:name="T699_11" style:family="text"/>
    <style:style style:name="T699_12" style:family="text"/>
    <style:style style:name="T699_13" style:family="text"/>
    <style:style style:name="T699_14" style:family="text"/>
    <style:style style:name="T699_15" style:family="text"/>
    <style:style style:name="T699_16" style:family="text"/>
    <style:style style:name="T699_17" style:family="text"/>
    <style:style style:name="T699_18" style:family="text"/>
    <style:style style:name="T699_19" style:family="text"/>
    <style:style style:name="T699_20" style:family="text"/>
    <style:style style:name="T699_21" style:family="text"/>
    <style:style style:name="T699_22" style:family="text"/>
    <style:style style:name="T699_23" style:family="text"/>
    <style:style style:name="T699_24" style:family="text"/>
    <style:style style:name="T699_25" style:family="text"/>
    <style:style style:name="T699_26" style:family="text"/>
    <style:style style:name="T699_27" style:family="text"/>
    <style:style style:name="T699_28" style:family="text"/>
    <style:style style:name="T699_29" style:family="text"/>
    <style:style style:name="T699_30" style:family="text"/>
    <style:style style:name="T699_31" style:family="text"/>
    <style:style style:name="T699_32" style:family="text"/>
    <style:style style:name="T699_33" style:family="text"/>
    <style:style style:name="T699_34" style:family="text"/>
    <style:style style:name="T699_35" style:family="text"/>
    <style:style style:name="T699_36" style:family="text"/>
    <style:style style:name="T699_37" style:family="text"/>
    <style:style style:name="T699_38" style:family="text"/>
    <style:style style:name="T699_39" style:family="text"/>
    <style:style style:name="T699_40" style:family="text"/>
    <style:style style:name="T699_41" style:family="text"/>
    <style:style style:name="T699_42" style:family="text"/>
    <style:style style:name="T699_43" style:family="text"/>
    <style:style style:name="T699_44" style:family="text"/>
    <style:style style:name="T699_45" style:family="text"/>
    <style:style style:name="T699_46" style:family="text"/>
    <style:style style:name="T699_47" style:family="text"/>
    <style:style style:name="T699_48" style:family="text"/>
    <style:style style:name="T699_49" style:family="text"/>
    <style:style style:name="T699_50" style:family="text"/>
    <style:style style:name="T699_51" style:family="text"/>
    <style:style style:name="T699_52" style:family="text"/>
    <style:style style:name="T699_53" style:family="text"/>
    <style:style style:name="T699_54" style:family="text"/>
    <style:style style:name="T699_55" style:family="text"/>
    <style:style style:name="T699_56" style:family="text"/>
    <style:style style:name="T699_57" style:family="text"/>
    <style:style style:name="T699_58" style:family="text"/>
    <style:style style:name="T699_59" style:family="text"/>
    <style:style style:name="T699_60" style:family="text"/>
    <style:style style:name="T699_61" style:family="text"/>
    <style:style style:name="T699_62" style:family="text"/>
    <style:style style:name="T699_63" style:family="text"/>
    <style:style style:name="T699_64" style:family="text"/>
    <style:style style:name="T699_65" style:family="text"/>
    <style:style style:name="T699_66" style:family="text"/>
    <style:style style:name="T699_67" style:family="text"/>
    <style:style style:name="T699_68" style:family="text"/>
    <style:style style:name="T699_69" style:family="text"/>
    <style:style style:name="T699_70" style:family="text"/>
    <style:style style:name="T699_71" style:family="text"/>
    <style:style style:name="T699_72" style:family="text"/>
    <style:style style:name="T699_73" style:family="text"/>
    <style:style style:name="T699_74" style:family="text"/>
    <style:style style:name="T699_75" style:family="text"/>
    <style:style style:name="T699_76" style:family="text"/>
    <style:style style:name="T699_77" style:family="text"/>
    <style:style style:name="T699_78" style:family="text"/>
    <style:style style:name="T699_79" style:family="text"/>
    <style:style style:name="T699_80" style:family="text"/>
    <style:style style:name="T699_81" style:family="text"/>
    <style:style style:name="T699_82" style:family="text"/>
    <style:style style:name="T699_83" style:family="text"/>
    <style:style style:name="T699_84" style:family="text"/>
    <style:style style:name="T699_85" style:family="text"/>
    <style:style style:name="T699_86" style:family="text"/>
    <style:style style:name="T699_87" style:family="text"/>
    <style:style style:name="T699_88" style:family="text"/>
    <style:style style:name="T699_89" style:family="text"/>
    <style:style style:name="T699_90" style:family="text"/>
    <style:style style:name="T699_91" style:family="text"/>
    <style:style style:name="T699_92" style:family="text"/>
    <style:style style:name="T699_93" style:family="text"/>
    <style:style style:name="T699_94" style:family="text"/>
    <style:style style:name="T699_95" style:family="text"/>
    <style:style style:name="T699_96" style:family="text"/>
    <style:style style:name="T699_97" style:family="text"/>
    <style:style style:name="T699_98" style:family="text"/>
    <style:style style:name="T699_99" style:family="text"/>
    <style:style style:name="T699_100" style:family="text"/>
    <style:style style:name="T699_101" style:family="text"/>
    <style:style style:name="T699_102" style:family="text"/>
    <style:style style:name="T699_103" style:family="text"/>
    <style:style style:name="T699_104" style:family="text"/>
    <style:style style:name="T699_105" style:family="text"/>
    <style:style style:name="T699_106" style:family="text"/>
    <style:style style:name="T699_107" style:family="text"/>
    <style:style style:name="T699_108" style:family="text"/>
    <style:style style:name="T699_109" style:family="text"/>
    <style:style style:name="T699_110" style:family="text"/>
    <style:style style:name="T699_111" style:family="text"/>
    <style:style style:name="T699_112" style:family="text"/>
    <style:style style:name="T699_113" style:family="text"/>
    <style:style style:name="T699_114" style:family="text"/>
    <style:style style:name="T699_115" style:family="text"/>
    <style:style style:name="T699_116" style:family="text"/>
    <style:style style:name="T699_117" style:family="text"/>
    <style:style style:name="T699_118" style:family="text"/>
    <style:style style:name="T699_119" style:family="text"/>
    <style:style style:name="T699_120" style:family="text"/>
    <style:style style:name="T699_121" style:family="text"/>
    <style:style style:name="T699_122" style:family="text"/>
    <style:style style:name="T699_123" style:family="text"/>
    <style:style style:name="T699_124" style:family="text"/>
    <style:style style:name="T699_125" style:family="text"/>
    <style:style style:name="T699_126" style:family="text"/>
    <style:style style:name="T699_127" style:family="text"/>
    <style:style style:name="T699_128" style:family="text"/>
    <style:style style:name="T699_129" style:family="text"/>
    <style:style style:name="T699_130" style:family="text"/>
    <style:style style:name="T699_131" style:family="text"/>
    <style:style style:name="T699_132" style:family="text"/>
    <style:style style:name="T699_133" style:family="text"/>
    <style:style style:name="T699_134" style:family="text"/>
    <style:style style:name="T699_135" style:family="text"/>
    <style:style style:name="T699_136" style:family="text"/>
    <style:style style:name="T699_137" style:family="text"/>
    <style:style style:name="T699_138" style:family="text"/>
    <style:style style:name="T699_139" style:family="text"/>
    <style:style style:name="T699_140" style:family="text"/>
    <style:style style:name="T699_141" style:family="text"/>
    <style:style style:name="T699_142" style:family="text"/>
    <style:style style:name="T699_143" style:family="text"/>
    <style:style style:name="T699_144" style:family="text"/>
    <style:style style:name="T699_145" style:family="text"/>
    <style:style style:name="T699_146" style:family="text"/>
    <style:style style:name="T699_147" style:family="text"/>
    <style:style style:name="T699_148" style:family="text"/>
    <style:style style:name="T699_149" style:family="text"/>
    <style:style style:name="T699_150" style:family="text"/>
    <style:style style:name="T699_151" style:family="text"/>
    <style:style style:name="T699_152" style:family="text"/>
    <style:style style:name="T699_153" style:family="text"/>
    <style:style style:name="T699_154" style:family="text"/>
    <style:style style:name="T699_155" style:family="text"/>
    <style:style style:name="T699_156" style:family="text"/>
    <style:style style:name="T699_157" style:family="text"/>
    <style:style style:name="T699_158" style:family="text"/>
    <style:style style:name="T699_159" style:family="text"/>
    <style:style style:name="T699_160" style:family="text"/>
    <style:style style:name="T699_161" style:family="text"/>
    <style:style style:name="P700" style:family="paragraph" style:parent-style-name="Heading_20_3">
      <style:paragraph-properties fo:break-before="auto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P701" style:family="paragraph" style:parent-style-name="Standard">
      <style:paragraph-properties fo:break-before="auto" style:writing-mode="lr-tb"/>
    </style:style>
    <style:style style:name="T701_1" style:family="text"/>
    <style:style style:name="T701_2" style:family="text"/>
    <style:style style:name="T701_3" style:family="text"/>
    <style:style style:name="T701_4" style:family="text"/>
    <style:style style:name="T701_5" style:family="text"/>
    <style:style style:name="T701_6" style:family="text"/>
    <style:style style:name="T701_7" style:family="text"/>
    <style:style style:name="T701_8" style:family="text"/>
    <style:style style:name="T701_9" style:family="text"/>
    <style:style style:name="T701_10" style:family="text"/>
    <style:style style:name="T701_11" style:family="text"/>
    <style:style style:name="T701_12" style:family="text"/>
    <style:style style:name="T701_13" style:family="text"/>
    <style:style style:name="T701_14" style:family="text"/>
    <style:style style:name="T701_15" style:family="text"/>
    <style:style style:name="T701_16" style:family="text"/>
    <style:style style:name="T701_17" style:family="text"/>
    <style:style style:name="T701_18" style:family="text"/>
    <style:style style:name="T701_19" style:family="text"/>
    <style:style style:name="T701_20" style:family="text"/>
    <style:style style:name="T701_21" style:family="text"/>
    <style:style style:name="T701_22" style:family="text"/>
    <style:style style:name="T701_23" style:family="text"/>
    <style:style style:name="T701_24" style:family="text"/>
    <style:style style:name="T701_25" style:family="text"/>
    <style:style style:name="T701_26" style:family="text"/>
    <style:style style:name="T701_27" style:family="text"/>
    <style:style style:name="T701_28" style:family="text"/>
    <style:style style:name="T701_29" style:family="text"/>
    <style:style style:name="T701_30" style:family="text"/>
    <style:style style:name="T701_31" style:family="text"/>
    <style:style style:name="T701_32" style:family="text"/>
    <style:style style:name="T701_33" style:family="text"/>
    <style:style style:name="T701_34" style:family="text"/>
    <style:style style:name="T701_35" style:family="text"/>
    <style:style style:name="T701_36" style:family="text"/>
    <style:style style:name="T701_37" style:family="text"/>
    <style:style style:name="T701_38" style:family="text"/>
    <style:style style:name="T701_39" style:family="text"/>
    <style:style style:name="T701_40" style:family="text"/>
    <style:style style:name="T701_41" style:family="text"/>
    <style:style style:name="T701_42" style:family="text"/>
    <style:style style:name="T701_43" style:family="text"/>
    <style:style style:name="T701_44" style:family="text"/>
    <style:style style:name="T701_45" style:family="text"/>
    <style:style style:name="T701_46" style:family="text"/>
    <style:style style:name="T701_47" style:family="text"/>
    <style:style style:name="T701_48" style:family="text"/>
    <style:style style:name="T701_49" style:family="text"/>
    <style:style style:name="T701_50" style:family="text"/>
    <style:style style:name="T701_51" style:family="text"/>
    <style:style style:name="T701_52" style:family="text"/>
    <style:style style:name="T701_53" style:family="text"/>
    <style:style style:name="T701_54" style:family="text"/>
    <style:style style:name="T701_55" style:family="text"/>
    <style:style style:name="T701_56" style:family="text"/>
    <style:style style:name="T701_57" style:family="text"/>
    <style:style style:name="T701_58" style:family="text"/>
    <style:style style:name="T701_59" style:family="text"/>
    <style:style style:name="T701_60" style:family="text"/>
    <style:style style:name="T701_61" style:family="text"/>
    <style:style style:name="T701_62" style:family="text"/>
    <style:style style:name="T701_63" style:family="text"/>
    <style:style style:name="T701_64" style:family="text"/>
    <style:style style:name="T701_65" style:family="text"/>
    <style:style style:name="T701_66" style:family="text"/>
    <style:style style:name="T701_67" style:family="text"/>
    <style:style style:name="T701_68" style:family="text"/>
    <style:style style:name="T701_69" style:family="text"/>
    <style:style style:name="T701_70" style:family="text"/>
    <style:style style:name="T701_71" style:family="text"/>
    <style:style style:name="T701_72" style:family="text"/>
    <style:style style:name="T701_73" style:family="text"/>
    <style:style style:name="T701_74" style:family="text"/>
    <style:style style:name="T701_75" style:family="text"/>
    <style:style style:name="T701_76" style:family="text"/>
    <style:style style:name="T701_77" style:family="text"/>
    <style:style style:name="T701_78" style:family="text"/>
    <style:style style:name="T701_79" style:family="text"/>
    <style:style style:name="T701_80" style:family="text"/>
    <style:style style:name="T701_81" style:family="text"/>
    <style:style style:name="T701_82" style:family="text"/>
    <style:style style:name="T701_83" style:family="text"/>
    <style:style style:name="T701_84" style:family="text"/>
    <style:style style:name="T701_85" style:family="text"/>
    <style:style style:name="T701_86" style:family="text"/>
    <style:style style:name="T701_87" style:family="text"/>
    <style:style style:name="T701_88" style:family="text"/>
    <style:style style:name="T701_89" style:family="text"/>
    <style:style style:name="T701_90" style:family="text"/>
    <style:style style:name="T701_91" style:family="text"/>
    <style:style style:name="T701_92" style:family="text"/>
    <style:style style:name="T701_93" style:family="text"/>
    <style:style style:name="T701_94" style:family="text"/>
    <style:style style:name="T701_95" style:family="text"/>
    <style:style style:name="T701_96" style:family="text"/>
    <style:style style:name="T701_97" style:family="text"/>
    <style:style style:name="T701_98" style:family="text"/>
    <style:style style:name="T701_99" style:family="text"/>
    <style:style style:name="T701_100" style:family="text"/>
    <style:style style:name="T701_101" style:family="text"/>
    <style:style style:name="T701_102" style:family="text"/>
    <style:style style:name="T701_103" style:family="text"/>
    <style:style style:name="T701_104" style:family="text"/>
    <style:style style:name="T701_105" style:family="text"/>
    <style:style style:name="T701_106" style:family="text"/>
    <style:style style:name="T701_107" style:family="text"/>
    <style:style style:name="T701_108" style:family="text"/>
    <style:style style:name="T701_109" style:family="text"/>
    <style:style style:name="T701_110" style:family="text"/>
    <style:style style:name="T701_111" style:family="text"/>
    <style:style style:name="T701_112" style:family="text"/>
    <style:style style:name="T701_113" style:family="text"/>
    <style:style style:name="T701_114" style:family="text"/>
    <style:style style:name="T701_115" style:family="text"/>
    <style:style style:name="T701_116" style:family="text"/>
    <style:style style:name="T701_117" style:family="text"/>
    <style:style style:name="T701_118" style:family="text"/>
    <style:style style:name="T701_119" style:family="text"/>
    <style:style style:name="T701_120" style:family="text"/>
    <style:style style:name="T701_121" style:family="text"/>
    <style:style style:name="T701_122" style:family="text"/>
    <style:style style:name="T701_123" style:family="text"/>
    <style:style style:name="T701_124" style:family="text"/>
    <style:style style:name="T701_125" style:family="text"/>
    <style:style style:name="P702" style:family="paragraph" style:parent-style-name="Standard">
      <style:paragraph-properties fo:break-before="auto" style:writing-mode="lr-tb"/>
    </style:style>
    <style:style style:name="P703" style:family="paragraph" style:parent-style-name="Heading_20_3">
      <style:paragraph-properties fo:break-before="auto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T703_8" style:family="text"/>
    <style:style style:name="P704" style:family="paragraph" style:parent-style-name="Standard">
      <style:paragraph-properties fo:break-before="auto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T704_12" style:family="text"/>
    <style:style style:name="P705" style:family="paragraph" style:parent-style-name="Standard">
      <style:paragraph-properties fo:break-before="auto" fo:margin-top="0cm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T705_10" style:family="text"/>
    <style:style style:name="T705_11" style:family="text"/>
    <style:style style:name="T705_12" style:family="text"/>
    <style:style style:name="T705_13" style:family="text"/>
    <style:style style:name="T705_14" style:family="text"/>
    <style:style style:name="T705_15" style:family="text"/>
    <style:style style:name="T705_16" style:family="text"/>
    <style:style style:name="T705_17" style:family="text"/>
    <style:style style:name="T705_18" style:family="text"/>
    <style:style style:name="T705_19" style:family="text"/>
    <style:style style:name="T705_20" style:family="text"/>
    <style:style style:name="T705_21" style:family="text"/>
    <style:style style:name="T705_22" style:family="text"/>
    <style:style style:name="T705_23" style:family="text"/>
    <style:style style:name="T705_24" style:family="text"/>
    <style:style style:name="T705_25" style:family="text"/>
    <style:style style:name="T705_26" style:family="text"/>
    <style:style style:name="T705_27" style:family="text"/>
    <style:style style:name="T705_28" style:family="text"/>
    <style:style style:name="T705_29" style:family="text"/>
    <style:style style:name="T705_30" style:family="text"/>
    <style:style style:name="T705_31" style:family="text"/>
    <style:style style:name="T705_32" style:family="text"/>
    <style:style style:name="T705_33" style:family="text"/>
    <style:style style:name="T705_34" style:family="text"/>
    <style:style style:name="T705_35" style:family="text"/>
    <style:style style:name="T705_36" style:family="text"/>
    <style:style style:name="T705_37" style:family="text"/>
    <style:style style:name="T705_38" style:family="text"/>
    <style:style style:name="T705_39" style:family="text"/>
    <style:style style:name="T705_40" style:family="text"/>
    <style:style style:name="T705_41" style:family="text"/>
    <style:style style:name="T705_42" style:family="text"/>
    <style:style style:name="P706" style:family="paragraph" style:parent-style-name="Standard">
      <style:paragraph-properties fo:break-before="auto" fo:margin-top="0cm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T706_9" style:family="text"/>
    <style:style style:name="T706_10" style:family="text"/>
    <style:style style:name="T706_11" style:family="text"/>
    <style:style style:name="T706_12" style:family="text"/>
    <style:style style:name="T706_13" style:family="text"/>
    <style:style style:name="T706_14" style:family="text"/>
    <style:style style:name="T706_15" style:family="text"/>
    <style:style style:name="T706_16" style:family="text"/>
    <style:style style:name="T706_17" style:family="text"/>
    <style:style style:name="T706_18" style:family="text"/>
    <style:style style:name="T706_19" style:family="text"/>
    <style:style style:name="T706_20" style:family="text"/>
    <style:style style:name="T706_21" style:family="text"/>
    <style:style style:name="T706_22" style:family="text"/>
    <style:style style:name="T706_23" style:family="text"/>
    <style:style style:name="T706_24" style:family="text"/>
    <style:style style:name="T706_25" style:family="text"/>
    <style:style style:name="T706_26" style:family="text"/>
    <style:style style:name="T706_27" style:family="text"/>
    <style:style style:name="T706_28" style:family="text"/>
    <style:style style:name="T706_29" style:family="text"/>
    <style:style style:name="T706_30" style:family="text"/>
    <style:style style:name="T706_31" style:family="text"/>
    <style:style style:name="T706_32" style:family="text"/>
    <style:style style:name="T706_33" style:family="text"/>
    <style:style style:name="T706_34" style:family="text"/>
    <style:style style:name="T706_35" style:family="text"/>
    <style:style style:name="T706_36" style:family="text"/>
    <style:style style:name="T706_37" style:family="text"/>
    <style:style style:name="T706_38" style:family="text"/>
    <style:style style:name="T706_39" style:family="text"/>
    <style:style style:name="T706_40" style:family="text"/>
    <style:style style:name="T706_41" style:family="text"/>
    <style:style style:name="T706_42" style:family="text"/>
    <style:style style:name="T706_43" style:family="text"/>
    <style:style style:name="T706_44" style:family="text"/>
    <style:style style:name="T706_45" style:family="text"/>
    <style:style style:name="T706_46" style:family="text"/>
    <style:style style:name="T706_47" style:family="text"/>
    <style:style style:name="T706_48" style:family="text"/>
    <style:style style:name="T706_49" style:family="text"/>
    <style:style style:name="T706_50" style:family="text"/>
    <style:style style:name="P707" style:family="paragraph" style:parent-style-name="Standard">
      <style:paragraph-properties fo:break-before="auto" fo:margin-top="0cm" fo:margin-bottom="0cm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T707_11" style:family="text"/>
    <style:style style:name="T707_12" style:family="text"/>
    <style:style style:name="T707_13" style:family="text"/>
    <style:style style:name="T707_14" style:family="text"/>
    <style:style style:name="T707_15" style:family="text"/>
    <style:style style:name="T707_16" style:family="text"/>
    <style:style style:name="T707_17" style:family="text"/>
    <style:style style:name="T707_18" style:family="text"/>
    <style:style style:name="T707_19" style:family="text"/>
    <style:style style:name="T707_20" style:family="text"/>
    <style:style style:name="T707_21" style:family="text"/>
    <style:style style:name="T707_22" style:family="text"/>
    <style:style style:name="T707_23" style:family="text"/>
    <style:style style:name="T707_24" style:family="text"/>
    <style:style style:name="T707_25" style:family="text"/>
    <style:style style:name="T707_26" style:family="text"/>
    <style:style style:name="T707_27" style:family="text"/>
    <style:style style:name="T707_28" style:family="text"/>
    <style:style style:name="T707_29" style:family="text"/>
    <style:style style:name="T707_30" style:family="text"/>
    <style:style style:name="T707_31" style:family="text"/>
    <style:style style:name="T707_32" style:family="text"/>
    <style:style style:name="T707_33" style:family="text"/>
    <style:style style:name="T707_34" style:family="text"/>
    <style:style style:name="T707_35" style:family="text"/>
    <style:style style:name="T707_36" style:family="text"/>
    <style:style style:name="T707_37" style:family="text"/>
    <style:style style:name="T707_38" style:family="text"/>
    <style:style style:name="T707_39" style:family="text"/>
    <style:style style:name="T707_40" style:family="text"/>
    <style:style style:name="T707_41" style:family="text"/>
    <style:style style:name="T707_42" style:family="text"/>
    <style:style style:name="T707_43" style:family="text"/>
    <style:style style:name="T707_44" style:family="text"/>
    <style:style style:name="T707_45" style:family="text"/>
    <style:style style:name="T707_46" style:family="text"/>
    <style:style style:name="T707_47" style:family="text"/>
    <style:style style:name="T707_48" style:family="text"/>
    <style:style style:name="T707_49" style:family="text"/>
    <style:style style:name="T707_50" style:family="text"/>
    <style:style style:name="T707_51" style:family="text"/>
    <style:style style:name="T707_52" style:family="text"/>
    <style:style style:name="P708" style:family="paragraph" style:parent-style-name="Standard">
      <style:paragraph-properties fo:break-before="auto" style:writing-mode="lr-tb"/>
    </style:style>
    <style:style style:name="P709" style:family="paragraph" style:parent-style-name="Standard">
      <style:paragraph-properties fo:break-before="auto" style:writing-mode="lr-tb"/>
    </style:style>
    <style:style style:name="P710" style:family="paragraph" style:parent-style-name="Standard">
      <style:paragraph-properties fo:break-before="auto" style:writing-mode="lr-tb"/>
    </style:style>
    <style:style style:name="P711" style:family="paragraph" style:parent-style-name="Heading_20_1">
      <style:paragraph-properties fo:break-before="auto" style:writing-mode="lr-tb"/>
    </style:style>
    <style:style style:name="T711_1" style:family="text"/>
    <style:style style:name="P712" style:family="paragraph" style:parent-style-name="Heading_20_2">
      <style:paragraph-properties fo:break-before="auto" style:writing-mode="lr-tb"/>
    </style:style>
    <style:style style:name="T712_1" style:family="text"/>
    <style:style style:name="T712_2" style:family="text"/>
    <style:style style:name="T712_3" style:family="text"/>
    <style:style style:name="P713" style:family="paragraph" style:parent-style-name="Standard">
      <style:paragraph-properties fo:break-before="auto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T713_10" style:family="text"/>
    <style:style style:name="T713_11" style:family="text"/>
    <style:style style:name="T713_12" style:family="text"/>
    <style:style style:name="T713_13" style:family="text"/>
    <style:style style:name="T713_14" style:family="text"/>
    <style:style style:name="T713_15" style:family="text"/>
    <style:style style:name="T713_16" style:family="text"/>
    <style:style style:name="T713_17" style:family="text"/>
    <style:style style:name="T713_18" style:family="text"/>
  </office:automatic-styles>
  <office:body>
    <office:text>
      <text:p text:style-name="P1"><text:bookmark-start text:name="h.dgyobacmqkc3"/><text:bookmark-end text:name="h.dgyobacmqkc3"/><text:span text:style-name="T1_1">Fedora</text:span><text:span text:style-name="T1_2"><text:s/></text:span><text:span text:style-name="T1_3">RPG</text:span><text:span text:style-name="T1_4"><text:s/></text:span><text:span text:style-name="T1_5">Scratch</text:span><text:span text:style-name="T1_6"><text:s/></text:span><text:span text:style-name="T1_7">Doc</text:span></text:p>
      <text:p text:style-name="P2"><text:span text:style-name="T2_1">Put</text:span><text:span text:style-name="T2_2"><text:s/></text:span><text:span text:style-name="T2_3">your</text:span><text:span text:style-name="T2_4"><text:s/></text:span><text:span text:style-name="T2_5">ideas</text:span><text:span text:style-name="T2_6"><text:s/></text:span><text:span text:style-name="T2_7">in</text:span><text:span text:style-name="T2_8"><text:s/></text:span><text:span text:style-name="T2_9">your</text:span><text:span text:style-name="T2_10"><text:s/></text:span><text:span text:style-name="T2_11">own</text:span><text:span text:style-name="T2_12"><text:s/></text:span><text:span text:style-name="T2_13">section</text:span><text:span text:style-name="T2_14">.<text:s/></text:span><text:span text:style-name="T2_15">Do</text:span><text:span text:style-name="T2_16"><text:s/></text:span><text:span text:style-name="T2_17">not</text:span><text:span text:style-name="T2_18"><text:s/></text:span><text:span text:style-name="T2_19">edit</text:span><text:span text:style-name="T2_20"><text:s/></text:span><text:span text:style-name="T2_21">others</text:span><text:span text:style-name="T2_22">’<text:s/></text:span><text:span text:style-name="T2_23">sections</text:span><text:span text:style-name="T2_24">.<text:s/></text:span><text:span text:style-name="T2_25">Comment</text:span><text:span text:style-name="T2_26"><text:s/></text:span><text:span text:style-name="T2_27">on</text:span><text:span text:style-name="T2_28"><text:s/></text:span><text:span text:style-name="T2_29">others</text:span><text:span text:style-name="T2_30">’<text:s/></text:span><text:span text:style-name="T2_31">ideas</text:span><text:span text:style-name="T2_32"><text:s/></text:span><text:span text:style-name="T2_33">using</text:span><text:span text:style-name="T2_34"><text:s/></text:span><text:span text:style-name="T2_35">Google</text:span><text:span text:style-name="T2_36"><text:s/></text:span><text:span text:style-name="T2_37">Docs</text:span><text:span text:style-name="T2_38">’<text:s/></text:span><text:span text:style-name="T2_39">comment</text:span><text:span text:style-name="T2_40"><text:s/></text:span><text:span text:style-name="T2_41">functionality</text:span><text:span text:style-name="T2_42">.</text:span></text:p>
      <text:h text:style-name="P3" text:outline-level="10"><text:bookmark-start text:name="h.trnijcds2r4m"/><text:bookmark-end text:name="h.trnijcds2r4m"/><text:span text:style-name="T3_1">Table</text:span><text:span text:style-name="T3_2"><text:s/></text:span><text:span text:style-name="T3_3">of</text:span><text:span text:style-name="T3_4"><text:s/></text:span><text:span text:style-name="T3_5">Contents</text:span><text:span text:style-name="T3_6"><text:s/></text:span><text:span text:style-name="T3_7">by</text:span><text:span text:style-name="T3_8"><text:s/></text:span><text:span text:style-name="T3_9">IRC</text:span><text:span text:style-name="T3_10"><text:s/></text:span><text:span text:style-name="T3_11">Handle</text:span></text:h>
      <text:p text:style-name="P4"><text:span text:style-name="T4_1"><text:a xlink:type="simple" xlink:href="#h.m59xbat27mto"><text:span text:style-name="T4_2">mrpiper</text:span></text:a></text:span></text:p>
      <text:p text:style-name="P5"><text:span text:style-name="T5_1"><text:a xlink:type="simple" xlink:href="#h.siruaa9samqk"><text:span text:style-name="T5_2">Thoughts</text:span></text:a></text:span><text:span text:style-name="T5_3"><text:a xlink:type="simple" xlink:href="#h.siruaa9samqk"><text:span text:style-name="T5_4"><text:s/></text:span></text:a></text:span><text:span text:style-name="T5_5"><text:a xlink:type="simple" xlink:href="#h.siruaa9samqk"><text:span text:style-name="T5_6">on</text:span></text:a></text:span><text:span text:style-name="T5_7"><text:a xlink:type="simple" xlink:href="#h.siruaa9samqk"><text:span text:style-name="T5_8"><text:s/></text:span></text:a></text:span><text:span text:style-name="T5_9"><text:a xlink:type="simple" xlink:href="#h.siruaa9samqk"><text:span text:style-name="T5_10">Games</text:span></text:a></text:span></text:p>
      <text:p text:style-name="P6"><text:span text:style-name="T6_1"><text:a xlink:type="simple" xlink:href="#h.swctrav3318f"><text:span text:style-name="T6_2">EarthBound</text:span></text:a></text:span></text:p>
      <text:p text:style-name="P7"><text:span text:style-name="T7_1"><text:a xlink:type="simple" xlink:href="#h.hl51udr7act"><text:span text:style-name="T7_2">Super</text:span></text:a></text:span><text:span text:style-name="T7_3"><text:a xlink:type="simple" xlink:href="#h.hl51udr7act"><text:span text:style-name="T7_4"><text:s/></text:span></text:a></text:span><text:span text:style-name="T7_5"><text:a xlink:type="simple" xlink:href="#h.hl51udr7act"><text:span text:style-name="T7_6">Mario</text:span></text:a></text:span><text:span text:style-name="T7_7"><text:a xlink:type="simple" xlink:href="#h.hl51udr7act"><text:span text:style-name="T7_8"><text:s/></text:span></text:a></text:span><text:span text:style-name="T7_9"><text:a xlink:type="simple" xlink:href="#h.hl51udr7act"><text:span text:style-name="T7_10">RPG</text:span></text:a></text:span></text:p>
      <text:p text:style-name="P8"><text:span text:style-name="T8_1"><text:a xlink:type="simple" xlink:href="#h.uewjrintnjer"><text:span text:style-name="T8_2">Legend</text:span></text:a></text:span><text:span text:style-name="T8_3"><text:a xlink:type="simple" xlink:href="#h.uewjrintnjer"><text:span text:style-name="T8_4"><text:s/></text:span></text:a></text:span><text:span text:style-name="T8_5"><text:a xlink:type="simple" xlink:href="#h.uewjrintnjer"><text:span text:style-name="T8_6">of</text:span></text:a></text:span><text:span text:style-name="T8_7"><text:a xlink:type="simple" xlink:href="#h.uewjrintnjer"><text:span text:style-name="T8_8"><text:s/></text:span></text:a></text:span><text:span text:style-name="T8_9"><text:a xlink:type="simple" xlink:href="#h.uewjrintnjer"><text:span text:style-name="T8_10">Zelda</text:span></text:a></text:span><text:span text:style-name="T8_11"><text:a xlink:type="simple" xlink:href="#h.uewjrintnjer"><text:span text:style-name="T8_12">:<text:s/></text:span></text:a></text:span><text:span text:style-name="T8_13"><text:a xlink:type="simple" xlink:href="#h.uewjrintnjer"><text:span text:style-name="T8_14">Ocarina</text:span></text:a></text:span><text:span text:style-name="T8_15"><text:a xlink:type="simple" xlink:href="#h.uewjrintnjer"><text:span text:style-name="T8_16"><text:s/></text:span></text:a></text:span><text:span text:style-name="T8_17"><text:a xlink:type="simple" xlink:href="#h.uewjrintnjer"><text:span text:style-name="T8_18">of</text:span></text:a></text:span><text:span text:style-name="T8_19"><text:a xlink:type="simple" xlink:href="#h.uewjrintnjer"><text:span text:style-name="T8_20"><text:s/></text:span></text:a></text:span><text:span text:style-name="T8_21"><text:a xlink:type="simple" xlink:href="#h.uewjrintnjer"><text:span text:style-name="T8_22">Time</text:span></text:a></text:span></text:p>
      <text:p text:style-name="P9"><text:span text:style-name="T9_1"><text:a xlink:type="simple" xlink:href="#h.da3zg88az2d5"><text:span text:style-name="T9_2">Final</text:span></text:a></text:span><text:span text:style-name="T9_3"><text:a xlink:type="simple" xlink:href="#h.da3zg88az2d5"><text:span text:style-name="T9_4"><text:s/></text:span></text:a></text:span><text:span text:style-name="T9_5"><text:a xlink:type="simple" xlink:href="#h.da3zg88az2d5"><text:span text:style-name="T9_6">Fantasy</text:span></text:a></text:span><text:span text:style-name="T9_7"><text:a xlink:type="simple" xlink:href="#h.da3zg88az2d5"><text:span text:style-name="T9_8"><text:s/>1</text:span></text:a></text:span></text:p>
      <text:p text:style-name="P10"><text:span text:style-name="T10_1"><text:a xlink:type="simple" xlink:href="#h.tcllnbjvextg"><text:span text:style-name="T10_2">Secret</text:span></text:a></text:span><text:span text:style-name="T10_3"><text:a xlink:type="simple" xlink:href="#h.tcllnbjvextg"><text:span text:style-name="T10_4"><text:s/></text:span></text:a></text:span><text:span text:style-name="T10_5"><text:a xlink:type="simple" xlink:href="#h.tcllnbjvextg"><text:span text:style-name="T10_6">of</text:span></text:a></text:span><text:span text:style-name="T10_7"><text:a xlink:type="simple" xlink:href="#h.tcllnbjvextg"><text:span text:style-name="T10_8"><text:s/></text:span></text:a></text:span><text:span text:style-name="T10_9"><text:a xlink:type="simple" xlink:href="#h.tcllnbjvextg"><text:span text:style-name="T10_10">Mana</text:span></text:a></text:span></text:p>
      <text:p text:style-name="P11"><text:span text:style-name="T11_1"><text:a xlink:type="simple" xlink:href="#h.qh3e1ko8zxfv"><text:span text:style-name="T11_2">Desires</text:span></text:a></text:span><text:span text:style-name="T11_3"><text:a xlink:type="simple" xlink:href="#h.qh3e1ko8zxfv"><text:span text:style-name="T11_4"><text:s/></text:span></text:a></text:span><text:span text:style-name="T11_5"><text:a xlink:type="simple" xlink:href="#h.qh3e1ko8zxfv"><text:span text:style-name="T11_6">for</text:span></text:a></text:span><text:span text:style-name="T11_7"><text:a xlink:type="simple" xlink:href="#h.qh3e1ko8zxfv"><text:span text:style-name="T11_8"><text:s/></text:span></text:a></text:span><text:span text:style-name="T11_9"><text:a xlink:type="simple" xlink:href="#h.qh3e1ko8zxfv"><text:span text:style-name="T11_10">Fedora</text:span></text:a></text:span><text:span text:style-name="T11_11"><text:a xlink:type="simple" xlink:href="#h.qh3e1ko8zxfv"><text:span text:style-name="T11_12"><text:s/></text:span></text:a></text:span><text:span text:style-name="T11_13"><text:a xlink:type="simple" xlink:href="#h.qh3e1ko8zxfv"><text:span text:style-name="T11_14">RPG</text:span></text:a></text:span></text:p>
      <text:p text:style-name="P12"><text:span text:style-name="T12_1"><text:a xlink:type="simple" xlink:href="#h.s6m1rwwuj1gm"><text:span text:style-name="T12_2">Combat</text:span></text:a></text:span><text:span text:style-name="T12_3"><text:a xlink:type="simple" xlink:href="#h.s6m1rwwuj1gm"><text:span text:style-name="T12_4"><text:s/></text:span></text:a></text:span><text:span text:style-name="T12_5"><text:a xlink:type="simple" xlink:href="#h.s6m1rwwuj1gm"><text:span text:style-name="T12_6">Systems</text:span></text:a></text:span></text:p>
      <text:p text:style-name="P13"><text:span text:style-name="T13_1"><text:a xlink:type="simple" xlink:href="#h.3igsctkfvtrb"><text:span text:style-name="T13_2">Combat</text:span></text:a></text:span><text:span text:style-name="T13_3"><text:a xlink:type="simple" xlink:href="#h.3igsctkfvtrb"><text:span text:style-name="T13_4"><text:s/></text:span></text:a></text:span><text:span text:style-name="T13_5"><text:a xlink:type="simple" xlink:href="#h.3igsctkfvtrb"><text:span text:style-name="T13_6">System</text:span></text:a></text:span><text:span text:style-name="T13_7"><text:a xlink:type="simple" xlink:href="#h.3igsctkfvtrb"><text:span text:style-name="T13_8"><text:s/></text:span></text:a></text:span><text:span text:style-name="T13_9"><text:a xlink:type="simple" xlink:href="#h.3igsctkfvtrb"><text:span text:style-name="T13_10">Elements</text:span></text:a></text:span></text:p>
      <text:p text:style-name="P14"><text:span text:style-name="T14_1"><text:a xlink:type="simple" xlink:href="#h.hhe0v64368n1"><text:span text:style-name="T14_2">Simple</text:span></text:a></text:span></text:p>
      <text:p text:style-name="P15"><text:span text:style-name="T15_1"><text:a xlink:type="simple" xlink:href="#h.4poqt1kjofvu"><text:span text:style-name="T15_2">Complex</text:span></text:a></text:span></text:p>
      <text:p text:style-name="P16"><text:span text:style-name="T16_1"><text:a xlink:type="simple" xlink:href="#h.m8mo2kpg605f"><text:span text:style-name="T16_2">Combat</text:span></text:a></text:span><text:span text:style-name="T16_3"><text:a xlink:type="simple" xlink:href="#h.m8mo2kpg605f"><text:span text:style-name="T16_4"><text:s/></text:span></text:a></text:span><text:span text:style-name="T16_5"><text:a xlink:type="simple" xlink:href="#h.m8mo2kpg605f"><text:span text:style-name="T16_6">System</text:span></text:a></text:span><text:span text:style-name="T16_7"><text:a xlink:type="simple" xlink:href="#h.m8mo2kpg605f"><text:span text:style-name="T16_8"><text:s/>1<text:s/>(</text:span></text:a></text:span><text:span text:style-name="T16_9"><text:a xlink:type="simple" xlink:href="#h.m8mo2kpg605f"><text:span text:style-name="T16_10">Real</text:span></text:a></text:span><text:span text:style-name="T16_11"><text:a xlink:type="simple" xlink:href="#h.m8mo2kpg605f"><text:span text:style-name="T16_12">-</text:span></text:a></text:span><text:span text:style-name="T16_13"><text:a xlink:type="simple" xlink:href="#h.m8mo2kpg605f"><text:span text:style-name="T16_14">Time</text:span></text:a></text:span><text:span text:style-name="T16_15"><text:a xlink:type="simple" xlink:href="#h.m8mo2kpg605f"><text:span text:style-name="T16_16">)</text:span></text:a></text:span></text:p>
      <text:p text:style-name="P17"><text:span text:style-name="T17_1"><text:a xlink:type="simple" xlink:href="#h.hcd2yg980y30"><text:span text:style-name="T17_2">Combat</text:span></text:a></text:span><text:span text:style-name="T17_3"><text:a xlink:type="simple" xlink:href="#h.hcd2yg980y30"><text:span text:style-name="T17_4"><text:s/></text:span></text:a></text:span><text:span text:style-name="T17_5"><text:a xlink:type="simple" xlink:href="#h.hcd2yg980y30"><text:span text:style-name="T17_6">System</text:span></text:a></text:span><text:span text:style-name="T17_7"><text:a xlink:type="simple" xlink:href="#h.hcd2yg980y30"><text:span text:style-name="T17_8"><text:s/>2<text:s/>(</text:span></text:a></text:span><text:span text:style-name="T17_9"><text:a xlink:type="simple" xlink:href="#h.hcd2yg980y30"><text:span text:style-name="T17_10">Real</text:span></text:a></text:span><text:span text:style-name="T17_11"><text:a xlink:type="simple" xlink:href="#h.hcd2yg980y30"><text:span text:style-name="T17_12">-</text:span></text:a></text:span><text:span text:style-name="T17_13"><text:a xlink:type="simple" xlink:href="#h.hcd2yg980y30"><text:span text:style-name="T17_14">Time</text:span></text:a></text:span><text:span text:style-name="T17_15"><text:a xlink:type="simple" xlink:href="#h.hcd2yg980y30"><text:span text:style-name="T17_16">)</text:span></text:a></text:span></text:p>
      <text:p text:style-name="P18"><text:span text:style-name="T18_1"><text:a xlink:type="simple" xlink:href="#h.8po1232pinvr"><text:span text:style-name="T18_2">haly</text:span></text:a></text:span></text:p>
      <text:p text:style-name="P19"><text:span text:style-name="T19_1"><text:a xlink:type="simple" xlink:href="#h.90v2enb5laod"><text:span text:style-name="T19_2">Early</text:span></text:a></text:span><text:span text:style-name="T19_3"><text:a xlink:type="simple" xlink:href="#h.90v2enb5laod"><text:span text:style-name="T19_4"><text:s/></text:span></text:a></text:span><text:span text:style-name="T19_5"><text:a xlink:type="simple" xlink:href="#h.90v2enb5laod"><text:span text:style-name="T19_6">Game</text:span></text:a></text:span><text:span text:style-name="T19_7"><text:a xlink:type="simple" xlink:href="#h.90v2enb5laod"><text:span text:style-name="T19_8"><text:s/></text:span></text:a></text:span><text:span text:style-name="T19_9"><text:a xlink:type="simple" xlink:href="#h.90v2enb5laod"><text:span text:style-name="T19_10">Ideas</text:span></text:a></text:span></text:p>
      <text:p text:style-name="P20"><text:span text:style-name="T20_1"><text:a xlink:type="simple" xlink:href="#h.ntxjn91jid7q"><text:span text:style-name="T20_2">Desires</text:span></text:a></text:span><text:span text:style-name="T20_3"><text:a xlink:type="simple" xlink:href="#h.ntxjn91jid7q"><text:span text:style-name="T20_4"><text:s/></text:span></text:a></text:span><text:span text:style-name="T20_5"><text:a xlink:type="simple" xlink:href="#h.ntxjn91jid7q"><text:span text:style-name="T20_6">for</text:span></text:a></text:span><text:span text:style-name="T20_7"><text:a xlink:type="simple" xlink:href="#h.ntxjn91jid7q"><text:span text:style-name="T20_8"><text:s/></text:span></text:a></text:span><text:span text:style-name="T20_9"><text:a xlink:type="simple" xlink:href="#h.ntxjn91jid7q"><text:span text:style-name="T20_10">Fedora</text:span></text:a></text:span><text:span text:style-name="T20_11"><text:a xlink:type="simple" xlink:href="#h.ntxjn91jid7q"><text:span text:style-name="T20_12"><text:s/></text:span></text:a></text:span><text:span text:style-name="T20_13"><text:a xlink:type="simple" xlink:href="#h.ntxjn91jid7q"><text:span text:style-name="T20_14">RPG</text:span></text:a></text:span></text:p>
      <text:p text:style-name="P21"><text:span text:style-name="T21_1"><text:a xlink:type="simple" xlink:href="#h.l9ppep1b4eqb"><text:span text:style-name="T21_2">Combat</text:span></text:a></text:span><text:span text:style-name="T21_3"><text:a xlink:type="simple" xlink:href="#h.l9ppep1b4eqb"><text:span text:style-name="T21_4"><text:s/></text:span></text:a></text:span><text:span text:style-name="T21_5"><text:a xlink:type="simple" xlink:href="#h.l9ppep1b4eqb"><text:span text:style-name="T21_6">Systems</text:span></text:a></text:span></text:p>
      <text:p text:style-name="P22"><text:span text:style-name="T22_1"><text:a xlink:type="simple" xlink:href="#h.rb0v3yp02aqp"><text:span text:style-name="T22_2">Combat</text:span></text:a></text:span><text:span text:style-name="T22_3"><text:a xlink:type="simple" xlink:href="#h.rb0v3yp02aqp"><text:span text:style-name="T22_4"><text:s/></text:span></text:a></text:span><text:span text:style-name="T22_5"><text:a xlink:type="simple" xlink:href="#h.rb0v3yp02aqp"><text:span text:style-name="T22_6">System</text:span></text:a></text:span><text:span text:style-name="T22_7"><text:a xlink:type="simple" xlink:href="#h.rb0v3yp02aqp"><text:span text:style-name="T22_8"><text:s/>1:<text:s/></text:span></text:a></text:span><text:span text:style-name="T22_9"><text:a xlink:type="simple" xlink:href="#h.rb0v3yp02aqp"><text:span text:style-name="T22_10">Simple</text:span></text:a></text:span></text:p>
      <text:p text:style-name="P23"><text:span text:style-name="T23_1"><text:a xlink:type="simple" xlink:href="#h.1r9q7fxy222l"><text:span text:style-name="T23_2">Combat</text:span></text:a></text:span><text:span text:style-name="T23_3"><text:a xlink:type="simple" xlink:href="#h.1r9q7fxy222l"><text:span text:style-name="T23_4"><text:s/></text:span></text:a></text:span><text:span text:style-name="T23_5"><text:a xlink:type="simple" xlink:href="#h.1r9q7fxy222l"><text:span text:style-name="T23_6">System</text:span></text:a></text:span><text:span text:style-name="T23_7"><text:a xlink:type="simple" xlink:href="#h.1r9q7fxy222l"><text:span text:style-name="T23_8"><text:s/>2:<text:s/></text:span></text:a></text:span><text:span text:style-name="T23_9"><text:a xlink:type="simple" xlink:href="#h.1r9q7fxy222l"><text:span text:style-name="T23_10">Complex</text:span></text:a></text:span></text:p>
      <text:p text:style-name="P24"><text:span text:style-name="T24_1"><text:a xlink:type="simple" xlink:href="#h.ovthe63dh3ss"><text:span text:style-name="T24_2">oddshocks</text:span></text:a></text:span></text:p>
      <text:p text:style-name="P25"><text:span text:style-name="T25_1"><text:a xlink:type="simple" xlink:href="#h.jn8ku99dega2"><text:span text:style-name="T25_2">Early</text:span></text:a></text:span><text:span text:style-name="T25_3"><text:a xlink:type="simple" xlink:href="#h.jn8ku99dega2"><text:span text:style-name="T25_4"><text:s/></text:span></text:a></text:span><text:span text:style-name="T25_5"><text:a xlink:type="simple" xlink:href="#h.jn8ku99dega2"><text:span text:style-name="T25_6">Game</text:span></text:a></text:span><text:span text:style-name="T25_7"><text:a xlink:type="simple" xlink:href="#h.jn8ku99dega2"><text:span text:style-name="T25_8"><text:s/></text:span></text:a></text:span><text:span text:style-name="T25_9"><text:a xlink:type="simple" xlink:href="#h.jn8ku99dega2"><text:span text:style-name="T25_10">Ideas</text:span></text:a></text:span></text:p>
      <text:p text:style-name="P26"><text:span text:style-name="T26_1"><text:a xlink:type="simple" xlink:href="#h.qkqp33odxvgr"><text:span text:style-name="T26_2">Sources</text:span></text:a></text:span><text:span text:style-name="T26_3"><text:a xlink:type="simple" xlink:href="#h.qkqp33odxvgr"><text:span text:style-name="T26_4"><text:s/></text:span></text:a></text:span><text:span text:style-name="T26_5"><text:a xlink:type="simple" xlink:href="#h.qkqp33odxvgr"><text:span text:style-name="T26_6">of</text:span></text:a></text:span><text:span text:style-name="T26_7"><text:a xlink:type="simple" xlink:href="#h.qkqp33odxvgr"><text:span text:style-name="T26_8"><text:s/></text:span></text:a></text:span><text:span text:style-name="T26_9"><text:a xlink:type="simple" xlink:href="#h.qkqp33odxvgr"><text:span text:style-name="T26_10">Data</text:span></text:a></text:span></text:p>
      <text:p text:style-name="P27"><text:span text:style-name="T27_1"><text:a xlink:type="simple" xlink:href="#h.xjp69jlwdd6k"><text:span text:style-name="T27_2">Cool</text:span></text:a></text:span><text:span text:style-name="T27_3"><text:a xlink:type="simple" xlink:href="#h.xjp69jlwdd6k"><text:span text:style-name="T27_4"><text:s/></text:span></text:a></text:span><text:span text:style-name="T27_5"><text:a xlink:type="simple" xlink:href="#h.xjp69jlwdd6k"><text:span text:style-name="T27_6">Game</text:span></text:a></text:span><text:span text:style-name="T27_7"><text:a xlink:type="simple" xlink:href="#h.xjp69jlwdd6k"><text:span text:style-name="T27_8"><text:s/></text:span></text:a></text:span><text:span text:style-name="T27_9"><text:a xlink:type="simple" xlink:href="#h.xjp69jlwdd6k"><text:span text:style-name="T27_10">Features</text:span></text:a></text:span></text:p>
      <text:p text:style-name="P28"><text:span text:style-name="T28_1"><text:a xlink:type="simple" xlink:href="#h.cixbz6kj6i5a"><text:span text:style-name="T28_2">Kingdom</text:span></text:a></text:span><text:span text:style-name="T28_3"><text:a xlink:type="simple" xlink:href="#h.cixbz6kj6i5a"><text:span text:style-name="T28_4"><text:s/></text:span></text:a></text:span><text:span text:style-name="T28_5"><text:a xlink:type="simple" xlink:href="#h.cixbz6kj6i5a"><text:span text:style-name="T28_6">of</text:span></text:a></text:span><text:span text:style-name="T28_7"><text:a xlink:type="simple" xlink:href="#h.cixbz6kj6i5a"><text:span text:style-name="T28_8"><text:s/></text:span></text:a></text:span><text:span text:style-name="T28_9"><text:a xlink:type="simple" xlink:href="#h.cixbz6kj6i5a"><text:span text:style-name="T28_10">Loathing</text:span></text:a></text:span></text:p>
      <text:p text:style-name="P29"><text:span text:style-name="T29_1"><text:a xlink:type="simple" xlink:href="#h.kbt0xot0liy9"><text:span text:style-name="T29_2">Nethack</text:span></text:a></text:span></text:p>
      <text:p text:style-name="P30"><text:span text:style-name="T30_1"><text:a xlink:type="simple" xlink:href="#h.n7ypsvy7przm"><text:span text:style-name="T30_2">Pokemon</text:span></text:a></text:span></text:p>
      <text:p text:style-name="P31"><text:span text:style-name="T31_1"><text:a xlink:type="simple" xlink:href="#h.1ty3c7tsud2o"><text:span text:style-name="T31_2">Final</text:span></text:a></text:span><text:span text:style-name="T31_3"><text:a xlink:type="simple" xlink:href="#h.1ty3c7tsud2o"><text:span text:style-name="T31_4"><text:s/></text:span></text:a></text:span><text:span text:style-name="T31_5"><text:a xlink:type="simple" xlink:href="#h.1ty3c7tsud2o"><text:span text:style-name="T31_6">Fantasy</text:span></text:a></text:span><text:span text:style-name="T31_7"><text:a xlink:type="simple" xlink:href="#h.1ty3c7tsud2o"><text:span text:style-name="T31_8"><text:s/></text:span></text:a></text:span><text:span text:style-name="T31_9"><text:a xlink:type="simple" xlink:href="#h.1ty3c7tsud2o"><text:span text:style-name="T31_10">Tactics</text:span></text:a></text:span></text:p>
      <text:p text:style-name="P32"><text:span text:style-name="T32_1"><text:a xlink:type="simple" xlink:href="#h.pryu6224jlbz"><text:span text:style-name="T32_2">The</text:span></text:a></text:span><text:span text:style-name="T32_3"><text:a xlink:type="simple" xlink:href="#h.pryu6224jlbz"><text:span text:style-name="T32_4"><text:s/></text:span></text:a></text:span><text:span text:style-name="T32_5"><text:a xlink:type="simple" xlink:href="#h.pryu6224jlbz"><text:span text:style-name="T32_6">Mana</text:span></text:a></text:span><text:span text:style-name="T32_7"><text:a xlink:type="simple" xlink:href="#h.pryu6224jlbz"><text:span text:style-name="T32_8"><text:s/></text:span></text:a></text:span><text:span text:style-name="T32_9"><text:a xlink:type="simple" xlink:href="#h.pryu6224jlbz"><text:span text:style-name="T32_10">World</text:span></text:a></text:span></text:p>
      <text:p text:style-name="P33"><text:span text:style-name="T33_1"><text:a xlink:type="simple" xlink:href="#h.qzjj6omhcayn"><text:span text:style-name="T33_2">Possible</text:span></text:a></text:span><text:span text:style-name="T33_3"><text:a xlink:type="simple" xlink:href="#h.qzjj6omhcayn"><text:span text:style-name="T33_4"><text:s/></text:span></text:a></text:span><text:span text:style-name="T33_5"><text:a xlink:type="simple" xlink:href="#h.qzjj6omhcayn"><text:span text:style-name="T33_6">Mechanics</text:span></text:a></text:span><text:span text:style-name="T33_7"><text:a xlink:type="simple" xlink:href="#h.qzjj6omhcayn"><text:span text:style-name="T33_8"><text:s/></text:span></text:a></text:span><text:span text:style-name="T33_9"><text:a xlink:type="simple" xlink:href="#h.qzjj6omhcayn"><text:span text:style-name="T33_10">for</text:span></text:a></text:span><text:span text:style-name="T33_11"><text:a xlink:type="simple" xlink:href="#h.qzjj6omhcayn"><text:span text:style-name="T33_12"><text:s/></text:span></text:a></text:span><text:span text:style-name="T33_13"><text:a xlink:type="simple" xlink:href="#h.qzjj6omhcayn"><text:span text:style-name="T33_14">Fedora</text:span></text:a></text:span><text:span text:style-name="T33_15"><text:a xlink:type="simple" xlink:href="#h.qzjj6omhcayn"><text:span text:style-name="T33_16"><text:s/></text:span></text:a></text:span><text:span text:style-name="T33_17"><text:a xlink:type="simple" xlink:href="#h.qzjj6omhcayn"><text:span text:style-name="T33_18">RPG</text:span></text:a></text:span></text:p>
      <text:p text:style-name="P34"><text:span text:style-name="T34_1"><text:a xlink:type="simple" xlink:href="#h.c2ut0a65oicb"><text:span text:style-name="T34_2">Combat</text:span></text:a></text:span><text:span text:style-name="T34_3"><text:a xlink:type="simple" xlink:href="#h.c2ut0a65oicb"><text:span text:style-name="T34_4"><text:s/></text:span></text:a></text:span><text:span text:style-name="T34_5"><text:a xlink:type="simple" xlink:href="#h.c2ut0a65oicb"><text:span text:style-name="T34_6">Systems</text:span></text:a></text:span></text:p>
      <text:p text:style-name="P35"><text:span text:style-name="T35_1"><text:a xlink:type="simple" xlink:href="#h.6djmpxv6j95"><text:span text:style-name="T35_2">Combat</text:span></text:a></text:span><text:span text:style-name="T35_3"><text:a xlink:type="simple" xlink:href="#h.6djmpxv6j95"><text:span text:style-name="T35_4"><text:s/></text:span></text:a></text:span><text:span text:style-name="T35_5"><text:a xlink:type="simple" xlink:href="#h.6djmpxv6j95"><text:span text:style-name="T35_6">System</text:span></text:a></text:span><text:span text:style-name="T35_7"><text:a xlink:type="simple" xlink:href="#h.6djmpxv6j95"><text:span text:style-name="T35_8"><text:s/>1</text:span></text:a></text:span></text:p>
      <text:p text:style-name="P36"><text:span text:style-name="T36_1"><text:a xlink:type="simple" xlink:href="#h.i26c272dumo1"><text:span text:style-name="T36_2">Combat</text:span></text:a></text:span><text:span text:style-name="T36_3"><text:a xlink:type="simple" xlink:href="#h.i26c272dumo1"><text:span text:style-name="T36_4"><text:s/></text:span></text:a></text:span><text:span text:style-name="T36_5"><text:a xlink:type="simple" xlink:href="#h.i26c272dumo1"><text:span text:style-name="T36_6">System</text:span></text:a></text:span><text:span text:style-name="T36_7"><text:a xlink:type="simple" xlink:href="#h.i26c272dumo1"><text:span text:style-name="T36_8"><text:s/>2</text:span></text:a></text:span></text:p>
      <text:p text:style-name="P37"><text:span text:style-name="T37_1"><text:a xlink:type="simple" xlink:href="#h.ogb0idrh0n1o"><text:span text:style-name="T37_2">ajman</text:span></text:a></text:span></text:p>
      <text:p text:style-name="P38"><text:span text:style-name="T38_1"><text:a xlink:type="simple" xlink:href="#h.g8gp7csgbkyo"><text:span text:style-name="T38_2">Mechanic</text:span></text:a></text:span><text:span text:style-name="T38_3"><text:a xlink:type="simple" xlink:href="#h.g8gp7csgbkyo"><text:span text:style-name="T38_4"><text:s/></text:span></text:a></text:span><text:span text:style-name="T38_5"><text:a xlink:type="simple" xlink:href="#h.g8gp7csgbkyo"><text:span text:style-name="T38_6">Ideas</text:span></text:a></text:span></text:p>
      <text:p text:style-name="P39"><text:span text:style-name="T39_1"><text:a xlink:type="simple" xlink:href="#h.w4s01ccrokt9"><text:span text:style-name="T39_2">Combat</text:span></text:a></text:span><text:span text:style-name="T39_3"><text:a xlink:type="simple" xlink:href="#h.w4s01ccrokt9"><text:span text:style-name="T39_4"><text:s/></text:span></text:a></text:span><text:span text:style-name="T39_5"><text:a xlink:type="simple" xlink:href="#h.w4s01ccrokt9"><text:span text:style-name="T39_6">Systems</text:span></text:a></text:span></text:p>
      <text:p text:style-name="P40"><text:span text:style-name="T40_1"><text:a xlink:type="simple" xlink:href="#h.d9xtdxba3pnz"><text:span text:style-name="T40_2">Combat</text:span></text:a></text:span><text:span text:style-name="T40_3"><text:a xlink:type="simple" xlink:href="#h.d9xtdxba3pnz"><text:span text:style-name="T40_4"><text:s/></text:span></text:a></text:span><text:span text:style-name="T40_5"><text:a xlink:type="simple" xlink:href="#h.d9xtdxba3pnz"><text:span text:style-name="T40_6">System</text:span></text:a></text:span><text:span text:style-name="T40_7"><text:a xlink:type="simple" xlink:href="#h.d9xtdxba3pnz"><text:span text:style-name="T40_8"><text:s/>1</text:span></text:a></text:span></text:p>
      <text:p text:style-name="P41"><text:span text:style-name="T41_1"><text:a xlink:type="simple" xlink:href="#h.5njn6y6xcpda"><text:span text:style-name="T41_2">Combat</text:span></text:a></text:span><text:span text:style-name="T41_3"><text:a xlink:type="simple" xlink:href="#h.5njn6y6xcpda"><text:span text:style-name="T41_4"><text:s/></text:span></text:a></text:span><text:span text:style-name="T41_5"><text:a xlink:type="simple" xlink:href="#h.5njn6y6xcpda"><text:span text:style-name="T41_6">System</text:span></text:a></text:span><text:span text:style-name="T41_7"><text:a xlink:type="simple" xlink:href="#h.5njn6y6xcpda"><text:span text:style-name="T41_8"><text:s/>2</text:span></text:a></text:span></text:p>
      <text:p text:style-name="P42"><text:span text:style-name="T42_1"><text:a xlink:type="simple" xlink:href="#h.ldrhibf6faau"><text:span text:style-name="T42_2">Timothy</text:span></text:a></text:span></text:p>
      <text:p text:style-name="P43"><text:span text:style-name="T43_1"><text:a xlink:type="simple" xlink:href="#h.fzavj1nokapt"><text:span text:style-name="T43_2">Early</text:span></text:a></text:span><text:span text:style-name="T43_3"><text:a xlink:type="simple" xlink:href="#h.fzavj1nokapt"><text:span text:style-name="T43_4"><text:s/></text:span></text:a></text:span><text:span text:style-name="T43_5"><text:a xlink:type="simple" xlink:href="#h.fzavj1nokapt"><text:span text:style-name="T43_6">Game</text:span></text:a></text:span><text:span text:style-name="T43_7"><text:a xlink:type="simple" xlink:href="#h.fzavj1nokapt"><text:span text:style-name="T43_8"><text:s/></text:span></text:a></text:span><text:span text:style-name="T43_9"><text:a xlink:type="simple" xlink:href="#h.fzavj1nokapt"><text:span text:style-name="T43_10">Ideas</text:span></text:a></text:span></text:p>
      <text:p text:style-name="P44"><text:span text:style-name="T44_1"><text:a xlink:type="simple" xlink:href="#h.5r4qyes7zv5"><text:span text:style-name="T44_2">Mechanic</text:span></text:a></text:span><text:span text:style-name="T44_3"><text:a xlink:type="simple" xlink:href="#h.5r4qyes7zv5"><text:span text:style-name="T44_4"><text:s/></text:span></text:a></text:span><text:span text:style-name="T44_5"><text:a xlink:type="simple" xlink:href="#h.5r4qyes7zv5"><text:span text:style-name="T44_6">Ideas</text:span></text:a></text:span></text:p>
      <text:p text:style-name="P45"><text:span text:style-name="T45_1"><text:a xlink:type="simple" xlink:href="#h.s0eefs1wii5"><text:span text:style-name="T45_2">Combat</text:span></text:a></text:span><text:span text:style-name="T45_3"><text:a xlink:type="simple" xlink:href="#h.s0eefs1wii5"><text:span text:style-name="T45_4"><text:s/></text:span></text:a></text:span><text:span text:style-name="T45_5"><text:a xlink:type="simple" xlink:href="#h.s0eefs1wii5"><text:span text:style-name="T45_6">Systems</text:span></text:a></text:span></text:p>
      <text:p text:style-name="P46"><text:span text:style-name="T46_1"><text:a xlink:type="simple" xlink:href="#h.sl38hzw8cwan"><text:span text:style-name="T46_2">Combat</text:span></text:a></text:span><text:span text:style-name="T46_3"><text:a xlink:type="simple" xlink:href="#h.sl38hzw8cwan"><text:span text:style-name="T46_4"><text:s/></text:span></text:a></text:span><text:span text:style-name="T46_5"><text:a xlink:type="simple" xlink:href="#h.sl38hzw8cwan"><text:span text:style-name="T46_6">System</text:span></text:a></text:span><text:span text:style-name="T46_7"><text:a xlink:type="simple" xlink:href="#h.sl38hzw8cwan"><text:span text:style-name="T46_8"><text:s/>1</text:span></text:a></text:span></text:p>
      <text:p text:style-name="P47"><text:span text:style-name="T47_1"><text:a xlink:type="simple" xlink:href="#h.hinplrn3g31d"><text:span text:style-name="T47_2">decause</text:span></text:a></text:span></text:p>
      <text:p text:style-name="P48"><text:span text:style-name="T48_1"><text:a xlink:type="simple" xlink:href="#h.62a5lqvcozql"><text:span text:style-name="T48_2">General</text:span></text:a></text:span><text:span text:style-name="T48_3"><text:a xlink:type="simple" xlink:href="#h.62a5lqvcozql"><text:span text:style-name="T48_4"><text:s/></text:span></text:a></text:span><text:span text:style-name="T48_5"><text:a xlink:type="simple" xlink:href="#h.62a5lqvcozql"><text:span text:style-name="T48_6">Ideas</text:span></text:a></text:span></text:p>
      <text:p text:style-name="P49"><text:span text:style-name="T49_1"><text:a xlink:type="simple" xlink:href="#h.gztyosd6e8e5"><text:span text:style-name="T49_2">Linux</text:span></text:a></text:span><text:span text:style-name="T49_3"><text:a xlink:type="simple" xlink:href="#h.gztyosd6e8e5"><text:span text:style-name="T49_4"><text:s/></text:span></text:a></text:span><text:span text:style-name="T49_5"><text:a xlink:type="simple" xlink:href="#h.gztyosd6e8e5"><text:span text:style-name="T49_6">Tycoon</text:span></text:a></text:span></text:p>
      <text:p text:style-name="P50"><text:span text:style-name="T50_1"><text:a xlink:type="simple" xlink:href="#h.2xibk792l9uc"><text:span text:style-name="T50_2">Favimon</text:span></text:a></text:span></text:p>
      <text:p text:style-name="P51"><text:span text:style-name="T51_1"><text:a xlink:type="simple" xlink:href="#h.23mvfbif8uf2"><text:span text:style-name="T51_2">Warning</text:span></text:a></text:span><text:span text:style-name="T51_3"><text:a xlink:type="simple" xlink:href="#h.23mvfbif8uf2"><text:span text:style-name="T51_4"><text:s/></text:span></text:a></text:span><text:span text:style-name="T51_5"><text:a xlink:type="simple" xlink:href="#h.23mvfbif8uf2"><text:span text:style-name="T51_6">Forever</text:span></text:a></text:span></text:p>
      <text:p text:style-name="P52"><text:span text:style-name="T52_1"><text:a xlink:type="simple" xlink:href="#h.d7x089hk515t"><text:span text:style-name="T52_2">Card</text:span></text:a></text:span><text:span text:style-name="T52_3"><text:a xlink:type="simple" xlink:href="#h.d7x089hk515t"><text:span text:style-name="T52_4">-</text:span></text:a></text:span><text:span text:style-name="T52_5"><text:a xlink:type="simple" xlink:href="#h.d7x089hk515t"><text:span text:style-name="T52_6">Based</text:span></text:a></text:span><text:span text:style-name="T52_7"><text:a xlink:type="simple" xlink:href="#h.d7x089hk515t"><text:span text:style-name="T52_8"><text:s/></text:span></text:a></text:span><text:span text:style-name="T52_9"><text:a xlink:type="simple" xlink:href="#h.d7x089hk515t"><text:span text:style-name="T52_10">Systems</text:span></text:a></text:span></text:p>
      <text:p text:style-name="P53"><text:span text:style-name="T53_1"><text:a xlink:type="simple" xlink:href="#h.pefezr3p4ffr"><text:span text:style-name="T53_2">RITSteve</text:span></text:a></text:span></text:p>
      <text:p text:style-name="P54"><text:span text:style-name="T54_1"><text:a xlink:type="simple" xlink:href="#h.lz9d1fjw1feh"><text:span text:style-name="T54_2">General</text:span></text:a></text:span><text:span text:style-name="T54_3"><text:a xlink:type="simple" xlink:href="#h.lz9d1fjw1feh"><text:span text:style-name="T54_4"><text:s/></text:span></text:a></text:span><text:span text:style-name="T54_5"><text:a xlink:type="simple" xlink:href="#h.lz9d1fjw1feh"><text:span text:style-name="T54_6">Ideas</text:span></text:a></text:span></text:p>
      <text:p text:style-name="P55"/>
      <text:p text:style-name="P56"/>
      <text:h text:style-name="P57" text:outline-level="10"><text:bookmark-start text:name="h.mhx6qk3dh9uh"/><text:bookmark-end text:name="h.mhx6qk3dh9uh"/><text:span text:style-name="T57_1">mrpiper</text:span></text:h>
      <text:h text:style-name="P58" text:outline-level="10"><text:span text:style-name="T58_1">Cool</text:span><text:span text:style-name="T58_2"><text:s/></text:span><text:span text:style-name="T58_3">Integration</text:span><text:span text:style-name="T58_4"><text:s/></text:span><text:span text:style-name="T58_5">Ideas</text:span></text:h>
      <text:p text:style-name="P59"/>
      <text:list text:style-name="LS1" xml:id="list0">
        <text:list-item>
          <text:p text:style-name="P60"><text:span text:style-name="T60_1">If</text:span><text:span text:style-name="T60_2"><text:s/></text:span><text:span text:style-name="T60_3">you</text:span><text:span text:style-name="T60_4"><text:s/></text:span><text:span text:style-name="T60_5">log</text:span><text:span text:style-name="T60_6"><text:s/></text:span><text:span text:style-name="T60_7">on</text:span><text:span text:style-name="T60_8"><text:s/></text:span><text:span text:style-name="T60_9">in</text:span><text:span text:style-name="T60_10"><text:s/></text:span><text:span text:style-name="T60_11">the</text:span><text:span text:style-name="T60_12"><text:s/></text:span><text:span text:style-name="T60_13">game</text:span><text:span text:style-name="T60_14">,<text:s/></text:span><text:span text:style-name="T60_15">the</text:span><text:span text:style-name="T60_16"><text:s/></text:span><text:span text:style-name="T60_17">longer</text:span><text:span text:style-name="T60_18"><text:s/></text:span><text:span text:style-name="T60_19">time</text:span><text:span text:style-name="T60_20"><text:s/></text:span><text:span text:style-name="T60_21">that</text:span><text:span text:style-name="T60_22"><text:s/></text:span><text:span text:style-name="T60_23">it</text:span><text:span text:style-name="T60_24">’</text:span><text:span text:style-name="T60_25">s</text:span><text:span text:style-name="T60_26"><text:s/></text:span><text:span text:style-name="T60_27">been</text:span><text:span text:style-name="T60_28"><text:s/></text:span><text:span text:style-name="T60_29">since</text:span><text:span text:style-name="T60_30"><text:s/></text:span><text:span text:style-name="T60_31">your</text:span><text:span text:style-name="T60_32"><text:s/></text:span><text:span text:style-name="T60_33">last</text:span><text:span text:style-name="T60_34"><text:s/></text:span><text:span text:style-name="T60_35">commit</text:span><text:span text:style-name="T60_36"><text:s/></text:span><text:span text:style-name="T60_37">time</text:span><text:span text:style-name="T60_38">,<text:s/></text:span><text:span text:style-name="T60_39">your</text:span><text:span text:style-name="T60_40"><text:s/></text:span><text:span text:style-name="T60_41">xp</text:span><text:span text:style-name="T60_42"><text:s/></text:span><text:span text:style-name="T60_43">bonus</text:span><text:span text:style-name="T60_44"><text:s/></text:span><text:span text:style-name="T60_45">will</text:span><text:span text:style-name="T60_46"><text:s/></text:span><text:span text:style-name="T60_47">be</text:span><text:span text:style-name="T60_48"><text:s/></text:span><text:span text:style-name="T60_49">affected</text:span></text:p>
          <text:list>
            <text:list-item>
              <text:p text:style-name="P61"><text:span text:style-name="T61_1">The</text:span><text:span text:style-name="T61_2"><text:s/>“</text:span><text:span text:style-name="T61_3">inn</text:span><text:span text:style-name="T61_4"><text:s/></text:span><text:span text:style-name="T61_5">effect</text:span><text:span text:style-name="T61_6">”,<text:s/></text:span><text:span text:style-name="T61_7">to</text:span><text:span text:style-name="T61_8"><text:s/></text:span><text:span text:style-name="T61_9">rest</text:span><text:span text:style-name="T61_10"><text:s/></text:span><text:span text:style-name="T61_11">and</text:span><text:span text:style-name="T61_12"><text:s/></text:span><text:span text:style-name="T61_13">gain</text:span><text:span text:style-name="T61_14"><text:s/></text:span><text:span text:style-name="T61_15">more</text:span><text:span text:style-name="T61_16"><text:s/></text:span><text:span text:style-name="T61_17">xp</text:span></text:p>
            </text:list-item>
            <text:list-item>
              <text:p text:style-name="P62"><text:span text:style-name="T62_1">You</text:span><text:span text:style-name="T62_2"><text:s/></text:span><text:span text:style-name="T62_3">commit</text:span><text:span text:style-name="T62_4">,<text:s/></text:span><text:span text:style-name="T62_5">then</text:span><text:span text:style-name="T62_6"><text:s/></text:span><text:span text:style-name="T62_7">you</text:span><text:span text:style-name="T62_8"><text:s/></text:span><text:span text:style-name="T62_9">go</text:span><text:span text:style-name="T62_10"><text:s/></text:span><text:span text:style-name="T62_11">onto</text:span><text:span text:style-name="T62_12"><text:s/></text:span><text:span text:style-name="T62_13">the</text:span><text:span text:style-name="T62_14"><text:s/></text:span><text:span text:style-name="T62_15">game</text:span><text:span text:style-name="T62_16"><text:s/></text:span><text:span text:style-name="T62_17">and</text:span><text:span text:style-name="T62_18"><text:s/></text:span><text:span text:style-name="T62_19">play</text:span><text:span text:style-name="T62_20"><text:s/></text:span><text:span text:style-name="T62_21">some</text:span><text:span text:style-name="T62_22"><text:s/></text:span><text:span text:style-name="T62_23">with</text:span><text:span text:style-name="T62_24"><text:s/></text:span><text:span text:style-name="T62_25">a</text:span><text:span text:style-name="T62_26"><text:s/></text:span><text:span text:style-name="T62_27">bonus</text:span></text:p>
            </text:list-item>
            <text:list-item>
              <text:p text:style-name="P63"><text:span text:style-name="T63_1">The</text:span><text:span text:style-name="T63_2"><text:s/></text:span><text:span text:style-name="T63_3">longer</text:span><text:span text:style-name="T63_4"><text:s/></text:span><text:span text:style-name="T63_5">it</text:span><text:span text:style-name="T63_6">’</text:span><text:span text:style-name="T63_7">s</text:span><text:span text:style-name="T63_8"><text:s/></text:span><text:span text:style-name="T63_9">been</text:span><text:span text:style-name="T63_10"><text:s/></text:span><text:span text:style-name="T63_11">since</text:span><text:span text:style-name="T63_12"><text:s/></text:span><text:span text:style-name="T63_13">a</text:span><text:span text:style-name="T63_14"><text:s/></text:span><text:span text:style-name="T63_15">commit</text:span><text:span text:style-name="T63_16">,<text:s/></text:span><text:span text:style-name="T63_17">the</text:span><text:span text:style-name="T63_18"><text:s/></text:span><text:span text:style-name="T63_19">lower</text:span><text:span text:style-name="T63_20"><text:s/></text:span><text:span text:style-name="T63_21">your</text:span><text:span text:style-name="T63_22"><text:s/></text:span><text:span text:style-name="T63_23">bonus</text:span><text:span text:style-name="T63_24"><text:s/></text:span><text:span text:style-name="T63_25">is</text:span></text:p>
            </text:list-item>
            <text:list-item>
              <text:p text:style-name="P64"><text:span text:style-name="T64_1">Play</text:span><text:span text:style-name="T64_2"><text:s/></text:span><text:span text:style-name="T64_3">the</text:span><text:span text:style-name="T64_4"><text:s/></text:span><text:span text:style-name="T64_5">game</text:span><text:span text:style-name="T64_6"><text:s/></text:span><text:span text:style-name="T64_7">for</text:span><text:span text:style-name="T64_8"><text:s/>30-40<text:s/></text:span><text:span text:style-name="T64_9">minutes</text:span><text:span text:style-name="T64_10">,<text:s/></text:span><text:span text:style-name="T64_11">then</text:span><text:span text:style-name="T64_12"><text:s/></text:span><text:span text:style-name="T64_13">go</text:span><text:span text:style-name="T64_14"><text:s/></text:span><text:span text:style-name="T64_15">back</text:span><text:span text:style-name="T64_16"><text:s/></text:span><text:span text:style-name="T64_17">to</text:span><text:span text:style-name="T64_18"><text:s/></text:span><text:span text:style-name="T64_19">work</text:span><text:span text:style-name="T64_20"><text:s/></text:span><text:span text:style-name="T64_21">and</text:span><text:span text:style-name="T64_22"><text:s/></text:span><text:span text:style-name="T64_23">do</text:span><text:span text:style-name="T64_24"><text:s/></text:span><text:span text:style-name="T64_25">something</text:span></text:p>
            </text:list-item>
            <text:list-item>
              <text:p text:style-name="P65"><text:span text:style-name="T65_1">People</text:span><text:span text:style-name="T65_2"><text:s/></text:span><text:span text:style-name="T65_3">in</text:span><text:span text:style-name="T65_4"><text:s/></text:span><text:span text:style-name="T65_5">the</text:span><text:span text:style-name="T65_6"><text:s/></text:span><text:span text:style-name="T65_7">game</text:span><text:span text:style-name="T65_8"><text:s/></text:span><text:span text:style-name="T65_9">talk</text:span><text:span text:style-name="T65_10"><text:s/></text:span><text:span text:style-name="T65_11">about</text:span><text:span text:style-name="T65_12"><text:s/></text:span><text:span text:style-name="T65_13">their</text:span><text:span text:style-name="T65_14"><text:s/></text:span><text:span text:style-name="T65_15">most</text:span><text:span text:style-name="T65_16"><text:s/></text:span><text:span text:style-name="T65_17">recent</text:span><text:span text:style-name="T65_18"><text:s/></text:span><text:span text:style-name="T65_19">commit</text:span><text:span text:style-name="T65_20">,<text:s/></text:span><text:span text:style-name="T65_21">and</text:span><text:span text:style-name="T65_22"><text:s/></text:span><text:span text:style-name="T65_23">what</text:span><text:span text:style-name="T65_24"><text:s/></text:span><text:span text:style-name="T65_25">they</text:span><text:span text:style-name="T65_26"><text:s/></text:span><text:span text:style-name="T65_27">did</text:span><text:span text:style-name="T65_28"><text:s/></text:span><text:span text:style-name="T65_29">with</text:span><text:span text:style-name="T65_30"><text:s/></text:span><text:span text:style-name="T65_31">it</text:span></text:p>
            </text:list-item>
            <text:list-item>
              <text:p text:style-name="P66"><text:span text:style-name="T66_1">We</text:span><text:span text:style-name="T66_2"><text:s/></text:span><text:span text:style-name="T66_3">could</text:span><text:span text:style-name="T66_4"><text:s/></text:span><text:span text:style-name="T66_5">do</text:span><text:span text:style-name="T66_6"><text:s/></text:span><text:span text:style-name="T66_7">this</text:span><text:span text:style-name="T66_8"><text:s/></text:span><text:span text:style-name="T66_9">to</text:span><text:span text:style-name="T66_10"><text:s/></text:span><text:span text:style-name="T66_11">encourage</text:span><text:span text:style-name="T66_12"><text:s/></text:span><text:span text:style-name="T66_13">players</text:span><text:span text:style-name="T66_14"><text:s/></text:span><text:span text:style-name="T66_15">to</text:span><text:span text:style-name="T66_16"><text:s/></text:span><text:span text:style-name="T66_17">only</text:span><text:span text:style-name="T66_18"><text:s/></text:span><text:span text:style-name="T66_19">play</text:span><text:span text:style-name="T66_20"><text:s/></text:span><text:span text:style-name="T66_21">for</text:span><text:span text:style-name="T66_22"><text:s/></text:span><text:span text:style-name="T66_23">a</text:span><text:span text:style-name="T66_24"><text:s/></text:span><text:span text:style-name="T66_25">short</text:span><text:span text:style-name="T66_26"><text:s/></text:span><text:span text:style-name="T66_27">amount</text:span><text:span text:style-name="T66_28"><text:s/></text:span><text:span text:style-name="T66_29">of</text:span><text:span text:style-name="T66_30"><text:s/></text:span><text:span text:style-name="T66_31">time</text:span><text:span text:style-name="T66_32"><text:s/></text:span><text:span text:style-name="T66_33">as</text:span><text:span text:style-name="T66_34"><text:s/></text:span><text:span text:style-name="T66_35">opposed</text:span><text:span text:style-name="T66_36"><text:s/></text:span><text:span text:style-name="T66_37">to</text:span><text:span text:style-name="T66_38"><text:s/></text:span><text:span text:style-name="T66_39">all</text:span><text:span text:style-name="T66_40"><text:s/></text:span><text:span text:style-name="T66_41">day</text:span></text:p>
            </text:list-item>
          </text:list>
        </text:list-item>
      </text:list>
      <text:p text:style-name="P67"/>
      <text:list text:style-name="LS2" xml:id="list7">
        <text:list-item>
          <text:p text:style-name="P68"><text:span text:style-name="T68_1">One</text:span><text:span text:style-name="T68_2"><text:s/></text:span><text:span text:style-name="T68_3">stat</text:span><text:span text:style-name="T68_4"><text:s/></text:span><text:span text:style-name="T68_5">is</text:span><text:span text:style-name="T68_6"><text:s/></text:span><text:span text:style-name="T68_7">devoted</text:span><text:span text:style-name="T68_8"><text:s/></text:span><text:span text:style-name="T68_9">to</text:span><text:span text:style-name="T68_10"><text:s/></text:span><text:span text:style-name="T68_11">influence</text:span><text:span text:style-name="T68_12"><text:s/></text:span><text:span text:style-name="T68_13">with</text:span><text:span text:style-name="T68_14"><text:s/></text:span><text:span text:style-name="T68_15">other</text:span><text:span text:style-name="T68_16"><text:s/></text:span><text:span text:style-name="T68_17">developers</text:span></text:p>
          <text:list>
            <text:list-item>
              <text:p text:style-name="P69"><text:span text:style-name="T69_1">Like</text:span><text:span text:style-name="T69_2"><text:s/></text:span><text:span text:style-name="T69_3">a</text:span><text:span text:style-name="T69_4"><text:s/></text:span><text:span text:style-name="T69_5">will</text:span><text:span text:style-name="T69_6">-</text:span><text:span text:style-name="T69_7">power</text:span><text:span text:style-name="T69_8"><text:s/></text:span><text:span text:style-name="T69_9">stat</text:span></text:p>
            </text:list-item>
            <text:list-item>
              <text:p text:style-name="P70"><text:span text:style-name="T70_1">The</text:span><text:span text:style-name="T70_2"><text:s/></text:span><text:span text:style-name="T70_3">only</text:span><text:span text:style-name="T70_4"><text:s/></text:span><text:span text:style-name="T70_5">way</text:span><text:span text:style-name="T70_6"><text:s/></text:span><text:span text:style-name="T70_7">to</text:span><text:span text:style-name="T70_8"><text:s/></text:span><text:span text:style-name="T70_9">increase</text:span><text:span text:style-name="T70_10"><text:s/></text:span><text:span text:style-name="T70_11">this</text:span><text:span text:style-name="T70_12"><text:s/></text:span><text:span text:style-name="T70_13">stat</text:span><text:span text:style-name="T70_14"><text:s/></text:span><text:span text:style-name="T70_15">is</text:span><text:span text:style-name="T70_16"><text:s/></text:span><text:span text:style-name="T70_17">to</text:span><text:span text:style-name="T70_18"><text:s/></text:span><text:span text:style-name="T70_19">do</text:span><text:span text:style-name="T70_20"><text:s/></text:span><text:span text:style-name="T70_21">some</text:span><text:span text:style-name="T70_22"><text:s/></text:span><text:span text:style-name="T70_23">activity</text:span><text:span text:style-name="T70_24"><text:s/></text:span><text:span text:style-name="T70_25">on</text:span><text:span text:style-name="T70_26"><text:s/></text:span><text:span text:style-name="T70_27">Github</text:span><text:span text:style-name="T70_28">,<text:s/></text:span><text:span text:style-name="T70_29">or</text:span><text:span text:style-name="T70_30"><text:s/></text:span><text:span text:style-name="T70_31">some</text:span><text:span text:style-name="T70_32"><text:s/></text:span><text:span text:style-name="T70_33">other</text:span><text:span text:style-name="T70_34"><text:s/></text:span><text:span text:style-name="T70_35">code</text:span><text:span text:style-name="T70_36"><text:s/></text:span><text:span text:style-name="T70_37">repos</text:span></text:p>
            </text:list-item>
            <text:list-item>
              <text:p text:style-name="P71"><text:span text:style-name="T71_1">Based</text:span><text:span text:style-name="T71_2"><text:s/></text:span><text:span text:style-name="T71_3">off</text:span><text:span text:style-name="T71_4"><text:s/></text:span><text:span text:style-name="T71_5">of</text:span><text:span text:style-name="T71_6"><text:s/></text:span><text:span text:style-name="T71_7">social</text:span><text:span text:style-name="T71_8"><text:s/></text:span><text:span text:style-name="T71_9">connections</text:span><text:span text:style-name="T71_10">,<text:s/></text:span><text:span text:style-name="T71_11">not</text:span><text:span text:style-name="T71_12"><text:s/></text:span><text:span text:style-name="T71_13">necessarily</text:span><text:span text:style-name="T71_14"><text:s/></text:span><text:span text:style-name="T71_15">coding</text:span><text:span text:style-name="T71_16"><text:s/></text:span><text:span text:style-name="T71_17">bonuses</text:span></text:p>
            </text:list-item>
          </text:list>
        </text:list-item>
        <text:list-item>
          <text:p text:style-name="P72"><text:span text:style-name="T72_1">Low</text:span><text:span text:style-name="T72_2">-</text:span><text:span text:style-name="T72_3">level</text:span><text:span text:style-name="T72_4"><text:s/></text:span><text:span text:style-name="T72_5">language</text:span><text:span text:style-name="T72_6"><text:s/></text:span><text:span text:style-name="T72_7">commits</text:span><text:span text:style-name="T72_8"><text:s/>(</text:span><text:span text:style-name="T72_9">C</text:span><text:span text:style-name="T72_10">,<text:s/></text:span><text:span text:style-name="T72_11">Assembly</text:span><text:span text:style-name="T72_12">,<text:s/></text:span><text:span text:style-name="T72_13">etc</text:span><text:span text:style-name="T72_14">)<text:s/></text:span><text:span text:style-name="T72_15">link</text:span><text:span text:style-name="T72_16"><text:s/></text:span><text:span text:style-name="T72_17">to</text:span><text:span text:style-name="T72_18"><text:s/></text:span><text:span text:style-name="T72_19">gathering</text:span><text:span text:style-name="T72_20"><text:s/></text:span><text:span text:style-name="T72_21">crafting</text:span><text:span text:style-name="T72_22"><text:s/></text:span><text:span text:style-name="T72_23">skills</text:span><text:span text:style-name="T72_24">,<text:s/></text:span><text:span text:style-name="T72_25">while</text:span><text:span text:style-name="T72_26"><text:s/></text:span><text:span text:style-name="T72_27">high</text:span><text:span text:style-name="T72_28">-</text:span><text:span text:style-name="T72_29">level</text:span><text:span text:style-name="T72_30"><text:s/></text:span><text:span text:style-name="T72_31">language</text:span><text:span text:style-name="T72_32"><text:s/></text:span><text:span text:style-name="T72_33">commits</text:span><text:span text:style-name="T72_34"><text:s/>(</text:span><text:span text:style-name="T72_35">Ruby</text:span><text:span text:style-name="T72_36">,<text:s/></text:span><text:span text:style-name="T72_37">Python</text:span><text:span text:style-name="T72_38">,<text:s/></text:span><text:span text:style-name="T72_39">etc</text:span><text:span text:style-name="T72_40">)<text:s/></text:span><text:span text:style-name="T72_41">link</text:span><text:span text:style-name="T72_42"><text:s/></text:span><text:span text:style-name="T72_43">to</text:span><text:span text:style-name="T72_44"><text:s/></text:span><text:span text:style-name="T72_45">production</text:span><text:span text:style-name="T72_46"><text:s/></text:span><text:span text:style-name="T72_47">crafting</text:span><text:span text:style-name="T72_48"><text:s/></text:span><text:span text:style-name="T72_49">skills</text:span><text:span text:style-name="T72_50"><text:s/>(</text:span><text:span text:style-name="T72_51">done</text:span><text:span text:style-name="T72_52"><text:s/></text:span><text:span text:style-name="T72_53">via</text:span><text:span text:style-name="T72_54"><text:s/></text:span><text:span text:style-name="T72_55">resources</text:span><text:span text:style-name="T72_56"><text:s/></text:span><text:span text:style-name="T72_57">obtained</text:span><text:span text:style-name="T72_58"><text:s/></text:span><text:span text:style-name="T72_59">from</text:span><text:span text:style-name="T72_60"><text:s/></text:span><text:span text:style-name="T72_61">low</text:span><text:span text:style-name="T72_62">-</text:span><text:span text:style-name="T72_63">level</text:span><text:span text:style-name="T72_64"><text:s/></text:span><text:span text:style-name="T72_65">commits</text:span><text:span text:style-name="T72_66">,<text:s/></text:span><text:span text:style-name="T72_67">and</text:span><text:span text:style-name="T72_68"><text:s/></text:span><text:span text:style-name="T72_69">scripting</text:span><text:span text:style-name="T72_70"><text:s/></text:span><text:span text:style-name="T72_71">languages</text:span><text:span text:style-name="T72_72"><text:s/></text:span><text:span text:style-name="T72_73">that</text:span><text:span text:style-name="T72_74"><text:s/></text:span><text:span text:style-name="T72_75">are</text:span><text:span text:style-name="T72_76"><text:s/></text:span><text:span text:style-name="T72_77">often</text:span><text:span text:style-name="T72_78"><text:s/></text:span><text:span text:style-name="T72_79">integrated</text:span><text:span text:style-name="T72_80"><text:s/></text:span><text:span text:style-name="T72_81">with</text:span><text:span text:style-name="T72_82"><text:s/></text:span><text:span text:style-name="T72_83">other</text:span><text:span text:style-name="T72_84"><text:s/></text:span><text:span text:style-name="T72_85">languages</text:span><text:span text:style-name="T72_86"><text:s/>(</text:span><text:span text:style-name="T72_87">JavaScript</text:span><text:span text:style-name="T72_88">,<text:s/></text:span><text:span text:style-name="T72_89">Perl</text:span><text:span text:style-name="T72_90">,<text:s/></text:span><text:span text:style-name="T72_91">etc</text:span><text:span text:style-name="T72_92">)<text:s/></text:span><text:span text:style-name="T72_93">can</text:span><text:span text:style-name="T72_94"><text:s/></text:span><text:span text:style-name="T72_95">be</text:span><text:span text:style-name="T72_96"><text:s/></text:span><text:span text:style-name="T72_97">used</text:span><text:span text:style-name="T72_98"><text:s/></text:span><text:span text:style-name="T72_99">to</text:span><text:span text:style-name="T72_100"><text:s/></text:span><text:span text:style-name="T72_101">augment</text:span><text:span text:style-name="T72_102"><text:s/></text:span><text:span text:style-name="T72_103">produced</text:span><text:span text:style-name="T72_104"><text:s/></text:span><text:span text:style-name="T72_105">crafted</text:span><text:span text:style-name="T72_106"><text:s/></text:span><text:span text:style-name="T72_107">items</text:span></text:p>
          <text:list>
            <text:list-item>
              <text:p text:style-name="P73"><text:span text:style-name="T73_1">Could</text:span><text:span text:style-name="T73_2"><text:s/></text:span><text:span text:style-name="T73_3">establish</text:span><text:span text:style-name="T73_4"><text:s/></text:span><text:span text:style-name="T73_5">trading</text:span></text:p>
            </text:list-item>
          </text:list>
        </text:list-item>
        <text:list-item>
          <text:p text:style-name="P74"><text:span text:style-name="T74_1">Different</text:span><text:span text:style-name="T74_2"><text:s/></text:span><text:span text:style-name="T74_3">areas</text:span><text:span text:style-name="T74_4"><text:s/></text:span><text:span text:style-name="T74_5">around</text:span><text:span text:style-name="T74_6"><text:s/></text:span><text:span text:style-name="T74_7">FOSSopolis</text:span><text:span text:style-name="T74_8"><text:s/></text:span><text:span text:style-name="T74_9">would</text:span><text:span text:style-name="T74_10"><text:s/></text:span><text:span text:style-name="T74_11">have</text:span><text:span text:style-name="T74_12"><text:s/></text:span><text:span text:style-name="T74_13">different</text:span><text:span text:style-name="T74_14"><text:s/></text:span><text:span text:style-name="T74_15">type</text:span><text:span text:style-name="T74_16"><text:s/></text:span><text:span text:style-name="T74_17">of</text:span><text:span text:style-name="T74_18"><text:s/></text:span><text:span text:style-name="T74_19">materials</text:span><text:span text:style-name="T74_20">,<text:s/></text:span><text:span text:style-name="T74_21">matching</text:span><text:span text:style-name="T74_22"><text:s/></text:span><text:span text:style-name="T74_23">the</text:span><text:span text:style-name="T74_24"><text:s/></text:span><text:span text:style-name="T74_25">materials</text:span><text:span text:style-name="T74_26"><text:s/></text:span><text:span text:style-name="T74_27">gained</text:span><text:span text:style-name="T74_28"><text:s/></text:span><text:span text:style-name="T74_29">based</text:span><text:span text:style-name="T74_30"><text:s/></text:span><text:span text:style-name="T74_31">on</text:span><text:span text:style-name="T74_32"><text:s/></text:span><text:span text:style-name="T74_33">commits</text:span></text:p>
        </text:list-item>
        <text:list-item>
          <text:p text:style-name="P75"><text:span text:style-name="T75_1">Set</text:span><text:span text:style-name="T75_2"><text:s/></text:span><text:span text:style-name="T75_3">kinds</text:span><text:span text:style-name="T75_4"><text:s/></text:span><text:span text:style-name="T75_5">of</text:span><text:span text:style-name="T75_6"><text:s/></text:span><text:span text:style-name="T75_7">monsters</text:span><text:span text:style-name="T75_8"><text:s/></text:span><text:span text:style-name="T75_9">based</text:span><text:span text:style-name="T75_10"><text:s/></text:span><text:span text:style-name="T75_11">on</text:span><text:span text:style-name="T75_12"><text:s/></text:span><text:span text:style-name="T75_13">tags</text:span><text:span text:style-name="T75_14"><text:tab/></text:span></text:p>
        </text:list-item>
        <text:list-item>
          <text:p text:style-name="P76"><text:span text:style-name="T76_1">Bigger</text:span><text:span text:style-name="T76_2"><text:s/></text:span><text:span text:style-name="T76_3">projects</text:span><text:span text:style-name="T76_4">,<text:s/></text:span><text:span text:style-name="T76_5">have</text:span><text:span text:style-name="T76_6"><text:s/></text:span><text:span text:style-name="T76_7">bigger</text:span><text:span text:style-name="T76_8"><text:s/></text:span><text:span text:style-name="T76_9">dungeons</text:span></text:p>
        </text:list-item>
        <text:list-item>
          <text:p text:style-name="P77"><text:span text:style-name="T77_1">Each</text:span><text:span text:style-name="T77_2"><text:s/></text:span><text:span text:style-name="T77_3">project</text:span><text:span text:style-name="T77_4"><text:s/></text:span><text:span text:style-name="T77_5">is</text:span><text:span text:style-name="T77_6"><text:s/></text:span><text:span text:style-name="T77_7">a</text:span><text:span text:style-name="T77_8"><text:s/></text:span><text:span text:style-name="T77_9">tower</text:span></text:p>
          <text:list>
            <text:list-item>
              <text:p text:style-name="P78"><text:span text:style-name="T78_1">Each</text:span><text:span text:style-name="T78_2"><text:s/></text:span><text:span text:style-name="T78_3">tower</text:span><text:span text:style-name="T78_4"><text:s/></text:span><text:span text:style-name="T78_5">is</text:span><text:span text:style-name="T78_6"><text:s/></text:span><text:span text:style-name="T78_7">a</text:span><text:span text:style-name="T78_8"><text:s/></text:span><text:span text:style-name="T78_9">collection</text:span><text:span text:style-name="T78_10"><text:s/></text:span><text:span text:style-name="T78_11">of</text:span><text:span text:style-name="T78_12"><text:s/></text:span><text:span text:style-name="T78_13">dungeons</text:span></text:p>
            </text:list-item>
            <text:list-item>
              <text:p text:style-name="P79"><text:span text:style-name="T79_1">Adding</text:span><text:span text:style-name="T79_2"><text:s/></text:span><text:span text:style-name="T79_3">to</text:span><text:span text:style-name="T79_4"><text:s/></text:span><text:span text:style-name="T79_5">the</text:span><text:span text:style-name="T79_6"><text:s/></text:span><text:span text:style-name="T79_7">project</text:span><text:span text:style-name="T79_8"><text:s/></text:span><text:span text:style-name="T79_9">makes</text:span><text:span text:style-name="T79_10"><text:s/></text:span><text:span text:style-name="T79_11">the</text:span><text:span text:style-name="T79_12"><text:s/></text:span><text:span text:style-name="T79_13">tower</text:span><text:span text:style-name="T79_14"><text:s/></text:span><text:span text:style-name="T79_15">grow</text:span><text:span text:style-name="T79_16">,<text:s/></text:span><text:span text:style-name="T79_17">issues</text:span><text:span text:style-name="T79_18"><text:s/></text:span><text:span text:style-name="T79_19">become</text:span><text:span text:style-name="T79_20"><text:s/></text:span><text:span text:style-name="T79_21">dungeons</text:span></text:p>
            </text:list-item>
            <text:list-item>
              <text:p text:style-name="P80"><text:span text:style-name="T80_1">World</text:span><text:span text:style-name="T80_2"><text:s/></text:span><text:span text:style-name="T80_3">objects</text:span><text:span text:style-name="T80_4"><text:s/></text:span><text:span text:style-name="T80_5">to</text:span><text:span text:style-name="T80_6"><text:s/></text:span><text:span text:style-name="T80_7">indicate</text:span><text:span text:style-name="T80_8"><text:s/></text:span><text:span text:style-name="T80_9">author</text:span><text:span text:style-name="T80_10"><text:s/></text:span><text:span text:style-name="T80_11">and</text:span><text:span text:style-name="T80_12"><text:s/></text:span><text:span text:style-name="T80_13">time</text:span><text:span text:style-name="T80_14"><text:s/></text:span><text:span text:style-name="T80_15">of</text:span><text:span text:style-name="T80_16"><text:s/></text:span><text:span text:style-name="T80_17">commit</text:span><text:span text:style-name="T80_18"><text:s/>(</text:span><text:span text:style-name="T80_19">maybe</text:span><text:span text:style-name="T80_20"><text:s/></text:span><text:span text:style-name="T80_21">also</text:span><text:span text:style-name="T80_22"><text:s/></text:span><text:span text:style-name="T80_23">comments</text:span><text:span text:style-name="T80_24">)</text:span></text:p>
            </text:list-item>
          </text:list>
        </text:list-item>
        <text:list-item>
          <text:p text:style-name="P81"><text:span text:style-name="T81_1">Your</text:span><text:span text:style-name="T81_2"><text:s/></text:span><text:span text:style-name="T81_3">projects</text:span><text:span text:style-name="T81_4"><text:s/></text:span><text:span text:style-name="T81_5">won</text:span><text:span text:style-name="T81_6">’</text:span><text:span text:style-name="T81_7">t</text:span><text:span text:style-name="T81_8"><text:s/></text:span><text:span text:style-name="T81_9">show</text:span><text:span text:style-name="T81_10"><text:s/></text:span><text:span text:style-name="T81_11">up</text:span><text:span text:style-name="T81_12"><text:s/></text:span><text:span text:style-name="T81_13">in</text:span><text:span text:style-name="T81_14"><text:s/></text:span><text:span text:style-name="T81_15">the</text:span><text:span text:style-name="T81_16"><text:s/></text:span><text:span text:style-name="T81_17">game</text:span><text:span text:style-name="T81_18"><text:s/></text:span><text:span text:style-name="T81_19">world</text:span><text:span text:style-name="T81_20"><text:s/></text:span><text:span text:style-name="T81_21">until</text:span><text:span text:style-name="T81_22"><text:s/></text:span><text:span text:style-name="T81_23">you</text:span><text:span text:style-name="T81_24">’</text:span><text:span text:style-name="T81_25">ve</text:span><text:span text:style-name="T81_26"><text:s/></text:span><text:span text:style-name="T81_27">connected</text:span><text:span text:style-name="T81_28"><text:s/></text:span><text:span text:style-name="T81_29">to</text:span><text:span text:style-name="T81_30"><text:s/></text:span><text:span text:style-name="T81_31">peers</text:span><text:span text:style-name="T81_32"><text:s/></text:span><text:span text:style-name="T81_33">in</text:span><text:span text:style-name="T81_34"><text:s/></text:span><text:span text:style-name="T81_35">the</text:span><text:span text:style-name="T81_36"><text:s/></text:span><text:span text:style-name="T81_37">real</text:span><text:span text:style-name="T81_38"><text:s/></text:span><text:span text:style-name="T81_39">word</text:span></text:p>
          <text:list>
            <text:list-item>
              <text:p text:style-name="P82"><text:span text:style-name="T82_1">Force</text:span><text:span text:style-name="T82_2"><text:s/></text:span><text:span text:style-name="T82_3">loner</text:span><text:span text:style-name="T82_4"><text:s/></text:span><text:span text:style-name="T82_5">developers</text:span><text:span text:style-name="T82_6"><text:s/></text:span><text:span text:style-name="T82_7">to</text:span><text:span text:style-name="T82_8"><text:s/></text:span><text:span text:style-name="T82_9">connect</text:span><text:span text:style-name="T82_10"><text:s/></text:span><text:span text:style-name="T82_11">with</text:span><text:span text:style-name="T82_12"><text:s/></text:span><text:span text:style-name="T82_13">people</text:span><text:span text:style-name="T82_14"><text:s/></text:span><text:span text:style-name="T82_15">in</text:span><text:span text:style-name="T82_16"><text:s/></text:span><text:span text:style-name="T82_17">the</text:span><text:span text:style-name="T82_18"><text:s/></text:span><text:span text:style-name="T82_19">real</text:span><text:span text:style-name="T82_20"><text:s/></text:span><text:span text:style-name="T82_21">world</text:span><text:span text:style-name="T82_22">,<text:s/></text:span><text:span text:style-name="T82_23">see</text:span><text:span text:style-name="T82_24"><text:s/></text:span><text:span text:style-name="T82_25">the</text:span><text:span text:style-name="T82_26"><text:s/></text:span><text:span text:style-name="T82_27">project</text:span><text:span text:style-name="T82_28"><text:s/></text:span><text:span text:style-name="T82_29">in</text:span><text:span text:style-name="T82_30"><text:s/></text:span><text:span text:style-name="T82_31">the</text:span><text:span text:style-name="T82_32"><text:s/></text:span><text:span text:style-name="T82_33">real</text:span><text:span text:style-name="T82_34"><text:s/></text:span><text:span text:style-name="T82_35">world</text:span><text:span text:style-name="T82_36">,<text:s/></text:span><text:span text:style-name="T82_37">and</text:span><text:span text:style-name="T82_38"><text:s/></text:span><text:span text:style-name="T82_39">then</text:span><text:span text:style-name="T82_40"><text:s/></text:span><text:span text:style-name="T82_41">put</text:span><text:span text:style-name="T82_42"><text:s/></text:span><text:span text:style-name="T82_43">it</text:span><text:span text:style-name="T82_44"><text:s/></text:span><text:span text:style-name="T82_45">in</text:span><text:span text:style-name="T82_46"><text:s/></text:span><text:span text:style-name="T82_47">the</text:span><text:span text:style-name="T82_48"><text:s/></text:span><text:span text:style-name="T82_49">game</text:span></text:p>
            </text:list-item>
          </text:list>
        </text:list-item>
        <text:list-item>
          <text:p text:style-name="P83"><text:span text:style-name="T83_1">Small</text:span><text:span text:style-name="T83_2"><text:s/></text:span><text:span text:style-name="T83_3">projects</text:span><text:span text:style-name="T83_4"><text:s/></text:span><text:span text:style-name="T83_5">should</text:span><text:span text:style-name="T83_6"><text:s/></text:span><text:span text:style-name="T83_7">have</text:span><text:span text:style-name="T83_8"><text:s/></text:span><text:span text:style-name="T83_9">dungeons</text:span><text:span text:style-name="T83_10"><text:s/></text:span><text:span text:style-name="T83_11">as</text:span><text:span text:style-name="T83_12"><text:s/></text:span><text:span text:style-name="T83_13">well</text:span><text:span text:style-name="T83_14"><text:s/></text:span><text:span text:style-name="T83_15">so</text:span><text:span text:style-name="T83_16"><text:s/></text:span><text:span text:style-name="T83_17">players</text:span><text:span text:style-name="T83_18"><text:s/></text:span><text:span text:style-name="T83_19">aren</text:span><text:span text:style-name="T83_20">’</text:span><text:span text:style-name="T83_21">t</text:span><text:span text:style-name="T83_22"><text:s/></text:span><text:span text:style-name="T83_23">left</text:span><text:span text:style-name="T83_24"><text:s/></text:span><text:span text:style-name="T83_25">out</text:span></text:p>
        </text:list-item>
        <text:list-item>
          <text:p text:style-name="P84"><text:span text:style-name="T84_1">Dummy</text:span><text:span text:style-name="T84_2"><text:s/></text:span><text:span text:style-name="T84_3">commits</text:span><text:span text:style-name="T84_4"><text:s/></text:span><text:span text:style-name="T84_5">to</text:span><text:span text:style-name="T84_6"><text:s/></text:span><text:span text:style-name="T84_7">build</text:span><text:span text:style-name="T84_8"><text:s/></text:span><text:span text:style-name="T84_9">player</text:span><text:span text:style-name="T84_10">’</text:span><text:span text:style-name="T84_11">s</text:span><text:span text:style-name="T84_12"><text:s/></text:span><text:span text:style-name="T84_13">own</text:span><text:span text:style-name="T84_14"><text:s/></text:span><text:span text:style-name="T84_15">dungeon</text:span><text:span text:style-name="T84_16"><text:s/>(</text:span><text:span text:style-name="T84_17">non</text:span><text:span text:style-name="T84_18"><text:s/></text:span><text:span text:style-name="T84_19">issue</text:span><text:span text:style-name="T84_20">,<text:s/></text:span><text:span text:style-name="T84_21">will</text:span><text:span text:style-name="T84_22"><text:s/></text:span><text:span text:style-name="T84_23">bring</text:span><text:span text:style-name="T84_24"><text:s/></text:span><text:span text:style-name="T84_25">up</text:span><text:span text:style-name="T84_26"><text:s/></text:span><text:span text:style-name="T84_27">that</text:span><text:span text:style-name="T84_28"><text:s/></text:span><text:span text:style-name="T84_29">game</text:span><text:span text:style-name="T84_30"><text:s/></text:span><text:span text:style-name="T84_31">could</text:span><text:span text:style-name="T84_32"><text:s/></text:span><text:span text:style-name="T84_33">be</text:span><text:span text:style-name="T84_34"><text:s/></text:span><text:span text:style-name="T84_35">exploited</text:span><text:span text:style-name="T84_36"><text:s/></text:span><text:span text:style-name="T84_37">but</text:span><text:span text:style-name="T84_38"><text:s/></text:span><text:span text:style-name="T84_39">not</text:span><text:span text:style-name="T84_40"><text:s/></text:span><text:span text:style-name="T84_41">design</text:span><text:span text:style-name="T84_42"><text:s/></text:span><text:span text:style-name="T84_43">the</text:span><text:span text:style-name="T84_44"><text:s/></text:span><text:span text:style-name="T84_45">game</text:span><text:span text:style-name="T84_46"><text:s/></text:span><text:span text:style-name="T84_47">around</text:span><text:span text:style-name="T84_48"><text:s/></text:span><text:span text:style-name="T84_49">it</text:span><text:span text:style-name="T84_50">)</text:span></text:p>
        </text:list-item>
      </text:list>
      <text:p text:style-name="P85"/>
      <text:list text:style-name="LS3" xml:id="list24">
        <text:list-item>
          <text:p text:style-name="P86"><text:span text:style-name="T86_1">Closing</text:span><text:span text:style-name="T86_2"><text:s/></text:span><text:span text:style-name="T86_3">issues</text:span><text:span text:style-name="T86_4"><text:s/></text:span><text:span text:style-name="T86_5">opens</text:span><text:span text:style-name="T86_6"><text:s/></text:span><text:span text:style-name="T86_7">portals</text:span><text:span text:style-name="T86_8"><text:s/></text:span><text:span text:style-name="T86_9">to</text:span><text:span text:style-name="T86_10"><text:s/></text:span><text:span text:style-name="T86_11">other</text:span><text:span text:style-name="T86_12"><text:s/></text:span><text:span text:style-name="T86_13">parts</text:span><text:span text:style-name="T86_14"><text:s/></text:span><text:span text:style-name="T86_15">of</text:span><text:span text:style-name="T86_16"><text:s/></text:span><text:span text:style-name="T86_17">the</text:span><text:span text:style-name="T86_18"><text:s/></text:span><text:span text:style-name="T86_19">dungeon</text:span><text:span text:style-name="T86_20">,<text:s/></text:span><text:span text:style-name="T86_21">allowing</text:span><text:span text:style-name="T86_22"><text:s/></text:span><text:span text:style-name="T86_23">players</text:span><text:span text:style-name="T86_24"><text:s/></text:span><text:span text:style-name="T86_25">to</text:span><text:span text:style-name="T86_26"><text:s/></text:span><text:span text:style-name="T86_27">skip</text:span><text:span text:style-name="T86_28"><text:s/></text:span><text:span text:style-name="T86_29">areas</text:span><text:span text:style-name="T86_30"><text:s/></text:span><text:span text:style-name="T86_31">that</text:span><text:span text:style-name="T86_32"><text:s/></text:span><text:span text:style-name="T86_33">have</text:span><text:span text:style-name="T86_34"><text:s/></text:span><text:span text:style-name="T86_35">become</text:span><text:span text:style-name="T86_36"><text:s/></text:span><text:span text:style-name="T86_37">too</text:span><text:span text:style-name="T86_38"><text:s/></text:span><text:span text:style-name="T86_39">easy</text:span><text:span text:style-name="T86_40"><text:s/></text:span><text:span text:style-name="T86_41">and</text:span><text:span text:style-name="T86_42"><text:s/></text:span><text:span text:style-name="T86_43">jumping</text:span><text:span text:style-name="T86_44"><text:s/></text:span><text:span text:style-name="T86_45">to</text:span><text:span text:style-name="T86_46"><text:s/></text:span><text:span text:style-name="T86_47">the</text:span><text:span text:style-name="T86_48"><text:s/>“</text:span><text:span text:style-name="T86_49">hard</text:span><text:span text:style-name="T86_50"><text:s/></text:span><text:span text:style-name="T86_51">part</text:span><text:span text:style-name="T86_52">”<text:s/></text:span><text:span text:style-name="T86_53">with</text:span><text:span text:style-name="T86_54"><text:s/></text:span><text:span text:style-name="T86_55">the</text:span><text:span text:style-name="T86_56"><text:s/></text:span><text:span text:style-name="T86_57">boss</text:span><text:span text:style-name="T86_58"><text:s/></text:span><text:span text:style-name="T86_59">fight</text:span><text:span text:style-name="T86_60"><text:s/></text:span><text:span text:style-name="T86_61">and</text:span><text:span text:style-name="T86_62"><text:s/></text:span><text:span text:style-name="T86_63">the</text:span><text:span text:style-name="T86_64"><text:s/></text:span><text:span text:style-name="T86_65">major</text:span><text:span text:style-name="T86_66"><text:s/></text:span><text:span text:style-name="T86_67">loot</text:span></text:p>
          <text:list>
            <text:list-item>
              <text:p text:style-name="P87"><text:span text:style-name="T87_1">This</text:span><text:span text:style-name="T87_2"><text:s/></text:span><text:span text:style-name="T87_3">would</text:span><text:span text:style-name="T87_4"><text:s/></text:span><text:span text:style-name="T87_5">be</text:span><text:span text:style-name="T87_6"><text:s/></text:span><text:span text:style-name="T87_7">optional</text:span><text:span text:style-name="T87_8">,<text:s/></text:span><text:span text:style-name="T87_9">and</text:span><text:span text:style-name="T87_10"><text:s/></text:span><text:span text:style-name="T87_11">would</text:span><text:span text:style-name="T87_12"><text:s/></text:span><text:span text:style-name="T87_13">result</text:span><text:span text:style-name="T87_14"><text:s/></text:span><text:span text:style-name="T87_15">in</text:span><text:span text:style-name="T87_16"><text:s/></text:span><text:span text:style-name="T87_17">less</text:span><text:span text:style-name="T87_18"><text:s/></text:span><text:span text:style-name="T87_19">net</text:span><text:span text:style-name="T87_20"><text:s/></text:span><text:span text:style-name="T87_21">loot</text:span><text:span text:style-name="T87_22"><text:s/></text:span><text:span text:style-name="T87_23">being</text:span><text:span text:style-name="T87_24"><text:s/></text:span><text:span text:style-name="T87_25">gained</text:span><text:span text:style-name="T87_26"><text:s/></text:span><text:span text:style-name="T87_27">from</text:span><text:span text:style-name="T87_28"><text:s/></text:span><text:span text:style-name="T87_29">the</text:span><text:span text:style-name="T87_30"><text:s/></text:span><text:span text:style-name="T87_31">dungeon</text:span><text:span text:style-name="T87_32"><text:s/></text:span><text:span text:style-name="T87_33">run</text:span><text:span text:style-name="T87_34">,<text:s/></text:span><text:span text:style-name="T87_35">due</text:span><text:span text:style-name="T87_36"><text:s/></text:span><text:span text:style-name="T87_37">to</text:span><text:span text:style-name="T87_38"><text:s/></text:span><text:span text:style-name="T87_39">part</text:span><text:span text:style-name="T87_40"><text:s/></text:span><text:span text:style-name="T87_41">of</text:span><text:span text:style-name="T87_42"><text:s/></text:span><text:span text:style-name="T87_43">it</text:span><text:span text:style-name="T87_44"><text:s/></text:span><text:span text:style-name="T87_45">being</text:span><text:span text:style-name="T87_46"><text:s/></text:span><text:span text:style-name="T87_47">skipped</text:span></text:p>
            </text:list-item>
            <text:list-item>
              <text:p text:style-name="P88"><text:span text:style-name="T88_1">Length</text:span><text:span text:style-name="T88_2"><text:s/></text:span><text:span text:style-name="T88_3">of</text:span><text:span text:style-name="T88_4"><text:s/></text:span><text:span text:style-name="T88_5">time</text:span><text:span text:style-name="T88_6"><text:s/></text:span><text:span text:style-name="T88_7">issue</text:span><text:span text:style-name="T88_8"><text:s/></text:span><text:span text:style-name="T88_9">has</text:span><text:span text:style-name="T88_10"><text:s/></text:span><text:span text:style-name="T88_11">been</text:span><text:span text:style-name="T88_12"><text:s/></text:span><text:span text:style-name="T88_13">open</text:span><text:span text:style-name="T88_14"><text:s/>(</text:span><text:span text:style-name="T88_15">or</text:span><text:span text:style-name="T88_16"><text:s/></text:span><text:span text:style-name="T88_17">number</text:span><text:span text:style-name="T88_18"><text:s/></text:span><text:span text:style-name="T88_19">of</text:span><text:span text:style-name="T88_20"><text:s/></text:span><text:span text:style-name="T88_21">comments</text:span><text:span text:style-name="T88_22"><text:s/></text:span><text:span text:style-name="T88_23">on</text:span><text:span text:style-name="T88_24"><text:s/></text:span><text:span text:style-name="T88_25">issue</text:span><text:span text:style-name="T88_26">,<text:s/></text:span><text:span text:style-name="T88_27">or</text:span><text:span text:style-name="T88_28"><text:s/></text:span><text:span text:style-name="T88_29">some</text:span><text:span text:style-name="T88_30"><text:s/></text:span><text:span text:style-name="T88_31">metric</text:span><text:span text:style-name="T88_32"><text:s/></text:span><text:span text:style-name="T88_33">determining</text:span><text:span text:style-name="T88_34"><text:s/></text:span><text:span text:style-name="T88_35">magnitude</text:span><text:span text:style-name="T88_36"><text:s/></text:span><text:span text:style-name="T88_37">of</text:span><text:span text:style-name="T88_38"><text:s/></text:span><text:span text:style-name="T88_39">the</text:span><text:span text:style-name="T88_40"><text:s/></text:span><text:span text:style-name="T88_41">issue</text:span><text:span text:style-name="T88_42">)<text:s/></text:span><text:span text:style-name="T88_43">determines</text:span><text:span text:style-name="T88_44"><text:s/></text:span><text:span text:style-name="T88_45">how</text:span><text:span text:style-name="T88_46"><text:s/></text:span><text:span text:style-name="T88_47">far</text:span><text:span text:style-name="T88_48"><text:s/></text:span><text:span text:style-name="T88_49">the</text:span><text:span text:style-name="T88_50"><text:s/></text:span><text:span text:style-name="T88_51">portal</text:span><text:span text:style-name="T88_52"><text:s/></text:span><text:span text:style-name="T88_53">will</text:span><text:span text:style-name="T88_54"><text:s/></text:span><text:span text:style-name="T88_55">take</text:span><text:span text:style-name="T88_56"><text:s/></text:span><text:span text:style-name="T88_57">you</text:span><text:span text:style-name="T88_58"><text:s/>(</text:span><text:span text:style-name="T88_59">the</text:span><text:span text:style-name="T88_60"><text:s/></text:span><text:span text:style-name="T88_61">percentage</text:span><text:span text:style-name="T88_62"><text:s/></text:span><text:span text:style-name="T88_63">of</text:span><text:span text:style-name="T88_64"><text:s/></text:span><text:span text:style-name="T88_65">the</text:span><text:span text:style-name="T88_66"><text:s/></text:span><text:span text:style-name="T88_67">dungeon</text:span><text:span text:style-name="T88_68"><text:s/></text:span><text:span text:style-name="T88_69">that</text:span><text:span text:style-name="T88_70"><text:s/></text:span><text:span text:style-name="T88_71">you</text:span><text:span text:style-name="T88_72"><text:s/></text:span><text:span text:style-name="T88_73">can</text:span><text:span text:style-name="T88_74"><text:s/></text:span><text:span text:style-name="T88_75">skip</text:span><text:span text:style-name="T88_76"><text:s/></text:span><text:span text:style-name="T88_77">as</text:span><text:span text:style-name="T88_78"><text:s/></text:span><text:span text:style-name="T88_79">a</text:span><text:span text:style-name="T88_80"><text:s/></text:span><text:span text:style-name="T88_81">result</text:span><text:span text:style-name="T88_82">)</text:span></text:p>
            </text:list-item>
          </text:list>
        </text:list-item>
      </text:list>
      <text:p text:style-name="P89"/>
      <text:list text:style-name="LS4" xml:id="list27">
        <text:list-item>
          <text:p text:style-name="P90"><text:span text:style-name="T90_1">Dungeon</text:span><text:span text:style-name="T90_2">-</text:span><text:span text:style-name="T90_3">running</text:span><text:span text:style-name="T90_4"><text:s/></text:span><text:span text:style-name="T90_5">and</text:span><text:span text:style-name="T90_6"><text:s/></text:span><text:span text:style-name="T90_7">raiding</text:span><text:span text:style-name="T90_8"><text:s/></text:span><text:span text:style-name="T90_9">to</text:span><text:span text:style-name="T90_10"><text:s/></text:span><text:span text:style-name="T90_11">grab</text:span><text:span text:style-name="T90_12"><text:s/></text:span><text:span text:style-name="T90_13">loot</text:span></text:p>
        </text:list-item>
        <text:list-item>
          <text:p text:style-name="P91"><text:span text:style-name="T91_1">Enter</text:span><text:span text:style-name="T91_2"><text:s/></text:span><text:span text:style-name="T91_3">dungeon</text:span><text:span text:style-name="T91_4">,<text:s/></text:span><text:span text:style-name="T91_5">go</text:span><text:span text:style-name="T91_6"><text:s/></text:span><text:span text:style-name="T91_7">up</text:span><text:span text:style-name="T91_8"><text:s/></text:span><text:span text:style-name="T91_9">and</text:span><text:span text:style-name="T91_10"><text:s/></text:span><text:span text:style-name="T91_11">go</text:span><text:span text:style-name="T91_12"><text:s/></text:span><text:span text:style-name="T91_13">to</text:span><text:span text:style-name="T91_14"><text:s/></text:span><text:span text:style-name="T91_15">the</text:span><text:span text:style-name="T91_16"><text:s/></text:span><text:span text:style-name="T91_17">portal</text:span><text:span text:style-name="T91_18"><text:s/></text:span><text:span text:style-name="T91_19">and</text:span><text:span text:style-name="T91_20"><text:s/></text:span><text:span text:style-name="T91_21">zip</text:span><text:span text:style-name="T91_22"><text:s/></text:span><text:span text:style-name="T91_23">to</text:span><text:span text:style-name="T91_24"><text:s/></text:span><text:span text:style-name="T91_25">the</text:span><text:span text:style-name="T91_26"><text:s/></text:span><text:span text:style-name="T91_27">boss</text:span><text:span text:style-name="T91_28"><text:s/></text:span><text:span text:style-name="T91_29">and</text:span><text:span text:style-name="T91_30"><text:s/></text:span><text:span text:style-name="T91_31">fast</text:span><text:span text:style-name="T91_32"><text:s/></text:span><text:span text:style-name="T91_33">track</text:span><text:span text:style-name="T91_34"><text:s/></text:span><text:span text:style-name="T91_35">through</text:span><text:span text:style-name="T91_36"><text:s/></text:span><text:span text:style-name="T91_37">the</text:span><text:span text:style-name="T91_38"><text:s/></text:span><text:span text:style-name="T91_39">dungeon</text:span><text:span text:style-name="T91_40"><text:s/></text:span><text:span text:style-name="T91_41">if</text:span><text:span text:style-name="T91_42"><text:s/></text:span><text:span text:style-name="T91_43">they</text:span><text:span text:style-name="T91_44"><text:s/></text:span><text:span text:style-name="T91_45">so</text:span><text:span text:style-name="T91_46"><text:s/></text:span><text:span text:style-name="T91_47">choose</text:span></text:p>
        </text:list-item>
        <text:list-item>
          <text:p text:style-name="P92"><text:span text:style-name="T92_1">Able</text:span><text:span text:style-name="T92_2"><text:s/></text:span><text:span text:style-name="T92_3">to</text:span><text:span text:style-name="T92_4"><text:s/></text:span><text:span text:style-name="T92_5">skip</text:span><text:span text:style-name="T92_6"><text:s/></text:span><text:span text:style-name="T92_7">the</text:span><text:span text:style-name="T92_8"><text:s/></text:span><text:span text:style-name="T92_9">boring</text:span><text:span text:style-name="T92_10"><text:s/></text:span><text:span text:style-name="T92_11">grinding</text:span><text:span text:style-name="T92_12"><text:s/></text:span><text:span text:style-name="T92_13">of</text:span><text:span text:style-name="T92_14"><text:s/></text:span><text:span text:style-name="T92_15">the</text:span><text:span text:style-name="T92_16"><text:s/></text:span><text:span text:style-name="T92_17">dungeons</text:span><text:span text:style-name="T92_18">,<text:s/></text:span><text:span text:style-name="T92_19">can</text:span><text:span text:style-name="T92_20"><text:s/></text:span><text:span text:style-name="T92_21">skip</text:span><text:span text:style-name="T92_22"><text:s/></text:span><text:span text:style-name="T92_23">straight</text:span><text:span text:style-name="T92_24"><text:s/></text:span><text:span text:style-name="T92_25">to</text:span><text:span text:style-name="T92_26"><text:s/></text:span><text:span text:style-name="T92_27">the</text:span><text:span text:style-name="T92_28"><text:s/></text:span><text:span text:style-name="T92_29">fun</text:span><text:span text:style-name="T92_30"><text:s/></text:span><text:span text:style-name="T92_31">boss</text:span><text:span text:style-name="T92_32"><text:s/></text:span><text:span text:style-name="T92_33">battles</text:span></text:p>
        </text:list-item>
      </text:list>
      <text:p text:style-name="P93"/>
      <text:list text:style-name="LS5" xml:id="list30">
        <text:list-item>
          <text:p text:style-name="P94"><text:span text:style-name="T94_1">If</text:span><text:span text:style-name="T94_2"><text:s/></text:span><text:span text:style-name="T94_3">you</text:span><text:span text:style-name="T94_4"><text:s/></text:span><text:span text:style-name="T94_5">run</text:span><text:span text:style-name="T94_6"><text:s/></text:span><text:span text:style-name="T94_7">a</text:span><text:span text:style-name="T94_8"><text:s/></text:span><text:span text:style-name="T94_9">dungeon</text:span><text:span text:style-name="T94_10">,<text:s/></text:span><text:span text:style-name="T94_11">and</text:span><text:span text:style-name="T94_12"><text:s/></text:span><text:span text:style-name="T94_13">there</text:span><text:span text:style-name="T94_14"><text:s/></text:span><text:span text:style-name="T94_15">has</text:span><text:span text:style-name="T94_16"><text:s/></text:span><text:span text:style-name="T94_17">been</text:span><text:span text:style-name="T94_18"><text:s/></text:span><text:span text:style-name="T94_19">no</text:span><text:span text:style-name="T94_20"><text:s/></text:span><text:span text:style-name="T94_21">commits</text:span><text:span text:style-name="T94_22"><text:s/></text:span><text:span text:style-name="T94_23">since</text:span><text:span text:style-name="T94_24"><text:s/></text:span><text:span text:style-name="T94_25">the</text:span><text:span text:style-name="T94_26"><text:s/></text:span><text:span text:style-name="T94_27">last</text:span><text:span text:style-name="T94_28"><text:s/></text:span><text:span text:style-name="T94_29">time</text:span><text:span text:style-name="T94_30"><text:s/></text:span><text:span text:style-name="T94_31">you</text:span><text:span text:style-name="T94_32"><text:s/></text:span><text:span text:style-name="T94_33">ran</text:span><text:span text:style-name="T94_34"><text:s/></text:span><text:span text:style-name="T94_35">it</text:span><text:span text:style-name="T94_36">,<text:s/></text:span><text:span text:style-name="T94_37">you</text:span><text:span text:style-name="T94_38"><text:s/></text:span><text:span text:style-name="T94_39">won</text:span><text:span text:style-name="T94_40">’</text:span><text:span text:style-name="T94_41">t</text:span><text:span text:style-name="T94_42"><text:s/></text:span><text:span text:style-name="T94_43">find</text:span><text:span text:style-name="T94_44"><text:s/></text:span><text:span text:style-name="T94_45">any</text:span><text:span text:style-name="T94_46"><text:s/>(</text:span><text:span text:style-name="T94_47">or</text:span><text:span text:style-name="T94_48"><text:s/></text:span><text:span text:style-name="T94_49">less</text:span><text:span text:style-name="T94_50">)<text:s/></text:span><text:span text:style-name="T94_51">loot</text:span><text:span text:style-name="T94_52"><text:s/></text:span><text:span text:style-name="T94_53">and</text:span><text:span text:style-name="T94_54"><text:s/></text:span><text:span text:style-name="T94_55">much</text:span><text:span text:style-name="T94_56"><text:s/></text:span><text:span text:style-name="T94_57">less</text:span><text:span text:style-name="T94_58"><text:s/></text:span><text:span text:style-name="T94_59">XP</text:span><text:span text:style-name="T94_60"><text:s/>(</text:span><text:span text:style-name="T94_61">half</text:span><text:span text:style-name="T94_62">-</text:span><text:span text:style-name="T94_63">life</text:span><text:span text:style-name="T94_64"><text:s/></text:span><text:span text:style-name="T94_65">to</text:span><text:span text:style-name="T94_66"><text:s/></text:span><text:span text:style-name="T94_67">dungeons</text:span><text:span text:style-name="T94_68">)</text:span></text:p>
          <text:list>
            <text:list-item>
              <text:p text:style-name="P95"><text:span text:style-name="T95_1">More</text:span><text:span text:style-name="T95_2"><text:s/></text:span><text:span text:style-name="T95_3">commits</text:span><text:span text:style-name="T95_4"><text:s/></text:span><text:span text:style-name="T95_5">since</text:span><text:span text:style-name="T95_6"><text:s/></text:span><text:span text:style-name="T95_7">last</text:span><text:span text:style-name="T95_8"><text:s/></text:span><text:span text:style-name="T95_9">play</text:span><text:span text:style-name="T95_10"><text:s/></text:span><text:span text:style-name="T95_11">results</text:span><text:span text:style-name="T95_12"><text:s/></text:span><text:span text:style-name="T95_13">in</text:span><text:span text:style-name="T95_14"><text:s/></text:span><text:span text:style-name="T95_15">more</text:span><text:span text:style-name="T95_16"><text:s/></text:span><text:span text:style-name="T95_17">loot</text:span><text:span text:style-name="T95_18"><text:s/></text:span><text:span text:style-name="T95_19">available</text:span><text:span text:style-name="T95_20"><text:s/></text:span><text:span text:style-name="T95_21">in</text:span><text:span text:style-name="T95_22"><text:s/></text:span><text:span text:style-name="T95_23">the</text:span><text:span text:style-name="T95_24"><text:s/></text:span><text:span text:style-name="T95_25">dungeon</text:span></text:p>
            </text:list-item>
            <text:list-item>
              <text:p text:style-name="P96"><text:span text:style-name="T96_1">Active</text:span><text:span text:style-name="T96_2"><text:s/></text:span><text:span text:style-name="T96_3">projects</text:span><text:span text:style-name="T96_4"><text:s/></text:span><text:span text:style-name="T96_5">would</text:span><text:span text:style-name="T96_6"><text:s/></text:span><text:span text:style-name="T96_7">result</text:span><text:span text:style-name="T96_8"><text:s/></text:span><text:span text:style-name="T96_9">in</text:span><text:span text:style-name="T96_10"><text:s/></text:span><text:span text:style-name="T96_11">newer</text:span><text:span text:style-name="T96_12">,<text:s/></text:span><text:span text:style-name="T96_13">better</text:span><text:span text:style-name="T96_14">,<text:s/></text:span><text:span text:style-name="T96_15">and</text:span><text:span text:style-name="T96_16"><text:s/></text:span><text:span text:style-name="T96_17">more</text:span><text:span text:style-name="T96_18"><text:s/></text:span><text:span text:style-name="T96_19">loot</text:span><text:span text:style-name="T96_20"><text:s/></text:span><text:span text:style-name="T96_21">and</text:span><text:span text:style-name="T96_22"><text:s/></text:span><text:span text:style-name="T96_23">XP</text:span></text:p>
            </text:list-item>
          </text:list>
        </text:list-item>
      </text:list>
      <text:p text:style-name="P97"/>
      <text:list text:style-name="LS6" xml:id="list33">
        <text:list-item>
          <text:list>
            <text:list-item>
              <text:p text:style-name="P98"><text:span text:style-name="T98_1">1</text:span><text:span text:style-name="T98_2">st</text:span><text:span text:style-name="T98_3"><text:s/></text:span><text:span text:style-name="T98_4">time</text:span><text:span text:style-name="T98_5"><text:s/></text:span><text:span text:style-name="T98_6">is</text:span><text:span text:style-name="T98_7"><text:s/></text:span><text:span text:style-name="T98_8">full</text:span><text:span text:style-name="T98_9">,<text:s/></text:span><text:span text:style-name="T98_10">challenging</text:span><text:span text:style-name="T98_11"><text:s/></text:span><text:span text:style-name="T98_12">lots</text:span><text:span text:style-name="T98_13"><text:s/></text:span><text:span text:style-name="T98_14">of</text:span><text:span text:style-name="T98_15"><text:s/></text:span><text:span text:style-name="T98_16">loot</text:span><text:span text:style-name="T98_17"><text:s/></text:span><text:span text:style-name="T98_18">etc</text:span></text:p>
            </text:list-item>
            <text:list-item>
              <text:p text:style-name="P99"><text:span text:style-name="T99_1">2</text:span><text:span text:style-name="T99_2">nd</text:span><text:span text:style-name="T99_3"><text:s/></text:span><text:span text:style-name="T99_4">time</text:span><text:span text:style-name="T99_5"><text:s/></text:span><text:span text:style-name="T99_6">is</text:span><text:span text:style-name="T99_7"><text:s/></text:span><text:span text:style-name="T99_8">less</text:span><text:span text:style-name="T99_9"><text:s/></text:span><text:span text:style-name="T99_10">fun</text:span><text:span text:style-name="T99_11">,<text:s/></text:span><text:span text:style-name="T99_12">xp</text:span><text:span text:style-name="T99_13"><text:s/>,<text:s/></text:span><text:span text:style-name="T99_14">and</text:span><text:span text:style-name="T99_15"><text:s/></text:span><text:span text:style-name="T99_16">loot</text:span></text:p>
            </text:list-item>
            <text:list-item>
              <text:p text:style-name="P100"><text:span text:style-name="T100_1">3</text:span><text:span text:style-name="T100_2">rd</text:span><text:span text:style-name="T100_3"><text:s/></text:span><text:span text:style-name="T100_4">time</text:span><text:span text:style-name="T100_5"><text:s/></text:span><text:span text:style-name="T100_6">is</text:span><text:span text:style-name="T100_7"><text:s/></text:span><text:span text:style-name="T100_8">even</text:span><text:span text:style-name="T100_9"><text:s/></text:span><text:span text:style-name="T100_10">less</text:span><text:span text:style-name="T100_11"><text:s/></text:span><text:span text:style-name="T100_12">etc</text:span></text:p>
            </text:list-item>
          </text:list>
        </text:list-item>
        <text:list-item>
          <text:p text:style-name="P101"><text:span text:style-name="T101_1">Should</text:span><text:span text:style-name="T101_2"><text:s/></text:span><text:span text:style-name="T101_3">players</text:span><text:span text:style-name="T101_4"><text:s/></text:span><text:span text:style-name="T101_5">be</text:span><text:span text:style-name="T101_6"><text:s/></text:span><text:span text:style-name="T101_7">able</text:span><text:span text:style-name="T101_8"><text:s/></text:span><text:span text:style-name="T101_9">to</text:span><text:span text:style-name="T101_10"><text:s/></text:span><text:span text:style-name="T101_11">play</text:span><text:span text:style-name="T101_12"><text:s/></text:span><text:span text:style-name="T101_13">in</text:span><text:span text:style-name="T101_14"><text:s/></text:span><text:span text:style-name="T101_15">their</text:span><text:span text:style-name="T101_16"><text:s/></text:span><text:span text:style-name="T101_17">own</text:span><text:span text:style-name="T101_18"><text:s/></text:span><text:span text:style-name="T101_19">dungeons</text:span><text:span text:style-name="T101_20">?</text:span></text:p>
          <text:list>
            <text:list-item>
              <text:p text:style-name="P102"><text:span text:style-name="T102_1">Don</text:span><text:span text:style-name="T102_2">’</text:span><text:span text:style-name="T102_3">t</text:span><text:span text:style-name="T102_4"><text:s/></text:span><text:span text:style-name="T102_5">see</text:span><text:span text:style-name="T102_6"><text:s/></text:span><text:span text:style-name="T102_7">why</text:span><text:span text:style-name="T102_8"><text:s/></text:span><text:span text:style-name="T102_9">not</text:span><text:span text:style-name="T102_10">,<text:s/></text:span><text:span text:style-name="T102_11">player</text:span><text:span text:style-name="T102_12"><text:s/></text:span><text:span text:style-name="T102_13">wouldn</text:span><text:span text:style-name="T102_14">’</text:span><text:span text:style-name="T102_15">t</text:span><text:span text:style-name="T102_16"><text:s/></text:span><text:span text:style-name="T102_17">have</text:span><text:span text:style-name="T102_18"><text:s/></text:span><text:span text:style-name="T102_19">an</text:span><text:span text:style-name="T102_20"><text:s/></text:span><text:span text:style-name="T102_21">upperhand</text:span><text:span text:style-name="T102_22"><text:s/></text:span><text:span text:style-name="T102_23">in</text:span><text:span text:style-name="T102_24"><text:s/></text:span><text:span text:style-name="T102_25">their</text:span><text:span text:style-name="T102_26"><text:s/></text:span><text:span text:style-name="T102_27">own</text:span><text:span text:style-name="T102_28"><text:s/></text:span><text:span text:style-name="T102_29">dungeons</text:span></text:p>
            </text:list-item>
            <text:list-item>
              <text:p text:style-name="P103"><text:span text:style-name="T103_1">Project</text:span><text:span text:style-name="T103_2"><text:s/></text:span><text:span text:style-name="T103_3">maintainer</text:span><text:span text:style-name="T103_4"><text:s/></text:span><text:span text:style-name="T103_5">would</text:span><text:span text:style-name="T103_6"><text:s/></text:span><text:span text:style-name="T103_7">be</text:span><text:span text:style-name="T103_8"><text:s/></text:span><text:span text:style-name="T103_9">able</text:span><text:span text:style-name="T103_10"><text:s/></text:span><text:span text:style-name="T103_11">to</text:span><text:span text:style-name="T103_12"><text:s/></text:span><text:span text:style-name="T103_13">know</text:span><text:span text:style-name="T103_14"><text:s/></text:span><text:span text:style-name="T103_15">what</text:span><text:span text:style-name="T103_16"><text:s/></text:span><text:span text:style-name="T103_17">the</text:span><text:span text:style-name="T103_18"><text:s/></text:span><text:span text:style-name="T103_19">enemies</text:span><text:span text:style-name="T103_20"><text:s/></text:span><text:span text:style-name="T103_21">are</text:span><text:span text:style-name="T103_22"><text:s/></text:span><text:span text:style-name="T103_23">doing</text:span><text:span text:style-name="T103_24"><text:s/></text:span><text:span text:style-name="T103_25">before</text:span><text:span text:style-name="T103_26"><text:s/></text:span><text:span text:style-name="T103_27">they</text:span><text:span text:style-name="T103_28"><text:s/></text:span><text:span text:style-name="T103_29">do</text:span><text:span text:style-name="T103_30"><text:s/></text:span><text:span text:style-name="T103_31">it</text:span><text:span text:style-name="T103_32">,<text:s/></text:span><text:span text:style-name="T103_33">and</text:span><text:span text:style-name="T103_34"><text:s/></text:span><text:span text:style-name="T103_35">help</text:span><text:span text:style-name="T103_36"><text:s/></text:span><text:span text:style-name="T103_37">them</text:span><text:span text:style-name="T103_38"><text:s/></text:span><text:span text:style-name="T103_39">complete</text:span><text:span text:style-name="T103_40"><text:s/></text:span><text:span text:style-name="T103_41">the</text:span><text:span text:style-name="T103_42"><text:s/></text:span><text:span text:style-name="T103_43">dungeon</text:span></text:p>
            </text:list-item>
            <text:list-item>
              <text:p text:style-name="P104"><text:span text:style-name="T104_1">Encourages</text:span><text:span text:style-name="T104_2"><text:s/></text:span><text:span text:style-name="T104_3">more</text:span><text:span text:style-name="T104_4"><text:s/></text:span><text:span text:style-name="T104_5">peer</text:span><text:span text:style-name="T104_6"><text:s/></text:span><text:span text:style-name="T104_7">influence</text:span><text:span text:style-name="T104_8"><text:s/></text:span><text:span text:style-name="T104_9">and</text:span><text:span text:style-name="T104_10"><text:s/></text:span><text:span text:style-name="T104_11">involvement</text:span></text:p>
            </text:list-item>
          </text:list>
        </text:list-item>
      </text:list>
      <text:p text:style-name="P105"/>
      <text:list text:style-name="LS7" xml:id="list40">
        <text:list-item>
          <text:p text:style-name="P106"><text:span text:style-name="T106_1">Players</text:span><text:span text:style-name="T106_2"><text:s/></text:span><text:span text:style-name="T106_3">are</text:span><text:span text:style-name="T106_4"><text:s/></text:span><text:span text:style-name="T106_5">given</text:span><text:span text:style-name="T106_6"><text:s/></text:span><text:span text:style-name="T106_7">a</text:span><text:span text:style-name="T106_8"><text:s/></text:span><text:span text:style-name="T106_9">vehicle</text:span><text:span text:style-name="T106_10">,<text:s/></text:span><text:span text:style-name="T106_11">which</text:span><text:span text:style-name="T106_12"><text:s/></text:span><text:span text:style-name="T106_13">they</text:span><text:span text:style-name="T106_14"><text:s/></text:span><text:span text:style-name="T106_15">can</text:span><text:span text:style-name="T106_16"><text:s/></text:span><text:span text:style-name="T106_17">use</text:span><text:span text:style-name="T106_18"><text:s/></text:span><text:span text:style-name="T106_19">for</text:span><text:span text:style-name="T106_20"><text:s/></text:span><text:span text:style-name="T106_21">speedier</text:span><text:span text:style-name="T106_22"><text:s/></text:span><text:span text:style-name="T106_23">travel</text:span><text:span text:style-name="T106_24"><text:s/></text:span><text:span text:style-name="T106_25">on</text:span><text:span text:style-name="T106_26"><text:s/></text:span><text:span text:style-name="T106_27">the</text:span><text:span text:style-name="T106_28"><text:s/></text:span><text:span text:style-name="T106_29">overworld</text:span></text:p>
          <text:list>
            <text:list-item>
              <text:p text:style-name="P107"><text:span text:style-name="T107_1">Tracking</text:span><text:span text:style-name="T107_2"><text:s/></text:span><text:span text:style-name="T107_3">users</text:span><text:span text:style-name="T107_4">’<text:s/></text:span><text:span text:style-name="T107_5">hardware</text:span><text:span text:style-name="T107_6">,<text:s/></text:span><text:span text:style-name="T107_7">OS</text:span><text:span text:style-name="T107_8">,<text:s/></text:span><text:span text:style-name="T107_9">or</text:span><text:span text:style-name="T107_10"><text:s/></text:span><text:span text:style-name="T107_11">browsers</text:span></text:p>
            </text:list-item>
            <text:list-item>
              <text:p text:style-name="P108"><text:span text:style-name="T108_1">Ships</text:span><text:span text:style-name="T108_2"><text:s/></text:span><text:span text:style-name="T108_3">would</text:span><text:span text:style-name="T108_4"><text:s/></text:span><text:span text:style-name="T108_5">have</text:span><text:span text:style-name="T108_6"><text:s/></text:span><text:span text:style-name="T108_7">logos</text:span><text:span text:style-name="T108_8"><text:s/>(</text:span><text:span text:style-name="T108_9">based</text:span><text:span text:style-name="T108_10"><text:s/></text:span><text:span text:style-name="T108_11">on</text:span><text:span text:style-name="T108_12"><text:s/></text:span><text:span text:style-name="T108_13">OS</text:span><text:span text:style-name="T108_14"><text:s/></text:span><text:span text:style-name="T108_15">or</text:span><text:span text:style-name="T108_16"><text:s/></text:span><text:span text:style-name="T108_17">browser</text:span><text:span text:style-name="T108_18">)<text:s/></text:span><text:span text:style-name="T108_19">that</text:span><text:span text:style-name="T108_20"><text:s/></text:span><text:span text:style-name="T108_21">players</text:span><text:span text:style-name="T108_22"><text:s/></text:span><text:span text:style-name="T108_23">could</text:span><text:span text:style-name="T108_24"><text:s/></text:span><text:span text:style-name="T108_25">change</text:span><text:span text:style-name="T108_26"><text:s/></text:span><text:span text:style-name="T108_27">if</text:span><text:span text:style-name="T108_28"><text:s/></text:span><text:span text:style-name="T108_29">they</text:span><text:span text:style-name="T108_30"><text:s/></text:span><text:span text:style-name="T108_31">wanted</text:span><text:span text:style-name="T108_32"><text:s/></text:span><text:span text:style-name="T108_33">to</text:span></text:p>
            </text:list-item>
            <text:list-item>
              <text:p text:style-name="P109"><text:span text:style-name="T109_1">The</text:span><text:span text:style-name="T109_2"><text:s/></text:span><text:span text:style-name="T109_3">vehicle</text:span><text:span text:style-name="T109_4">’</text:span><text:span text:style-name="T109_5">s</text:span><text:span text:style-name="T109_6"><text:s/></text:span><text:span text:style-name="T109_7">appearance</text:span><text:span text:style-name="T109_8"><text:s/></text:span><text:span text:style-name="T109_9">is</text:span><text:span text:style-name="T109_10"><text:s/></text:span><text:span text:style-name="T109_11">based</text:span><text:span text:style-name="T109_12"><text:s/></text:span><text:span text:style-name="T109_13">on</text:span><text:span text:style-name="T109_14"><text:s/></text:span><text:span text:style-name="T109_15">the</text:span><text:span text:style-name="T109_16"><text:s/></text:span><text:span text:style-name="T109_17">operating</text:span><text:span text:style-name="T109_18"><text:s/></text:span><text:span text:style-name="T109_19">system</text:span><text:span text:style-name="T109_20"><text:s/></text:span><text:span text:style-name="T109_21">being</text:span><text:span text:style-name="T109_22"><text:s/></text:span><text:span text:style-name="T109_23">used</text:span><text:span text:style-name="T109_24"><text:s/></text:span><text:span text:style-name="T109_25">by</text:span><text:span text:style-name="T109_26"><text:s/></text:span><text:span text:style-name="T109_27">the</text:span><text:span text:style-name="T109_28"><text:s/></text:span><text:span text:style-name="T109_29">player</text:span><text:span text:style-name="T109_30">,<text:s/></text:span><text:span text:style-name="T109_31">or</text:span><text:span text:style-name="T109_32"><text:s/></text:span><text:span text:style-name="T109_33">some</text:span><text:span text:style-name="T109_34"><text:s/></text:span><text:span text:style-name="T109_35">other</text:span><text:span text:style-name="T109_36"><text:s/></text:span><text:span text:style-name="T109_37">public</text:span><text:span text:style-name="T109_38"><text:s/></text:span><text:span text:style-name="T109_39">information</text:span><text:span text:style-name="T109_40"><text:s/></text:span><text:span text:style-name="T109_41">that</text:span><text:span text:style-name="T109_42">’</text:span><text:span text:style-name="T109_43">d</text:span><text:span text:style-name="T109_44"><text:s/></text:span><text:span text:style-name="T109_45">be</text:span><text:span text:style-name="T109_46"><text:s/></text:span><text:span text:style-name="T109_47">cool</text:span></text:p>
            </text:list-item>
          </text:list>
        </text:list-item>
      </text:list>
      <text:p text:style-name="P110"/>
      <text:list text:style-name="LS8" xml:id="list44">
        <text:list-item>
          <text:list>
            <text:list-item>
              <text:p text:style-name="P111"><text:span text:style-name="T111_1">Wouldn</text:span><text:span text:style-name="T111_2">’</text:span><text:span text:style-name="T111_3">t</text:span><text:span text:style-name="T111_4"><text:s/></text:span><text:span text:style-name="T111_5">be</text:span><text:span text:style-name="T111_6"><text:s/></text:span><text:span text:style-name="T111_7">allowed</text:span><text:span text:style-name="T111_8"><text:s/></text:span><text:span text:style-name="T111_9">in</text:span><text:span text:style-name="T111_10"><text:s/></text:span><text:span text:style-name="T111_11">dungeons</text:span><text:span text:style-name="T111_12"><text:s/></text:span><text:span text:style-name="T111_13">because</text:span><text:span text:style-name="T111_14"><text:s/></text:span><text:span text:style-name="T111_15">they</text:span><text:span text:style-name="T111_16"><text:s/></text:span><text:span text:style-name="T111_17">are</text:span><text:span text:style-name="T111_18"><text:s/></text:span><text:span text:style-name="T111_19">smaller</text:span><text:span text:style-name="T111_20"><text:s/></text:span><text:span text:style-name="T111_21">and</text:span><text:span text:style-name="T111_22"><text:s/></text:span><text:span text:style-name="T111_23">harder</text:span><text:span text:style-name="T111_24"><text:s/></text:span><text:span text:style-name="T111_25">to</text:span><text:span text:style-name="T111_26"><text:s/></text:span><text:span text:style-name="T111_27">navigate</text:span></text:p>
            </text:list-item>
          </text:list>
        </text:list-item>
        <text:list-item>
          <text:p text:style-name="P112"><text:span text:style-name="T112_1">Newsfeed</text:span><text:span text:style-name="T112_2"><text:s/></text:span><text:span text:style-name="T112_3">from</text:span><text:span text:style-name="T112_4"><text:s/></text:span><text:span text:style-name="T112_5">Github</text:span><text:span text:style-name="T112_6">,<text:s/></text:span><text:span text:style-name="T112_7">total</text:span><text:span text:style-name="T112_8"><text:s/></text:span><text:span text:style-name="T112_9">commits</text:span></text:p>
          <text:list>
            <text:list-item>
              <text:p text:style-name="P113"><text:span text:style-name="T113_1">Board</text:span><text:span text:style-name="T113_2"><text:s/></text:span><text:span text:style-name="T113_3">that</text:span><text:span text:style-name="T113_4"><text:s/></text:span><text:span text:style-name="T113_5">loads</text:span><text:span text:style-name="T113_6"><text:s/></text:span><text:span text:style-name="T113_7">a</text:span><text:span text:style-name="T113_8"><text:s/></text:span><text:span text:style-name="T113_9">webpage</text:span><text:span text:style-name="T113_10"><text:s/></text:span><text:span text:style-name="T113_11">in</text:span><text:span text:style-name="T113_12"><text:s/></text:span><text:span text:style-name="T113_13">game</text:span></text:p>
            </text:list-item>
            <text:list-item>
              <text:p text:style-name="P114"><text:span text:style-name="T114_1">Could</text:span><text:span text:style-name="T114_2"><text:s/></text:span><text:span text:style-name="T114_3">add</text:span><text:span text:style-name="T114_4"><text:s/></text:span><text:span text:style-name="T114_5">in</text:span><text:span text:style-name="T114_6"><text:s/></text:span><text:span text:style-name="T114_7">game</text:span><text:span text:style-name="T114_8"><text:s/></text:span><text:span text:style-name="T114_9">announcers</text:span><text:span text:style-name="T114_10"><text:s/></text:span><text:span text:style-name="T114_11">to</text:span><text:span text:style-name="T114_12"><text:s/></text:span><text:span text:style-name="T114_13">the</text:span><text:span text:style-name="T114_14"><text:s/></text:span><text:span text:style-name="T114_15">game</text:span></text:p>
            </text:list-item>
            <text:list-item>
              <text:p text:style-name="P115"><text:span text:style-name="T115_1">In</text:span><text:span text:style-name="T115_2">-</text:span><text:span text:style-name="T115_3">game</text:span><text:span text:style-name="T115_4"><text:s/></text:span><text:span text:style-name="T115_5">news</text:span><text:span text:style-name="T115_6"><text:s/></text:span><text:span text:style-name="T115_7">channel</text:span><text:span text:style-name="T115_8"><text:s/></text:span><text:span text:style-name="T115_9">sort</text:span><text:span text:style-name="T115_10"><text:s/></text:span><text:span text:style-name="T115_11">of</text:span><text:span text:style-name="T115_12"><text:s/></text:span><text:span text:style-name="T115_13">thing</text:span><text:span text:style-name="T115_14"><text:s/></text:span><text:span text:style-name="T115_15">alerts</text:span><text:span text:style-name="T115_16"><text:s/></text:span><text:span text:style-name="T115_17">online</text:span><text:span text:style-name="T115_18"><text:s/></text:span><text:span text:style-name="T115_19">players</text:span><text:span text:style-name="T115_20"><text:s/></text:span><text:span text:style-name="T115_21">when</text:span><text:span text:style-name="T115_22"><text:s/></text:span><text:span text:style-name="T115_23">a</text:span><text:span text:style-name="T115_24"><text:s/></text:span><text:span text:style-name="T115_25">major</text:span><text:span text:style-name="T115_26"><text:s/></text:span><text:span text:style-name="T115_27">update</text:span><text:span text:style-name="T115_28"><text:s/></text:span><text:span text:style-name="T115_29">or</text:span><text:span text:style-name="T115_30"><text:s/></text:span><text:span text:style-name="T115_31">change</text:span><text:span text:style-name="T115_32"><text:s/></text:span><text:span text:style-name="T115_33">has</text:span><text:span text:style-name="T115_34"><text:s/></text:span><text:span text:style-name="T115_35">been</text:span><text:span text:style-name="T115_36"><text:s/></text:span><text:span text:style-name="T115_37">made</text:span><text:span text:style-name="T115_38"><text:s/></text:span><text:span text:style-name="T115_39">to</text:span><text:span text:style-name="T115_40"><text:s/></text:span><text:span text:style-name="T115_41">a</text:span><text:span text:style-name="T115_42"><text:s/></text:span><text:span text:style-name="T115_43">project</text:span></text:p>
            </text:list-item>
            <text:list-item>
              <text:p text:style-name="P116"><text:span text:style-name="T116_1">In</text:span><text:span text:style-name="T116_2"><text:s/></text:span><text:span text:style-name="T116_3">game</text:span><text:span text:style-name="T116_4"><text:s/></text:span><text:span text:style-name="T116_5">news</text:span><text:span text:style-name="T116_6"><text:s/></text:span><text:span text:style-name="T116_7">channel</text:span></text:p>
            </text:list-item>
          </text:list>
        </text:list-item>
      </text:list>
      <text:p text:style-name="P117"/>
      <text:p text:style-name="P118"/>
      <text:p text:style-name="P119"><text:span text:style-name="T119_1">Foss</text:span><text:span text:style-name="T119_2"><text:s/></text:span><text:span text:style-name="T119_3">integration</text:span><text:span text:style-name="T119_4"><text:s/></text:span><text:span text:style-name="T119_5">to</text:span><text:span text:style-name="T119_6"><text:s/></text:span><text:span text:style-name="T119_7">not</text:span><text:span text:style-name="T119_8"><text:s/></text:span><text:span text:style-name="T119_9">include</text:span></text:p>
      <text:p text:style-name="P120"/>
      <text:list text:style-name="LS9" xml:id="list50">
        <text:list-item>
          <text:p text:style-name="P121"><text:span text:style-name="T121_1">Getting</text:span><text:span text:style-name="T121_2"><text:s/></text:span><text:span text:style-name="T121_3">resources</text:span><text:span text:style-name="T121_4"><text:s/></text:span><text:span text:style-name="T121_5">from</text:span><text:span text:style-name="T121_6"><text:s/></text:span><text:span text:style-name="T121_7">having</text:span><text:span text:style-name="T121_8"><text:s/></text:span><text:span text:style-name="T121_9">your</text:span><text:span text:style-name="T121_10"><text:s/></text:span><text:span text:style-name="T121_11">project</text:span><text:span text:style-name="T121_12"><text:s/></text:span><text:span text:style-name="T121_13">followed</text:span></text:p>
        </text:list-item>
        <text:list-item>
          <text:p text:style-name="P122"><text:span text:style-name="T122_1">Unlock</text:span><text:span text:style-name="T122_2"><text:s/></text:span><text:span text:style-name="T122_3">new</text:span><text:span text:style-name="T122_4"><text:s/></text:span><text:span text:style-name="T122_5">areas</text:span><text:span text:style-name="T122_6">,<text:s/></text:span><text:span text:style-name="T122_7">like</text:span><text:span text:style-name="T122_8"><text:s/></text:span><text:span text:style-name="T122_9">the</text:span><text:span text:style-name="T122_10"><text:s/></text:span><text:span text:style-name="T122_11">python</text:span><text:span text:style-name="T122_12"><text:s/></text:span><text:span text:style-name="T122_13">dungeon</text:span><text:span text:style-name="T122_14"><text:s/></text:span><text:span text:style-name="T122_15">by</text:span><text:span text:style-name="T122_16"><text:s/></text:span><text:span text:style-name="T122_17">closing</text:span><text:span text:style-name="T122_18"><text:s/></text:span><text:span text:style-name="T122_19">an</text:span><text:span text:style-name="T122_20"><text:s/></text:span><text:span text:style-name="T122_21">issue</text:span><text:span text:style-name="T122_22"><text:s/></text:span><text:span text:style-name="T122_23">on</text:span><text:span text:style-name="T122_24"><text:s/></text:span><text:span text:style-name="T122_25">the</text:span><text:span text:style-name="T122_26"><text:s/></text:span><text:span text:style-name="T122_27">pyramid</text:span><text:span text:style-name="T122_28"><text:s/></text:span><text:span text:style-name="T122_29">issue</text:span><text:span text:style-name="T122_30"><text:s/></text:span><text:span text:style-name="T122_31">tracker</text:span></text:p>
        </text:list-item>
      </text:list>
      <text:p text:style-name="P123"/>
      <text:list text:style-name="LS10" xml:id="list52">
        <text:list-item>
          <text:p text:style-name="P124"><text:span text:style-name="T124_1">Character</text:span><text:span text:style-name="T124_2"><text:s/></text:span><text:span text:style-name="T124_3">receives</text:span><text:span text:style-name="T124_4"><text:s/></text:span><text:span text:style-name="T124_5">some</text:span><text:span text:style-name="T124_6"><text:s/></text:span><text:span text:style-name="T124_7">sort</text:span><text:span text:style-name="T124_8"><text:s/></text:span><text:span text:style-name="T124_9">of</text:span><text:span text:style-name="T124_10"><text:s/></text:span><text:span text:style-name="T124_11">reward</text:span><text:span text:style-name="T124_12"><text:s/></text:span><text:span text:style-name="T124_13">for</text:span><text:span text:style-name="T124_14"><text:s/></text:span><text:span text:style-name="T124_15">solving</text:span><text:span text:style-name="T124_16"><text:s/></text:span><text:span text:style-name="T124_17">an</text:span><text:span text:style-name="T124_18"><text:s/></text:span><text:span text:style-name="T124_19">issue</text:span></text:p>
          <text:list>
            <text:list-item>
              <text:p text:style-name="P125"><text:span text:style-name="T125_1">Issues</text:span><text:span text:style-name="T125_2"><text:s/></text:span><text:span text:style-name="T125_3">could</text:span><text:span text:style-name="T125_4"><text:s/></text:span><text:span text:style-name="T125_5">be</text:span><text:span text:style-name="T125_6"><text:s/></text:span><text:span text:style-name="T125_7">quests</text:span></text:p>
            </text:list-item>
            <text:list-item>
              <text:p text:style-name="P126"><text:span text:style-name="T126_1">Active</text:span><text:span text:style-name="T126_2"><text:s/></text:span><text:span text:style-name="T126_3">projects</text:span><text:span text:style-name="T126_4"><text:s/></text:span><text:span text:style-name="T126_5">would</text:span><text:span text:style-name="T126_6"><text:s/></text:span><text:span text:style-name="T126_7">have</text:span><text:span text:style-name="T126_8"><text:s/></text:span><text:span text:style-name="T126_9">better</text:span><text:span text:style-name="T126_10">,<text:s/></text:span><text:span text:style-name="T126_11">newer</text:span><text:span text:style-name="T126_12">,<text:s/></text:span><text:span text:style-name="T126_13">and</text:span><text:span text:style-name="T126_14"><text:s/></text:span><text:span text:style-name="T126_15">more</text:span><text:span text:style-name="T126_16"><text:s/></text:span><text:span text:style-name="T126_17">loot</text:span><text:span text:style-name="T126_18"><text:s/></text:span><text:span text:style-name="T126_19">and</text:span><text:span text:style-name="T126_20"><text:s/></text:span><text:span text:style-name="T126_21">XP</text:span></text:p>
            </text:list-item>
          </text:list>
        </text:list-item>
        <text:list-item>
          <text:p text:style-name="P127"><text:span text:style-name="T127_1">Active</text:span><text:span text:style-name="T127_2"><text:s/></text:span><text:span text:style-name="T127_3">projects</text:span><text:span text:style-name="T127_4"><text:s/></text:span><text:span text:style-name="T127_5">would</text:span><text:span text:style-name="T127_6"><text:s/></text:span><text:span text:style-name="T127_7">have</text:span><text:span text:style-name="T127_8"><text:s/></text:span><text:span text:style-name="T127_9">better</text:span><text:span text:style-name="T127_10">,<text:s/></text:span><text:span text:style-name="T127_11">newer</text:span><text:span text:style-name="T127_12">,<text:s/></text:span><text:span text:style-name="T127_13">and</text:span><text:span text:style-name="T127_14"><text:s/></text:span><text:span text:style-name="T127_15">more</text:span><text:span text:style-name="T127_16"><text:s/></text:span><text:span text:style-name="T127_17">loot</text:span><text:span text:style-name="T127_18"><text:s/></text:span><text:span text:style-name="T127_19">and</text:span><text:span text:style-name="T127_20"><text:s/></text:span><text:span text:style-name="T127_21">XP</text:span></text:p>
        </text:list-item>
      </text:list>
      <text:p text:style-name="P128"/>
      <text:p text:style-name="P129"/>
      <text:h text:style-name="P130" text:outline-level="10"><text:span text:style-name="T130_1">Things</text:span><text:span text:style-name="T130_2"><text:s/></text:span><text:span text:style-name="T130_3">that</text:span><text:span text:style-name="T130_4"><text:s/></text:span><text:span text:style-name="T130_5">can</text:span><text:span text:style-name="T130_6"><text:s/></text:span><text:span text:style-name="T130_7">be</text:span><text:span text:style-name="T130_8"><text:s/></text:span><text:span text:style-name="T130_9">pulled</text:span><text:span text:style-name="T130_10"><text:s/></text:span><text:span text:style-name="T130_11">from</text:span><text:span text:style-name="T130_12"><text:s/></text:span><text:span text:style-name="T130_13">Github</text:span><text:span text:style-name="T130_14">,<text:s/></text:span><text:span text:style-name="T130_15">Ohloh</text:span><text:span text:style-name="T130_16">,<text:s/></text:span><text:span text:style-name="T130_17">Coderwall</text:span><text:span text:style-name="T130_18">,<text:s/></text:span><text:span text:style-name="T130_19">etc</text:span></text:h>
      <text:p text:style-name="P131"/>
      <text:list text:style-name="LS11" xml:id="list56">
        <text:list-item>
          <text:p text:style-name="P132"><text:span text:style-name="T132_1">Languages</text:span><text:span text:style-name="T132_2"><text:s/></text:span><text:span text:style-name="T132_3">used</text:span></text:p>
        </text:list-item>
        <text:list-item>
          <text:p text:style-name="P133"><text:span text:style-name="T133_1">Number</text:span><text:span text:style-name="T133_2"><text:s/></text:span><text:span text:style-name="T133_3">of</text:span><text:span text:style-name="T133_4"><text:s/></text:span><text:span text:style-name="T133_5">repos</text:span></text:p>
        </text:list-item>
        <text:list-item>
          <text:p text:style-name="P134"><text:span text:style-name="T134_1">Activity</text:span><text:span text:style-name="T134_2"><text:s/></text:span><text:span text:style-name="T134_3">logs</text:span></text:p>
        </text:list-item>
        <text:list-item>
          <text:p text:style-name="P135"><text:span text:style-name="T135_1">Number</text:span><text:span text:style-name="T135_2"><text:s/></text:span><text:span text:style-name="T135_3">of</text:span><text:span text:style-name="T135_4"><text:s/></text:span><text:span text:style-name="T135_5">lines</text:span></text:p>
        </text:list-item>
        <text:list-item>
          <text:p text:style-name="P136"><text:span text:style-name="T136_1">Number</text:span><text:span text:style-name="T136_2"><text:s/></text:span><text:span text:style-name="T136_3">of</text:span><text:span text:style-name="T136_4"><text:s/></text:span><text:span text:style-name="T136_5">characters</text:span></text:p>
        </text:list-item>
        <text:list-item>
          <text:p text:style-name="P137"><text:span text:style-name="T137_1">Number</text:span><text:span text:style-name="T137_2"><text:s/></text:span><text:span text:style-name="T137_3">of</text:span><text:span text:style-name="T137_4"><text:s/></text:span><text:span text:style-name="T137_5">files</text:span></text:p>
        </text:list-item>
        <text:list-item>
          <text:p text:style-name="P138"><text:span text:style-name="T138_1">Followed</text:span><text:span text:style-name="T138_2"><text:s/></text:span><text:span text:style-name="T138_3">coders</text:span></text:p>
        </text:list-item>
        <text:list-item>
          <text:p text:style-name="P139"><text:span text:style-name="T139_1">Coders</text:span><text:span text:style-name="T139_2"><text:s/></text:span><text:span text:style-name="T139_3">following</text:span><text:span text:style-name="T139_4"><text:s/></text:span><text:span text:style-name="T139_5">you</text:span></text:p>
        </text:list-item>
        <text:list-item>
          <text:p text:style-name="P140"><text:span text:style-name="T140_1">Most</text:span><text:span text:style-name="T140_2"><text:s/></text:span><text:span text:style-name="T140_3">recent</text:span><text:span text:style-name="T140_4"><text:s/></text:span><text:span text:style-name="T140_5">commit</text:span><text:span text:style-name="T140_6"><text:s/></text:span><text:span text:style-name="T140_7">to</text:span><text:span text:style-name="T140_8"><text:s/></text:span><text:span text:style-name="T140_9">project</text:span></text:p>
        </text:list-item>
        <text:list-item>
          <text:p text:style-name="P141"><text:span text:style-name="T141_1">Achievements</text:span></text:p>
        </text:list-item>
        <text:list-item>
          <text:p text:style-name="P142"><text:span text:style-name="T142_1">User</text:span><text:span text:style-name="T142_2"><text:s/></text:span><text:span text:style-name="T142_3">profiles</text:span></text:p>
        </text:list-item>
        <text:list-item>
          <text:p text:style-name="P143"><text:span text:style-name="T143_1">Viability</text:span><text:span text:style-name="T143_2"><text:s/></text:span><text:span text:style-name="T143_3">of</text:span><text:span text:style-name="T143_4"><text:s/></text:span><text:span text:style-name="T143_5">the</text:span><text:span text:style-name="T143_6"><text:s/></text:span><text:span text:style-name="T143_7">code</text:span></text:p>
        </text:list-item>
        <text:list-item>
          <text:p text:style-name="P144"><text:span text:style-name="T144_1">How</text:span><text:span text:style-name="T144_2"><text:s/></text:span><text:span text:style-name="T144_3">the</text:span><text:span text:style-name="T144_4"><text:s/></text:span><text:span text:style-name="T144_5">code</text:span><text:span text:style-name="T144_6"><text:s/></text:span><text:span text:style-name="T144_7">was</text:span><text:span text:style-name="T144_8"><text:s/></text:span><text:span text:style-name="T144_9">made</text:span></text:p>
        </text:list-item>
      </text:list>
      <text:p text:style-name="P145"/>
      <text:list text:style-name="LS12" xml:id="list69">
        <text:list-item>
          <text:p text:style-name="P146"><text:span text:style-name="T146_1">Who</text:span><text:span text:style-name="T146_2"><text:s/></text:span><text:span text:style-name="T146_3">contributes</text:span><text:span text:style-name="T146_4"><text:s/></text:span><text:span text:style-name="T146_5">what</text:span><text:span text:style-name="T146_6"><text:s/></text:span><text:span text:style-name="T146_7">and</text:span><text:span text:style-name="T146_8"><text:s/></text:span><text:span text:style-name="T146_9">when</text:span></text:p>
        </text:list-item>
      </text:list>
      <text:p text:style-name="P147"/>
      <text:list text:style-name="LS13" xml:id="list70">
        <text:list-item>
          <text:p text:style-name="P148"><text:span text:style-name="T148_1">Pla</text:span></text:p>
        </text:list-item>
      </text:list>
      <text:p text:style-name="P149"/>
      <text:p text:style-name="P150"/>
      <text:p text:style-name="P151"/>
      <text:p text:style-name="P152"><text:span text:style-name="T152_1">Game</text:span><text:span text:style-name="T152_2"><text:s/></text:span><text:span text:style-name="T152_3">World</text:span><text:span text:style-name="T152_4"><text:s/></text:span><text:span text:style-name="T152_5">Brainstorming</text:span></text:p>
      <text:p text:style-name="P153"/>
      <text:p text:style-name="P154"><text:span text:style-name="T154_1">Setting</text:span><text:span text:style-name="T154_2">:<text:s/></text:span><text:span text:style-name="T154_3">Tronopolis</text:span><text:span text:style-name="T154_4">,<text:s/></text:span><text:span text:style-name="T154_5">sometime</text:span><text:span text:style-name="T154_6"><text:s/></text:span><text:span text:style-name="T154_7">in</text:span><text:span text:style-name="T154_8"><text:s/></text:span><text:span text:style-name="T154_9">the</text:span><text:span text:style-name="T154_10"><text:s/></text:span><text:span text:style-name="T154_11">mid</text:span><text:span text:style-name="T154_12"><text:s/></text:span><text:span text:style-name="T154_13">to</text:span><text:span text:style-name="T154_14"><text:s/></text:span><text:span text:style-name="T154_15">late</text:span><text:span text:style-name="T154_16"><text:s/>21</text:span><text:span text:style-name="T154_17">st</text:span><text:span text:style-name="T154_18"><text:s/></text:span><text:span text:style-name="T154_19">century</text:span><text:span text:style-name="T154_20">.<text:s/></text:span><text:span text:style-name="T154_21">There</text:span><text:span text:style-name="T154_22"><text:s/></text:span><text:span text:style-name="T154_23">are</text:span><text:span text:style-name="T154_24"><text:s/></text:span><text:span text:style-name="T154_25">different</text:span><text:span text:style-name="T154_26"><text:s/></text:span><text:span text:style-name="T154_27">closed</text:span><text:span text:style-name="T154_28"><text:s/></text:span><text:span text:style-name="T154_29">source</text:span><text:span text:style-name="T154_30"><text:s/></text:span><text:span text:style-name="T154_31">controlled</text:span><text:span text:style-name="T154_32"><text:s/></text:span><text:span text:style-name="T154_33">regions</text:span><text:span text:style-name="T154_34"><text:s/>(</text:span><text:span text:style-name="T154_35">The</text:span><text:span text:style-name="T154_36"><text:s/></text:span><text:span text:style-name="T154_37">Adobes</text:span><text:span text:style-name="T154_38">,<text:s/></text:span><text:span text:style-name="T154_39">Skypillage</text:span><text:span text:style-name="T154_40">,<text:s/></text:span><text:span text:style-name="T154_41">and</text:span><text:span text:style-name="T154_42"><text:s/></text:span><text:span text:style-name="T154_43">Microsoftia</text:span><text:span text:style-name="T154_44">).<text:s/></text:span><text:span text:style-name="T154_45">These</text:span><text:span text:style-name="T154_46"><text:s/></text:span><text:span text:style-name="T154_47">territories</text:span><text:span text:style-name="T154_48"><text:s/></text:span><text:span text:style-name="T154_49">have</text:span><text:span text:style-name="T154_50"><text:s/></text:span><text:span text:style-name="T154_51">become</text:span><text:span text:style-name="T154_52"><text:s/></text:span><text:span text:style-name="T154_53">dictatorships</text:span><text:span text:style-name="T154_54"><text:s/></text:span><text:span text:style-name="T154_55">and</text:span><text:span text:style-name="T154_56"><text:s/></text:span><text:span text:style-name="T154_57">have</text:span><text:span text:style-name="T154_58"><text:s/></text:span><text:span text:style-name="T154_59">become</text:span><text:span text:style-name="T154_60"><text:s/></text:span><text:span text:style-name="T154_61">authoritarian</text:span><text:span text:style-name="T154_62"><text:s/></text:span><text:span text:style-name="T154_63">states</text:span><text:span text:style-name="T154_64">.<text:s/></text:span><text:span text:style-name="T154_65">Only</text:span><text:span text:style-name="T154_66"><text:s/></text:span><text:span text:style-name="T154_67">a</text:span><text:span text:style-name="T154_68"><text:s/></text:span><text:span text:style-name="T154_69">few</text:span><text:span text:style-name="T154_70"><text:s/></text:span><text:span text:style-name="T154_71">people</text:span><text:span text:style-name="T154_72">,<text:s/></text:span><text:span text:style-name="T154_73">the</text:span><text:span text:style-name="T154_74"><text:s/></text:span><text:span text:style-name="T154_75">Open</text:span><text:span text:style-name="T154_76"><text:s/></text:span><text:span text:style-name="T154_77">Source</text:span><text:span text:style-name="T154_78"><text:s/></text:span><text:span text:style-name="T154_79">Heroes</text:span><text:span text:style-name="T154_80"><text:s/>(</text:span><text:span text:style-name="T154_81">the</text:span><text:span text:style-name="T154_82"><text:s/></text:span><text:span text:style-name="T154_83">players</text:span><text:span text:style-name="T154_84">),<text:s/></text:span><text:span text:style-name="T154_85">have</text:span><text:span text:style-name="T154_86"><text:s/></text:span><text:span text:style-name="T154_87">the</text:span><text:span text:style-name="T154_88"><text:s/></text:span><text:span text:style-name="T154_89">desire</text:span><text:span text:style-name="T154_90"><text:s/></text:span><text:span text:style-name="T154_91">for</text:span><text:span text:style-name="T154_92"><text:s/></text:span><text:span text:style-name="T154_93">freedom</text:span><text:span text:style-name="T154_94"><text:s/></text:span><text:span text:style-name="T154_95">and</text:span><text:span text:style-name="T154_96"><text:s/></text:span><text:span text:style-name="T154_97">to</text:span><text:span text:style-name="T154_98"><text:s/></text:span><text:span text:style-name="T154_99">make</text:span><text:span text:style-name="T154_100"><text:s/></text:span><text:span text:style-name="T154_101">code</text:span><text:span text:style-name="T154_102"><text:s/></text:span><text:span text:style-name="T154_103">and</text:span><text:span text:style-name="T154_104"><text:s/></text:span><text:span text:style-name="T154_105">information</text:span><text:span text:style-name="T154_106"><text:s/></text:span><text:span text:style-name="T154_107">open</text:span><text:span text:style-name="T154_108"><text:s/></text:span><text:span text:style-name="T154_109">to</text:span><text:span text:style-name="T154_110"><text:s/></text:span><text:span text:style-name="T154_111">all</text:span><text:span text:style-name="T154_112">.<text:s/></text:span><text:span text:style-name="T154_113">The</text:span><text:span text:style-name="T154_114"><text:s/></text:span><text:span text:style-name="T154_115">Open</text:span><text:span text:style-name="T154_116"><text:s/></text:span><text:span text:style-name="T154_117">Source</text:span><text:span text:style-name="T154_118"><text:s/></text:span><text:span text:style-name="T154_119">heroes</text:span><text:span text:style-name="T154_120"><text:s/></text:span><text:span text:style-name="T154_121">must</text:span><text:span text:style-name="T154_122"><text:s/></text:span><text:span text:style-name="T154_123">regain</text:span><text:span text:style-name="T154_124"><text:s/></text:span><text:span text:style-name="T154_125">control</text:span><text:span text:style-name="T154_126"><text:s/></text:span><text:span text:style-name="T154_127">of</text:span><text:span text:style-name="T154_128"><text:s/></text:span><text:span text:style-name="T154_129">the</text:span><text:span text:style-name="T154_130"><text:s/></text:span><text:span text:style-name="T154_131">closed</text:span><text:span text:style-name="T154_132"><text:s/></text:span><text:span text:style-name="T154_133">regions</text:span><text:span text:style-name="T154_134"><text:s/></text:span><text:span text:style-name="T154_135">and</text:span><text:span text:style-name="T154_136"><text:s/></text:span><text:span text:style-name="T154_137">distribute</text:span><text:span text:style-name="T154_138"><text:s/></text:span><text:span text:style-name="T154_139">the</text:span><text:span text:style-name="T154_140"><text:s/></text:span><text:span text:style-name="T154_141">areas</text:span><text:span text:style-name="T154_142">’<text:s/></text:span><text:span text:style-name="T154_143">control</text:span><text:span text:style-name="T154_144"><text:s/></text:span><text:span text:style-name="T154_145">to</text:span><text:span text:style-name="T154_146"><text:s/></text:span><text:span text:style-name="T154_147">the</text:span><text:span text:style-name="T154_148"><text:s/></text:span><text:span text:style-name="T154_149">free</text:span><text:span text:style-name="T154_150"><text:s/></text:span><text:span text:style-name="T154_151">people</text:span><text:span text:style-name="T154_152"><text:s/></text:span><text:span text:style-name="T154_153">of</text:span><text:span text:style-name="T154_154"><text:s/></text:span><text:span text:style-name="T154_155">Tronopolis</text:span><text:span text:style-name="T154_156">.</text:span></text:p>
      <text:p text:style-name="P155"/>
      <text:p text:style-name="P156"><text:span text:style-name="T156_1">Antagonists</text:span><text:span text:style-name="T156_2">:<text:s/></text:span><text:span text:style-name="T156_3">Closed</text:span><text:span text:style-name="T156_4"><text:s/></text:span><text:span text:style-name="T156_5">Source</text:span><text:span text:style-name="T156_6"><text:s/></text:span><text:span text:style-name="T156_7">Conglomerates</text:span><text:span text:style-name="T156_8"><text:s/>(</text:span><text:span text:style-name="T156_9">ECSOC</text:span><text:span text:style-name="T156_10">)<text:s/></text:span><text:span text:style-name="T156_11">that</text:span><text:span text:style-name="T156_12"><text:s/></text:span><text:span text:style-name="T156_13">restrict</text:span><text:span text:style-name="T156_14"><text:s/></text:span><text:span text:style-name="T156_15">freedom</text:span><text:span text:style-name="T156_16"><text:s/></text:span><text:span text:style-name="T156_17">and</text:span><text:span text:style-name="T156_18"><text:s/></text:span><text:span text:style-name="T156_19">limit</text:span><text:span text:style-name="T156_20"><text:s/></text:span><text:span text:style-name="T156_21">expression</text:span><text:span text:style-name="T156_22"><text:s/></text:span><text:span text:style-name="T156_23">of</text:span><text:span text:style-name="T156_24"><text:s/></text:span><text:span text:style-name="T156_25">heroes</text:span><text:span text:style-name="T156_26"><text:s/></text:span><text:span text:style-name="T156_27">throughout</text:span><text:span text:style-name="T156_28"><text:s/></text:span><text:span text:style-name="T156_29">the</text:span><text:span text:style-name="T156_30"><text:s/></text:span><text:span text:style-name="T156_31">land</text:span><text:span text:style-name="T156_32">.</text:span></text:p>
      <text:p text:style-name="P157"/>
      <text:p text:style-name="P158"><text:span text:style-name="T158_1">Currency</text:span><text:span text:style-name="T158_2">:<text:s/></text:span><text:span text:style-name="T158_3">Player</text:span><text:span text:style-name="T158_4">’</text:span><text:span text:style-name="T158_5">s</text:span><text:span text:style-name="T158_6"><text:s/></text:span><text:span text:style-name="T158_7">open</text:span><text:span text:style-name="T158_8"><text:s/></text:span><text:span text:style-name="T158_9">source</text:span><text:span text:style-name="T158_10"><text:s/></text:span><text:span text:style-name="T158_11">contributions</text:span><text:span text:style-name="T158_12"><text:s/></text:span><text:span text:style-name="T158_13">reputation</text:span><text:span text:style-name="T158_14"><text:s/>(</text:span><text:span text:style-name="T158_15">OSCR</text:span><text:span text:style-name="T158_16">).<text:s/></text:span><text:span text:style-name="T158_17">If</text:span><text:span text:style-name="T158_18"><text:s/></text:span><text:span text:style-name="T158_19">player</text:span><text:span text:style-name="T158_20"><text:s/></text:span><text:span text:style-name="T158_21">interacts</text:span><text:span text:style-name="T158_22"><text:s/></text:span><text:span text:style-name="T158_23">with</text:span><text:span text:style-name="T158_24"><text:s/></text:span><text:span text:style-name="T158_25">merchants</text:span><text:span text:style-name="T158_26"><text:s/></text:span><text:span text:style-name="T158_27">and</text:span><text:span text:style-name="T158_28"><text:s/></text:span><text:span text:style-name="T158_29">he</text:span><text:span text:style-name="T158_30"><text:s/></text:span><text:span text:style-name="T158_31">has</text:span><text:span text:style-name="T158_32"><text:s/></text:span><text:span text:style-name="T158_33">high</text:span><text:span text:style-name="T158_34"><text:s/></text:span><text:span text:style-name="T158_35">OSCR</text:span><text:span text:style-name="T158_36"><text:s/></text:span><text:span text:style-name="T158_37">more</text:span><text:span text:style-name="T158_38"><text:s/></text:span><text:span text:style-name="T158_39">gear</text:span><text:span text:style-name="T158_40"><text:s/></text:span><text:span text:style-name="T158_41">and</text:span><text:span text:style-name="T158_42"><text:s/></text:span><text:span text:style-name="T158_43">items</text:span><text:span text:style-name="T158_44"><text:s/></text:span><text:span text:style-name="T158_45">will</text:span><text:span text:style-name="T158_46"><text:s/></text:span><text:span text:style-name="T158_47">be</text:span><text:span text:style-name="T158_48"><text:s/></text:span><text:span text:style-name="T158_49">available</text:span><text:span text:style-name="T158_50"><text:s/></text:span><text:span text:style-name="T158_51">to</text:span><text:span text:style-name="T158_52"><text:s/></text:span><text:span text:style-name="T158_53">him</text:span><text:span text:style-name="T158_54">.<text:s/></text:span><text:span text:style-name="T158_55">This</text:span><text:span text:style-name="T158_56"><text:s/></text:span><text:span text:style-name="T158_57">gear</text:span><text:span text:style-name="T158_58"><text:s/></text:span><text:span text:style-name="T158_59">doesn</text:span><text:span text:style-name="T158_60">’</text:span><text:span text:style-name="T158_61">t</text:span><text:span text:style-name="T158_62"><text:s/></text:span><text:span text:style-name="T158_63">necessarily</text:span><text:span text:style-name="T158_64"><text:s/></text:span><text:span text:style-name="T158_65">buff</text:span><text:span text:style-name="T158_66"><text:s/></text:span><text:span text:style-name="T158_67">the</text:span><text:span text:style-name="T158_68"><text:s/></text:span><text:span text:style-name="T158_69">player</text:span><text:span text:style-name="T158_70">,<text:s/></text:span><text:span text:style-name="T158_71">it</text:span><text:span text:style-name="T158_72"><text:s/></text:span><text:span text:style-name="T158_73">just</text:span><text:span text:style-name="T158_74"><text:s/></text:span><text:span text:style-name="T158_75">looks</text:span><text:span text:style-name="T158_76"><text:s/></text:span><text:span text:style-name="T158_77">really</text:span><text:span text:style-name="T158_78"><text:s/></text:span><text:span text:style-name="T158_79">awesome</text:span><text:span text:style-name="T158_80">.</text:span></text:p>
      <text:p text:style-name="P159"/>
      <text:p text:style-name="P160"><text:span text:style-name="T160_1">Reasons</text:span><text:span text:style-name="T160_2"><text:s/></text:span><text:span text:style-name="T160_3">for</text:span><text:span text:style-name="T160_4"><text:s/></text:span><text:span text:style-name="T160_5">fighting</text:span><text:span text:style-name="T160_6">:<text:s/></text:span><text:span text:style-name="T160_7">Open</text:span><text:span text:style-name="T160_8"><text:s/></text:span><text:span text:style-name="T160_9">Source</text:span><text:span text:style-name="T160_10"><text:s/></text:span><text:span text:style-name="T160_11">heroes</text:span><text:span text:style-name="T160_12"><text:s/></text:span><text:span text:style-name="T160_13">are</text:span><text:span text:style-name="T160_14"><text:s/></text:span><text:span text:style-name="T160_15">trying</text:span><text:span text:style-name="T160_16"><text:s/></text:span><text:span text:style-name="T160_17">to</text:span><text:span text:style-name="T160_18"><text:s/></text:span><text:span text:style-name="T160_19">regain</text:span><text:span text:style-name="T160_20"><text:s/></text:span><text:span text:style-name="T160_21">control</text:span><text:span text:style-name="T160_22"><text:s/></text:span><text:span text:style-name="T160_23">of</text:span><text:span text:style-name="T160_24"><text:s/></text:span><text:span text:style-name="T160_25">the</text:span><text:span text:style-name="T160_26"><text:s/></text:span><text:span text:style-name="T160_27">closed</text:span><text:span text:style-name="T160_28"><text:s/></text:span><text:span text:style-name="T160_29">source</text:span><text:span text:style-name="T160_30"><text:s/></text:span><text:span text:style-name="T160_31">areas</text:span><text:span text:style-name="T160_32">.<text:s/></text:span><text:span text:style-name="T160_33">They</text:span><text:span text:style-name="T160_34"><text:s/></text:span><text:span text:style-name="T160_35">do</text:span><text:span text:style-name="T160_36"><text:s/></text:span><text:span text:style-name="T160_37">this</text:span><text:span text:style-name="T160_38"><text:s/></text:span><text:span text:style-name="T160_39">by</text:span><text:span text:style-name="T160_40"><text:s/></text:span><text:span text:style-name="T160_41">squashing</text:span><text:span text:style-name="T160_42"><text:s/></text:span><text:span text:style-name="T160_43">bugs</text:span><text:span text:style-name="T160_44"><text:s/></text:span><text:span text:style-name="T160_45">and</text:span><text:span text:style-name="T160_46"><text:s/></text:span><text:span text:style-name="T160_47">contributing</text:span><text:span text:style-name="T160_48"><text:s/></text:span><text:span text:style-name="T160_49">to</text:span><text:span text:style-name="T160_50"><text:s/></text:span><text:span text:style-name="T160_51">open</text:span><text:span text:style-name="T160_52"><text:s/></text:span><text:span text:style-name="T160_53">source</text:span><text:span text:style-name="T160_54"><text:s/></text:span><text:span text:style-name="T160_55">projects</text:span><text:span text:style-name="T160_56"><text:s/></text:span><text:span text:style-name="T160_57">to</text:span><text:span text:style-name="T160_58"><text:s/></text:span><text:span text:style-name="T160_59">gain</text:span><text:span text:style-name="T160_60"><text:s/></text:span><text:span text:style-name="T160_61">power</text:span><text:span text:style-name="T160_62"><text:s/></text:span><text:span text:style-name="T160_63">to</text:span><text:span text:style-name="T160_64"><text:s/></text:span><text:span text:style-name="T160_65">move</text:span><text:span text:style-name="T160_66"><text:s/></text:span><text:span text:style-name="T160_67">into</text:span><text:span text:style-name="T160_68"><text:s/></text:span><text:span text:style-name="T160_69">the</text:span><text:span text:style-name="T160_70"><text:s/></text:span><text:span text:style-name="T160_71">closed</text:span><text:span text:style-name="T160_72"><text:s/></text:span><text:span text:style-name="T160_73">source</text:span><text:span text:style-name="T160_74"><text:s/></text:span><text:span text:style-name="T160_75">lands</text:span><text:span text:style-name="T160_76"><text:s/></text:span><text:span text:style-name="T160_77">and</text:span><text:span text:style-name="T160_78"><text:s/></text:span><text:span text:style-name="T160_79">fight</text:span><text:span text:style-name="T160_80"><text:s/></text:span><text:span text:style-name="T160_81">the</text:span><text:span text:style-name="T160_82"><text:s/></text:span><text:span text:style-name="T160_83">bosses</text:span><text:span text:style-name="T160_84"><text:s/></text:span><text:span text:style-name="T160_85">there</text:span><text:span text:style-name="T160_86">.<text:s/></text:span><text:span text:style-name="T160_87">For</text:span><text:span text:style-name="T160_88"><text:s/></text:span><text:span text:style-name="T160_89">example</text:span><text:span text:style-name="T160_90"><text:s/></text:span><text:span text:style-name="T160_91">The</text:span><text:span text:style-name="T160_92"><text:s/></text:span><text:span text:style-name="T160_93">Adobes</text:span><text:span text:style-name="T160_94"><text:s/></text:span><text:span text:style-name="T160_95">has</text:span><text:span text:style-name="T160_96"><text:s/></text:span><text:span text:style-name="T160_97">a</text:span><text:span text:style-name="T160_98"><text:s/></text:span><text:span text:style-name="T160_99">huge</text:span><text:span text:style-name="T160_100"><text:s/></text:span><text:span text:style-name="T160_101">boss</text:span><text:span text:style-name="T160_102"><text:s/></text:span><text:span text:style-name="T160_103">that</text:span><text:span text:style-name="T160_104"><text:s/></text:span><text:span text:style-name="T160_105">a</text:span><text:span text:style-name="T160_106"><text:s/></text:span><text:span text:style-name="T160_107">hero</text:span><text:span text:style-name="T160_108"><text:s/></text:span><text:span text:style-name="T160_109">can</text:span><text:span text:style-name="T160_110"><text:s/></text:span><text:span text:style-name="T160_111">only</text:span><text:span text:style-name="T160_112"><text:s/></text:span><text:span text:style-name="T160_113">get</text:span><text:span text:style-name="T160_114"><text:s/></text:span><text:span text:style-name="T160_115">close</text:span><text:span text:style-name="T160_116"><text:s/></text:span><text:span text:style-name="T160_117">enough</text:span><text:span text:style-name="T160_118"><text:s/></text:span><text:span text:style-name="T160_119">to</text:span><text:span text:style-name="T160_120"><text:s/></text:span><text:span text:style-name="T160_121">by</text:span><text:span text:style-name="T160_122"><text:s/></text:span><text:span text:style-name="T160_123">clearing</text:span><text:span text:style-name="T160_124"><text:s/></text:span><text:span text:style-name="T160_125">his</text:span><text:span text:style-name="T160_126"><text:s/></text:span><text:span text:style-name="T160_127">surrounding</text:span><text:span text:style-name="T160_128"><text:s/></text:span><text:span text:style-name="T160_129">dungeons</text:span><text:span text:style-name="T160_130"><text:s/></text:span><text:span text:style-name="T160_131">and</text:span><text:span text:style-name="T160_132"><text:s/></text:span><text:span text:style-name="T160_133">then</text:span><text:span text:style-name="T160_134"><text:s/></text:span><text:span text:style-name="T160_135">he</text:span><text:span text:style-name="T160_136">’</text:span><text:span text:style-name="T160_137">ll</text:span><text:span text:style-name="T160_138"><text:s/></text:span><text:span text:style-name="T160_139">gain</text:span><text:span text:style-name="T160_140"><text:s/></text:span><text:span text:style-name="T160_141">access</text:span><text:span text:style-name="T160_142"><text:s/></text:span><text:span text:style-name="T160_143">to</text:span><text:span text:style-name="T160_144"><text:s/></text:span><text:span text:style-name="T160_145">the</text:span><text:span text:style-name="T160_146"><text:s/></text:span><text:span text:style-name="T160_147">boss</text:span><text:span text:style-name="T160_148">.<text:s/></text:span><text:span text:style-name="T160_149">By</text:span><text:span text:style-name="T160_150"><text:s/></text:span><text:span text:style-name="T160_151">squashing</text:span><text:span text:style-name="T160_152"><text:s/></text:span><text:span text:style-name="T160_153">bugs</text:span><text:span text:style-name="T160_154"><text:s/></text:span><text:span text:style-name="T160_155">in</text:span><text:span text:style-name="T160_156"><text:s/></text:span><text:span text:style-name="T160_157">the</text:span><text:span text:style-name="T160_158"><text:s/></text:span><text:span text:style-name="T160_159">surrounding</text:span><text:span text:style-name="T160_160"><text:s/></text:span><text:span text:style-name="T160_161">areas</text:span><text:span text:style-name="T160_162"><text:s/></text:span><text:span text:style-name="T160_163">around</text:span><text:span text:style-name="T160_164"><text:s/></text:span><text:span text:style-name="T160_165">an</text:span><text:span text:style-name="T160_166"><text:s/></text:span><text:span text:style-name="T160_167">ECSOC</text:span><text:span text:style-name="T160_168">,<text:s/></text:span><text:span text:style-name="T160_169">the</text:span><text:span text:style-name="T160_170"><text:s/></text:span><text:span text:style-name="T160_171">heroes</text:span><text:span text:style-name="T160_172"><text:s/></text:span><text:span text:style-name="T160_173">take</text:span><text:span text:style-name="T160_174"><text:s/></text:span><text:span text:style-name="T160_175">influence</text:span><text:span text:style-name="T160_176"><text:s/></text:span><text:span text:style-name="T160_177">away</text:span><text:span text:style-name="T160_178"><text:s/></text:span><text:span text:style-name="T160_179">from</text:span><text:span text:style-name="T160_180"><text:s/></text:span><text:span text:style-name="T160_181">the</text:span><text:span text:style-name="T160_182"><text:s/></text:span><text:span text:style-name="T160_183">ECSOC</text:span><text:span text:style-name="T160_184">.<text:s/></text:span><text:span text:style-name="T160_185">Eventually</text:span><text:span text:style-name="T160_186"><text:s/></text:span><text:span text:style-name="T160_187">they</text:span><text:span text:style-name="T160_188"><text:s/></text:span><text:span text:style-name="T160_189">can</text:span><text:span text:style-name="T160_190"><text:s/></text:span><text:span text:style-name="T160_191">free</text:span><text:span text:style-name="T160_192"><text:s/></text:span><text:span text:style-name="T160_193">all</text:span><text:span text:style-name="T160_194"><text:s/></text:span><text:span text:style-name="T160_195">of</text:span><text:span text:style-name="T160_196"><text:s/></text:span><text:span text:style-name="T160_197">Tronopolis</text:span><text:span text:style-name="T160_198"><text:s/></text:span><text:span text:style-name="T160_199">from</text:span><text:span text:style-name="T160_200"><text:s/></text:span><text:span text:style-name="T160_201">closed</text:span><text:span text:style-name="T160_202"><text:s/></text:span><text:span text:style-name="T160_203">source</text:span><text:span text:style-name="T160_204"><text:s/></text:span><text:span text:style-name="T160_205">control</text:span><text:span text:style-name="T160_206">.<text:s/></text:span></text:p>
      <text:h text:style-name="P161" text:outline-level="10"><text:bookmark-start text:name="h.siruaa9samqk"/><text:bookmark-end text:name="h.siruaa9samqk"/><text:span text:style-name="T161_1">Thoughts</text:span><text:span text:style-name="T161_2"><text:s/></text:span><text:span text:style-name="T161_3">on</text:span><text:span text:style-name="T161_4"><text:s/></text:span><text:span text:style-name="T161_5">Games</text:span></text:h>
      <text:h text:style-name="P162" text:outline-level="10"><text:bookmark-start text:name="h.swctrav3318f"/><text:bookmark-end text:name="h.swctrav3318f"/><text:span text:style-name="T162_1">EarthBound</text:span></text:h>
      <text:list text:style-name="LS14" xml:id="list71">
        <text:list-item>
          <text:p text:style-name="P163"><text:span text:style-name="T163_1">The</text:span><text:span text:style-name="T163_2"><text:s/>“</text:span><text:span text:style-name="T163_3">don</text:span><text:span text:style-name="T163_4">’</text:span><text:span text:style-name="T163_5">t</text:span><text:span text:style-name="T163_6"><text:s/></text:span><text:span text:style-name="T163_7">care</text:span><text:span text:style-name="T163_8">”<text:s/></text:span><text:span text:style-name="T163_9">button</text:span><text:span text:style-name="T163_10"><text:s/></text:span><text:span text:style-name="T163_11">in</text:span><text:span text:style-name="T163_12"><text:s/></text:span><text:span text:style-name="T163_13">the</text:span><text:span text:style-name="T163_14"><text:s/></text:span><text:span text:style-name="T163_15">name</text:span><text:span text:style-name="T163_16"><text:s/></text:span><text:span text:style-name="T163_17">selection</text:span><text:span text:style-name="T163_18"><text:s/></text:span><text:span text:style-name="T163_19">is</text:span><text:span text:style-name="T163_20"><text:s/></text:span><text:span text:style-name="T163_21">interesting</text:span></text:p>
        </text:list-item>
      </text:list>
      <text:list text:style-name="LS15" xml:id="list72">
        <text:list-item>
          <text:p text:style-name="P164"><text:span text:style-name="T164_1">Like</text:span><text:span text:style-name="T164_2"><text:s/></text:span><text:span text:style-name="T164_3">the</text:span><text:span text:style-name="T164_4"><text:s/></text:span><text:span text:style-name="T164_5">shift</text:span><text:span text:style-name="T164_6"><text:s/></text:span><text:span text:style-name="T164_7">from</text:span><text:span text:style-name="T164_8"><text:s/></text:span><text:span text:style-name="T164_9">the</text:span><text:span text:style-name="T164_10"><text:s/></text:span><text:span text:style-name="T164_11">traditional</text:span><text:span text:style-name="T164_12"><text:s/></text:span><text:span text:style-name="T164_13">RPG</text:span><text:span text:style-name="T164_14"><text:s/></text:span><text:span text:style-name="T164_15">weapons</text:span></text:p>
          <text:list>
            <text:list-item>
              <text:p text:style-name="P165"><text:span text:style-name="T165_1">Baseball</text:span><text:span text:style-name="T165_2"><text:s/></text:span><text:span text:style-name="T165_3">Bats</text:span><text:span text:style-name="T165_4">,<text:s/></text:span><text:span text:style-name="T165_5">Frying</text:span><text:span text:style-name="T165_6"><text:s/></text:span><text:span text:style-name="T165_7">Pans</text:span></text:p>
            </text:list-item>
          </text:list>
        </text:list-item>
        <text:list-item>
          <text:p text:style-name="P166"><text:span text:style-name="T166_1">The</text:span><text:span text:style-name="T166_2"><text:s/></text:span><text:span text:style-name="T166_3">oblique</text:span><text:span text:style-name="T166_4"><text:s/></text:span><text:span text:style-name="T166_5">projection</text:span><text:span text:style-name="T166_6"><text:s/></text:span><text:span text:style-name="T166_7">reminds</text:span><text:span text:style-name="T166_8"><text:s/></text:span><text:span text:style-name="T166_9">me</text:span><text:span text:style-name="T166_10"><text:s/></text:span><text:span text:style-name="T166_11">of</text:span><text:span text:style-name="T166_12"><text:s/></text:span><text:span text:style-name="T166_13">Paperboy</text:span></text:p>
        </text:list-item>
        <text:list-item>
          <text:p text:style-name="P167"><text:span text:style-name="T167_1">Dialogue</text:span><text:span text:style-name="T167_2"><text:s/></text:span><text:span text:style-name="T167_3">is</text:span><text:span text:style-name="T167_4"><text:s/></text:span><text:span text:style-name="T167_5">really</text:span><text:span text:style-name="T167_6"><text:s/></text:span><text:span text:style-name="T167_7">important</text:span></text:p>
          <text:list>
            <text:list-item>
              <text:p text:style-name="P168"><text:span text:style-name="T168_1">Feels</text:span><text:span text:style-name="T168_2"><text:s/></text:span><text:span text:style-name="T168_3">really</text:span><text:span text:style-name="T168_4"><text:s/></text:span><text:span text:style-name="T168_5">light</text:span><text:span text:style-name="T168_6"><text:s/></text:span><text:span text:style-name="T168_7">hearted</text:span></text:p>
            </text:list-item>
          </text:list>
        </text:list-item>
      </text:list>
      <text:h text:style-name="P169" text:outline-level="10"><text:bookmark-start text:name="h.hl51udr7act"/><text:bookmark-end text:name="h.hl51udr7act"/><text:span text:style-name="T169_1">S</text:span><text:span text:style-name="T169_2">uper</text:span><text:span text:style-name="T169_3"><text:s/></text:span><text:span text:style-name="T169_4">Mario</text:span><text:span text:style-name="T169_5"><text:s/></text:span><text:span text:style-name="T169_6">RPG</text:span></text:h>
      <text:list text:style-name="LS16" xml:id="list77">
        <text:list-item>
          <text:p text:style-name="P170"><text:span text:style-name="T170_1">Made</text:span><text:span text:style-name="T170_2"><text:s/></text:span><text:span text:style-name="T170_3">by</text:span><text:span text:style-name="T170_4"><text:s/></text:span><text:span text:style-name="T170_5">Square</text:span><text:span text:style-name="T170_6"><text:s/></text:span><text:span text:style-name="T170_7">and</text:span><text:span text:style-name="T170_8"><text:s/></text:span><text:span text:style-name="T170_9">Nintendo</text:span><text:span text:style-name="T170_10">...</text:span></text:p>
        </text:list-item>
      </text:list>
      <text:list text:style-name="LS17" xml:id="list78">
        <text:list-item>
          <text:p text:style-name="P171"><text:span text:style-name="T171_1">First</text:span><text:span text:style-name="T171_2"><text:s/></text:span><text:span text:style-name="T171_3">thought</text:span><text:span text:style-name="T171_4">,<text:s/></text:span><text:span text:style-name="T171_5">how</text:span><text:span text:style-name="T171_6"><text:s/></text:span><text:span text:style-name="T171_7">have</text:span><text:span text:style-name="T171_8"><text:s/></text:span><text:span text:style-name="T171_9">I</text:span><text:span text:style-name="T171_10"><text:s/></text:span><text:span text:style-name="T171_11">never</text:span><text:span text:style-name="T171_12"><text:s/></text:span><text:span text:style-name="T171_13">played</text:span><text:span text:style-name="T171_14"><text:s/></text:span><text:span text:style-name="T171_15">this</text:span><text:span text:style-name="T171_16"><text:s/></text:span><text:span text:style-name="T171_17">game</text:span><text:span text:style-name="T171_18"><text:s/></text:span><text:span text:style-name="T171_19">before</text:span><text:span text:style-name="T171_20">!</text:span></text:p>
        </text:list-item>
        <text:list-item>
          <text:p text:style-name="P172"><text:span text:style-name="T172_1">Consistent</text:span><text:span text:style-name="T172_2"><text:s/></text:span><text:span text:style-name="T172_3">elements</text:span><text:span text:style-name="T172_4"><text:s/></text:span><text:span text:style-name="T172_5">of</text:span><text:span text:style-name="T172_6"><text:s/></text:span><text:span text:style-name="T172_7">the</text:span><text:span text:style-name="T172_8"><text:s/></text:span><text:span text:style-name="T172_9">series</text:span><text:span text:style-name="T172_10"><text:s/></text:span><text:span text:style-name="T172_11">shine</text:span><text:span text:style-name="T172_12"><text:s/></text:span><text:span text:style-name="T172_13">through</text:span></text:p>
        </text:list-item>
        <text:list-item>
          <text:p text:style-name="P173"><text:span text:style-name="T173_1">Turn</text:span><text:span text:style-name="T173_2"><text:s/></text:span><text:span text:style-name="T173_3">based</text:span><text:span text:style-name="T173_4"><text:s/></text:span><text:span text:style-name="T173_5">combat</text:span><text:span text:style-name="T173_6"><text:s/></text:span><text:span text:style-name="T173_7">doesn</text:span><text:span text:style-name="T173_8">’</text:span><text:span text:style-name="T173_9">t</text:span><text:span text:style-name="T173_10"><text:s/></text:span><text:span text:style-name="T173_11">feel</text:span><text:span text:style-name="T173_12"><text:s/></text:span><text:span text:style-name="T173_13">sluggish</text:span></text:p>
        </text:list-item>
        <text:list-item>
          <text:p text:style-name="P174"><text:span text:style-name="T174_1">The</text:span><text:span text:style-name="T174_2"><text:s/></text:span><text:span text:style-name="T174_3">non</text:span><text:span text:style-name="T174_4">-</text:span><text:span text:style-name="T174_5">random</text:span><text:span text:style-name="T174_6"><text:s/></text:span><text:span text:style-name="T174_7">encounters</text:span><text:span text:style-name="T174_8"><text:s/></text:span><text:span text:style-name="T174_9">are</text:span><text:span text:style-name="T174_10"><text:s/></text:span><text:span text:style-name="T174_11">great</text:span></text:p>
        </text:list-item>
      </text:list>
      <text:list text:style-name="LS18" xml:id="list82">
        <text:list-item>
          <text:p text:style-name="P175"><text:span text:style-name="T175_1">Prominent</text:span><text:span text:style-name="T175_2"><text:s/></text:span><text:span text:style-name="T175_3">features</text:span><text:span text:style-name="T175_4"><text:s/></text:span><text:span text:style-name="T175_5">from</text:span><text:span text:style-name="T175_6"><text:s/></text:span><text:span text:style-name="T175_7">Mario</text:span><text:span text:style-name="T175_8"><text:s/></text:span><text:span text:style-name="T175_9">games</text:span><text:span text:style-name="T175_10"><text:s/></text:span><text:span text:style-name="T175_11">still</text:span><text:span text:style-name="T175_12"><text:s/></text:span><text:span text:style-name="T175_13">exist</text:span><text:span text:style-name="T175_14">,<text:s/></text:span><text:span text:style-name="T175_15">like</text:span><text:span text:style-name="T175_16"><text:s/></text:span><text:span text:style-name="T175_17">brick</text:span><text:span text:style-name="T175_18"><text:s/></text:span><text:span text:style-name="T175_19">smashing</text:span><text:span text:style-name="T175_20"><text:s/></text:span><text:span text:style-name="T175_21">for</text:span><text:span text:style-name="T175_22"><text:s/></text:span><text:span text:style-name="T175_23">coins</text:span><text:span text:style-name="T175_24"><text:s/></text:span><text:span text:style-name="T175_25">and</text:span><text:span text:style-name="T175_26"><text:s/></text:span><text:span text:style-name="T175_27">platforming</text:span><text:span text:style-name="T175_28"><text:s/></text:span><text:span text:style-name="T175_29">challenges</text:span></text:p>
        </text:list-item>
      </text:list>
      <text:list text:style-name="LS19" xml:id="list83">
        <text:list-item>
          <text:p text:style-name="P176"><text:span text:style-name="T176_1">Humorous</text:span><text:span text:style-name="T176_2"><text:s/></text:span><text:span text:style-name="T176_3">throughout</text:span></text:p>
        </text:list-item>
      </text:list>
      <text:list text:style-name="LS20" xml:id="list84">
        <text:list-item>
          <text:p text:style-name="P177"><text:span text:style-name="T177_1">Similar</text:span><text:span text:style-name="T177_2"><text:s/></text:span><text:span text:style-name="T177_3">to</text:span><text:span text:style-name="T177_4"><text:s/></text:span><text:span text:style-name="T177_5">Chrono</text:span><text:span text:style-name="T177_6"><text:s/></text:span><text:span text:style-name="T177_7">Trigger</text:span></text:p>
        </text:list-item>
      </text:list>
      <text:h text:style-name="P178" text:outline-level="10"><text:bookmark-start text:name="h.uewjrintnjer"/><text:bookmark-end text:name="h.uewjrintnjer"/><text:span text:style-name="T178_1">Legend</text:span><text:span text:style-name="T178_2"><text:s/></text:span><text:span text:style-name="T178_3">of</text:span><text:span text:style-name="T178_4"><text:s/></text:span><text:span text:style-name="T178_5">Zelda</text:span><text:span text:style-name="T178_6">:<text:s/></text:span><text:span text:style-name="T178_7">Ocarina</text:span><text:span text:style-name="T178_8"><text:s/></text:span><text:span text:style-name="T178_9">of</text:span><text:span text:style-name="T178_10"><text:s/></text:span><text:span text:style-name="T178_11">Time</text:span></text:h>
      <text:list text:style-name="LS21" xml:id="list85">
        <text:list-item>
          <text:p text:style-name="P179"><text:span text:style-name="T179_1">Starts</text:span><text:span text:style-name="T179_2"><text:s/></text:span><text:span text:style-name="T179_3">by</text:span><text:span text:style-name="T179_4"><text:s/></text:span><text:span text:style-name="T179_5">awaking</text:span><text:span text:style-name="T179_6"><text:s/></text:span><text:span text:style-name="T179_7">in</text:span><text:span text:style-name="T179_8"><text:s/></text:span><text:span text:style-name="T179_9">bed</text:span><text:span text:style-name="T179_10">,<text:s/></text:span><text:span text:style-name="T179_11">feel</text:span><text:span text:style-name="T179_12"><text:s/></text:span><text:span text:style-name="T179_13">like</text:span><text:span text:style-name="T179_14"><text:s/></text:span><text:span text:style-name="T179_15">this</text:span><text:span text:style-name="T179_16"><text:s/></text:span><text:span text:style-name="T179_17">is</text:span><text:span text:style-name="T179_18"><text:s/></text:span><text:span text:style-name="T179_19">common</text:span><text:span text:style-name="T179_20"><text:s/></text:span><text:span text:style-name="T179_21">amongst</text:span><text:span text:style-name="T179_22"><text:s/></text:span><text:span text:style-name="T179_23">many</text:span><text:span text:style-name="T179_24"><text:s/></text:span><text:span text:style-name="T179_25">RPGs</text:span></text:p>
        </text:list-item>
      </text:list>
      <text:list text:style-name="LS22" xml:id="list86">
        <text:list-item>
          <text:p text:style-name="P180"><text:span text:style-name="T180_1">Does</text:span><text:span text:style-name="T180_2"><text:s/></text:span><text:span text:style-name="T180_3">a</text:span><text:span text:style-name="T180_4"><text:s/></text:span><text:span text:style-name="T180_5">terrific</text:span><text:span text:style-name="T180_6"><text:s/></text:span><text:span text:style-name="T180_7">job</text:span><text:span text:style-name="T180_8"><text:s/></text:span><text:span text:style-name="T180_9">of</text:span><text:span text:style-name="T180_10"><text:s/></text:span><text:span text:style-name="T180_11">steadily</text:span><text:span text:style-name="T180_12"><text:s/></text:span><text:span text:style-name="T180_13">increasing</text:span><text:span text:style-name="T180_14"><text:s/></text:span><text:span text:style-name="T180_15">quest</text:span><text:span text:style-name="T180_16"><text:s/></text:span><text:span text:style-name="T180_17">options</text:span></text:p>
        </text:list-item>
        <text:list-item>
          <text:p text:style-name="P181"><text:span text:style-name="T181_1">Large</text:span><text:span text:style-name="T181_2"><text:s/></text:span><text:span text:style-name="T181_3">open</text:span><text:span text:style-name="T181_4"><text:s/></text:span><text:span text:style-name="T181_5">world</text:span><text:span text:style-name="T181_6">,<text:s/></text:span><text:span text:style-name="T181_7">doesn</text:span><text:span text:style-name="T181_8">’</text:span><text:span text:style-name="T181_9">t</text:span><text:span text:style-name="T181_10"><text:s/></text:span><text:span text:style-name="T181_11">feel</text:span><text:span text:style-name="T181_12"><text:s/></text:span><text:span text:style-name="T181_13">linear</text:span></text:p>
        </text:list-item>
        <text:list-item>
          <text:p text:style-name="P182"><text:span text:style-name="T182_1">Many</text:span><text:span text:style-name="T182_2"><text:s/></text:span><text:span text:style-name="T182_3">secrets</text:span></text:p>
          <text:list>
            <text:list-item>
              <text:p text:style-name="P183"><text:span text:style-name="T183_1">Hidden</text:span><text:span text:style-name="T183_2"><text:s/></text:span><text:span text:style-name="T183_3">pieces</text:span><text:span text:style-name="T183_4"><text:s/></text:span><text:span text:style-name="T183_5">of</text:span><text:span text:style-name="T183_6"><text:s/></text:span><text:span text:style-name="T183_7">heart</text:span></text:p>
            </text:list-item>
            <text:list-item>
              <text:p text:style-name="P184"><text:span text:style-name="T184_1">Hidden</text:span><text:span text:style-name="T184_2"><text:s/></text:span><text:span text:style-name="T184_3">chests</text:span></text:p>
            </text:list-item>
          </text:list>
        </text:list-item>
      </text:list>
      <text:list text:style-name="LS23" xml:id="list91">
        <text:list-item>
          <text:p text:style-name="P185"><text:span text:style-name="T185_1">Isn</text:span><text:span text:style-name="T185_2">’</text:span><text:span text:style-name="T185_3">t</text:span><text:span text:style-name="T185_4"><text:s/></text:span><text:span text:style-name="T185_5">a</text:span><text:span text:style-name="T185_6"><text:s/></text:span><text:span text:style-name="T185_7">leveling</text:span><text:span text:style-name="T185_8"><text:s/></text:span><text:span text:style-name="T185_9">system</text:span><text:span text:style-name="T185_10"><text:s/></text:span><text:span text:style-name="T185_11">for</text:span><text:span text:style-name="T185_12"><text:s/></text:span><text:span text:style-name="T185_13">Link</text:span></text:p>
        </text:list-item>
      </text:list>
      <text:h text:style-name="P186" text:outline-level="10"><text:bookmark-start text:name="h.da3zg88az2d5"/><text:bookmark-end text:name="h.da3zg88az2d5"/><text:span text:style-name="T186_1">Final</text:span><text:span text:style-name="T186_2"><text:s/></text:span><text:span text:style-name="T186_3">Fantasy</text:span><text:span text:style-name="T186_4"><text:s/>1</text:span></text:h>
      <text:list text:style-name="LS24" xml:id="list92">
        <text:list-item>
          <text:p text:style-name="P187"><text:span text:style-name="T187_1">Wow</text:span><text:span text:style-name="T187_2"><text:s/></text:span><text:span text:style-name="T187_3">this</text:span><text:span text:style-name="T187_4"><text:s/></text:span><text:span text:style-name="T187_5">game</text:span><text:span text:style-name="T187_6"><text:s/></text:span><text:span text:style-name="T187_7">is</text:span><text:span text:style-name="T187_8"><text:s/></text:span><text:span text:style-name="T187_9">from</text:span><text:span text:style-name="T187_10"><text:s/></text:span><text:span text:style-name="T187_11">the</text:span><text:span text:style-name="T187_12"><text:s/>80</text:span><text:span text:style-name="T187_13">s</text:span><text:span text:style-name="T187_14">...</text:span></text:p>
        </text:list-item>
        <text:list-item>
          <text:p text:style-name="P188"><text:span text:style-name="T188_1">Can</text:span><text:span text:style-name="T188_2"><text:s/></text:span><text:span text:style-name="T188_3">immediately</text:span><text:span text:style-name="T188_4"><text:s/></text:span><text:span text:style-name="T188_5">draw</text:span><text:span text:style-name="T188_6"><text:s/></text:span><text:span text:style-name="T188_7">similarities</text:span><text:span text:style-name="T188_8"><text:s/></text:span><text:span text:style-name="T188_9">between</text:span><text:span text:style-name="T188_10"><text:s/></text:span><text:span text:style-name="T188_11">FF</text:span><text:span text:style-name="T188_12">1<text:s/></text:span><text:span text:style-name="T188_13">and</text:span><text:span text:style-name="T188_14"><text:s/></text:span><text:span text:style-name="T188_15">later</text:span><text:span text:style-name="T188_16"><text:s/></text:span><text:span text:style-name="T188_17">RPGs</text:span></text:p>
        </text:list-item>
        <text:list-item>
          <text:p text:style-name="P189"><text:span text:style-name="T189_1">Understand</text:span><text:span text:style-name="T189_2"><text:s/></text:span><text:span text:style-name="T189_3">why</text:span><text:span text:style-name="T189_4"><text:s/></text:span><text:span text:style-name="T189_5">this</text:span><text:span text:style-name="T189_6"><text:s/></text:span><text:span text:style-name="T189_7">set</text:span><text:span text:style-name="T189_8"><text:s/></text:span><text:span text:style-name="T189_9">a</text:span><text:span text:style-name="T189_10"><text:s/></text:span><text:span text:style-name="T189_11">precedent</text:span><text:span text:style-name="T189_12"><text:s/></text:span><text:span text:style-name="T189_13">for</text:span><text:span text:style-name="T189_14"><text:s/></text:span><text:span text:style-name="T189_15">the</text:span><text:span text:style-name="T189_16"><text:s/></text:span><text:span text:style-name="T189_17">genre</text:span></text:p>
        </text:list-item>
      </text:list>
      <text:h text:style-name="P190" text:outline-level="10"><text:bookmark-start text:name="h.tcllnbjvextg"/><text:bookmark-end text:name="h.tcllnbjvextg"/><text:span text:style-name="T190_1">Secret</text:span><text:span text:style-name="T190_2"><text:s/></text:span><text:span text:style-name="T190_3">of</text:span><text:span text:style-name="T190_4"><text:s/></text:span><text:span text:style-name="T190_5">Mana</text:span></text:h>
      <text:list text:style-name="LS25" xml:id="list95">
        <text:list-item>
          <text:p text:style-name="P191"><text:span text:style-name="T191_1">Only</text:span><text:span text:style-name="T191_2"><text:s/></text:span><text:span text:style-name="T191_3">Mana</text:span><text:span text:style-name="T191_4"><text:s/></text:span><text:span text:style-name="T191_5">game</text:span><text:span text:style-name="T191_6"><text:s/></text:span><text:span text:style-name="T191_7">released</text:span><text:span text:style-name="T191_8"><text:s/></text:span><text:span text:style-name="T191_9">on</text:span><text:span text:style-name="T191_10"><text:s/></text:span><text:span text:style-name="T191_11">the</text:span><text:span text:style-name="T191_12"><text:s/></text:span><text:span text:style-name="T191_13">SNES</text:span><text:span text:style-name="T191_14"><text:s/></text:span><text:span text:style-name="T191_15">outside</text:span><text:span text:style-name="T191_16"><text:s/></text:span><text:span text:style-name="T191_17">of</text:span><text:span text:style-name="T191_18"><text:s/></text:span><text:span text:style-name="T191_19">Japan</text:span></text:p>
        </text:list-item>
      </text:list>
      <text:list text:style-name="LS26" xml:id="list96">
        <text:list-item>
          <text:p text:style-name="P192"><text:span text:style-name="T192_1">Really</text:span><text:span text:style-name="T192_2"><text:s/></text:span><text:span text:style-name="T192_3">bright</text:span><text:span text:style-name="T192_4"><text:s/></text:span><text:span text:style-name="T192_5">and</text:span><text:span text:style-name="T192_6"><text:s/></text:span><text:span text:style-name="T192_7">colorful</text:span><text:span text:style-name="T192_8"><text:s/></text:span><text:span text:style-name="T192_9">graphics</text:span></text:p>
        </text:list-item>
        <text:list-item>
          <text:p text:style-name="P193"><text:span text:style-name="T193_1">Music</text:span><text:span text:style-name="T193_2"><text:s/></text:span><text:span text:style-name="T193_3">sucks</text:span><text:span text:style-name="T193_4"><text:s/></text:span><text:span text:style-name="T193_5">me</text:span><text:span text:style-name="T193_6"><text:s/></text:span><text:span text:style-name="T193_7">into</text:span><text:span text:style-name="T193_8"><text:s/></text:span><text:span text:style-name="T193_9">the</text:span><text:span text:style-name="T193_10"><text:s/></text:span><text:span text:style-name="T193_11">experience</text:span><text:span text:style-name="T193_12"><text:s/></text:span></text:p>
        </text:list-item>
      </text:list>
      <text:h text:style-name="P194" text:outline-level="10"><text:bookmark-start text:name="h.qh3e1ko8zxfv"/><text:bookmark-end text:name="h.qh3e1ko8zxfv"/><text:span text:style-name="T194_1">Desires</text:span><text:span text:style-name="T194_2"><text:s/></text:span><text:span text:style-name="T194_3">for</text:span><text:span text:style-name="T194_4"><text:s/></text:span><text:span text:style-name="T194_5">Fedora</text:span><text:span text:style-name="T194_6"><text:s/></text:span><text:span text:style-name="T194_7">RPG</text:span></text:h>
      <text:p text:style-name="P195"><text:span text:style-name="T195_1">Thinking</text:span><text:span text:style-name="T195_2"><text:s/></text:span><text:span text:style-name="T195_3">a</text:span><text:span text:style-name="T195_4"><text:s/></text:span><text:span text:style-name="T195_5">lot</text:span><text:span text:style-name="T195_6"><text:s/></text:span><text:span text:style-name="T195_7">along</text:span><text:span text:style-name="T195_8"><text:s/></text:span><text:span text:style-name="T195_9">the</text:span><text:span text:style-name="T195_10"><text:s/></text:span><text:span text:style-name="T195_11">lines</text:span><text:span text:style-name="T195_12"><text:s/></text:span><text:span text:style-name="T195_13">of</text:span><text:span text:style-name="T195_14"><text:s/></text:span><text:span text:style-name="T195_15">BrowserQuest</text:span><text:span text:style-name="T195_16">...</text:span></text:p>
      <text:list text:style-name="LS27" xml:id="list98">
        <text:list-item>
          <text:p text:style-name="P196"><text:span text:style-name="T196_1">World</text:span></text:p>
          <text:list>
            <text:list-item>
              <text:p text:style-name="P197"><text:span text:style-name="T197_1">Open</text:span><text:span text:style-name="T197_2"><text:s/></text:span><text:span text:style-name="T197_3">World</text:span></text:p>
            </text:list-item>
            <text:list-item>
              <text:p text:style-name="P198"><text:span text:style-name="T198_1">Progress</text:span><text:span text:style-name="T198_2"><text:s/></text:span><text:span text:style-name="T198_3">through</text:span><text:span text:style-name="T198_4"><text:s/></text:span><text:span text:style-name="T198_5">the</text:span><text:span text:style-name="T198_6"><text:s/></text:span><text:span text:style-name="T198_7">world</text:span><text:span text:style-name="T198_8"><text:s/></text:span><text:span text:style-name="T198_9">getting</text:span><text:span text:style-name="T198_10"><text:s/></text:span><text:span text:style-name="T198_11">stronger</text:span><text:span text:style-name="T198_12"><text:s/></text:span><text:span text:style-name="T198_13">and</text:span><text:span text:style-name="T198_14"><text:s/></text:span><text:span text:style-name="T198_15">stronger</text:span></text:p>
            </text:list-item>
            <text:list-item>
              <text:p text:style-name="P199"><text:span text:style-name="T199_1">Free</text:span><text:span text:style-name="T199_2"><text:s/></text:span><text:span text:style-name="T199_3">roam</text:span></text:p>
            </text:list-item>
            <text:list-item>
              <text:p text:style-name="P200"><text:span text:style-name="T200_1">Quick</text:span><text:span text:style-name="T200_2"><text:s/></text:span><text:span text:style-name="T200_3">traveling</text:span><text:span text:style-name="T200_4"><text:s/></text:span><text:span text:style-name="T200_5">through</text:span><text:span text:style-name="T200_6"><text:s/></text:span><text:span text:style-name="T200_7">world</text:span></text:p>
            </text:list-item>
            <text:list-item>
              <text:p text:style-name="P201"><text:span text:style-name="T201_1">Side</text:span><text:span text:style-name="T201_2">-</text:span><text:span text:style-name="T201_3">quests</text:span></text:p>
            </text:list-item>
            <text:list-item>
              <text:p text:style-name="P202"><text:span text:style-name="T202_1">Player</text:span><text:span text:style-name="T202_2"><text:s/></text:span><text:span text:style-name="T202_3">has</text:span><text:span text:style-name="T202_4"><text:s/></text:span><text:span text:style-name="T202_5">a</text:span><text:span text:style-name="T202_6"><text:s/></text:span><text:span text:style-name="T202_7">central</text:span><text:span text:style-name="T202_8"><text:s/></text:span><text:span text:style-name="T202_9">home</text:span><text:span text:style-name="T202_10"><text:s/></text:span><text:span text:style-name="T202_11">that</text:span><text:span text:style-name="T202_12"><text:s/></text:span><text:span text:style-name="T202_13">he</text:span><text:span text:style-name="T202_14">/</text:span><text:span text:style-name="T202_15">she</text:span><text:span text:style-name="T202_16"><text:s/></text:span><text:span text:style-name="T202_17">can</text:span><text:span text:style-name="T202_18"><text:s/></text:span><text:span text:style-name="T202_19">return</text:span><text:span text:style-name="T202_20"><text:s/></text:span><text:span text:style-name="T202_21">to</text:span></text:p>
            </text:list-item>
            <text:list-item>
              <text:p text:style-name="P203"><text:span text:style-name="T203_1">Lock</text:span><text:span text:style-name="T203_2"><text:s/></text:span><text:span text:style-name="T203_3">and</text:span><text:span text:style-name="T203_4"><text:s/></text:span><text:span text:style-name="T203_5">Key</text:span><text:span text:style-name="T203_6"><text:s/></text:span><text:span text:style-name="T203_7">system</text:span></text:p>
              <text:list>
                <text:list-item>
                  <text:p text:style-name="P204"><text:span text:style-name="T204_1">Advancing</text:span><text:span text:style-name="T204_2"><text:s/></text:span><text:span text:style-name="T204_3">to</text:span><text:span text:style-name="T204_4"><text:s/></text:span><text:span text:style-name="T204_5">new</text:span><text:span text:style-name="T204_6"><text:s/></text:span><text:span text:style-name="T204_7">areas</text:span><text:span text:style-name="T204_8"><text:s/></text:span><text:span text:style-name="T204_9">within</text:span><text:span text:style-name="T204_10"><text:s/></text:span><text:span text:style-name="T204_11">the</text:span><text:span text:style-name="T204_12"><text:s/></text:span><text:span text:style-name="T204_13">world</text:span><text:span text:style-name="T204_14"><text:s/></text:span><text:span text:style-name="T204_15">only</text:span><text:span text:style-name="T204_16"><text:s/></text:span><text:span text:style-name="T204_17">when</text:span><text:span text:style-name="T204_18"><text:s/>“</text:span><text:span text:style-name="T204_19">strong</text:span><text:span text:style-name="T204_20">”<text:s/></text:span><text:span text:style-name="T204_21">enough</text:span></text:p>
                </text:list-item>
              </text:list>
            </text:list-item>
          </text:list>
        </text:list-item>
        <text:list-item>
          <text:p text:style-name="P205"><text:span text:style-name="T205_1">Combat</text:span></text:p>
          <text:list>
            <text:list-item>
              <text:p text:style-name="P206"><text:span text:style-name="T206_1">Real</text:span><text:span text:style-name="T206_2"><text:s/></text:span><text:span text:style-name="T206_3">time</text:span></text:p>
            </text:list-item>
            <text:list-item>
              <text:p text:style-name="P207"><text:span text:style-name="T207_1">Random</text:span><text:span text:style-name="T207_2"><text:s/></text:span><text:span text:style-name="T207_3">monster</text:span><text:span text:style-name="T207_4"><text:s/></text:span><text:span text:style-name="T207_5">encounters</text:span></text:p>
              <text:list>
                <text:list-item>
                  <text:p text:style-name="P208"><text:span text:style-name="T208_1">Small</text:span><text:span text:style-name="T208_2"><text:s/></text:span><text:span text:style-name="T208_3">programming</text:span><text:span text:style-name="T208_4"><text:s/></text:span><text:span text:style-name="T208_5">problems</text:span><text:span text:style-name="T208_6">?<text:s/></text:span></text:p>
                </text:list-item>
              </text:list>
            </text:list-item>
          </text:list>
        </text:list-item>
        <text:list-item>
          <text:p text:style-name="P209"><text:span text:style-name="T209_1">Character</text:span></text:p>
          <text:list>
            <text:list-item>
              <text:p text:style-name="P210"><text:span text:style-name="T210_1">Leveling</text:span><text:span text:style-name="T210_2"><text:s/></text:span><text:span text:style-name="T210_3">Up</text:span><text:span text:style-name="T210_4"><text:s/></text:span><text:span text:style-name="T210_5">System</text:span></text:p>
            </text:list-item>
            <text:list-item>
              <text:p text:style-name="P211"><text:span text:style-name="T211_1">Weapon</text:span><text:span text:style-name="T211_2">/</text:span><text:span text:style-name="T211_3">Armor</text:span><text:span text:style-name="T211_4"><text:s/></text:span><text:span text:style-name="T211_5">customization</text:span></text:p>
            </text:list-item>
          </text:list>
        </text:list-item>
        <text:list-item>
          <text:p text:style-name="P212"><text:span text:style-name="T212_1">Dungeons</text:span></text:p>
          <text:list>
            <text:list-item>
              <text:p text:style-name="P213"><text:span text:style-name="T213_1">Problems</text:span><text:span text:style-name="T213_2"><text:s/></text:span><text:span text:style-name="T213_3">get</text:span><text:span text:style-name="T213_4"><text:s/></text:span><text:span text:style-name="T213_5">harder</text:span><text:span text:style-name="T213_6"><text:s/></text:span><text:span text:style-name="T213_7">and</text:span><text:span text:style-name="T213_8"><text:s/></text:span><text:span text:style-name="T213_9">harder</text:span><text:span text:style-name="T213_10"><text:s/></text:span><text:span text:style-name="T213_11">as</text:span><text:span text:style-name="T213_12"><text:s/></text:span><text:span text:style-name="T213_13">player</text:span><text:span text:style-name="T213_14"><text:s/></text:span><text:span text:style-name="T213_15">progresses</text:span><text:span text:style-name="T213_16"><text:s/></text:span><text:span text:style-name="T213_17">through</text:span><text:span text:style-name="T213_18"><text:s/></text:span><text:span text:style-name="T213_19">dungeon</text:span></text:p>
            </text:list-item>
          </text:list>
        </text:list-item>
      </text:list>
      <text:h text:style-name="P214" text:outline-level="10"><text:bookmark-start text:name="h.s6m1rwwuj1gm"/><text:bookmark-end text:name="h.s6m1rwwuj1gm"/><text:span text:style-name="T214_1">Combat</text:span><text:span text:style-name="T214_2"><text:s/></text:span><text:span text:style-name="T214_3">Systems</text:span></text:h>
      <text:h text:style-name="P215" text:outline-level="10"><text:bookmark-start text:name="h.3igsctkfvtrb"/><text:bookmark-end text:name="h.3igsctkfvtrb"/><text:span text:style-name="T215_1">Combat</text:span><text:span text:style-name="T215_2"><text:s/></text:span><text:span text:style-name="T215_3">System</text:span><text:span text:style-name="T215_4"><text:s/></text:span><text:span text:style-name="T215_5">Elements</text:span></text:h>
      <text:h text:style-name="P216" text:outline-level="10"><text:bookmark-start text:name="h.hhe0v64368n1"/><text:bookmark-end text:name="h.hhe0v64368n1"/><text:span text:style-name="T216_1">Simple</text:span></text:h>
      <text:list text:style-name="LS28" xml:id="list116">
        <text:list-item>
          <text:p text:style-name="P217"><text:span text:style-name="T217_1">Number</text:span><text:span text:style-name="T217_2"><text:s/></text:span><text:span text:style-name="T217_3">Comparison</text:span></text:p>
        </text:list-item>
        <text:list-item>
          <text:p text:style-name="P218"><text:span text:style-name="T218_1">Modified</text:span><text:span text:style-name="T218_2"><text:s/></text:span><text:span text:style-name="T218_3">Number</text:span><text:span text:style-name="T218_4"><text:s/></text:span><text:span text:style-name="T218_5">Comparison</text:span></text:p>
        </text:list-item>
        <text:list-item>
          <text:p text:style-name="P219"><text:span text:style-name="T219_1">Hitpoints</text:span><text:span text:style-name="T219_2">,<text:s/></text:span><text:span text:style-name="T219_3">Damage</text:span><text:span text:style-name="T219_4"><text:s/></text:span><text:span text:style-name="T219_5">Value</text:span></text:p>
        </text:list-item>
        <text:list-item>
          <text:p text:style-name="P220"><text:span text:style-name="T220_1">Chance</text:span><text:span text:style-name="T220_2"><text:s/></text:span><text:span text:style-name="T220_3">to</text:span><text:span text:style-name="T220_4"><text:s/></text:span><text:span text:style-name="T220_5">Hit</text:span><text:span text:style-name="T220_6"><text:s/></text:span><text:span text:style-name="T220_7">Values</text:span></text:p>
        </text:list-item>
        <text:list-item>
          <text:p text:style-name="P221"><text:span text:style-name="T221_1">Damage</text:span><text:span text:style-name="T221_2"><text:s/></text:span><text:span text:style-name="T221_3">Ranges</text:span></text:p>
        </text:list-item>
      </text:list>
      <text:h text:style-name="P222" text:outline-level="10"><text:bookmark-start text:name="h.4poqt1kjofvu"/><text:bookmark-end text:name="h.4poqt1kjofvu"/><text:span text:style-name="T222_1">Complex</text:span></text:h>
      <text:list text:style-name="LS29" xml:id="list121">
        <text:list-item>
          <text:p text:style-name="P223"><text:span text:style-name="T223_1">Critical</text:span><text:span text:style-name="T223_2"><text:s/></text:span><text:span text:style-name="T223_3">Hits</text:span></text:p>
        </text:list-item>
        <text:list-item>
          <text:p text:style-name="P224"><text:span text:style-name="T224_1">Status</text:span><text:span text:style-name="T224_2"><text:s/></text:span><text:span text:style-name="T224_3">Ailments</text:span></text:p>
        </text:list-item>
        <text:list-item>
          <text:p text:style-name="P225"><text:span text:style-name="T225_1">Terrain</text:span><text:span text:style-name="T225_2"><text:s/></text:span><text:span text:style-name="T225_3">Bonuses</text:span></text:p>
        </text:list-item>
        <text:list-item>
          <text:p text:style-name="P226"><text:span text:style-name="T226_1">Energy</text:span><text:span text:style-name="T226_2"><text:s/></text:span><text:span text:style-name="T226_3">Bars</text:span></text:p>
        </text:list-item>
        <text:list-item>
          <text:p text:style-name="P227"><text:span text:style-name="T227_1">Rock</text:span><text:span text:style-name="T227_2"><text:s/></text:span><text:span text:style-name="T227_3">Paper</text:span><text:span text:style-name="T227_4"><text:s/></text:span><text:span text:style-name="T227_5">Scissors</text:span><text:span text:style-name="T227_6"><text:s/></text:span><text:span text:style-name="T227_7">Design</text:span></text:p>
        </text:list-item>
        <text:list-item>
          <text:p text:style-name="P228"><text:span text:style-name="T228_1">Battle</text:span><text:span text:style-name="T228_2"><text:s/></text:span><text:span text:style-name="T228_3">Orders</text:span></text:p>
        </text:list-item>
      </text:list>
      <text:h text:style-name="P229" text:outline-level="10"><text:bookmark-start text:name="h.m8mo2kpg605f"/><text:bookmark-end text:name="h.m8mo2kpg605f"/><text:span text:style-name="T229_1">Combat</text:span><text:span text:style-name="T229_2"><text:s/></text:span><text:span text:style-name="T229_3">System</text:span><text:span text:style-name="T229_4"><text:s/>1<text:s/>(</text:span><text:span text:style-name="T229_5">Real</text:span><text:span text:style-name="T229_6">-</text:span><text:span text:style-name="T229_7">Time</text:span><text:span text:style-name="T229_8">)</text:span></text:h>
      <text:p text:style-name="P230"><text:span text:style-name="T230_1">(</text:span><text:span text:style-name="T230_2">Was</text:span><text:span text:style-name="T230_3"><text:s/></text:span><text:span text:style-name="T230_4">thinking</text:span><text:span text:style-name="T230_5"><text:s/></text:span><text:span text:style-name="T230_6">along</text:span><text:span text:style-name="T230_7"><text:s/></text:span><text:span text:style-name="T230_8">the</text:span><text:span text:style-name="T230_9"><text:s/></text:span><text:span text:style-name="T230_10">lines</text:span><text:span text:style-name="T230_11"><text:s/></text:span><text:span text:style-name="T230_12">of</text:span><text:span text:style-name="T230_13"><text:s/></text:span><text:span text:style-name="T230_14">Zelda</text:span><text:span text:style-name="T230_15">)</text:span></text:p>
      <text:list text:style-name="LS30" xml:id="list127">
        <text:list-item>
          <text:p text:style-name="P231"><text:span text:style-name="T231_1">World</text:span><text:span text:style-name="T231_2"><text:s/></text:span><text:span text:style-name="T231_3">Enemies</text:span></text:p>
          <text:list>
            <text:list-item>
              <text:p text:style-name="P232"><text:span text:style-name="T232_1">Players</text:span></text:p>
            </text:list-item>
            <text:list-item>
              <text:p text:style-name="P233"><text:span text:style-name="T233_1">Monsters</text:span></text:p>
            </text:list-item>
            <text:list-item>
              <text:p text:style-name="P234"><text:span text:style-name="T234_1">Bosses</text:span></text:p>
            </text:list-item>
          </text:list>
        </text:list-item>
        <text:list-item>
          <text:p text:style-name="P235"><text:span text:style-name="T235_1">Combat</text:span></text:p>
          <text:list>
            <text:list-item>
              <text:p text:style-name="P236"><text:span text:style-name="T236_1">Physical</text:span><text:span text:style-name="T236_2"><text:s/></text:span><text:span text:style-name="T236_3">Attacks</text:span><text:span text:style-name="T236_4"><text:s/></text:span><text:span text:style-name="T236_5">with</text:span><text:span text:style-name="T236_6"><text:s/></text:span><text:span text:style-name="T236_7">weapons</text:span></text:p>
            </text:list-item>
          </text:list>
        </text:list-item>
        <text:list-item>
          <text:p text:style-name="P237"><text:span text:style-name="T237_1">Characters</text:span></text:p>
          <text:list>
            <text:list-item>
              <text:p text:style-name="P238"><text:span text:style-name="T238_1">Classless</text:span></text:p>
            </text:list-item>
            <text:list-item>
              <text:p text:style-name="P239"><text:span text:style-name="T239_1">Has</text:span><text:span text:style-name="T239_2"><text:s/></text:span><text:span text:style-name="T239_3">Attack</text:span><text:span text:style-name="T239_4">,<text:s/></text:span><text:span text:style-name="T239_5">Defense</text:span><text:span text:style-name="T239_6">,<text:s/></text:span><text:span text:style-name="T239_7">and</text:span><text:span text:style-name="T239_8"><text:s/></text:span><text:span text:style-name="T239_9">Chance</text:span><text:span text:style-name="T239_10"><text:s/></text:span><text:span text:style-name="T239_11">stats</text:span></text:p>
              <text:list>
                <text:list-item>
                  <text:p text:style-name="P240"><text:span text:style-name="T240_1">Higher</text:span><text:span text:style-name="T240_2"><text:s/></text:span><text:span text:style-name="T240_3">Attack</text:span><text:span text:style-name="T240_4"><text:s/>=<text:s/></text:span><text:span text:style-name="T240_5">more</text:span><text:span text:style-name="T240_6"><text:s/></text:span><text:span text:style-name="T240_7">damage</text:span><text:span text:style-name="T240_8"><text:s/></text:span><text:span text:style-name="T240_9">dealt</text:span></text:p>
                </text:list-item>
                <text:list-item>
                  <text:p text:style-name="P241"><text:span text:style-name="T241_1">Higher</text:span><text:span text:style-name="T241_2"><text:s/></text:span><text:span text:style-name="T241_3">Defense</text:span><text:span text:style-name="T241_4"><text:s/>=<text:s/></text:span><text:span text:style-name="T241_5">less</text:span><text:span text:style-name="T241_6"><text:s/></text:span><text:span text:style-name="T241_7">damage</text:span><text:span text:style-name="T241_8"><text:s/></text:span><text:span text:style-name="T241_9">taken</text:span></text:p>
                </text:list-item>
                <text:list-item>
                  <text:p text:style-name="P242"><text:span text:style-name="T242_1">Higher</text:span><text:span text:style-name="T242_2"><text:s/></text:span><text:span text:style-name="T242_3">Chance</text:span><text:span text:style-name="T242_4"><text:s/>=<text:s/></text:span><text:span text:style-name="T242_5">higher</text:span><text:span text:style-name="T242_6"><text:s/></text:span><text:span text:style-name="T242_7">chance</text:span><text:span text:style-name="T242_8"><text:s/></text:span><text:span text:style-name="T242_9">of</text:span><text:span text:style-name="T242_10"><text:s/></text:span><text:span text:style-name="T242_11">crits</text:span></text:p>
                </text:list-item>
              </text:list>
            </text:list-item>
            <text:list-item>
              <text:p text:style-name="P243"><text:span text:style-name="T243_1">Gains</text:span><text:span text:style-name="T243_2"><text:s/></text:span><text:span text:style-name="T243_3">XP</text:span><text:span text:style-name="T243_4"><text:s/></text:span><text:span text:style-name="T243_5">when</text:span><text:span text:style-name="T243_6"><text:s/></text:span><text:span text:style-name="T243_7">enemy</text:span><text:span text:style-name="T243_8"><text:s/></text:span><text:span text:style-name="T243_9">is</text:span><text:span text:style-name="T243_10"><text:s/></text:span><text:span text:style-name="T243_11">defeated</text:span></text:p>
              <text:list>
                <text:list-item>
                  <text:p text:style-name="P244"><text:span text:style-name="T244_1">XP</text:span><text:span text:style-name="T244_2"><text:s/></text:span><text:span text:style-name="T244_3">levels</text:span><text:span text:style-name="T244_4"><text:s/></text:span><text:span text:style-name="T244_5">up</text:span><text:span text:style-name="T244_6"><text:s/></text:span><text:span text:style-name="T244_7">character</text:span></text:p>
                </text:list-item>
                <text:list-item>
                  <text:p text:style-name="P245"><text:span text:style-name="T245_1">Each</text:span><text:span text:style-name="T245_2"><text:s/></text:span><text:span text:style-name="T245_3">new</text:span><text:span text:style-name="T245_4"><text:s/></text:span><text:span text:style-name="T245_5">level</text:span><text:span text:style-name="T245_6"><text:s/></text:span><text:span text:style-name="T245_7">adds</text:span><text:span text:style-name="T245_8"><text:s/></text:span><text:span text:style-name="T245_9">more</text:span><text:span text:style-name="T245_10"><text:s/></text:span><text:span text:style-name="T245_11">points</text:span><text:span text:style-name="T245_12"><text:s/></text:span><text:span text:style-name="T245_13">to</text:span><text:span text:style-name="T245_14"><text:s/></text:span><text:span text:style-name="T245_15">character</text:span></text:p>
                </text:list-item>
                <text:list-item>
                  <text:p text:style-name="P246"><text:span text:style-name="T246_1">These</text:span><text:span text:style-name="T246_2"><text:s/></text:span><text:span text:style-name="T246_3">new</text:span><text:span text:style-name="T246_4"><text:s/></text:span><text:span text:style-name="T246_5">points</text:span><text:span text:style-name="T246_6"><text:s/></text:span><text:span text:style-name="T246_7">can</text:span><text:span text:style-name="T246_8"><text:s/></text:span><text:span text:style-name="T246_9">be</text:span><text:span text:style-name="T246_10"><text:s/></text:span><text:span text:style-name="T246_11">added</text:span><text:span text:style-name="T246_12"><text:s/></text:span><text:span text:style-name="T246_13">to</text:span><text:span text:style-name="T246_14"><text:s/></text:span><text:span text:style-name="T246_15">Attack</text:span><text:span text:style-name="T246_16">,<text:s/></text:span><text:span text:style-name="T246_17">Defense</text:span><text:span text:style-name="T246_18">,<text:s/></text:span><text:span text:style-name="T246_19">or</text:span><text:span text:style-name="T246_20"><text:s/></text:span><text:span text:style-name="T246_21">Chance</text:span></text:p>
                </text:list-item>
              </text:list>
            </text:list-item>
          </text:list>
        </text:list-item>
        <text:list-item>
          <text:p text:style-name="P247"><text:span text:style-name="T247_1">Enemies</text:span></text:p>
          <text:list>
            <text:list-item>
              <text:p text:style-name="P248"><text:span text:style-name="T248_1">Drop</text:span><text:span text:style-name="T248_2"><text:s/></text:span><text:span text:style-name="T248_3">health</text:span><text:span text:style-name="T248_4"><text:s/></text:span><text:span text:style-name="T248_5">potions</text:span><text:span text:style-name="T248_6"><text:s/></text:span><text:span text:style-name="T248_7">to</text:span><text:span text:style-name="T248_8"><text:s/></text:span><text:span text:style-name="T248_9">heal</text:span><text:span text:style-name="T248_10"><text:s/></text:span><text:span text:style-name="T248_11">the</text:span><text:span text:style-name="T248_12"><text:s/></text:span><text:span text:style-name="T248_13">fighter</text:span></text:p>
            </text:list-item>
          </text:list>
        </text:list-item>
      </text:list>
      <text:p text:style-name="P249"/>
      <text:list text:style-name="LS31" xml:id="list145">
        <text:list-item>
          <text:p text:style-name="P250"><text:span text:style-name="T250_1">Pros</text:span></text:p>
          <text:list>
            <text:list-item>
              <text:p text:style-name="P251"><text:span text:style-name="T251_1">Simplicity</text:span></text:p>
              <text:list>
                <text:list-item>
                  <text:p text:style-name="P252"><text:span text:style-name="T252_1">Don</text:span><text:span text:style-name="T252_2">’</text:span><text:span text:style-name="T252_3">t</text:span><text:span text:style-name="T252_4"><text:s/></text:span><text:span text:style-name="T252_5">have</text:span><text:span text:style-name="T252_6"><text:s/></text:span><text:span text:style-name="T252_7">to</text:span><text:span text:style-name="T252_8"><text:s/></text:span><text:span text:style-name="T252_9">worry</text:span><text:span text:style-name="T252_10"><text:s/></text:span><text:span text:style-name="T252_11">about</text:span><text:span text:style-name="T252_12"><text:s/></text:span><text:span text:style-name="T252_13">class</text:span><text:span text:style-name="T252_14"><text:s/></text:span><text:span text:style-name="T252_15">balancing</text:span></text:p>
                </text:list-item>
                <text:list-item>
                  <text:p text:style-name="P253"><text:span text:style-name="T253_1">There</text:span><text:span text:style-name="T253_2"><text:s/></text:span><text:span text:style-name="T253_3">aren</text:span><text:span text:style-name="T253_4">’</text:span><text:span text:style-name="T253_5">t</text:span><text:span text:style-name="T253_6"><text:s/></text:span><text:span text:style-name="T253_7">extra</text:span><text:span text:style-name="T253_8"><text:s/></text:span><text:span text:style-name="T253_9">moves</text:span><text:span text:style-name="T253_10"><text:s/></text:span><text:span text:style-name="T253_11">or</text:span><text:span text:style-name="T253_12"><text:s/></text:span><text:span text:style-name="T253_13">spells</text:span><text:span text:style-name="T253_14"><text:s/></text:span><text:span text:style-name="T253_15">for</text:span><text:span text:style-name="T253_16"><text:s/></text:span><text:span text:style-name="T253_17">characters</text:span><text:span text:style-name="T253_18"><text:s/></text:span><text:span text:style-name="T253_19">to</text:span><text:span text:style-name="T253_20"><text:s/></text:span><text:span text:style-name="T253_21">learn</text:span></text:p>
                </text:list-item>
                <text:list-item>
                  <text:p text:style-name="P254"><text:span text:style-name="T254_1">Essentially</text:span><text:span text:style-name="T254_2"><text:s/></text:span><text:span text:style-name="T254_3">a</text:span><text:span text:style-name="T254_4"><text:s/></text:span><text:span text:style-name="T254_5">modified</text:span><text:span text:style-name="T254_6"><text:s/></text:span><text:span text:style-name="T254_7">number</text:span><text:span text:style-name="T254_8"><text:s/></text:span><text:span text:style-name="T254_9">comparison</text:span><text:span text:style-name="T254_10"><text:s/></text:span><text:span text:style-name="T254_11">system</text:span></text:p>
                </text:list-item>
              </text:list>
            </text:list-item>
          </text:list>
        </text:list-item>
        <text:list-item>
          <text:p text:style-name="P255"><text:span text:style-name="T255_1">Cons</text:span></text:p>
          <text:list>
            <text:list-item>
              <text:p text:style-name="P256"><text:span text:style-name="T256_1">Lacking</text:span><text:span text:style-name="T256_2"><text:s/></text:span><text:span text:style-name="T256_3">depth</text:span></text:p>
            </text:list-item>
            <text:list-item>
              <text:p text:style-name="P257"><text:span text:style-name="T257_1">Might</text:span><text:span text:style-name="T257_2"><text:s/></text:span><text:span text:style-name="T257_3">feel</text:span><text:span text:style-name="T257_4"><text:s/></text:span><text:span text:style-name="T257_5">slightly</text:span><text:span text:style-name="T257_6"><text:s/></text:span><text:span text:style-name="T257_7">repetitive</text:span></text:p>
            </text:list-item>
          </text:list>
        </text:list-item>
      </text:list>
      <text:h text:style-name="P258" text:outline-level="10"><text:bookmark-start text:name="h.hcd2yg980y30"/><text:bookmark-end text:name="h.hcd2yg980y30"/><text:span text:style-name="T258_1">Combat</text:span><text:span text:style-name="T258_2"><text:s/></text:span><text:span text:style-name="T258_3">System</text:span><text:span text:style-name="T258_4"><text:s/>2<text:s/>(</text:span><text:span text:style-name="T258_5">Real</text:span><text:span text:style-name="T258_6">-</text:span><text:span text:style-name="T258_7">Time</text:span><text:span text:style-name="T258_8">)</text:span></text:h>
      <text:list text:style-name="LS32" xml:id="list153">
        <text:list-item>
          <text:p text:style-name="P259"><text:span text:style-name="T259_1">Based</text:span><text:span text:style-name="T259_2"><text:s/></text:span><text:span text:style-name="T259_3">on</text:span><text:span text:style-name="T259_4"><text:s/></text:span><text:span text:style-name="T259_5">moves</text:span></text:p>
          <text:list>
            <text:list-item>
              <text:p text:style-name="P260"><text:span text:style-name="T260_1">Each</text:span><text:span text:style-name="T260_2"><text:s/></text:span><text:span text:style-name="T260_3">class</text:span><text:span text:style-name="T260_4"><text:s/></text:span><text:span text:style-name="T260_5">can</text:span><text:span text:style-name="T260_6"><text:s/></text:span><text:span text:style-name="T260_7">learn</text:span><text:span text:style-name="T260_8"><text:s/></text:span><text:span text:style-name="T260_9">different</text:span><text:span text:style-name="T260_10"><text:s/></text:span><text:span text:style-name="T260_11">moves</text:span></text:p>
              <text:list>
                <text:list-item>
                  <text:p text:style-name="P261"><text:span text:style-name="T261_1">Wizard</text:span><text:span text:style-name="T261_2"><text:s/></text:span><text:span text:style-name="T261_3">class</text:span><text:span text:style-name="T261_4"><text:s/></text:span><text:span text:style-name="T261_5">learns</text:span><text:span text:style-name="T261_6"><text:s/></text:span><text:span text:style-name="T261_7">spells</text:span></text:p>
                </text:list-item>
                <text:list-item>
                  <text:p text:style-name="P262"><text:span text:style-name="T262_1">Warrior</text:span><text:span text:style-name="T262_2"><text:s/></text:span><text:span text:style-name="T262_3">class</text:span><text:span text:style-name="T262_4"><text:s/></text:span><text:span text:style-name="T262_5">learns</text:span><text:span text:style-name="T262_6"><text:s/></text:span><text:span text:style-name="T262_7">more</text:span><text:span text:style-name="T262_8"><text:s/></text:span><text:span text:style-name="T262_9">powerful</text:span><text:span text:style-name="T262_10"><text:s/></text:span><text:span text:style-name="T262_11">hits</text:span></text:p>
                </text:list-item>
                <text:list-item>
                  <text:p text:style-name="P263"><text:span text:style-name="T263_1">Thief</text:span><text:span text:style-name="T263_2"><text:s/></text:span><text:span text:style-name="T263_3">class</text:span><text:span text:style-name="T263_4"><text:s/></text:span><text:span text:style-name="T263_5">learns</text:span><text:span text:style-name="T263_6"><text:s/></text:span><text:span text:style-name="T263_7">attacks</text:span><text:span text:style-name="T263_8"><text:s/></text:span><text:span text:style-name="T263_9">with</text:span><text:span text:style-name="T263_10"><text:s/></text:span><text:span text:style-name="T263_11">high</text:span><text:span text:style-name="T263_12"><text:s/></text:span><text:span text:style-name="T263_13">critical</text:span><text:span text:style-name="T263_14"><text:s/></text:span><text:span text:style-name="T263_15">hit</text:span><text:span text:style-name="T263_16"><text:s/></text:span><text:span text:style-name="T263_17">chance</text:span><text:span text:style-name="T263_18">,<text:s/></text:span><text:span text:style-name="T263_19">but</text:span><text:span text:style-name="T263_20"><text:s/></text:span><text:span text:style-name="T263_21">low</text:span><text:span text:style-name="T263_22"><text:s/></text:span><text:span text:style-name="T263_23">attack</text:span></text:p>
                </text:list-item>
                <text:list-item>
                  <text:p text:style-name="P264"><text:span text:style-name="T264_1">Etc</text:span><text:span text:style-name="T264_2">.</text:span></text:p>
                </text:list-item>
              </text:list>
            </text:list-item>
            <text:list-item>
              <text:p text:style-name="P265"><text:span text:style-name="T265_1">Some</text:span><text:span text:style-name="T265_2"><text:s/></text:span><text:span text:style-name="T265_3">classes</text:span><text:span text:style-name="T265_4"><text:s/></text:span><text:span text:style-name="T265_5">that</text:span><text:span text:style-name="T265_6"><text:s/></text:span><text:span text:style-name="T265_7">are</text:span><text:span text:style-name="T265_8"><text:s/></text:span><text:span text:style-name="T265_9">similar</text:span><text:span text:style-name="T265_10"><text:s/></text:span><text:span text:style-name="T265_11">may</text:span><text:span text:style-name="T265_12"><text:s/></text:span><text:span text:style-name="T265_13">share</text:span><text:span text:style-name="T265_14"><text:s/></text:span><text:span text:style-name="T265_15">some</text:span><text:span text:style-name="T265_16"><text:s/></text:span><text:span text:style-name="T265_17">of</text:span><text:span text:style-name="T265_18"><text:s/></text:span><text:span text:style-name="T265_19">these</text:span><text:span text:style-name="T265_20"><text:s/></text:span><text:span text:style-name="T265_21">moves</text:span></text:p>
            </text:list-item>
            <text:list-item>
              <text:p text:style-name="P266"><text:span text:style-name="T266_1">Each</text:span><text:span text:style-name="T266_2"><text:s/></text:span><text:span text:style-name="T266_3">large</text:span><text:span text:style-name="T266_4"><text:s/></text:span><text:span text:style-name="T266_5">bug</text:span><text:span text:style-name="T266_6"><text:s/></text:span><text:span text:style-name="T266_7">you</text:span><text:span text:style-name="T266_8"><text:s/></text:span><text:span text:style-name="T266_9">squash</text:span><text:span text:style-name="T266_10">,<text:s/></text:span><text:span text:style-name="T266_11">you</text:span><text:span text:style-name="T266_12"><text:s/></text:span><text:span text:style-name="T266_13">learn</text:span><text:span text:style-name="T266_14"><text:s/></text:span><text:span text:style-name="T266_15">a</text:span><text:span text:style-name="T266_16"><text:s/></text:span><text:span text:style-name="T266_17">new</text:span><text:span text:style-name="T266_18"><text:s/></text:span><text:span text:style-name="T266_19">move</text:span></text:p>
              <text:list>
                <text:list-item>
                  <text:p text:style-name="P267"><text:span text:style-name="T267_1">The</text:span><text:span text:style-name="T267_2"><text:s/></text:span><text:span text:style-name="T267_3">more</text:span><text:span text:style-name="T267_4"><text:s/></text:span><text:span text:style-name="T267_5">difficult</text:span><text:span text:style-name="T267_6"><text:s/></text:span><text:span text:style-name="T267_7">the</text:span><text:span text:style-name="T267_8"><text:s/></text:span><text:span text:style-name="T267_9">bug</text:span><text:span text:style-name="T267_10">,<text:s/></text:span><text:span text:style-name="T267_11">the</text:span><text:span text:style-name="T267_12"><text:s/></text:span><text:span text:style-name="T267_13">better</text:span><text:span text:style-name="T267_14"><text:s/></text:span><text:span text:style-name="T267_15">the</text:span><text:span text:style-name="T267_16"><text:s/></text:span><text:span text:style-name="T267_17">spell</text:span></text:p>
                </text:list-item>
              </text:list>
            </text:list-item>
            <text:list-item>
              <text:p text:style-name="P268"><text:span text:style-name="T268_1">To</text:span><text:span text:style-name="T268_2"><text:s/></text:span><text:span text:style-name="T268_3">use</text:span><text:span text:style-name="T268_4"><text:s/></text:span><text:span text:style-name="T268_5">this</text:span><text:span text:style-name="T268_6"><text:s/></text:span><text:span text:style-name="T268_7">move</text:span><text:span text:style-name="T268_8">,<text:s/></text:span><text:span text:style-name="T268_9">requires</text:span><text:span text:style-name="T268_10"><text:s/></text:span><text:span text:style-name="T268_11">action</text:span><text:span text:style-name="T268_12"><text:s/></text:span><text:span text:style-name="T268_13">points</text:span></text:p>
            </text:list-item>
            <text:list-item>
              <text:p text:style-name="P269"><text:span text:style-name="T269_1">Action</text:span><text:span text:style-name="T269_2"><text:s/></text:span><text:span text:style-name="T269_3">Points</text:span><text:span text:style-name="T269_4"><text:s/></text:span><text:span text:style-name="T269_5">regenerate</text:span><text:span text:style-name="T269_6"><text:s/></text:span><text:span text:style-name="T269_7">over</text:span><text:span text:style-name="T269_8"><text:s/></text:span><text:span text:style-name="T269_9">time</text:span></text:p>
            </text:list-item>
            <text:list-item>
              <text:p text:style-name="P270"><text:span text:style-name="T270_1">As</text:span><text:span text:style-name="T270_2"><text:s/></text:span><text:span text:style-name="T270_3">character</text:span><text:span text:style-name="T270_4"><text:s/></text:span><text:span text:style-name="T270_5">gains</text:span><text:span text:style-name="T270_6"><text:s/></text:span><text:span text:style-name="T270_7">experience</text:span><text:span text:style-name="T270_8"><text:s/></text:span><text:span text:style-name="T270_9">from</text:span><text:span text:style-name="T270_10"><text:s/></text:span><text:span text:style-name="T270_11">defeating</text:span><text:span text:style-name="T270_12"><text:s/></text:span><text:span text:style-name="T270_13">monsters</text:span><text:span text:style-name="T270_14"><text:s/></text:span><text:span text:style-name="T270_15">gain</text:span><text:span text:style-name="T270_16"><text:s/></text:span><text:span text:style-name="T270_17">levels</text:span></text:p>
              <text:list>
                <text:list-item>
                  <text:p text:style-name="P271"><text:span text:style-name="T271_1">New</text:span><text:span text:style-name="T271_2"><text:s/></text:span><text:span text:style-name="T271_3">levels</text:span><text:span text:style-name="T271_4"><text:s/></text:span><text:span text:style-name="T271_5">allow</text:span><text:span text:style-name="T271_6"><text:s/></text:span><text:span text:style-name="T271_7">points</text:span><text:span text:style-name="T271_8"><text:s/></text:span><text:span text:style-name="T271_9">to</text:span><text:span text:style-name="T271_10"><text:s/></text:span><text:span text:style-name="T271_11">be</text:span><text:span text:style-name="T271_12"><text:s/></text:span><text:span text:style-name="T271_13">distributed</text:span><text:span text:style-name="T271_14"><text:s/></text:span><text:span text:style-name="T271_15">to</text:span><text:span text:style-name="T271_16"><text:s/></text:span><text:span text:style-name="T271_17">faster</text:span><text:span text:style-name="T271_18"><text:s/></text:span><text:span text:style-name="T271_19">AP</text:span><text:span text:style-name="T271_20"><text:s/></text:span><text:span text:style-name="T271_21">regen</text:span></text:p>
                </text:list-item>
              </text:list>
            </text:list-item>
            <text:list-item>
              <text:p text:style-name="P272"><text:span text:style-name="T272_1">These</text:span><text:span text:style-name="T272_2"><text:s/></text:span><text:span text:style-name="T272_3">new</text:span><text:span text:style-name="T272_4"><text:s/></text:span><text:span text:style-name="T272_5">moves</text:span><text:span text:style-name="T272_6"><text:s/></text:span><text:span text:style-name="T272_7">a</text:span></text:p>
            </text:list-item>
          </text:list>
        </text:list-item>
      </text:list>
      <text:h text:style-name="P273" text:outline-level="10"><text:bookmark-start text:name="h.8po1232pinvr"/><text:bookmark-end text:name="h.8po1232pinvr"/><text:span text:style-name="T273_1">haly</text:span></text:h>
      <text:h text:style-name="P274" text:outline-level="10"><text:bookmark-start text:name="h.90v2enb5laod"/><text:bookmark-end text:name="h.90v2enb5laod"/><text:span text:style-name="T274_1">Early</text:span><text:span text:style-name="T274_2"><text:s/></text:span><text:span text:style-name="T274_3">Game</text:span><text:span text:style-name="T274_4"><text:s/></text:span><text:span text:style-name="T274_5">Ideas</text:span></text:h>
      <text:list text:style-name="LS33" xml:id="list167">
        <text:list-item>
          <text:p text:style-name="P275"><text:span text:style-name="T275_1">A</text:span><text:span text:style-name="T275_2"><text:s/></text:span><text:span text:style-name="T275_3">rating</text:span><text:span text:style-name="T275_4"><text:s/></text:span><text:span text:style-name="T275_5">system</text:span><text:span text:style-name="T275_6">,<text:s/></text:span><text:span text:style-name="T275_7">whereby</text:span><text:span text:style-name="T275_8"><text:s/></text:span><text:span text:style-name="T275_9">bits</text:span><text:span text:style-name="T275_10"><text:s/></text:span><text:span text:style-name="T275_11">of</text:span><text:span text:style-name="T275_12"><text:s/></text:span><text:span text:style-name="T275_13">contributions</text:span><text:span text:style-name="T275_14"><text:s/></text:span><text:span text:style-name="T275_15">are</text:span><text:span text:style-name="T275_16"><text:s/></text:span><text:span text:style-name="T275_17">open</text:span><text:span text:style-name="T275_18"><text:s/></text:span><text:span text:style-name="T275_19">to</text:span><text:span text:style-name="T275_20"><text:s/>“</text:span><text:span text:style-name="T275_21">likes</text:span><text:span text:style-name="T275_22">”</text:span></text:p>
          <text:list>
            <text:list-item>
              <text:p text:style-name="P276"><text:span text:style-name="T276_1">Every</text:span><text:span text:style-name="T276_2"><text:s/>“</text:span><text:span text:style-name="T276_3">like</text:span><text:span text:style-name="T276_4">”<text:s/></text:span><text:span text:style-name="T276_5">or</text:span><text:span text:style-name="T276_6"><text:s/>“</text:span><text:span text:style-name="T276_7">approval</text:span><text:span text:style-name="T276_8">”<text:s/></text:span><text:span text:style-name="T276_9">will</text:span><text:span text:style-name="T276_10"><text:s/></text:span><text:span text:style-name="T276_11">generate</text:span><text:span text:style-name="T276_12"><text:s/></text:span><text:span text:style-name="T276_13">some</text:span><text:span text:style-name="T276_14"><text:s/></text:span><text:span text:style-name="T276_15">item</text:span><text:span text:style-name="T276_16"><text:s/></text:span><text:span text:style-name="T276_17">or</text:span><text:span text:style-name="T276_18"><text:s/></text:span><text:span text:style-name="T276_19">income</text:span><text:span text:style-name="T276_20"><text:s/></text:span><text:span text:style-name="T276_21">for</text:span><text:span text:style-name="T276_22"><text:s/></text:span><text:span text:style-name="T276_23">the</text:span><text:span text:style-name="T276_24"><text:s/></text:span><text:span text:style-name="T276_25">contributor</text:span><text:span text:style-name="T276_26"><text:s/></text:span><text:span text:style-name="T276_27">in</text:span><text:span text:style-name="T276_28"><text:s/></text:span><text:span text:style-name="T276_29">game</text:span></text:p>
            </text:list-item>
            <text:list-item>
              <text:p text:style-name="P277"><text:span text:style-name="T277_1">Limits</text:span><text:span text:style-name="T277_2"><text:s/></text:span><text:span text:style-name="T277_3">on</text:span><text:span text:style-name="T277_4"><text:s/>“</text:span><text:span text:style-name="T277_5">likes</text:span><text:span text:style-name="T277_6">”<text:s/></text:span><text:span text:style-name="T277_7">per</text:span><text:span text:style-name="T277_8"><text:s/></text:span><text:span text:style-name="T277_9">day</text:span></text:p>
            </text:list-item>
            <text:list-item>
              <text:p text:style-name="P278"><text:span text:style-name="T278_1">Open</text:span><text:span text:style-name="T278_2"><text:s/></text:span><text:span text:style-name="T278_3">to</text:span><text:span text:style-name="T278_4"><text:s/></text:span><text:span text:style-name="T278_5">abuse</text:span><text:span text:style-name="T278_6">,<text:s/></text:span><text:span text:style-name="T278_7">requires</text:span><text:span text:style-name="T278_8"><text:s/></text:span><text:span text:style-name="T278_9">honor</text:span><text:span text:style-name="T278_10"><text:s/></text:span><text:span text:style-name="T278_11">code</text:span><text:span text:style-name="T278_12">,<text:s/></text:span><text:span text:style-name="T278_13">obviously</text:span><text:span text:style-name="T278_14"><text:s/></text:span><text:span text:style-name="T278_15">can</text:span><text:span text:style-name="T278_16">’</text:span><text:span text:style-name="T278_17">t</text:span><text:span text:style-name="T278_18"><text:s/></text:span><text:span text:style-name="T278_19">like</text:span><text:span text:style-name="T278_20"><text:s/></text:span><text:span text:style-name="T278_21">your</text:span><text:span text:style-name="T278_22"><text:s/></text:span><text:span text:style-name="T278_23">own</text:span><text:span text:style-name="T278_24"><text:s/></text:span><text:span text:style-name="T278_25">stuff</text:span><text:span text:style-name="T278_26"><text:s/></text:span><text:span text:style-name="T278_27">but</text:span><text:span text:style-name="T278_28"><text:s/></text:span><text:span text:style-name="T278_29">there</text:span><text:span text:style-name="T278_30"><text:s/></text:span><text:span text:style-name="T278_31">would</text:span><text:span text:style-name="T278_32"><text:s/></text:span><text:span text:style-name="T278_33">need</text:span><text:span text:style-name="T278_34"><text:s/></text:span><text:span text:style-name="T278_35">to</text:span><text:span text:style-name="T278_36"><text:s/></text:span><text:span text:style-name="T278_37">be</text:span><text:span text:style-name="T278_38"><text:s/></text:span><text:span text:style-name="T278_39">some</text:span><text:span text:style-name="T278_40"><text:s/></text:span><text:span text:style-name="T278_41">kind</text:span><text:span text:style-name="T278_42"><text:s/></text:span><text:span text:style-name="T278_43">of</text:span><text:span text:style-name="T278_44"><text:s/></text:span><text:span text:style-name="T278_45">global</text:span><text:span text:style-name="T278_46"><text:s/></text:span><text:span text:style-name="T278_47">identifier</text:span><text:span text:style-name="T278_48">,<text:s/></text:span><text:span text:style-name="T278_49">perhaps</text:span><text:span text:style-name="T278_50"><text:s/></text:span><text:span text:style-name="T278_51">a</text:span><text:span text:style-name="T278_52"><text:s/></text:span><text:span text:style-name="T278_53">browser</text:span><text:span text:style-name="T278_54"><text:s/></text:span><text:span text:style-name="T278_55">based</text:span><text:span text:style-name="T278_56"><text:s/></text:span><text:span text:style-name="T278_57">plugin</text:span></text:p>
            </text:list-item>
          </text:list>
        </text:list-item>
        <text:list-item>
          <text:p text:style-name="P279"><text:span text:style-name="T279_1">If</text:span><text:span text:style-name="T279_2"><text:s/></text:span><text:span text:style-name="T279_3">the</text:span><text:span text:style-name="T279_4"><text:s/></text:span><text:span text:style-name="T279_5">game</text:span><text:span text:style-name="T279_6"><text:s/></text:span><text:span text:style-name="T279_7">uses</text:span><text:span text:style-name="T279_8"><text:s/></text:span><text:span text:style-name="T279_9">a</text:span><text:span text:style-name="T279_10"><text:s/></text:span><text:span text:style-name="T279_11">physics</text:span><text:span text:style-name="T279_12"><text:s/></text:span><text:span text:style-name="T279_13">engine</text:span><text:span text:style-name="T279_14">,<text:s/></text:span><text:span text:style-name="T279_15">server</text:span><text:span text:style-name="T279_16"><text:s/></text:span><text:span text:style-name="T279_17">space</text:span><text:span text:style-name="T279_18"><text:s/></text:span><text:span text:style-name="T279_19">can</text:span><text:span text:style-name="T279_20"><text:s/></text:span><text:span text:style-name="T279_21">be</text:span><text:span text:style-name="T279_22"><text:s/></text:span><text:span text:style-name="T279_23">leased</text:span><text:span text:style-name="T279_24"><text:s/></text:span><text:span text:style-name="T279_25">to</text:span><text:span text:style-name="T279_26"><text:s/></text:span><text:span text:style-name="T279_27">players</text:span><text:span text:style-name="T279_28"><text:s/></text:span><text:span text:style-name="T279_29">and</text:span><text:span text:style-name="T279_30"><text:s/></text:span><text:span text:style-name="T279_31">they</text:span><text:span text:style-name="T279_32"><text:s/></text:span><text:span text:style-name="T279_33">can</text:span><text:span text:style-name="T279_34"><text:s/></text:span><text:span text:style-name="T279_35">have</text:span><text:span text:style-name="T279_36"><text:s/></text:span><text:span text:style-name="T279_37">access</text:span><text:span text:style-name="T279_38"><text:s/></text:span><text:span text:style-name="T279_39">to</text:span><text:span text:style-name="T279_40"><text:s/></text:span><text:span text:style-name="T279_41">certain</text:span><text:span text:style-name="T279_42"><text:s/></text:span><text:span text:style-name="T279_43">bits</text:span><text:span text:style-name="T279_44"><text:s/></text:span><text:span text:style-name="T279_45">of</text:span><text:span text:style-name="T279_46"><text:s/></text:span><text:span text:style-name="T279_47">code</text:span><text:span text:style-name="T279_48">,<text:s/></text:span><text:span text:style-name="T279_49">such</text:span><text:span text:style-name="T279_50"><text:s/></text:span><text:span text:style-name="T279_51">as</text:span><text:span text:style-name="T279_52"><text:s/></text:span><text:span text:style-name="T279_53">physics</text:span><text:span text:style-name="T279_54"><text:s/></text:span><text:span text:style-name="T279_55">variables</text:span></text:p>
          <text:list>
            <text:list-item>
              <text:p text:style-name="P280"><text:span text:style-name="T280_1">Players</text:span><text:span text:style-name="T280_2"><text:s/></text:span><text:span text:style-name="T280_3">could</text:span><text:span text:style-name="T280_4"><text:s/></text:span><text:span text:style-name="T280_5">create</text:span><text:span text:style-name="T280_6"><text:s/></text:span><text:span text:style-name="T280_7">individual</text:span><text:span text:style-name="T280_8"><text:s/></text:span><text:span text:style-name="T280_9">worlds</text:span><text:span text:style-name="T280_10"><text:s/></text:span><text:span text:style-name="T280_11">like</text:span><text:span text:style-name="T280_12"><text:s/></text:span><text:span text:style-name="T280_13">moons</text:span><text:span text:style-name="T280_14"><text:s/></text:span><text:span text:style-name="T280_15">with</text:span><text:span text:style-name="T280_16"><text:s/>10%<text:s/></text:span><text:span text:style-name="T280_17">Earth</text:span><text:span text:style-name="T280_18"><text:s/></text:span><text:span text:style-name="T280_19">gravity</text:span><text:span text:style-name="T280_20"><text:s/></text:span><text:span text:style-name="T280_21">or</text:span><text:span text:style-name="T280_22"><text:s/></text:span><text:span text:style-name="T280_23">Ocean</text:span><text:span text:style-name="T280_24"><text:s/></text:span><text:span text:style-name="T280_25">worlds</text:span></text:p>
            </text:list-item>
            <text:list-item>
              <text:p text:style-name="P281"><text:span text:style-name="T281_1">Some</text:span><text:span text:style-name="T281_2"><text:s/></text:span><text:span text:style-name="T281_3">things</text:span><text:span text:style-name="T281_4"><text:s/></text:span><text:span text:style-name="T281_5">can</text:span><text:span text:style-name="T281_6">’</text:span><text:span text:style-name="T281_7">t</text:span><text:span text:style-name="T281_8"><text:s/></text:span><text:span text:style-name="T281_9">be</text:span><text:span text:style-name="T281_10"><text:s/></text:span><text:span text:style-name="T281_11">changed</text:span><text:span text:style-name="T281_12"><text:s/></text:span><text:span text:style-name="T281_13">such</text:span><text:span text:style-name="T281_14"><text:s/></text:span><text:span text:style-name="T281_15">as</text:span><text:span text:style-name="T281_16"><text:s/></text:span><text:span text:style-name="T281_17">the</text:span><text:span text:style-name="T281_18"><text:s/></text:span><text:span text:style-name="T281_19">players</text:span><text:span text:style-name="T281_20"><text:s/></text:span><text:span text:style-name="T281_21">themselves</text:span><text:span text:style-name="T281_22"><text:s/></text:span><text:span text:style-name="T281_23">or</text:span><text:span text:style-name="T281_24"><text:s/></text:span><text:span text:style-name="T281_25">mob</text:span><text:span text:style-name="T281_26"><text:s/></text:span><text:span text:style-name="T281_27">spawn</text:span><text:span text:style-name="T281_28"><text:s/></text:span><text:span text:style-name="T281_29">rate</text:span><text:span text:style-name="T281_30"><text:s/></text:span><text:span text:style-name="T281_31">so</text:span><text:span text:style-name="T281_32"><text:s/></text:span><text:span text:style-name="T281_33">we</text:span><text:span text:style-name="T281_34"><text:s/></text:span><text:span text:style-name="T281_35">won</text:span><text:span text:style-name="T281_36">’</text:span><text:span text:style-name="T281_37">t</text:span><text:span text:style-name="T281_38"><text:s/></text:span><text:span text:style-name="T281_39">have</text:span><text:span text:style-name="T281_40"><text:s/></text:span><text:span text:style-name="T281_41">someone</text:span><text:span text:style-name="T281_42"><text:s/></text:span><text:span text:style-name="T281_43">AoE</text:span><text:span text:style-name="T281_44"><text:s/></text:span><text:span text:style-name="T281_45">grinding</text:span><text:span text:style-name="T281_46"><text:s/></text:span><text:span text:style-name="T281_47">in</text:span><text:span text:style-name="T281_48"><text:s/></text:span><text:span text:style-name="T281_49">their</text:span><text:span text:style-name="T281_50"><text:s/></text:span><text:span text:style-name="T281_51">own</text:span><text:span text:style-name="T281_52"><text:s/></text:span><text:span text:style-name="T281_53">little</text:span><text:span text:style-name="T281_54"><text:s/></text:span><text:span text:style-name="T281_55">farming</text:span><text:span text:style-name="T281_56"><text:s/></text:span><text:span text:style-name="T281_57">world</text:span></text:p>
            </text:list-item>
          </text:list>
        </text:list-item>
        <text:list-item>
          <text:p text:style-name="P282"><text:span text:style-name="T282_1">Spore</text:span><text:span text:style-name="T282_2"><text:s/></text:span><text:span text:style-name="T282_3">has</text:span><text:span text:style-name="T282_4"><text:s/></text:span><text:span text:style-name="T282_5">a</text:span><text:span text:style-name="T282_6"><text:s/></text:span><text:span text:style-name="T282_7">pretty</text:span><text:span text:style-name="T282_8"><text:s/></text:span><text:span text:style-name="T282_9">robust</text:span><text:span text:style-name="T282_10"><text:s/></text:span><text:span text:style-name="T282_11">content</text:span><text:span text:style-name="T282_12"><text:s/></text:span><text:span text:style-name="T282_13">creation</text:span><text:span text:style-name="T282_14"><text:s/></text:span><text:span text:style-name="T282_15">engine</text:span><text:span text:style-name="T282_16">,<text:s/></text:span><text:span text:style-name="T282_17">letting</text:span><text:span text:style-name="T282_18"><text:s/></text:span><text:span text:style-name="T282_19">people</text:span><text:span text:style-name="T282_20"><text:s/></text:span><text:span text:style-name="T282_21">create</text:span><text:span text:style-name="T282_22"><text:s/></text:span><text:span text:style-name="T282_23">buildings</text:span><text:span text:style-name="T282_24">,<text:s/></text:span><text:span text:style-name="T282_25">vehicles</text:span><text:span text:style-name="T282_26">,<text:s/></text:span><text:span text:style-name="T282_27">and</text:span><text:span text:style-name="T282_28"><text:s/></text:span><text:span text:style-name="T282_29">races</text:span><text:span text:style-name="T282_30"><text:s/></text:span><text:span text:style-name="T282_31">from</text:span><text:span text:style-name="T282_32"><text:s/></text:span><text:span text:style-name="T282_33">preset</text:span><text:span text:style-name="T282_34"><text:s/></text:span><text:span text:style-name="T282_35">items</text:span><text:span text:style-name="T282_36"><text:s/></text:span><text:span text:style-name="T282_37">that</text:span><text:span text:style-name="T282_38"><text:s/></text:span><text:span text:style-name="T282_39">can</text:span><text:span text:style-name="T282_40"><text:s/></text:span><text:span text:style-name="T282_41">be</text:span><text:span text:style-name="T282_42"><text:s/></text:span><text:span text:style-name="T282_43">scaled</text:span><text:span text:style-name="T282_44"><text:s/></text:span><text:span text:style-name="T282_45">and</text:span><text:span text:style-name="T282_46"><text:s/></text:span><text:span text:style-name="T282_47">transformed</text:span></text:p>
          <text:list>
            <text:list-item>
              <text:p text:style-name="P283"><text:span text:style-name="T283_1">What</text:span><text:span text:style-name="T283_2"><text:s/></text:span><text:span text:style-name="T283_3">if</text:span><text:span text:style-name="T283_4"><text:s/></text:span><text:span text:style-name="T283_5">FedoraRPG</text:span><text:span text:style-name="T283_6"><text:s/></text:span><text:span text:style-name="T283_7">had</text:span><text:span text:style-name="T283_8"><text:s/></text:span><text:span text:style-name="T283_9">a</text:span><text:span text:style-name="T283_10"><text:s/></text:span><text:span text:style-name="T283_11">bunch</text:span><text:span text:style-name="T283_12"><text:s/></text:span><text:span text:style-name="T283_13">of</text:span><text:span text:style-name="T283_14"><text:s/></text:span><text:span text:style-name="T283_15">pre</text:span><text:span text:style-name="T283_16">-</text:span><text:span text:style-name="T283_17">built</text:span><text:span text:style-name="T283_18"><text:s/></text:span><text:span text:style-name="T283_19">procedurally</text:span><text:span text:style-name="T283_20"><text:s/></text:span><text:span text:style-name="T283_21">generated</text:span><text:span text:style-name="T283_22"><text:s/></text:span><text:span text:style-name="T283_23">assets</text:span><text:span text:style-name="T283_24">,<text:s/></text:span><text:span text:style-name="T283_25">and</text:span><text:span text:style-name="T283_26"><text:s/></text:span><text:span text:style-name="T283_27">then</text:span><text:span text:style-name="T283_28"><text:s/></text:span><text:span text:style-name="T283_29">certain</text:span><text:span text:style-name="T283_30"><text:s/></text:span><text:span text:style-name="T283_31">constants</text:span><text:span text:style-name="T283_32"><text:s/></text:span><text:span text:style-name="T283_33">were</text:span><text:span text:style-name="T283_34"><text:s/></text:span><text:span text:style-name="T283_35">exposed</text:span><text:span text:style-name="T283_36"><text:s/></text:span><text:span text:style-name="T283_37">so</text:span><text:span text:style-name="T283_38"><text:s/></text:span><text:span text:style-name="T283_39">that</text:span><text:span text:style-name="T283_40"><text:s/></text:span><text:span text:style-name="T283_41">users</text:span><text:span text:style-name="T283_42"><text:s/></text:span><text:span text:style-name="T283_43">can</text:span><text:span text:style-name="T283_44"><text:s/></text:span><text:span text:style-name="T283_45">further</text:span><text:span text:style-name="T283_46"><text:s/></text:span><text:span text:style-name="T283_47">tweak</text:span><text:span text:style-name="T283_48"><text:s/></text:span><text:span text:style-name="T283_49">and</text:span><text:span text:style-name="T283_50"><text:s/></text:span><text:span text:style-name="T283_51">personalize</text:span><text:span text:style-name="T283_52"><text:s/></text:span><text:span text:style-name="T283_53">their</text:span><text:span text:style-name="T283_54"><text:s/></text:span><text:span text:style-name="T283_55">stuff</text:span><text:span text:style-name="T283_56">?</text:span></text:p>
            </text:list-item>
            <text:list-item>
              <text:p text:style-name="P284"><text:span text:style-name="T284_1">Players</text:span><text:span text:style-name="T284_2"><text:s/></text:span><text:span text:style-name="T284_3">can</text:span><text:span text:style-name="T284_4"><text:s/></text:span><text:span text:style-name="T284_5">sell</text:span><text:span text:style-name="T284_6"><text:s/></text:span><text:span text:style-name="T284_7">their</text:span><text:span text:style-name="T284_8"><text:s/></text:span><text:span text:style-name="T284_9">configurations</text:span><text:span text:style-name="T284_10">,<text:s/></text:span><text:span text:style-name="T284_11">but</text:span><text:span text:style-name="T284_12"><text:s/></text:span><text:span text:style-name="T284_13">other</text:span><text:span text:style-name="T284_14"><text:s/></text:span><text:span text:style-name="T284_15">players</text:span><text:span text:style-name="T284_16"><text:s/></text:span><text:span text:style-name="T284_17">cannot</text:span><text:span text:style-name="T284_18"><text:s/></text:span><text:span text:style-name="T284_19">see</text:span><text:span text:style-name="T284_20"><text:s/></text:span><text:span text:style-name="T284_21">them</text:span><text:span text:style-name="T284_22">,<text:s/></text:span><text:span text:style-name="T284_23">giving</text:span><text:span text:style-name="T284_24"><text:s/></text:span><text:span text:style-name="T284_25">the</text:span><text:span text:style-name="T284_26"><text:s/></text:span><text:span text:style-name="T284_27">original</text:span><text:span text:style-name="T284_28"><text:s/></text:span><text:span text:style-name="T284_29">makers</text:span><text:span text:style-name="T284_30"><text:s/></text:span><text:span text:style-name="T284_31">a</text:span><text:span text:style-name="T284_32"><text:s/></text:span><text:span text:style-name="T284_33">kind</text:span><text:span text:style-name="T284_34"><text:s/></text:span><text:span text:style-name="T284_35">of</text:span><text:span text:style-name="T284_36"><text:s/>“</text:span><text:span text:style-name="T284_37">ownership</text:span><text:span text:style-name="T284_38">”,<text:s/></text:span><text:span text:style-name="T284_39">although</text:span><text:span text:style-name="T284_40"><text:s/></text:span><text:span text:style-name="T284_41">of</text:span><text:span text:style-name="T284_42"><text:s/></text:span><text:span text:style-name="T284_43">course</text:span><text:span text:style-name="T284_44"><text:s/></text:span><text:span text:style-name="T284_45">it</text:span><text:span text:style-name="T284_46"><text:s/></text:span><text:span text:style-name="T284_47">could</text:span><text:span text:style-name="T284_48"><text:s/></text:span><text:span text:style-name="T284_49">be</text:span><text:span text:style-name="T284_50"><text:s/></text:span><text:span text:style-name="T284_51">duplicated</text:span><text:span text:style-name="T284_52"><text:s/></text:span><text:span text:style-name="T284_53">by</text:span><text:span text:style-name="T284_54"><text:s/></text:span><text:span text:style-name="T284_55">trial</text:span><text:span text:style-name="T284_56"><text:s/></text:span><text:span text:style-name="T284_57">and</text:span><text:span text:style-name="T284_58"><text:s/></text:span><text:span text:style-name="T284_59">error</text:span></text:p>
            </text:list-item>
            <text:list-item>
              <text:p text:style-name="P285"><text:span text:style-name="T285_1">It</text:span><text:span text:style-name="T285_2"><text:s/></text:span><text:span text:style-name="T285_3">would</text:span><text:span text:style-name="T285_4"><text:s/></text:span><text:span text:style-name="T285_5">be</text:span><text:span text:style-name="T285_6"><text:s/></text:span><text:span text:style-name="T285_7">like</text:span><text:span text:style-name="T285_8"><text:s/></text:span><text:span text:style-name="T285_9">trying</text:span><text:span text:style-name="T285_10"><text:s/></text:span><text:span text:style-name="T285_11">to</text:span><text:span text:style-name="T285_12"><text:s/></text:span><text:span text:style-name="T285_13">bring</text:span><text:span text:style-name="T285_14"><text:s/></text:span><text:span text:style-name="T285_15">the</text:span><text:span text:style-name="T285_16"><text:s/></text:span><text:span text:style-name="T285_17">ingenuity</text:span><text:span text:style-name="T285_18"><text:s/></text:span><text:span text:style-name="T285_19">found</text:span><text:span text:style-name="T285_20"><text:s/></text:span><text:span text:style-name="T285_21">in</text:span><text:span text:style-name="T285_22"><text:s/></text:span><text:span text:style-name="T285_23">the</text:span><text:span text:style-name="T285_24"><text:s/></text:span><text:span text:style-name="T285_25">demoscene</text:span><text:span text:style-name="T285_26"><text:s/></text:span><text:span text:style-name="T285_27">into</text:span><text:span text:style-name="T285_28"><text:s/></text:span><text:span text:style-name="T285_29">a</text:span><text:span text:style-name="T285_30"><text:s/></text:span><text:span text:style-name="T285_31">game</text:span></text:p>
            </text:list-item>
          </text:list>
        </text:list-item>
      </text:list>
      <text:h text:style-name="P286" text:outline-level="10"><text:bookmark-start text:name="h.ntxjn91jid7q"/><text:bookmark-end text:name="h.ntxjn91jid7q"/><text:span text:style-name="T286_1">Desires</text:span><text:span text:style-name="T286_2"><text:s/></text:span><text:span text:style-name="T286_3">for</text:span><text:span text:style-name="T286_4"><text:s/></text:span><text:span text:style-name="T286_5">Fedora</text:span><text:span text:style-name="T286_6"><text:s/></text:span><text:span text:style-name="T286_7">RPG</text:span></text:h>
      <text:list text:style-name="LS34" xml:id="list178">
        <text:list-item>
          <text:p text:style-name="P287"><text:span text:style-name="T287_1">Combat</text:span></text:p>
          <text:list>
            <text:list-item>
              <text:p text:style-name="P288"><text:span text:style-name="T288_1">Real</text:span><text:span text:style-name="T288_2"><text:s/></text:span><text:span text:style-name="T288_3">time</text:span></text:p>
            </text:list-item>
            <text:list-item>
              <text:p text:style-name="P289"><text:span text:style-name="T289_1">Hitbox</text:span><text:span text:style-name="T289_2"><text:s/></text:span><text:span text:style-name="T289_3">based</text:span></text:p>
            </text:list-item>
            <text:list-item>
              <text:p text:style-name="P290"><text:span text:style-name="T290_1">Knockback</text:span><text:span text:style-name="T290_2">/</text:span><text:span text:style-name="T290_3">flinching</text:span><text:span text:style-name="T290_4"><text:s/></text:span><text:span text:style-name="T290_5">with</text:span><text:span text:style-name="T290_6"><text:s/></text:span><text:span text:style-name="T290_7">some</text:span><text:span text:style-name="T290_8"><text:s/></text:span><text:span text:style-name="T290_9">invincibility</text:span><text:span text:style-name="T290_10"><text:s/></text:span><text:span text:style-name="T290_11">frames</text:span></text:p>
            </text:list-item>
            <text:list-item>
              <text:p text:style-name="P291"><text:span text:style-name="T291_1">Skills</text:span><text:span text:style-name="T291_2"><text:s/></text:span><text:span text:style-name="T291_3">with</text:span><text:span text:style-name="T291_4"><text:s/></text:span><text:span text:style-name="T291_5">combinational</text:span><text:span text:style-name="T291_6"><text:s/></text:span><text:span text:style-name="T291_7">inputs</text:span><text:span text:style-name="T291_8"><text:s/>(</text:span><text:span text:style-name="T291_9">like</text:span><text:span text:style-name="T291_10"><text:s/></text:span><text:span text:style-name="T291_11">fighting</text:span><text:span text:style-name="T291_12"><text:s/></text:span><text:span text:style-name="T291_13">games</text:span><text:span text:style-name="T291_14"><text:s/></text:span><text:span text:style-name="T291_15">but</text:span><text:span text:style-name="T291_16"><text:s/></text:span><text:span text:style-name="T291_17">not</text:span><text:span text:style-name="T291_18"><text:s/></text:span><text:span text:style-name="T291_19">as</text:span><text:span text:style-name="T291_20"><text:s/></text:span><text:span text:style-name="T291_21">complicated</text:span><text:span text:style-name="T291_22">)</text:span></text:p>
            </text:list-item>
          </text:list>
        </text:list-item>
        <text:list-item>
          <text:p text:style-name="P292"><text:span text:style-name="T292_1">Character</text:span></text:p>
          <text:list>
            <text:list-item>
              <text:p text:style-name="P293"><text:span text:style-name="T293_1">Classless</text:span></text:p>
            </text:list-item>
            <text:list-item>
              <text:p text:style-name="P294"><text:span text:style-name="T294_1">Leveling</text:span><text:span text:style-name="T294_2"><text:s/></text:span><text:span text:style-name="T294_3">up</text:span><text:span text:style-name="T294_4"><text:s/></text:span><text:span text:style-name="T294_5">gives</text:span><text:span text:style-name="T294_6"><text:s/></text:span><text:span text:style-name="T294_7">skill</text:span><text:span text:style-name="T294_8"><text:s/></text:span><text:span text:style-name="T294_9">points</text:span><text:span text:style-name="T294_10"><text:s/></text:span></text:p>
            </text:list-item>
            <text:list-item>
              <text:p text:style-name="P295"><text:span text:style-name="T295_1">Respecs</text:span></text:p>
            </text:list-item>
          </text:list>
        </text:list-item>
        <text:list-item>
          <text:p text:style-name="P296"><text:span text:style-name="T296_1">World</text:span></text:p>
          <text:list>
            <text:list-item>
              <text:p text:style-name="P297"><text:span text:style-name="T297_1">Player</text:span><text:span text:style-name="T297_2"><text:s/></text:span><text:span text:style-name="T297_3">housing</text:span></text:p>
            </text:list-item>
            <text:list-item>
              <text:p text:style-name="P298"><text:span text:style-name="T298_1">Day</text:span><text:span text:style-name="T298_2"><text:s/></text:span><text:span text:style-name="T298_3">night</text:span><text:span text:style-name="T298_4"><text:s/></text:span><text:span text:style-name="T298_5">cycle</text:span></text:p>
            </text:list-item>
            <text:list-item>
              <text:p text:style-name="P299"><text:span text:style-name="T299_1">Enemies</text:span><text:span text:style-name="T299_2"><text:s/></text:span><text:span text:style-name="T299_3">drop</text:span><text:span text:style-name="T299_4"><text:s/></text:span><text:span text:style-name="T299_5">ammunition</text:span></text:p>
            </text:list-item>
            <text:list-item>
              <text:p text:style-name="P300"><text:span text:style-name="T300_1">Some</text:span><text:span text:style-name="T300_2"><text:s/></text:span><text:span text:style-name="T300_3">sort</text:span><text:span text:style-name="T300_4"><text:s/></text:span><text:span text:style-name="T300_5">of</text:span><text:span text:style-name="T300_6"><text:s/></text:span><text:span text:style-name="T300_7">fast</text:span><text:span text:style-name="T300_8"><text:s/></text:span><text:span text:style-name="T300_9">traveling</text:span><text:span text:style-name="T300_10"><text:s/></text:span><text:span text:style-name="T300_11">or</text:span><text:span text:style-name="T300_12"><text:s/></text:span><text:span text:style-name="T300_13">quickened</text:span><text:span text:style-name="T300_14"><text:s/></text:span><text:span text:style-name="T300_15">travel</text:span></text:p>
            </text:list-item>
            <text:list-item>
              <text:p text:style-name="P301"><text:span text:style-name="T301_1">Items</text:span><text:span text:style-name="T301_2"><text:s/></text:span><text:span text:style-name="T301_3">can</text:span><text:span text:style-name="T301_4"><text:s/></text:span><text:span text:style-name="T301_5">be</text:span><text:span text:style-name="T301_6"><text:s/></text:span><text:span text:style-name="T301_7">dropped</text:span><text:span text:style-name="T301_8"><text:s/></text:span><text:span text:style-name="T301_9">on</text:span><text:span text:style-name="T301_10"><text:s/></text:span><text:span text:style-name="T301_11">the</text:span><text:span text:style-name="T301_12"><text:s/></text:span><text:span text:style-name="T301_13">ground</text:span></text:p>
            </text:list-item>
          </text:list>
        </text:list-item>
        <text:list-item>
          <text:p text:style-name="P302"><text:span text:style-name="T302_1">Dungeons</text:span></text:p>
          <text:list>
            <text:list-item>
              <text:p text:style-name="P303"><text:span text:style-name="T303_1">Should</text:span><text:span text:style-name="T303_2"><text:s/></text:span><text:span text:style-name="T303_3">have</text:span><text:span text:style-name="T303_4"><text:s/></text:span><text:span text:style-name="T303_5">puzzles</text:span><text:span text:style-name="T303_6"><text:s/></text:span><text:span text:style-name="T303_7">as</text:span><text:span text:style-name="T303_8"><text:s/></text:span><text:span text:style-name="T303_9">well</text:span><text:span text:style-name="T303_10"><text:s/></text:span><text:span text:style-name="T303_11">as</text:span><text:span text:style-name="T303_12"><text:s/></text:span><text:span text:style-name="T303_13">enemies</text:span></text:p>
            </text:list-item>
          </text:list>
        </text:list-item>
        <text:list-item>
          <text:p text:style-name="P304"><text:span text:style-name="T304_1">Crafting</text:span></text:p>
          <text:list>
            <text:list-item>
              <text:p text:style-name="P305"><text:span text:style-name="T305_1">Upgrades</text:span><text:span text:style-name="T305_2"><text:s/>(</text:span><text:span text:style-name="T305_3">improved</text:span><text:span text:style-name="T305_4"><text:s/></text:span><text:span text:style-name="T305_5">armor</text:span><text:span text:style-name="T305_6"><text:s/></text:span><text:span text:style-name="T305_7">rating</text:span><text:span text:style-name="T305_8"><text:s/></text:span><text:span text:style-name="T305_9">and</text:span><text:span text:style-name="T305_10"><text:s/></text:span><text:span text:style-name="T305_11">weapon</text:span><text:span text:style-name="T305_12"><text:s/></text:span><text:span text:style-name="T305_13">damage</text:span><text:span text:style-name="T305_14">)<text:s/></text:span></text:p>
            </text:list-item>
            <text:list-item>
              <text:p text:style-name="P306"><text:span text:style-name="T306_1">Enchants</text:span><text:span text:style-name="T306_2"><text:s/></text:span><text:span text:style-name="T306_3">can</text:span><text:span text:style-name="T306_4"><text:s/></text:span><text:span text:style-name="T306_5">affect</text:span><text:span text:style-name="T306_6"><text:s/></text:span><text:span text:style-name="T306_7">skills</text:span></text:p>
            </text:list-item>
          </text:list>
        </text:list-item>
      </text:list>
      <text:h text:style-name="P307" text:outline-level="10"><text:bookmark-start text:name="h.l9ppep1b4eqb"/><text:bookmark-end text:name="h.l9ppep1b4eqb"/><text:span text:style-name="T307_1">Combat</text:span><text:span text:style-name="T307_2"><text:s/></text:span><text:span text:style-name="T307_3">Systems</text:span></text:h>
      <text:h text:style-name="P308" text:outline-level="10"><text:bookmark-start text:name="h.rb0v3yp02aqp"/><text:bookmark-end text:name="h.rb0v3yp02aqp"/><text:span text:style-name="T308_1">Combat</text:span><text:span text:style-name="T308_2"><text:s/></text:span><text:span text:style-name="T308_3">System</text:span><text:span text:style-name="T308_4"><text:s/>1:<text:s/></text:span><text:span text:style-name="T308_5">Simple</text:span></text:h>
      <text:list text:style-name="LS35" xml:id="list198">
        <text:list-item>
          <text:p text:style-name="P309"><text:span text:style-name="T309_1">Inspiration</text:span></text:p>
          <text:list>
            <text:list-item>
              <text:p text:style-name="P310"><text:span text:style-name="T310_1">Zelda</text:span></text:p>
            </text:list-item>
            <text:list-item>
              <text:p text:style-name="P311"><text:span text:style-name="T311_1">Spiral</text:span><text:span text:style-name="T311_2"><text:s/></text:span><text:span text:style-name="T311_3">Knights</text:span></text:p>
            </text:list-item>
            <text:list-item>
              <text:p text:style-name="P312"><text:span text:style-name="T312_1">FFCC</text:span></text:p>
            </text:list-item>
            <text:list-item>
              <text:p text:style-name="P313"><text:span text:style-name="T313_1">Ikaruga</text:span></text:p>
            </text:list-item>
          </text:list>
        </text:list-item>
        <text:list-item>
          <text:p text:style-name="P314"><text:span text:style-name="T314_1">Stats</text:span></text:p>
          <text:list>
            <text:list-item>
              <text:p text:style-name="P315"><text:span text:style-name="T315_1">Resource</text:span><text:span text:style-name="T315_2"><text:s/></text:span><text:span text:style-name="T315_3">Bars</text:span></text:p>
              <text:list>
                <text:list-item>
                  <text:p text:style-name="P316"><text:span text:style-name="T316_1">Health</text:span></text:p>
                </text:list-item>
              </text:list>
            </text:list-item>
            <text:list-item>
              <text:p text:style-name="P317"><text:span text:style-name="T317_1">No</text:span><text:span text:style-name="T317_2"><text:s/></text:span><text:span text:style-name="T317_3">stats</text:span><text:span text:style-name="T317_4">,<text:s/></text:span><text:span text:style-name="T317_5">only</text:span><text:span text:style-name="T317_6"><text:s/></text:span><text:span text:style-name="T317_7">offense</text:span><text:span text:style-name="T317_8">,<text:s/></text:span><text:span text:style-name="T317_9">defense</text:span><text:span text:style-name="T317_10">,<text:s/></text:span><text:span text:style-name="T317_11">and</text:span><text:span text:style-name="T317_12"><text:s/></text:span><text:span text:style-name="T317_13">health</text:span></text:p>
            </text:list-item>
            <text:list-item>
              <text:p text:style-name="P318"><text:span text:style-name="T318_1">6<text:s/></text:span><text:span text:style-name="T318_2">elemental</text:span><text:span text:style-name="T318_3"><text:s/></text:span><text:span text:style-name="T318_4">types</text:span><text:span text:style-name="T318_5"><text:s/></text:span><text:span text:style-name="T318_6">of</text:span><text:span text:style-name="T318_7"><text:s/></text:span><text:span text:style-name="T318_8">weapons</text:span></text:p>
              <text:list>
                <text:list-item>
                  <text:p text:style-name="P319"><text:span text:style-name="T319_1">Comes</text:span><text:span text:style-name="T319_2"><text:s/></text:span><text:span text:style-name="T319_3">in</text:span><text:span text:style-name="T319_4"><text:s/></text:span><text:span text:style-name="T319_5">pairs</text:span><text:span text:style-name="T319_6">,<text:s/></text:span><text:span text:style-name="T319_7">A</text:span><text:span text:style-name="T319_8"><text:s/></text:span><text:span text:style-name="T319_9">and</text:span><text:span text:style-name="T319_10"><text:s/></text:span><text:span text:style-name="T319_11">B</text:span></text:p>
                </text:list-item>
                <text:list-item>
                  <text:p text:style-name="P320"><text:span text:style-name="T320_1">Weapons</text:span><text:span text:style-name="T320_2"><text:s/></text:span><text:span text:style-name="T320_3">of</text:span><text:span text:style-name="T320_4"><text:s/></text:span><text:span text:style-name="T320_5">type</text:span><text:span text:style-name="T320_6"><text:s/></text:span><text:span text:style-name="T320_7">A</text:span><text:span text:style-name="T320_8"><text:s/></text:span><text:span text:style-name="T320_9">deal</text:span><text:span text:style-name="T320_10"><text:s/></text:span><text:span text:style-name="T320_11">less</text:span><text:span text:style-name="T320_12"><text:s/></text:span><text:span text:style-name="T320_13">damage</text:span><text:span text:style-name="T320_14"><text:s/></text:span><text:span text:style-name="T320_15">to</text:span><text:span text:style-name="T320_16"><text:s/></text:span><text:span text:style-name="T320_17">armor</text:span><text:span text:style-name="T320_18"><text:s/></text:span><text:span text:style-name="T320_19">of</text:span><text:span text:style-name="T320_20"><text:s/></text:span><text:span text:style-name="T320_21">type</text:span><text:span text:style-name="T320_22"><text:s/></text:span><text:span text:style-name="T320_23">A</text:span></text:p>
                </text:list-item>
                <text:list-item>
                  <text:p text:style-name="P321"><text:span text:style-name="T321_1">Weapons</text:span><text:span text:style-name="T321_2"><text:s/></text:span><text:span text:style-name="T321_3">of</text:span><text:span text:style-name="T321_4"><text:s/></text:span><text:span text:style-name="T321_5">type</text:span><text:span text:style-name="T321_6"><text:s/></text:span><text:span text:style-name="T321_7">A</text:span><text:span text:style-name="T321_8"><text:s/></text:span><text:span text:style-name="T321_9">deal</text:span><text:span text:style-name="T321_10"><text:s/></text:span><text:span text:style-name="T321_11">more</text:span><text:span text:style-name="T321_12"><text:s/></text:span><text:span text:style-name="T321_13">damage</text:span><text:span text:style-name="T321_14"><text:s/></text:span><text:span text:style-name="T321_15">to</text:span><text:span text:style-name="T321_16"><text:s/></text:span><text:span text:style-name="T321_17">armor</text:span><text:span text:style-name="T321_18"><text:s/></text:span><text:span text:style-name="T321_19">of</text:span><text:span text:style-name="T321_20"><text:s/></text:span><text:span text:style-name="T321_21">type</text:span><text:span text:style-name="T321_22"><text:s/></text:span><text:span text:style-name="T321_23">B</text:span></text:p>
                </text:list-item>
                <text:list-item>
                  <text:p text:style-name="P322"><text:span text:style-name="T322_1">Heat</text:span><text:span text:style-name="T322_2"><text:s/>-<text:s/></text:span><text:span text:style-name="T322_3">Cold</text:span></text:p>
                </text:list-item>
                <text:list-item>
                  <text:p text:style-name="P323"><text:span text:style-name="T323_1">Holy</text:span><text:span text:style-name="T323_2"><text:s/>-<text:s/></text:span><text:span text:style-name="T323_3">Shadow</text:span></text:p>
                </text:list-item>
                <text:list-item>
                  <text:p text:style-name="P324"><text:span text:style-name="T324_1">Life</text:span><text:span text:style-name="T324_2"><text:s/>-<text:s/></text:span><text:span text:style-name="T324_3">Death</text:span></text:p>
                </text:list-item>
              </text:list>
            </text:list-item>
            <text:list-item>
              <text:p text:style-name="P325"><text:span text:style-name="T325_1">A</text:span><text:span text:style-name="T325_2"><text:s/></text:span><text:span text:style-name="T325_3">weapon</text:span><text:span text:style-name="T325_4"><text:s/></text:span><text:span text:style-name="T325_5">can</text:span><text:span text:style-name="T325_6"><text:s/></text:span><text:span text:style-name="T325_7">either</text:span><text:span text:style-name="T325_8"><text:s/></text:span><text:span text:style-name="T325_9">be</text:span><text:span text:style-name="T325_10"><text:s/></text:span><text:span text:style-name="T325_11">neutral</text:span><text:span text:style-name="T325_12"><text:s/></text:span><text:span text:style-name="T325_13">or</text:span><text:span text:style-name="T325_14"><text:s/></text:span><text:span text:style-name="T325_15">have</text:span><text:span text:style-name="T325_16"><text:s/></text:span><text:span text:style-name="T325_17">a</text:span><text:span text:style-name="T325_18"><text:s/></text:span><text:span text:style-name="T325_19">primary</text:span><text:span text:style-name="T325_20"><text:s/></text:span><text:span text:style-name="T325_21">element</text:span><text:span text:style-name="T325_22">,<text:s/></text:span><text:span text:style-name="T325_23">determined</text:span><text:span text:style-name="T325_24"><text:s/></text:span><text:span text:style-name="T325_25">by</text:span><text:span text:style-name="T325_26"><text:s/></text:span><text:span text:style-name="T325_27">which</text:span><text:span text:style-name="T325_28"><text:s/></text:span><text:span text:style-name="T325_29">elemental</text:span><text:span text:style-name="T325_30"><text:s/></text:span><text:span text:style-name="T325_31">damage</text:span><text:span text:style-name="T325_32"><text:s/></text:span><text:span text:style-name="T325_33">it</text:span><text:span text:style-name="T325_34"><text:s/></text:span><text:span text:style-name="T325_35">deals</text:span><text:span text:style-name="T325_36"><text:s/></text:span><text:span text:style-name="T325_37">most</text:span><text:span text:style-name="T325_38"><text:s/></text:span><text:span text:style-name="T325_39">of</text:span></text:p>
            </text:list-item>
            <text:list-item>
              <text:p text:style-name="P326"><text:span text:style-name="T326_1">Weapons</text:span><text:span text:style-name="T326_2"><text:s/></text:span><text:span text:style-name="T326_3">with</text:span><text:span text:style-name="T326_4"><text:s/></text:span><text:span text:style-name="T326_5">a</text:span><text:span text:style-name="T326_6"><text:s/></text:span><text:span text:style-name="T326_7">primary</text:span><text:span text:style-name="T326_8"><text:s/></text:span><text:span text:style-name="T326_9">element</text:span><text:span text:style-name="T326_10"><text:s/></text:span><text:span text:style-name="T326_11">can</text:span><text:span text:style-name="T326_12"><text:s/></text:span><text:span text:style-name="T326_13">deal</text:span><text:span text:style-name="T326_14"><text:s/></text:span><text:span text:style-name="T326_15">bonus</text:span><text:span text:style-name="T326_16"><text:s/></text:span><text:span text:style-name="T326_17">effects</text:span><text:span text:style-name="T326_18"><text:s/></text:span><text:span text:style-name="T326_19">depending</text:span><text:span text:style-name="T326_20"><text:s/></text:span><text:span text:style-name="T326_21">on</text:span><text:span text:style-name="T326_22"><text:s/></text:span><text:span text:style-name="T326_23">the</text:span><text:span text:style-name="T326_24"><text:s/></text:span><text:span text:style-name="T326_25">elem</text:span><text:span text:style-name="T326_26">+</text:span><text:span text:style-name="T326_27">ent</text:span></text:p>
              <text:list>
                <text:list-item>
                  <text:p text:style-name="P327"><text:span text:style-name="T327_1">Heat</text:span><text:span text:style-name="T327_2"><text:s/>-<text:s/></text:span><text:span text:style-name="T327_3">Burns</text:span></text:p>
                </text:list-item>
                <text:list-item>
                  <text:p text:style-name="P328"><text:span text:style-name="T328_1">Cold</text:span><text:span text:style-name="T328_2"><text:s/>-<text:s/></text:span><text:span text:style-name="T328_3">Chill</text:span></text:p>
                </text:list-item>
                <text:list-item>
                  <text:p text:style-name="P329"><text:span text:style-name="T329_1">Holy</text:span><text:span text:style-name="T329_2"><text:s/>-<text:s/></text:span><text:span text:style-name="T329_3">Stun</text:span></text:p>
                </text:list-item>
                <text:list-item>
                  <text:p text:style-name="P330"><text:span text:style-name="T330_1">Shadow</text:span><text:span text:style-name="T330_2"><text:s/>-<text:s/></text:span><text:span text:style-name="T330_3">Blind</text:span></text:p>
                </text:list-item>
                <text:list-item>
                  <text:p text:style-name="P331"><text:span text:style-name="T331_1">Life</text:span><text:span text:style-name="T331_2"><text:s/>-<text:s/></text:span><text:span text:style-name="T331_3">Heal</text:span></text:p>
                </text:list-item>
                <text:list-item>
                  <text:p text:style-name="P332"><text:span text:style-name="T332_1">Death</text:span><text:span text:style-name="T332_2"><text:s/>-<text:s/></text:span><text:span text:style-name="T332_3">Crit</text:span></text:p>
                </text:list-item>
              </text:list>
            </text:list-item>
            <text:list-item>
              <text:p text:style-name="P333"><text:span text:style-name="T333_1">Heat</text:span><text:span text:style-name="T333_2">,<text:s/></text:span><text:span text:style-name="T333_3">Holy</text:span><text:span text:style-name="T333_4">,<text:s/></text:span><text:span text:style-name="T333_5">Life</text:span><text:span text:style-name="T333_6"><text:s/></text:span><text:span text:style-name="T333_7">are</text:span><text:span text:style-name="T333_8"><text:s/></text:span><text:span text:style-name="T333_9">friends</text:span><text:span text:style-name="T333_10">,<text:s/></text:span><text:span text:style-name="T333_11">and</text:span><text:span text:style-name="T333_12"><text:s/></text:span><text:span text:style-name="T333_13">Cold</text:span><text:span text:style-name="T333_14">,<text:s/></text:span><text:span text:style-name="T333_15">Shadow</text:span><text:span text:style-name="T333_16">,<text:s/></text:span><text:span text:style-name="T333_17">Death</text:span><text:span text:style-name="T333_18"><text:s/></text:span><text:span text:style-name="T333_19">are</text:span><text:span text:style-name="T333_20"><text:s/></text:span><text:span text:style-name="T333_21">also</text:span><text:span text:style-name="T333_22"><text:s/></text:span><text:span text:style-name="T333_23">friends</text:span></text:p>
            </text:list-item>
            <text:list-item>
              <text:p text:style-name="P334"><text:span text:style-name="T334_1">What</text:span><text:span text:style-name="T334_2"><text:s/></text:span><text:span text:style-name="T334_3">this</text:span><text:span text:style-name="T334_4"><text:s/></text:span><text:span text:style-name="T334_5">does</text:span><text:span text:style-name="T334_6"><text:s/></text:span><text:span text:style-name="T334_7">I</text:span><text:span text:style-name="T334_8"><text:s/></text:span><text:span text:style-name="T334_9">haven</text:span><text:span text:style-name="T334_10">’</text:span><text:span text:style-name="T334_11">t</text:span><text:span text:style-name="T334_12"><text:s/></text:span><text:span text:style-name="T334_13">decided</text:span><text:span text:style-name="T334_14"><text:s/></text:span><text:span text:style-name="T334_15">yet</text:span></text:p>
            </text:list-item>
          </text:list>
        </text:list-item>
        <text:list-item>
          <text:p text:style-name="P335"><text:span text:style-name="T335_1">Movement</text:span></text:p>
          <text:list>
            <text:list-item>
              <text:p text:style-name="P336"><text:span text:style-name="T336_1">WASD</text:span></text:p>
            </text:list-item>
            <text:list-item>
              <text:p text:style-name="P337"><text:span text:style-name="T337_1">Up</text:span><text:span text:style-name="T337_2">,<text:s/></text:span><text:span text:style-name="T337_3">Down</text:span><text:span text:style-name="T337_4">,<text:s/></text:span><text:span text:style-name="T337_5">Left</text:span><text:span text:style-name="T337_6">,<text:s/></text:span><text:span text:style-name="T337_7">Right</text:span><text:span text:style-name="T337_8"><text:s/>(</text:span><text:span text:style-name="T337_9">and</text:span><text:span text:style-name="T337_10"><text:s/></text:span><text:span text:style-name="T337_11">combination</text:span><text:span text:style-name="T337_12"><text:s/></text:span><text:span text:style-name="T337_13">directions</text:span><text:span text:style-name="T337_14">)</text:span></text:p>
            </text:list-item>
            <text:list-item>
              <text:p text:style-name="P338"><text:span text:style-name="T338_1">2<text:s/></text:span><text:span text:style-name="T338_2">axes</text:span><text:span text:style-name="T338_3"><text:s/></text:span><text:span text:style-name="T338_4">of</text:span><text:span text:style-name="T338_5"><text:s/></text:span><text:span text:style-name="T338_6">movement</text:span></text:p>
            </text:list-item>
            <text:list-item>
              <text:p text:style-name="P339"><text:span text:style-name="T339_1">Control</text:span><text:span text:style-name="T339_2"><text:s/></text:span><text:span text:style-name="T339_3">orientation</text:span><text:span text:style-name="T339_4"><text:s/></text:span><text:span text:style-name="T339_5">using</text:span><text:span text:style-name="T339_6"><text:s/></text:span><text:span text:style-name="T339_7">mouse</text:span><text:span text:style-name="T339_8">,<text:s/></text:span><text:span text:style-name="T339_9">indicated</text:span><text:span text:style-name="T339_10"><text:s/></text:span><text:span text:style-name="T339_11">by</text:span><text:span text:style-name="T339_12"><text:s/></text:span><text:span text:style-name="T339_13">arrow</text:span><text:span text:style-name="T339_14"><text:s/></text:span><text:span text:style-name="T339_15">since</text:span><text:span text:style-name="T339_16"><text:s/>2</text:span><text:span text:style-name="T339_17">D</text:span><text:span text:style-name="T339_18"><text:s/></text:span><text:span text:style-name="T339_19">instead</text:span><text:span text:style-name="T339_20"><text:s/></text:span><text:span text:style-name="T339_21">of</text:span><text:span text:style-name="T339_22"><text:s/>3</text:span><text:span text:style-name="T339_23">D</text:span></text:p>
            </text:list-item>
          </text:list>
        </text:list-item>
        <text:list-item>
          <text:p text:style-name="P340"><text:span text:style-name="T340_1">Equipment</text:span></text:p>
          <text:list>
            <text:list-item>
              <text:p text:style-name="P341"><text:span text:style-name="T341_1">Two</text:span><text:span text:style-name="T341_2"><text:s/></text:span><text:span text:style-name="T341_3">weapons</text:span><text:span text:style-name="T341_4"><text:s/></text:span><text:span text:style-name="T341_5">as</text:span><text:span text:style-name="T341_6"><text:s/></text:span><text:span text:style-name="T341_7">default</text:span><text:span text:style-name="T341_8">,<text:s/></text:span><text:span text:style-name="T341_9">maybe</text:span><text:span text:style-name="T341_10"><text:s/></text:span><text:span text:style-name="T341_11">more</text:span><text:span text:style-name="T341_12"><text:s/></text:span><text:span text:style-name="T341_13">weapons</text:span><text:span text:style-name="T341_14"><text:s/></text:span><text:span text:style-name="T341_15">later</text:span><text:span text:style-name="T341_16"><text:s/></text:span><text:span text:style-name="T341_17">on</text:span><text:span text:style-name="T341_18"><text:s/></text:span><text:span text:style-name="T341_19">or</text:span><text:span text:style-name="T341_20"><text:s/></text:span><text:span text:style-name="T341_21">as</text:span><text:span text:style-name="T341_22"><text:s/></text:span><text:span text:style-name="T341_23">bonuses</text:span></text:p>
            </text:list-item>
            <text:list-item>
              <text:p text:style-name="P342"><text:span text:style-name="T342_1">Weapons</text:span><text:span text:style-name="T342_2"><text:s/></text:span><text:span text:style-name="T342_3">are</text:span><text:span text:style-name="T342_4"><text:s/></text:span><text:span text:style-name="T342_5">split</text:span><text:span text:style-name="T342_6"><text:s/></text:span><text:span text:style-name="T342_7">between</text:span><text:span text:style-name="T342_8"><text:s/></text:span><text:span text:style-name="T342_9">Ranged</text:span><text:span text:style-name="T342_10"><text:s/></text:span><text:span text:style-name="T342_11">and</text:span><text:span text:style-name="T342_12"><text:s/></text:span><text:span text:style-name="T342_13">Melee</text:span></text:p>
            </text:list-item>
            <text:list-item>
              <text:p text:style-name="P343"><text:span text:style-name="T343_1">Weapons</text:span><text:span text:style-name="T343_2"><text:s/></text:span><text:span text:style-name="T343_3">have</text:span><text:span text:style-name="T343_4"><text:s/></text:span><text:span text:style-name="T343_5">built</text:span><text:span text:style-name="T343_6"><text:s/></text:span><text:span text:style-name="T343_7">in</text:span><text:span text:style-name="T343_8"><text:s/>“</text:span><text:span text:style-name="T343_9">attack</text:span><text:span text:style-name="T343_10"><text:s/></text:span><text:span text:style-name="T343_11">chains</text:span><text:span text:style-name="T343_12">”<text:s/></text:span><text:span text:style-name="T343_13">that</text:span><text:span text:style-name="T343_14"><text:s/></text:span><text:span text:style-name="T343_15">trigger</text:span><text:span text:style-name="T343_16"><text:s/></text:span><text:span text:style-name="T343_17">when</text:span><text:span text:style-name="T343_18"><text:s/></text:span><text:span text:style-name="T343_19">they</text:span><text:span text:style-name="T343_20">’</text:span><text:span text:style-name="T343_21">re</text:span><text:span text:style-name="T343_22"><text:s/></text:span><text:span text:style-name="T343_23">used</text:span><text:span text:style-name="T343_24"><text:s/></text:span><text:span text:style-name="T343_25">consecutively</text:span></text:p>
            </text:list-item>
            <text:list-item>
              <text:p text:style-name="P344"><text:span text:style-name="T344_1">Everyone</text:span><text:span text:style-name="T344_2"><text:s/></text:span><text:span text:style-name="T344_3">gets</text:span><text:span text:style-name="T344_4"><text:s/></text:span><text:span text:style-name="T344_5">a</text:span><text:span text:style-name="T344_6"><text:s/></text:span><text:span text:style-name="T344_7">shield</text:span></text:p>
            </text:list-item>
            <text:list-item>
              <text:p text:style-name="P345"><text:span text:style-name="T345_1">Only</text:span><text:span text:style-name="T345_2"><text:s/></text:span><text:span text:style-name="T345_3">two</text:span><text:span text:style-name="T345_4"><text:s/></text:span><text:span text:style-name="T345_5">types</text:span><text:span text:style-name="T345_6"><text:s/></text:span><text:span text:style-name="T345_7">of</text:span><text:span text:style-name="T345_8"><text:s/></text:span><text:span text:style-name="T345_9">armor</text:span><text:span text:style-name="T345_10">,<text:s/></text:span><text:span text:style-name="T345_11">helmet</text:span><text:span text:style-name="T345_12"><text:s/></text:span><text:span text:style-name="T345_13">and</text:span><text:span text:style-name="T345_14"><text:s/></text:span><text:span text:style-name="T345_15">body</text:span></text:p>
            </text:list-item>
            <text:list-item>
              <text:p text:style-name="P346"><text:span text:style-name="T346_1">Maybe</text:span><text:span text:style-name="T346_2"><text:s/></text:span><text:span text:style-name="T346_3">accessories</text:span><text:span text:style-name="T346_4"><text:s/></text:span><text:span text:style-name="T346_5">because</text:span><text:span text:style-name="T346_6"><text:s/></text:span><text:span text:style-name="T346_7">everyone</text:span><text:span text:style-name="T346_8"><text:s/></text:span><text:span text:style-name="T346_9">wants</text:span><text:span text:style-name="T346_10"><text:s/></text:span><text:span text:style-name="T346_11">to</text:span><text:span text:style-name="T346_12"><text:s/></text:span><text:span text:style-name="T346_13">be</text:span><text:span text:style-name="T346_14"><text:s/></text:span><text:span text:style-name="T346_15">a</text:span><text:span text:style-name="T346_16"><text:s/></text:span><text:span text:style-name="T346_17">pretty</text:span><text:span text:style-name="T346_18"><text:s/></text:span><text:span text:style-name="T346_19">princess</text:span></text:p>
            </text:list-item>
          </text:list>
        </text:list-item>
        <text:list-item>
          <text:p text:style-name="P347"><text:span text:style-name="T347_1">Magic</text:span></text:p>
          <text:list>
            <text:list-item>
              <text:p text:style-name="P348"><text:span text:style-name="T348_1">Three</text:span><text:span text:style-name="T348_2"><text:s/></text:span><text:span text:style-name="T348_3">magic</text:span><text:span text:style-name="T348_4"><text:s/></text:span><text:span text:style-name="T348_5">slots</text:span><text:span text:style-name="T348_6"><text:s/></text:span><text:span text:style-name="T348_7">as</text:span><text:span text:style-name="T348_8"><text:s/></text:span><text:span text:style-name="T348_9">default</text:span><text:span text:style-name="T348_10">,<text:s/></text:span><text:span text:style-name="T348_11">empty</text:span><text:span text:style-name="T348_12"><text:s/></text:span><text:span text:style-name="T348_13">at</text:span><text:span text:style-name="T348_14"><text:s/></text:span><text:span text:style-name="T348_15">the</text:span><text:span text:style-name="T348_16"><text:s/></text:span><text:span text:style-name="T348_17">start</text:span><text:span text:style-name="T348_18"><text:s/></text:span><text:span text:style-name="T348_19">of</text:span><text:span text:style-name="T348_20"><text:s/></text:span><text:span text:style-name="T348_21">a</text:span><text:span text:style-name="T348_22"><text:s/></text:span><text:span text:style-name="T348_23">dungeon</text:span></text:p>
            </text:list-item>
            <text:list-item>
              <text:p text:style-name="P349"><text:span text:style-name="T349_1">Spells</text:span><text:span text:style-name="T349_2"><text:s/></text:span><text:span text:style-name="T349_3">do</text:span><text:span text:style-name="T349_4"><text:s/></text:span><text:span text:style-name="T349_5">not</text:span><text:span text:style-name="T349_6"><text:s/></text:span><text:span text:style-name="T349_7">carry</text:span><text:span text:style-name="T349_8"><text:s/></text:span><text:span text:style-name="T349_9">over</text:span><text:span text:style-name="T349_10"><text:s/></text:span><text:span text:style-name="T349_11">across</text:span><text:span text:style-name="T349_12"><text:s/></text:span><text:span text:style-name="T349_13">dungeons</text:span></text:p>
            </text:list-item>
            <text:list-item>
              <text:p text:style-name="P350"><text:span text:style-name="T350_1">Triggered</text:span><text:span text:style-name="T350_2"><text:s/></text:span><text:span text:style-name="T350_3">using</text:span><text:span text:style-name="T350_4"><text:s/></text:span><text:span text:style-name="T350_5">hotkeys</text:span></text:p>
            </text:list-item>
            <text:list-item>
              <text:p text:style-name="P351"><text:span text:style-name="T351_1">Spells</text:span><text:span text:style-name="T351_2"><text:s/></text:span><text:span text:style-name="T351_3">are</text:span><text:span text:style-name="T351_4"><text:s/></text:span><text:span text:style-name="T351_5">picked</text:span><text:span text:style-name="T351_6"><text:s/></text:span><text:span text:style-name="T351_7">up</text:span><text:span text:style-name="T351_8"><text:s/></text:span><text:span text:style-name="T351_9">from</text:span><text:span text:style-name="T351_10"><text:s/></text:span><text:span text:style-name="T351_11">monsters</text:span><text:span text:style-name="T351_12"><text:s/></text:span><text:span text:style-name="T351_13">or</text:span><text:span text:style-name="T351_14"><text:s/></text:span><text:span text:style-name="T351_15">world</text:span><text:span text:style-name="T351_16"><text:s/></text:span><text:span text:style-name="T351_17">objects</text:span></text:p>
            </text:list-item>
            <text:list-item>
              <text:p text:style-name="P352"><text:span text:style-name="T352_1">Spells</text:span><text:span text:style-name="T352_2"><text:s/></text:span><text:span text:style-name="T352_3">have</text:span><text:span text:style-name="T352_4"><text:s/></text:span><text:span text:style-name="T352_5">a</text:span><text:span text:style-name="T352_6"><text:s/></text:span><text:span text:style-name="T352_7">cast</text:span><text:span text:style-name="T352_8"><text:s/></text:span><text:span text:style-name="T352_9">time</text:span><text:span text:style-name="T352_10"><text:s/></text:span><text:span text:style-name="T352_11">and</text:span><text:span text:style-name="T352_12"><text:s/></text:span><text:span text:style-name="T352_13">a</text:span><text:span text:style-name="T352_14"><text:s/></text:span><text:span text:style-name="T352_15">cooldown</text:span></text:p>
            </text:list-item>
            <text:list-item>
              <text:p text:style-name="P353"><text:span text:style-name="T353_1">Mousing</text:span><text:span text:style-name="T353_2"><text:s/></text:span><text:span text:style-name="T353_3">over</text:span><text:span text:style-name="T353_4"><text:s/></text:span><text:span text:style-name="T353_5">a</text:span><text:span text:style-name="T353_6"><text:s/></text:span><text:span text:style-name="T353_7">spell</text:span><text:span text:style-name="T353_8"><text:s/></text:span><text:span text:style-name="T353_9">shows</text:span><text:span text:style-name="T353_10"><text:s/></text:span><text:span text:style-name="T353_11">the</text:span><text:span text:style-name="T353_12"><text:s/></text:span><text:span text:style-name="T353_13">range</text:span><text:span text:style-name="T353_14"><text:s/></text:span><text:span text:style-name="T353_15">indicator</text:span><text:span text:style-name="T353_16"><text:s/></text:span><text:span text:style-name="T353_17">and</text:span><text:span text:style-name="T353_18"><text:s/></text:span><text:span text:style-name="T353_19">info</text:span></text:p>
            </text:list-item>
            <text:list-item>
              <text:p text:style-name="P354"><text:span text:style-name="T354_1">Some</text:span><text:span text:style-name="T354_2"><text:s/></text:span><text:span text:style-name="T354_3">spells</text:span><text:span text:style-name="T354_4"><text:s/></text:span><text:span text:style-name="T354_5">are</text:span><text:span text:style-name="T354_6"><text:s/></text:span><text:span text:style-name="T354_7">projectiles</text:span><text:span text:style-name="T354_8">,<text:s/></text:span><text:span text:style-name="T354_9">others</text:span><text:span text:style-name="T354_10"><text:s/></text:span><text:span text:style-name="T354_11">will</text:span><text:span text:style-name="T354_12"><text:s/></text:span><text:span text:style-name="T354_13">heal</text:span><text:span text:style-name="T354_14">,<text:s/></text:span><text:span text:style-name="T354_15">etc</text:span></text:p>
            </text:list-item>
            <text:list-item>
              <text:p text:style-name="P355"><text:span text:style-name="T355_1">Set</text:span><text:span text:style-name="T355_2"><text:s/></text:span><text:span text:style-name="T355_3">number</text:span><text:span text:style-name="T355_4"><text:s/></text:span><text:span text:style-name="T355_5">of</text:span><text:span text:style-name="T355_6"><text:s/></text:span><text:span text:style-name="T355_7">spells</text:span><text:span text:style-name="T355_8"><text:s/></text:span><text:span text:style-name="T355_9">that</text:span><text:span text:style-name="T355_10"><text:s/></text:span><text:span text:style-name="T355_11">are</text:span><text:span text:style-name="T355_12"><text:s/></text:span><text:span text:style-name="T355_13">reused</text:span><text:span text:style-name="T355_14"><text:s/></text:span><text:span text:style-name="T355_15">across</text:span><text:span text:style-name="T355_16"><text:s/></text:span><text:span text:style-name="T355_17">dungeons</text:span></text:p>
            </text:list-item>
            <text:list-item>
              <text:p text:style-name="P356"><text:span text:style-name="T356_1">Spells</text:span><text:span text:style-name="T356_2"><text:s/></text:span><text:span text:style-name="T356_3">also</text:span><text:span text:style-name="T356_4"><text:s/></text:span><text:span text:style-name="T356_5">have</text:span><text:span text:style-name="T356_6"><text:s/></text:span><text:span text:style-name="T356_7">elemental</text:span><text:span text:style-name="T356_8"><text:s/></text:span><text:span text:style-name="T356_9">type</text:span></text:p>
            </text:list-item>
            <text:list-item>
              <text:p text:style-name="P357"><text:span text:style-name="T357_1">Having</text:span><text:span text:style-name="T357_2"><text:s/></text:span><text:span text:style-name="T357_3">more</text:span><text:span text:style-name="T357_4"><text:s/></text:span><text:span text:style-name="T357_5">than</text:span><text:span text:style-name="T357_6"><text:s/></text:span><text:span text:style-name="T357_7">one</text:span><text:span text:style-name="T357_8"><text:s/></text:span><text:span text:style-name="T357_9">copy</text:span><text:span text:style-name="T357_10"><text:s/></text:span><text:span text:style-name="T357_11">of</text:span><text:span text:style-name="T357_12"><text:s/></text:span><text:span text:style-name="T357_13">a</text:span><text:span text:style-name="T357_14"><text:s/></text:span><text:span text:style-name="T357_15">single</text:span><text:span text:style-name="T357_16"><text:s/></text:span><text:span text:style-name="T357_17">spell</text:span><text:span text:style-name="T357_18"><text:s/></text:span><text:span text:style-name="T357_19">e</text:span><text:span text:style-name="T357_20">quipped</text:span><text:span text:style-name="T357_21"><text:s/></text:span><text:span text:style-name="T357_22">will</text:span><text:span text:style-name="T357_23"><text:s/></text:span><text:span text:style-name="T357_24">result</text:span><text:span text:style-name="T357_25"><text:s/></text:span><text:span text:style-name="T357_26">in</text:span><text:span text:style-name="T357_27"><text:s/></text:span><text:span text:style-name="T357_28">an</text:span><text:span text:style-name="T357_29"><text:s/></text:span><text:span text:style-name="T357_30">upgraded</text:span><text:span text:style-name="T357_31"><text:s/></text:span><text:span text:style-name="T357_32">version</text:span><text:span text:style-name="T357_33"><text:s/></text:span><text:span text:style-name="T357_34">of</text:span><text:span text:style-name="T357_35"><text:s/></text:span><text:span text:style-name="T357_36">that</text:span><text:span text:style-name="T357_37"><text:s/></text:span><text:span text:style-name="T357_38">spell</text:span><text:span text:style-name="T357_39"><text:s/></text:span><text:span text:style-name="T357_40">when</text:span><text:span text:style-name="T357_41"><text:s/></text:span><text:span text:style-name="T357_42">either</text:span><text:span text:style-name="T357_43"><text:s/></text:span><text:span text:style-name="T357_44">spell</text:span><text:span text:style-name="T357_45"><text:s/></text:span><text:span text:style-name="T357_46">slot</text:span><text:span text:style-name="T357_47"><text:s/></text:span><text:span text:style-name="T357_48">is</text:span><text:span text:style-name="T357_49"><text:s/></text:span><text:span text:style-name="T357_50">used</text:span><text:span text:style-name="T357_51">,<text:s/></text:span><text:span text:style-name="T357_52">and</text:span><text:span text:style-name="T357_53"><text:s/></text:span><text:span text:style-name="T357_54">puts</text:span><text:span text:style-name="T357_55"><text:s/></text:span><text:span text:style-name="T357_56">both</text:span><text:span text:style-name="T357_57"><text:s/></text:span><text:span text:style-name="T357_58">slots</text:span><text:span text:style-name="T357_59"><text:s/></text:span><text:span text:style-name="T357_60">on</text:span><text:span text:style-name="T357_61"><text:s/></text:span><text:span text:style-name="T357_62">cooldown</text:span></text:p>
            </text:list-item>
            <text:list-item>
              <text:p text:style-name="P358"><text:span text:style-name="T358_1">Spells</text:span><text:span text:style-name="T358_2"><text:s/></text:span><text:span text:style-name="T358_3">can</text:span><text:span text:style-name="T358_4"><text:s/></text:span><text:span text:style-name="T358_5">be</text:span><text:span text:style-name="T358_6"><text:s/></text:span><text:span text:style-name="T358_7">unequipped</text:span><text:span text:style-name="T358_8"><text:s/></text:span><text:span text:style-name="T358_9">by</text:span><text:span text:style-name="T358_10"><text:s/></text:span><text:span text:style-name="T358_11">drag</text:span><text:span text:style-name="T358_12"><text:s/></text:span><text:span text:style-name="T358_13">and</text:span><text:span text:style-name="T358_14"><text:s/></text:span><text:span text:style-name="T358_15">drop</text:span><text:span text:style-name="T358_16"><text:s/></text:span><text:span text:style-name="T358_17">or</text:span><text:span text:style-name="T358_18"><text:s/></text:span><text:span text:style-name="T358_19">a</text:span><text:span text:style-name="T358_20"><text:s/></text:span><text:span text:style-name="T358_21">hotkey</text:span><text:span text:style-name="T358_22">,<text:s/></text:span><text:span text:style-name="T358_23">in</text:span><text:span text:style-name="T358_24"><text:s/></text:span><text:span text:style-name="T358_25">order</text:span><text:span text:style-name="T358_26"><text:s/></text:span><text:span text:style-name="T358_27">to</text:span><text:span text:style-name="T358_28"><text:s/></text:span><text:span text:style-name="T358_29">make</text:span><text:span text:style-name="T358_30"><text:s/></text:span><text:span text:style-name="T358_31">room</text:span><text:span text:style-name="T358_32"><text:s/></text:span><text:span text:style-name="T358_33">for</text:span><text:span text:style-name="T358_34"><text:s/></text:span><text:span text:style-name="T358_35">new</text:span><text:span text:style-name="T358_36"><text:s/></text:span><text:span text:style-name="T358_37">spells</text:span><text:span text:style-name="T358_38"><text:s/></text:span><text:span text:style-name="T358_39">or</text:span><text:span text:style-name="T358_40"><text:s/></text:span><text:span text:style-name="T358_41">to</text:span><text:span text:style-name="T358_42"><text:s/></text:span><text:span text:style-name="T358_43">trade</text:span><text:span text:style-name="T358_44"><text:s/></text:span><text:span text:style-name="T358_45">them</text:span><text:span text:style-name="T358_46"><text:s/></text:span><text:span text:style-name="T358_47">around</text:span></text:p>
            </text:list-item>
          </text:list>
        </text:list-item>
        <text:list-item>
          <text:p text:style-name="P359"><text:span text:style-name="T359_1">Combat</text:span></text:p>
          <text:list>
            <text:list-item>
              <text:p text:style-name="P360"><text:span text:style-name="T360_1">Melee</text:span></text:p>
              <text:list>
                <text:list-item>
                  <text:p text:style-name="P361"><text:span text:style-name="T361_1">Causes</text:span><text:span text:style-name="T361_2"><text:s/></text:span><text:span text:style-name="T361_3">flinching</text:span><text:span text:style-name="T361_4">/</text:span><text:span text:style-name="T361_5">knockback</text:span></text:p>
                </text:list-item>
                <text:list-item>
                  <text:p text:style-name="P362"><text:span text:style-name="T362_1">Stronger</text:span></text:p>
                </text:list-item>
                <text:list-item>
                  <text:p text:style-name="P363"><text:span text:style-name="T363_1">Usually</text:span><text:span text:style-name="T363_2"><text:s/></text:span><text:span text:style-name="T363_3">hits</text:span><text:span text:style-name="T363_4"><text:s/></text:span><text:span text:style-name="T363_5">in</text:span><text:span text:style-name="T363_6"><text:s/></text:span><text:span text:style-name="T363_7">an</text:span><text:span text:style-name="T363_8"><text:s/></text:span><text:span text:style-name="T363_9">area</text:span></text:p>
                </text:list-item>
              </text:list>
            </text:list-item>
            <text:list-item>
              <text:p text:style-name="P364"><text:span text:style-name="T364_1">Ranged</text:span></text:p>
              <text:list>
                <text:list-item>
                  <text:p text:style-name="P365"><text:span text:style-name="T365_1">Does</text:span><text:span text:style-name="T365_2"><text:s/></text:span><text:span text:style-name="T365_3">not</text:span><text:span text:style-name="T365_4"><text:s/></text:span><text:span text:style-name="T365_5">cause</text:span><text:span text:style-name="T365_6"><text:s/></text:span><text:span text:style-name="T365_7">as</text:span><text:span text:style-name="T365_8"><text:s/></text:span><text:span text:style-name="T365_9">much</text:span><text:span text:style-name="T365_10"><text:s/></text:span><text:span text:style-name="T365_11">flinching</text:span><text:span text:style-name="T365_12"><text:s/></text:span><text:span text:style-name="T365_13">or</text:span><text:span text:style-name="T365_14"><text:s/></text:span><text:span text:style-name="T365_15">knockback</text:span><text:span text:style-name="T365_16">,<text:s text:c="2"/></text:span><text:span text:style-name="T365_17">maybe</text:span><text:span text:style-name="T365_18"><text:s/></text:span><text:span text:style-name="T365_19">only</text:span><text:span text:style-name="T365_20"><text:s/></text:span><text:span text:style-name="T365_21">at</text:span><text:span text:style-name="T365_22"><text:s/></text:span><text:span text:style-name="T365_23">the</text:span><text:span text:style-name="T365_24"><text:s/></text:span><text:span text:style-name="T365_25">end</text:span><text:span text:style-name="T365_26"><text:s/></text:span><text:span text:style-name="T365_27">of</text:span><text:span text:style-name="T365_28"><text:s/></text:span><text:span text:style-name="T365_29">a</text:span><text:span text:style-name="T365_30"><text:s/></text:span><text:span text:style-name="T365_31">combo</text:span></text:p>
                </text:list-item>
                <text:list-item>
                  <text:p text:style-name="P366"><text:span text:style-name="T366_1">Different</text:span><text:span text:style-name="T366_2"><text:s/></text:span><text:span text:style-name="T366_3">ranges</text:span><text:span text:style-name="T366_4"><text:s/></text:span><text:span text:style-name="T366_5">depending</text:span><text:span text:style-name="T366_6"><text:s/></text:span><text:span text:style-name="T366_7">on</text:span><text:span text:style-name="T366_8"><text:s/></text:span><text:span text:style-name="T366_9">type</text:span></text:p>
                </text:list-item>
                <text:list-item>
                  <text:p text:style-name="P367"><text:span text:style-name="T367_1">Usually</text:span><text:span text:style-name="T367_2"><text:s/></text:span><text:span text:style-name="T367_3">only</text:span><text:span text:style-name="T367_4"><text:s/></text:span><text:span text:style-name="T367_5">hits</text:span><text:span text:style-name="T367_6"><text:s/></text:span><text:span text:style-name="T367_7">a</text:span><text:span text:style-name="T367_8"><text:s/></text:span><text:span text:style-name="T367_9">single</text:span><text:span text:style-name="T367_10"><text:s/></text:span><text:span text:style-name="T367_11">target</text:span><text:span text:style-name="T367_12">,<text:s/></text:span><text:span text:style-name="T367_13">may</text:span><text:span text:style-name="T367_14"><text:s/></text:span><text:span text:style-name="T367_15">pierce</text:span><text:span text:style-name="T367_16"><text:s/></text:span><text:span text:style-name="T367_17">on</text:span><text:span text:style-name="T367_18"><text:s/></text:span><text:span text:style-name="T367_19">final</text:span><text:span text:style-name="T367_20"><text:s/></text:span><text:span text:style-name="T367_21">attack</text:span></text:p>
                </text:list-item>
              </text:list>
            </text:list-item>
            <text:list-item>
              <text:p text:style-name="P368"><text:span text:style-name="T368_1">Charge</text:span></text:p>
              <text:list>
                <text:list-item>
                  <text:p text:style-name="P369"><text:span text:style-name="T369_1">Weapons</text:span><text:span text:style-name="T369_2"><text:s/></text:span><text:span text:style-name="T369_3">can</text:span><text:span text:style-name="T369_4"><text:s/></text:span><text:span text:style-name="T369_5">be</text:span><text:span text:style-name="T369_6"><text:s/></text:span><text:span text:style-name="T369_7">charged</text:span><text:span text:style-name="T369_8"><text:s/></text:span><text:span text:style-name="T369_9">to</text:span><text:span text:style-name="T369_10"><text:s/></text:span><text:span text:style-name="T369_11">do</text:span><text:span text:style-name="T369_12"><text:s/></text:span><text:span text:style-name="T369_13">a</text:span><text:span text:style-name="T369_14"><text:s/></text:span><text:span text:style-name="T369_15">special</text:span><text:span text:style-name="T369_16"><text:s/></text:span><text:span text:style-name="T369_17">attack</text:span></text:p>
                </text:list-item>
              </text:list>
            </text:list-item>
            <text:list-item>
              <text:p text:style-name="P370"><text:span text:style-name="T370_1">Shield</text:span></text:p>
              <text:list>
                <text:list-item>
                  <text:p text:style-name="P371"><text:span text:style-name="T371_1">Creates</text:span><text:span text:style-name="T371_2"><text:s/></text:span><text:span text:style-name="T371_3">an</text:span><text:span text:style-name="T371_4"><text:s/></text:span><text:span text:style-name="T371_5">omnidirectional</text:span><text:span text:style-name="T371_6"><text:s/></text:span><text:span text:style-name="T371_7">barrier</text:span><text:span text:style-name="T371_8"><text:s/></text:span><text:span text:style-name="T371_9">that</text:span><text:span text:style-name="T371_10"><text:s/></text:span><text:span text:style-name="T371_11">decreases</text:span><text:span text:style-name="T371_12"><text:s/></text:span><text:span text:style-name="T371_13">in</text:span><text:span text:style-name="T371_14"><text:s/></text:span><text:span text:style-name="T371_15">strength</text:span><text:span text:style-name="T371_16"><text:s/></text:span><text:span text:style-name="T371_17">when</text:span><text:span text:style-name="T371_18"><text:s/></text:span><text:span text:style-name="T371_19">hit</text:span></text:p>
                </text:list-item>
                <text:list-item>
                  <text:p text:style-name="P372"><text:span text:style-name="T372_1">If</text:span><text:span text:style-name="T372_2"><text:s/></text:span><text:span text:style-name="T372_3">a</text:span><text:span text:style-name="T372_4"><text:s/></text:span><text:span text:style-name="T372_5">shield</text:span><text:span text:style-name="T372_6"><text:s/></text:span><text:span text:style-name="T372_7">breaks</text:span><text:span text:style-name="T372_8"><text:s/></text:span><text:span text:style-name="T372_9">the</text:span><text:span text:style-name="T372_10"><text:s/></text:span><text:span text:style-name="T372_11">player</text:span><text:span text:style-name="T372_12"><text:s/></text:span><text:span text:style-name="T372_13">is</text:span><text:span text:style-name="T372_14"><text:s/></text:span><text:span text:style-name="T372_15">stunned</text:span></text:p>
                </text:list-item>
                <text:list-item>
                  <text:p text:style-name="P373"><text:span text:style-name="T373_1">Enemies</text:span><text:span text:style-name="T373_2"><text:s/></text:span><text:span text:style-name="T373_3">touching</text:span><text:span text:style-name="T373_4"><text:s/></text:span><text:span text:style-name="T373_5">the</text:span><text:span text:style-name="T373_6"><text:s/></text:span><text:span text:style-name="T373_7">player</text:span><text:span text:style-name="T373_8"><text:s/></text:span><text:span text:style-name="T373_9">will</text:span><text:span text:style-name="T373_10"><text:s/></text:span><text:span text:style-name="T373_11">be</text:span><text:span text:style-name="T373_12"><text:s/></text:span><text:span text:style-name="T373_13">pushed</text:span><text:span text:style-name="T373_14"><text:s/></text:span><text:span text:style-name="T373_15">back</text:span><text:span text:style-name="T373_16"><text:s/></text:span><text:span text:style-name="T373_17">a</text:span><text:span text:style-name="T373_18"><text:s/></text:span><text:span text:style-name="T373_19">bit</text:span></text:p>
                </text:list-item>
              </text:list>
            </text:list-item>
            <text:list-item>
              <text:p text:style-name="P374"><text:span text:style-name="T374_1">Spells</text:span></text:p>
              <text:list>
                <text:list-item>
                  <text:p text:style-name="P375"><text:span text:style-name="T375_1">Players</text:span><text:span text:style-name="T375_2"><text:s/></text:span><text:span text:style-name="T375_3">are</text:span><text:span text:style-name="T375_4"><text:s/></text:span><text:span text:style-name="T375_5">stationary</text:span><text:span text:style-name="T375_6"><text:s/></text:span><text:span text:style-name="T375_7">or</text:span><text:span text:style-name="T375_8"><text:s/></text:span><text:span text:style-name="T375_9">move</text:span><text:span text:style-name="T375_10"><text:s/></text:span><text:span text:style-name="T375_11">much</text:span><text:span text:style-name="T375_12"><text:s/></text:span><text:span text:style-name="T375_13">slower</text:span><text:span text:style-name="T375_14"><text:s/></text:span><text:span text:style-name="T375_15">when</text:span><text:span text:style-name="T375_16"><text:s/></text:span><text:span text:style-name="T375_17">casting</text:span><text:span text:style-name="T375_18"><text:s/></text:span><text:span text:style-name="T375_19">a</text:span><text:span text:style-name="T375_20"><text:s/></text:span><text:span text:style-name="T375_21">spell</text:span></text:p>
                </text:list-item>
              </text:list>
            </text:list-item>
            <text:list-item>
              <text:p text:style-name="P376"><text:span text:style-name="T376_1">Invincibility</text:span></text:p>
              <text:list>
                <text:list-item>
                  <text:p text:style-name="P377"><text:span text:style-name="T377_1">Players</text:span><text:span text:style-name="T377_2"><text:s/></text:span><text:span text:style-name="T377_3">gain</text:span><text:span text:style-name="T377_4"><text:s/>0.5<text:s/></text:span><text:span text:style-name="T377_5">seconds</text:span><text:span text:style-name="T377_6"><text:s/></text:span><text:span text:style-name="T377_7">of</text:span><text:span text:style-name="T377_8"><text:s/></text:span><text:span text:style-name="T377_9">invincibility</text:span><text:span text:style-name="T377_10"><text:s/></text:span><text:span text:style-name="T377_11">when</text:span><text:span text:style-name="T377_12"><text:s/></text:span><text:span text:style-name="T377_13">hit</text:span><text:span text:style-name="T377_14"><text:s/></text:span><text:span text:style-name="T377_15">by</text:span><text:span text:style-name="T377_16"><text:s/></text:span><text:span text:style-name="T377_17">any</text:span><text:span text:style-name="T377_18"><text:s/></text:span><text:span text:style-name="T377_19">attack</text:span></text:p>
                </text:list-item>
              </text:list>
            </text:list-item>
          </text:list>
        </text:list-item>
      </text:list>
      <text:h text:style-name="P378" text:outline-level="10"><text:bookmark-start text:name="h.1r9q7fxy222l"/><text:bookmark-end text:name="h.1r9q7fxy222l"/><text:span text:style-name="T378_1">Combat</text:span><text:span text:style-name="T378_2"><text:s/></text:span><text:span text:style-name="T378_3">System</text:span><text:span text:style-name="T378_4"><text:s/>2:<text:s/></text:span><text:span text:style-name="T378_5">Complex</text:span></text:h>
      <text:list text:style-name="LS36" xml:id="list267">
        <text:list-item>
          <text:p text:style-name="P379"><text:span text:style-name="T379_1">inspiration</text:span></text:p>
          <text:list>
            <text:list-item>
              <text:p text:style-name="P380"><text:span text:style-name="T380_1">Skyrim</text:span></text:p>
            </text:list-item>
            <text:list-item>
              <text:p text:style-name="P381"><text:span text:style-name="T381_1">Dragon</text:span><text:span text:style-name="T381_2">’</text:span><text:span text:style-name="T381_3">s</text:span><text:span text:style-name="T381_4"><text:s/></text:span><text:span text:style-name="T381_5">Nest</text:span></text:p>
            </text:list-item>
            <text:list-item>
              <text:p text:style-name="P382"><text:span text:style-name="T382_1">Gundam</text:span><text:span text:style-name="T382_2"><text:s/></text:span><text:span text:style-name="T382_3">EXVS</text:span></text:p>
            </text:list-item>
            <text:list-item>
              <text:p text:style-name="P383"><text:span text:style-name="T383_1">Guild</text:span><text:span text:style-name="T383_2"><text:s/></text:span><text:span text:style-name="T383_3">Wars</text:span></text:p>
            </text:list-item>
          </text:list>
        </text:list-item>
      </text:list>
      <text:list text:style-name="LS35" xml:id="list272">
        <text:list-item>
          <text:p text:style-name="P384"><text:span text:style-name="T384_1">Stats</text:span></text:p>
          <text:list>
            <text:list-item>
              <text:p text:style-name="P385"><text:span text:style-name="T385_1">Resource</text:span><text:span text:style-name="T385_2"><text:s/></text:span><text:span text:style-name="T385_3">Bars</text:span></text:p>
              <text:list>
                <text:list-item>
                  <text:p text:style-name="P386"><text:span text:style-name="T386_1">Health</text:span><text:span text:style-name="T386_2">,<text:s/></text:span><text:span text:style-name="T386_3">stamina</text:span></text:p>
                </text:list-item>
              </text:list>
            </text:list-item>
          </text:list>
          <text:list text:style-name="LS36" xml:id="list275">
            <text:list-item>
              <text:p text:style-name="P387"><text:span text:style-name="T387_1">Attributes</text:span></text:p>
              <text:list>
                <text:list-item>
                  <text:p text:style-name="P388"><text:span text:style-name="T388_1">Strength</text:span><text:span text:style-name="T388_2"><text:s/></text:span><text:span text:style-name="T388_3">improves</text:span><text:span text:style-name="T388_4"><text:s/></text:span><text:span text:style-name="T388_5">weapon</text:span><text:span text:style-name="T388_6"><text:s/></text:span><text:span text:style-name="T388_7">damage</text:span></text:p>
                </text:list-item>
                <text:list-item>
                  <text:p text:style-name="P389"><text:span text:style-name="T389_1">Agility</text:span><text:span text:style-name="T389_2"><text:s/></text:span><text:span text:style-name="T389_3">improves</text:span><text:span text:style-name="T389_4"><text:s/></text:span><text:span text:style-name="T389_5">dashing</text:span></text:p>
                </text:list-item>
                <text:list-item>
                  <text:p text:style-name="P390"><text:span text:style-name="T390_1">Intelligence</text:span><text:span text:style-name="T390_2"><text:s/></text:span><text:span text:style-name="T390_3">improves</text:span><text:span text:style-name="T390_4"><text:s/></text:span><text:span text:style-name="T390_5">skill</text:span><text:span text:style-name="T390_6"><text:s/></text:span><text:span text:style-name="T390_7">damage</text:span></text:p>
                </text:list-item>
                <text:list-item>
                  <text:p text:style-name="P391"><text:span text:style-name="T391_1">Vitality</text:span><text:span text:style-name="T391_2"><text:s/></text:span><text:span text:style-name="T391_3">increases</text:span><text:span text:style-name="T391_4"><text:s/></text:span><text:span text:style-name="T391_5">max</text:span><text:span text:style-name="T391_6"><text:s/></text:span><text:span text:style-name="T391_7">health</text:span><text:span text:style-name="T391_8"><text:s/></text:span></text:p>
                </text:list-item>
                <text:list-item>
                  <text:p text:style-name="P392"><text:span text:style-name="T392_1">Endurance</text:span><text:span text:style-name="T392_2"><text:s/></text:span><text:span text:style-name="T392_3">increases</text:span><text:span text:style-name="T392_4"><text:s/></text:span><text:span text:style-name="T392_5">max</text:span><text:span text:style-name="T392_6"><text:s/></text:span><text:span text:style-name="T392_7">stamina</text:span><text:span text:style-name="T392_8"><text:s/></text:span><text:span text:style-name="T392_9">and</text:span><text:span text:style-name="T392_10"><text:s/></text:span><text:span text:style-name="T392_11">stamina</text:span><text:span text:style-name="T392_12"><text:s/></text:span><text:span text:style-name="T392_13">recharge</text:span><text:span text:style-name="T392_14"><text:s/></text:span><text:span text:style-name="T392_15">rate</text:span></text:p>
                </text:list-item>
              </text:list>
            </text:list-item>
          </text:list>
        </text:list-item>
      </text:list>
      <text:list text:style-name="LS35" xml:id="list281">
        <text:list-item>
          <text:p text:style-name="P393"><text:span text:style-name="T393_1">Movement</text:span></text:p>
          <text:list>
            <text:list-item>
              <text:p text:style-name="P394"><text:span text:style-name="T394_1">WASD</text:span><text:span text:style-name="T394_2"><text:s/>+<text:s/></text:span><text:span text:style-name="T394_3">Space</text:span></text:p>
            </text:list-item>
            <text:list-item>
              <text:p text:style-name="P395"><text:span text:style-name="T395_1">Up</text:span><text:span text:style-name="T395_2">,<text:s/></text:span><text:span text:style-name="T395_3">down</text:span><text:span text:style-name="T395_4">,<text:s/></text:span><text:span text:style-name="T395_5">left</text:span><text:span text:style-name="T395_6">,<text:s/></text:span><text:span text:style-name="T395_7">right</text:span><text:span text:style-name="T395_8"><text:s/></text:span></text:p>
            </text:list-item>
            <text:list-item>
              <text:p text:style-name="P396"><text:span text:style-name="T396_1">Jump</text:span></text:p>
            </text:list-item>
            <text:list-item>
              <text:p text:style-name="P397"><text:span text:style-name="T397_1">Three</text:span><text:span text:style-name="T397_2"><text:s/></text:span><text:span text:style-name="T397_3">axes</text:span><text:span text:style-name="T397_4"><text:s/></text:span><text:span text:style-name="T397_5">of</text:span><text:span text:style-name="T397_6"><text:s/></text:span><text:span text:style-name="T397_7">movement</text:span></text:p>
            </text:list-item>
            <text:list-item>
              <text:p text:style-name="P398"><text:span text:style-name="T398_1">Mouse</text:span><text:span text:style-name="T398_2"><text:s/></text:span><text:span text:style-name="T398_3">controls</text:span><text:span text:style-name="T398_4"><text:s/></text:span><text:span text:style-name="T398_5">orientation</text:span></text:p>
            </text:list-item>
            <text:list-item>
              <text:p text:style-name="P399"><text:span text:style-name="T399_1">Dash</text:span></text:p>
              <text:list>
                <text:list-item>
                  <text:p text:style-name="P400"><text:span text:style-name="T400_1">Triggered</text:span><text:span text:style-name="T400_2"><text:s/></text:span><text:span text:style-name="T400_3">by</text:span><text:span text:style-name="T400_4"><text:s/></text:span><text:span text:style-name="T400_5">hotkey</text:span></text:p>
                </text:list-item>
                <text:list-item>
                  <text:p text:style-name="P401"><text:span text:style-name="T401_1">Moves</text:span><text:span text:style-name="T401_2"><text:s/></text:span><text:span text:style-name="T401_3">in</text:span><text:span text:style-name="T401_4"><text:s/></text:span><text:span text:style-name="T401_5">direction</text:span><text:span text:style-name="T401_6"><text:s/></text:span><text:span text:style-name="T401_7">of</text:span><text:span text:style-name="T401_8"><text:s/></text:span><text:span text:style-name="T401_9">orientation</text:span></text:p>
                </text:list-item>
                <text:list-item>
                  <text:p text:style-name="P402"><text:span text:style-name="T402_1">Can</text:span><text:span text:style-name="T402_2"><text:s/></text:span><text:span text:style-name="T402_3">dash</text:span><text:span text:style-name="T402_4"><text:s/></text:span><text:span text:style-name="T402_5">in</text:span><text:span text:style-name="T402_6"><text:s/></text:span><text:span text:style-name="T402_7">air</text:span></text:p>
                </text:list-item>
              </text:list>
            </text:list-item>
          </text:list>
        </text:list-item>
        <text:list-item>
          <text:p text:style-name="P403"><text:span text:style-name="T403_1">Equipment</text:span></text:p>
          <text:list>
            <text:list-item>
              <text:p text:style-name="P404"><text:span text:style-name="T404_1">Two</text:span><text:span text:style-name="T404_2"><text:s/></text:span><text:span text:style-name="T404_3">weapons</text:span><text:span text:style-name="T404_4"><text:s/></text:span><text:span text:style-name="T404_5">as</text:span><text:span text:style-name="T404_6"><text:s/></text:span><text:span text:style-name="T404_7">default</text:span></text:p>
            </text:list-item>
            <text:list-item>
              <text:p text:style-name="P405"><text:span text:style-name="T405_1">Weapons</text:span><text:span text:style-name="T405_2"><text:s/></text:span><text:span text:style-name="T405_3">split</text:span><text:span text:style-name="T405_4"><text:s/></text:span><text:span text:style-name="T405_5">between</text:span><text:span text:style-name="T405_6"><text:s/></text:span><text:span text:style-name="T405_7">melee</text:span><text:span text:style-name="T405_8"><text:s/></text:span><text:span text:style-name="T405_9">and</text:span><text:span text:style-name="T405_10"><text:s/></text:span><text:span text:style-name="T405_11">ranged</text:span></text:p>
            </text:list-item>
            <text:list-item>
              <text:p text:style-name="P406"><text:span text:style-name="T406_1">Weapons</text:span><text:span text:style-name="T406_2"><text:s/></text:span><text:span text:style-name="T406_3">have</text:span><text:span text:style-name="T406_4"><text:s/></text:span><text:span text:style-name="T406_5">preset</text:span><text:span text:style-name="T406_6"><text:s/>“</text:span><text:span text:style-name="T406_7">attack</text:span><text:span text:style-name="T406_8"><text:s/></text:span><text:span text:style-name="T406_9">chains</text:span><text:span text:style-name="T406_10">”<text:s/></text:span><text:span text:style-name="T406_11">that</text:span><text:span text:style-name="T406_12"><text:s/></text:span><text:span text:style-name="T406_13">trigger</text:span><text:span text:style-name="T406_14"><text:s/></text:span><text:span text:style-name="T406_15">when</text:span><text:span text:style-name="T406_16"><text:s/></text:span><text:span text:style-name="T406_17">the</text:span><text:span text:style-name="T406_18"><text:s/></text:span><text:span text:style-name="T406_19">weapon</text:span><text:span text:style-name="T406_20"><text:s/></text:span><text:span text:style-name="T406_21">is</text:span><text:span text:style-name="T406_22"><text:s/></text:span><text:span text:style-name="T406_23">used</text:span><text:span text:style-name="T406_24"><text:s/></text:span><text:span text:style-name="T406_25">consecutively</text:span></text:p>
            </text:list-item>
            <text:list-item>
              <text:p text:style-name="P407"><text:span text:style-name="T407_1">Everyone</text:span><text:span text:style-name="T407_2"><text:s/></text:span><text:span text:style-name="T407_3">gets</text:span><text:span text:style-name="T407_4"><text:s/></text:span><text:span text:style-name="T407_5">a</text:span><text:span text:style-name="T407_6"><text:s/></text:span><text:span text:style-name="T407_7">shield</text:span></text:p>
            </text:list-item>
            <text:list-item>
              <text:p text:style-name="P408"><text:span text:style-name="T408_1">Only</text:span><text:span text:style-name="T408_2"><text:s/></text:span><text:span text:style-name="T408_3">two</text:span><text:span text:style-name="T408_4"><text:s/></text:span><text:span text:style-name="T408_5">types</text:span><text:span text:style-name="T408_6"><text:s/></text:span><text:span text:style-name="T408_7">of</text:span><text:span text:style-name="T408_8"><text:s/></text:span><text:span text:style-name="T408_9">armor</text:span><text:span text:style-name="T408_10">,<text:s/></text:span><text:span text:style-name="T408_11">helmet</text:span><text:span text:style-name="T408_12"><text:s/></text:span><text:span text:style-name="T408_13">and</text:span><text:span text:style-name="T408_14"><text:s/></text:span><text:span text:style-name="T408_15">body</text:span></text:p>
            </text:list-item>
            <text:list-item>
              <text:p text:style-name="P409"><text:span text:style-name="T409_1">Maybe</text:span><text:span text:style-name="T409_2"><text:s/></text:span><text:span text:style-name="T409_3">accessories</text:span><text:span text:style-name="T409_4"><text:s/></text:span><text:span text:style-name="T409_5">because</text:span><text:span text:style-name="T409_6"><text:s/></text:span><text:span text:style-name="T409_7">everyone</text:span><text:span text:style-name="T409_8"><text:s/></text:span><text:span text:style-name="T409_9">wants</text:span><text:span text:style-name="T409_10"><text:s/></text:span><text:span text:style-name="T409_11">to</text:span><text:span text:style-name="T409_12"><text:s/></text:span><text:span text:style-name="T409_13">be</text:span><text:span text:style-name="T409_14"><text:s/></text:span><text:span text:style-name="T409_15">a</text:span><text:span text:style-name="T409_16"><text:s/></text:span><text:span text:style-name="T409_17">pretty</text:span><text:span text:style-name="T409_18"><text:s/></text:span><text:span text:style-name="T409_19">princess</text:span></text:p>
            </text:list-item>
            <text:list-item>
              <text:p text:style-name="P410"><text:span text:style-name="T410_1">Weapon</text:span><text:span text:style-name="T410_2"><text:s/></text:span><text:span text:style-name="T410_3">and</text:span><text:span text:style-name="T410_4"><text:s/></text:span><text:span text:style-name="T410_5">armor</text:span><text:span text:style-name="T410_6"><text:s/></text:span><text:span text:style-name="T410_7">can</text:span><text:span text:style-name="T410_8"><text:s/></text:span><text:span text:style-name="T410_9">be</text:span><text:span text:style-name="T410_10"><text:s/></text:span><text:span text:style-name="T410_11">leveled</text:span><text:span text:style-name="T410_12"><text:s/></text:span><text:span text:style-name="T410_13">up</text:span><text:span text:style-name="T410_14"><text:s/></text:span><text:span text:style-name="T410_15">with</text:span><text:span text:style-name="T410_16"><text:s/></text:span><text:span text:style-name="T410_17">use</text:span></text:p>
            </text:list-item>
            <text:list-item>
              <text:p text:style-name="P411"><text:span text:style-name="T411_1">Can</text:span><text:span text:style-name="T411_2"><text:s/></text:span><text:span text:style-name="T411_3">be</text:span><text:span text:style-name="T411_4"><text:s/></text:span><text:span text:style-name="T411_5">upgraded</text:span><text:span text:style-name="T411_6"><text:s/></text:span><text:span text:style-name="T411_7">if</text:span><text:span text:style-name="T411_8"><text:s/></text:span><text:span text:style-name="T411_9">it</text:span><text:span text:style-name="T411_10"><text:s/></text:span><text:span text:style-name="T411_11">reaches</text:span><text:span text:style-name="T411_12"><text:s/></text:span><text:span text:style-name="T411_13">a</text:span><text:span text:style-name="T411_14"><text:s/></text:span><text:span text:style-name="T411_15">certain</text:span><text:span text:style-name="T411_16"><text:s/></text:span><text:span text:style-name="T411_17">level</text:span></text:p>
            </text:list-item>
          </text:list>
        </text:list-item>
        <text:list-item>
          <text:p text:style-name="P412"><text:span text:style-name="T412_1">Skills</text:span></text:p>
          <text:list>
            <text:list-item>
              <text:p text:style-name="P413"><text:span text:style-name="T413_1">Deck</text:span><text:span text:style-name="T413_2"><text:s/></text:span><text:span text:style-name="T413_3">system</text:span></text:p>
            </text:list-item>
            <text:list-item>
              <text:p text:style-name="P414"><text:span text:style-name="T414_1">All</text:span><text:span text:style-name="T414_2"><text:s/></text:span><text:span text:style-name="T414_3">skills</text:span><text:span text:style-name="T414_4"><text:s/></text:span><text:span text:style-name="T414_5">available</text:span><text:span text:style-name="T414_6"><text:s/></text:span><text:span text:style-name="T414_7">to</text:span><text:span text:style-name="T414_8"><text:s/></text:span><text:span text:style-name="T414_9">everyone</text:span></text:p>
            </text:list-item>
            <text:list-item>
              <text:p text:style-name="P415"><text:span text:style-name="T415_1">Skills</text:span><text:span text:style-name="T415_2"><text:s/></text:span><text:span text:style-name="T415_3">can</text:span><text:span text:style-name="T415_4"><text:s/></text:span><text:span text:style-name="T415_5">be</text:span><text:span text:style-name="T415_6"><text:s/></text:span><text:span text:style-name="T415_7">equipped</text:span><text:span text:style-name="T415_8"><text:s/></text:span><text:span text:style-name="T415_9">and</text:span><text:span text:style-name="T415_10"><text:s/></text:span><text:span text:style-name="T415_11">unequipped</text:span><text:span text:style-name="T415_12"><text:s/></text:span><text:span text:style-name="T415_13">as</text:span><text:span text:style-name="T415_14"><text:s/></text:span><text:span text:style-name="T415_15">necessary</text:span></text:p>
            </text:list-item>
            <text:list-item>
              <text:p text:style-name="P416"><text:span text:style-name="T416_1">Can</text:span><text:span text:style-name="T416_2"><text:s/></text:span><text:span text:style-name="T416_3">only</text:span><text:span text:style-name="T416_4"><text:s/></text:span><text:span text:style-name="T416_5">equip</text:span><text:span text:style-name="T416_6">/</text:span><text:span text:style-name="T416_7">unequip</text:span><text:span text:style-name="T416_8"><text:s/></text:span><text:span text:style-name="T416_9">in</text:span><text:span text:style-name="T416_10"><text:s/></text:span><text:span text:style-name="T416_11">designated</text:span><text:span text:style-name="T416_12"><text:s/></text:span><text:span text:style-name="T416_13">outposts</text:span></text:p>
            </text:list-item>
            <text:list-item>
              <text:p text:style-name="P417"><text:span text:style-name="T417_1">Skills</text:span><text:span text:style-name="T417_2"><text:s/></text:span><text:span text:style-name="T417_3">can</text:span><text:span text:style-name="T417_4"><text:s/></text:span><text:span text:style-name="T417_5">be</text:span><text:span text:style-name="T417_6"><text:s/></text:span><text:span text:style-name="T417_7">leveled</text:span><text:span text:style-name="T417_8"><text:s/></text:span><text:span text:style-name="T417_9">up</text:span><text:span text:style-name="T417_10"><text:s/></text:span><text:span text:style-name="T417_11">with</text:span><text:span text:style-name="T417_12"><text:s/></text:span><text:span text:style-name="T417_13">use</text:span></text:p>
            </text:list-item>
            <text:list-item>
              <text:p text:style-name="P418"><text:span text:style-name="T418_1">Can</text:span><text:span text:style-name="T418_2"><text:s/></text:span><text:span text:style-name="T418_3">be</text:span><text:span text:style-name="T418_4"><text:s/></text:span><text:span text:style-name="T418_5">upgraded</text:span><text:span text:style-name="T418_6"><text:s/></text:span><text:span text:style-name="T418_7">if</text:span><text:span text:style-name="T418_8"><text:s/></text:span><text:span text:style-name="T418_9">they</text:span><text:span text:style-name="T418_10"><text:s/></text:span><text:span text:style-name="T418_11">reach</text:span><text:span text:style-name="T418_12"><text:s/></text:span><text:span text:style-name="T418_13">a</text:span><text:span text:style-name="T418_14"><text:s/></text:span><text:span text:style-name="T418_15">certain</text:span><text:span text:style-name="T418_16"><text:s/></text:span><text:span text:style-name="T418_17">level</text:span></text:p>
            </text:list-item>
            <text:list-item>
              <text:p text:style-name="P419"><text:span text:style-name="T419_1">Maybe</text:span><text:span text:style-name="T419_2"><text:s/></text:span><text:span text:style-name="T419_3">branching</text:span><text:span text:style-name="T419_4"><text:s/></text:span><text:span text:style-name="T419_5">paths</text:span><text:span text:style-name="T419_6"><text:s/></text:span><text:span text:style-name="T419_7">for</text:span><text:span text:style-name="T419_8"><text:s/></text:span><text:span text:style-name="T419_9">skill</text:span><text:span text:style-name="T419_10"><text:s/></text:span><text:span text:style-name="T419_11">upgrades</text:span></text:p>
            </text:list-item>
          </text:list>
        </text:list-item>
        <text:list-item>
          <text:p text:style-name="P420"><text:span text:style-name="T420_1">Combat</text:span></text:p>
          <text:list>
            <text:list-item>
              <text:p text:style-name="P421"><text:span text:style-name="T421_1">Melee</text:span></text:p>
              <text:list>
                <text:list-item>
                  <text:p text:style-name="P422"><text:span text:style-name="T422_1">Causes</text:span><text:span text:style-name="T422_2"><text:s/></text:span><text:span text:style-name="T422_3">a</text:span><text:span text:style-name="T422_4"><text:s/></text:span><text:span text:style-name="T422_5">lot</text:span><text:span text:style-name="T422_6"><text:s/></text:span><text:span text:style-name="T422_7">of</text:span><text:span text:style-name="T422_8"><text:s/></text:span><text:span text:style-name="T422_9">hitstun</text:span></text:p>
                </text:list-item>
                <text:list-item>
                  <text:p text:style-name="P423"><text:span text:style-name="T423_1">Usually</text:span><text:span text:style-name="T423_2"><text:s/></text:span><text:span text:style-name="T423_3">a</text:span><text:span text:style-name="T423_4"><text:s/></text:span><text:span text:style-name="T423_5">full</text:span><text:span text:style-name="T423_6"><text:s/></text:span><text:span text:style-name="T423_7">weapon</text:span><text:span text:style-name="T423_8"><text:s/></text:span><text:span text:style-name="T423_9">chain</text:span><text:span text:style-name="T423_10"><text:s/></text:span><text:span text:style-name="T423_11">will</text:span><text:span text:style-name="T423_12"><text:s/></text:span><text:span text:style-name="T423_13">result</text:span><text:span text:style-name="T423_14"><text:s/></text:span><text:span text:style-name="T423_15">in</text:span><text:span text:style-name="T423_16"><text:s/></text:span><text:span text:style-name="T423_17">knock</text:span><text:span text:style-name="T423_18"><text:s/></text:span><text:span text:style-name="T423_19">down</text:span></text:p>
                </text:list-item>
              </text:list>
            </text:list-item>
            <text:list-item>
              <text:p text:style-name="P424"><text:span text:style-name="T424_1">Ranged</text:span></text:p>
              <text:list>
                <text:list-item>
                  <text:p text:style-name="P425"><text:span text:style-name="T425_1">Causes</text:span><text:span text:style-name="T425_2"><text:s/></text:span><text:span text:style-name="T425_3">a</text:span><text:span text:style-name="T425_4"><text:s/></text:span><text:span text:style-name="T425_5">little</text:span><text:span text:style-name="T425_6"><text:s/></text:span><text:span text:style-name="T425_7">hitstun</text:span></text:p>
                </text:list-item>
                <text:list-item>
                  <text:p text:style-name="P426"><text:span text:style-name="T426_1">Usually</text:span><text:span text:style-name="T426_2"><text:s/></text:span><text:span text:style-name="T426_3">a</text:span><text:span text:style-name="T426_4"><text:s/></text:span><text:span text:style-name="T426_5">full</text:span><text:span text:style-name="T426_6"><text:s/></text:span><text:span text:style-name="T426_7">weapon</text:span><text:span text:style-name="T426_8"><text:s/></text:span><text:span text:style-name="T426_9">chain</text:span><text:span text:style-name="T426_10"><text:s/></text:span><text:span text:style-name="T426_11">will</text:span><text:span text:style-name="T426_12"><text:s/></text:span><text:span text:style-name="T426_13">result</text:span><text:span text:style-name="T426_14"><text:s/></text:span><text:span text:style-name="T426_15">in</text:span><text:span text:style-name="T426_16"><text:s/></text:span><text:span text:style-name="T426_17">knock</text:span><text:span text:style-name="T426_18"><text:s/></text:span><text:span text:style-name="T426_19">down</text:span></text:p>
                </text:list-item>
              </text:list>
            </text:list-item>
            <text:list-item>
              <text:p text:style-name="P427"><text:span text:style-name="T427_1">Skills</text:span></text:p>
              <text:list>
                <text:list-item>
                  <text:p text:style-name="P428"><text:span text:style-name="T428_1">Consumes</text:span><text:span text:style-name="T428_2"><text:s/></text:span><text:span text:style-name="T428_3">stamina</text:span><text:span text:style-name="T428_4"><text:s/></text:span><text:span text:style-name="T428_5">on</text:span><text:span text:style-name="T428_6"><text:s/></text:span><text:span text:style-name="T428_7">use</text:span></text:p>
                </text:list-item>
                <text:list-item>
                  <text:p text:style-name="P429"><text:span text:style-name="T429_1">Skills</text:span><text:span text:style-name="T429_2"><text:s/></text:span><text:span text:style-name="T429_3">come</text:span><text:span text:style-name="T429_4"><text:s/></text:span><text:span text:style-name="T429_5">in</text:span><text:span text:style-name="T429_6"><text:s/></text:span><text:span text:style-name="T429_7">three</text:span><text:span text:style-name="T429_8"><text:s/></text:span><text:span text:style-name="T429_9">types</text:span><text:span text:style-name="T429_10">,<text:s/></text:span><text:span text:style-name="T429_11">charged</text:span><text:span text:style-name="T429_12">,<text:s/></text:span><text:span text:style-name="T429_13">ammo</text:span><text:span text:style-name="T429_14"><text:s/></text:span><text:span text:style-name="T429_15">or</text:span><text:span text:style-name="T429_16"><text:s/></text:span><text:span text:style-name="T429_17">infinite</text:span></text:p>
                </text:list-item>
                <text:list-item>
                  <text:p text:style-name="P430"><text:span text:style-name="T430_1">Ammo</text:span></text:p>
                  <text:list>
                    <text:list-item>
                      <text:p text:style-name="P431"><text:span text:style-name="T431_1">Max</text:span><text:span text:style-name="T431_2"><text:s/></text:span><text:span text:style-name="T431_3">ammo</text:span></text:p>
                    </text:list-item>
                    <text:list-item>
                      <text:p text:style-name="P432"><text:span text:style-name="T432_1">Skill</text:span><text:span text:style-name="T432_2"><text:s/></text:span><text:span text:style-name="T432_3">goes</text:span><text:span text:style-name="T432_4"><text:s/></text:span><text:span text:style-name="T432_5">into</text:span><text:span text:style-name="T432_6"><text:s/></text:span><text:span text:style-name="T432_7">cooldown</text:span><text:span text:style-name="T432_8"><text:s/></text:span><text:span text:style-name="T432_9">once</text:span><text:span text:style-name="T432_10"><text:s/></text:span><text:span text:style-name="T432_11">ammo</text:span><text:span text:style-name="T432_12"><text:s/></text:span><text:span text:style-name="T432_13">is</text:span><text:span text:style-name="T432_14"><text:s/></text:span><text:span text:style-name="T432_15">expended</text:span><text:span text:style-name="T432_16"><text:s/></text:span><text:span text:style-name="T432_17">and</text:span><text:span text:style-name="T432_18"><text:s/></text:span><text:span text:style-name="T432_19">refreshes</text:span><text:span text:style-name="T432_20"><text:s/></text:span><text:span text:style-name="T432_21">with</text:span><text:span text:style-name="T432_22"><text:s/></text:span><text:span text:style-name="T432_23">max</text:span><text:span text:style-name="T432_24"><text:s/></text:span></text:p>
                    </text:list-item>
                  </text:list>
                </text:list-item>
                <text:list-item>
                  <text:p text:style-name="P433"><text:span text:style-name="T433_1">Charged</text:span></text:p>
                  <text:list>
                    <text:list-item>
                      <text:p text:style-name="P434"><text:span text:style-name="T434_1">Max</text:span><text:span text:style-name="T434_2"><text:s/></text:span><text:span text:style-name="T434_3">charges</text:span></text:p>
                    </text:list-item>
                    <text:list-item>
                      <text:p text:style-name="P435"><text:span text:style-name="T435_1">Skills</text:span><text:span text:style-name="T435_2"><text:s/></text:span><text:span text:style-name="T435_3">will</text:span><text:span text:style-name="T435_4"><text:s/></text:span><text:span text:style-name="T435_5">continue</text:span><text:span text:style-name="T435_6"><text:s/></text:span><text:span text:style-name="T435_7">to</text:span><text:span text:style-name="T435_8"><text:s/></text:span><text:span text:style-name="T435_9">recharge</text:span><text:span text:style-name="T435_10"><text:s/></text:span><text:span text:style-name="T435_11">until</text:span><text:span text:style-name="T435_12"><text:s/></text:span><text:span text:style-name="T435_13">max</text:span><text:span text:style-name="T435_14"><text:s/></text:span><text:span text:style-name="T435_15">charges</text:span><text:span text:style-name="T435_16"><text:s/></text:span><text:span text:style-name="T435_17">are</text:span><text:span text:style-name="T435_18"><text:s/></text:span><text:span text:style-name="T435_19">reached</text:span></text:p>
                    </text:list-item>
                  </text:list>
                </text:list-item>
                <text:list-item>
                  <text:p text:style-name="P436"><text:span text:style-name="T436_1">Infinite</text:span></text:p>
                  <text:list>
                    <text:list-item>
                      <text:p text:style-name="P437"><text:span text:style-name="T437_1">Infinite</text:span><text:span text:style-name="T437_2"><text:s/></text:span><text:span text:style-name="T437_3">skills</text:span><text:span text:style-name="T437_4"><text:s/></text:span><text:span text:style-name="T437_5">can</text:span><text:span text:style-name="T437_6"><text:s/></text:span><text:span text:style-name="T437_7">be</text:span><text:span text:style-name="T437_8"><text:s/></text:span><text:span text:style-name="T437_9">used</text:span><text:span text:style-name="T437_10"><text:s/></text:span><text:span text:style-name="T437_11">repeatedly</text:span><text:span text:style-name="T437_12"><text:s/></text:span><text:span text:style-name="T437_13">with</text:span><text:span text:style-name="T437_14"><text:s/></text:span><text:span text:style-name="T437_15">no</text:span><text:span text:style-name="T437_16"><text:s/></text:span><text:span text:style-name="T437_17">limit</text:span></text:p>
                    </text:list-item>
                  </text:list>
                </text:list-item>
              </text:list>
            </text:list-item>
            <text:list-item>
              <text:p text:style-name="P438"><text:span text:style-name="T438_1">Dash</text:span></text:p>
              <text:list>
                <text:list-item>
                  <text:p text:style-name="P439"><text:span text:style-name="T439_1">Players</text:span><text:span text:style-name="T439_2"><text:s/></text:span><text:span text:style-name="T439_3">are</text:span><text:span text:style-name="T439_4"><text:s/></text:span><text:span text:style-name="T439_5">invincible</text:span><text:span text:style-name="T439_6"><text:s/></text:span><text:span text:style-name="T439_7">while</text:span><text:span text:style-name="T439_8"><text:s/></text:span><text:span text:style-name="T439_9">dashing</text:span></text:p>
                </text:list-item>
                <text:list-item>
                  <text:p text:style-name="P440"><text:span text:style-name="T440_1">Some</text:span><text:span text:style-name="T440_2"><text:s/></text:span><text:span text:style-name="T440_3">skills</text:span><text:span text:style-name="T440_4"><text:s/></text:span><text:span text:style-name="T440_5">only</text:span><text:span text:style-name="T440_6"><text:s/></text:span><text:span text:style-name="T440_7">work</text:span><text:span text:style-name="T440_8"><text:s/></text:span><text:span text:style-name="T440_9">in</text:span><text:span text:style-name="T440_10"><text:s/></text:span><text:span text:style-name="T440_11">the</text:span><text:span text:style-name="T440_12"><text:s/></text:span><text:span text:style-name="T440_13">dash</text:span><text:span text:style-name="T440_14"><text:s/></text:span><text:span text:style-name="T440_15">state</text:span></text:p>
                </text:list-item>
                <text:list-item>
                  <text:p text:style-name="P441"><text:span text:style-name="T441_1">Dash</text:span><text:span text:style-name="T441_2"><text:s/></text:span><text:span text:style-name="T441_3">can</text:span><text:span text:style-name="T441_4"><text:s/></text:span><text:span text:style-name="T441_5">be</text:span><text:span text:style-name="T441_6"><text:s/></text:span><text:span text:style-name="T441_7">used</text:span><text:span text:style-name="T441_8"><text:s/></text:span><text:span text:style-name="T441_9">at</text:span><text:span text:style-name="T441_10"><text:s/></text:span><text:span text:style-name="T441_11">any</text:span><text:span text:style-name="T441_12"><text:s/></text:span><text:span text:style-name="T441_13">time</text:span><text:span text:style-name="T441_14"><text:s/></text:span><text:span text:style-name="T441_15">when</text:span><text:span text:style-name="T441_16"><text:s/></text:span><text:span text:style-name="T441_17">the</text:span><text:span text:style-name="T441_18"><text:s/></text:span><text:span text:style-name="T441_19">player</text:span><text:span text:style-name="T441_20"><text:s/></text:span><text:span text:style-name="T441_21">is</text:span><text:span text:style-name="T441_22"><text:s/></text:span><text:span text:style-name="T441_23">not</text:span><text:span text:style-name="T441_24"><text:s/></text:span><text:span text:style-name="T441_25">being</text:span><text:span text:style-name="T441_26"><text:s/></text:span><text:span text:style-name="T441_27">hit</text:span><text:span text:style-name="T441_28"><text:s/></text:span><text:span text:style-name="T441_29">or</text:span><text:span text:style-name="T441_30"><text:s/></text:span><text:span text:style-name="T441_31">knocked</text:span><text:span text:style-name="T441_32"><text:s/></text:span><text:span text:style-name="T441_33">down</text:span><text:span text:style-name="T441_34"><text:s/></text:span><text:span text:style-name="T441_35">to</text:span><text:span text:style-name="T441_36"><text:s/></text:span><text:span text:style-name="T441_37">cancel</text:span><text:span text:style-name="T441_38"><text:s/></text:span><text:span text:style-name="T441_39">attacks</text:span></text:p>
                </text:list-item>
              </text:list>
            </text:list-item>
            <text:list-item>
              <text:p text:style-name="P442"><text:span text:style-name="T442_1">Shield</text:span></text:p>
              <text:list>
                <text:list-item>
                  <text:p text:style-name="P443"><text:span text:style-name="T443_1">Consumes</text:span><text:span text:style-name="T443_2"><text:s/></text:span><text:span text:style-name="T443_3">stamina</text:span><text:span text:style-name="T443_4"><text:s/></text:span><text:span text:style-name="T443_5">on</text:span><text:span text:style-name="T443_6"><text:s/></text:span><text:span text:style-name="T443_7">use</text:span></text:p>
                </text:list-item>
                <text:list-item>
                  <text:p text:style-name="P444"><text:span text:style-name="T444_1">Blocks</text:span><text:span text:style-name="T444_2"><text:s/></text:span><text:span text:style-name="T444_3">in</text:span><text:span text:style-name="T444_4"><text:s/></text:span><text:span text:style-name="T444_5">direction</text:span><text:span text:style-name="T444_6"><text:s/></text:span><text:span text:style-name="T444_7">of</text:span><text:span text:style-name="T444_8"><text:s/></text:span><text:span text:style-name="T444_9">orientation</text:span></text:p>
                </text:list-item>
                <text:list-item>
                  <text:p text:style-name="P445"><text:span text:style-name="T445_1">Melee</text:span><text:span text:style-name="T445_2"><text:s/></text:span><text:span text:style-name="T445_3">attacks</text:span><text:span text:style-name="T445_4"><text:s/></text:span><text:span text:style-name="T445_5">against</text:span><text:span text:style-name="T445_6"><text:s/></text:span><text:span text:style-name="T445_7">shields</text:span><text:span text:style-name="T445_8"><text:s/></text:span><text:span text:style-name="T445_9">will</text:span><text:span text:style-name="T445_10"><text:s/></text:span><text:span text:style-name="T445_11">cause</text:span><text:span text:style-name="T445_12"><text:s/></text:span><text:span text:style-name="T445_13">rebound</text:span><text:span text:style-name="T445_14"><text:s/></text:span><text:span text:style-name="T445_15">on</text:span><text:span text:style-name="T445_16"><text:s/></text:span><text:span text:style-name="T445_17">the</text:span><text:span text:style-name="T445_18"><text:s/></text:span><text:span text:style-name="T445_19">attacker</text:span></text:p>
                </text:list-item>
              </text:list>
            </text:list-item>
            <text:list-item>
              <text:p text:style-name="P446"><text:span text:style-name="T446_1">Hitstun</text:span></text:p>
              <text:list>
                <text:list-item>
                  <text:p text:style-name="P447"><text:span text:style-name="T447_1">Players</text:span><text:span text:style-name="T447_2"><text:s/></text:span><text:span text:style-name="T447_3">cannot</text:span><text:span text:style-name="T447_4"><text:s/></text:span><text:span text:style-name="T447_5">do</text:span><text:span text:style-name="T447_6"><text:s/></text:span><text:span text:style-name="T447_7">anything</text:span><text:span text:style-name="T447_8"><text:s/></text:span><text:span text:style-name="T447_9">while</text:span><text:span text:style-name="T447_10"><text:s/></text:span><text:span text:style-name="T447_11">affected</text:span><text:span text:style-name="T447_12"><text:s/></text:span><text:span text:style-name="T447_13">by</text:span><text:span text:style-name="T447_14"><text:s/></text:span><text:span text:style-name="T447_15">hitstun</text:span><text:span text:style-name="T447_16">,<text:s/></text:span><text:span text:style-name="T447_17">except</text:span><text:span text:style-name="T447_18"><text:s/></text:span><text:span text:style-name="T447_19">dash</text:span><text:span text:style-name="T447_20"><text:s/></text:span><text:span text:style-name="T447_21">or</text:span><text:span text:style-name="T447_22"><text:s/></text:span><text:span text:style-name="T447_23">certain</text:span><text:span text:style-name="T447_24"><text:s/></text:span><text:span text:style-name="T447_25">skills</text:span><text:span text:style-name="T447_26"><text:s/></text:span><text:span text:style-name="T447_27">that</text:span><text:span text:style-name="T447_28"><text:s/></text:span><text:span text:style-name="T447_29">function</text:span><text:span text:style-name="T447_30"><text:s/></text:span><text:span text:style-name="T447_31">as</text:span><text:span text:style-name="T447_32"><text:s/></text:span><text:span text:style-name="T447_33">guard</text:span><text:span text:style-name="T447_34"><text:s/></text:span><text:span text:style-name="T447_35">breaks</text:span></text:p>
                </text:list-item>
              </text:list>
            </text:list-item>
            <text:list-item>
              <text:p text:style-name="P448"><text:span text:style-name="T448_1">Knockdown</text:span></text:p>
              <text:list>
                <text:list-item>
                  <text:p text:style-name="P449"><text:span text:style-name="T449_1">All</text:span><text:span text:style-name="T449_2"><text:s/></text:span><text:span text:style-name="T449_3">attacks</text:span><text:span text:style-name="T449_4"><text:s/></text:span><text:span text:style-name="T449_5">have</text:span><text:span text:style-name="T449_6"><text:s/></text:span><text:span text:style-name="T449_7">a</text:span><text:span text:style-name="T449_8"><text:s/></text:span><text:span text:style-name="T449_9">knockdown</text:span><text:span text:style-name="T449_10"><text:s/></text:span><text:span text:style-name="T449_11">rating</text:span></text:p>
                </text:list-item>
                <text:list-item>
                  <text:p text:style-name="P450"><text:span text:style-name="T450_1">Whenever</text:span><text:span text:style-name="T450_2"><text:s/></text:span><text:span text:style-name="T450_3">a</text:span><text:span text:style-name="T450_4"><text:s/></text:span><text:span text:style-name="T450_5">player</text:span><text:span text:style-name="T450_6"><text:s/></text:span><text:span text:style-name="T450_7">or</text:span><text:span text:style-name="T450_8"><text:s/></text:span><text:span text:style-name="T450_9">monsters</text:span><text:span text:style-name="T450_10"><text:s/></text:span><text:span text:style-name="T450_11">is</text:span><text:span text:style-name="T450_12"><text:s/></text:span><text:span text:style-name="T450_13">hit</text:span><text:span text:style-name="T450_14">,<text:s/></text:span><text:span text:style-name="T450_15">their</text:span><text:span text:style-name="T450_16"><text:s/></text:span><text:span text:style-name="T450_17">knockdown</text:span><text:span text:style-name="T450_18"><text:s/></text:span><text:span text:style-name="T450_19">rating</text:span><text:span text:style-name="T450_20"><text:s/></text:span><text:span text:style-name="T450_21">go</text:span><text:span text:style-name="T450_22"><text:s/></text:span><text:span text:style-name="T450_23">up</text:span></text:p>
                </text:list-item>
                <text:list-item>
                  <text:p text:style-name="P451"><text:span text:style-name="T451_1">When</text:span><text:span text:style-name="T451_2"><text:s/></text:span><text:span text:style-name="T451_3">it</text:span><text:span text:style-name="T451_4"><text:s/></text:span><text:span text:style-name="T451_5">reaches</text:span><text:span text:style-name="T451_6"><text:s/></text:span><text:span text:style-name="T451_7">a</text:span><text:span text:style-name="T451_8"><text:s/></text:span><text:span text:style-name="T451_9">certain</text:span><text:span text:style-name="T451_10"><text:s/></text:span><text:span text:style-name="T451_11">point</text:span><text:span text:style-name="T451_12">,<text:s/></text:span><text:span text:style-name="T451_13">the</text:span><text:span text:style-name="T451_14"><text:s/></text:span><text:span text:style-name="T451_15">player</text:span><text:span text:style-name="T451_16">/</text:span><text:span text:style-name="T451_17">monster</text:span><text:span text:style-name="T451_18"><text:s/></text:span><text:span text:style-name="T451_19">is</text:span><text:span text:style-name="T451_20"><text:s/></text:span><text:span text:style-name="T451_21">knocked</text:span><text:span text:style-name="T451_22"><text:s/></text:span><text:span text:style-name="T451_23">down</text:span></text:p>
                </text:list-item>
                <text:list-item>
                  <text:p text:style-name="P452"><text:span text:style-name="T452_1">Monsters</text:span><text:span text:style-name="T452_2"><text:s/></text:span><text:span text:style-name="T452_3">that</text:span><text:span text:style-name="T452_4"><text:s/></text:span><text:span text:style-name="T452_5">are</text:span><text:span text:style-name="T452_6"><text:s/></text:span><text:span text:style-name="T452_7">knocked</text:span><text:span text:style-name="T452_8"><text:s/></text:span><text:span text:style-name="T452_9">down</text:span><text:span text:style-name="T452_10"><text:s/></text:span><text:span text:style-name="T452_11">can</text:span><text:span text:style-name="T452_12">’</text:span><text:span text:style-name="T452_13">t</text:span><text:span text:style-name="T452_14"><text:s/></text:span><text:span text:style-name="T452_15">do</text:span><text:span text:style-name="T452_16"><text:s/></text:span><text:span text:style-name="T452_17">anything</text:span></text:p>
                </text:list-item>
                <text:list-item>
                  <text:p text:style-name="P453"><text:span text:style-name="T453_1">Players</text:span><text:span text:style-name="T453_2"><text:s/></text:span><text:span text:style-name="T453_3">that</text:span><text:span text:style-name="T453_4"><text:s/></text:span><text:span text:style-name="T453_5">are</text:span><text:span text:style-name="T453_6"><text:s/></text:span><text:span text:style-name="T453_7">knocked</text:span><text:span text:style-name="T453_8"><text:s/></text:span><text:span text:style-name="T453_9">down</text:span><text:span text:style-name="T453_10"><text:s/></text:span><text:span text:style-name="T453_11">can</text:span><text:span text:style-name="T453_12">’</text:span><text:span text:style-name="T453_13">t</text:span><text:span text:style-name="T453_14"><text:s/></text:span><text:span text:style-name="T453_15">take</text:span><text:span text:style-name="T453_16"><text:s/></text:span><text:span text:style-name="T453_17">damage</text:span><text:span text:style-name="T453_18"><text:s/></text:span><text:span text:style-name="T453_19">and</text:span><text:span text:style-name="T453_20"><text:s/></text:span><text:span text:style-name="T453_21">have</text:span><text:span text:style-name="T453_22"><text:s/></text:span><text:span text:style-name="T453_23">a</text:span><text:span text:style-name="T453_24"><text:s/></text:span><text:span text:style-name="T453_25">second</text:span><text:span text:style-name="T453_26"><text:s/></text:span><text:span text:style-name="T453_27">or</text:span><text:span text:style-name="T453_28"><text:s/></text:span><text:span text:style-name="T453_29">so</text:span><text:span text:style-name="T453_30"><text:s/></text:span><text:span text:style-name="T453_31">of</text:span><text:span text:style-name="T453_32"><text:s/></text:span><text:span text:style-name="T453_33">invincibility</text:span><text:span text:style-name="T453_34"><text:s/></text:span><text:span text:style-name="T453_35">after</text:span><text:span text:style-name="T453_36"><text:s/></text:span><text:span text:style-name="T453_37">getting</text:span><text:span text:style-name="T453_38"><text:s/></text:span><text:span text:style-name="T453_39">up</text:span></text:p>
                </text:list-item>
                <text:list-item>
                  <text:p text:style-name="P454"><text:span text:style-name="T454_1">Players</text:span><text:span text:style-name="T454_2"><text:s/></text:span><text:span text:style-name="T454_3">can</text:span><text:span text:style-name="T454_4"><text:s/></text:span><text:span text:style-name="T454_5">still</text:span><text:span text:style-name="T454_6"><text:s/></text:span><text:span text:style-name="T454_7">be</text:span><text:span text:style-name="T454_8"><text:s/></text:span><text:span text:style-name="T454_9">pushed</text:span><text:span text:style-name="T454_10"><text:s/></text:span><text:span text:style-name="T454_11">around</text:span><text:span text:style-name="T454_12"><text:s/></text:span><text:span text:style-name="T454_13">when</text:span><text:span text:style-name="T454_14"><text:s/></text:span><text:span text:style-name="T454_15">knocked</text:span><text:span text:style-name="T454_16"><text:s/></text:span><text:span text:style-name="T454_17">down</text:span><text:span text:style-name="T454_18"><text:s/></text:span><text:span text:style-name="T454_19">or</text:span><text:span text:style-name="T454_20"><text:s/></text:span><text:span text:style-name="T454_21">when</text:span><text:span text:style-name="T454_22"><text:s/></text:span><text:span text:style-name="T454_23">invincible</text:span></text:p>
                </text:list-item>
              </text:list>
            </text:list-item>
            <text:list-item>
              <text:p text:style-name="P455"><text:span text:style-name="T455_1">OTG</text:span><text:span text:style-name="T455_2">/</text:span><text:span text:style-name="T455_3">Juggle</text:span></text:p>
              <text:list>
                <text:list-item>
                  <text:p text:style-name="P456"><text:span text:style-name="T456_1">Some</text:span><text:span text:style-name="T456_2"><text:s/></text:span><text:span text:style-name="T456_3">attacks</text:span><text:span text:style-name="T456_4">/</text:span><text:span text:style-name="T456_5">skills</text:span><text:span text:style-name="T456_6"><text:s/></text:span><text:span text:style-name="T456_7">can</text:span><text:span text:style-name="T456_8"><text:s/></text:span><text:span text:style-name="T456_9">reset</text:span><text:span text:style-name="T456_10"><text:s/></text:span><text:span text:style-name="T456_11">a</text:span><text:span text:style-name="T456_12"><text:s/></text:span><text:span text:style-name="T456_13">player</text:span><text:span text:style-name="T456_14">’</text:span><text:span text:style-name="T456_15">s</text:span><text:span text:style-name="T456_16"><text:s/></text:span><text:span text:style-name="T456_17">knockdown</text:span><text:span text:style-name="T456_18"><text:s/></text:span><text:span text:style-name="T456_19">counter</text:span><text:span text:style-name="T456_20"><text:s/></text:span><text:span text:style-name="T456_21">and</text:span><text:span text:style-name="T456_22"><text:s/></text:span><text:span text:style-name="T456_23">put</text:span><text:span text:style-name="T456_24"><text:s/></text:span><text:span text:style-name="T456_25">them</text:span><text:span text:style-name="T456_26"><text:s/></text:span><text:span text:style-name="T456_27">in</text:span><text:span text:style-name="T456_28"><text:s/></text:span><text:span text:style-name="T456_29">a</text:span><text:span text:style-name="T456_30"><text:s/></text:span><text:span text:style-name="T456_31">juggle</text:span><text:span text:style-name="T456_32"><text:s/></text:span><text:span text:style-name="T456_33">state</text:span><text:span text:style-name="T456_34"><text:s/></text:span><text:span text:style-name="T456_35">to</text:span><text:span text:style-name="T456_36"><text:s/></text:span><text:span text:style-name="T456_37">continue</text:span><text:span text:style-name="T456_38"><text:s/></text:span><text:span text:style-name="T456_39">attacks</text:span></text:p>
                </text:list-item>
                <text:list-item>
                  <text:p text:style-name="P457"><text:span text:style-name="T457_1">Only</text:span><text:span text:style-name="T457_2"><text:s/></text:span><text:span text:style-name="T457_3">one</text:span><text:span text:style-name="T457_4"><text:s/></text:span><text:span text:style-name="T457_5">OTG</text:span><text:span text:style-name="T457_6">/</text:span><text:span text:style-name="T457_7">Juggle</text:span><text:span text:style-name="T457_8"><text:s/></text:span><text:span text:style-name="T457_9">skill</text:span><text:span text:style-name="T457_10"><text:s/></text:span><text:span text:style-name="T457_11">per</text:span><text:span text:style-name="T457_12"><text:s/></text:span><text:span text:style-name="T457_13">player</text:span><text:span text:style-name="T457_14"><text:s/></text:span></text:p>
                </text:list-item>
              </text:list>
            </text:list-item>
          </text:list>
        </text:list-item>
      </text:list>
      <text:h text:style-name="P458" text:outline-level="10"><text:bookmark-start text:name="h.piyizcge62tx"/><text:bookmark-end text:name="h.piyizcge62tx"/><text:span text:style-name="T458_1">Paper</text:span><text:span text:style-name="T458_2"><text:s/></text:span><text:span text:style-name="T458_3">Prototype</text:span><text:span text:style-name="T458_4"><text:s/></text:span><text:span text:style-name="T458_5">Ideas</text:span></text:h>
      <text:list text:style-name="LS37" xml:id="list346">
        <text:list-item>
          <text:p text:style-name="P459"><text:span text:style-name="T459_1">Board</text:span><text:span text:style-name="T459_2"><text:s/></text:span><text:span text:style-name="T459_3">Game</text:span></text:p>
        </text:list-item>
        <text:list-item>
          <text:p text:style-name="P460"><text:span text:style-name="T460_1">D</text:span><text:span text:style-name="T460_2">&amp;</text:span><text:span text:style-name="T460_3">D</text:span></text:p>
        </text:list-item>
        <text:list-item>
          <text:p text:style-name="P461"><text:span text:style-name="T461_1">Decks</text:span></text:p>
        </text:list-item>
        <text:list-item>
          <text:p text:style-name="P462"><text:span text:style-name="T462_1">3<text:s/></text:span><text:span text:style-name="T462_2">things</text:span><text:span text:style-name="T462_3"><text:s/></text:span><text:span text:style-name="T462_4">to</text:span><text:span text:style-name="T462_5"><text:s/></text:span><text:span text:style-name="T462_6">avoid</text:span></text:p>
          <text:list>
            <text:list-item>
              <text:p text:style-name="P463"><text:span text:style-name="T463_1">Back</text:span><text:span text:style-name="T463_2"><text:s/></text:span><text:span text:style-name="T463_3">To</text:span><text:span text:style-name="T463_4"><text:s/></text:span><text:span text:style-name="T463_5">Basics</text:span><text:span text:style-name="T463_6">:<text:s/></text:span><text:span text:style-name="T463_7">Bare</text:span><text:span text:style-name="T463_8"><text:s/></text:span><text:span text:style-name="T463_9">minimum</text:span><text:span text:style-name="T463_10"><text:s/></text:span><text:span text:style-name="T463_11">for</text:span><text:span text:style-name="T463_12"><text:s/></text:span><text:span text:style-name="T463_13">to</text:span><text:span text:style-name="T463_14"><text:s/></text:span><text:span text:style-name="T463_15">test</text:span><text:span text:style-name="T463_16"><text:s/></text:span><text:span text:style-name="T463_17">system</text:span><text:span text:style-name="T463_18">.</text:span></text:p>
            </text:list-item>
            <text:list-item>
              <text:p text:style-name="P464"><text:span text:style-name="T464_1">Don</text:span><text:span text:style-name="T464_2">'</text:span><text:span text:style-name="T464_3">t</text:span><text:span text:style-name="T464_4"><text:s/></text:span><text:span text:style-name="T464_5">Get</text:span><text:span text:style-name="T464_6"><text:s/></text:span><text:span text:style-name="T464_7">Attached</text:span><text:span text:style-name="T464_8">:<text:s/></text:span><text:span text:style-name="T464_9">Use</text:span><text:span text:style-name="T464_10"><text:s/></text:span><text:span text:style-name="T464_11">whatever</text:span><text:span text:style-name="T464_12"><text:s/></text:span><text:span text:style-name="T464_13">tool</text:span><text:span text:style-name="T464_14"><text:s/></text:span><text:span text:style-name="T464_15">is</text:span><text:span text:style-name="T464_16"><text:s/></text:span><text:span text:style-name="T464_17">available</text:span><text:span text:style-name="T464_18">,<text:s/></text:span><text:span text:style-name="T464_19">it</text:span><text:span text:style-name="T464_20">’</text:span><text:span text:style-name="T464_21">ll</text:span><text:span text:style-name="T464_22"><text:s/></text:span><text:span text:style-name="T464_23">be</text:span><text:span text:style-name="T464_24"><text:s/></text:span><text:span text:style-name="T464_25">discarded</text:span><text:span text:style-name="T464_26"><text:s/></text:span><text:span text:style-name="T464_27">anyway</text:span><text:span text:style-name="T464_28">.</text:span></text:p>
            </text:list-item>
            <text:list-item>
              <text:p text:style-name="P465"><text:span text:style-name="T465_1">Don</text:span><text:span text:style-name="T465_2">'</text:span><text:span text:style-name="T465_3">t</text:span><text:span text:style-name="T465_4"><text:s/></text:span><text:span text:style-name="T465_5">Get</text:span><text:span text:style-name="T465_6"><text:s/></text:span><text:span text:style-name="T465_7">Ahead</text:span><text:span text:style-name="T465_8"><text:s/></text:span><text:span text:style-name="T465_9">Of</text:span><text:span text:style-name="T465_10"><text:s/></text:span><text:span text:style-name="T465_11">Yourself</text:span><text:span text:style-name="T465_12">:<text:s/></text:span><text:span text:style-name="T465_13">Don</text:span><text:span text:style-name="T465_14">’</text:span><text:span text:style-name="T465_15">t</text:span><text:span text:style-name="T465_16"><text:s/></text:span><text:span text:style-name="T465_17">bother</text:span><text:span text:style-name="T465_18"><text:s/></text:span><text:span text:style-name="T465_19">with</text:span><text:span text:style-name="T465_20"><text:s/></text:span><text:span text:style-name="T465_21">unnecessary</text:span><text:span text:style-name="T465_22"><text:s/></text:span><text:span text:style-name="T465_23">details</text:span><text:span text:style-name="T465_24">.</text:span></text:p>
            </text:list-item>
          </text:list>
        </text:list-item>
        <text:list-item>
          <text:p text:style-name="P466"><text:span text:style-name="T466_1">Things</text:span><text:span text:style-name="T466_2"><text:s/></text:span><text:span text:style-name="T466_3">that</text:span><text:span text:style-name="T466_4"><text:s/></text:span><text:span text:style-name="T466_5">need</text:span><text:span text:style-name="T466_6"><text:s/></text:span><text:span text:style-name="T466_7">prototyping</text:span></text:p>
          <text:list>
            <text:list-item>
              <text:p text:style-name="P467"><text:span text:style-name="T467_1">Level</text:span><text:span text:style-name="T467_2"><text:s/></text:span><text:span text:style-name="T467_3">layout</text:span></text:p>
            </text:list-item>
            <text:list-item>
              <text:p text:style-name="P468"><text:span text:style-name="T468_1">Enemy</text:span><text:span text:style-name="T468_2"><text:s/></text:span><text:span text:style-name="T468_3">encounters</text:span><text:span text:style-name="T468_4"><text:s/>(</text:span><text:span text:style-name="T468_5">major</text:span><text:span text:style-name="T468_6">)</text:span></text:p>
            </text:list-item>
            <text:list-item>
              <text:p text:style-name="P469"><text:span text:style-name="T469_1">Trading</text:span><text:span text:style-name="T469_2">/</text:span><text:span text:style-name="T469_3">buying</text:span></text:p>
            </text:list-item>
            <text:list-item>
              <text:p text:style-name="P470"><text:span text:style-name="T470_1">Player</text:span><text:span text:style-name="T470_2"><text:s/></text:span><text:span text:style-name="T470_3">Market</text:span><text:span text:style-name="T470_4">?</text:span></text:p>
            </text:list-item>
            <text:list-item>
              <text:p text:style-name="P471"><text:span text:style-name="T471_1">UI</text:span><text:span text:style-name="T471_2"><text:s/>+<text:s/></text:span><text:span text:style-name="T471_3">Menu</text:span><text:span text:style-name="T471_4"><text:s/></text:span><text:span text:style-name="T471_5">Flow</text:span></text:p>
            </text:list-item>
            <text:list-item>
              <text:p text:style-name="P472"><text:span text:style-name="T472_1">Working</text:span><text:span text:style-name="T472_2"><text:s/></text:span><text:span text:style-name="T472_3">Copy</text:span></text:p>
              <text:list>
                <text:list-item>
                  <text:p text:style-name="P473"><text:span text:style-name="T473_1">Two</text:span><text:span text:style-name="T473_2"><text:s/></text:span><text:span text:style-name="T473_3">or</text:span><text:span text:style-name="T473_4"><text:s/></text:span><text:span text:style-name="T473_5">three</text:span><text:span text:style-name="T473_6"><text:s/></text:span><text:span text:style-name="T473_7">levels</text:span><text:span text:style-name="T473_8">/</text:span><text:span text:style-name="T473_9">stages</text:span></text:p>
                </text:list-item>
                <text:list-item>
                  <text:p text:style-name="P474"><text:span text:style-name="T474_1">Players</text:span></text:p>
                </text:list-item>
                <text:list-item>
                  <text:p text:style-name="P475"><text:span text:style-name="T475_1">Enemies</text:span></text:p>
                </text:list-item>
              </text:list>
            </text:list-item>
          </text:list>
        </text:list-item>
      </text:list>
      <text:h text:style-name="P476" text:outline-level="10"><text:bookmark-start text:name="h.jwsntjv30uqg"/><text:bookmark-end text:name="h.jwsntjv30uqg"/><text:span text:style-name="T476_1">Game</text:span><text:span text:style-name="T476_2"><text:s/></text:span><text:span text:style-name="T476_3">World</text:span></text:h>
      <text:h text:style-name="P477" text:outline-level="10"><text:bookmark-start text:name="h.rriok7mpw9dn"/><text:bookmark-end text:name="h.rriok7mpw9dn"/><text:span text:style-name="T477_1">World</text:span></text:h>
      <text:p text:style-name="P478"><text:span text:style-name="T478_1">MetaNet</text:span></text:p>
      <text:h text:style-name="P479" text:outline-level="10"><text:bookmark-start text:name="h.2ge1kzd3bcvz"/><text:bookmark-end text:name="h.2ge1kzd3bcvz"/><text:span text:style-name="T479_1">Aesthetics</text:span></text:h>
      <text:p text:style-name="P480"><text:span text:style-name="T480_1">Neon</text:span><text:span text:style-name="T480_2"><text:s/></text:span><text:span text:style-name="T480_3">colors</text:span><text:span text:style-name="T480_4">,<text:s/></text:span><text:span text:style-name="T480_5">primarily</text:span><text:span text:style-name="T480_6"><text:s/></text:span><text:span text:style-name="T480_7">electric</text:span><text:span text:style-name="T480_8"><text:s/></text:span><text:span text:style-name="T480_9">blue</text:span><text:span text:style-name="T480_10">,<text:s/></text:span><text:span text:style-name="T480_11">on</text:span><text:span text:style-name="T480_12"><text:s/></text:span><text:span text:style-name="T480_13">a</text:span><text:span text:style-name="T480_14"><text:s/></text:span><text:span text:style-name="T480_15">black</text:span><text:span text:style-name="T480_16"><text:s/></text:span><text:span text:style-name="T480_17">backdrop</text:span><text:span text:style-name="T480_18">.<text:s/></text:span><text:span text:style-name="T480_19">Ground</text:span><text:span text:style-name="T480_20"><text:s/></text:span><text:span text:style-name="T480_21">resembles</text:span><text:span text:style-name="T480_22"><text:s/></text:span><text:span text:style-name="T480_23">a</text:span><text:span text:style-name="T480_24"><text:s/></text:span><text:span text:style-name="T480_25">circuit</text:span><text:span text:style-name="T480_26"><text:s/></text:span><text:span text:style-name="T480_27">board</text:span><text:span text:style-name="T480_28">.<text:s/></text:span><text:span text:style-name="T480_29">Clouds</text:span><text:span text:style-name="T480_30"><text:s/></text:span><text:span text:style-name="T480_31">in</text:span><text:span text:style-name="T480_32"><text:s/></text:span><text:span text:style-name="T480_33">the</text:span><text:span text:style-name="T480_34"><text:s/>"</text:span><text:span text:style-name="T480_35">sky</text:span><text:span text:style-name="T480_36">"<text:s/></text:span><text:span text:style-name="T480_37">made</text:span><text:span text:style-name="T480_38"><text:s/></text:span><text:span text:style-name="T480_39">up</text:span><text:span text:style-name="T480_40"><text:s/></text:span><text:span text:style-name="T480_41">of</text:span><text:span text:style-name="T480_42"><text:s/></text:span><text:span text:style-name="T480_43">code</text:span><text:span text:style-name="T480_44"><text:s/></text:span><text:span text:style-name="T480_45">blocks</text:span><text:span text:style-name="T480_46"><text:s/></text:span><text:span text:style-name="T480_47">and</text:span><text:span text:style-name="T480_48"><text:s/></text:span><text:span text:style-name="T480_49">memory</text:span><text:span text:style-name="T480_50"><text:s/></text:span><text:span text:style-name="T480_51">addresses</text:span><text:span text:style-name="T480_52">.<text:s/></text:span><text:span text:style-name="T480_53">Buildings</text:span><text:span text:style-name="T480_54"><text:s/></text:span><text:span text:style-name="T480_55">are</text:span><text:span text:style-name="T480_56"><text:s/></text:span><text:span text:style-name="T480_57">very</text:span><text:span text:style-name="T480_58"><text:s/></text:span><text:span text:style-name="T480_59">geometric</text:span><text:span text:style-name="T480_60">,<text:s/></text:span><text:span text:style-name="T480_61">with</text:span><text:span text:style-name="T480_62"><text:s/></text:span><text:span text:style-name="T480_63">emphasis</text:span><text:span text:style-name="T480_64"><text:s/></text:span><text:span text:style-name="T480_65">on</text:span><text:span text:style-name="T480_66"><text:s/></text:span><text:span text:style-name="T480_67">rectangles</text:span><text:span text:style-name="T480_68"><text:s/></text:span><text:span text:style-name="T480_69">and</text:span><text:span text:style-name="T480_70"><text:s/></text:span><text:span text:style-name="T480_71">elongated</text:span><text:span text:style-name="T480_72"><text:s/></text:span><text:span text:style-name="T480_73">trapezoids</text:span><text:span text:style-name="T480_74">.<text:s/></text:span><text:span text:style-name="T480_75">Think</text:span><text:span text:style-name="T480_76"><text:s/></text:span><text:span text:style-name="T480_77">crystals</text:span><text:span text:style-name="T480_78"><text:s/></text:span><text:span text:style-name="T480_79">and</text:span><text:span text:style-name="T480_80"><text:s/></text:span><text:span text:style-name="T480_81">the</text:span><text:span text:style-name="T480_82"><text:s/></text:span><text:span text:style-name="T480_83">skyline</text:span><text:span text:style-name="T480_84"><text:s/></text:span><text:span text:style-name="T480_85">of</text:span><text:span text:style-name="T480_86"><text:s/></text:span><text:span text:style-name="T480_87">Emerald</text:span><text:span text:style-name="T480_88"><text:s/></text:span><text:span text:style-name="T480_89">City</text:span><text:span text:style-name="T480_90">.</text:span></text:p>
      <text:h text:style-name="P481" text:outline-level="10"><text:bookmark-start text:name="h.ainc13wrqrh7"/><text:bookmark-end text:name="h.ainc13wrqrh7"/><text:span text:style-name="T481_1">Background</text:span></text:h>
      <text:p text:style-name="P482"><text:span text:style-name="T482_1">Give</text:span><text:span text:style-name="T482_2"><text:s/></text:span><text:span text:style-name="T482_3">all</text:span><text:span text:style-name="T482_4"><text:s/></text:span><text:span text:style-name="T482_5">the</text:span><text:span text:style-name="T482_6"><text:s/></text:span><text:span text:style-name="T482_7">low</text:span><text:span text:style-name="T482_8"><text:s/></text:span><text:span text:style-name="T482_9">level</text:span><text:span text:style-name="T482_10"><text:s/></text:span><text:span text:style-name="T482_11">programs</text:span><text:span text:style-name="T482_12"><text:s/></text:span><text:span text:style-name="T482_13">on</text:span><text:span text:style-name="T482_14"><text:s/></text:span><text:span text:style-name="T482_15">computers</text:span><text:span text:style-name="T482_16"><text:s/></text:span><text:span text:style-name="T482_17">and</text:span><text:span text:style-name="T482_18"><text:s/></text:span><text:span text:style-name="T482_19">servers</text:span><text:span text:style-name="T482_20"><text:s/></text:span><text:span text:style-name="T482_21">on</text:span><text:span text:style-name="T482_22"><text:s/></text:span><text:span text:style-name="T482_23">the</text:span><text:span text:style-name="T482_24"><text:s/></text:span><text:span text:style-name="T482_25">internet</text:span><text:span text:style-name="T482_26"><text:s/></text:span><text:span text:style-name="T482_27">individual</text:span><text:span text:style-name="T482_28"><text:s/></text:span><text:span text:style-name="T482_29">personalities</text:span><text:span text:style-name="T482_30">,<text:s/></text:span><text:span text:style-name="T482_31">and</text:span><text:span text:style-name="T482_32"><text:s/></text:span><text:span text:style-name="T482_33">you</text:span><text:span text:style-name="T482_34"><text:s/></text:span><text:span text:style-name="T482_35">get</text:span><text:span text:style-name="T482_36"><text:s/></text:span><text:span text:style-name="T482_37">the</text:span><text:span text:style-name="T482_38"><text:s/></text:span><text:span text:style-name="T482_39">MetaNet</text:span><text:span text:style-name="T482_40">.<text:s/></text:span><text:span text:style-name="T482_41">It</text:span><text:span text:style-name="T482_42"><text:s/></text:span><text:span text:style-name="T482_43">exists</text:span><text:span text:style-name="T482_44"><text:s/></text:span><text:span text:style-name="T482_45">in</text:span><text:span text:style-name="T482_46"><text:s/></text:span><text:span text:style-name="T482_47">a</text:span><text:span text:style-name="T482_48"><text:s/></text:span><text:span text:style-name="T482_49">universe</text:span><text:span text:style-name="T482_50"><text:s/></text:span><text:span text:style-name="T482_51">where</text:span><text:span text:style-name="T482_52"><text:s/></text:span><text:span text:style-name="T482_53">the</text:span><text:span text:style-name="T482_54"><text:s/></text:span><text:span text:style-name="T482_55">basic</text:span><text:span text:style-name="T482_56"><text:s/></text:span><text:span text:style-name="T482_57">building</text:span><text:span text:style-name="T482_58"><text:s/></text:span><text:span text:style-name="T482_59">block</text:span><text:span text:style-name="T482_60"><text:s/></text:span><text:span text:style-name="T482_61">of</text:span><text:span text:style-name="T482_62"><text:s/></text:span><text:span text:style-name="T482_63">matter</text:span><text:span text:style-name="T482_64"><text:s/></text:span><text:span text:style-name="T482_65">is</text:span><text:span text:style-name="T482_66"><text:s/></text:span><text:span text:style-name="T482_67">a</text:span><text:span text:style-name="T482_68"><text:s/></text:span><text:span text:style-name="T482_69">particle</text:span><text:span text:style-name="T482_70"><text:s/></text:span><text:span text:style-name="T482_71">with</text:span><text:span text:style-name="T482_72"><text:s/></text:span><text:span text:style-name="T482_73">an</text:span><text:span text:style-name="T482_74"><text:s/>“</text:span><text:span text:style-name="T482_75">on</text:span><text:span text:style-name="T482_76">”<text:s/></text:span><text:span text:style-name="T482_77">state</text:span><text:span text:style-name="T482_78"><text:s/></text:span><text:span text:style-name="T482_79">and</text:span><text:span text:style-name="T482_80"><text:s/></text:span><text:span text:style-name="T482_81">an</text:span><text:span text:style-name="T482_82"><text:s/>“</text:span><text:span text:style-name="T482_83">off</text:span><text:span text:style-name="T482_84">”<text:s/></text:span><text:span text:style-name="T482_85">state</text:span><text:span text:style-name="T482_86">.<text:s/></text:span><text:span text:style-name="T482_87">The</text:span><text:span text:style-name="T482_88"><text:s/></text:span><text:span text:style-name="T482_89">MetaNet</text:span><text:span text:style-name="T482_90"><text:s/></text:span><text:span text:style-name="T482_91">is</text:span><text:span text:style-name="T482_92"><text:s/></text:span><text:span text:style-name="T482_93">inhabited</text:span><text:span text:style-name="T482_94"><text:s/></text:span><text:span text:style-name="T482_95">by</text:span><text:span text:style-name="T482_96"><text:s/></text:span><text:span text:style-name="T482_97">the</text:span><text:span text:style-name="T482_98"><text:s/></text:span><text:span text:style-name="T482_99">Metites</text:span><text:span text:style-name="T482_100">,<text:s/></text:span><text:span text:style-name="T482_101">a</text:span><text:span text:style-name="T482_102"><text:s/></text:span><text:span text:style-name="T482_103">sentient</text:span><text:span text:style-name="T482_104"><text:s/></text:span><text:span text:style-name="T482_105">species</text:span><text:span text:style-name="T482_106"><text:s/></text:span><text:span text:style-name="T482_107">who</text:span><text:span text:style-name="T482_108"><text:s/></text:span><text:span text:style-name="T482_109">are</text:span><text:span text:style-name="T482_110"><text:s/></text:span><text:span text:style-name="T482_111">roughly</text:span><text:span text:style-name="T482_112"><text:s/></text:span><text:span text:style-name="T482_113">humanoid</text:span><text:span text:style-name="T482_114"><text:s/></text:span><text:span text:style-name="T482_115">in</text:span><text:span text:style-name="T482_116"><text:s/></text:span><text:span text:style-name="T482_117">shape</text:span><text:span text:style-name="T482_118"><text:s/></text:span><text:span text:style-name="T482_119">though</text:span><text:span text:style-name="T482_120"><text:s/></text:span><text:span text:style-name="T482_121">not</text:span><text:span text:style-name="T482_122"><text:s/></text:span><text:span text:style-name="T482_123">possessing</text:span><text:span text:style-name="T482_124"><text:s/></text:span><text:span text:style-name="T482_125">anything</text:span><text:span text:style-name="T482_126"><text:s/></text:span><text:span text:style-name="T482_127">as</text:span><text:span text:style-name="T482_128"><text:s/></text:span><text:span text:style-name="T482_129">complex</text:span><text:span text:style-name="T482_130"><text:s/></text:span><text:span text:style-name="T482_131">as</text:span><text:span text:style-name="T482_132"><text:s/></text:span><text:span text:style-name="T482_133">human</text:span><text:span text:style-name="T482_134"><text:s/></text:span><text:span text:style-name="T482_135">biology</text:span><text:span text:style-name="T482_136">.</text:span></text:p>
      <text:p text:style-name="P483"/>
      <text:p text:style-name="P484"><text:span text:style-name="T484_1">All</text:span><text:span text:style-name="T484_2"><text:s/></text:span><text:span text:style-name="T484_3">Metites</text:span><text:span text:style-name="T484_4"><text:s/></text:span><text:span text:style-name="T484_5">implicitly</text:span><text:span text:style-name="T484_6"><text:s/></text:span><text:span text:style-name="T484_7">believe</text:span><text:span text:style-name="T484_8"><text:s/></text:span><text:span text:style-name="T484_9">in</text:span><text:span text:style-name="T484_10"><text:s/></text:span><text:span text:style-name="T484_11">the</text:span><text:span text:style-name="T484_12"><text:s/></text:span><text:span text:style-name="T484_13">existence</text:span><text:span text:style-name="T484_14"><text:s/></text:span><text:span text:style-name="T484_15">of</text:span><text:span text:style-name="T484_16"><text:s/></text:span><text:span text:style-name="T484_17">deities</text:span><text:span text:style-name="T484_18"><text:s/></text:span><text:span text:style-name="T484_19">they</text:span><text:span text:style-name="T484_20"><text:s/></text:span><text:span text:style-name="T484_21">call</text:span><text:span text:style-name="T484_22"><text:s/></text:span><text:span text:style-name="T484_23">Users</text:span><text:span text:style-name="T484_24">,<text:s/></text:span><text:span text:style-name="T484_25">who</text:span><text:span text:style-name="T484_26"><text:s/></text:span><text:span text:style-name="T484_27">are</text:span><text:span text:style-name="T484_28"><text:s/></text:span><text:span text:style-name="T484_29">the</text:span><text:span text:style-name="T484_30"><text:s/></text:span><text:span text:style-name="T484_31">ones</text:span><text:span text:style-name="T484_32"><text:s/></text:span><text:span text:style-name="T484_33">that</text:span><text:span text:style-name="T484_34"><text:s/></text:span><text:span text:style-name="T484_35">made</text:span><text:span text:style-name="T484_36"><text:s/></text:span><text:span text:style-name="T484_37">the</text:span><text:span text:style-name="T484_38"><text:s/></text:span><text:span text:style-name="T484_39">MetaNet</text:span><text:span text:style-name="T484_40"><text:s/></text:span><text:span text:style-name="T484_41">and</text:span><text:span text:style-name="T484_42"><text:s/></text:span><text:span text:style-name="T484_43">who</text:span><text:span text:style-name="T484_44"><text:s/></text:span><text:span text:style-name="T484_45">gift</text:span><text:span text:style-name="T484_46"><text:s/></text:span><text:span text:style-name="T484_47">the</text:span><text:span text:style-name="T484_48"><text:s/></text:span><text:span text:style-name="T484_49">Metites</text:span><text:span text:style-name="T484_50"><text:s/></text:span><text:span text:style-name="T484_51">with</text:span><text:span text:style-name="T484_52"><text:s/></text:span><text:span text:style-name="T484_53">the</text:span><text:span text:style-name="T484_54"><text:s/></text:span><text:span text:style-name="T484_55">bounty</text:span><text:span text:style-name="T484_56"><text:s/></text:span><text:span text:style-name="T484_57">of</text:span><text:span text:style-name="T484_58"><text:s/></text:span><text:span text:style-name="T484_59">Data</text:span><text:span text:style-name="T484_60">,<text:s/></text:span><text:span text:style-name="T484_61">the</text:span><text:span text:style-name="T484_62"><text:s/></text:span><text:span text:style-name="T484_63">versatile</text:span><text:span text:style-name="T484_64"><text:s/></text:span><text:span text:style-name="T484_65">and</text:span><text:span text:style-name="T484_66"><text:s/></text:span><text:span text:style-name="T484_67">only</text:span><text:span text:style-name="T484_68"><text:s/></text:span><text:span text:style-name="T484_69">resource</text:span><text:span text:style-name="T484_70"><text:s/></text:span><text:span text:style-name="T484_71">in</text:span><text:span text:style-name="T484_72"><text:s/></text:span><text:span text:style-name="T484_73">the</text:span><text:span text:style-name="T484_74"><text:s/></text:span><text:span text:style-name="T484_75">world</text:span><text:span text:style-name="T484_76">.<text:s/></text:span><text:span text:style-name="T484_77">Data</text:span><text:span text:style-name="T484_78"><text:s/></text:span><text:span text:style-name="T484_79">is</text:span><text:span text:style-name="T484_80"><text:s/></text:span><text:span text:style-name="T484_81">used</text:span><text:span text:style-name="T484_82"><text:s/></text:span><text:span text:style-name="T484_83">for</text:span><text:span text:style-name="T484_84"><text:s/></text:span><text:span text:style-name="T484_85">just</text:span><text:span text:style-name="T484_86"><text:s/></text:span><text:span text:style-name="T484_87">about</text:span><text:span text:style-name="T484_88"><text:s/></text:span><text:span text:style-name="T484_89">everything</text:span><text:span text:style-name="T484_90"><text:s/></text:span><text:span text:style-name="T484_91">in</text:span><text:span text:style-name="T484_92"><text:s/></text:span><text:span text:style-name="T484_93">the</text:span><text:span text:style-name="T484_94"><text:s/></text:span><text:span text:style-name="T484_95">MetaNet</text:span><text:span text:style-name="T484_96">,<text:s/></text:span><text:span text:style-name="T484_97">from</text:span><text:span text:style-name="T484_98"><text:s/></text:span><text:span text:style-name="T484_99">basic</text:span><text:span text:style-name="T484_100"><text:s/></text:span><text:span text:style-name="T484_101">sustenance</text:span><text:span text:style-name="T484_102"><text:s/></text:span><text:span text:style-name="T484_103">to</text:span><text:span text:style-name="T484_104"><text:s/></text:span><text:span text:style-name="T484_105">building</text:span><text:span text:style-name="T484_106"><text:s/></text:span><text:span text:style-name="T484_107">construction</text:span><text:span text:style-name="T484_108"><text:s/>(</text:span><text:span text:style-name="T484_109">which</text:span><text:span text:style-name="T484_110"><text:s/></text:span><text:span text:style-name="T484_111">is</text:span><text:span text:style-name="T484_112"><text:s/></text:span><text:span text:style-name="T484_113">the</text:span><text:span text:style-name="T484_114"><text:s/></text:span><text:span text:style-name="T484_115">cornerstone</text:span><text:span text:style-name="T484_116"><text:s/></text:span><text:span text:style-name="T484_117">of</text:span><text:span text:style-name="T484_118"><text:s/></text:span><text:span text:style-name="T484_119">Metite</text:span><text:span text:style-name="T484_120"><text:s/></text:span><text:span text:style-name="T484_121">culture</text:span><text:span text:style-name="T484_122">,<text:s/></text:span><text:span text:style-name="T484_123">as</text:span><text:span text:style-name="T484_124"><text:s/></text:span><text:span text:style-name="T484_125">all</text:span><text:span text:style-name="T484_126"><text:s/></text:span><text:span text:style-name="T484_127">Metites</text:span><text:span text:style-name="T484_128"><text:s/></text:span><text:span text:style-name="T484_129">are</text:span><text:span text:style-name="T484_130"><text:s/></text:span><text:span text:style-name="T484_131">natural</text:span><text:span text:style-name="T484_132"><text:s/></text:span><text:span text:style-name="T484_133">builders</text:span><text:span text:style-name="T484_134">).<text:s/></text:span><text:span text:style-name="T484_135">The</text:span><text:span text:style-name="T484_136"><text:s/></text:span><text:span text:style-name="T484_137">Users</text:span><text:span text:style-name="T484_138"><text:s/></text:span><text:span text:style-name="T484_139">are</text:span><text:span text:style-name="T484_140"><text:s/></text:span><text:span text:style-name="T484_141">also</text:span><text:span text:style-name="T484_142"><text:s/></text:span><text:span text:style-name="T484_143">the</text:span><text:span text:style-name="T484_144"><text:s/></text:span><text:span text:style-name="T484_145">ones</text:span><text:span text:style-name="T484_146"><text:s/></text:span><text:span text:style-name="T484_147">who</text:span><text:span text:style-name="T484_148"><text:s/></text:span><text:span text:style-name="T484_149">gave</text:span><text:span text:style-name="T484_150"><text:s/></text:span><text:span text:style-name="T484_151">the</text:span><text:span text:style-name="T484_152"><text:s/></text:span><text:span text:style-name="T484_153">Metites</text:span><text:span text:style-name="T484_154"><text:s/></text:span><text:span text:style-name="T484_155">Languages</text:span><text:span text:style-name="T484_156">,<text:s/></text:span><text:span text:style-name="T484_157">which</text:span><text:span text:style-name="T484_158"><text:s/></text:span><text:span text:style-name="T484_159">is</text:span><text:span text:style-name="T484_160"><text:s/></text:span><text:span text:style-name="T484_161">the</text:span><text:span text:style-name="T484_162"><text:s/></text:span><text:span text:style-name="T484_163">primary</text:span><text:span text:style-name="T484_164"><text:s/></text:span><text:span text:style-name="T484_165">political</text:span><text:span text:style-name="T484_166"><text:s/></text:span><text:span text:style-name="T484_167">barrier</text:span><text:span text:style-name="T484_168"><text:s/></text:span><text:span text:style-name="T484_169">between</text:span><text:span text:style-name="T484_170"><text:s/></text:span><text:span text:style-name="T484_171">territories</text:span><text:span text:style-name="T484_172"><text:s/></text:span><text:span text:style-name="T484_173">and</text:span><text:span text:style-name="T484_174"><text:s/></text:span><text:span text:style-name="T484_175">communities</text:span><text:span text:style-name="T484_176"><text:s/></text:span><text:span text:style-name="T484_177">of</text:span><text:span text:style-name="T484_178"><text:s/></text:span><text:span text:style-name="T484_179">Metites</text:span><text:span text:style-name="T484_180">.<text:s/></text:span><text:span text:style-name="T484_181">Metite</text:span><text:span text:style-name="T484_182"><text:s/></text:span><text:span text:style-name="T484_183">communities</text:span><text:span text:style-name="T484_184"><text:s/></text:span><text:span text:style-name="T484_185">are</text:span><text:span text:style-name="T484_186"><text:s/></text:span><text:span text:style-name="T484_187">largely</text:span><text:span text:style-name="T484_188"><text:s/></text:span><text:span text:style-name="T484_189">socialist</text:span><text:span text:style-name="T484_190"><text:s/></text:span><text:span text:style-name="T484_191">in</text:span><text:span text:style-name="T484_192"><text:s/></text:span><text:span text:style-name="T484_193">nature</text:span><text:span text:style-name="T484_194">,<text:s/></text:span><text:span text:style-name="T484_195">although</text:span><text:span text:style-name="T484_196"><text:s/></text:span><text:span text:style-name="T484_197">they</text:span><text:span text:style-name="T484_198"><text:s/></text:span><text:span text:style-name="T484_199">also</text:span><text:span text:style-name="T484_200"><text:s/></text:span><text:span text:style-name="T484_201">practice</text:span><text:span text:style-name="T484_202"><text:s/></text:span><text:span text:style-name="T484_203">free</text:span><text:span text:style-name="T484_204"><text:s/></text:span><text:span text:style-name="T484_205">market</text:span><text:span text:style-name="T484_206"><text:s/></text:span><text:span text:style-name="T484_207">capitalism</text:span><text:span text:style-name="T484_208"><text:s/></text:span><text:span text:style-name="T484_209">when</text:span><text:span text:style-name="T484_210"><text:s/></text:span><text:span text:style-name="T484_211">dealing</text:span><text:span text:style-name="T484_212"><text:s/></text:span><text:span text:style-name="T484_213">with</text:span><text:span text:style-name="T484_214"><text:s/></text:span><text:span text:style-name="T484_215">other</text:span><text:span text:style-name="T484_216"><text:s/></text:span><text:span text:style-name="T484_217">communities</text:span><text:span text:style-name="T484_218">.</text:span></text:p>
      <text:p text:style-name="P485"/>
      <text:p text:style-name="P486"><text:span text:style-name="T486_1">In</text:span><text:span text:style-name="T486_2"><text:s/></text:span><text:span text:style-name="T486_3">conflict</text:span><text:span text:style-name="T486_4"><text:s/></text:span><text:span text:style-name="T486_5">with</text:span><text:span text:style-name="T486_6"><text:s/></text:span><text:span text:style-name="T486_7">the</text:span><text:span text:style-name="T486_8"><text:s/></text:span><text:span text:style-name="T486_9">Metites</text:span><text:span text:style-name="T486_10"><text:s/></text:span><text:span text:style-name="T486_11">are</text:span><text:span text:style-name="T486_12"><text:s/></text:span><text:span text:style-name="T486_13">the</text:span><text:span text:style-name="T486_14"><text:s/></text:span><text:span text:style-name="T486_15">Bugs</text:span><text:span text:style-name="T486_16">,<text:s/></text:span><text:span text:style-name="T486_17">a</text:span><text:span text:style-name="T486_18"><text:s/></text:span><text:span text:style-name="T486_19">varied</text:span><text:span text:style-name="T486_20"><text:s/></text:span><text:span text:style-name="T486_21">species</text:span><text:span text:style-name="T486_22"><text:s/></text:span><text:span text:style-name="T486_23">of</text:span><text:span text:style-name="T486_24"><text:s/></text:span><text:span text:style-name="T486_25">corrupted</text:span><text:span text:style-name="T486_26"><text:s/></text:span><text:span text:style-name="T486_27">and</text:span><text:span text:style-name="T486_28"><text:s/></text:span><text:span text:style-name="T486_29">corruptive</text:span><text:span text:style-name="T486_30"><text:s/></text:span><text:span text:style-name="T486_31">entities</text:span><text:span text:style-name="T486_32"><text:s/></text:span><text:span text:style-name="T486_33">that</text:span><text:span text:style-name="T486_34"><text:s/></text:span><text:span text:style-name="T486_35">consume</text:span><text:span text:style-name="T486_36"><text:s/></text:span><text:span text:style-name="T486_37">Data</text:span><text:span text:style-name="T486_38">,<text:s/></text:span><text:span text:style-name="T486_39">and</text:span><text:span text:style-name="T486_40"><text:s/></text:span><text:span text:style-name="T486_41">sometimes</text:span><text:span text:style-name="T486_42"><text:s/></text:span><text:span text:style-name="T486_43">the</text:span><text:span text:style-name="T486_44"><text:s/></text:span><text:span text:style-name="T486_45">Metites</text:span><text:span text:style-name="T486_46">’<text:s/></text:span><text:span text:style-name="T486_47">precious</text:span><text:span text:style-name="T486_48"><text:s/></text:span><text:span text:style-name="T486_49">construction</text:span><text:span text:style-name="T486_50"><text:s/></text:span><text:span text:style-name="T486_51">projects</text:span><text:span text:style-name="T486_52">.<text:s/></text:span><text:span text:style-name="T486_53">While</text:span><text:span text:style-name="T486_54"><text:s/></text:span><text:span text:style-name="T486_55">Bugs</text:span><text:span text:style-name="T486_56"><text:s/></text:span><text:span text:style-name="T486_57">are</text:span><text:span text:style-name="T486_58"><text:s/></text:span><text:span text:style-name="T486_59">generally</text:span><text:span text:style-name="T486_60"><text:s/></text:span><text:span text:style-name="T486_61">benign</text:span><text:span text:style-name="T486_62"><text:s/></text:span><text:span text:style-name="T486_63">and</text:span><text:span text:style-name="T486_64"><text:s/></text:span><text:span text:style-name="T486_65">uncommon</text:span><text:span text:style-name="T486_66">,<text:s/></text:span><text:span text:style-name="T486_67">they</text:span><text:span text:style-name="T486_68"><text:s/></text:span><text:span text:style-name="T486_69">sometimes</text:span><text:span text:style-name="T486_70"><text:s/></text:span><text:span text:style-name="T486_71">have</text:span><text:span text:style-name="T486_72"><text:s/></text:span><text:span text:style-name="T486_73">inexplicable</text:span><text:span text:style-name="T486_74"><text:s/></text:span><text:span text:style-name="T486_75">population</text:span><text:span text:style-name="T486_76"><text:s/></text:span><text:span text:style-name="T486_77">booms</text:span><text:span text:style-name="T486_78">.<text:s/></text:span><text:span text:style-name="T486_79">Some</text:span><text:span text:style-name="T486_80"><text:s/></text:span><text:span text:style-name="T486_81">Metites</text:span><text:span text:style-name="T486_82"><text:s/></text:span><text:span text:style-name="T486_83">have</text:span><text:span text:style-name="T486_84"><text:s/></text:span><text:span text:style-name="T486_85">suggested</text:span><text:span text:style-name="T486_86"><text:s/></text:span><text:span text:style-name="T486_87">that</text:span><text:span text:style-name="T486_88"><text:s/></text:span><text:span text:style-name="T486_89">the</text:span><text:span text:style-name="T486_90"><text:s/></text:span><text:span text:style-name="T486_91">Bugs</text:span><text:span text:style-name="T486_92"><text:s/></text:span><text:span text:style-name="T486_93">are</text:span><text:span text:style-name="T486_94"><text:s/></text:span><text:span text:style-name="T486_95">created</text:span><text:span text:style-name="T486_96"><text:s/></text:span><text:span text:style-name="T486_97">by</text:span><text:span text:style-name="T486_98"><text:s/></text:span><text:span text:style-name="T486_99">malevolent</text:span><text:span text:style-name="T486_100"><text:s/></text:span><text:span text:style-name="T486_101">Users</text:span><text:span text:style-name="T486_102">,<text:s/></text:span><text:span text:style-name="T486_103">as</text:span><text:span text:style-name="T486_104"><text:s/></text:span><text:span text:style-name="T486_105">part</text:span><text:span text:style-name="T486_106"><text:s/></text:span><text:span text:style-name="T486_107">of</text:span><text:span text:style-name="T486_108"><text:s/></text:span><text:span text:style-name="T486_109">the</text:span><text:span text:style-name="T486_110"><text:s/></text:span><text:span text:style-name="T486_111">ineffable</text:span><text:span text:style-name="T486_112"><text:s/></text:span><text:span text:style-name="T486_113">games</text:span><text:span text:style-name="T486_114"><text:s/></text:span><text:span text:style-name="T486_115">they</text:span><text:span text:style-name="T486_116"><text:s/></text:span><text:span text:style-name="T486_117">play</text:span><text:span text:style-name="T486_118"><text:s/></text:span><text:span text:style-name="T486_119">with</text:span><text:span text:style-name="T486_120"><text:s/></text:span><text:span text:style-name="T486_121">and</text:span><text:span text:style-name="T486_122"><text:s/></text:span><text:span text:style-name="T486_123">against</text:span><text:span text:style-name="T486_124"><text:s/></text:span><text:span text:style-name="T486_125">each</text:span><text:span text:style-name="T486_126"><text:s/></text:span><text:span text:style-name="T486_127">other</text:span><text:span text:style-name="T486_128">,<text:s/></text:span><text:span text:style-name="T486_129">but</text:span><text:span text:style-name="T486_130"><text:s/></text:span><text:span text:style-name="T486_131">others</text:span><text:span text:style-name="T486_132"><text:s/></text:span><text:span text:style-name="T486_133">consider</text:span><text:span text:style-name="T486_134"><text:s/></text:span><text:span text:style-name="T486_135">such</text:span><text:span text:style-name="T486_136"><text:s/></text:span><text:span text:style-name="T486_137">talk</text:span><text:span text:style-name="T486_138"><text:s/></text:span><text:span text:style-name="T486_139">heresy</text:span><text:span text:style-name="T486_140">.</text:span></text:p>
      <text:h text:style-name="P487" text:outline-level="10"><text:bookmark-start text:name="h.5fhb4tq7gnmw"/><text:bookmark-end text:name="h.5fhb4tq7gnmw"/><text:span text:style-name="T487_1">Story</text:span></text:h>
      <text:p text:style-name="P488"><text:span text:style-name="T488_1">In</text:span><text:span text:style-name="T488_2"><text:s/></text:span><text:span text:style-name="T488_3">recent</text:span><text:span text:style-name="T488_4"><text:s/></text:span><text:span text:style-name="T488_5">years</text:span><text:span text:style-name="T488_6">,<text:s/></text:span><text:span text:style-name="T488_7">a</text:span><text:span text:style-name="T488_8"><text:s/></text:span><text:span text:style-name="T488_9">surge</text:span><text:span text:style-name="T488_10"><text:s/></text:span><text:span text:style-name="T488_11">of</text:span><text:span text:style-name="T488_12"><text:s/></text:span><text:span text:style-name="T488_13">data</text:span><text:span text:style-name="T488_14"><text:s/></text:span><text:span text:style-name="T488_15">has</text:span><text:span text:style-name="T488_16"><text:s/></text:span><text:span text:style-name="T488_17">led</text:span><text:span text:style-name="T488_18"><text:s/></text:span><text:span text:style-name="T488_19">to</text:span><text:span text:style-name="T488_20"><text:s/></text:span><text:span text:style-name="T488_21">a</text:span><text:span text:style-name="T488_22"><text:s/></text:span><text:span text:style-name="T488_23">golden</text:span><text:span text:style-name="T488_24"><text:s/></text:span><text:span text:style-name="T488_25">age</text:span><text:span text:style-name="T488_26"><text:s/></text:span><text:span text:style-name="T488_27">of</text:span><text:span text:style-name="T488_28"><text:s/></text:span><text:span text:style-name="T488_29">construction</text:span><text:span text:style-name="T488_30"><text:s/></text:span><text:span text:style-name="T488_31">and</text:span><text:span text:style-name="T488_32"><text:s/></text:span><text:span text:style-name="T488_33">monument</text:span><text:span text:style-name="T488_34"><text:s/></text:span><text:span text:style-name="T488_35">building</text:span><text:span text:style-name="T488_36">,<text:s/></text:span><text:span text:style-name="T488_37">the</text:span><text:span text:style-name="T488_38"><text:s/></text:span><text:span text:style-name="T488_39">most</text:span><text:span text:style-name="T488_40"><text:s/></text:span><text:span text:style-name="T488_41">notable</text:span><text:span text:style-name="T488_42"><text:s/></text:span><text:span text:style-name="T488_43">of</text:span><text:span text:style-name="T488_44"><text:s/></text:span><text:span text:style-name="T488_45">which</text:span><text:span text:style-name="T488_46"><text:s/></text:span><text:span text:style-name="T488_47">are</text:span><text:span text:style-name="T488_48"><text:s/></text:span><text:span text:style-name="T488_49">the</text:span><text:span text:style-name="T488_50"><text:s/></text:span><text:span text:style-name="T488_51">great</text:span><text:span text:style-name="T488_52"><text:s/></text:span><text:span text:style-name="T488_53">towers</text:span><text:span text:style-name="T488_54">.<text:s/></text:span><text:span text:style-name="T488_55">Any</text:span><text:span text:style-name="T488_56"><text:s/></text:span><text:span text:style-name="T488_57">given</text:span><text:span text:style-name="T488_58"><text:s/></text:span><text:span text:style-name="T488_59">territory</text:span><text:span text:style-name="T488_60"><text:s/></text:span><text:span text:style-name="T488_61">will</text:span><text:span text:style-name="T488_62"><text:s/></text:span><text:span text:style-name="T488_63">have</text:span><text:span text:style-name="T488_64"><text:s/></text:span><text:span text:style-name="T488_65">numerous</text:span><text:span text:style-name="T488_66"><text:s/></text:span><text:span text:style-name="T488_67">towers</text:span><text:span text:style-name="T488_68"><text:s/></text:span><text:span text:style-name="T488_69">jutting</text:span><text:span text:style-name="T488_70"><text:s/></text:span><text:span text:style-name="T488_71">out</text:span><text:span text:style-name="T488_72"><text:s/></text:span><text:span text:style-name="T488_73">of</text:span><text:span text:style-name="T488_74"><text:s/></text:span><text:span text:style-name="T488_75">the</text:span><text:span text:style-name="T488_76"><text:s/></text:span><text:span text:style-name="T488_77">ground</text:span><text:span text:style-name="T488_78"><text:s/></text:span><text:span text:style-name="T488_79">and</text:span><text:span text:style-name="T488_80"><text:s/></text:span><text:span text:style-name="T488_81">reaching</text:span><text:span text:style-name="T488_82"><text:s/></text:span><text:span text:style-name="T488_83">toward</text:span><text:span text:style-name="T488_84"><text:s/></text:span><text:span text:style-name="T488_85">the</text:span><text:span text:style-name="T488_86"><text:s/></text:span><text:span text:style-name="T488_87">heavens</text:span><text:span text:style-name="T488_88">,<text:s/></text:span><text:span text:style-name="T488_89">each</text:span><text:span text:style-name="T488_90"><text:s/></text:span><text:span text:style-name="T488_91">of</text:span><text:span text:style-name="T488_92"><text:s/></text:span><text:span text:style-name="T488_93">which</text:span><text:span text:style-name="T488_94"><text:s/></text:span><text:span text:style-name="T488_95">is</text:span><text:span text:style-name="T488_96"><text:s/></text:span><text:span text:style-name="T488_97">a</text:span><text:span text:style-name="T488_98"><text:s/></text:span><text:span text:style-name="T488_99">group</text:span><text:span text:style-name="T488_100"><text:s/></text:span><text:span text:style-name="T488_101">effort</text:span><text:span text:style-name="T488_102"><text:s/></text:span><text:span text:style-name="T488_103">by</text:span><text:span text:style-name="T488_104"><text:s/></text:span><text:span text:style-name="T488_105">one</text:span><text:span text:style-name="T488_106"><text:s/></text:span><text:span text:style-name="T488_107">or</text:span><text:span text:style-name="T488_108"><text:s/></text:span><text:span text:style-name="T488_109">more</text:span><text:span text:style-name="T488_110"><text:s/></text:span><text:span text:style-name="T488_111">communities</text:span><text:span text:style-name="T488_112">.<text:s/></text:span><text:span text:style-name="T488_113">However</text:span><text:span text:style-name="T488_114">,<text:s/></text:span><text:span text:style-name="T488_115">the</text:span><text:span text:style-name="T488_116"><text:s/></text:span><text:span text:style-name="T488_117">creation</text:span><text:span text:style-name="T488_118"><text:s/></text:span><text:span text:style-name="T488_119">of</text:span><text:span text:style-name="T488_120"><text:s/></text:span><text:span text:style-name="T488_121">the</text:span><text:span text:style-name="T488_122"><text:s/></text:span><text:span text:style-name="T488_123">towers</text:span><text:span text:style-name="T488_124"><text:s/></text:span><text:span text:style-name="T488_125">has</text:span><text:span text:style-name="T488_126"><text:s/></text:span><text:span text:style-name="T488_127">also</text:span><text:span text:style-name="T488_128"><text:s/></text:span><text:span text:style-name="T488_129">brought</text:span><text:span text:style-name="T488_130"><text:s/></text:span><text:span text:style-name="T488_131">on</text:span><text:span text:style-name="T488_132"><text:s/></text:span><text:span text:style-name="T488_133">a</text:span><text:span text:style-name="T488_134"><text:s/></text:span><text:span text:style-name="T488_135">parallel</text:span><text:span text:style-name="T488_136"><text:s/></text:span><text:span text:style-name="T488_137">increase</text:span><text:span text:style-name="T488_138"><text:s/></text:span><text:span text:style-name="T488_139">in</text:span><text:span text:style-name="T488_140"><text:s/></text:span><text:span text:style-name="T488_141">Bugs</text:span><text:span text:style-name="T488_142">,<text:s/></text:span><text:span text:style-name="T488_143">which</text:span><text:span text:style-name="T488_144"><text:s/></text:span><text:span text:style-name="T488_145">tend</text:span><text:span text:style-name="T488_146"><text:s/></text:span><text:span text:style-name="T488_147">to</text:span><text:span text:style-name="T488_148"><text:s/></text:span><text:span text:style-name="T488_149">manifest</text:span><text:span text:style-name="T488_150"><text:s/></text:span><text:span text:style-name="T488_151">in</text:span><text:span text:style-name="T488_152"><text:s/></text:span><text:span text:style-name="T488_153">and</text:span><text:span text:style-name="T488_154"><text:s/></text:span><text:span text:style-name="T488_155">around</text:span><text:span text:style-name="T488_156"><text:s/></text:span><text:span text:style-name="T488_157">the</text:span><text:span text:style-name="T488_158"><text:s/></text:span><text:span text:style-name="T488_159">towers</text:span><text:span text:style-name="T488_160">,<text:s/></text:span><text:span text:style-name="T488_161">necessitating</text:span><text:span text:style-name="T488_162"><text:s/></text:span><text:span text:style-name="T488_163">the</text:span><text:span text:style-name="T488_164"><text:s/></text:span><text:span text:style-name="T488_165">formation</text:span><text:span text:style-name="T488_166"><text:s/></text:span><text:span text:style-name="T488_167">of</text:span><text:span text:style-name="T488_168"><text:s/></text:span><text:span text:style-name="T488_169">dedicated</text:span><text:span text:style-name="T488_170"><text:s/></text:span><text:span text:style-name="T488_171">Bug</text:span><text:span text:style-name="T488_172"><text:s/></text:span><text:span text:style-name="T488_173">fighters</text:span><text:span text:style-name="T488_174"><text:s/></text:span><text:span text:style-name="T488_175">to</text:span><text:span text:style-name="T488_176"><text:s/></text:span><text:span text:style-name="T488_177">clear</text:span><text:span text:style-name="T488_178"><text:s/></text:span><text:span text:style-name="T488_179">the</text:span><text:span text:style-name="T488_180"><text:s/></text:span><text:span text:style-name="T488_181">bugs</text:span><text:span text:style-name="T488_182"><text:s/></text:span><text:span text:style-name="T488_183">and</text:span><text:span text:style-name="T488_184"><text:s/></text:span><text:span text:style-name="T488_185">keep</text:span><text:span text:style-name="T488_186"><text:s/></text:span><text:span text:style-name="T488_187">the</text:span><text:span text:style-name="T488_188"><text:s/></text:span><text:span text:style-name="T488_189">towers</text:span><text:span text:style-name="T488_190"><text:s/></text:span><text:span text:style-name="T488_191">safe</text:span><text:span text:style-name="T488_192"><text:s/></text:span><text:span text:style-name="T488_193">for</text:span><text:span text:style-name="T488_194"><text:s/></text:span><text:span text:style-name="T488_195">maintenance</text:span><text:span text:style-name="T488_196"><text:s/></text:span><text:span text:style-name="T488_197">and</text:span><text:span text:style-name="T488_198"><text:s/></text:span><text:span text:style-name="T488_199">expansion</text:span><text:span text:style-name="T488_200"><text:s/></text:span><text:span text:style-name="T488_201">work</text:span><text:span text:style-name="T488_202">.</text:span></text:p>
      <text:p text:style-name="P489"/>
      <text:h text:style-name="P490" text:outline-level="10"><text:bookmark-start text:name="h.y71kolf42q73"/><text:bookmark-end text:name="h.y71kolf42q73"/><text:span text:style-name="T490_1">Abstract</text:span><text:span text:style-name="T490_2"><text:s/></text:span></text:h>
      <text:p text:style-name="P491"><text:span text:style-name="T491_1">The</text:span><text:span text:style-name="T491_2"><text:s/></text:span><text:span text:style-name="T491_3">objective</text:span><text:span text:style-name="T491_4"><text:s/></text:span><text:span text:style-name="T491_5">of</text:span><text:span text:style-name="T491_6"><text:s/></text:span><text:span text:style-name="T491_7">this</text:span><text:span text:style-name="T491_8"><text:s/></text:span><text:span text:style-name="T491_9">project</text:span><text:span text:style-name="T491_10"><text:s/></text:span><text:span text:style-name="T491_11">was</text:span><text:span text:style-name="T491_12"><text:s/></text:span><text:span text:style-name="T491_13">to</text:span><text:span text:style-name="T491_14"><text:s/></text:span><text:span text:style-name="T491_15">research</text:span><text:span text:style-name="T491_16"><text:s/></text:span><text:span text:style-name="T491_17">ways</text:span><text:span text:style-name="T491_18"><text:s/></text:span><text:span text:style-name="T491_19">to</text:span><text:span text:style-name="T491_20"><text:s/></text:span><text:span text:style-name="T491_21">create</text:span><text:span text:style-name="T491_22"><text:s/></text:span><text:span text:style-name="T491_23">a</text:span><text:span text:style-name="T491_24"><text:s/></text:span><text:span text:style-name="T491_25">online</text:span><text:span text:style-name="T491_26"><text:s/></text:span><text:span text:style-name="T491_27">game</text:span><text:span text:style-name="T491_28"><text:s/></text:span><text:span text:style-name="T491_29">that</text:span><text:span text:style-name="T491_30"><text:s/></text:span><text:span text:style-name="T491_31">combines</text:span><text:span text:style-name="T491_32"><text:s/></text:span><text:span text:style-name="T491_33">mechanics</text:span><text:span text:style-name="T491_34"><text:s/></text:span><text:span text:style-name="T491_35">with</text:span><text:span text:style-name="T491_36"><text:s/></text:span><text:span text:style-name="T491_37">FOSS</text:span><text:span text:style-name="T491_38"><text:s/></text:span><text:span text:style-name="T491_39">project</text:span><text:span text:style-name="T491_40"><text:s/></text:span><text:span text:style-name="T491_41">contributions</text:span><text:span text:style-name="T491_42">.<text:s/></text:span><text:span text:style-name="T491_43">Our</text:span><text:span text:style-name="T491_44"><text:s/></text:span><text:span text:style-name="T491_45">game</text:span><text:span text:style-name="T491_46">,<text:s/></text:span><text:span text:style-name="T491_47">FOSSRPG</text:span><text:span text:style-name="T491_48">,<text:s/></text:span><text:span text:style-name="T491_49">will</text:span><text:span text:style-name="T491_50"><text:s/></text:span><text:span text:style-name="T491_51">reward</text:span><text:span text:style-name="T491_52"><text:s/></text:span><text:span text:style-name="T491_53">contributors</text:span><text:span text:style-name="T491_54"><text:s/></text:span><text:span text:style-name="T491_55">for</text:span><text:span text:style-name="T491_56"><text:s/></text:span><text:span text:style-name="T491_57">code</text:span><text:span text:style-name="T491_58">,<text:s/></text:span><text:span text:style-name="T491_59">art</text:span><text:span text:style-name="T491_60">,<text:s/></text:span><text:span text:style-name="T491_61">documentation</text:span><text:span text:style-name="T491_62">,<text:s/></text:span><text:span text:style-name="T491_63">content</text:span><text:span text:style-name="T491_64"><text:s/></text:span><text:span text:style-name="T491_65">and</text:span><text:span text:style-name="T491_66"><text:s/></text:span><text:span text:style-name="T491_67">any</text:span><text:span text:style-name="T491_68"><text:s/></text:span><text:span text:style-name="T491_69">other</text:span><text:span text:style-name="T491_70"><text:s/></text:span><text:span text:style-name="T491_71">useful</text:span><text:span text:style-name="T491_72"><text:s/></text:span><text:span text:style-name="T491_73">assets</text:span><text:span text:style-name="T491_74">.<text:s/></text:span><text:span text:style-name="T491_75">FOSSRPG</text:span><text:span text:style-name="T491_76"><text:s/></text:span><text:span text:style-name="T491_77">will</text:span><text:span text:style-name="T491_78"><text:s/></text:span><text:span text:style-name="T491_79">be</text:span><text:span text:style-name="T491_80"><text:s/></text:span><text:span text:style-name="T491_81">the</text:span><text:span text:style-name="T491_82"><text:s/></text:span><text:span text:style-name="T491_83">first</text:span><text:span text:style-name="T491_84"><text:s/></text:span><text:span text:style-name="T491_85">of</text:span><text:span text:style-name="T491_86"><text:s/></text:span><text:span text:style-name="T491_87">its</text:span><text:span text:style-name="T491_88"><text:s/></text:span><text:span text:style-name="T491_89">kind</text:span><text:span text:style-name="T491_90">,<text:s/></text:span><text:span text:style-name="T491_91">establishing</text:span><text:span text:style-name="T491_92"><text:s/></text:span><text:span text:style-name="T491_93">an</text:span><text:span text:style-name="T491_94"><text:s/></text:span><text:span text:style-name="T491_95">entirely</text:span><text:span text:style-name="T491_96"><text:s/></text:span><text:span text:style-name="T491_97">new</text:span><text:span text:style-name="T491_98"><text:s/></text:span><text:span text:style-name="T491_99">class</text:span><text:span text:style-name="T491_100"><text:s/></text:span><text:span text:style-name="T491_101">of</text:span><text:span text:style-name="T491_102"><text:s/></text:span><text:span text:style-name="T491_103">online</text:span><text:span text:style-name="T491_104"><text:s/></text:span><text:span text:style-name="T491_105">games</text:span><text:span text:style-name="T491_106">.</text:span></text:p>
      <text:p text:style-name="P492"/>
      <text:p text:style-name="P493"><text:span text:style-name="T493_1">The</text:span><text:span text:style-name="T493_2"><text:s/></text:span><text:span text:style-name="T493_3">team</text:span><text:span text:style-name="T493_4">’</text:span><text:span text:style-name="T493_5">s</text:span><text:span text:style-name="T493_6"><text:s/></text:span><text:span text:style-name="T493_7">research</text:span><text:span text:style-name="T493_8"><text:s/></text:span><text:span text:style-name="T493_9">was</text:span><text:span text:style-name="T493_10"><text:s/></text:span><text:span text:style-name="T493_11">primarily</text:span><text:span text:style-name="T493_12"><text:s/></text:span><text:span text:style-name="T493_13">focused</text:span><text:span text:style-name="T493_14"><text:s/></text:span><text:span text:style-name="T493_15">on</text:span><text:span text:style-name="T493_16"><text:s/></text:span><text:span text:style-name="T493_17">articles</text:span><text:span text:style-name="T493_18">,<text:s/></text:span><text:span text:style-name="T493_19">statistics</text:span><text:span text:style-name="T493_20"><text:s/></text:span><text:span text:style-name="T493_21">and</text:span><text:span text:style-name="T493_22"><text:s/></text:span><text:span text:style-name="T493_23">studies</text:span><text:span text:style-name="T493_24"><text:s/></text:span><text:span text:style-name="T493_25">published</text:span><text:span text:style-name="T493_26"><text:s/></text:span><text:span text:style-name="T493_27">online</text:span><text:span text:style-name="T493_28">.<text:s/></text:span><text:span text:style-name="T493_29">We</text:span><text:span text:style-name="T493_30"><text:s/></text:span><text:span text:style-name="T493_31">looked</text:span><text:span text:style-name="T493_32"><text:s/></text:span><text:span text:style-name="T493_33">at</text:span><text:span text:style-name="T493_34"><text:s/></text:span><text:span text:style-name="T493_35">different</text:span><text:span text:style-name="T493_36"><text:s/></text:span><text:span text:style-name="T493_37">online</text:span><text:span text:style-name="T493_38"><text:s/></text:span><text:span text:style-name="T493_39">games</text:span><text:span text:style-name="T493_40"><text:s/></text:span><text:span text:style-name="T493_41">to</text:span><text:span text:style-name="T493_42"><text:s/></text:span><text:span text:style-name="T493_43">understand</text:span><text:span text:style-name="T493_44"><text:s/></text:span><text:span text:style-name="T493_45">how</text:span><text:span text:style-name="T493_46"><text:s/></text:span><text:span text:style-name="T493_47">their</text:span><text:span text:style-name="T493_48"><text:s/></text:span><text:span text:style-name="T493_49">gameplay</text:span><text:span text:style-name="T493_50"><text:s/></text:span><text:span text:style-name="T493_51">elements</text:span><text:span text:style-name="T493_52"><text:s/></text:span><text:span text:style-name="T493_53">worked</text:span><text:span text:style-name="T493_54"><text:s/></text:span><text:span text:style-name="T493_55">together</text:span><text:span text:style-name="T493_56"><text:s/></text:span><text:span text:style-name="T493_57">to</text:span><text:span text:style-name="T493_58"><text:s/></text:span><text:span text:style-name="T493_59">form</text:span><text:span text:style-name="T493_60"><text:s/></text:span><text:span text:style-name="T493_61">a</text:span><text:span text:style-name="T493_62"><text:s/></text:span><text:span text:style-name="T493_63">fun</text:span><text:span text:style-name="T493_64"><text:s/></text:span><text:span text:style-name="T493_65">experience</text:span><text:span text:style-name="T493_66">.<text:s/></text:span><text:span text:style-name="T493_67">We</text:span><text:span text:style-name="T493_68"><text:s/></text:span><text:span text:style-name="T493_69">also</text:span><text:span text:style-name="T493_70"><text:s/></text:span><text:span text:style-name="T493_71">researched</text:span><text:span text:style-name="T493_72"><text:s/></text:span><text:span text:style-name="T493_73">open</text:span><text:span text:style-name="T493_74"><text:s/></text:span><text:span text:style-name="T493_75">source</text:span><text:span text:style-name="T493_76"><text:s/></text:span><text:span text:style-name="T493_77">technologies</text:span><text:span text:style-name="T493_78"><text:s/></text:span><text:span text:style-name="T493_79">that</text:span><text:span text:style-name="T493_80"><text:s/></text:span><text:span text:style-name="T493_81">may</text:span><text:span text:style-name="T493_82"><text:s/></text:span><text:span text:style-name="T493_83">be</text:span><text:span text:style-name="T493_84"><text:s/></text:span><text:span text:style-name="T493_85">suited</text:span><text:span text:style-name="T493_86"><text:s/></text:span><text:span text:style-name="T493_87">to</text:span><text:span text:style-name="T493_88"><text:s/></text:span><text:span text:style-name="T493_89">the</text:span><text:span text:style-name="T493_90"><text:s/></text:span><text:span text:style-name="T493_91">creation</text:span><text:span text:style-name="T493_92"><text:s/></text:span><text:span text:style-name="T493_93">of</text:span><text:span text:style-name="T493_94"><text:s/></text:span><text:span text:style-name="T493_95">FOSSRPG</text:span><text:span text:style-name="T493_96">.<text:s/></text:span><text:span text:style-name="T493_97">Drawing</text:span><text:span text:style-name="T493_98"><text:s/></text:span><text:span text:style-name="T493_99">from</text:span><text:span text:style-name="T493_100"><text:s/></text:span><text:span text:style-name="T493_101">the</text:span><text:span text:style-name="T493_102"><text:s/></text:span><text:span text:style-name="T493_103">information</text:span><text:span text:style-name="T493_104"><text:s/></text:span><text:span text:style-name="T493_105">we</text:span><text:span text:style-name="T493_106"><text:s/></text:span><text:span text:style-name="T493_107">collected</text:span><text:span text:style-name="T493_108">,<text:s/></text:span><text:span text:style-name="T493_109">and</text:span><text:span text:style-name="T493_110"><text:s/></text:span><text:span text:style-name="T493_111">the</text:span><text:span text:style-name="T493_112"><text:s/></text:span><text:span text:style-name="T493_113">team</text:span><text:span text:style-name="T493_114"><text:s/></text:span><text:span text:style-name="T493_115">members</text:span><text:span text:style-name="T493_116">’<text:s/></text:span><text:span text:style-name="T493_117">personal</text:span><text:span text:style-name="T493_118"><text:s/></text:span><text:span text:style-name="T493_119">experience</text:span><text:span text:style-name="T493_120"><text:s/></text:span><text:span text:style-name="T493_121">with</text:span><text:span text:style-name="T493_122"><text:s/></text:span><text:span text:style-name="T493_123">online</text:span><text:span text:style-name="T493_124"><text:s/></text:span><text:span text:style-name="T493_125">games</text:span><text:span text:style-name="T493_126">,<text:s/></text:span><text:span text:style-name="T493_127">we</text:span><text:span text:style-name="T493_128"><text:s/></text:span><text:span text:style-name="T493_129">designed</text:span><text:span text:style-name="T493_130"><text:s/></text:span><text:span text:style-name="T493_131">a</text:span><text:span text:style-name="T493_132"><text:s/></text:span><text:span text:style-name="T493_133">game</text:span><text:span text:style-name="T493_134"><text:s/></text:span><text:span text:style-name="T493_135">that</text:span><text:span text:style-name="T493_136"><text:s/></text:span><text:span text:style-name="T493_137">will</text:span><text:span text:style-name="T493_138"><text:s/></text:span><text:span text:style-name="T493_139">fulfill</text:span><text:span text:style-name="T493_140"><text:s/></text:span><text:span text:style-name="T493_141">our</text:span><text:span text:style-name="T493_142"><text:s/></text:span><text:span text:style-name="T493_143">objective</text:span><text:span text:style-name="T493_144"><text:s/></text:span><text:span text:style-name="T493_145">of</text:span><text:span text:style-name="T493_146"><text:s/></text:span><text:span text:style-name="T493_147">bridging</text:span><text:span text:style-name="T493_148"><text:s/></text:span><text:span text:style-name="T493_149">FOSS</text:span><text:span text:style-name="T493_150"><text:s/></text:span><text:span text:style-name="T493_151">development</text:span><text:span text:style-name="T493_152"><text:s/></text:span><text:span text:style-name="T493_153">and</text:span><text:span text:style-name="T493_154"><text:s/></text:span><text:span text:style-name="T493_155">online</text:span><text:span text:style-name="T493_156"><text:s/></text:span><text:span text:style-name="T493_157">gameplay</text:span><text:span text:style-name="T493_158">.<text:s/></text:span><text:span text:style-name="T493_159">Our</text:span><text:span text:style-name="T493_160"><text:s/></text:span><text:span text:style-name="T493_161">work</text:span><text:span text:style-name="T493_162"><text:s/></text:span><text:span text:style-name="T493_163">culminated</text:span><text:span text:style-name="T493_164"><text:s/></text:span><text:span text:style-name="T493_165">in</text:span><text:span text:style-name="T493_166"><text:s/></text:span><text:span text:style-name="T493_167">a</text:span><text:span text:style-name="T493_168"><text:s/></text:span><text:span text:style-name="T493_169">game</text:span><text:span text:style-name="T493_170"><text:s/></text:span><text:span text:style-name="T493_171">treatment</text:span><text:span text:style-name="T493_172"><text:s/></text:span><text:span text:style-name="T493_173">document</text:span><text:span text:style-name="T493_174">,<text:s/></text:span><text:span text:style-name="T493_175">which</text:span><text:span text:style-name="T493_176"><text:s/></text:span><text:span text:style-name="T493_177">outlined</text:span><text:span text:style-name="T493_178"><text:s/></text:span><text:span text:style-name="T493_179">FOSSRPG</text:span><text:span text:style-name="T493_180">’</text:span><text:span text:style-name="T493_181">s</text:span><text:span text:style-name="T493_182"><text:s/></text:span><text:span text:style-name="T493_183">core</text:span><text:span text:style-name="T493_184"><text:s/></text:span><text:span text:style-name="T493_185">mechanics</text:span><text:span text:style-name="T493_186">,<text:s/></text:span><text:span text:style-name="T493_187">its</text:span><text:span text:style-name="T493_188"><text:s/></text:span><text:span text:style-name="T493_189">hooks</text:span><text:span text:style-name="T493_190"><text:s/></text:span><text:span text:style-name="T493_191">and</text:span><text:span text:style-name="T493_192"><text:s/></text:span><text:span text:style-name="T493_193">highlights</text:span><text:span text:style-name="T493_194">,<text:s/></text:span><text:span text:style-name="T493_195">its</text:span><text:span text:style-name="T493_196"><text:s/></text:span><text:span text:style-name="T493_197">setting</text:span><text:span text:style-name="T493_198">,<text:s/></text:span><text:span text:style-name="T493_199">and</text:span><text:span text:style-name="T493_200"><text:s/></text:span><text:span text:style-name="T493_201">how</text:span><text:span text:style-name="T493_202"><text:s/></text:span><text:span text:style-name="T493_203">it</text:span><text:span text:style-name="T493_204"><text:s/></text:span><text:span text:style-name="T493_205">will</text:span><text:span text:style-name="T493_206"><text:s/></text:span><text:span text:style-name="T493_207">connect</text:span><text:span text:style-name="T493_208"><text:s/></text:span><text:span text:style-name="T493_209">with</text:span><text:span text:style-name="T493_210"><text:s/></text:span><text:span text:style-name="T493_211">the</text:span><text:span text:style-name="T493_212"><text:s/></text:span><text:span text:style-name="T493_213">FOSS</text:span><text:span text:style-name="T493_214"><text:s/></text:span><text:span text:style-name="T493_215">community</text:span><text:span text:style-name="T493_216">.</text:span></text:p>
      <text:p text:style-name="P494"/>
      <text:p text:style-name="P495"/>
      <text:p text:style-name="P496"><text:span text:style-name="T496_1">Nearing</text:span><text:span text:style-name="T496_2"><text:s/></text:span><text:span text:style-name="T496_3">the</text:span><text:span text:style-name="T496_4"><text:s/></text:span><text:span text:style-name="T496_5">conclusion</text:span><text:span text:style-name="T496_6"><text:s/></text:span><text:span text:style-name="T496_7">of</text:span><text:span text:style-name="T496_8"><text:s/></text:span><text:span text:style-name="T496_9">our</text:span><text:span text:style-name="T496_10"><text:s/></text:span><text:span text:style-name="T496_11">research</text:span><text:span text:style-name="T496_12">,<text:s/></text:span><text:span text:style-name="T496_13">the</text:span><text:span text:style-name="T496_14"><text:s/></text:span><text:span text:style-name="T496_15">team</text:span><text:span text:style-name="T496_16"><text:s/></text:span><text:span text:style-name="T496_17">has</text:span><text:span text:style-name="T496_18"><text:s/></text:span><text:span text:style-name="T496_19">created</text:span><text:span text:style-name="T496_20"><text:s/></text:span><text:span text:style-name="T496_21">a</text:span><text:span text:style-name="T496_22"><text:s/></text:span><text:span text:style-name="T496_23">treatment</text:span><text:span text:style-name="T496_24"><text:s/></text:span><text:span text:style-name="T496_25">document</text:span><text:span text:style-name="T496_26"><text:s/></text:span><text:span text:style-name="T496_27">which</text:span><text:span text:style-name="T496_28"><text:s/></text:span><text:span text:style-name="T496_29">includes</text:span><text:span text:style-name="T496_30"><text:s/></text:span><text:span text:style-name="T496_31">gameplay</text:span><text:span text:style-name="T496_32"><text:s/></text:span><text:span text:style-name="T496_33">highlights</text:span><text:span text:style-name="T496_34">,<text:s/></text:span><text:span text:style-name="T496_35">world</text:span><text:span text:style-name="T496_36"><text:s/></text:span><text:span text:style-name="T496_37">and</text:span><text:span text:style-name="T496_38"><text:s/></text:span><text:span text:style-name="T496_39">backstory</text:span><text:span text:style-name="T496_40">,<text:s/></text:span><text:span text:style-name="T496_41">and</text:span><text:span text:style-name="T496_42"><text:s/></text:span><text:span text:style-name="T496_43">information</text:span><text:span text:style-name="T496_44"><text:s/></text:span><text:span text:style-name="T496_45">on</text:span><text:span text:style-name="T496_46"><text:s/></text:span><text:span text:style-name="T496_47">the</text:span><text:span text:style-name="T496_48"><text:s/></text:span><text:span text:style-name="T496_49">tech</text:span><text:span text:style-name="T496_50"><text:s/></text:span><text:span text:style-name="T496_51">that</text:span><text:span text:style-name="T496_52"><text:s/></text:span><text:span text:style-name="T496_53">we</text:span><text:span text:style-name="T496_54"><text:s/></text:span><text:span text:style-name="T496_55">might</text:span><text:span text:style-name="T496_56"><text:s/></text:span><text:span text:style-name="T496_57">use</text:span><text:span text:style-name="T496_58">.<text:s/></text:span><text:span text:style-name="T496_59">This</text:span><text:span text:style-name="T496_60"><text:s/></text:span><text:span text:style-name="T496_61">paper</text:span><text:span text:style-name="T496_62"><text:s/></text:span><text:span text:style-name="T496_63">would</text:span><text:span text:style-name="T496_64"><text:s/></text:span><text:span text:style-name="T496_65">serve</text:span><text:span text:style-name="T496_66"><text:s/></text:span><text:span text:style-name="T496_67">as</text:span><text:span text:style-name="T496_68"><text:s/></text:span><text:span text:style-name="T496_69">the</text:span><text:span text:style-name="T496_70"><text:s/></text:span><text:span text:style-name="T496_71">middleman</text:span><text:span text:style-name="T496_72"><text:s/></text:span><text:span text:style-name="T496_73">between</text:span><text:span text:style-name="T496_74"><text:s/></text:span><text:span text:style-name="T496_75">the</text:span><text:span text:style-name="T496_76"><text:s/></text:span><text:span text:style-name="T496_77">initial</text:span><text:span text:style-name="T496_78"><text:s/></text:span><text:span text:style-name="T496_79">high</text:span><text:span text:style-name="T496_80"><text:s/></text:span><text:span text:style-name="T496_81">concept</text:span><text:span text:style-name="T496_82"><text:s/></text:span><text:span text:style-name="T496_83">document</text:span><text:span text:style-name="T496_84"><text:s/></text:span><text:span text:style-name="T496_85">and</text:span><text:span text:style-name="T496_86"><text:s/></text:span><text:span text:style-name="T496_87">an</text:span><text:span text:style-name="T496_88"><text:s/></text:span><text:span text:style-name="T496_89">in</text:span><text:span text:style-name="T496_90">-</text:span><text:span text:style-name="T496_91">depth</text:span><text:span text:style-name="T496_92"><text:s/></text:span><text:span text:style-name="T496_93">design</text:span><text:span text:style-name="T496_94"><text:s/></text:span><text:span text:style-name="T496_95">document</text:span><text:span text:style-name="T496_96">.<text:s/></text:span><text:span text:style-name="T496_97">From</text:span><text:span text:style-name="T496_98"><text:s/></text:span><text:span text:style-name="T496_99">the</text:span><text:span text:style-name="T496_100"><text:s/></text:span><text:span text:style-name="T496_101">research</text:span><text:span text:style-name="T496_102"><text:s/></text:span><text:span text:style-name="T496_103">we</text:span><text:span text:style-name="T496_104"><text:s/></text:span><text:span text:style-name="T496_105">have</text:span><text:span text:style-name="T496_106"><text:s/></text:span><text:span text:style-name="T496_107">gathered</text:span><text:span text:style-name="T496_108"><text:s/></text:span><text:span text:style-name="T496_109">and</text:span><text:span text:style-name="T496_110"><text:s/></text:span><text:span text:style-name="T496_111">compiled</text:span><text:span text:style-name="T496_112"><text:s/></text:span><text:span text:style-name="T496_113">another</text:span><text:span text:style-name="T496_114"><text:s/></text:span><text:span text:style-name="T496_115">team</text:span><text:span text:style-name="T496_116"><text:s/></text:span><text:span text:style-name="T496_117">can</text:span><text:span text:style-name="T496_118"><text:s/></text:span><text:span text:style-name="T496_119">continue</text:span><text:span text:style-name="T496_120"><text:s/></text:span><text:span text:style-name="T496_121">with</text:span><text:span text:style-name="T496_122"><text:s/></text:span><text:span text:style-name="T496_123">the</text:span><text:span text:style-name="T496_124"><text:s/></text:span><text:span text:style-name="T496_125">creation</text:span><text:span text:style-name="T496_126"><text:s/></text:span><text:span text:style-name="T496_127">of</text:span><text:span text:style-name="T496_128"><text:s/></text:span><text:span text:style-name="T496_129">the</text:span><text:span text:style-name="T496_130"><text:s/></text:span><text:span text:style-name="T496_131">game</text:span><text:span text:style-name="T496_132"><text:s/></text:span><text:span text:style-name="T496_133">we</text:span><text:span text:style-name="T496_134"><text:s/></text:span><text:span text:style-name="T496_135">have</text:span><text:span text:style-name="T496_136"><text:s/></text:span><text:span text:style-name="T496_137">laid</text:span><text:span text:style-name="T496_138"><text:s/></text:span><text:span text:style-name="T496_139">out</text:span><text:span text:style-name="T496_140">.</text:span></text:p>
      <text:p text:style-name="P497"/>
      <text:p text:style-name="P498"><text:span text:style-name="T498_1">Free</text:span><text:span text:style-name="T498_2"><text:s/></text:span><text:span text:style-name="T498_3">and</text:span><text:span text:style-name="T498_4"><text:s/></text:span><text:span text:style-name="T498_5">Open</text:span><text:span text:style-name="T498_6"><text:s/></text:span><text:span text:style-name="T498_7">Source</text:span><text:span text:style-name="T498_8"><text:s/></text:span><text:span text:style-name="T498_9">Software</text:span><text:span text:style-name="T498_10"><text:s/>(</text:span><text:span text:style-name="T498_11">FOSS</text:span><text:span text:style-name="T498_12">)<text:s/></text:span><text:span text:style-name="T498_13">is</text:span><text:span text:style-name="T498_14"><text:s/></text:span><text:span text:style-name="T498_15">liberally</text:span><text:span text:style-name="T498_16"><text:s/></text:span><text:span text:style-name="T498_17">licensed</text:span><text:span text:style-name="T498_18"><text:s/></text:span><text:span text:style-name="T498_19">software</text:span><text:span text:style-name="T498_20"><text:s/></text:span><text:span text:style-name="T498_21">that</text:span><text:span text:style-name="T498_22"><text:s/></text:span><text:span text:style-name="T498_23">can</text:span><text:span text:style-name="T498_24"><text:s/></text:span><text:span text:style-name="T498_25">be</text:span><text:span text:style-name="T498_26"><text:s/></text:span><text:span text:style-name="T498_27">freely</text:span><text:span text:style-name="T498_28"><text:s/></text:span><text:span text:style-name="T498_29">used</text:span><text:span text:style-name="T498_30">,<text:s/></text:span><text:span text:style-name="T498_31">studied</text:span><text:span text:style-name="T498_32">,<text:s/></text:span><text:span text:style-name="T498_33">modified</text:span><text:span text:style-name="T498_34">,<text:s/></text:span><text:span text:style-name="T498_35">and</text:span><text:span text:style-name="T498_36"><text:s/></text:span><text:span text:style-name="T498_37">redistributed</text:span><text:span text:style-name="T498_38">.<text:s/></text:span><text:span text:style-name="T498_39">FOSS</text:span><text:span text:style-name="T498_40"><text:s/></text:span><text:span text:style-name="T498_41">is</text:span><text:span text:style-name="T498_42"><text:s/></text:span><text:span text:style-name="T498_43">free</text:span><text:span text:style-name="T498_44"><text:s/></text:span><text:span text:style-name="T498_45">as</text:span><text:span text:style-name="T498_46"><text:s/></text:span><text:span text:style-name="T498_47">in</text:span><text:span text:style-name="T498_48"><text:s/>“</text:span><text:span text:style-name="T498_49">free</text:span><text:span text:style-name="T498_50"><text:s/></text:span><text:span text:style-name="T498_51">speech</text:span><text:span text:style-name="T498_52">”,<text:s/></text:span><text:span text:style-name="T498_53">and</text:span><text:span text:style-name="T498_54"><text:s/></text:span><text:span text:style-name="T498_55">not</text:span><text:span text:style-name="T498_56"><text:s/></text:span><text:span text:style-name="T498_57">necessarily</text:span><text:span text:style-name="T498_58"><text:s/></text:span><text:span text:style-name="T498_59">free</text:span><text:span text:style-name="T498_60"><text:s/></text:span><text:span text:style-name="T498_61">of</text:span><text:span text:style-name="T498_62"><text:s/></text:span><text:span text:style-name="T498_63">cost</text:span><text:span text:style-name="T498_64">.<text:s/></text:span><text:span text:style-name="T498_65">Open</text:span><text:span text:style-name="T498_66"><text:s/></text:span><text:span text:style-name="T498_67">source</text:span><text:span text:style-name="T498_68"><text:s/></text:span><text:span text:style-name="T498_69">code</text:span><text:span text:style-name="T498_70"><text:s/></text:span><text:span text:style-name="T498_71">is</text:span><text:span text:style-name="T498_72"><text:s/></text:span><text:span text:style-name="T498_73">developed</text:span><text:span text:style-name="T498_74"><text:s/></text:span><text:span text:style-name="T498_75">openly</text:span><text:span text:style-name="T498_76"><text:s/></text:span><text:span text:style-name="T498_77">and</text:span><text:span text:style-name="T498_78"><text:s/></text:span><text:span text:style-name="T498_79">is</text:span><text:span text:style-name="T498_80"><text:s/></text:span><text:span text:style-name="T498_81">publicly</text:span><text:span text:style-name="T498_82"><text:s/></text:span><text:span text:style-name="T498_83">available</text:span><text:span text:style-name="T498_84">.</text:span></text:p>
      <text:p text:style-name="P499"/>
      <text:h text:style-name="P500" text:outline-level="10"><text:bookmark-start text:name="h.4fuyplvzfij"/><text:bookmark-end text:name="h.4fuyplvzfij"/><text:span text:style-name="T500_1">Things</text:span><text:span text:style-name="T500_2"><text:s/></text:span><text:span text:style-name="T500_3">I</text:span><text:span text:style-name="T500_4"><text:s/></text:span><text:span text:style-name="T500_5">want</text:span><text:span text:style-name="T500_6"><text:s/></text:span><text:span text:style-name="T500_7">to</text:span><text:span text:style-name="T500_8"><text:s/></text:span><text:span text:style-name="T500_9">talk</text:span><text:span text:style-name="T500_10"><text:s/></text:span><text:span text:style-name="T500_11">about</text:span></text:h>
      <text:list text:style-name="LS38" xml:id="list363">
        <text:list-item>
          <text:p text:style-name="P501"><text:span text:style-name="T501_1">Armor</text:span><text:span text:style-name="T501_2"><text:s/></text:span><text:span text:style-name="T501_3">slots</text:span></text:p>
        </text:list-item>
        <text:list-item>
          <text:p text:style-name="P502"><text:span text:style-name="T502_1">Skills</text:span><text:span text:style-name="T502_2">/</text:span><text:span text:style-name="T502_3">character</text:span><text:span text:style-name="T502_4"><text:s/></text:span><text:span text:style-name="T502_5">progression</text:span></text:p>
        </text:list-item>
        <text:list-item>
          <text:p text:style-name="P503"><text:span text:style-name="T503_1">Countering</text:span><text:span text:style-name="T503_2"><text:s/></text:span><text:span text:style-name="T503_3">being</text:span><text:span text:style-name="T503_4"><text:s/></text:span><text:span text:style-name="T503_5">a</text:span><text:span text:style-name="T503_6"><text:s/></text:span><text:span text:style-name="T503_7">nobrainer</text:span><text:span text:style-name="T503_8"><text:s/></text:span><text:span text:style-name="T503_9">choice</text:span></text:p>
        </text:list-item>
      </text:list>
      <text:h text:style-name="P504" text:outline-level="10"><text:bookmark-start text:name="h.ovthe63dh3ss"/><text:bookmark-end text:name="h.ovthe63dh3ss"/><text:span text:style-name="T504_1">oddshocks</text:span></text:h>
      <text:h text:style-name="P505" text:outline-level="10"><text:bookmark-start text:name="h.jn8ku99dega2"/><text:bookmark-end text:name="h.jn8ku99dega2"/><text:span text:style-name="T505_1">Early</text:span><text:span text:style-name="T505_2"><text:s/></text:span><text:span text:style-name="T505_3">Game</text:span><text:span text:style-name="T505_4"><text:s/></text:span><text:span text:style-name="T505_5">Ideas</text:span></text:h>
      <text:list text:style-name="LS39" xml:id="list366">
        <text:list-item>
          <text:p text:style-name="P506"><text:span text:style-name="T506_1">External</text:span><text:span text:style-name="T506_2"><text:s/></text:span><text:span text:style-name="T506_3">contribution</text:span><text:span text:style-name="T506_4"><text:s/></text:span><text:span text:style-name="T506_5">gets</text:span><text:span text:style-name="T506_6"><text:s/></text:span><text:span text:style-name="T506_7">you</text:span><text:span text:style-name="T506_8"><text:s/></text:span><text:span text:style-name="T506_9">crafting</text:span><text:span text:style-name="T506_10"><text:s/></text:span><text:span text:style-name="T506_11">materials</text:span><text:span text:style-name="T506_12"><text:s/></text:span><text:span text:style-name="T506_13">in</text:span><text:span text:style-name="T506_14">-</text:span><text:span text:style-name="T506_15">game</text:span></text:p>
          <text:list>
            <text:list-item>
              <text:p text:style-name="P507"><text:span text:style-name="T507_1">Type</text:span><text:span text:style-name="T507_2"><text:s/></text:span><text:span text:style-name="T507_3">of</text:span><text:span text:style-name="T507_4"><text:s/></text:span><text:span text:style-name="T507_5">contribution</text:span><text:span text:style-name="T507_6"><text:s/></text:span><text:span text:style-name="T507_7">affects</text:span><text:span text:style-name="T507_8"><text:s/></text:span><text:span text:style-name="T507_9">reward</text:span><text:span text:style-name="T507_10">,<text:s/></text:span><text:span text:style-name="T507_11">for</text:span><text:span text:style-name="T507_12"><text:s/></text:span><text:span text:style-name="T507_13">instance</text:span><text:span text:style-name="T507_14">,<text:s/></text:span><text:span text:style-name="T507_15">users</text:span><text:span text:style-name="T507_16"><text:s/></text:span><text:span text:style-name="T507_17">might</text:span><text:span text:style-name="T507_18"><text:s/></text:span><text:span text:style-name="T507_19">get</text:span><text:span text:style-name="T507_20"><text:s/></text:span><text:span text:style-name="T507_21">potion</text:span><text:span text:style-name="T507_22"><text:s/></text:span><text:span text:style-name="T507_23">materials</text:span><text:span text:style-name="T507_24"><text:s/></text:span><text:span text:style-name="T507_25">from</text:span><text:span text:style-name="T507_26"><text:s/></text:span><text:span text:style-name="T507_27">bugfixes</text:span></text:p>
            </text:list-item>
            <text:list-item>
              <text:p text:style-name="P508"><text:span text:style-name="T508_1">The</text:span><text:span text:style-name="T508_2"><text:s/></text:span><text:span text:style-name="T508_3">details</text:span><text:span text:style-name="T508_4"><text:s/></text:span><text:span text:style-name="T508_5">of</text:span><text:span text:style-name="T508_6"><text:s/></text:span><text:span text:style-name="T508_7">the</text:span><text:span text:style-name="T508_8"><text:s/></text:span><text:span text:style-name="T508_9">user</text:span><text:span text:style-name="T508_10">’</text:span><text:span text:style-name="T508_11">s</text:span><text:span text:style-name="T508_12"><text:s/></text:span><text:span text:style-name="T508_13">contribution</text:span><text:span text:style-name="T508_14"><text:s/>(</text:span><text:span text:style-name="T508_15">name</text:span><text:span text:style-name="T508_16">,<text:s/></text:span><text:span text:style-name="T508_17">magnitude</text:span><text:span text:style-name="T508_18">,<text:s/></text:span><text:span text:style-name="T508_19">type</text:span><text:span text:style-name="T508_20">,<text:s/></text:span><text:span text:style-name="T508_21">etc</text:span><text:span text:style-name="T508_22">)<text:s/></text:span><text:span text:style-name="T508_23">could</text:span><text:span text:style-name="T508_24"><text:s/></text:span><text:span text:style-name="T508_25">affect</text:span><text:span text:style-name="T508_26"><text:s/></text:span><text:span text:style-name="T508_27">the</text:span><text:span text:style-name="T508_28"><text:s/></text:span><text:span text:style-name="T508_29">aesthetic</text:span><text:span text:style-name="T508_30"><text:s/></text:span><text:span text:style-name="T508_31">details</text:span><text:span text:style-name="T508_32"><text:s/></text:span><text:span text:style-name="T508_33">of</text:span><text:span text:style-name="T508_34"><text:s/></text:span><text:span text:style-name="T508_35">the</text:span><text:span text:style-name="T508_36"><text:s/></text:span><text:span text:style-name="T508_37">crafted</text:span><text:span text:style-name="T508_38"><text:s/></text:span><text:span text:style-name="T508_39">item</text:span></text:p>
            </text:list-item>
          </text:list>
        </text:list-item>
        <text:list-item>
          <text:p text:style-name="P509"><text:span text:style-name="T509_1">Contributions</text:span><text:span text:style-name="T509_2"><text:s/></text:span><text:span text:style-name="T509_3">could</text:span><text:span text:style-name="T509_4"><text:s/></text:span><text:span text:style-name="T509_5">give</text:span><text:span text:style-name="T509_6"><text:s/></text:span><text:span text:style-name="T509_7">the</text:span><text:span text:style-name="T509_8"><text:s/></text:span><text:span text:style-name="T509_9">player</text:span><text:span text:style-name="T509_10"><text:s/></text:span><text:span text:style-name="T509_11">more</text:span><text:span text:style-name="T509_12"><text:s/>“</text:span><text:span text:style-name="T509_13">energy</text:span><text:span text:style-name="T509_14">”<text:s/></text:span><text:span text:style-name="T509_15">to</text:span><text:span text:style-name="T509_16"><text:s/></text:span><text:span text:style-name="T509_17">complete</text:span><text:span text:style-name="T509_18"><text:s/></text:span><text:span text:style-name="T509_19">actions</text:span><text:span text:style-name="T509_20"><text:s/></text:span><text:span text:style-name="T509_21">in</text:span><text:span text:style-name="T509_22">-</text:span><text:span text:style-name="T509_23">game</text:span><text:span text:style-name="T509_24">,<text:s/></text:span><text:span text:style-name="T509_25">or</text:span><text:span text:style-name="T509_26"><text:s/></text:span><text:span text:style-name="T509_27">allow</text:span><text:span text:style-name="T509_28"><text:s/></text:span><text:span text:style-name="T509_29">for</text:span><text:span text:style-name="T509_30"><text:s/></text:span><text:span text:style-name="T509_31">more</text:span><text:span text:style-name="T509_32"><text:s/>“</text:span><text:span text:style-name="T509_33">adventures</text:span><text:span text:style-name="T509_34">”<text:s/></text:span><text:span text:style-name="T509_35">per</text:span><text:span text:style-name="T509_36"><text:s/></text:span><text:span text:style-name="T509_37">day</text:span></text:p>
          <text:list>
            <text:list-item>
              <text:p text:style-name="P510"><text:span text:style-name="T510_1">I</text:span><text:span text:style-name="T510_2"><text:s/></text:span><text:span text:style-name="T510_3">generally</text:span><text:span text:style-name="T510_4"><text:s/></text:span><text:span text:style-name="T510_5">favor</text:span><text:span text:style-name="T510_6"><text:s/></text:span><text:span text:style-name="T510_7">a</text:span><text:span text:style-name="T510_8"><text:s/></text:span><text:span text:style-name="T510_9">more</text:span><text:span text:style-name="T510_10"><text:s/></text:span><text:span text:style-name="T510_11">intuitive</text:span><text:span text:style-name="T510_12"><text:s/></text:span><text:span text:style-name="T510_13">system</text:span><text:span text:style-name="T510_14"><text:s/></text:span><text:span text:style-name="T510_15">than</text:span><text:span text:style-name="T510_16"><text:s/></text:span><text:span text:style-name="T510_17">this</text:span><text:span text:style-name="T510_18">,<text:s/></text:span><text:span text:style-name="T510_19">though</text:span></text:p>
            </text:list-item>
            <text:list-item>
              <text:p text:style-name="P511"><text:span text:style-name="T511_1">If</text:span><text:span text:style-name="T511_2"><text:s/></text:span><text:span text:style-name="T511_3">game</text:span><text:span text:style-name="T511_4"><text:s/></text:span><text:span text:style-name="T511_5">uses</text:span><text:span text:style-name="T511_6"><text:s/></text:span><text:span text:style-name="T511_7">energy</text:span><text:span text:style-name="T511_8"><text:s/></text:span><text:span text:style-name="T511_9">system</text:span><text:span text:style-name="T511_10">,<text:s/></text:span><text:span text:style-name="T511_11">energy</text:span><text:span text:style-name="T511_12"><text:s/></text:span><text:span text:style-name="T511_13">should</text:span><text:span text:style-name="T511_14"><text:s/></text:span><text:span text:style-name="T511_15">cap</text:span><text:span text:style-name="T511_16"><text:s/></text:span><text:span text:style-name="T511_17">at</text:span><text:span text:style-name="T511_18"><text:s/></text:span><text:span text:style-name="T511_19">a</text:span><text:span text:style-name="T511_20"><text:s/></text:span><text:span text:style-name="T511_21">reasonably</text:span><text:span text:style-name="T511_22"><text:s/></text:span><text:span text:style-name="T511_23">high</text:span><text:span text:style-name="T511_24"><text:s/></text:span><text:span text:style-name="T511_25">level</text:span><text:span text:style-name="T511_26">,<text:s/></text:span><text:span text:style-name="T511_27">so</text:span><text:span text:style-name="T511_28"><text:s/></text:span><text:span text:style-name="T511_29">a</text:span><text:span text:style-name="T511_30"><text:s/></text:span><text:span text:style-name="T511_31">player</text:span><text:span text:style-name="T511_32"><text:s/></text:span><text:span text:style-name="T511_33">can</text:span><text:span text:style-name="T511_34"><text:s/></text:span><text:span text:style-name="T511_35">accumulate</text:span><text:span text:style-name="T511_36"><text:s/></text:span><text:span text:style-name="T511_37">energy</text:span><text:span text:style-name="T511_38"><text:s/></text:span><text:span text:style-name="T511_39">for</text:span><text:span text:style-name="T511_40"><text:s/></text:span><text:span text:style-name="T511_41">a</text:span><text:span text:style-name="T511_42"><text:s/></text:span><text:span text:style-name="T511_43">few</text:span><text:span text:style-name="T511_44"><text:s/></text:span><text:span text:style-name="T511_45">days</text:span><text:span text:style-name="T511_46"><text:s/></text:span><text:span text:style-name="T511_47">if</text:span><text:span text:style-name="T511_48"><text:s/></text:span><text:span text:style-name="T511_49">he</text:span><text:span text:style-name="T511_50"><text:s/></text:span><text:span text:style-name="T511_51">doesn</text:span><text:span text:style-name="T511_52">’</text:span><text:span text:style-name="T511_53">t</text:span><text:span text:style-name="T511_54"><text:s/></text:span><text:span text:style-name="T511_55">want</text:span><text:span text:style-name="T511_56"><text:s/></text:span><text:span text:style-name="T511_57">to</text:span><text:span text:style-name="T511_58"><text:s/></text:span><text:span text:style-name="T511_59">play</text:span><text:span text:style-name="T511_60"><text:s/></text:span><text:span text:style-name="T511_61">errday</text:span></text:p>
            </text:list-item>
          </text:list>
        </text:list-item>
        <text:list-item>
          <text:p text:style-name="P512"><text:span text:style-name="T512_1">Web</text:span><text:span text:style-name="T512_2">-</text:span><text:span text:style-name="T512_3">based</text:span><text:span text:style-name="T512_4"><text:s/></text:span><text:span text:style-name="T512_5">with</text:span><text:span text:style-name="T512_6"><text:s/>8-</text:span><text:span text:style-name="T512_7">bit</text:span><text:span text:style-name="T512_8"><text:s/></text:span><text:span text:style-name="T512_9">graphics</text:span></text:p>
        </text:list-item>
      </text:list>
      <text:h text:style-name="P513" text:outline-level="10"><text:bookmark-start text:name="h.qkqp33odxvgr"/><text:bookmark-end text:name="h.qkqp33odxvgr"/><text:span text:style-name="T513_1">Sources</text:span><text:span text:style-name="T513_2"><text:s/></text:span><text:span text:style-name="T513_3">of</text:span><text:span text:style-name="T513_4"><text:s/></text:span><text:span text:style-name="T513_5">Data</text:span></text:h>
      <text:list text:style-name="LS40" xml:id="list373">
        <text:list-item>
          <text:p text:style-name="P514"><text:span text:style-name="T514_1">Github</text:span><text:span text:style-name="T514_2"><text:s/>(</text:span><text:span text:style-name="T514_3">repos</text:span><text:span text:style-name="T514_4">,<text:s/></text:span><text:span text:style-name="T514_5">commits</text:span><text:span text:style-name="T514_6">,<text:s/></text:span><text:span text:style-name="T514_7">followers</text:span><text:span text:style-name="T514_8">,<text:s/></text:span><text:span text:style-name="T514_9">followed</text:span><text:span text:style-name="T514_10">,<text:s/></text:span><text:span text:style-name="T514_11">organizations</text:span><text:span text:style-name="T514_12">,<text:s/></text:span><text:span text:style-name="T514_13">profile</text:span><text:span text:style-name="T514_14">)</text:span></text:p>
        </text:list-item>
        <text:list-item>
          <text:p text:style-name="P515"><text:span text:style-name="T515_1">Coderwall</text:span><text:span text:style-name="T515_2"><text:s/>(</text:span><text:span text:style-name="T515_3">badges</text:span><text:span text:style-name="T515_4">)</text:span></text:p>
        </text:list-item>
        <text:list-item>
          <text:p text:style-name="P516"><text:span text:style-name="T516_1">Stack</text:span><text:span text:style-name="T516_2"><text:s/></text:span><text:span text:style-name="T516_3">Overflow</text:span><text:span text:style-name="T516_4"><text:s/>(</text:span><text:span text:style-name="T516_5">badges</text:span><text:span text:style-name="T516_6">,<text:s/></text:span><text:span text:style-name="T516_7">reputation</text:span><text:span text:style-name="T516_8">)</text:span></text:p>
        </text:list-item>
      </text:list>
      <text:h text:style-name="P517" text:outline-level="10"><text:bookmark-start text:name="h.xjp69jlwdd6k"/><text:bookmark-end text:name="h.xjp69jlwdd6k"/><text:span text:style-name="T517_1">Cool</text:span><text:span text:style-name="T517_2"><text:s/></text:span><text:span text:style-name="T517_3">Game</text:span><text:span text:style-name="T517_4"><text:s/></text:span><text:span text:style-name="T517_5">Features</text:span></text:h>
      <text:h text:style-name="P518" text:outline-level="10"><text:bookmark-start text:name="h.cixbz6kj6i5a"/><text:bookmark-end text:name="h.cixbz6kj6i5a"/><text:span text:style-name="T518_1">Kingdom</text:span><text:span text:style-name="T518_2"><text:s/></text:span><text:span text:style-name="T518_3">of</text:span><text:span text:style-name="T518_4"><text:s/></text:span><text:span text:style-name="T518_5">Loathing</text:span></text:h>
      <text:list text:style-name="LS41" xml:id="list376">
        <text:list-item>
          <text:p text:style-name="P519"><text:span text:style-name="T519_1">Hand</text:span><text:span text:style-name="T519_2">-</text:span><text:span text:style-name="T519_3">drawn</text:span><text:span text:style-name="T519_4"><text:s/></text:span><text:span text:style-name="T519_5">doodles</text:span><text:span text:style-name="T519_6"><text:s/></text:span><text:span text:style-name="T519_7">for</text:span><text:span text:style-name="T519_8"><text:s/></text:span><text:span text:style-name="T519_9">graphics</text:span></text:p>
        </text:list-item>
        <text:list-item>
          <text:p text:style-name="P520"><text:span text:style-name="T520_1">Rollover</text:span><text:span text:style-name="T520_2"><text:s/></text:span><text:span text:style-name="T520_3">at</text:span><text:span text:style-name="T520_4"><text:s/></text:span><text:span text:style-name="T520_5">midnight</text:span><text:span text:style-name="T520_6"><text:s/>--<text:s/></text:span><text:span text:style-name="T520_7">new</text:span><text:span text:style-name="T520_8"><text:s/></text:span><text:span text:style-name="T520_9">day</text:span><text:span text:style-name="T520_10"><text:s/></text:span><text:span text:style-name="T520_11">with</text:span><text:span text:style-name="T520_12"><text:s/></text:span><text:span text:style-name="T520_13">new</text:span><text:span text:style-name="T520_14"><text:s/></text:span><text:span text:style-name="T520_15">adventures</text:span></text:p>
        </text:list-item>
        <text:list-item>
          <text:p text:style-name="P521"><text:span text:style-name="T521_1">Awesome</text:span><text:span text:style-name="T521_2"><text:s/></text:span><text:span text:style-name="T521_3">non</text:span><text:span text:style-name="T521_4">-</text:span><text:span text:style-name="T521_5">adventure</text:span><text:span text:style-name="T521_6"><text:s/></text:span><text:span text:style-name="T521_7">stuff</text:span><text:span text:style-name="T521_8"><text:s/></text:span><text:span text:style-name="T521_9">to</text:span><text:span text:style-name="T521_10"><text:s/></text:span><text:span text:style-name="T521_11">do</text:span></text:p>
          <text:list>
            <text:list-item>
              <text:p text:style-name="P522"><text:span text:style-name="T522_1">Museum</text:span><text:span text:style-name="T522_2"><text:s/></text:span><text:span text:style-name="T522_3">cases</text:span><text:span text:style-name="T522_4"><text:s/></text:span><text:span text:style-name="T522_5">to</text:span><text:span text:style-name="T522_6"><text:s/></text:span><text:span text:style-name="T522_7">show</text:span><text:span text:style-name="T522_8"><text:s/></text:span><text:span text:style-name="T522_9">off</text:span><text:span text:style-name="T522_10"><text:s/></text:span><text:span text:style-name="T522_11">collections</text:span><text:span text:style-name="T522_12"><text:s/></text:span><text:span text:style-name="T522_13">of</text:span><text:span text:style-name="T522_14"><text:s/></text:span><text:span text:style-name="T522_15">items</text:span></text:p>
            </text:list-item>
            <text:list-item>
              <text:p text:style-name="P523"><text:span text:style-name="T523_1">Trophies</text:span><text:span text:style-name="T523_2">,<text:s/></text:span><text:span text:style-name="T523_3">tattoos</text:span><text:span text:style-name="T523_4">,<text:s/></text:span><text:span text:style-name="T523_5">and</text:span><text:span text:style-name="T523_6"><text:s/></text:span><text:span text:style-name="T523_7">costumes</text:span></text:p>
            </text:list-item>
            <text:list-item>
              <text:p text:style-name="P524"><text:span text:style-name="T524_1">Customization</text:span><text:span text:style-name="T524_2"><text:s/></text:span><text:span text:style-name="T524_3">of</text:span><text:span text:style-name="T524_4"><text:s/></text:span><text:span text:style-name="T524_5">character</text:span><text:span text:style-name="T524_6"><text:s/></text:span><text:span text:style-name="T524_7">sheet</text:span><text:span text:style-name="T524_8">,<text:s/></text:span><text:span text:style-name="T524_9">campsite</text:span><text:span text:style-name="T524_10">,<text:s/></text:span><text:span text:style-name="T524_11">and</text:span><text:span text:style-name="T524_12"><text:s/></text:span><text:span text:style-name="T524_13">clan</text:span><text:span text:style-name="T524_14"><text:s/></text:span><text:span text:style-name="T524_15">hall</text:span></text:p>
            </text:list-item>
            <text:list-item>
              <text:p text:style-name="P525"><text:span text:style-name="T525_1">Achievement</text:span><text:span text:style-name="T525_2"><text:s/></text:span><text:span text:style-name="T525_3">lists</text:span><text:span text:style-name="T525_4"><text:s/>--<text:s/>“</text:span><text:span text:style-name="T525_5">You</text:span><text:span text:style-name="T525_6"><text:s/></text:span><text:span text:style-name="T525_7">so</text:span><text:span text:style-name="T525_8">-</text:span><text:span text:style-name="T525_9">and</text:span><text:span text:style-name="T525_10">-</text:span><text:span text:style-name="T525_11">so</text:span><text:span text:style-name="T525_12">’</text:span><text:span text:style-name="T525_13">d</text:span><text:span text:style-name="T525_14"><text:s/></text:span><text:span text:style-name="T525_15">the</text:span><text:span text:style-name="T525_16"><text:s/></text:span><text:span text:style-name="T525_17">so</text:span><text:span text:style-name="T525_18">-</text:span><text:span text:style-name="T525_19">and</text:span><text:span text:style-name="T525_20">-</text:span><text:span text:style-name="T525_21">so</text:span><text:span text:style-name="T525_22">!<text:s/></text:span><text:span text:style-name="T525_23">Hooray</text:span><text:span text:style-name="T525_24">!”</text:span></text:p>
            </text:list-item>
            <text:list-item>
              <text:p text:style-name="P526"><text:span text:style-name="T526_1">Minigame</text:span><text:span text:style-name="T526_2">-</text:span><text:span text:style-name="T526_3">type</text:span><text:span text:style-name="T526_4"><text:s/></text:span><text:span text:style-name="T526_5">things</text:span></text:p>
            </text:list-item>
          </text:list>
        </text:list-item>
        <text:list-item>
          <text:p text:style-name="P527"><text:span text:style-name="T527_1">Ascension</text:span></text:p>
        </text:list-item>
        <text:list-item>
          <text:p text:style-name="P528"><text:span text:style-name="T528_1">Write</text:span><text:span text:style-name="T528_2"><text:s/></text:span><text:span text:style-name="T528_3">scripts</text:span><text:span text:style-name="T528_4"><text:s/></text:span><text:span text:style-name="T528_5">in</text:span><text:span text:style-name="T528_6"><text:s/></text:span><text:span text:style-name="T528_7">Greasemonkey</text:span><text:span text:style-name="T528_8">,<text:s/></text:span><text:span text:style-name="T528_9">Lua</text:span><text:span text:style-name="T528_10">,<text:s/></text:span><text:span text:style-name="T528_11">Java</text:span><text:span text:style-name="T528_12">,<text:s/></text:span><text:span text:style-name="T528_13">and</text:span><text:span text:style-name="T528_14"><text:s/></text:span><text:span text:style-name="T528_15">Perl</text:span></text:p>
        </text:list-item>
        <text:list-item>
          <text:p text:style-name="P529"><text:span text:style-name="T529_1">Supported</text:span><text:span text:style-name="T529_2"><text:s/></text:span><text:span text:style-name="T529_3">by</text:span><text:span text:style-name="T529_4"><text:s/></text:span><text:span text:style-name="T529_5">donations</text:span><text:span text:style-name="T529_6"><text:s/></text:span><text:span text:style-name="T529_7">that</text:span><text:span text:style-name="T529_8"><text:s/></text:span><text:span text:style-name="T529_9">give</text:span><text:span text:style-name="T529_10"><text:s/></text:span><text:span text:style-name="T529_11">the</text:span><text:span text:style-name="T529_12"><text:s/></text:span><text:span text:style-name="T529_13">player</text:span><text:span text:style-name="T529_14"><text:s/></text:span><text:span text:style-name="T529_15">Mr</text:span><text:span text:style-name="T529_16">.<text:s/></text:span><text:span text:style-name="T529_17">Accessories</text:span><text:span text:style-name="T529_18"><text:s/></text:span><text:span text:style-name="T529_19">to</text:span><text:span text:style-name="T529_20"><text:s/></text:span><text:span text:style-name="T529_21">buy</text:span><text:span text:style-name="T529_22"><text:s/></text:span><text:span text:style-name="T529_23">cool</text:span><text:span text:style-name="T529_24"><text:s/></text:span><text:span text:style-name="T529_25">stuff</text:span><text:span text:style-name="T529_26"><text:s/></text:span><text:span text:style-name="T529_27">with</text:span></text:p>
        </text:list-item>
        <text:list-item>
          <text:p text:style-name="P530"><text:span text:style-name="T530_1">5-</text:span><text:span text:style-name="T530_2">element</text:span><text:span text:style-name="T530_3"><text:s/></text:span><text:span text:style-name="T530_4">resistance</text:span><text:span text:style-name="T530_5">/</text:span><text:span text:style-name="T530_6">weakness</text:span><text:span text:style-name="T530_7"><text:s/></text:span><text:span text:style-name="T530_8">system</text:span></text:p>
        </text:list-item>
      </text:list>
      <text:h text:style-name="P531" text:outline-level="10"><text:bookmark-start text:name="h.kbt0xot0liy9"/><text:bookmark-end text:name="h.kbt0xot0liy9"/><text:span text:style-name="T531_1">Nethack</text:span></text:h>
      <text:list text:style-name="LS42" xml:id="list388">
        <text:list-item>
          <text:p text:style-name="P532"><text:span text:style-name="T532_1">Hardcore</text:span><text:span text:style-name="T532_2"><text:s/>--<text:s/></text:span><text:span text:style-name="T532_3">death</text:span><text:span text:style-name="T532_4"><text:s/></text:span><text:span text:style-name="T532_5">is</text:span><text:span text:style-name="T532_6"><text:s/></text:span><text:span text:style-name="T532_7">permanent</text:span></text:p>
        </text:list-item>
        <text:list-item>
          <text:p text:style-name="P533"><text:span text:style-name="T533_1">ASCII</text:span><text:span text:style-name="T533_2"><text:s/></text:span><text:span text:style-name="T533_3">graphics</text:span></text:p>
        </text:list-item>
        <text:list-item>
          <text:p text:style-name="P534"><text:span text:style-name="T534_1">Upon</text:span><text:span text:style-name="T534_2"><text:s/></text:span><text:span text:style-name="T534_3">death</text:span><text:span text:style-name="T534_4">,<text:s/></text:span><text:span text:style-name="T534_5">player</text:span><text:span text:style-name="T534_6"><text:s/></text:span><text:span text:style-name="T534_7">leaves</text:span><text:span text:style-name="T534_8"><text:s/>“</text:span><text:span text:style-name="T534_9">bones</text:span><text:span text:style-name="T534_10"><text:s/></text:span><text:span text:style-name="T534_11">file</text:span><text:span text:style-name="T534_12">”<text:s/></text:span><text:span text:style-name="T534_13">on</text:span><text:span text:style-name="T534_14"><text:s/></text:span><text:span text:style-name="T534_15">server</text:span></text:p>
        </text:list-item>
        <text:list-item>
          <text:p text:style-name="P535"><text:span text:style-name="T535_1">Huge</text:span><text:span text:style-name="T535_2"><text:s/></text:span><text:span text:style-name="T535_3">amount</text:span><text:span text:style-name="T535_4"><text:s/></text:span><text:span text:style-name="T535_5">of</text:span><text:span text:style-name="T535_6"><text:s/></text:span><text:span text:style-name="T535_7">lore</text:span><text:span text:style-name="T535_8"><text:s/></text:span><text:span text:style-name="T535_9">and</text:span><text:span text:style-name="T535_10"><text:s/></text:span><text:span text:style-name="T535_11">content</text:span><text:span text:style-name="T535_12"><text:s/></text:span><text:span text:style-name="T535_13">all</text:span><text:span text:style-name="T535_14"><text:s/></text:span><text:span text:style-name="T535_15">the</text:span><text:span text:style-name="T535_16"><text:s/></text:span><text:span text:style-name="T535_17">while</text:span><text:span text:style-name="T535_18"><text:s/></text:span><text:span text:style-name="T535_19">having</text:span><text:span text:style-name="T535_20"><text:s/></text:span><text:span text:style-name="T535_21">a</text:span><text:span text:style-name="T535_22"><text:s/></text:span><text:span text:style-name="T535_23">simple</text:span><text:span text:style-name="T535_24"><text:s/></text:span><text:span text:style-name="T535_25">goal</text:span><text:span text:style-name="T535_26"><text:s/></text:span><text:span text:style-name="T535_27">and</text:span><text:span text:style-name="T535_28"><text:s/></text:span><text:span text:style-name="T535_29">no</text:span><text:span text:style-name="T535_30"><text:s/></text:span><text:span text:style-name="T535_31">storyline</text:span></text:p>
        </text:list-item>
      </text:list>
      <text:h text:style-name="P536" text:outline-level="10"><text:bookmark-start text:name="h.n7ypsvy7przm"/><text:bookmark-end text:name="h.n7ypsvy7przm"/><text:span text:style-name="T536_1">Pokemon</text:span></text:h>
      <text:list text:style-name="LS43" xml:id="list392">
        <text:list-item>
          <text:p text:style-name="P537"><text:span text:style-name="T537_1">Elemental</text:span><text:span text:style-name="T537_2"><text:s/></text:span><text:span text:style-name="T537_3">system</text:span><text:span text:style-name="T537_4"><text:s/></text:span><text:span text:style-name="T537_5">with</text:span><text:span text:style-name="T537_6"><text:s/></text:span><text:span text:style-name="T537_7">weaknesses</text:span><text:span text:style-name="T537_8"><text:s/></text:span><text:span text:style-name="T537_9">and</text:span><text:span text:style-name="T537_10"><text:s/></text:span><text:span text:style-name="T537_11">resistances</text:span></text:p>
        </text:list-item>
        <text:list-item>
          <text:p text:style-name="P538"><text:span text:style-name="T538_1">Distributed</text:span><text:span text:style-name="T538_2"><text:s/></text:span><text:span text:style-name="T538_3">RPG</text:span><text:span text:style-name="T538_4"><text:s/>--<text:s/></text:span><text:span text:style-name="T538_5">player</text:span><text:span text:style-name="T538_6"><text:s/></text:span><text:span text:style-name="T538_7">advances</text:span><text:span text:style-name="T538_8"><text:s/></text:span><text:span text:style-name="T538_9">creatures</text:span><text:span text:style-name="T538_10">,<text:s/></text:span><text:span text:style-name="T538_11">not</text:span><text:span text:style-name="T538_12"><text:s/></text:span><text:span text:style-name="T538_13">character</text:span></text:p>
        </text:list-item>
        <text:list-item>
          <text:p text:style-name="P539"><text:span text:style-name="T539_1">Extensive</text:span><text:span text:style-name="T539_2"><text:s/></text:span><text:span text:style-name="T539_3">endgame</text:span><text:span text:style-name="T539_4"><text:s/></text:span><text:span text:style-name="T539_5">playability</text:span></text:p>
        </text:list-item>
        <text:list-item>
          <text:p text:style-name="P540"><text:span text:style-name="T540_1">Advance</text:span><text:span text:style-name="T540_2"><text:s/></text:span><text:span text:style-name="T540_3">through</text:span><text:span text:style-name="T540_4"><text:s/></text:span><text:span text:style-name="T540_5">combat</text:span></text:p>
        </text:list-item>
        <text:list-item>
          <text:p text:style-name="P541"><text:span text:style-name="T541_1">Real</text:span><text:span text:style-name="T541_2">-</text:span><text:span text:style-name="T541_3">time</text:span><text:span text:style-name="T541_4"><text:s/></text:span><text:span text:style-name="T541_5">exploration</text:span><text:span text:style-name="T541_6">,<text:s/></text:span><text:span text:style-name="T541_7">turn</text:span><text:span text:style-name="T541_8">-</text:span><text:span text:style-name="T541_9">based</text:span><text:span text:style-name="T541_10"><text:s/></text:span><text:span text:style-name="T541_11">combat</text:span></text:p>
        </text:list-item>
        <text:list-item>
          <text:p text:style-name="P542"><text:span text:style-name="T542_1">Incredibly</text:span><text:span text:style-name="T542_2"><text:s/></text:span><text:span text:style-name="T542_3">in</text:span><text:span text:style-name="T542_4">-</text:span><text:span text:style-name="T542_5">depth</text:span><text:span text:style-name="T542_6"><text:s/></text:span><text:span text:style-name="T542_7">battle</text:span><text:span text:style-name="T542_8"><text:s/></text:span><text:span text:style-name="T542_9">system</text:span><text:span text:style-name="T542_10">,<text:s/></text:span><text:span text:style-name="T542_11">but</text:span><text:span text:style-name="T542_12"><text:s/></text:span><text:span text:style-name="T542_13">simple</text:span><text:span text:style-name="T542_14"><text:s/></text:span><text:span text:style-name="T542_15">to</text:span><text:span text:style-name="T542_16"><text:s/></text:span><text:span text:style-name="T542_17">understand</text:span><text:span text:style-name="T542_18"><text:s/></text:span><text:span text:style-name="T542_19">and</text:span><text:span text:style-name="T542_20"><text:s/></text:span><text:span text:style-name="T542_21">learn</text:span><text:span text:style-name="T542_22"><text:s/></text:span><text:span text:style-name="T542_23">about</text:span></text:p>
        </text:list-item>
      </text:list>
      <text:h text:style-name="P543" text:outline-level="10"><text:bookmark-start text:name="h.1ty3c7tsud2o"/><text:bookmark-end text:name="h.1ty3c7tsud2o"/><text:span text:style-name="T543_1">Final</text:span><text:span text:style-name="T543_2"><text:s/></text:span><text:span text:style-name="T543_3">Fantasy</text:span><text:span text:style-name="T543_4"><text:s/></text:span><text:span text:style-name="T543_5">Tactics</text:span></text:h>
      <text:list text:style-name="LS44" xml:id="list398">
        <text:list-item>
          <text:p text:style-name="P544"><text:span text:style-name="T544_1">Game</text:span><text:span text:style-name="T544_2"><text:s/></text:span><text:span text:style-name="T544_3">is</text:span><text:span text:style-name="T544_4"><text:s/></text:span><text:span text:style-name="T544_5">story</text:span><text:span text:style-name="T544_6">-</text:span><text:span text:style-name="T544_7">based</text:span><text:span text:style-name="T544_8"><text:s/></text:span><text:span text:style-name="T544_9">and</text:span><text:span text:style-name="T544_10"><text:s/></text:span><text:span text:style-name="T544_11">mission</text:span><text:span text:style-name="T544_12">-</text:span><text:span text:style-name="T544_13">driven</text:span><text:span text:style-name="T544_14">,<text:s/></text:span><text:span text:style-name="T544_15">but</text:span><text:span text:style-name="T544_16"><text:s/></text:span><text:span text:style-name="T544_17">mission</text:span><text:span text:style-name="T544_18"><text:s/></text:span><text:span text:style-name="T544_19">selection</text:span><text:span text:style-name="T544_20"><text:s/></text:span><text:span text:style-name="T544_21">is</text:span><text:span text:style-name="T544_22"><text:s/></text:span><text:span text:style-name="T544_23">open</text:span><text:span text:style-name="T544_24"><text:s/></text:span><text:span text:style-name="T544_25">and</text:span><text:span text:style-name="T544_26"><text:s/></text:span><text:span text:style-name="T544_27">results</text:span><text:span text:style-name="T544_28"><text:s/></text:span><text:span text:style-name="T544_29">in</text:span><text:span text:style-name="T544_30"><text:s/></text:span><text:span text:style-name="T544_31">open</text:span><text:span text:style-name="T544_32"><text:s/></text:span><text:span text:style-name="T544_33">gameplay</text:span></text:p>
        </text:list-item>
        <text:list-item>
          <text:p text:style-name="P545"><text:span text:style-name="T545_1">Control</text:span><text:span text:style-name="T545_2"><text:s/></text:span><text:span text:style-name="T545_3">and</text:span><text:span text:style-name="T545_4"><text:s/></text:span><text:span text:style-name="T545_5">level</text:span><text:span text:style-name="T545_6"><text:s/></text:span><text:span text:style-name="T545_7">all</text:span><text:span text:style-name="T545_8"><text:s/></text:span><text:span text:style-name="T545_9">characters</text:span></text:p>
          <text:list>
            <text:list-item>
              <text:p text:style-name="P546"><text:span text:style-name="T546_1">Select</text:span><text:span text:style-name="T546_2"><text:s/></text:span><text:span text:style-name="T546_3">equipment</text:span><text:span text:style-name="T546_4"><text:s/></text:span><text:span text:style-name="T546_5">and</text:span><text:span text:style-name="T546_6"><text:s/></text:span><text:span text:style-name="T546_7">formation</text:span></text:p>
            </text:list-item>
            <text:list-item>
              <text:p text:style-name="P547"><text:span text:style-name="T547_1">Select</text:span><text:span text:style-name="T547_2"><text:s/></text:span><text:span text:style-name="T547_3">and</text:span><text:span text:style-name="T547_4"><text:s/></text:span><text:span text:style-name="T547_5">train</text:span><text:span text:style-name="T547_6"><text:s/></text:span><text:span text:style-name="T547_7">different</text:span><text:span text:style-name="T547_8"><text:s/></text:span><text:span text:style-name="T547_9">jobs</text:span><text:span text:style-name="T547_10"><text:s/></text:span><text:span text:style-name="T547_11">for</text:span><text:span text:style-name="T547_12"><text:s/></text:span><text:span text:style-name="T547_13">different</text:span><text:span text:style-name="T547_14"><text:s/></text:span><text:span text:style-name="T547_15">characters</text:span></text:p>
            </text:list-item>
          </text:list>
        </text:list-item>
        <text:list-item>
          <text:p text:style-name="P548"><text:span text:style-name="T548_1">Instant</text:span><text:span text:style-name="T548_2"><text:s/></text:span><text:span text:style-name="T548_3">overworld</text:span><text:span text:style-name="T548_4"><text:s/></text:span><text:span text:style-name="T548_5">travel</text:span><text:span text:style-name="T548_6">,<text:s/></text:span><text:span text:style-name="T548_7">free</text:span><text:span text:style-name="T548_8"><text:s/></text:span><text:span text:style-name="T548_9">out</text:span><text:span text:style-name="T548_10">-</text:span><text:span text:style-name="T548_11">of</text:span><text:span text:style-name="T548_12">-</text:span><text:span text:style-name="T548_13">mission</text:span><text:span text:style-name="T548_14"><text:s/></text:span><text:span text:style-name="T548_15">exploration</text:span><text:span text:style-name="T548_16">,<text:s/></text:span><text:span text:style-name="T548_17">turn</text:span><text:span text:style-name="T548_18">-</text:span><text:span text:style-name="T548_19">based</text:span><text:span text:style-name="T548_20"><text:s/></text:span><text:span text:style-name="T548_21">isometric</text:span><text:span text:style-name="T548_22"><text:s/></text:span><text:span text:style-name="T548_23">combat</text:span></text:p>
        </text:list-item>
      </text:list>
      <text:h text:style-name="P549" text:outline-level="10"><text:bookmark-start text:name="h.pryu6224jlbz"/><text:bookmark-end text:name="h.pryu6224jlbz"/><text:span text:style-name="T549_1">The</text:span><text:span text:style-name="T549_2"><text:s/></text:span><text:span text:style-name="T549_3">Mana</text:span><text:span text:style-name="T549_4"><text:s/></text:span><text:span text:style-name="T549_5">World</text:span></text:h>
      <text:list text:style-name="LS45" xml:id="list403">
        <text:list-item>
          <text:p text:style-name="P550"><text:span text:style-name="T550_1">Very</text:span><text:span text:style-name="T550_2"><text:s/></text:span><text:span text:style-name="T550_3">open</text:span><text:span text:style-name="T550_4"><text:s/></text:span><text:span text:style-name="T550_5">world</text:span><text:span text:style-name="T550_6"><text:s/></text:span><text:span text:style-name="T550_7">and</text:span><text:span text:style-name="T550_8"><text:s/></text:span><text:span text:style-name="T550_9">storyline</text:span><text:span text:style-name="T550_10">,<text:s/></text:span><text:span text:style-name="T550_11">free</text:span><text:span text:style-name="T550_12"><text:s/></text:span><text:span text:style-name="T550_13">roam</text:span><text:span text:style-name="T550_14"><text:s/></text:span><text:span text:style-name="T550_15">and</text:span><text:span text:style-name="T550_16"><text:s/></text:span><text:span text:style-name="T550_17">NPC</text:span><text:span text:style-name="T550_18"><text:s/></text:span><text:span text:style-name="T550_19">dialog</text:span><text:span text:style-name="T550_20"><text:s/></text:span><text:span text:style-name="T550_21">trees</text:span><text:span text:style-name="T550_22"><text:s/></text:span><text:span text:style-name="T550_23">allow</text:span><text:span text:style-name="T550_24"><text:s/></text:span><text:span text:style-name="T550_25">player</text:span><text:span text:style-name="T550_26"><text:s/></text:span><text:span text:style-name="T550_27">to</text:span><text:span text:style-name="T550_28"><text:s/></text:span><text:span text:style-name="T550_29">choose</text:span><text:span text:style-name="T550_30"><text:s/></text:span><text:span text:style-name="T550_31">level</text:span><text:span text:style-name="T550_32"><text:s/></text:span><text:span text:style-name="T550_33">of</text:span><text:span text:style-name="T550_34"><text:s/></text:span><text:span text:style-name="T550_35">involvement</text:span></text:p>
          <text:list>
            <text:list-item>
              <text:p text:style-name="P551"><text:span text:style-name="T551_1">Player</text:span><text:span text:style-name="T551_2"><text:s/></text:span><text:span text:style-name="T551_3">is</text:span><text:span text:style-name="T551_4"><text:s/></text:span><text:span text:style-name="T551_5">ONLY</text:span><text:span text:style-name="T551_6"><text:s/></text:span><text:span text:style-name="T551_7">guided</text:span><text:span text:style-name="T551_8"><text:s/></text:span><text:span text:style-name="T551_9">by</text:span><text:span text:style-name="T551_10"><text:s/></text:span><text:span text:style-name="T551_11">NPCs</text:span><text:span text:style-name="T551_12"><text:s/>--<text:s/></text:span><text:span text:style-name="T551_13">never</text:span><text:span text:style-name="T551_14"><text:s/></text:span><text:span text:style-name="T551_15">by</text:span><text:span text:style-name="T551_16"><text:s/></text:span><text:span text:style-name="T551_17">the</text:span><text:span text:style-name="T551_18"><text:s/></text:span><text:span text:style-name="T551_19">game</text:span></text:p>
            </text:list-item>
          </text:list>
        </text:list-item>
        <text:list-item>
          <text:p text:style-name="P552"><text:span text:style-name="T552_1">Real</text:span><text:span text:style-name="T552_2">-</text:span><text:span text:style-name="T552_3">time</text:span><text:span text:style-name="T552_4">,<text:s/></text:span><text:span text:style-name="T552_5">tick</text:span><text:span text:style-name="T552_6">-</text:span><text:span text:style-name="T552_7">based</text:span><text:span text:style-name="T552_8"><text:s/></text:span><text:span text:style-name="T552_9">combat</text:span><text:span text:style-name="T552_10"><text:s/>(</text:span><text:span text:style-name="T552_11">exploration</text:span><text:span text:style-name="T552_12"><text:s/></text:span><text:span text:style-name="T552_13">mode</text:span><text:span text:style-name="T552_14"><text:s/></text:span><text:span text:style-name="T552_15">does</text:span><text:span text:style-name="T552_16"><text:s/></text:span><text:span text:style-name="T552_17">not</text:span><text:span text:style-name="T552_18"><text:s/></text:span><text:span text:style-name="T552_19">switch</text:span><text:span text:style-name="T552_20"><text:s/></text:span><text:span text:style-name="T552_21">to</text:span><text:span text:style-name="T552_22"><text:s/></text:span><text:span text:style-name="T552_23">combat</text:span><text:span text:style-name="T552_24"><text:s/></text:span><text:span text:style-name="T552_25">mode</text:span><text:span text:style-name="T552_26">,<text:s/></text:span><text:span text:style-name="T552_27">but</text:span><text:span text:style-name="T552_28"><text:s/></text:span><text:span text:style-name="T552_29">combat</text:span><text:span text:style-name="T552_30"><text:s/></text:span><text:span text:style-name="T552_31">is</text:span><text:span text:style-name="T552_32"><text:s/></text:span><text:span text:style-name="T552_33">back</text:span><text:span text:style-name="T552_34">-</text:span><text:span text:style-name="T552_35">and</text:span><text:span text:style-name="T552_36">-</text:span><text:span text:style-name="T552_37">forth</text:span><text:span text:style-name="T552_38">)</text:span></text:p>
        </text:list-item>
        <text:list-item>
          <text:p text:style-name="P553"><text:span text:style-name="T553_1">Enemies</text:span><text:span text:style-name="T553_2"><text:s/></text:span><text:span text:style-name="T553_3">drop</text:span><text:span text:style-name="T553_4"><text:s/></text:span><text:span text:style-name="T553_5">equipment</text:span><text:span text:style-name="T553_6"><text:s/></text:span><text:span text:style-name="T553_7">and</text:span><text:span text:style-name="T553_8"><text:s/></text:span><text:span text:style-name="T553_9">a</text:span><text:span text:style-name="T553_10"><text:s/></text:span><text:span text:style-name="T553_11">wide</text:span><text:span text:style-name="T553_12"><text:s/></text:span><text:span text:style-name="T553_13">array</text:span><text:span text:style-name="T553_14"><text:s/></text:span><text:span text:style-name="T553_15">of</text:span><text:span text:style-name="T553_16"><text:s/></text:span><text:span text:style-name="T553_17">crafting</text:span><text:span text:style-name="T553_18"><text:s/></text:span><text:span text:style-name="T553_19">materials</text:span></text:p>
        </text:list-item>
        <text:list-item>
          <text:p text:style-name="P554"><text:span text:style-name="T554_1">Point</text:span><text:span text:style-name="T554_2"><text:s/></text:span><text:span text:style-name="T554_3">allocation</text:span><text:span text:style-name="T554_4"><text:s/></text:span><text:span text:style-name="T554_5">to</text:span><text:span text:style-name="T554_6"><text:s/></text:span><text:span text:style-name="T554_7">attributes</text:span><text:span text:style-name="T554_8"><text:s/></text:span><text:span text:style-name="T554_9">upon</text:span><text:span text:style-name="T554_10"><text:s/></text:span><text:span text:style-name="T554_11">level</text:span><text:span text:style-name="T554_12">-</text:span><text:span text:style-name="T554_13">up</text:span></text:p>
        </text:list-item>
      </text:list>
      <text:h text:style-name="P555" text:outline-level="10"><text:bookmark-start text:name="h.qzjj6omhcayn"/><text:bookmark-end text:name="h.qzjj6omhcayn"/><text:span text:style-name="T555_1">Possible</text:span><text:span text:style-name="T555_2"><text:s/></text:span><text:span text:style-name="T555_3">Mechanics</text:span><text:span text:style-name="T555_4"><text:s/></text:span><text:span text:style-name="T555_5">for</text:span><text:span text:style-name="T555_6"><text:s/></text:span><text:span text:style-name="T555_7">Fedora</text:span><text:span text:style-name="T555_8"><text:s/></text:span><text:span text:style-name="T555_9">RPG</text:span></text:h>
      <text:list text:style-name="LS46" xml:id="list408">
        <text:list-item>
          <text:p text:style-name="P556"><text:span text:style-name="T556_1">Player</text:span><text:span text:style-name="T556_2"><text:s/></text:span><text:span text:style-name="T556_3">is</text:span><text:span text:style-name="T556_4"><text:s/></text:span><text:span text:style-name="T556_5">never</text:span><text:span text:style-name="T556_6"><text:s/></text:span><text:span text:style-name="T556_7">guided</text:span><text:span text:style-name="T556_8"><text:s/></text:span><text:span text:style-name="T556_9">by</text:span><text:span text:style-name="T556_10"><text:s/></text:span><text:span text:style-name="T556_11">the</text:span><text:span text:style-name="T556_12"><text:s/></text:span><text:span text:style-name="T556_13">game</text:span><text:span text:style-name="T556_14">,<text:s/></text:span><text:span text:style-name="T556_15">only</text:span><text:span text:style-name="T556_16"><text:s/></text:span><text:span text:style-name="T556_17">by</text:span><text:span text:style-name="T556_18"><text:s/></text:span><text:span text:style-name="T556_19">NPCs</text:span></text:p>
          <text:list>
            <text:list-item>
              <text:p text:style-name="P557"><text:span text:style-name="T557_1">Goals</text:span><text:span text:style-name="T557_2"><text:s/></text:span><text:span text:style-name="T557_3">are</text:span><text:span text:style-name="T557_4"><text:s/></text:span><text:span text:style-name="T557_5">obtained</text:span><text:span text:style-name="T557_6"><text:s/></text:span><text:span text:style-name="T557_7">through</text:span><text:span text:style-name="T557_8"><text:s/></text:span><text:span text:style-name="T557_9">dialog</text:span><text:span text:style-name="T557_10"><text:s/></text:span><text:span text:style-name="T557_11">trees</text:span><text:span text:style-name="T557_12"><text:s/></text:span><text:span text:style-name="T557_13">with</text:span><text:span text:style-name="T557_14"><text:s/></text:span><text:span text:style-name="T557_15">NPCs</text:span></text:p>
            </text:list-item>
          </text:list>
        </text:list-item>
        <text:list-item>
          <text:p text:style-name="P558"><text:span text:style-name="T558_1">External</text:span><text:span text:style-name="T558_2"><text:s/></text:span><text:span text:style-name="T558_3">activity</text:span><text:span text:style-name="T558_4"><text:s/>-&gt;<text:s/></text:span><text:span text:style-name="T558_5">Crafting</text:span><text:span text:style-name="T558_6"><text:s/></text:span><text:span text:style-name="T558_7">ingredients</text:span><text:span text:style-name="T558_8"><text:s/>-&gt;<text:s/></text:span><text:span text:style-name="T558_9">Equipment</text:span><text:span text:style-name="T558_10"><text:s/>-&gt;<text:s/></text:span><text:span text:style-name="T558_11">Fight</text:span><text:span text:style-name="T558_12"><text:s/></text:span><text:span text:style-name="T558_13">enemies</text:span><text:span text:style-name="T558_14"><text:s/>-&gt;<text:s/></text:span><text:span text:style-name="T558_15">Achieve</text:span><text:span text:style-name="T558_16"><text:s/></text:span><text:span text:style-name="T558_17">things</text:span></text:p>
        </text:list-item>
        <text:list-item>
          <text:p text:style-name="P559"><text:span text:style-name="T559_1">Overworld</text:span><text:span text:style-name="T559_2"><text:s/></text:span><text:span text:style-name="T559_3">travel</text:span><text:span text:style-name="T559_4"><text:s/></text:span><text:span text:style-name="T559_5">between</text:span><text:span text:style-name="T559_6"><text:s/></text:span><text:span text:style-name="T559_7">maps</text:span><text:span text:style-name="T559_8">,<text:s/></text:span><text:span text:style-name="T559_9">able</text:span><text:span text:style-name="T559_10"><text:s/></text:span><text:span text:style-name="T559_11">to</text:span><text:span text:style-name="T559_12"><text:s/></text:span><text:span text:style-name="T559_13">unlock</text:span><text:span text:style-name="T559_14"><text:s/></text:span><text:span text:style-name="T559_15">new</text:span><text:span text:style-name="T559_16"><text:s/></text:span><text:span text:style-name="T559_17">areas</text:span></text:p>
        </text:list-item>
      </text:list>
      <text:h text:style-name="P560" text:outline-level="10"><text:bookmark-start text:name="h.c2ut0a65oicb"/><text:bookmark-end text:name="h.c2ut0a65oicb"/><text:span text:style-name="T560_1">Combat</text:span><text:span text:style-name="T560_2"><text:s/></text:span><text:span text:style-name="T560_3">Systems</text:span></text:h>
      <text:p text:style-name="P561"><text:span text:style-name="T561_1">Some</text:span><text:span text:style-name="T561_2"><text:s/></text:span><text:span text:style-name="T561_3">ideas</text:span><text:span text:style-name="T561_4"><text:s/></text:span><text:span text:style-name="T561_5">for</text:span><text:span text:style-name="T561_6"><text:s/></text:span><text:span text:style-name="T561_7">the</text:span><text:span text:style-name="T561_8"><text:s/></text:span><text:span text:style-name="T561_9">game</text:span><text:span text:style-name="T561_10">’</text:span><text:span text:style-name="T561_11">s</text:span><text:span text:style-name="T561_12"><text:s/></text:span><text:span text:style-name="T561_13">combat</text:span><text:span text:style-name="T561_14"><text:s/></text:span><text:span text:style-name="T561_15">system</text:span><text:span text:style-name="T561_16">.</text:span></text:p>
      <text:h text:style-name="P562" text:outline-level="10"><text:bookmark-start text:name="h.6djmpxv6j95"/><text:bookmark-end text:name="h.6djmpxv6j95"/><text:span text:style-name="T562_1">Combat</text:span><text:span text:style-name="T562_2"><text:s/></text:span><text:span text:style-name="T562_3">System</text:span><text:span text:style-name="T562_4"><text:s/>1</text:span></text:h>
      <text:list text:style-name="LS47" xml:id="list412">
        <text:list-item>
          <text:p text:style-name="P563"><text:span text:style-name="T563_1">Weapons</text:span><text:span text:style-name="T563_2"><text:s/></text:span><text:span text:style-name="T563_3">deal</text:span><text:span text:style-name="T563_4"><text:s/></text:span><text:span text:style-name="T563_5">different</text:span><text:span text:style-name="T563_6"><text:s/></text:span><text:span text:style-name="T563_7">types</text:span><text:span text:style-name="T563_8"><text:s/></text:span><text:span text:style-name="T563_9">and</text:span><text:span text:style-name="T563_10"><text:s/></text:span><text:span text:style-name="T563_11">elements</text:span><text:span text:style-name="T563_12"><text:s/></text:span><text:span text:style-name="T563_13">of</text:span><text:span text:style-name="T563_14"><text:s/></text:span><text:span text:style-name="T563_15">damage</text:span><text:span text:style-name="T563_16">,<text:s/></text:span><text:span text:style-name="T563_17">requiring</text:span><text:span text:style-name="T563_18"><text:s/></text:span><text:span text:style-name="T563_19">the</text:span><text:span text:style-name="T563_20"><text:s/></text:span><text:span text:style-name="T563_21">player</text:span><text:span text:style-name="T563_22"><text:s/></text:span><text:span text:style-name="T563_23">to</text:span><text:span text:style-name="T563_24"><text:s/></text:span><text:span text:style-name="T563_25">choose</text:span><text:span text:style-name="T563_26"><text:s/></text:span><text:span text:style-name="T563_27">carefully</text:span><text:span text:style-name="T563_28"><text:s/></text:span><text:span text:style-name="T563_29">based</text:span><text:span text:style-name="T563_30"><text:s/></text:span><text:span text:style-name="T563_31">on</text:span><text:span text:style-name="T563_32"><text:s/></text:span><text:span text:style-name="T563_33">his</text:span><text:span text:style-name="T563_34"><text:s/></text:span><text:span text:style-name="T563_35">enemies</text:span><text:span text:style-name="T563_36">,<text:s/></text:span><text:span text:style-name="T563_37">and</text:span><text:span text:style-name="T563_38"><text:s/></text:span><text:span text:style-name="T563_39">to</text:span><text:span text:style-name="T563_40"><text:s/></text:span><text:span text:style-name="T563_41">protect</text:span><text:span text:style-name="T563_42"><text:s/></text:span><text:span text:style-name="T563_43">himself</text:span><text:span text:style-name="T563_44"><text:s/></text:span><text:span text:style-name="T563_45">appropriately</text:span></text:p>
          <text:list>
            <text:list-item>
              <text:p text:style-name="P564"><text:span text:style-name="T564_1">Damage</text:span><text:span text:style-name="T564_2"><text:s/></text:span><text:span text:style-name="T564_3">values</text:span><text:span text:style-name="T564_4"><text:s/></text:span><text:span text:style-name="T564_5">can</text:span><text:span text:style-name="T564_6"><text:s/></text:span><text:span text:style-name="T564_7">be</text:span><text:span text:style-name="T564_8"><text:s/></text:span><text:span text:style-name="T564_9">low</text:span><text:span text:style-name="T564_10"><text:s/></text:span><text:span text:style-name="T564_11">and</text:span><text:span text:style-name="T564_12"><text:s/></text:span><text:span text:style-name="T564_13">relatively</text:span><text:span text:style-name="T564_14"><text:s/></text:span><text:span text:style-name="T564_15">simple</text:span><text:span text:style-name="T564_16"><text:s/></text:span><text:span text:style-name="T564_17">because</text:span><text:span text:style-name="T564_18"><text:s/></text:span><text:span text:style-name="T564_19">combat</text:span><text:span text:style-name="T564_20"><text:s/></text:span><text:span text:style-name="T564_21">will</text:span><text:span text:style-name="T564_22"><text:s/></text:span><text:span text:style-name="T564_23">be</text:span><text:span text:style-name="T564_24"><text:s/></text:span><text:span text:style-name="T564_25">focused</text:span><text:span text:style-name="T564_26"><text:s/></text:span><text:span text:style-name="T564_27">on</text:span><text:span text:style-name="T564_28"><text:s/></text:span><text:span text:style-name="T564_29">out</text:span><text:span text:style-name="T564_30">-</text:span><text:span text:style-name="T564_31">strategizing</text:span><text:span text:style-name="T564_32"><text:s/></text:span><text:span text:style-name="T564_33">your</text:span><text:span text:style-name="T564_34"><text:s/></text:span><text:span text:style-name="T564_35">opponent</text:span><text:span text:style-name="T564_36"><text:s/>(</text:span><text:span text:style-name="T564_37">especially</text:span><text:span text:style-name="T564_38"><text:s/></text:span><text:span text:style-name="T564_39">in</text:span><text:span text:style-name="T564_40"><text:s/></text:span><text:span text:style-name="T564_41">PvP</text:span><text:span text:style-name="T564_42">)</text:span></text:p>
            </text:list-item>
            <text:list-item>
              <text:p text:style-name="P565"><text:span text:style-name="T565_1">Players</text:span><text:span text:style-name="T565_2"><text:s/></text:span><text:span text:style-name="T565_3">who</text:span><text:span text:style-name="T565_4"><text:s/></text:span><text:span text:style-name="T565_5">do</text:span><text:span text:style-name="T565_6"><text:s/></text:span><text:span text:style-name="T565_7">a</text:span><text:span text:style-name="T565_8"><text:s/></text:span><text:span text:style-name="T565_9">lot</text:span><text:span text:style-name="T565_10"><text:s/></text:span><text:span text:style-name="T565_11">of</text:span><text:span text:style-name="T565_12"><text:s/></text:span><text:span text:style-name="T565_13">damage</text:span><text:span text:style-name="T565_14"><text:s/></text:span><text:span text:style-name="T565_15">of</text:span><text:span text:style-name="T565_16"><text:s/></text:span><text:span text:style-name="T565_17">a</text:span><text:span text:style-name="T565_18"><text:s/></text:span><text:span text:style-name="T565_19">particular</text:span><text:span text:style-name="T565_20"><text:s/></text:span><text:span text:style-name="T565_21">type</text:span><text:span text:style-name="T565_22"><text:s/></text:span><text:span text:style-name="T565_23">can</text:span><text:span text:style-name="T565_24"><text:s/></text:span><text:span text:style-name="T565_25">call</text:span><text:span text:style-name="T565_26"><text:s/></text:span><text:span text:style-name="T565_27">a</text:span><text:span text:style-name="T565_28"><text:s/></text:span><text:span text:style-name="T565_29">related</text:span><text:span text:style-name="T565_30"><text:s/></text:span><text:span text:style-name="T565_31">Demigod</text:span><text:span text:style-name="T565_32"><text:s/></text:span><text:span text:style-name="T565_33">to</text:span><text:span text:style-name="T565_34"><text:s/></text:span><text:span text:style-name="T565_35">help</text:span><text:span text:style-name="T565_36"><text:s/></text:span><text:span text:style-name="T565_37">them</text:span><text:span text:style-name="T565_38">,<text:s/></text:span><text:span text:style-name="T565_39">something</text:span><text:span text:style-name="T565_40"><text:s/></text:span><text:span text:style-name="T565_41">like</text:span><text:span text:style-name="T565_42"><text:s/>“</text:span><text:span text:style-name="T565_43">Avatar</text:span><text:span text:style-name="T565_44"><text:s/></text:span><text:span text:style-name="T565_45">of</text:span><text:span text:style-name="T565_46"><text:s/></text:span><text:span text:style-name="T565_47">Torvalds</text:span><text:span text:style-name="T565_48">”<text:s/></text:span><text:span text:style-name="T565_49">to</text:span><text:span text:style-name="T565_50"><text:s/></text:span><text:span text:style-name="T565_51">deal</text:span><text:span text:style-name="T565_52"><text:s/></text:span><text:span text:style-name="T565_53">a</text:span><text:span text:style-name="T565_54"><text:s/></text:span><text:span text:style-name="T565_55">massive</text:span><text:span text:style-name="T565_56"><text:s/></text:span><text:span text:style-name="T565_57">Ultimate</text:span><text:span text:style-name="T565_58"><text:s/></text:span><text:span text:style-name="T565_59">attack</text:span></text:p>
            </text:list-item>
          </text:list>
        </text:list-item>
        <text:list-item>
          <text:p text:style-name="P566"><text:span text:style-name="T566_1">Tick</text:span><text:span text:style-name="T566_2">-</text:span><text:span text:style-name="T566_3">based</text:span><text:span text:style-name="T566_4">,<text:s/></text:span><text:span text:style-name="T566_5">allowing</text:span><text:span text:style-name="T566_6"><text:s/></text:span><text:span text:style-name="T566_7">for</text:span><text:span text:style-name="T566_8"><text:s/></text:span><text:span text:style-name="T566_9">careful</text:span><text:span text:style-name="T566_10"><text:s/></text:span><text:span text:style-name="T566_11">timing</text:span></text:p>
        </text:list-item>
        <text:list-item>
          <text:p text:style-name="P567"><text:span text:style-name="T567_1">Players</text:span><text:span text:style-name="T567_2"><text:s/></text:span><text:span text:style-name="T567_3">can</text:span><text:span text:style-name="T567_4"><text:s/></text:span><text:span text:style-name="T567_5">apply</text:span><text:span text:style-name="T567_6"><text:s/></text:span><text:span text:style-name="T567_7">combat</text:span><text:span text:style-name="T567_8"><text:s/></text:span><text:span text:style-name="T567_9">items</text:span><text:span text:style-name="T567_10">,<text:s/></text:span><text:span text:style-name="T567_11">such</text:span><text:span text:style-name="T567_12"><text:s/></text:span><text:span text:style-name="T567_13">as</text:span><text:span text:style-name="T567_14"><text:s/></text:span><text:span text:style-name="T567_15">ninja</text:span><text:span text:style-name="T567_16"><text:s/></text:span><text:span text:style-name="T567_17">stars</text:span><text:span text:style-name="T567_18"><text:s/></text:span><text:span text:style-name="T567_19">or</text:span><text:span text:style-name="T567_20"><text:s/></text:span><text:span text:style-name="T567_21">a</text:span><text:span text:style-name="T567_22"><text:s/></text:span><text:span text:style-name="T567_23">scroll</text:span><text:span text:style-name="T567_24"><text:s/></text:span><text:span text:style-name="T567_25">of</text:span><text:span text:style-name="T567_26"><text:s/></text:span><text:span text:style-name="T567_27">fire</text:span><text:span text:style-name="T567_28">,<text:s/></text:span><text:span text:style-name="T567_29">to</text:span><text:span text:style-name="T567_30"><text:s/></text:span><text:span text:style-name="T567_31">apply</text:span><text:span text:style-name="T567_32"><text:s/></text:span><text:span text:style-name="T567_33">a</text:span><text:span text:style-name="T567_34"><text:s/></text:span><text:span text:style-name="T567_35">one</text:span><text:span text:style-name="T567_36">-</text:span><text:span text:style-name="T567_37">time</text:span><text:span text:style-name="T567_38"><text:s/></text:span><text:span text:style-name="T567_39">effect</text:span><text:span text:style-name="T567_40"><text:s/></text:span><text:span text:style-name="T567_41">to</text:span><text:span text:style-name="T567_42"><text:s/></text:span><text:span text:style-name="T567_43">their</text:span><text:span text:style-name="T567_44"><text:s/></text:span><text:span text:style-name="T567_45">opponent</text:span></text:p>
        </text:list-item>
      </text:list>
      <text:h text:style-name="P568" text:outline-level="10"><text:bookmark-start text:name="h.i26c272dumo1"/><text:bookmark-end text:name="h.i26c272dumo1"/><text:span text:style-name="T568_1">Combat</text:span><text:span text:style-name="T568_2"><text:s/></text:span><text:span text:style-name="T568_3">System</text:span><text:span text:style-name="T568_4"><text:s/>2</text:span></text:h>
      <text:list text:style-name="LS47" xml:id="list417">
        <text:list-item>
          <text:p text:style-name="P569"><text:span text:style-name="T569_1">Two</text:span><text:span text:style-name="T569_2"><text:s/></text:span><text:span text:style-name="T569_3">vitals</text:span><text:span text:style-name="T569_4">:</text:span></text:p>
          <text:list>
            <text:list-item>
              <text:p text:style-name="P570"><text:span text:style-name="T570_1">Health</text:span><text:span text:style-name="T570_2">:<text:s/></text:span><text:span text:style-name="T570_3">Gets</text:span><text:span text:style-name="T570_4"><text:s/></text:span><text:span text:style-name="T570_5">low</text:span><text:span text:style-name="T570_6"><text:s/>-&gt;<text:s/></text:span><text:span text:style-name="T570_7">player</text:span><text:span text:style-name="T570_8"><text:s/></text:span><text:span text:style-name="T570_9">must</text:span><text:span text:style-name="T570_10"><text:s/></text:span><text:span text:style-name="T570_11">heal</text:span></text:p>
              <text:list>
                <text:list-item>
                  <text:p text:style-name="P571"><text:span text:style-name="T571_1">Spent</text:span><text:span text:style-name="T571_2"><text:s/></text:span><text:span text:style-name="T571_3">to</text:span><text:span text:style-name="T571_4"><text:s/></text:span><text:span text:style-name="T571_5">not</text:span><text:span text:style-name="T571_6"><text:s/></text:span><text:span text:style-name="T571_7">die</text:span><text:span text:style-name="T571_8"><text:s/></text:span><text:span text:style-name="T571_9">when</text:span><text:span text:style-name="T571_10"><text:s/></text:span><text:span text:style-name="T571_11">damage</text:span><text:span text:style-name="T571_12"><text:s/></text:span><text:span text:style-name="T571_13">is</text:span><text:span text:style-name="T571_14"><text:s/></text:span><text:span text:style-name="T571_15">taken</text:span></text:p>
                </text:list-item>
                <text:list-item>
                  <text:p text:style-name="P572"><text:span text:style-name="T572_1">Can</text:span><text:span text:style-name="T572_2"><text:s/></text:span><text:span text:style-name="T572_3">be</text:span><text:span text:style-name="T572_4"><text:s/></text:span><text:span text:style-name="T572_5">sacrificed</text:span><text:span text:style-name="T572_6"><text:s/></text:span><text:span text:style-name="T572_7">at</text:span><text:span text:style-name="T572_8"><text:s/></text:span><text:span text:style-name="T572_9">any</text:span><text:span text:style-name="T572_10"><text:s/></text:span><text:span text:style-name="T572_11">time</text:span><text:span text:style-name="T572_12"><text:s/></text:span><text:span text:style-name="T572_13">for</text:span><text:span text:style-name="T572_14"><text:s/></text:span><text:span text:style-name="T572_15">Power</text:span><text:span text:style-name="T572_16"><text:s/>(</text:span><text:span text:style-name="T572_17">basically</text:span><text:span text:style-name="T572_18"><text:s/>“</text:span><text:span text:style-name="T572_19">overclocking</text:span><text:span text:style-name="T572_20">”)</text:span></text:p>
                </text:list-item>
              </text:list>
            </text:list-item>
            <text:list-item>
              <text:p text:style-name="P573"><text:span text:style-name="T573_1">Power</text:span><text:span text:style-name="T573_2">:<text:s/></text:span><text:span text:style-name="T573_3">Gets</text:span><text:span text:style-name="T573_4"><text:s/></text:span><text:span text:style-name="T573_5">low</text:span><text:span text:style-name="T573_6"><text:s/>-&gt;<text:s/></text:span><text:span text:style-name="T573_7">player</text:span><text:span text:style-name="T573_8"><text:s/></text:span><text:span text:style-name="T573_9">must</text:span><text:span text:style-name="T573_10"><text:s/></text:span><text:span text:style-name="T573_11">rest</text:span></text:p>
              <text:list>
                <text:list-item>
                  <text:p text:style-name="P574"><text:span text:style-name="T574_1">Spent</text:span><text:span text:style-name="T574_2"><text:s/></text:span><text:span text:style-name="T574_3">on</text:span><text:span text:style-name="T574_4"><text:s/></text:span><text:span text:style-name="T574_5">actions</text:span><text:span text:style-name="T574_6"><text:s/></text:span><text:span text:style-name="T574_7">and</text:span><text:span text:style-name="T574_8"><text:s/></text:span><text:span text:style-name="T574_9">abiltiies</text:span></text:p>
                </text:list-item>
                <text:list-item>
                  <text:p text:style-name="P575"><text:span text:style-name="T575_1">Can</text:span><text:span text:style-name="T575_2"><text:s/></text:span><text:span text:style-name="T575_3">be</text:span><text:span text:style-name="T575_4"><text:s/></text:span><text:span text:style-name="T575_5">sacrificed</text:span><text:span text:style-name="T575_6"><text:s/></text:span><text:span text:style-name="T575_7">at</text:span><text:span text:style-name="T575_8"><text:s/></text:span><text:span text:style-name="T575_9">any</text:span><text:span text:style-name="T575_10"><text:s/></text:span><text:span text:style-name="T575_11">time</text:span><text:span text:style-name="T575_12"><text:s/></text:span><text:span text:style-name="T575_13">for</text:span><text:span text:style-name="T575_14"><text:s/></text:span><text:span text:style-name="T575_15">Health</text:span><text:span text:style-name="T575_16"><text:s/>(</text:span><text:span text:style-name="T575_17">using</text:span><text:span text:style-name="T575_18"><text:s/></text:span><text:span text:style-name="T575_19">inner</text:span><text:span text:style-name="T575_20"><text:s/></text:span><text:span text:style-name="T575_21">energies</text:span><text:span text:style-name="T575_22"><text:s/></text:span><text:span text:style-name="T575_23">to</text:span><text:span text:style-name="T575_24"><text:s/></text:span><text:span text:style-name="T575_25">heal</text:span><text:span text:style-name="T575_26">)</text:span></text:p>
                </text:list-item>
              </text:list>
            </text:list-item>
          </text:list>
        </text:list-item>
        <text:list-item>
          <text:p text:style-name="P576"><text:span text:style-name="T576_1">Real</text:span><text:span text:style-name="T576_2">-</text:span><text:span text:style-name="T576_3">time</text:span><text:span text:style-name="T576_4"><text:s/></text:span><text:span text:style-name="T576_5">system</text:span></text:p>
          <text:list>
            <text:list-item>
              <text:p text:style-name="P577"><text:span text:style-name="T577_1">Press</text:span><text:span text:style-name="T577_2"><text:s/></text:span><text:span text:style-name="T577_3">TAB</text:span><text:span text:style-name="T577_4"><text:s/></text:span><text:span text:style-name="T577_5">to</text:span><text:span text:style-name="T577_6"><text:s/></text:span><text:span text:style-name="T577_7">attack</text:span><text:span text:style-name="T577_8">,<text:s/></text:span><text:span text:style-name="T577_9">something</text:span><text:span text:style-name="T577_10"><text:s/></text:span><text:span text:style-name="T577_11">else</text:span><text:span text:style-name="T577_12"><text:s/></text:span><text:span text:style-name="T577_13">to</text:span><text:span text:style-name="T577_14"><text:s/></text:span><text:span text:style-name="T577_15">cast</text:span><text:span text:style-name="T577_16"><text:s/></text:span><text:span text:style-name="T577_17">a</text:span><text:span text:style-name="T577_18"><text:s/></text:span><text:span text:style-name="T577_19">spell</text:span><text:span text:style-name="T577_20">,<text:s/></text:span><text:span text:style-name="T577_21">etc</text:span></text:p>
            </text:list-item>
            <text:list-item>
              <text:p text:style-name="P578"><text:span text:style-name="T578_1">Player</text:span><text:span text:style-name="T578_2"><text:s/></text:span><text:span text:style-name="T578_3">must</text:span><text:span text:style-name="T578_4"><text:s/></text:span><text:span text:style-name="T578_5">move</text:span><text:span text:style-name="T578_6"><text:s/></text:span><text:span text:style-name="T578_7">around</text:span><text:span text:style-name="T578_8"><text:s/></text:span><text:span text:style-name="T578_9">map</text:span><text:span text:style-name="T578_10"><text:s/></text:span><text:span text:style-name="T578_11">and</text:span><text:span text:style-name="T578_12"><text:s/></text:span><text:span text:style-name="T578_13">line</text:span><text:span text:style-name="T578_14"><text:s/></text:span><text:span text:style-name="T578_15">up</text:span><text:span text:style-name="T578_16"><text:s/></text:span><text:span text:style-name="T578_17">with</text:span><text:span text:style-name="T578_18"><text:s/></text:span><text:span text:style-name="T578_19">enemies</text:span><text:span text:style-name="T578_20"><text:s/></text:span><text:span text:style-name="T578_21">to</text:span><text:span text:style-name="T578_22"><text:s/></text:span><text:span text:style-name="T578_23">hit</text:span></text:p>
            </text:list-item>
            <text:list-item>
              <text:p text:style-name="P579"><text:span text:style-name="T579_1">Requires</text:span><text:span text:style-name="T579_2"><text:s/></text:span><text:span text:style-name="T579_3">player</text:span><text:span text:style-name="T579_4"><text:s/></text:span><text:span text:style-name="T579_5">to</text:span><text:span text:style-name="T579_6"><text:s/></text:span><text:span text:style-name="T579_7">juggle</text:span><text:span text:style-name="T579_8"><text:s/></text:span><text:span text:style-name="T579_9">enemies</text:span><text:span text:style-name="T579_10"><text:s/></text:span><text:span text:style-name="T579_11">and</text:span><text:span text:style-name="T579_12"><text:s/></text:span><text:span text:style-name="T579_13">use</text:span><text:span text:style-name="T579_14"><text:s/></text:span><text:span text:style-name="T579_15">map</text:span><text:span text:style-name="T579_16"><text:s/></text:span><text:span text:style-name="T579_17">features</text:span><text:span text:style-name="T579_18"><text:s/></text:span><text:span text:style-name="T579_19">during</text:span><text:span text:style-name="T579_20"><text:s/></text:span><text:span text:style-name="T579_21">combat</text:span></text:p>
            </text:list-item>
          </text:list>
        </text:list-item>
        <text:list-item>
          <text:p text:style-name="P580"><text:span text:style-name="T580_1">Enemies</text:span><text:span text:style-name="T580_2"><text:s/></text:span><text:span text:style-name="T580_3">and</text:span><text:span text:style-name="T580_4"><text:s/></text:span><text:span text:style-name="T580_5">the</text:span><text:span text:style-name="T580_6"><text:s/></text:span><text:span text:style-name="T580_7">player</text:span><text:span text:style-name="T580_8"><text:s/></text:span><text:span text:style-name="T580_9">could</text:span><text:span text:style-name="T580_10"><text:s/></text:span><text:span text:style-name="T580_11">take</text:span><text:span text:style-name="T580_12"><text:s/>“</text:span><text:span text:style-name="T580_13">hits</text:span><text:span text:style-name="T580_14">”<text:s/></text:span><text:span text:style-name="T580_15">rather</text:span><text:span text:style-name="T580_16"><text:s/></text:span><text:span text:style-name="T580_17">than</text:span><text:span text:style-name="T580_18"><text:s/></text:span><text:span text:style-name="T580_19">losing</text:span><text:span text:style-name="T580_20"><text:s/></text:span><text:span text:style-name="T580_21">health</text:span><text:span text:style-name="T580_22">,<text:s/></text:span><text:span text:style-name="T580_23">greatly</text:span><text:span text:style-name="T580_24"><text:s/></text:span><text:span text:style-name="T580_25">simplifying</text:span><text:span text:style-name="T580_26"><text:s/></text:span><text:span text:style-name="T580_27">the</text:span><text:span text:style-name="T580_28"><text:s/></text:span><text:span text:style-name="T580_29">damage</text:span><text:span text:style-name="T580_30"><text:s/></text:span><text:span text:style-name="T580_31">aspect</text:span><text:span text:style-name="T580_32"><text:s/></text:span><text:span text:style-name="T580_33">of</text:span><text:span text:style-name="T580_34"><text:s/></text:span><text:span text:style-name="T580_35">combat</text:span><text:span text:style-name="T580_36"><text:s/></text:span><text:span text:style-name="T580_37">in</text:span><text:span text:style-name="T580_38"><text:s/></text:span><text:span text:style-name="T580_39">order</text:span><text:span text:style-name="T580_40"><text:s/></text:span><text:span text:style-name="T580_41">to</text:span><text:span text:style-name="T580_42"><text:s/></text:span><text:span text:style-name="T580_43">focus</text:span><text:span text:style-name="T580_44"><text:s/></text:span><text:span text:style-name="T580_45">on</text:span><text:span text:style-name="T580_46"><text:s/></text:span><text:span text:style-name="T580_47">Health</text:span><text:span text:style-name="T580_48">/</text:span><text:span text:style-name="T580_49">Power</text:span><text:span text:style-name="T580_50"><text:s/></text:span><text:span text:style-name="T580_51">management</text:span><text:span text:style-name="T580_52"><text:s/></text:span><text:span text:style-name="T580_53">and</text:span><text:span text:style-name="T580_54"><text:s/></text:span><text:span text:style-name="T580_55">lining</text:span><text:span text:style-name="T580_56"><text:s/></text:span><text:span text:style-name="T580_57">up</text:span><text:span text:style-name="T580_58"><text:s/></text:span><text:span text:style-name="T580_59">hits</text:span></text:p>
        </text:list-item>
      </text:list>
      <text:h text:style-name="P581" text:outline-level="10"><text:bookmark-start text:name="h.ogb0idrh0n1o"/><text:bookmark-end text:name="h.ogb0idrh0n1o"/><text:span text:style-name="T581_1">ajman</text:span></text:h>
      <text:h text:style-name="P582" text:outline-level="10"><text:bookmark-start text:name="h.g8gp7csgbkyo"/><text:bookmark-end text:name="h.g8gp7csgbkyo"/><text:span text:style-name="T582_1">Mechanic</text:span><text:span text:style-name="T582_2"><text:s/></text:span><text:span text:style-name="T582_3">Ideas</text:span></text:h>
      <text:list text:style-name="LS48" xml:id="list429">
        <text:list-item>
          <text:p text:style-name="P583"><text:span text:style-name="T583_1">Central</text:span><text:span text:style-name="T583_2"><text:s/></text:span><text:span text:style-name="T583_3">Goal</text:span><text:span text:style-name="T583_4"><text:s/></text:span><text:span text:style-name="T583_5">given</text:span><text:span text:style-name="T583_6"><text:s/></text:span><text:span text:style-name="T583_7">at</text:span><text:span text:style-name="T583_8"><text:s/></text:span><text:span text:style-name="T583_9">beginning</text:span><text:span text:style-name="T583_10"><text:s/></text:span><text:span text:style-name="T583_11">of</text:span><text:span text:style-name="T583_12"><text:s/></text:span><text:span text:style-name="T583_13">game</text:span></text:p>
        </text:list-item>
        <text:list-item>
          <text:p text:style-name="P584"><text:span text:style-name="T584_1">player</text:span><text:span text:style-name="T584_2"><text:s/></text:span><text:span text:style-name="T584_3">is</text:span><text:span text:style-name="T584_4"><text:s/></text:span><text:span text:style-name="T584_5">given</text:span><text:span text:style-name="T584_6"><text:s/>3<text:s/></text:span><text:span text:style-name="T584_7">character</text:span><text:span text:style-name="T584_8"><text:s/></text:span><text:span text:style-name="T584_9">to</text:span><text:span text:style-name="T584_10"><text:s/></text:span><text:span text:style-name="T584_11">control</text:span><text:span text:style-name="T584_12"><text:s/></text:span><text:span text:style-name="T584_13">in</text:span><text:span text:style-name="T584_14"><text:s/></text:span><text:span text:style-name="T584_15">combat</text:span><text:span text:style-name="T584_16">,<text:s/>2<text:s/></text:span><text:span text:style-name="T584_17">follow</text:span><text:span text:style-name="T584_18"><text:s/></text:span><text:span text:style-name="T584_19">the</text:span><text:span text:style-name="T584_20"><text:s/></text:span><text:span text:style-name="T584_21">leader</text:span><text:span text:style-name="T584_22"><text:s/></text:span><text:span text:style-name="T584_23">around</text:span><text:span text:style-name="T584_24"><text:s/></text:span><text:span text:style-name="T584_25">the</text:span><text:span text:style-name="T584_26"><text:s/></text:span><text:span text:style-name="T584_27">world</text:span></text:p>
        </text:list-item>
        <text:list-item>
          <text:p text:style-name="P585"><text:span text:style-name="T585_1">Dungeons</text:span><text:span text:style-name="T585_2"><text:s/></text:span><text:span text:style-name="T585_3">contain</text:span><text:span text:style-name="T585_4"><text:s/></text:span><text:span text:style-name="T585_5">battle</text:span><text:span text:style-name="T585_6"><text:s/></text:span><text:span text:style-name="T585_7">areas</text:span><text:span text:style-name="T585_8">,<text:s/></text:span><text:span text:style-name="T585_9">instanced</text:span><text:span text:style-name="T585_10"><text:s/></text:span><text:span text:style-name="T585_11">for</text:span><text:span text:style-name="T585_12"><text:s/></text:span><text:span text:style-name="T585_13">each</text:span><text:span text:style-name="T585_14"><text:s/></text:span><text:span text:style-name="T585_15">player</text:span></text:p>
        </text:list-item>
        <text:list-item>
          <text:p text:style-name="P586"><text:span text:style-name="T586_1">Overworld</text:span><text:span text:style-name="T586_2"><text:s/></text:span><text:span text:style-name="T586_3">has</text:span><text:span text:style-name="T586_4"><text:s/></text:span><text:span text:style-name="T586_5">no</text:span><text:span text:style-name="T586_6"><text:s/></text:span><text:span text:style-name="T586_7">battles</text:span><text:span text:style-name="T586_8">,<text:s/></text:span><text:span text:style-name="T586_9">all</text:span><text:span text:style-name="T586_10"><text:s/></text:span><text:span text:style-name="T586_11">character</text:span><text:span text:style-name="T586_12"><text:s/></text:span><text:span text:style-name="T586_13">are</text:span><text:span text:style-name="T586_14"><text:s/></text:span><text:span text:style-name="T586_15">in</text:span><text:span text:style-name="T586_16"><text:s/></text:span><text:span text:style-name="T586_17">same</text:span><text:span text:style-name="T586_18"><text:s/></text:span><text:span text:style-name="T586_19">area</text:span></text:p>
        </text:list-item>
        <text:list-item>
          <text:p text:style-name="P587"><text:span text:style-name="T587_1">Conditional</text:span><text:span text:style-name="T587_2"><text:s/></text:span><text:span text:style-name="T587_3">Turn</text:span><text:span text:style-name="T587_4"><text:s/></text:span><text:span text:style-name="T587_5">Based</text:span><text:span text:style-name="T587_6"><text:s/></text:span><text:span text:style-name="T587_7">Battle</text:span><text:span text:style-name="T587_8"><text:s/></text:span><text:span text:style-name="T587_9">System</text:span></text:p>
        </text:list-item>
        <text:list-item>
          <text:p text:style-name="P588"><text:span text:style-name="T588_1">IN</text:span><text:span text:style-name="T588_2"><text:s/></text:span><text:span text:style-name="T588_3">combat</text:span><text:span text:style-name="T588_4">,<text:s/></text:span><text:span text:style-name="T588_5">items</text:span><text:span text:style-name="T588_6"><text:s/></text:span><text:span text:style-name="T588_7">can</text:span><text:span text:style-name="T588_8"><text:s/></text:span><text:span text:style-name="T588_9">be</text:span><text:span text:style-name="T588_10"><text:s/></text:span><text:span text:style-name="T588_11">used</text:span><text:span text:style-name="T588_12">,<text:s/></text:span><text:span text:style-name="T588_13">normal</text:span><text:span text:style-name="T588_14"><text:s/></text:span><text:span text:style-name="T588_15">attacks</text:span><text:span text:style-name="T588_16">,<text:s/></text:span><text:span text:style-name="T588_17">combo</text:span><text:span text:style-name="T588_18"><text:s/></text:span><text:span text:style-name="T588_19">attacks</text:span><text:span text:style-name="T588_20"><text:s/></text:span><text:span text:style-name="T588_21">with</text:span><text:span text:style-name="T588_22"><text:s/></text:span><text:span text:style-name="T588_23">other</text:span><text:span text:style-name="T588_24"><text:s/></text:span><text:span text:style-name="T588_25">party</text:span><text:span text:style-name="T588_26"><text:s/></text:span><text:span text:style-name="T588_27">members</text:span><text:span text:style-name="T588_28">,<text:s/></text:span><text:span text:style-name="T588_29">and</text:span><text:span text:style-name="T588_30"><text:s/></text:span><text:span text:style-name="T588_31">tech</text:span><text:span text:style-name="T588_32"><text:s/></text:span><text:span text:style-name="T588_33">wizardry</text:span><text:span text:style-name="T588_34">(</text:span><text:span text:style-name="T588_35">aka</text:span><text:span text:style-name="T588_36"><text:s/></text:span><text:span text:style-name="T588_37">magic</text:span><text:span text:style-name="T588_38">)</text:span></text:p>
        </text:list-item>
        <text:list-item>
          <text:p text:style-name="P589"><text:span text:style-name="T589_1">Learning</text:span><text:span text:style-name="T589_2"><text:s/></text:span><text:span text:style-name="T589_3">a</text:span><text:span text:style-name="T589_4"><text:s/></text:span><text:span text:style-name="T589_5">Language</text:span><text:span text:style-name="T589_6"><text:s/></text:span><text:span text:style-name="T589_7">through</text:span><text:span text:style-name="T589_8"><text:s/></text:span><text:span text:style-name="T589_9">book</text:span><text:span text:style-name="T589_10"><text:s/></text:span><text:span text:style-name="T589_11">in</text:span><text:span text:style-name="T589_12"><text:s/></text:span><text:span text:style-name="T589_13">the</text:span><text:span text:style-name="T589_14"><text:s/></text:span><text:span text:style-name="T589_15">game</text:span><text:span text:style-name="T589_16">,<text:s/></text:span><text:span text:style-name="T589_17">as</text:span><text:span text:style-name="T589_18"><text:s/></text:span><text:span text:style-name="T589_19">more</text:span><text:span text:style-name="T589_20"><text:s/></text:span><text:span text:style-name="T589_21">books</text:span><text:span text:style-name="T589_22"><text:s/></text:span><text:span text:style-name="T589_23">are</text:span><text:span text:style-name="T589_24"><text:s/></text:span><text:span text:style-name="T589_25">acquired</text:span><text:span text:style-name="T589_26">,<text:s/></text:span><text:span text:style-name="T589_27">more</text:span><text:span text:style-name="T589_28"><text:s/></text:span><text:span text:style-name="T589_29">of</text:span><text:span text:style-name="T589_30"><text:s/></text:span><text:span text:style-name="T589_31">the</text:span><text:span text:style-name="T589_32"><text:s/></text:span><text:span text:style-name="T589_33">language</text:span><text:span text:style-name="T589_34"><text:s/></text:span><text:span text:style-name="T589_35">is</text:span><text:span text:style-name="T589_36"><text:s/></text:span><text:span text:style-name="T589_37">revealed</text:span><text:span text:style-name="T589_38"><text:s/>(</text:span><text:span text:style-name="T589_39">a</text:span><text:span text:style-name="T589_40"><text:s/></text:span><text:span text:style-name="T589_41">programming</text:span><text:span text:style-name="T589_42"><text:s/></text:span><text:span text:style-name="T589_43">language</text:span><text:span text:style-name="T589_44">?)<text:tab/></text:span></text:p>
        </text:list-item>
        <text:list-item>
          <text:p text:style-name="P590"><text:span text:style-name="T590_1">Open</text:span><text:span text:style-name="T590_2"><text:s/></text:span><text:span text:style-name="T590_3">world</text:span><text:span text:style-name="T590_4"><text:s/></text:span><text:span text:style-name="T590_5">from</text:span><text:span text:style-name="T590_6"><text:s/></text:span><text:span text:style-name="T590_7">start</text:span><text:span text:style-name="T590_8">,<text:s/></text:span><text:span text:style-name="T590_9">some</text:span><text:span text:style-name="T590_10"><text:s/></text:span><text:span text:style-name="T590_11">areas</text:span><text:span text:style-name="T590_12"><text:s/></text:span><text:span text:style-name="T590_13">too</text:span><text:span text:style-name="T590_14"><text:s/></text:span><text:span text:style-name="T590_15">powerful</text:span><text:span text:style-name="T590_16"><text:s/></text:span><text:span text:style-name="T590_17">for</text:span><text:span text:style-name="T590_18"><text:s/></text:span><text:span text:style-name="T590_19">characters</text:span><text:span text:style-name="T590_20"><text:s/></text:span><text:span text:style-name="T590_21">though</text:span></text:p>
        </text:list-item>
        <text:list-item>
          <text:p text:style-name="P591"><text:span text:style-name="T591_1">player</text:span><text:span text:style-name="T591_2"><text:s/></text:span><text:span text:style-name="T591_3">controls</text:span><text:span text:style-name="T591_4"><text:s/>1<text:s/></text:span><text:span text:style-name="T591_5">character</text:span><text:span text:style-name="T591_6">,<text:s/></text:span><text:span text:style-name="T591_7">other</text:span><text:span text:style-name="T591_8"><text:s/>2<text:s/></text:span><text:span text:style-name="T591_9">controlled</text:span><text:span text:style-name="T591_10"><text:s/></text:span><text:span text:style-name="T591_11">by</text:span><text:span text:style-name="T591_12"><text:s/></text:span><text:span text:style-name="T591_13">AI</text:span><text:span text:style-name="T591_14">,<text:s/></text:span><text:span text:style-name="T591_15">or</text:span><text:span text:style-name="T591_16"><text:s/></text:span><text:span text:style-name="T591_17">drop</text:span><text:span text:style-name="T591_18"><text:s/></text:span><text:span text:style-name="T591_19">in</text:span><text:span text:style-name="T591_20">/</text:span><text:span text:style-name="T591_21">drop</text:span><text:span text:style-name="T591_22"><text:s/></text:span><text:span text:style-name="T591_23">out</text:span><text:span text:style-name="T591_24"><text:s/></text:span><text:span text:style-name="T591_25">co</text:span><text:span text:style-name="T591_26">-</text:span><text:span text:style-name="T591_27">op</text:span><text:span text:style-name="T591_28">,<text:s/></text:span><text:span text:style-name="T591_29">can</text:span><text:span text:style-name="T591_30"><text:s/></text:span><text:span text:style-name="T591_31">use</text:span><text:span text:style-name="T591_32"><text:s/></text:span><text:span text:style-name="T591_33">player</text:span><text:span text:style-name="T591_34"><text:s/>1’</text:span><text:span text:style-name="T591_35">s</text:span><text:span text:style-name="T591_36"><text:s/></text:span><text:span text:style-name="T591_37">characters</text:span><text:span text:style-name="T591_38"><text:s/></text:span><text:span text:style-name="T591_39">or</text:span><text:span text:style-name="T591_40"><text:s/></text:span><text:span text:style-name="T591_41">own</text:span><text:span text:style-name="T591_42"><text:s/></text:span><text:span text:style-name="T591_43">characters</text:span><text:span text:style-name="T591_44">.</text:span></text:p>
        </text:list-item>
        <text:list-item>
          <text:p text:style-name="P592"><text:span text:style-name="T592_1">AP</text:span><text:span text:style-name="T592_2"><text:s/></text:span><text:span text:style-name="T592_3">determines</text:span><text:span text:style-name="T592_4"><text:s/></text:span><text:span text:style-name="T592_5">how</text:span><text:span text:style-name="T592_6"><text:s/></text:span><text:span text:style-name="T592_7">many</text:span><text:span text:style-name="T592_8"><text:s/></text:span><text:span text:style-name="T592_9">actions</text:span><text:span text:style-name="T592_10"><text:s/></text:span><text:span text:style-name="T592_11">a</text:span><text:span text:style-name="T592_12"><text:s/></text:span><text:span text:style-name="T592_13">player</text:span><text:span text:style-name="T592_14"><text:s/></text:span><text:span text:style-name="T592_15">can</text:span><text:span text:style-name="T592_16"><text:s/></text:span><text:span text:style-name="T592_17">perform</text:span><text:span text:style-name="T592_18"><text:s/></text:span><text:span text:style-name="T592_19">in</text:span><text:span text:style-name="T592_20"><text:s/></text:span><text:span text:style-name="T592_21">one</text:span><text:span text:style-name="T592_22"><text:s/></text:span><text:span text:style-name="T592_23">turn</text:span></text:p>
        </text:list-item>
        <text:list-item>
          <text:p text:style-name="P593"><text:span text:style-name="T593_1">Karma</text:span><text:span text:style-name="T593_2"><text:s/></text:span><text:span text:style-name="T593_3">System</text:span><text:span text:style-name="T593_4"><text:s/>=<text:s/></text:span><text:span text:style-name="T593_5">Open</text:span><text:span text:style-name="T593_6"><text:s/></text:span><text:span text:style-name="T593_7">to</text:span><text:span text:style-name="T593_8"><text:s/></text:span><text:span text:style-name="T593_9">Closed</text:span><text:span text:style-name="T593_10"><text:s/></text:span><text:span text:style-name="T593_11">Source</text:span><text:span text:style-name="T593_12">,<text:s/></text:span><text:span text:style-name="T593_13">no</text:span><text:span text:style-name="T593_14"><text:s/></text:span><text:span text:style-name="T593_15">good</text:span><text:span text:style-name="T593_16"><text:s/></text:span><text:span text:style-name="T593_17">or</text:span><text:span text:style-name="T593_18"><text:s/></text:span><text:span text:style-name="T593_19">bad</text:span></text:p>
        </text:list-item>
        <text:list-item>
          <text:p text:style-name="P594"><text:span text:style-name="T594_1">progression</text:span><text:span text:style-name="T594_2"><text:s/></text:span><text:span text:style-name="T594_3">system</text:span><text:span text:style-name="T594_4"><text:s/></text:span><text:span text:style-name="T594_5">is</text:span><text:span text:style-name="T594_6"><text:s/></text:span><text:span text:style-name="T594_7">like</text:span><text:span text:style-name="T594_8"><text:s/></text:span><text:span text:style-name="T594_9">the</text:span><text:span text:style-name="T594_10"><text:s/></text:span><text:span text:style-name="T594_11">sphere</text:span><text:span text:style-name="T594_12"><text:s/></text:span><text:span text:style-name="T594_13">grid</text:span><text:span text:style-name="T594_14"><text:s/></text:span><text:span text:style-name="T594_15">from</text:span><text:span text:style-name="T594_16"><text:s/></text:span><text:span text:style-name="T594_17">FFX</text:span></text:p>
        </text:list-item>
      </text:list>
      <text:p text:style-name="P595"/>
      <text:h text:style-name="P596" text:outline-level="10"><text:bookmark-start text:name="h.w4s01ccrokt9"/><text:bookmark-end text:name="h.w4s01ccrokt9"/><text:span text:style-name="T596_1">Combat</text:span><text:span text:style-name="T596_2"><text:s/></text:span><text:span text:style-name="T596_3">Systems</text:span></text:h>
      <text:h text:style-name="P597" text:outline-level="10"><text:bookmark-start text:name="h.d9xtdxba3pnz"/><text:bookmark-end text:name="h.d9xtdxba3pnz"/><text:span text:style-name="T597_1">Combat</text:span><text:span text:style-name="T597_2"><text:s/></text:span><text:span text:style-name="T597_3">System</text:span><text:span text:style-name="T597_4"><text:s/>1</text:span></text:h>
      <text:p text:style-name="P598"><text:span text:style-name="T598_1">Conditional</text:span><text:span text:style-name="T598_2"><text:s/></text:span><text:span text:style-name="T598_3">Turn</text:span><text:span text:style-name="T598_4"><text:s/></text:span><text:span text:style-name="T598_5">Based</text:span><text:span text:style-name="T598_6"><text:s/></text:span><text:span text:style-name="T598_7">System</text:span></text:p>
      <text:list text:style-name="LS49" xml:id="list441">
        <text:list-item>
          <text:p text:style-name="P599"><text:span text:style-name="T599_1">Liked</text:span><text:span text:style-name="T599_2"><text:s/></text:span><text:span text:style-name="T599_3">classic</text:span><text:span text:style-name="T599_4"><text:s/></text:span><text:span text:style-name="T599_5">turn</text:span><text:span text:style-name="T599_6"><text:s/></text:span><text:span text:style-name="T599_7">based</text:span><text:span text:style-name="T599_8"><text:s/></text:span><text:span text:style-name="T599_9">system</text:span><text:span text:style-name="T599_10">,<text:s/></text:span><text:span text:style-name="T599_11">but</text:span><text:span text:style-name="T599_12"><text:s/></text:span><text:span text:style-name="T599_13">those</text:span><text:span text:style-name="T599_14"><text:s/></text:span><text:span text:style-name="T599_15">characters</text:span><text:span text:style-name="T599_16"><text:s/></text:span><text:span text:style-name="T599_17">with</text:span><text:span text:style-name="T599_18"><text:s/></text:span><text:span text:style-name="T599_19">higher</text:span><text:span text:style-name="T599_20"><text:s/></text:span><text:span text:style-name="T599_21">speed</text:span><text:span text:style-name="T599_22"><text:s/></text:span><text:span text:style-name="T599_23">can</text:span><text:span text:style-name="T599_24"><text:s/></text:span><text:span text:style-name="T599_25">go</text:span><text:span text:style-name="T599_26"><text:s/></text:span><text:span text:style-name="T599_27">more</text:span><text:span text:style-name="T599_28"><text:s/></text:span><text:span text:style-name="T599_29">than</text:span><text:span text:style-name="T599_30"><text:s/></text:span><text:span text:style-name="T599_31">once</text:span><text:span text:style-name="T599_32"><text:s/></text:span><text:span text:style-name="T599_33">a</text:span><text:span text:style-name="T599_34"><text:s/></text:span><text:span text:style-name="T599_35">round</text:span><text:span text:style-name="T599_36">.</text:span></text:p>
        </text:list-item>
      </text:list>
      <text:p text:style-name="P600"><text:span text:style-name="T600_1">3<text:s/></text:span><text:span text:style-name="T600_2">Characters</text:span><text:span text:style-name="T600_3"><text:s/></text:span><text:span text:style-name="T600_4">for</text:span><text:span text:style-name="T600_5"><text:s/></text:span><text:span text:style-name="T600_6">the</text:span><text:span text:style-name="T600_7"><text:s/></text:span><text:span text:style-name="T600_8">player</text:span><text:span text:style-name="T600_9">(</text:span><text:span text:style-name="T600_10">s</text:span><text:span text:style-name="T600_11">)<text:s/></text:span><text:span text:style-name="T600_12">to</text:span><text:span text:style-name="T600_13"><text:s/></text:span><text:span text:style-name="T600_14">control</text:span></text:p>
      <text:list text:style-name="LS50" xml:id="list442">
        <text:list-item>
          <text:p text:style-name="P601"><text:span text:style-name="T601_1">can</text:span><text:span text:style-name="T601_2"><text:s/></text:span><text:span text:style-name="T601_3">use</text:span><text:span text:style-name="T601_4"><text:s/></text:span><text:span text:style-name="T601_5">special</text:span><text:span text:style-name="T601_6"><text:s/></text:span><text:span text:style-name="T601_7">abilities</text:span><text:span text:style-name="T601_8"><text:s/></text:span><text:span text:style-name="T601_9">in</text:span><text:span text:style-name="T601_10"><text:s/></text:span><text:span text:style-name="T601_11">tandem</text:span><text:span text:style-name="T601_12"><text:s/></text:span><text:span text:style-name="T601_13">to</text:span><text:span text:style-name="T601_14"><text:s/></text:span><text:span text:style-name="T601_15">do</text:span><text:span text:style-name="T601_16"><text:s/></text:span><text:span text:style-name="T601_17">more</text:span><text:span text:style-name="T601_18"><text:s/></text:span><text:span text:style-name="T601_19">damage</text:span><text:span text:style-name="T601_20">,<text:s/></text:span><text:span text:style-name="T601_21">more</text:span><text:span text:style-name="T601_22"><text:s/></text:span><text:span text:style-name="T601_23">healing</text:span><text:span text:style-name="T601_24"><text:s/></text:span><text:span text:style-name="T601_25">for</text:span><text:span text:style-name="T601_26"><text:s/></text:span><text:span text:style-name="T601_27">party</text:span><text:span text:style-name="T601_28">,<text:s/></text:span><text:span text:style-name="T601_29">etc</text:span><text:span text:style-name="T601_30">.</text:span></text:p>
        </text:list-item>
      </text:list>
      <text:p text:style-name="P602"><text:span text:style-name="T602_1">Player</text:span><text:span text:style-name="T602_2"><text:s/></text:span><text:span text:style-name="T602_3">Archetypes</text:span></text:p>
      <text:list text:style-name="LS51" xml:id="list443">
        <text:list-item>
          <text:p text:style-name="P603"><text:span text:style-name="T603_1">these</text:span><text:span text:style-name="T603_2"><text:s/></text:span><text:span text:style-name="T603_3">fuel</text:span><text:span text:style-name="T603_4"><text:s/></text:span><text:span text:style-name="T603_5">how</text:span><text:span text:style-name="T603_6"><text:s/></text:span><text:span text:style-name="T603_7">the</text:span><text:span text:style-name="T603_8"><text:s/></text:span><text:span text:style-name="T603_9">character</text:span><text:span text:style-name="T603_10"><text:s/></text:span><text:span text:style-name="T603_11">can</text:span><text:span text:style-name="T603_12"><text:s/></text:span><text:span text:style-name="T603_13">progress</text:span><text:span text:style-name="T603_14"><text:s/></text:span><text:span text:style-name="T603_15">in</text:span><text:span text:style-name="T603_16"><text:s/></text:span><text:span text:style-name="T603_17">the</text:span><text:span text:style-name="T603_18"><text:s/></text:span><text:span text:style-name="T603_19">sphere</text:span><text:span text:style-name="T603_20"><text:s/></text:span><text:span text:style-name="T603_21">grid</text:span><text:span text:style-name="T603_22"><text:s/></text:span><text:span text:style-name="T603_23">like</text:span><text:span text:style-name="T603_24"><text:s/></text:span><text:span text:style-name="T603_25">system</text:span></text:p>
        </text:list-item>
        <text:list-item>
          <text:p text:style-name="P604"><text:span text:style-name="T604_1">Ex</text:span><text:span text:style-name="T604_2">:<text:s/></text:span><text:span text:style-name="T604_3">hacker</text:span><text:span text:style-name="T604_4">(</text:span><text:span text:style-name="T604_5">rogue</text:span><text:span text:style-name="T604_6">),<text:s/></text:span><text:span text:style-name="T604_7">programmer</text:span><text:span text:style-name="T604_8">(</text:span><text:span text:style-name="T604_9">knight</text:span><text:span text:style-name="T604_10">),<text:s/></text:span><text:span text:style-name="T604_11">sysadmin</text:span><text:span text:style-name="T604_12">(</text:span><text:span text:style-name="T604_13">cleric</text:span><text:span text:style-name="T604_14">),</text:span><text:span text:style-name="T604_15">wed</text:span><text:span text:style-name="T604_16"><text:s/></text:span><text:span text:style-name="T604_17">dev</text:span><text:span text:style-name="T604_18">(</text:span><text:span text:style-name="T604_19">wizard</text:span><text:span text:style-name="T604_20">),<text:s/></text:span><text:span text:style-name="T604_21">blogger</text:span><text:span text:style-name="T604_22">(</text:span><text:span text:style-name="T604_23">debuffer</text:span><text:span text:style-name="T604_24">),<text:s/></text:span><text:span text:style-name="T604_25">artists</text:span><text:span text:style-name="T604_26">(</text:span><text:span text:style-name="T604_27">buffer</text:span><text:span text:style-name="T604_28">),<text:s/></text:span><text:span text:style-name="T604_29">HR</text:span><text:span text:style-name="T604_30">(</text:span><text:span text:style-name="T604_31">combo</text:span><text:span text:style-name="T604_32"><text:s/></text:span><text:span text:style-name="T604_33">buff</text:span><text:span text:style-name="T604_34">/</text:span><text:span text:style-name="T604_35">debuffer</text:span><text:span text:style-name="T604_36">),<text:s/></text:span><text:span text:style-name="T604_37">database</text:span><text:span text:style-name="T604_38"><text:s/></text:span><text:span text:style-name="T604_39">gurus</text:span><text:span text:style-name="T604_40">(</text:span><text:span text:style-name="T604_41">fighters</text:span><text:span text:style-name="T604_42">),<text:s/></text:span><text:span text:style-name="T604_43">tech</text:span><text:span text:style-name="T604_44"><text:s/></text:span><text:span text:style-name="T604_45">sages</text:span><text:span text:style-name="T604_46">(</text:span><text:span text:style-name="T604_47">druid</text:span><text:span text:style-name="T604_48">),<text:s text:c="3"/></text:span></text:p>
        </text:list-item>
      </text:list>
      <text:p text:style-name="P605"><text:span text:style-name="T605_1">Sphere</text:span><text:span text:style-name="T605_2"><text:s/></text:span><text:span text:style-name="T605_3">Grid</text:span><text:span text:style-name="T605_4"><text:s/></text:span><text:span text:style-name="T605_5">Like</text:span><text:span text:style-name="T605_6"><text:s/></text:span><text:span text:style-name="T605_7">System</text:span></text:p>
      <text:list text:style-name="LS52" xml:id="list445">
        <text:list-item>
          <text:p text:style-name="P606"><text:span text:style-name="T606_1">Like</text:span><text:span text:style-name="T606_2"><text:s/></text:span><text:span text:style-name="T606_3">the</text:span><text:span text:style-name="T606_4"><text:s/></text:span><text:span text:style-name="T606_5">Sphere</text:span><text:span text:style-name="T606_6"><text:s/></text:span><text:span text:style-name="T606_7">Grid</text:span><text:span text:style-name="T606_8"><text:s/></text:span><text:span text:style-name="T606_9">in</text:span><text:span text:style-name="T606_10"><text:s/></text:span><text:span text:style-name="T606_11">FFX</text:span><text:span text:style-name="T606_12">,<text:s/></text:span><text:span text:style-name="T606_13">players</text:span><text:span text:style-name="T606_14"><text:s/></text:span><text:span text:style-name="T606_15">are</text:span><text:span text:style-name="T606_16"><text:s/></text:span><text:span text:style-name="T606_17">given</text:span><text:span text:style-name="T606_18"><text:s/></text:span><text:span text:style-name="T606_19">the</text:span><text:span text:style-name="T606_20"><text:s/></text:span><text:span text:style-name="T606_21">option</text:span><text:span text:style-name="T606_22"><text:s/></text:span><text:span text:style-name="T606_23">to</text:span><text:span text:style-name="T606_24"><text:s/></text:span><text:span text:style-name="T606_25">go</text:span><text:span text:style-name="T606_26"><text:s/></text:span><text:span text:style-name="T606_27">down</text:span><text:span text:style-name="T606_28"><text:s/></text:span><text:span text:style-name="T606_29">specific</text:span><text:span text:style-name="T606_30"><text:s/></text:span><text:span text:style-name="T606_31">paths</text:span><text:span text:style-name="T606_32"><text:s/></text:span><text:span text:style-name="T606_33">to</text:span><text:span text:style-name="T606_34"><text:s/></text:span><text:span text:style-name="T606_35">train</text:span><text:span text:style-name="T606_36"><text:s/></text:span><text:span text:style-name="T606_37">up</text:span><text:span text:style-name="T606_38"><text:s/></text:span><text:span text:style-name="T606_39">or</text:span><text:span text:style-name="T606_40"><text:s/></text:span><text:span text:style-name="T606_41">new</text:span><text:span text:style-name="T606_42"><text:s/></text:span><text:span text:style-name="T606_43">different</text:span><text:span text:style-name="T606_44"><text:s/></text:span><text:span text:style-name="T606_45">abilities</text:span></text:p>
        </text:list-item>
        <text:list-item>
          <text:p text:style-name="P607"><text:span text:style-name="T607_1">Depending</text:span><text:span text:style-name="T607_2"><text:s/></text:span><text:span text:style-name="T607_3">on</text:span><text:span text:style-name="T607_4"><text:s/></text:span><text:span text:style-name="T607_5">the</text:span><text:span text:style-name="T607_6"><text:s/></text:span><text:span text:style-name="T607_7">archetype</text:span><text:span text:style-name="T607_8"><text:s/></text:span><text:span text:style-name="T607_9">chosen</text:span><text:span text:style-name="T607_10">,<text:s/></text:span><text:span text:style-name="T607_11">those</text:span><text:span text:style-name="T607_12"><text:s/></text:span><text:span text:style-name="T607_13">abilities</text:span><text:span text:style-name="T607_14">/</text:span><text:span text:style-name="T607_15">upgrades</text:span><text:span text:style-name="T607_16"><text:s/></text:span><text:span text:style-name="T607_17">will</text:span><text:span text:style-name="T607_18"><text:s/></text:span><text:span text:style-name="T607_19">be</text:span><text:span text:style-name="T607_20"><text:s/></text:span><text:span text:style-name="T607_21">different</text:span><text:span text:style-name="T607_22">,<text:s/></text:span><text:span text:style-name="T607_23">but</text:span><text:span text:style-name="T607_24"><text:s/></text:span><text:span text:style-name="T607_25">eventually</text:span><text:span text:style-name="T607_26"><text:s/></text:span><text:span text:style-name="T607_27">everyone</text:span><text:span text:style-name="T607_28"><text:s/></text:span><text:span text:style-name="T607_29">will</text:span><text:span text:style-name="T607_30"><text:s/></text:span><text:span text:style-name="T607_31">be</text:span><text:span text:style-name="T607_32"><text:s/></text:span><text:span text:style-name="T607_33">able</text:span><text:span text:style-name="T607_34"><text:s/></text:span><text:span text:style-name="T607_35">to</text:span><text:span text:style-name="T607_36"><text:s/></text:span><text:span text:style-name="T607_37">learn</text:span><text:span text:style-name="T607_38"><text:s/></text:span><text:span text:style-name="T607_39">most</text:span><text:span text:style-name="T607_40"><text:s/></text:span><text:span text:style-name="T607_41">abilities</text:span><text:span text:style-name="T607_42">/</text:span><text:span text:style-name="T607_43">skills</text:span></text:p>
        </text:list-item>
        <text:list-item>
          <text:p text:style-name="P608"><text:span text:style-name="T608_1">Some</text:span><text:span text:style-name="T608_2"><text:s/></text:span><text:span text:style-name="T608_3">archetypes</text:span><text:span text:style-name="T608_4"><text:s/></text:span><text:span text:style-name="T608_5">will</text:span><text:span text:style-name="T608_6"><text:s/></text:span><text:span text:style-name="T608_7">have</text:span><text:span text:style-name="T608_8"><text:s/></text:span><text:span text:style-name="T608_9">certain</text:span><text:span text:style-name="T608_10"><text:s/></text:span><text:span text:style-name="T608_11">abilities</text:span><text:span text:style-name="T608_12"><text:s/></text:span><text:span text:style-name="T608_13">highly</text:span><text:span text:style-name="T608_14"><text:s/></text:span><text:span text:style-name="T608_15">upgraded</text:span><text:span text:style-name="T608_16">,<text:s/></text:span><text:span text:style-name="T608_17">whereas</text:span><text:span text:style-name="T608_18"><text:s/></text:span><text:span text:style-name="T608_19">others</text:span><text:span text:style-name="T608_20"><text:s/></text:span><text:span text:style-name="T608_21">may</text:span><text:span text:style-name="T608_22"><text:s/></text:span><text:span text:style-name="T608_23">just</text:span><text:span text:style-name="T608_24"><text:s/></text:span><text:span text:style-name="T608_25">learn</text:span><text:span text:style-name="T608_26"><text:s/></text:span><text:span text:style-name="T608_27">the</text:span><text:span text:style-name="T608_28"><text:s/></text:span><text:span text:style-name="T608_29">basic</text:span><text:span text:style-name="T608_30"><text:s/></text:span><text:span text:style-name="T608_31">ability</text:span></text:p>
        </text:list-item>
      </text:list>
      <text:h text:style-name="P609" text:outline-level="10"><text:bookmark-start text:name="h.5njn6y6xcpda"/><text:bookmark-end text:name="h.5njn6y6xcpda"/><text:span text:style-name="T609_1">Combat</text:span><text:span text:style-name="T609_2"><text:s/></text:span><text:span text:style-name="T609_3">System</text:span><text:span text:style-name="T609_4"><text:s/>2</text:span></text:h>
      <text:p text:style-name="P610"><text:span text:style-name="T610_1">Real</text:span><text:span text:style-name="T610_2"><text:s/></text:span><text:span text:style-name="T610_3">Time</text:span><text:span text:style-name="T610_4"><text:s/></text:span><text:span text:style-name="T610_5">Counter</text:span><text:span text:style-name="T610_6"><text:s/></text:span><text:span text:style-name="T610_7">System</text:span></text:p>
      <text:list text:style-name="LS53" xml:id="list448">
        <text:list-item>
          <text:p text:style-name="P611"><text:span text:style-name="T611_1">Countering</text:span><text:span text:style-name="T611_2"><text:s/></text:span><text:span text:style-name="T611_3">attacks</text:span><text:span text:style-name="T611_4"><text:s/></text:span><text:span text:style-name="T611_5">is</text:span><text:span text:style-name="T611_6"><text:s/></text:span><text:span text:style-name="T611_7">how</text:span><text:span text:style-name="T611_8"><text:s/></text:span><text:span text:style-name="T611_9">players</text:span><text:span text:style-name="T611_10"><text:s/></text:span><text:span text:style-name="T611_11">achieve</text:span><text:span text:style-name="T611_12"><text:s/></text:span><text:span text:style-name="T611_13">combos</text:span></text:p>
        </text:list-item>
        <text:list-item>
          <text:p text:style-name="P612"><text:span text:style-name="T612_1">Ex</text:span><text:span text:style-name="T612_2">:<text:s/></text:span><text:span text:style-name="T612_3">player</text:span><text:span text:style-name="T612_4"><text:s/>1<text:s/></text:span><text:span text:style-name="T612_5">attacks</text:span><text:span text:style-name="T612_6"><text:s/></text:span><text:span text:style-name="T612_7">enemy</text:span><text:span text:style-name="T612_8"><text:s/>1,<text:s/></text:span><text:span text:style-name="T612_9">who</text:span><text:span text:style-name="T612_10"><text:s/></text:span><text:span text:style-name="T612_11">retaliates</text:span><text:span text:style-name="T612_12">,<text:s/></text:span><text:span text:style-name="T612_13">then</text:span><text:span text:style-name="T612_14"><text:s/></text:span><text:span text:style-name="T612_15">player</text:span><text:span text:style-name="T612_16"><text:s/>2<text:s/></text:span><text:span text:style-name="T612_17">unleashes</text:span><text:span text:style-name="T612_18"><text:s/></text:span><text:span text:style-name="T612_19">BA</text:span><text:span text:style-name="T612_20"><text:s/></text:span><text:span text:style-name="T612_21">spell</text:span><text:span text:style-name="T612_22"><text:s/></text:span><text:span text:style-name="T612_23">onto</text:span><text:span text:style-name="T612_24"><text:s/></text:span><text:span text:style-name="T612_25">enemy</text:span><text:span text:style-name="T612_26"><text:s/>1,<text:s/></text:span><text:span text:style-name="T612_27">as</text:span><text:span text:style-name="T612_28"><text:s/></text:span><text:span text:style-name="T612_29">enemy</text:span><text:span text:style-name="T612_30"><text:s/>1<text:s/></text:span><text:span text:style-name="T612_31">goes</text:span><text:span text:style-name="T612_32"><text:s/></text:span><text:span text:style-name="T612_33">to</text:span><text:span text:style-name="T612_34"><text:s/></text:span><text:span text:style-name="T612_35">attacks</text:span><text:span text:style-name="T612_36"><text:s/></text:span><text:span text:style-name="T612_37">player</text:span><text:span text:style-name="T612_38"><text:s/>2,<text:s/></text:span><text:span text:style-name="T612_39">player</text:span><text:span text:style-name="T612_40"><text:s/>1<text:s/></text:span><text:span text:style-name="T612_41">attacks</text:span><text:span text:style-name="T612_42"><text:s/></text:span><text:span text:style-name="T612_43">enemy</text:span><text:span text:style-name="T612_44"><text:s/>1</text:span></text:p>
        </text:list-item>
        <text:list-item>
          <text:p text:style-name="P613"><text:span text:style-name="T613_1">“</text:span><text:span text:style-name="T613_2">juggling</text:span><text:span text:style-name="T613_3">”<text:s/></text:span><text:span text:style-name="T613_4">is</text:span><text:span text:style-name="T613_5"><text:s/></text:span><text:span text:style-name="T613_6">key</text:span></text:p>
        </text:list-item>
      </text:list>
      <text:p text:style-name="P614"/>
      <text:h text:style-name="P615" text:outline-level="10"><text:bookmark-start text:name="h.9wg00sjzd3ig"/><text:bookmark-end text:name="h.9wg00sjzd3ig"/><text:span text:style-name="T615_1">Game</text:span><text:span text:style-name="T615_2"><text:s/></text:span><text:span text:style-name="T615_3">World</text:span></text:h>
      <text:p text:style-name="P616"><text:span text:style-name="T616_1">A</text:span><text:span text:style-name="T616_2"><text:s/></text:span><text:span text:style-name="T616_3">technology</text:span><text:span text:style-name="T616_4"><text:s/></text:span><text:span text:style-name="T616_5">filled</text:span><text:span text:style-name="T616_6"><text:s/></text:span><text:span text:style-name="T616_7">where</text:span><text:span text:style-name="T616_8"><text:s/></text:span><text:span text:style-name="T616_9">the</text:span><text:span text:style-name="T616_10"><text:s/></text:span><text:span text:style-name="T616_11">humanity</text:span><text:span text:style-name="T616_12"><text:s/></text:span><text:span text:style-name="T616_13">has</text:span><text:span text:style-name="T616_14"><text:s/></text:span><text:span text:style-name="T616_15">shunned</text:span><text:span text:style-name="T616_16"><text:s/></text:span><text:span text:style-name="T616_17">all</text:span><text:span text:style-name="T616_18"><text:s/></text:span><text:span text:style-name="T616_19">uses</text:span><text:span text:style-name="T616_20"><text:s/></text:span><text:span text:style-name="T616_21">of</text:span><text:span text:style-name="T616_22"><text:s/></text:span><text:span text:style-name="T616_23">technology</text:span><text:span text:style-name="T616_24"><text:s/></text:span><text:span text:style-name="T616_25">due</text:span><text:span text:style-name="T616_26"><text:s/></text:span><text:span text:style-name="T616_27">to</text:span><text:span text:style-name="T616_28"><text:s/></text:span><text:span text:style-name="T616_29">the</text:span><text:span text:style-name="T616_30"><text:s/></text:span><text:span text:style-name="T616_31">horrible</text:span><text:span text:style-name="T616_32"><text:s/></text:span><text:span text:style-name="T616_33">amount</text:span><text:span text:style-name="T616_34"><text:s/></text:span><text:span text:style-name="T616_35">of</text:span><text:span text:style-name="T616_36"><text:s/></text:span><text:span text:style-name="T616_37">death</text:span><text:span text:style-name="T616_38"><text:s/></text:span><text:span text:style-name="T616_39">it</text:span><text:span text:style-name="T616_40"><text:s/></text:span><text:span text:style-name="T616_41">has</text:span><text:span text:style-name="T616_42"><text:s/></text:span><text:span text:style-name="T616_43">caused</text:span><text:span text:style-name="T616_44"><text:s/></text:span><text:span text:style-name="T616_45">in</text:span><text:span text:style-name="T616_46"><text:s/></text:span><text:span text:style-name="T616_47">the</text:span><text:span text:style-name="T616_48"><text:s/></text:span><text:span text:style-name="T616_49">past</text:span><text:span text:style-name="T616_50">.<text:s/></text:span><text:span text:style-name="T616_51">A</text:span><text:span text:style-name="T616_52"><text:s/></text:span><text:span text:style-name="T616_53">group</text:span><text:span text:style-name="T616_54"><text:s/></text:span><text:span text:style-name="T616_55">of</text:span><text:span text:style-name="T616_56"><text:s/></text:span><text:span text:style-name="T616_57">adventurers</text:span><text:span text:style-name="T616_58"><text:s/></text:span><text:span text:style-name="T616_59">has</text:span><text:span text:style-name="T616_60"><text:s/></text:span><text:span text:style-name="T616_61">realized</text:span><text:span text:style-name="T616_62"><text:s/></text:span><text:span text:style-name="T616_63">that</text:span><text:span text:style-name="T616_64"><text:s/></text:span><text:span text:style-name="T616_65">there</text:span><text:span text:style-name="T616_66"><text:s/></text:span><text:span text:style-name="T616_67">are</text:span><text:span text:style-name="T616_68"><text:s/></text:span><text:span text:style-name="T616_69">some</text:span><text:span text:style-name="T616_70"><text:s/></text:span><text:span text:style-name="T616_71">pieces</text:span><text:span text:style-name="T616_72"><text:s/></text:span><text:span text:style-name="T616_73">of</text:span><text:span text:style-name="T616_74"><text:s/></text:span><text:span text:style-name="T616_75">technology</text:span><text:span text:style-name="T616_76"><text:s/></text:span><text:span text:style-name="T616_77">that</text:span><text:span text:style-name="T616_78"><text:s/></text:span><text:span text:style-name="T616_79">will</text:span><text:span text:style-name="T616_80"><text:s/></text:span><text:span text:style-name="T616_81">benefit</text:span><text:span text:style-name="T616_82"><text:s/></text:span><text:span text:style-name="T616_83">humanity</text:span><text:span text:style-name="T616_84">.<text:s/></text:span><text:span text:style-name="T616_85">They</text:span><text:span text:style-name="T616_86"><text:s/></text:span><text:span text:style-name="T616_87">venture</text:span><text:span text:style-name="T616_88"><text:s/></text:span><text:span text:style-name="T616_89">forth</text:span><text:span text:style-name="T616_90"><text:s/></text:span><text:span text:style-name="T616_91">to</text:span><text:span text:style-name="T616_92"><text:s/></text:span><text:span text:style-name="T616_93">find</text:span><text:span text:style-name="T616_94"><text:s/></text:span><text:span text:style-name="T616_95">more</text:span><text:span text:style-name="T616_96"><text:s/></text:span><text:span text:style-name="T616_97">technology</text:span><text:span text:style-name="T616_98"><text:s/></text:span><text:span text:style-name="T616_99">that</text:span><text:span text:style-name="T616_100"><text:s/></text:span><text:span text:style-name="T616_101">will</text:span><text:span text:style-name="T616_102"><text:s/></text:span><text:span text:style-name="T616_103">show</text:span><text:span text:style-name="T616_104"><text:s/></text:span><text:span text:style-name="T616_105">humanity</text:span><text:span text:style-name="T616_106"><text:s/></text:span><text:span text:style-name="T616_107">to</text:span><text:span text:style-name="T616_108"><text:s/></text:span><text:span text:style-name="T616_109">use</text:span><text:span text:style-name="T616_110"><text:s/></text:span><text:span text:style-name="T616_111">the</text:span><text:span text:style-name="T616_112"><text:s/></text:span><text:span text:style-name="T616_113">technology</text:span><text:span text:style-name="T616_114"><text:s/></text:span><text:span text:style-name="T616_115">that</text:span><text:span text:style-name="T616_116"><text:s/></text:span><text:span text:style-name="T616_117">has</text:span><text:span text:style-name="T616_118"><text:s/></text:span><text:span text:style-name="T616_119">been</text:span><text:span text:style-name="T616_120"><text:s/></text:span><text:span text:style-name="T616_121">left</text:span><text:span text:style-name="T616_122"><text:s/></text:span><text:span text:style-name="T616_123">for</text:span><text:span text:style-name="T616_124"><text:s/></text:span><text:span text:style-name="T616_125">them</text:span><text:span text:style-name="T616_126">.<text:s/></text:span><text:span text:style-name="T616_127">The</text:span><text:span text:style-name="T616_128"><text:s/></text:span><text:span text:style-name="T616_129">people</text:span><text:span text:style-name="T616_130"><text:s/></text:span><text:span text:style-name="T616_131">speak</text:span><text:span text:style-name="T616_132"><text:s/></text:span><text:span text:style-name="T616_133">in</text:span><text:span text:style-name="T616_134"><text:s/></text:span><text:span text:style-name="T616_135">almost</text:span><text:span text:style-name="T616_136"><text:s/></text:span><text:span text:style-name="T616_137">perfect</text:span><text:span text:style-name="T616_138"><text:s/></text:span><text:span text:style-name="T616_139">English</text:span><text:span text:style-name="T616_140"><text:s/></text:span><text:span text:style-name="T616_141">unless</text:span><text:span text:style-name="T616_142"><text:s/></text:span><text:span text:style-name="T616_143">they</text:span><text:span text:style-name="T616_144"><text:s/></text:span><text:span text:style-name="T616_145">have</text:span><text:span text:style-name="T616_146"><text:s/></text:span><text:span text:style-name="T616_147">been</text:span><text:span text:style-name="T616_148"><text:s/></text:span><text:span text:style-name="T616_149">angered</text:span><text:span text:style-name="T616_150">,<text:s/></text:span><text:span text:style-name="T616_151">scared</text:span><text:span text:style-name="T616_152">,<text:s/></text:span><text:span text:style-name="T616_153">or</text:span><text:span text:style-name="T616_154"><text:s/></text:span><text:span text:style-name="T616_155">have</text:span><text:span text:style-name="T616_156"><text:s/></text:span><text:span text:style-name="T616_157">another</text:span><text:span text:style-name="T616_158"><text:s/></text:span><text:span text:style-name="T616_159">high</text:span><text:span text:style-name="T616_160"><text:s/></text:span><text:span text:style-name="T616_161">emotion</text:span><text:span text:style-name="T616_162">.<text:s/></text:span><text:span text:style-name="T616_163">Then</text:span><text:span text:style-name="T616_164"><text:s/></text:span><text:span text:style-name="T616_165">people</text:span><text:span text:style-name="T616_166"><text:s/></text:span><text:span text:style-name="T616_167">will</text:span><text:span text:style-name="T616_168"><text:s/></text:span><text:span text:style-name="T616_169">revert</text:span><text:span text:style-name="T616_170"><text:s/></text:span><text:span text:style-name="T616_171">to</text:span><text:span text:style-name="T616_172"><text:s/></text:span><text:span text:style-name="T616_173">a</text:span><text:span text:style-name="T616_174"><text:s/></text:span><text:span text:style-name="T616_175">very</text:span><text:span text:style-name="T616_176"><text:s/></text:span><text:span text:style-name="T616_177">simplistic</text:span><text:span text:style-name="T616_178"><text:s/>6</text:span><text:span text:style-name="T616_179">th</text:span><text:span text:style-name="T616_180"><text:s/></text:span><text:span text:style-name="T616_181">grader</text:span><text:span text:style-name="T616_182"><text:s/></text:span><text:span text:style-name="T616_183">English</text:span><text:span text:style-name="T616_184">,<text:s/></text:span><text:span text:style-name="T616_185">with</text:span><text:span text:style-name="T616_186"><text:s/></text:span><text:span text:style-name="T616_187">added</text:span><text:span text:style-name="T616_188"><text:s/></text:span><text:span text:style-name="T616_189">expletives</text:span><text:span text:style-name="T616_190">.<text:s/></text:span><text:span text:style-name="T616_191">The</text:span><text:span text:style-name="T616_192"><text:s/></text:span><text:span text:style-name="T616_193">people</text:span><text:span text:style-name="T616_194"><text:s/></text:span><text:span text:style-name="T616_195">live</text:span><text:span text:style-name="T616_196"><text:s/></text:span><text:span text:style-name="T616_197">in</text:span><text:span text:style-name="T616_198"><text:s/></text:span><text:span text:style-name="T616_199">the</text:span><text:span text:style-name="T616_200"><text:s/></text:span><text:span text:style-name="T616_201">outskirts</text:span><text:span text:style-name="T616_202"><text:s/></text:span><text:span text:style-name="T616_203">of</text:span><text:span text:style-name="T616_204"><text:s/></text:span><text:span text:style-name="T616_205">the</text:span><text:span text:style-name="T616_206"><text:s/></text:span><text:span text:style-name="T616_207">cities</text:span><text:span text:style-name="T616_208"><text:s/></text:span><text:span text:style-name="T616_209">to</text:span><text:span text:style-name="T616_210"><text:s/></text:span><text:span text:style-name="T616_211">shield</text:span><text:span text:style-name="T616_212"><text:s/></text:span><text:span text:style-name="T616_213">themselves</text:span><text:span text:style-name="T616_214"><text:s/></text:span><text:span text:style-name="T616_215">from</text:span><text:span text:style-name="T616_216"><text:s/></text:span><text:span text:style-name="T616_217">horrible</text:span><text:span text:style-name="T616_218"><text:s/></text:span><text:span text:style-name="T616_219">weather</text:span><text:span text:style-name="T616_220"><text:s/></text:span><text:span text:style-name="T616_221">in</text:span><text:span text:style-name="T616_222"><text:s/></text:span><text:span text:style-name="T616_223">the</text:span><text:span text:style-name="T616_224"><text:s/></text:span><text:span text:style-name="T616_225">world</text:span><text:span text:style-name="T616_226">,<text:s/></text:span><text:span text:style-name="T616_227">which</text:span><text:span text:style-name="T616_228"><text:s/></text:span><text:span text:style-name="T616_229">has</text:span><text:span text:style-name="T616_230"><text:s/></text:span><text:span text:style-name="T616_231">gotten</text:span><text:span text:style-name="T616_232"><text:s/></text:span><text:span text:style-name="T616_233">to</text:span><text:span text:style-name="T616_234"><text:s/></text:span><text:span text:style-name="T616_235">such</text:span><text:span text:style-name="T616_236"><text:s/></text:span><text:span text:style-name="T616_237">horribleness</text:span><text:span text:style-name="T616_238"><text:s/></text:span><text:span text:style-name="T616_239">that</text:span><text:span text:style-name="T616_240"><text:s/></text:span><text:span text:style-name="T616_241">monsoons</text:span><text:span text:style-name="T616_242"><text:s/></text:span><text:span text:style-name="T616_243">and</text:span><text:span text:style-name="T616_244"><text:s/></text:span><text:span text:style-name="T616_245">hurricane</text:span><text:span text:style-name="T616_246"><text:s/></text:span><text:span text:style-name="T616_247">are</text:span><text:span text:style-name="T616_248"><text:s/></text:span><text:span text:style-name="T616_249">as</text:span><text:span text:style-name="T616_250"><text:s/></text:span><text:span text:style-name="T616_251">normal</text:span><text:span text:style-name="T616_252"><text:s/></text:span><text:span text:style-name="T616_253">as</text:span><text:span text:style-name="T616_254"><text:s/></text:span><text:span text:style-name="T616_255">today</text:span><text:span text:style-name="T616_256">’</text:span><text:span text:style-name="T616_257">s</text:span><text:span text:style-name="T616_258"><text:s/></text:span><text:span text:style-name="T616_259">rain</text:span><text:span text:style-name="T616_260"><text:s/></text:span><text:span text:style-name="T616_261">and</text:span><text:span text:style-name="T616_262"><text:s/></text:span><text:span text:style-name="T616_263">sunshine</text:span><text:span text:style-name="T616_264">.<text:s/></text:span><text:span text:style-name="T616_265">There</text:span><text:span text:style-name="T616_266"><text:s/></text:span><text:span text:style-name="T616_267">is</text:span><text:span text:style-name="T616_268"><text:s/></text:span><text:span text:style-name="T616_269">no</text:span><text:span text:style-name="T616_270"><text:s/></text:span><text:span text:style-name="T616_271">basic</text:span><text:span text:style-name="T616_272"><text:s/></text:span><text:span text:style-name="T616_273">currency</text:span><text:span text:style-name="T616_274"><text:s/></text:span><text:span text:style-name="T616_275">in</text:span><text:span text:style-name="T616_276"><text:s/></text:span><text:span text:style-name="T616_277">the</text:span><text:span text:style-name="T616_278"><text:s/></text:span><text:span text:style-name="T616_279">world</text:span><text:span text:style-name="T616_280">,<text:s/></text:span><text:span text:style-name="T616_281">but</text:span><text:span text:style-name="T616_282"><text:s/></text:span><text:span text:style-name="T616_283">various</text:span><text:span text:style-name="T616_284"><text:s/></text:span><text:span text:style-name="T616_285">groups</text:span><text:span text:style-name="T616_286"><text:s/></text:span><text:span text:style-name="T616_287">have</text:span><text:span text:style-name="T616_288"><text:s/></text:span><text:span text:style-name="T616_289">their</text:span><text:span text:style-name="T616_290"><text:s/></text:span><text:span text:style-name="T616_291">own</text:span><text:span text:style-name="T616_292"><text:s/></text:span><text:span text:style-name="T616_293">bartering</text:span><text:span text:style-name="T616_294"><text:s/></text:span><text:span text:style-name="T616_295">system</text:span><text:span text:style-name="T616_296">,<text:s/></text:span><text:span text:style-name="T616_297">where</text:span><text:span text:style-name="T616_298"><text:s/></text:span><text:span text:style-name="T616_299">they</text:span><text:span text:style-name="T616_300"><text:s/></text:span><text:span text:style-name="T616_301">value</text:span><text:span text:style-name="T616_302"><text:s/></text:span><text:span text:style-name="T616_303">a</text:span><text:span text:style-name="T616_304"><text:s/></text:span><text:span text:style-name="T616_305">certain</text:span><text:span text:style-name="T616_306"><text:s/></text:span><text:span text:style-name="T616_307">commodity</text:span><text:span text:style-name="T616_308"><text:s/></text:span><text:span text:style-name="T616_309">higher</text:span><text:span text:style-name="T616_310"><text:s/></text:span><text:span text:style-name="T616_311">than</text:span><text:span text:style-name="T616_312"><text:s/></text:span><text:span text:style-name="T616_313">it</text:span><text:span text:style-name="T616_314"><text:s/></text:span><text:span text:style-name="T616_315">is</text:span><text:span text:style-name="T616_316"><text:s/></text:span><text:span text:style-name="T616_317">normally</text:span><text:span text:style-name="T616_318"><text:s/></text:span><text:span text:style-name="T616_319">valued</text:span><text:span text:style-name="T616_320">.<text:s/></text:span><text:span text:style-name="T616_321">For</text:span><text:span text:style-name="T616_322"><text:s/></text:span><text:span text:style-name="T616_323">example</text:span><text:span text:style-name="T616_324"><text:s/></text:span><text:span text:style-name="T616_325">a</text:span><text:span text:style-name="T616_326"><text:s/></text:span><text:span text:style-name="T616_327">group</text:span><text:span text:style-name="T616_328"><text:s/></text:span><text:span text:style-name="T616_329">of</text:span><text:span text:style-name="T616_330"><text:s/></text:span><text:span text:style-name="T616_331">caravanners</text:span><text:span text:style-name="T616_332"><text:s/></text:span><text:span text:style-name="T616_333">would</text:span><text:span text:style-name="T616_334"><text:s/></text:span><text:span text:style-name="T616_335">value</text:span><text:span text:style-name="T616_336"><text:s/></text:span><text:span text:style-name="T616_337">cattle</text:span><text:span text:style-name="T616_338"><text:s/></text:span><text:span text:style-name="T616_339">very</text:span><text:span text:style-name="T616_340"><text:s/></text:span><text:span text:style-name="T616_341">highly</text:span><text:span text:style-name="T616_342"><text:s/></text:span><text:span text:style-name="T616_343">compared</text:span><text:span text:style-name="T616_344"><text:s/></text:span><text:span text:style-name="T616_345">to</text:span><text:span text:style-name="T616_346"><text:s/></text:span><text:span text:style-name="T616_347">a</text:span><text:span text:style-name="T616_348"><text:s/></text:span><text:span text:style-name="T616_349">group</text:span><text:span text:style-name="T616_350"><text:s/></text:span><text:span text:style-name="T616_351">of</text:span><text:span text:style-name="T616_352"><text:s/></text:span><text:span text:style-name="T616_353">settlers</text:span><text:span text:style-name="T616_354"><text:s/></text:span><text:span text:style-name="T616_355">that</text:span><text:span text:style-name="T616_356"><text:s/></text:span><text:span text:style-name="T616_357">would</text:span><text:span text:style-name="T616_358"><text:s/></text:span><text:span text:style-name="T616_359">value</text:span><text:span text:style-name="T616_360"><text:s/></text:span><text:span text:style-name="T616_361">seeds</text:span><text:span text:style-name="T616_362"><text:s/></text:span><text:span text:style-name="T616_363">to</text:span><text:span text:style-name="T616_364"><text:s/></text:span><text:span text:style-name="T616_365">grow</text:span><text:span text:style-name="T616_366"><text:s/></text:span><text:span text:style-name="T616_367">food</text:span><text:span text:style-name="T616_368">.<text:s text:c="2"/></text:span></text:p>
      <text:h text:style-name="P617" text:outline-level="10"><text:bookmark-start text:name="h.ldrhibf6faau"/><text:bookmark-end text:name="h.ldrhibf6faau"/><text:span text:style-name="T617_1">Timothy</text:span></text:h>
      <text:h text:style-name="P618" text:outline-level="10"><text:bookmark-start text:name="h.fzavj1nokapt"/><text:bookmark-end text:name="h.fzavj1nokapt"/><text:span text:style-name="T618_1">Early</text:span><text:span text:style-name="T618_2"><text:s/></text:span><text:span text:style-name="T618_3">Game</text:span><text:span text:style-name="T618_4"><text:s/></text:span><text:span text:style-name="T618_5">Ideas</text:span></text:h>
      <text:list text:style-name="LS54" xml:id="list451">
        <text:list-item>
          <text:p text:style-name="P619"><text:span text:style-name="T619_1">Short</text:span><text:span text:style-name="T619_2">-</text:span><text:span text:style-name="T619_3">term</text:span><text:span text:style-name="T619_4"><text:s/></text:span><text:span text:style-name="T619_5">benefits</text:span><text:span text:style-name="T619_6"><text:s/>(</text:span><text:span text:style-name="T619_7">like</text:span><text:span text:style-name="T619_8"><text:s/></text:span><text:span text:style-name="T619_9">a</text:span><text:span text:style-name="T619_10"><text:s/></text:span><text:span text:style-name="T619_11">health</text:span><text:span text:style-name="T619_12"><text:s/></text:span><text:span text:style-name="T619_13">potion</text:span><text:span text:style-name="T619_14">)<text:s/></text:span><text:span text:style-name="T619_15">are</text:span><text:span text:style-name="T619_16"><text:s/></text:span><text:span text:style-name="T619_17">good</text:span><text:span text:style-name="T619_18"><text:s/></text:span><text:span text:style-name="T619_19">at</text:span><text:span text:style-name="T619_20"><text:s/></text:span><text:span text:style-name="T619_21">providing</text:span><text:span text:style-name="T619_22"><text:s/></text:span><text:span text:style-name="T619_23">benefits</text:span><text:span text:style-name="T619_24"><text:s/></text:span><text:span text:style-name="T619_25">to</text:span><text:span text:style-name="T619_26"><text:s/></text:span><text:span text:style-name="T619_27">a</text:span><text:span text:style-name="T619_28"><text:s/></text:span><text:span text:style-name="T619_29">player</text:span><text:span text:style-name="T619_30"><text:s/></text:span><text:span text:style-name="T619_31">without</text:span><text:span text:style-name="T619_32"><text:s/></text:span><text:span text:style-name="T619_33">unbalancing</text:span><text:span text:style-name="T619_34"><text:s/></text:span><text:span text:style-name="T619_35">the</text:span><text:span text:style-name="T619_36"><text:s/></text:span><text:span text:style-name="T619_37">game</text:span><text:span text:style-name="T619_38">.</text:span></text:p>
        </text:list-item>
        <text:list-item>
          <text:p text:style-name="P620"><text:span text:style-name="T620_1">Benefits</text:span><text:span text:style-name="T620_2"><text:s/></text:span><text:span text:style-name="T620_3">that</text:span><text:span text:style-name="T620_4"><text:s/></text:span><text:span text:style-name="T620_5">provide</text:span><text:span text:style-name="T620_6"><text:s/></text:span><text:span text:style-name="T620_7">time</text:span><text:span text:style-name="T620_8">-</text:span><text:span text:style-name="T620_9">saving</text:span><text:span text:style-name="T620_10"><text:s/></text:span><text:span text:style-name="T620_11">over</text:span><text:span text:style-name="T620_12"><text:s/></text:span><text:span text:style-name="T620_13">power</text:span><text:span text:style-name="T620_14"><text:s/></text:span><text:span text:style-name="T620_15">boosts</text:span><text:span text:style-name="T620_16"><text:s/></text:span><text:span text:style-name="T620_17">are</text:span><text:span text:style-name="T620_18"><text:s/></text:span><text:span text:style-name="T620_19">good</text:span><text:span text:style-name="T620_20"><text:s/></text:span><text:span text:style-name="T620_21">at</text:span><text:span text:style-name="T620_22"><text:s/></text:span><text:span text:style-name="T620_23">keeping</text:span><text:span text:style-name="T620_24"><text:s/></text:span><text:span text:style-name="T620_25">a</text:span><text:span text:style-name="T620_26"><text:s/></text:span><text:span text:style-name="T620_27">game</text:span><text:span text:style-name="T620_28"><text:s/></text:span><text:span text:style-name="T620_29">balanced</text:span><text:span text:style-name="T620_30">.</text:span></text:p>
        </text:list-item>
        <text:list-item>
          <text:p text:style-name="P621"><text:span text:style-name="T621_1">When</text:span><text:span text:style-name="T621_2"><text:s/></text:span><text:span text:style-name="T621_3">providing</text:span><text:span text:style-name="T621_4"><text:s/></text:span><text:span text:style-name="T621_5">stat</text:span><text:span text:style-name="T621_6"><text:s/></text:span><text:span text:style-name="T621_7">increases</text:span><text:span text:style-name="T621_8"><text:s/></text:span><text:span text:style-name="T621_9">only</text:span><text:span text:style-name="T621_10"><text:s/></text:span><text:span text:style-name="T621_11">increase</text:span><text:span text:style-name="T621_12"><text:s/></text:span><text:span text:style-name="T621_13">what</text:span><text:span text:style-name="T621_14"><text:s/></text:span><text:span text:style-name="T621_15">is</text:span><text:span text:style-name="T621_16"><text:s/></text:span><text:span text:style-name="T621_17">not</text:span><text:span text:style-name="T621_18"><text:s/></text:span><text:span text:style-name="T621_19">crucial</text:span><text:span text:style-name="T621_20"><text:s/></text:span><text:span text:style-name="T621_21">to</text:span><text:span text:style-name="T621_22"><text:s/></text:span><text:span text:style-name="T621_23">the</text:span><text:span text:style-name="T621_24"><text:s/></text:span><text:span text:style-name="T621_25">game</text:span><text:span text:style-name="T621_26"><text:s/></text:span><text:span text:style-name="T621_27">to</text:span><text:span text:style-name="T621_28"><text:s/></text:span><text:span text:style-name="T621_29">avoid</text:span><text:span text:style-name="T621_30"><text:s/></text:span><text:span text:style-name="T621_31">unbalancing</text:span><text:span text:style-name="T621_32"><text:s/></text:span><text:span text:style-name="T621_33">with</text:span><text:span text:style-name="T621_34"><text:s/></text:span><text:span text:style-name="T621_35">other</text:span><text:span text:style-name="T621_36"><text:s/></text:span><text:span text:style-name="T621_37">players</text:span><text:span text:style-name="T621_38">.</text:span></text:p>
        </text:list-item>
      </text:list>
      <text:list text:style-name="LS55" xml:id="list454">
        <text:list-item>
          <text:list>
            <text:list-item>
              <text:p text:style-name="P622"><text:span text:style-name="T622_1">Status</text:span><text:span text:style-name="T622_2"><text:s/>/<text:s/></text:span><text:span text:style-name="T622_3">Appearance</text:span><text:span text:style-name="T622_4"><text:s/>(</text:span><text:span text:style-name="T622_5">doesn</text:span><text:span text:style-name="T622_6">’</text:span><text:span text:style-name="T622_7">t</text:span><text:span text:style-name="T622_8"><text:s/></text:span><text:span text:style-name="T622_9">sell</text:span><text:span text:style-name="T622_10"><text:s/></text:span><text:span text:style-name="T622_11">as</text:span><text:span text:style-name="T622_12"><text:s/></text:span><text:span text:style-name="T622_13">well</text:span><text:span text:style-name="T622_14"><text:s/></text:span><text:span text:style-name="T622_15">as</text:span><text:span text:style-name="T622_16"><text:s/></text:span><text:span text:style-name="T622_17">it</text:span><text:span text:style-name="T622_18"><text:s/></text:span><text:span text:style-name="T622_19">used</text:span><text:span text:style-name="T622_20"><text:s/></text:span><text:span text:style-name="T622_21">to</text:span><text:span text:style-name="T622_22">.<text:s/></text:span><text:span text:style-name="T622_23">People</text:span><text:span text:style-name="T622_24"><text:s/></text:span><text:span text:style-name="T622_25">expect</text:span><text:span text:style-name="T622_26"><text:s/></text:span><text:span text:style-name="T622_27">it</text:span><text:span text:style-name="T622_28"><text:s/></text:span><text:span text:style-name="T622_29">as</text:span><text:span text:style-name="T622_30"><text:s/></text:span><text:span text:style-name="T622_31">default</text:span><text:span text:style-name="T622_32">.)</text:span></text:p>
            </text:list-item>
            <text:list-item>
              <text:p text:style-name="P623"><text:span text:style-name="T623_1">Gameplay</text:span><text:span text:style-name="T623_2"><text:s/></text:span><text:span text:style-name="T623_3">advantage</text:span><text:span text:style-name="T623_4"><text:s/>(</text:span><text:span text:style-name="T623_5">very</text:span><text:span text:style-name="T623_6"><text:s/></text:span><text:span text:style-name="T623_7">sensitive</text:span><text:span text:style-name="T623_8"><text:s/></text:span><text:span text:style-name="T623_9">ex</text:span><text:span text:style-name="T623_10">:<text:s/></text:span><text:span text:style-name="T623_11">switching</text:span><text:span text:style-name="T623_12"><text:s/></text:span><text:span text:style-name="T623_13">from</text:span><text:span text:style-name="T623_14"><text:s/></text:span><text:span text:style-name="T623_15">main</text:span><text:span text:style-name="T623_16"><text:s/></text:span><text:span text:style-name="T623_17">power</text:span><text:span text:style-name="T623_18"><text:s/></text:span><text:span text:style-name="T623_19">to</text:span><text:span text:style-name="T623_20"><text:s/></text:span><text:span text:style-name="T623_21">secondary</text:span><text:span text:style-name="T623_22"><text:s/></text:span><text:span text:style-name="T623_23">power</text:span><text:span text:style-name="T623_24"><text:s/></text:span><text:span text:style-name="T623_25">is</text:span><text:span text:style-name="T623_26"><text:s/></text:span><text:span text:style-name="T623_27">one</text:span><text:span text:style-name="T623_28"><text:s/></text:span><text:span text:style-name="T623_29">penny</text:span><text:span text:style-name="T623_30"><text:s/></text:span><text:span text:style-name="T623_31">in</text:span><text:span text:style-name="T623_32"><text:s/></text:span><text:span text:style-name="T623_33">Kart</text:span><text:span text:style-name="T623_34"><text:s/></text:span><text:span text:style-name="T623_35">Rider</text:span><text:span text:style-name="T623_36">)</text:span></text:p>
            </text:list-item>
            <text:list-item>
              <text:p text:style-name="P624"><text:span text:style-name="T624_1">Rarity</text:span><text:span text:style-name="T624_2"><text:s/>(</text:span><text:span text:style-name="T624_3">Make</text:span><text:span text:style-name="T624_4"><text:s/></text:span><text:span text:style-name="T624_5">limited</text:span><text:span text:style-name="T624_6"><text:s/></text:span><text:span text:style-name="T624_7">edition</text:span><text:span text:style-name="T624_8"><text:s/></text:span><text:span text:style-name="T624_9">items</text:span><text:span text:style-name="T624_10">)</text:span></text:p>
            </text:list-item>
            <text:list-item>
              <text:p text:style-name="P625"><text:span text:style-name="T625_1">Duration</text:span><text:span text:style-name="T625_2"><text:s/>(</text:span><text:span text:style-name="T625_3">consumable</text:span><text:span text:style-name="T625_4">,<text:s/></text:span><text:span text:style-name="T625_5">charges</text:span><text:span text:style-name="T625_6">,<text:s/>1<text:s/></text:span><text:span text:style-name="T625_7">Day</text:span><text:span text:style-name="T625_8">,<text:s/>7<text:s/></text:span><text:span text:style-name="T625_9">days</text:span><text:span text:style-name="T625_10">,<text:s/>1<text:s/></text:span><text:span text:style-name="T625_11">month</text:span><text:span text:style-name="T625_12">,<text:s/></text:span><text:span text:style-name="T625_13">permanent</text:span><text:span text:style-name="T625_14">,<text:s/></text:span><text:span text:style-name="T625_15">etc</text:span><text:span text:style-name="T625_16">…)</text:span></text:p>
            </text:list-item>
            <text:list-item>
              <text:p text:style-name="P626"><text:span text:style-name="T626_1">UI</text:span><text:span text:style-name="T626_2"><text:s/>(</text:span><text:span text:style-name="T626_3">you</text:span><text:span text:style-name="T626_4"><text:s/></text:span><text:span text:style-name="T626_5">could</text:span><text:span text:style-name="T626_6"><text:s/></text:span><text:span text:style-name="T626_7">have</text:span><text:span text:style-name="T626_8"><text:s/></text:span><text:span text:style-name="T626_9">custom</text:span><text:span text:style-name="T626_10"><text:s/></text:span><text:span text:style-name="T626_11">UIs</text:span><text:span text:style-name="T626_12">)</text:span></text:p>
            </text:list-item>
          </text:list>
        </text:list-item>
      </text:list>
      <text:h text:style-name="P627" text:outline-level="10"><text:bookmark-start text:name="h.5r4qyes7zv5"/><text:bookmark-end text:name="h.5r4qyes7zv5"/><text:span text:style-name="T627_1">Mechanic</text:span><text:span text:style-name="T627_2"><text:s/></text:span><text:span text:style-name="T627_3">Ideas</text:span></text:h>
      <text:list text:style-name="LS56" xml:id="list459">
        <text:list-item>
          <text:p text:style-name="P628"><text:span text:style-name="T628_1">(</text:span><text:span text:style-name="T628_2">Basic</text:span><text:span text:style-name="T628_3"><text:s/></text:span><text:span text:style-name="T628_4">mechanics</text:span><text:span text:style-name="T628_5"><text:s/></text:span><text:span text:style-name="T628_6">of</text:span><text:span text:style-name="T628_7"><text:s/></text:span><text:span text:style-name="T628_8">the</text:span><text:span text:style-name="T628_9"><text:s/></text:span><text:span text:style-name="T628_10">underlying</text:span><text:span text:style-name="T628_11"><text:s/></text:span><text:span text:style-name="T628_12">bullets</text:span><text:span text:style-name="T628_13">,<text:s/></text:span><text:span text:style-name="T628_14">not</text:span><text:span text:style-name="T628_15"><text:s/></text:span><text:span text:style-name="T628_16">the</text:span><text:span text:style-name="T628_17"><text:s/></text:span><text:span text:style-name="T628_18">actual</text:span><text:span text:style-name="T628_19"><text:s/></text:span><text:span text:style-name="T628_20">look</text:span><text:span text:style-name="T628_21">,<text:s/></text:span><text:span text:style-name="T628_22">feel</text:span><text:span text:style-name="T628_23">,<text:s/></text:span><text:span text:style-name="T628_24">or</text:span><text:span text:style-name="T628_25"><text:s/></text:span><text:span text:style-name="T628_26">design</text:span><text:span text:style-name="T628_27"><text:s/></text:span><text:span text:style-name="T628_28">of</text:span><text:span text:style-name="T628_29"><text:s/></text:span><text:span text:style-name="T628_30">them</text:span><text:span text:style-name="T628_31">)</text:span></text:p>
        </text:list-item>
        <text:list-item>
          <text:p text:style-name="P629"><text:span text:style-name="T629_1">2</text:span><text:span text:style-name="T629_2">D</text:span><text:span text:style-name="T629_3"><text:s/></text:span><text:span text:style-name="T629_4">real</text:span><text:span text:style-name="T629_5"><text:s/></text:span><text:span text:style-name="T629_6">time</text:span></text:p>
        </text:list-item>
        <text:list-item>
          <text:p text:style-name="P630"><text:span text:style-name="T630_1">Player</text:span><text:span text:style-name="T630_2"><text:s/></text:span><text:span text:style-name="T630_3">is</text:span><text:span text:style-name="T630_4"><text:s/></text:span><text:span text:style-name="T630_5">given</text:span><text:span text:style-name="T630_6"><text:s/></text:span><text:span text:style-name="T630_7">main</text:span><text:span text:style-name="T630_8"><text:s/></text:span><text:span text:style-name="T630_9">goal</text:span><text:span text:style-name="T630_10">,<text:s/></text:span><text:span text:style-name="T630_11">but</text:span><text:span text:style-name="T630_12"><text:s/></text:span><text:span text:style-name="T630_13">side</text:span><text:span text:style-name="T630_14">-</text:span><text:span text:style-name="T630_15">quests</text:span><text:span text:style-name="T630_16"><text:s/></text:span><text:span text:style-name="T630_17">and</text:span><text:span text:style-name="T630_18"><text:s/></text:span><text:span text:style-name="T630_19">other</text:span><text:span text:style-name="T630_20"><text:s/></text:span><text:span text:style-name="T630_21">opportunities</text:span><text:span text:style-name="T630_22"><text:s/></text:span><text:span text:style-name="T630_23">are</text:span><text:span text:style-name="T630_24"><text:s/></text:span><text:span text:style-name="T630_25">abundant</text:span><text:span text:style-name="T630_26">,<text:s/></text:span><text:span text:style-name="T630_27">and</text:span><text:span text:style-name="T630_28"><text:s/></text:span><text:span text:style-name="T630_29">the</text:span><text:span text:style-name="T630_30"><text:s/></text:span><text:span text:style-name="T630_31">game</text:span><text:span text:style-name="T630_32"><text:s/></text:span><text:span text:style-name="T630_33">is</text:span><text:span text:style-name="T630_34"><text:s/></text:span><text:span text:style-name="T630_35">free</text:span><text:span text:style-name="T630_36">-</text:span><text:span text:style-name="T630_37">roam</text:span></text:p>
        </text:list-item>
        <text:list-item>
          <text:p text:style-name="P631"><text:span text:style-name="T631_1">WoW</text:span><text:span text:style-name="T631_2"><text:s/></text:span><text:span text:style-name="T631_3">inventory</text:span><text:span text:style-name="T631_4"><text:s/></text:span><text:span text:style-name="T631_5">mechanics</text:span></text:p>
        </text:list-item>
        <text:list-item>
          <text:p text:style-name="P632"><text:span text:style-name="T632_1">Runescape</text:span><text:span text:style-name="T632_2"><text:s/></text:span><text:span text:style-name="T632_3">combat</text:span><text:span text:style-name="T632_4">/</text:span><text:span text:style-name="T632_5">skill</text:span><text:span text:style-name="T632_6">-</text:span><text:span text:style-name="T632_7">leveling</text:span><text:span text:style-name="T632_8">/</text:span><text:span text:style-name="T632_9">crafting</text:span><text:span text:style-name="T632_10"><text:s/></text:span><text:span text:style-name="T632_11">mechanics</text:span></text:p>
        </text:list-item>
        <text:list-item>
          <text:p text:style-name="P633"><text:span text:style-name="T633_1">If</text:span><text:span text:style-name="T633_2"><text:s/></text:span><text:span text:style-name="T633_3">pvp</text:span><text:span text:style-name="T633_4">,<text:s/></text:span><text:span text:style-name="T633_5">incorporate</text:span><text:span text:style-name="T633_6"><text:s/></text:span><text:span text:style-name="T633_7">like</text:span><text:span text:style-name="T633_8"><text:s/></text:span><text:span text:style-name="T633_9">Runescape</text:span><text:span text:style-name="T633_10"><text:s/></text:span><text:span text:style-name="T633_11">wilderness</text:span></text:p>
        </text:list-item>
        <text:list-item>
          <text:p text:style-name="P634"><text:span text:style-name="T634_1">Diablo</text:span><text:span text:style-name="T634_2"><text:s/></text:span><text:span text:style-name="T634_3">or</text:span><text:span text:style-name="T634_4"><text:s/></text:span><text:span text:style-name="T634_5">other</text:span><text:span text:style-name="T634_6"><text:s/></text:span><text:span text:style-name="T634_7">similar</text:span><text:span text:style-name="T634_8"><text:s/></text:span><text:span text:style-name="T634_9">equipment</text:span><text:span text:style-name="T634_10"><text:s/></text:span><text:span text:style-name="T634_11">mechanics</text:span></text:p>
        </text:list-item>
        <text:list-item>
          <text:p text:style-name="P635"><text:span text:style-name="T635_1">Fallout</text:span><text:span text:style-name="T635_2">-</text:span><text:span text:style-name="T635_3">like</text:span><text:span text:style-name="T635_4"><text:s/></text:span><text:span text:style-name="T635_5">stats</text:span></text:p>
        </text:list-item>
      </text:list>
      <text:h text:style-name="P636" text:outline-level="10"><text:bookmark-start text:name="h.a2jxhm6f7xky"/><text:bookmark-end text:name="h.a2jxhm6f7xky"/><text:span text:style-name="T636_1">Combat</text:span><text:span text:style-name="T636_2"><text:s/></text:span><text:span text:style-name="T636_3">System</text:span></text:h>
      <text:p text:style-name="P637"><text:span text:style-name="T637_1">System</text:span><text:span text:style-name="T637_2"><text:s/></text:span><text:span text:style-name="T637_3">similar</text:span><text:span text:style-name="T637_4"><text:s/></text:span><text:span text:style-name="T637_5">to</text:span><text:span text:style-name="T637_6"><text:s/></text:span><text:span text:style-name="T637_7">Runescape</text:span><text:span text:style-name="T637_8"><text:s/></text:span><text:span text:style-name="T637_9">system</text:span></text:p>
      <text:list text:style-name="LS57" xml:id="list467">
        <text:list-item>
          <text:p text:style-name="P638"><text:span text:style-name="T638_1">Real</text:span><text:span text:style-name="T638_2"><text:s/></text:span><text:span text:style-name="T638_3">time</text:span><text:span text:style-name="T638_4"><text:s/></text:span><text:span text:style-name="T638_5">combat</text:span><text:span text:style-name="T638_6"><text:s/></text:span><text:span text:style-name="T638_7">system</text:span></text:p>
        </text:list-item>
        <text:list-item>
          <text:p text:style-name="P639"><text:span text:style-name="T639_1">Grid</text:span><text:span text:style-name="T639_2"><text:s/></text:span><text:span text:style-name="T639_3">based</text:span></text:p>
        </text:list-item>
        <text:list-item>
          <text:p text:style-name="P640"><text:span text:style-name="T640_1">Combat</text:span><text:span text:style-name="T640_2"><text:s/></text:span><text:span text:style-name="T640_3">occurs</text:span><text:span text:style-name="T640_4"><text:s/></text:span><text:span text:style-name="T640_5">by</text:span><text:span text:style-name="T640_6"><text:s/></text:span><text:span text:style-name="T640_7">navigating</text:span><text:span text:style-name="T640_8"><text:s/></text:span><text:span text:style-name="T640_9">the</text:span><text:span text:style-name="T640_10"><text:s/></text:span><text:span text:style-name="T640_11">grid</text:span><text:span text:style-name="T640_12"><text:s/></text:span><text:span text:style-name="T640_13">with</text:span><text:span text:style-name="T640_14"><text:s/></text:span><text:span text:style-name="T640_15">mouse</text:span><text:span text:style-name="T640_16">,<text:s/></text:span><text:span text:style-name="T640_17">pressing</text:span><text:span text:style-name="T640_18"><text:s/></text:span><text:span text:style-name="T640_19">on</text:span><text:span text:style-name="T640_20"><text:s/></text:span><text:span text:style-name="T640_21">grid</text:span><text:span text:style-name="T640_22"><text:s/></text:span><text:span text:style-name="T640_23">spaces</text:span><text:span text:style-name="T640_24"><text:s/></text:span><text:span text:style-name="T640_25">with</text:span><text:span text:style-name="T640_26"><text:s/></text:span><text:span text:style-name="T640_27">enemies</text:span><text:span text:style-name="T640_28">,<text:s/></text:span><text:span text:style-name="T640_29">etc</text:span><text:span text:style-name="T640_30">.</text:span></text:p>
        </text:list-item>
        <text:list-item>
          <text:p text:style-name="P641"><text:span text:style-name="T641_1">You</text:span><text:span text:style-name="T641_2"><text:s/></text:span><text:span text:style-name="T641_3">level</text:span><text:span text:style-name="T641_4"><text:s/></text:span><text:span text:style-name="T641_5">overall</text:span><text:span text:style-name="T641_6"><text:s/></text:span><text:span text:style-name="T641_7">by</text:span><text:span text:style-name="T641_8"><text:s/></text:span><text:span text:style-name="T641_9">leveling</text:span><text:span text:style-name="T641_10"><text:s/></text:span><text:span text:style-name="T641_11">your</text:span><text:span text:style-name="T641_12"><text:s/></text:span><text:span text:style-name="T641_13">individual</text:span><text:span text:style-name="T641_14"><text:s/></text:span><text:span text:style-name="T641_15">skills</text:span><text:span text:style-name="T641_16"><text:s/>(</text:span><text:span text:style-name="T641_17">Including</text:span><text:span text:style-name="T641_18"><text:s/></text:span><text:span text:style-name="T641_19">combat</text:span><text:span text:style-name="T641_20"><text:s/></text:span><text:span text:style-name="T641_21">and</text:span><text:span text:style-name="T641_22"><text:s/></text:span><text:span text:style-name="T641_23">crafting</text:span><text:span text:style-name="T641_24"><text:s/></text:span><text:span text:style-name="T641_25">skills</text:span><text:span text:style-name="T641_26">)</text:span></text:p>
        </text:list-item>
        <text:list-item>
          <text:p text:style-name="P642"><text:span text:style-name="T642_1">This</text:span><text:span text:style-name="T642_2"><text:s/></text:span><text:span text:style-name="T642_3">overall</text:span><text:span text:style-name="T642_4"><text:s/></text:span><text:span text:style-name="T642_5">level</text:span><text:span text:style-name="T642_6"><text:s/></text:span><text:span text:style-name="T642_7">determines</text:span><text:span text:style-name="T642_8"><text:s/></text:span><text:span text:style-name="T642_9">your</text:span><text:span text:style-name="T642_10"><text:s/></text:span><text:span text:style-name="T642_11">base</text:span><text:span text:style-name="T642_12"><text:s/></text:span><text:span text:style-name="T642_13">combat</text:span><text:span text:style-name="T642_14"><text:s/></text:span><text:span text:style-name="T642_15">ability</text:span></text:p>
        </text:list-item>
        <text:list-item>
          <text:p text:style-name="P643"><text:span text:style-name="T643_1">Combat</text:span><text:span text:style-name="T643_2"><text:s/></text:span><text:span text:style-name="T643_3">ability</text:span><text:span text:style-name="T643_4"><text:s/></text:span><text:span text:style-name="T643_5">also</text:span><text:span text:style-name="T643_6"><text:s/></text:span><text:span text:style-name="T643_7">determined</text:span><text:span text:style-name="T643_8"><text:s/></text:span><text:span text:style-name="T643_9">by</text:span><text:span text:style-name="T643_10"><text:s/></text:span><text:span text:style-name="T643_11">level</text:span><text:span text:style-name="T643_12"><text:s/></text:span><text:span text:style-name="T643_13">in</text:span><text:span text:style-name="T643_14"><text:s/></text:span><text:span text:style-name="T643_15">various</text:span><text:span text:style-name="T643_16"><text:s/></text:span><text:span text:style-name="T643_17">skills</text:span><text:span text:style-name="T643_18"><text:s/>(</text:span><text:span text:style-name="T643_19">Constitution</text:span><text:span text:style-name="T643_20"><text:s/></text:span><text:span text:style-name="T643_21">gives</text:span><text:span text:style-name="T643_22"><text:s/></text:span><text:span text:style-name="T643_23">you</text:span><text:span text:style-name="T643_24"><text:s/></text:span><text:span text:style-name="T643_25">health</text:span><text:span text:style-name="T643_26">,<text:s/></text:span><text:span text:style-name="T643_27">Attack</text:span><text:span text:style-name="T643_28">,<text:s/></text:span><text:span text:style-name="T643_29">Defense</text:span><text:span text:style-name="T643_30">,<text:s/></text:span><text:span text:style-name="T643_31">etc</text:span><text:span text:style-name="T643_32">.)</text:span></text:p>
        </text:list-item>
        <text:list-item>
          <text:p text:style-name="P644"><text:span text:style-name="T644_1">Combat</text:span><text:span text:style-name="T644_2"><text:s/></text:span><text:span text:style-name="T644_3">ability</text:span><text:span text:style-name="T644_4"><text:s/></text:span><text:span text:style-name="T644_5">also</text:span><text:span text:style-name="T644_6"><text:s/></text:span><text:span text:style-name="T644_7">determined</text:span><text:span text:style-name="T644_8"><text:s/></text:span><text:span text:style-name="T644_9">by</text:span><text:span text:style-name="T644_10"><text:s/></text:span><text:span text:style-name="T644_11">gear</text:span><text:span text:style-name="T644_12">,<text:s/></text:span><text:span text:style-name="T644_13">a</text:span><text:span text:style-name="T644_14"><text:s/></text:span><text:span text:style-name="T644_15">lot</text:span><text:span text:style-name="T644_16"><text:s/></text:span><text:span text:style-name="T644_17">like</text:span><text:span text:style-name="T644_18"><text:s/></text:span><text:span text:style-name="T644_19">WoW</text:span><text:span text:style-name="T644_20"><text:s/></text:span><text:span text:style-name="T644_21">or</text:span><text:span text:style-name="T644_22"><text:s/></text:span><text:span text:style-name="T644_23">Diablo</text:span><text:span text:style-name="T644_24">,<text:s/></text:span><text:span text:style-name="T644_25">Gems</text:span><text:span text:style-name="T644_26"><text:s/></text:span><text:span text:style-name="T644_27">possibly</text:span></text:p>
        </text:list-item>
        <text:list-item>
          <text:p text:style-name="P645"><text:span text:style-name="T645_1">Various</text:span><text:span text:style-name="T645_2"><text:s/></text:span><text:span text:style-name="T645_3">attack</text:span><text:span text:style-name="T645_4"><text:s/></text:span><text:span text:style-name="T645_5">modes</text:span><text:span text:style-name="T645_6"><text:s/>(</text:span><text:span text:style-name="T645_7">Attack</text:span><text:span text:style-name="T645_8">,<text:s/></text:span><text:span text:style-name="T645_9">Defend</text:span><text:span text:style-name="T645_10">,<text:s/></text:span><text:span text:style-name="T645_11">etc</text:span><text:span text:style-name="T645_12">.)<text:s/></text:span><text:span text:style-name="T645_13">to</text:span><text:span text:style-name="T645_14"><text:s/></text:span><text:span text:style-name="T645_15">make</text:span><text:span text:style-name="T645_16"><text:s/></text:span><text:span text:style-name="T645_17">combat</text:span><text:span text:style-name="T645_18"><text:s/></text:span><text:span text:style-name="T645_19">interesting</text:span></text:p>
        </text:list-item>
        <text:list-item>
          <text:p text:style-name="P646"><text:span text:style-name="T646_1">Various</text:span><text:span text:style-name="T646_2"><text:s/></text:span><text:span text:style-name="T646_3">attack</text:span><text:span text:style-name="T646_4"><text:s/></text:span><text:span text:style-name="T646_5">modes</text:span><text:span text:style-name="T646_6"><text:s/></text:span><text:span text:style-name="T646_7">level</text:span><text:span text:style-name="T646_8"><text:s/></text:span><text:span text:style-name="T646_9">various</text:span><text:span text:style-name="T646_10"><text:s/></text:span><text:span text:style-name="T646_11">different</text:span><text:span text:style-name="T646_12"><text:s/></text:span><text:span text:style-name="T646_13">skills</text:span></text:p>
        </text:list-item>
        <text:list-item>
          <text:p text:style-name="P647"><text:span text:style-name="T647_1">Possibly</text:span><text:span text:style-name="T647_2"><text:s/></text:span><text:span text:style-name="T647_3">a</text:span><text:span text:style-name="T647_4"><text:s/></text:span><text:span text:style-name="T647_5">few</text:span><text:span text:style-name="T647_6"><text:s/></text:span><text:span text:style-name="T647_7">other</text:span><text:span text:style-name="T647_8"><text:s/></text:span><text:span text:style-name="T647_9">combat</text:span><text:span text:style-name="T647_10"><text:s/></text:span><text:span text:style-name="T647_11">skills</text:span><text:span text:style-name="T647_12">,<text:s/></text:span><text:span text:style-name="T647_13">such</text:span><text:span text:style-name="T647_14"><text:s/></text:span><text:span text:style-name="T647_15">as</text:span><text:span text:style-name="T647_16"><text:s/></text:span><text:span text:style-name="T647_17">magic</text:span><text:span text:style-name="T647_18"><text:s/></text:span><text:span text:style-name="T647_19">skill</text:span><text:span text:style-name="T647_20"><text:s/></text:span><text:span text:style-name="T647_21">in</text:span><text:span text:style-name="T647_22"><text:s/></text:span><text:span text:style-name="T647_23">Runescape</text:span><text:span text:style-name="T647_24">.</text:span></text:p>
        </text:list-item>
        <text:list-item>
          <text:p text:style-name="P648"><text:span text:style-name="T648_1">Wilderness</text:span><text:span text:style-name="T648_2"><text:s/></text:span><text:span text:style-name="T648_3">style</text:span><text:span text:style-name="T648_4"><text:s/></text:span><text:span text:style-name="T648_5">pvp</text:span><text:span text:style-name="T648_6"><text:s/>(</text:span><text:span text:style-name="T648_7">areas</text:span><text:span text:style-name="T648_8"><text:s/></text:span><text:span text:style-name="T648_9">where</text:span><text:span text:style-name="T648_10"><text:s/></text:span><text:span text:style-name="T648_11">the</text:span><text:span text:style-name="T648_12"><text:s/></text:span><text:span text:style-name="T648_13">pvp</text:span><text:span text:style-name="T648_14"><text:s/></text:span><text:span text:style-name="T648_15">level</text:span><text:span text:style-name="T648_16"><text:s/></text:span><text:span text:style-name="T648_17">gap</text:span><text:span text:style-name="T648_18"><text:s/></text:span><text:span text:style-name="T648_19">starts</text:span><text:span text:style-name="T648_20"><text:s/></text:span><text:span text:style-name="T648_21">and</text:span><text:span text:style-name="T648_22"><text:s/></text:span><text:span text:style-name="T648_23">increases</text:span><text:span text:style-name="T648_24">)</text:span></text:p>
        </text:list-item>
        <text:list-item>
          <text:p text:style-name="P649"><text:span text:style-name="T649_1">Benefits</text:span><text:span text:style-name="T649_2">:<text:s/></text:span><text:span text:style-name="T649_3">Simple</text:span><text:span text:style-name="T649_4"><text:s/></text:span><text:span text:style-name="T649_5">to</text:span><text:span text:style-name="T649_6"><text:s/></text:span><text:span text:style-name="T649_7">implement</text:span><text:span text:style-name="T649_8">,<text:s/></text:span><text:span text:style-name="T649_9">very</text:span><text:span text:style-name="T649_10"><text:s/></text:span><text:span text:style-name="T649_11">moldable</text:span><text:span text:style-name="T649_12"><text:s/></text:span><text:span text:style-name="T649_13">to</text:span><text:span text:style-name="T649_14"><text:s/></text:span><text:span text:style-name="T649_15">our</text:span><text:span text:style-name="T649_16"><text:s/></text:span><text:span text:style-name="T649_17">game</text:span><text:span text:style-name="T649_18">,<text:s/></text:span><text:span text:style-name="T649_19">does</text:span><text:span text:style-name="T649_20"><text:s/></text:span><text:span text:style-name="T649_21">not</text:span><text:span text:style-name="T649_22"><text:s/></text:span><text:span text:style-name="T649_23">require</text:span><text:span text:style-name="T649_24"><text:s/></text:span><text:span text:style-name="T649_25">a</text:span><text:span text:style-name="T649_26"><text:s/></text:span><text:span text:style-name="T649_27">lot</text:span><text:span text:style-name="T649_28"><text:s/></text:span><text:span text:style-name="T649_29">of</text:span><text:span text:style-name="T649_30"><text:s/></text:span><text:span text:style-name="T649_31">memory</text:span><text:span text:style-name="T649_32">,<text:s/></text:span><text:span text:style-name="T649_33">ties</text:span><text:span text:style-name="T649_34"><text:s/></text:span><text:span text:style-name="T649_35">combat</text:span><text:span text:style-name="T649_36"><text:s/></text:span><text:span text:style-name="T649_37">skills</text:span><text:span text:style-name="T649_38"><text:s/></text:span><text:span text:style-name="T649_39">with</text:span><text:span text:style-name="T649_40"><text:s/></text:span><text:span text:style-name="T649_41">other</text:span><text:span text:style-name="T649_42"><text:s/></text:span><text:span text:style-name="T649_43">skills</text:span><text:span text:style-name="T649_44">,<text:s/></text:span><text:span text:style-name="T649_45">gives</text:span><text:span text:style-name="T649_46"><text:s/></text:span><text:span text:style-name="T649_47">the</text:span><text:span text:style-name="T649_48"><text:s/></text:span><text:span text:style-name="T649_49">player</text:span><text:span text:style-name="T649_50"><text:s/></text:span><text:span text:style-name="T649_51">options</text:span><text:span text:style-name="T649_52">.</text:span></text:p>
        </text:list-item>
      </text:list>
      <text:p text:style-name="P650"><text:span text:style-name="T650_1">Game</text:span><text:span text:style-name="T650_2"><text:s/></text:span><text:span text:style-name="T650_3">World</text:span><text:span text:style-name="T650_4"><text:s/></text:span><text:span text:style-name="T650_5">Ideas</text:span></text:p>
      <text:p text:style-name="P651"/>
      <text:list text:style-name="LS58" xml:id="list479">
        <text:list-item>
          <text:p text:style-name="P652"><text:span text:style-name="T652_1">This</text:span><text:span text:style-name="T652_2"><text:s/></text:span><text:span text:style-name="T652_3">style</text:span><text:span text:style-name="T652_4">:<text:s/></text:span><text:span text:style-name="T652_5"><text:a xlink:type="simple" xlink:href="http://www.secondlifeupdate.com/news-and-stuff/insilico-second-life-cyberpunk-virtual-city-featured-on-cnbc/"><text:span text:style-name="T652_6">http</text:span></text:a></text:span><text:span text:style-name="T652_7"><text:a xlink:type="simple" xlink:href="http://www.secondlifeupdate.com/news-and-stuff/insilico-second-life-cyberpunk-virtual-city-featured-on-cnbc/"><text:span text:style-name="T652_8">://</text:span></text:a></text:span><text:span text:style-name="T652_9"><text:a xlink:type="simple" xlink:href="http://www.secondlifeupdate.com/news-and-stuff/insilico-second-life-cyberpunk-virtual-city-featured-on-cnbc/"><text:span text:style-name="T652_10">www</text:span></text:a></text:span><text:span text:style-name="T652_11"><text:a xlink:type="simple" xlink:href="http://www.secondlifeupdate.com/news-and-stuff/insilico-second-life-cyberpunk-virtual-city-featured-on-cnbc/"><text:span text:style-name="T652_12">.</text:span></text:a></text:span><text:span text:style-name="T652_13"><text:a xlink:type="simple" xlink:href="http://www.secondlifeupdate.com/news-and-stuff/insilico-second-life-cyberpunk-virtual-city-featured-on-cnbc/"><text:span text:style-name="T652_14">secondlifeupdate</text:span></text:a></text:span><text:span text:style-name="T652_15"><text:a xlink:type="simple" xlink:href="http://www.secondlifeupdate.com/news-and-stuff/insilico-second-life-cyberpunk-virtual-city-featured-on-cnbc/"><text:span text:style-name="T652_16">.</text:span></text:a></text:span><text:span text:style-name="T652_17"><text:a xlink:type="simple" xlink:href="http://www.secondlifeupdate.com/news-and-stuff/insilico-second-life-cyberpunk-virtual-city-featured-on-cnbc/"><text:span text:style-name="T652_18">com</text:span></text:a></text:span><text:span text:style-name="T652_19"><text:a xlink:type="simple" xlink:href="http://www.secondlifeupdate.com/news-and-stuff/insilico-second-life-cyberpunk-virtual-city-featured-on-cnbc/"><text:span text:style-name="T652_20">/</text:span></text:a></text:span><text:span text:style-name="T652_21"><text:a xlink:type="simple" xlink:href="http://www.secondlifeupdate.com/news-and-stuff/insilico-second-life-cyberpunk-virtual-city-featured-on-cnbc/"><text:span text:style-name="T652_22">news</text:span></text:a></text:span><text:span text:style-name="T652_23"><text:a xlink:type="simple" xlink:href="http://www.secondlifeupdate.com/news-and-stuff/insilico-second-life-cyberpunk-virtual-city-featured-on-cnbc/"><text:span text:style-name="T652_24">-</text:span></text:a></text:span><text:span text:style-name="T652_25"><text:a xlink:type="simple" xlink:href="http://www.secondlifeupdate.com/news-and-stuff/insilico-second-life-cyberpunk-virtual-city-featured-on-cnbc/"><text:span text:style-name="T652_26">and</text:span></text:a></text:span><text:span text:style-name="T652_27"><text:a xlink:type="simple" xlink:href="http://www.secondlifeupdate.com/news-and-stuff/insilico-second-life-cyberpunk-virtual-city-featured-on-cnbc/"><text:span text:style-name="T652_28">-</text:span></text:a></text:span><text:span text:style-name="T652_29"><text:a xlink:type="simple" xlink:href="http://www.secondlifeupdate.com/news-and-stuff/insilico-second-life-cyberpunk-virtual-city-featured-on-cnbc/"><text:span text:style-name="T652_30">stuff</text:span></text:a></text:span><text:span text:style-name="T652_31"><text:a xlink:type="simple" xlink:href="http://www.secondlifeupdate.com/news-and-stuff/insilico-second-life-cyberpunk-virtual-city-featured-on-cnbc/"><text:span text:style-name="T652_32">/</text:span></text:a></text:span><text:span text:style-name="T652_33"><text:a xlink:type="simple" xlink:href="http://www.secondlifeupdate.com/news-and-stuff/insilico-second-life-cyberpunk-virtual-city-featured-on-cnbc/"><text:span text:style-name="T652_34">insilico</text:span></text:a></text:span><text:span text:style-name="T652_35"><text:a xlink:type="simple" xlink:href="http://www.secondlifeupdate.com/news-and-stuff/insilico-second-life-cyberpunk-virtual-city-featured-on-cnbc/"><text:span text:style-name="T652_36">-</text:span></text:a></text:span><text:span text:style-name="T652_37"><text:a xlink:type="simple" xlink:href="http://www.secondlifeupdate.com/news-and-stuff/insilico-second-life-cyberpunk-virtual-city-featured-on-cnbc/"><text:span text:style-name="T652_38">second</text:span></text:a></text:span><text:span text:style-name="T652_39"><text:a xlink:type="simple" xlink:href="http://www.secondlifeupdate.com/news-and-stuff/insilico-second-life-cyberpunk-virtual-city-featured-on-cnbc/"><text:span text:style-name="T652_40">-</text:span></text:a></text:span><text:span text:style-name="T652_41"><text:a xlink:type="simple" xlink:href="http://www.secondlifeupdate.com/news-and-stuff/insilico-second-life-cyberpunk-virtual-city-featured-on-cnbc/"><text:span text:style-name="T652_42">life</text:span></text:a></text:span><text:span text:style-name="T652_43"><text:a xlink:type="simple" xlink:href="http://www.secondlifeupdate.com/news-and-stuff/insilico-second-life-cyberpunk-virtual-city-featured-on-cnbc/"><text:span text:style-name="T652_44">-</text:span></text:a></text:span><text:span text:style-name="T652_45"><text:a xlink:type="simple" xlink:href="http://www.secondlifeupdate.com/news-and-stuff/insilico-second-life-cyberpunk-virtual-city-featured-on-cnbc/"><text:span text:style-name="T652_46">cyberpunk</text:span></text:a></text:span><text:span text:style-name="T652_47"><text:a xlink:type="simple" xlink:href="http://www.secondlifeupdate.com/news-and-stuff/insilico-second-life-cyberpunk-virtual-city-featured-on-cnbc/"><text:span text:style-name="T652_48">-</text:span></text:a></text:span><text:span text:style-name="T652_49"><text:a xlink:type="simple" xlink:href="http://www.secondlifeupdate.com/news-and-stuff/insilico-second-life-cyberpunk-virtual-city-featured-on-cnbc/"><text:span text:style-name="T652_50">virtual</text:span></text:a></text:span><text:span text:style-name="T652_51"><text:a xlink:type="simple" xlink:href="http://www.secondlifeupdate.com/news-and-stuff/insilico-second-life-cyberpunk-virtual-city-featured-on-cnbc/"><text:span text:style-name="T652_52">-</text:span></text:a></text:span><text:span text:style-name="T652_53"><text:a xlink:type="simple" xlink:href="http://www.secondlifeupdate.com/news-and-stuff/insilico-second-life-cyberpunk-virtual-city-featured-on-cnbc/"><text:span text:style-name="T652_54">city</text:span></text:a></text:span><text:span text:style-name="T652_55"><text:a xlink:type="simple" xlink:href="http://www.secondlifeupdate.com/news-and-stuff/insilico-second-life-cyberpunk-virtual-city-featured-on-cnbc/"><text:span text:style-name="T652_56">-</text:span></text:a></text:span><text:span text:style-name="T652_57"><text:a xlink:type="simple" xlink:href="http://www.secondlifeupdate.com/news-and-stuff/insilico-second-life-cyberpunk-virtual-city-featured-on-cnbc/"><text:span text:style-name="T652_58">featured</text:span></text:a></text:span><text:span text:style-name="T652_59"><text:a xlink:type="simple" xlink:href="http://www.secondlifeupdate.com/news-and-stuff/insilico-second-life-cyberpunk-virtual-city-featured-on-cnbc/"><text:span text:style-name="T652_60">-</text:span></text:a></text:span><text:span text:style-name="T652_61"><text:a xlink:type="simple" xlink:href="http://www.secondlifeupdate.com/news-and-stuff/insilico-second-life-cyberpunk-virtual-city-featured-on-cnbc/"><text:span text:style-name="T652_62">on</text:span></text:a></text:span><text:span text:style-name="T652_63"><text:a xlink:type="simple" xlink:href="http://www.secondlifeupdate.com/news-and-stuff/insilico-second-life-cyberpunk-virtual-city-featured-on-cnbc/"><text:span text:style-name="T652_64">-</text:span></text:a></text:span><text:span text:style-name="T652_65"><text:a xlink:type="simple" xlink:href="http://www.secondlifeupdate.com/news-and-stuff/insilico-second-life-cyberpunk-virtual-city-featured-on-cnbc/"><text:span text:style-name="T652_66">cnbc</text:span></text:a></text:span><text:span text:style-name="T652_67"><text:a xlink:type="simple" xlink:href="http://www.secondlifeupdate.com/news-and-stuff/insilico-second-life-cyberpunk-virtual-city-featured-on-cnbc/"><text:span text:style-name="T652_68">/</text:span></text:a></text:span></text:p>
        </text:list-item>
      </text:list>
      <text:list text:style-name="LS59" xml:id="list480">
        <text:list-item>
          <text:p text:style-name="P653"><text:span text:style-name="T653_1">The</text:span><text:span text:style-name="T653_2"><text:s/></text:span><text:span text:style-name="T653_3">world</text:span><text:span text:style-name="T653_4"><text:s/></text:span><text:span text:style-name="T653_5">is</text:span><text:span text:style-name="T653_6"><text:s/></text:span><text:span text:style-name="T653_7">within</text:span><text:span text:style-name="T653_8"><text:s/></text:span><text:span text:style-name="T653_9">a</text:span><text:span text:style-name="T653_10"><text:s/></text:span><text:span text:style-name="T653_11">database</text:span><text:span text:style-name="T653_12">,<text:s/></text:span><text:span text:style-name="T653_13">and</text:span><text:span text:style-name="T653_14"><text:s/></text:span><text:span text:style-name="T653_15">everything</text:span><text:span text:style-name="T653_16"><text:s/></text:span><text:span text:style-name="T653_17">can</text:span><text:span text:style-name="T653_18"><text:s/></text:span><text:span text:style-name="T653_19">either</text:span><text:span text:style-name="T653_20"><text:s/></text:span><text:span text:style-name="T653_21">look</text:span><text:span text:style-name="T653_22"><text:s/></text:span><text:span text:style-name="T653_23">like</text:span><text:span text:style-name="T653_24"><text:s/></text:span><text:span text:style-name="T653_25">the</text:span><text:span text:style-name="T653_26"><text:s/></text:span><text:span text:style-name="T653_27">above</text:span><text:span text:style-name="T653_28"><text:s/></text:span><text:span text:style-name="T653_29">link</text:span><text:span text:style-name="T653_30"><text:s/></text:span><text:span text:style-name="T653_31">or</text:span><text:span text:style-name="T653_32"><text:s/></text:span><text:span text:style-name="T653_33">similar</text:span><text:span text:style-name="T653_34"><text:s/></text:span><text:span text:style-name="T653_35">with</text:span><text:span text:style-name="T653_36"><text:s/></text:span><text:span text:style-name="T653_37">a</text:span><text:span text:style-name="T653_38"><text:s/></text:span><text:span text:style-name="T653_39">digitial</text:span><text:span text:style-name="T653_40"><text:s/></text:span><text:span text:style-name="T653_41">feel</text:span><text:span text:style-name="T653_42"><text:s/>(</text:span><text:span text:style-name="T653_43">numbers</text:span><text:span text:style-name="T653_44"><text:s/></text:span><text:span text:style-name="T653_45">flowing</text:span><text:span text:style-name="T653_46"><text:s/></text:span><text:span text:style-name="T653_47">through</text:span><text:span text:style-name="T653_48"><text:s/></text:span><text:span text:style-name="T653_49">the</text:span><text:span text:style-name="T653_50"><text:s/></text:span><text:span text:style-name="T653_51">characters</text:span><text:span text:style-name="T653_52"><text:s/></text:span><text:span text:style-name="T653_53">or</text:span><text:span text:style-name="T653_54"><text:s/></text:span><text:span text:style-name="T653_55">some</text:span><text:span text:style-name="T653_56"><text:s/></text:span><text:span text:style-name="T653_57">other</text:span><text:span text:style-name="T653_58"><text:s/></text:span><text:span text:style-name="T653_59">aesthetic</text:span><text:span text:style-name="T653_60"><text:s/></text:span><text:span text:style-name="T653_61">component</text:span><text:span text:style-name="T653_62">)</text:span></text:p>
        </text:list-item>
      </text:list>
      <text:list text:style-name="LS60" xml:id="list481">
        <text:list-item>
          <text:p text:style-name="P654"><text:span text:style-name="T654_1">The</text:span><text:span text:style-name="T654_2"><text:s/></text:span><text:span text:style-name="T654_3">world</text:span><text:span text:style-name="T654_4"><text:s/></text:span><text:span text:style-name="T654_5">is</text:span><text:span text:style-name="T654_6"><text:s/></text:span><text:span text:style-name="T654_7">run</text:span><text:span text:style-name="T654_8"><text:s/></text:span><text:span text:style-name="T654_9">on</text:span><text:span text:style-name="T654_10"><text:s/></text:span><text:span text:style-name="T654_11">energy</text:span><text:span text:style-name="T654_12">,<text:s/></text:span><text:span text:style-name="T654_13">the</text:span><text:span text:style-name="T654_14"><text:s/></text:span><text:span text:style-name="T654_15">more</text:span><text:span text:style-name="T654_16"><text:s/></text:span><text:span text:style-name="T654_17">energy</text:span><text:span text:style-name="T654_18"><text:s/></text:span><text:span text:style-name="T654_19">the</text:span><text:span text:style-name="T654_20"><text:s/></text:span><text:span text:style-name="T654_21">world</text:span><text:span text:style-name="T654_22"><text:s/></text:span><text:span text:style-name="T654_23">has</text:span><text:span text:style-name="T654_24">,<text:s/></text:span><text:span text:style-name="T654_25">the</text:span><text:span text:style-name="T654_26"><text:s/></text:span><text:span text:style-name="T654_27">more</text:span><text:span text:style-name="T654_28"><text:s/></text:span><text:span text:style-name="T654_29">the</text:span><text:span text:style-name="T654_30"><text:s/></text:span><text:span text:style-name="T654_31">city</text:span><text:span text:style-name="T654_32"><text:s/></text:span><text:span text:style-name="T654_33">realm</text:span><text:span text:style-name="T654_34"><text:s/></text:span><text:span text:style-name="T654_35">and</text:span><text:span text:style-name="T654_36"><text:s/></text:span><text:span text:style-name="T654_37">space</text:span><text:span text:style-name="T654_38"><text:s/></text:span><text:span text:style-name="T654_39">there</text:span><text:span text:style-name="T654_40"><text:s/></text:span><text:span text:style-name="T654_41">can</text:span><text:span text:style-name="T654_42"><text:s/></text:span><text:span text:style-name="T654_43">be</text:span><text:span text:style-name="T654_44"><text:s/></text:span><text:span text:style-name="T654_45">for</text:span><text:span text:style-name="T654_46"><text:s/></text:span><text:span text:style-name="T654_47">the</text:span><text:span text:style-name="T654_48"><text:s/></text:span><text:span text:style-name="T654_49">players</text:span><text:span text:style-name="T654_50"><text:s/></text:span><text:span text:style-name="T654_51">to</text:span><text:span text:style-name="T654_52"><text:s/></text:span><text:span text:style-name="T654_53">interact</text:span><text:span text:style-name="T654_54"><text:s/></text:span><text:span text:style-name="T654_55">with</text:span><text:span text:style-name="T654_56">.<text:s text:c="2"/></text:span><text:span text:style-name="T654_57">This</text:span><text:span text:style-name="T654_58"><text:s/></text:span><text:span text:style-name="T654_59">would</text:span><text:span text:style-name="T654_60"><text:s/></text:span><text:span text:style-name="T654_61">be</text:span><text:span text:style-name="T654_62"><text:s/></text:span><text:span text:style-name="T654_63">like</text:span><text:span text:style-name="T654_64"><text:s/></text:span><text:span text:style-name="T654_65">how</text:span><text:span text:style-name="T654_66"><text:s/></text:span><text:span text:style-name="T654_67">we</text:span><text:span text:style-name="T654_68"><text:s/></text:span><text:span text:style-name="T654_69">wanted</text:span><text:span text:style-name="T654_70"><text:s/></text:span><text:span text:style-name="T654_71">an</text:span><text:span text:style-name="T654_72"><text:s/></text:span><text:span text:style-name="T654_73">expanding</text:span><text:span text:style-name="T654_74">/</text:span><text:span text:style-name="T654_75">detracting</text:span><text:span text:style-name="T654_76"><text:s/></text:span><text:span text:style-name="T654_77">size</text:span><text:span text:style-name="T654_78"><text:s/></text:span><text:span text:style-name="T654_79">world</text:span><text:span text:style-name="T654_80">.<text:s text:c="2"/></text:span><text:span text:style-name="T654_81">This</text:span><text:span text:style-name="T654_82"><text:s/></text:span><text:span text:style-name="T654_83">energy</text:span><text:span text:style-name="T654_84"><text:s/></text:span><text:span text:style-name="T654_85">of</text:span><text:span text:style-name="T654_86"><text:s/></text:span><text:span text:style-name="T654_87">the</text:span><text:span text:style-name="T654_88"><text:s/></text:span><text:span text:style-name="T654_89">city</text:span><text:span text:style-name="T654_90"><text:s/></text:span><text:span text:style-name="T654_91">could</text:span><text:span text:style-name="T654_92"><text:s/></text:span><text:span text:style-name="T654_93">be</text:span><text:span text:style-name="T654_94"><text:s/></text:span><text:span text:style-name="T654_95">based</text:span><text:span text:style-name="T654_96"><text:s/></text:span><text:span text:style-name="T654_97">on</text:span><text:span text:style-name="T654_98"><text:s/></text:span><text:span text:style-name="T654_99">the</text:span><text:span text:style-name="T654_100"><text:s/></text:span><text:span text:style-name="T654_101">overall</text:span><text:span text:style-name="T654_102"><text:s/></text:span><text:span text:style-name="T654_103">amount</text:span><text:span text:style-name="T654_104"><text:s/></text:span><text:span text:style-name="T654_105">of</text:span><text:span text:style-name="T654_106"><text:s/></text:span><text:span text:style-name="T654_107">activity</text:span><text:span text:style-name="T654_108"><text:s/></text:span><text:span text:style-name="T654_109">in</text:span><text:span text:style-name="T654_110"><text:s/></text:span><text:span text:style-name="T654_111">the</text:span><text:span text:style-name="T654_112"><text:s/></text:span><text:span text:style-name="T654_113">FOSS</text:span><text:span text:style-name="T654_114"><text:s/></text:span><text:span text:style-name="T654_115">community</text:span><text:span text:style-name="T654_116">,<text:s/></text:span><text:span text:style-name="T654_117">the</text:span><text:span text:style-name="T654_118"><text:s/></text:span><text:span text:style-name="T654_119">total</text:span><text:span text:style-name="T654_120"><text:s/></text:span><text:span text:style-name="T654_121">number</text:span><text:span text:style-name="T654_122"><text:s/></text:span><text:span text:style-name="T654_123">of</text:span><text:span text:style-name="T654_124"><text:s/></text:span><text:span text:style-name="T654_125">projects</text:span><text:span text:style-name="T654_126">/</text:span><text:span text:style-name="T654_127">data</text:span><text:span text:style-name="T654_128"><text:s/></text:span><text:span text:style-name="T654_129">in</text:span><text:span text:style-name="T654_130"><text:s/></text:span><text:span text:style-name="T654_131">the</text:span><text:span text:style-name="T654_132"><text:s/></text:span><text:span text:style-name="T654_133">FOSS</text:span><text:span text:style-name="T654_134"><text:s/></text:span><text:span text:style-name="T654_135">community</text:span><text:span text:style-name="T654_136">,<text:s/></text:span><text:span text:style-name="T654_137">or</text:span><text:span text:style-name="T654_138"><text:s/></text:span><text:span text:style-name="T654_139">some</text:span><text:span text:style-name="T654_140"><text:s/></text:span><text:span text:style-name="T654_141">other</text:span><text:span text:style-name="T654_142"><text:s/></text:span><text:span text:style-name="T654_143">FOSS</text:span><text:span text:style-name="T654_144"><text:s/></text:span><text:span text:style-name="T654_145">stat</text:span><text:span text:style-name="T654_146">.</text:span></text:p>
        </text:list-item>
        <text:list-item>
          <text:p text:style-name="P655"><text:span text:style-name="T655_1">Similarly</text:span><text:span text:style-name="T655_2">,<text:s/></text:span><text:span text:style-name="T655_3">the</text:span><text:span text:style-name="T655_4"><text:s/></text:span><text:span text:style-name="T655_5">player</text:span><text:span text:style-name="T655_6">’</text:span><text:span text:style-name="T655_7">s</text:span><text:span text:style-name="T655_8"><text:s/>“</text:span><text:span text:style-name="T655_9">money</text:span><text:span text:style-name="T655_10">”<text:s/></text:span><text:span text:style-name="T655_11">could</text:span><text:span text:style-name="T655_12"><text:s/></text:span><text:span text:style-name="T655_13">be</text:span><text:span text:style-name="T655_14"><text:s/></text:span><text:span text:style-name="T655_15">his</text:span><text:span text:style-name="T655_16"><text:s/></text:span><text:span text:style-name="T655_17">personal</text:span><text:span text:style-name="T655_18"><text:s/></text:span><text:span text:style-name="T655_19">energy</text:span><text:span text:style-name="T655_20"><text:s/></text:span><text:span text:style-name="T655_21">that</text:span><text:span text:style-name="T655_22"><text:s/></text:span><text:span text:style-name="T655_23">is</text:span><text:span text:style-name="T655_24"><text:s/></text:span><text:span text:style-name="T655_25">acquired</text:span><text:span text:style-name="T655_26"><text:s/></text:span><text:span text:style-name="T655_27">through</text:span><text:span text:style-name="T655_28"><text:s/></text:span><text:span text:style-name="T655_29">trade</text:span><text:span text:style-name="T655_30">,<text:s/></text:span><text:span text:style-name="T655_31">killing</text:span><text:span text:style-name="T655_32"><text:s/></text:span><text:span text:style-name="T655_33">enemies</text:span><text:span text:style-name="T655_34">,<text:s/></text:span><text:span text:style-name="T655_35">etc</text:span><text:span text:style-name="T655_36">.</text:span></text:p>
        </text:list-item>
        <text:list-item>
          <text:p text:style-name="P656"><text:span text:style-name="T656_1">Other</text:span><text:span text:style-name="T656_2"><text:s/></text:span><text:span text:style-name="T656_3">databases</text:span><text:span text:style-name="T656_4">/</text:span><text:span text:style-name="T656_5">virus</text:span><text:span text:style-name="T656_6">’</text:span><text:span text:style-name="T656_7">s</text:span><text:span text:style-name="T656_8">/</text:span><text:span text:style-name="T656_9">etc</text:span><text:span text:style-name="T656_10">.<text:s/></text:span><text:span text:style-name="T656_11">with</text:span><text:span text:style-name="T656_12"><text:s/></text:span><text:span text:style-name="T656_13">more</text:span><text:span text:style-name="T656_14"><text:s/></text:span><text:span text:style-name="T656_15">hostile</text:span><text:span text:style-name="T656_16"><text:s/></text:span><text:span text:style-name="T656_17">intents</text:span><text:span text:style-name="T656_18"><text:s/></text:span><text:span text:style-name="T656_19">than</text:span><text:span text:style-name="T656_20"><text:s/></text:span><text:span text:style-name="T656_21">this</text:span><text:span text:style-name="T656_22"><text:s/></text:span><text:span text:style-name="T656_23">database</text:span><text:span text:style-name="T656_24"><text:s/></text:span><text:span text:style-name="T656_25">could</text:span><text:span text:style-name="T656_26"><text:s/></text:span><text:span text:style-name="T656_27">be</text:span><text:span text:style-name="T656_28"><text:s/></text:span><text:span text:style-name="T656_29">in</text:span><text:span text:style-name="T656_30"><text:s/></text:span><text:span text:style-name="T656_31">the</text:span><text:span text:style-name="T656_32"><text:s/></text:span><text:span text:style-name="T656_33">space</text:span><text:span text:style-name="T656_34"><text:s/></text:span><text:span text:style-name="T656_35">outside</text:span><text:span text:style-name="T656_36"><text:s/></text:span><text:span text:style-name="T656_37">the</text:span><text:span text:style-name="T656_38"><text:s/></text:span><text:span text:style-name="T656_39">players</text:span><text:span text:style-name="T656_40"><text:s/></text:span><text:span text:style-name="T656_41">area</text:span><text:span text:style-name="T656_42">,<text:s/></text:span><text:span text:style-name="T656_43">within</text:span><text:span text:style-name="T656_44"><text:s/></text:span><text:span text:style-name="T656_45">the</text:span><text:span text:style-name="T656_46"><text:s/></text:span><text:span text:style-name="T656_47">dungeons</text:span><text:span text:style-name="T656_48">,<text:s/></text:span><text:span text:style-name="T656_49">and</text:span><text:span text:style-name="T656_50"><text:s/></text:span><text:span text:style-name="T656_51">the</text:span><text:span text:style-name="T656_52"><text:s/></text:span><text:span text:style-name="T656_53">monsters</text:span><text:span text:style-name="T656_54"><text:s/></text:span><text:span text:style-name="T656_55">that</text:span><text:span text:style-name="T656_56"><text:s/></text:span><text:span text:style-name="T656_57">the</text:span><text:span text:style-name="T656_58"><text:s/></text:span><text:span text:style-name="T656_59">player</text:span><text:span text:style-name="T656_60"><text:s/></text:span><text:span text:style-name="T656_61">would</text:span><text:span text:style-name="T656_62"><text:s/></text:span><text:span text:style-name="T656_63">face</text:span><text:span text:style-name="T656_64">.<text:s text:c="2"/></text:span><text:span text:style-name="T656_65">The</text:span><text:span text:style-name="T656_66"><text:s/></text:span><text:span text:style-name="T656_67">energy</text:span><text:span text:style-name="T656_68"><text:s/></text:span><text:span text:style-name="T656_69">is</text:span><text:span text:style-name="T656_70"><text:s/></text:span><text:span text:style-name="T656_71">used</text:span><text:span text:style-name="T656_72"><text:s/></text:span><text:span text:style-name="T656_73">just</text:span><text:span text:style-name="T656_74"><text:s/></text:span><text:span text:style-name="T656_75">as</text:span><text:span text:style-name="T656_76"><text:s/></text:span><text:span text:style-name="T656_77">much</text:span><text:span text:style-name="T656_78"><text:s/></text:span><text:span text:style-name="T656_79">to</text:span><text:span text:style-name="T656_80"><text:s/></text:span><text:span text:style-name="T656_81">keep</text:span><text:span text:style-name="T656_82"><text:s/></text:span><text:span text:style-name="T656_83">these</text:span><text:span text:style-name="T656_84"><text:s/></text:span><text:span text:style-name="T656_85">at</text:span><text:span text:style-name="T656_86"><text:s/></text:span><text:span text:style-name="T656_87">bay</text:span><text:span text:style-name="T656_88"><text:s/></text:span><text:span text:style-name="T656_89">as</text:span><text:span text:style-name="T656_90"><text:s/></text:span><text:span text:style-name="T656_91">well</text:span><text:span text:style-name="T656_92"><text:s/></text:span><text:span text:style-name="T656_93">as</text:span><text:span text:style-name="T656_94"><text:s/></text:span><text:span text:style-name="T656_95">to</text:span><text:span text:style-name="T656_96"><text:s/></text:span><text:span text:style-name="T656_97">maintain</text:span><text:span text:style-name="T656_98"><text:s/></text:span><text:span text:style-name="T656_99">the</text:span><text:span text:style-name="T656_100"><text:s/></text:span><text:span text:style-name="T656_101">city</text:span><text:span text:style-name="T656_102">.</text:span></text:p>
        </text:list-item>
        <text:list-item>
          <text:p text:style-name="P657"><text:span text:style-name="T657_1">The</text:span><text:span text:style-name="T657_2"><text:s/></text:span><text:span text:style-name="T657_3">dungeons</text:span><text:span text:style-name="T657_4"><text:s/></text:span><text:span text:style-name="T657_5">at</text:span><text:span text:style-name="T657_6"><text:s/></text:span><text:span text:style-name="T657_7">the</text:span><text:span text:style-name="T657_8"><text:s/></text:span><text:span text:style-name="T657_9">outskirts</text:span><text:span text:style-name="T657_10"><text:s/></text:span><text:span text:style-name="T657_11">of</text:span><text:span text:style-name="T657_12"><text:s/></text:span><text:span text:style-name="T657_13">the</text:span><text:span text:style-name="T657_14"><text:s/></text:span><text:span text:style-name="T657_15">city</text:span><text:span text:style-name="T657_16"><text:s/></text:span><text:span text:style-name="T657_17">would</text:span><text:span text:style-name="T657_18"><text:s/></text:span><text:span text:style-name="T657_19">be</text:span><text:span text:style-name="T657_20"><text:s/></text:span><text:span text:style-name="T657_21">represented</text:span><text:span text:style-name="T657_22"><text:s/></text:span><text:span text:style-name="T657_23">as</text:span><text:span text:style-name="T657_24"><text:s/></text:span><text:span text:style-name="T657_25">the</text:span><text:span text:style-name="T657_26"><text:s/></text:span><text:span text:style-name="T657_27">bridge</text:span><text:span text:style-name="T657_28"><text:s/></text:span><text:span text:style-name="T657_29">where</text:span><text:span text:style-name="T657_30"><text:s/></text:span><text:span text:style-name="T657_31">the</text:span><text:span text:style-name="T657_32"><text:s/></text:span><text:span text:style-name="T657_33">cities</text:span><text:span text:style-name="T657_34"><text:s/></text:span><text:span text:style-name="T657_35">energy</text:span><text:span text:style-name="T657_36"><text:s/></text:span><text:span text:style-name="T657_37">begins</text:span><text:span text:style-name="T657_38"><text:s/></text:span><text:span text:style-name="T657_39">to</text:span><text:span text:style-name="T657_40"><text:s/></text:span><text:span text:style-name="T657_41">weaken</text:span><text:span text:style-name="T657_42"><text:s/></text:span><text:span text:style-name="T657_43">and</text:span><text:span text:style-name="T657_44"><text:s/></text:span><text:span text:style-name="T657_45">where</text:span><text:span text:style-name="T657_46"><text:s/></text:span><text:span text:style-name="T657_47">enemies</text:span><text:span text:style-name="T657_48"><text:s/></text:span><text:span text:style-name="T657_49">start</text:span><text:span text:style-name="T657_50"><text:s/></text:span><text:span text:style-name="T657_51">to</text:span><text:span text:style-name="T657_52"><text:s/></text:span><text:span text:style-name="T657_53">pop</text:span><text:span text:style-name="T657_54"><text:s/></text:span><text:span text:style-name="T657_55">up</text:span><text:span text:style-name="T657_56">.<text:s/></text:span></text:p>
        </text:list-item>
      </text:list>
      <text:h text:style-name="P658" text:outline-level="10"><text:bookmark-start text:name="h.7cqkw94u7huz"/><text:bookmark-end text:name="h.7cqkw94u7huz"/><text:span text:style-name="T658_1">Paper</text:span><text:span text:style-name="T658_2"><text:s/></text:span><text:span text:style-name="T658_3">Prototype</text:span><text:span text:style-name="T658_4"><text:s/></text:span><text:span text:style-name="T658_5">Ideas</text:span></text:h>
      <text:p text:style-name="P659"><text:span text:style-name="T659_1">Good</text:span><text:span text:style-name="T659_2"><text:s/></text:span><text:span text:style-name="T659_3">RPG</text:span><text:span text:style-name="T659_4"><text:s/></text:span><text:span text:style-name="T659_5">prototype</text:span><text:span text:style-name="T659_6"><text:s/></text:span><text:span text:style-name="T659_7">overview</text:span><text:span text:style-name="T659_8">:<text:s/></text:span><text:span text:style-name="T659_9"><text:a xlink:type="simple" xlink:href="http://www.indiedb.com/games/dungeonquest/news/dungeonquest-paper-prototyping"><text:span text:style-name="T659_10">http</text:span></text:a></text:span><text:span text:style-name="T659_11"><text:a xlink:type="simple" xlink:href="http://www.indiedb.com/games/dungeonquest/news/dungeonquest-paper-prototyping"><text:span text:style-name="T659_12">://</text:span></text:a></text:span><text:span text:style-name="T659_13"><text:a xlink:type="simple" xlink:href="http://www.indiedb.com/games/dungeonquest/news/dungeonquest-paper-prototyping"><text:span text:style-name="T659_14">www</text:span></text:a></text:span><text:span text:style-name="T659_15"><text:a xlink:type="simple" xlink:href="http://www.indiedb.com/games/dungeonquest/news/dungeonquest-paper-prototyping"><text:span text:style-name="T659_16">.</text:span></text:a></text:span><text:span text:style-name="T659_17"><text:a xlink:type="simple" xlink:href="http://www.indiedb.com/games/dungeonquest/news/dungeonquest-paper-prototyping"><text:span text:style-name="T659_18">indiedb</text:span></text:a></text:span><text:span text:style-name="T659_19"><text:a xlink:type="simple" xlink:href="http://www.indiedb.com/games/dungeonquest/news/dungeonquest-paper-prototyping"><text:span text:style-name="T659_20">.</text:span></text:a></text:span><text:span text:style-name="T659_21"><text:a xlink:type="simple" xlink:href="http://www.indiedb.com/games/dungeonquest/news/dungeonquest-paper-prototyping"><text:span text:style-name="T659_22">com</text:span></text:a></text:span><text:span text:style-name="T659_23"><text:a xlink:type="simple" xlink:href="http://www.indiedb.com/games/dungeonquest/news/dungeonquest-paper-prototyping"><text:span text:style-name="T659_24">/</text:span></text:a></text:span><text:span text:style-name="T659_25"><text:a xlink:type="simple" xlink:href="http://www.indiedb.com/games/dungeonquest/news/dungeonquest-paper-prototyping"><text:span text:style-name="T659_26">games</text:span></text:a></text:span><text:span text:style-name="T659_27"><text:a xlink:type="simple" xlink:href="http://www.indiedb.com/games/dungeonquest/news/dungeonquest-paper-prototyping"><text:span text:style-name="T659_28">/</text:span></text:a></text:span><text:span text:style-name="T659_29"><text:a xlink:type="simple" xlink:href="http://www.indiedb.com/games/dungeonquest/news/dungeonquest-paper-prototyping"><text:span text:style-name="T659_30">dungeonquest</text:span></text:a></text:span><text:span text:style-name="T659_31"><text:a xlink:type="simple" xlink:href="http://www.indiedb.com/games/dungeonquest/news/dungeonquest-paper-prototyping"><text:span text:style-name="T659_32">/</text:span></text:a></text:span><text:span text:style-name="T659_33"><text:a xlink:type="simple" xlink:href="http://www.indiedb.com/games/dungeonquest/news/dungeonquest-paper-prototyping"><text:span text:style-name="T659_34">news</text:span></text:a></text:span><text:span text:style-name="T659_35"><text:a xlink:type="simple" xlink:href="http://www.indiedb.com/games/dungeonquest/news/dungeonquest-paper-prototyping"><text:span text:style-name="T659_36">/</text:span></text:a></text:span><text:span text:style-name="T659_37"><text:a xlink:type="simple" xlink:href="http://www.indiedb.com/games/dungeonquest/news/dungeonquest-paper-prototyping"><text:span text:style-name="T659_38">dungeonquest</text:span></text:a></text:span><text:span text:style-name="T659_39"><text:a xlink:type="simple" xlink:href="http://www.indiedb.com/games/dungeonquest/news/dungeonquest-paper-prototyping"><text:span text:style-name="T659_40">-</text:span></text:a></text:span><text:span text:style-name="T659_41"><text:a xlink:type="simple" xlink:href="http://www.indiedb.com/games/dungeonquest/news/dungeonquest-paper-prototyping"><text:span text:style-name="T659_42">paper</text:span></text:a></text:span><text:span text:style-name="T659_43"><text:a xlink:type="simple" xlink:href="http://www.indiedb.com/games/dungeonquest/news/dungeonquest-paper-prototyping"><text:span text:style-name="T659_44">-</text:span></text:a></text:span><text:span text:style-name="T659_45"><text:a xlink:type="simple" xlink:href="http://www.indiedb.com/games/dungeonquest/news/dungeonquest-paper-prototyping"><text:span text:style-name="T659_46">prototyping</text:span></text:a></text:span></text:p>
      <text:p text:style-name="P660"/>
      <text:p text:style-name="P661"><text:span text:style-name="T661_1">Main</text:span><text:span text:style-name="T661_2"><text:s/></text:span><text:span text:style-name="T661_3">Points</text:span><text:span text:style-name="T661_4">:<text:line-break/></text:span><text:span text:style-name="T661_5">Step</text:span><text:span text:style-name="T661_6"><text:s/>1.<text:s/></text:span><text:span text:style-name="T661_7">Define</text:span><text:span text:style-name="T661_8"><text:s/></text:span><text:span text:style-name="T661_9">what</text:span><text:span text:style-name="T661_10"><text:s/></text:span><text:span text:style-name="T661_11">you</text:span><text:span text:style-name="T661_12">'</text:span><text:span text:style-name="T661_13">re</text:span><text:span text:style-name="T661_14"><text:s/></text:span><text:span text:style-name="T661_15">prototyping</text:span></text:p>
      <text:p text:style-name="P662"><text:span text:style-name="T662_1">Step</text:span><text:span text:style-name="T662_2"><text:s/>2.<text:s/></text:span><text:span text:style-name="T662_3">Set</text:span><text:span text:style-name="T662_4"><text:s/></text:span><text:span text:style-name="T662_5">up</text:span><text:span text:style-name="T662_6"><text:s/></text:span><text:span text:style-name="T662_7">the</text:span><text:span text:style-name="T662_8"><text:s/></text:span><text:span text:style-name="T662_9">paper</text:span><text:span text:style-name="T662_10"><text:s/></text:span><text:span text:style-name="T662_11">prototype</text:span></text:p>
      <text:p text:style-name="P663"><text:span text:style-name="T663_1">Step</text:span><text:span text:style-name="T663_2"><text:s/>3.<text:s/></text:span><text:span text:style-name="T663_3">Define</text:span><text:span text:style-name="T663_4"><text:s/></text:span><text:span text:style-name="T663_5">the</text:span><text:span text:style-name="T663_6"><text:s/></text:span><text:span text:style-name="T663_7">rules</text:span></text:p>
      <text:p text:style-name="P664"><text:span text:style-name="T664_1">Step</text:span><text:span text:style-name="T664_2"><text:s/>4.<text:s/></text:span><text:span text:style-name="T664_3">Prototype</text:span><text:span text:style-name="T664_4"><text:s/></text:span><text:span text:style-name="T664_5">and</text:span><text:span text:style-name="T664_6"><text:s/></text:span><text:span text:style-name="T664_7">find</text:span><text:span text:style-name="T664_8"><text:s/></text:span><text:span text:style-name="T664_9">issues</text:span></text:p>
      <text:p text:style-name="P665"><text:span text:style-name="T665_1">Step</text:span><text:span text:style-name="T665_2"><text:s/>5.<text:s/></text:span><text:span text:style-name="T665_3">Re</text:span><text:span text:style-name="T665_4">-</text:span><text:span text:style-name="T665_5">define</text:span><text:span text:style-name="T665_6"><text:s/></text:span><text:span text:style-name="T665_7">rules</text:span><text:span text:style-name="T665_8"><text:s/></text:span><text:span text:style-name="T665_9">and</text:span><text:span text:style-name="T665_10"><text:s/></text:span><text:span text:style-name="T665_11">repeat</text:span><text:span text:style-name="T665_12"><text:s/></text:span><text:span text:style-name="T665_13">step</text:span><text:span text:style-name="T665_14"><text:s/>4<text:s/></text:span><text:span text:style-name="T665_15">until</text:span><text:span text:style-name="T665_16"><text:s/></text:span><text:span text:style-name="T665_17">issues</text:span><text:span text:style-name="T665_18"><text:s/></text:span><text:span text:style-name="T665_19">are</text:span><text:span text:style-name="T665_20"><text:s/></text:span><text:span text:style-name="T665_21">minimal</text:span><text:span text:style-name="T665_22"><text:s/></text:span><text:span text:style-name="T665_23">or</text:span><text:span text:style-name="T665_24"><text:s/></text:span><text:span text:style-name="T665_25">gone</text:span></text:p>
      <text:p text:style-name="P666"/>
      <text:p text:style-name="P667"><text:span text:style-name="T667_1">Risk</text:span><text:span text:style-name="T667_2"><text:s/>#1:<text:s/></text:span><text:span text:style-name="T667_3">The</text:span><text:span text:style-name="T667_4"><text:s/></text:span><text:span text:style-name="T667_5">bubble</text:span><text:span text:style-name="T667_6"><text:s/></text:span><text:span text:style-name="T667_7">collecting</text:span><text:span text:style-name="T667_8">/</text:span><text:span text:style-name="T667_9">vulture</text:span><text:span text:style-name="T667_10"><text:s/></text:span><text:span text:style-name="T667_11">shooting</text:span><text:span text:style-name="T667_12"><text:s/></text:span><text:span text:style-name="T667_13">mechanic</text:span><text:span text:style-name="T667_14"><text:s/></text:span><text:span text:style-name="T667_15">might</text:span><text:span text:style-name="T667_16"><text:s/></text:span><text:span text:style-name="T667_17">not</text:span><text:span text:style-name="T667_18"><text:s/></text:span><text:span text:style-name="T667_19">be</text:span><text:span text:style-name="T667_20"><text:s/></text:span><text:span text:style-name="T667_21">as</text:span><text:span text:style-name="T667_22"><text:s/></text:span><text:span text:style-name="T667_23">fun</text:span><text:span text:style-name="T667_24"><text:s/></text:span></text:p>
      <text:p text:style-name="P668"><text:span text:style-name="T668_1">as</text:span><text:span text:style-name="T668_2"><text:s/></text:span><text:span text:style-name="T668_3">we</text:span><text:span text:style-name="T668_4"><text:s/></text:span><text:span text:style-name="T668_5">think</text:span><text:span text:style-name="T668_6">.<text:s/></text:span></text:p>
      <text:p text:style-name="P669"><text:span text:style-name="T669_1">Risk</text:span><text:span text:style-name="T669_2"><text:s/>#2:<text:s/></text:span><text:span text:style-name="T669_3">The</text:span><text:span text:style-name="T669_4"><text:s/></text:span><text:span text:style-name="T669_5">game</text:span><text:span text:style-name="T669_6"><text:s/></text:span><text:span text:style-name="T669_7">engine</text:span><text:span text:style-name="T669_8"><text:s/></text:span><text:span text:style-name="T669_9">might</text:span><text:span text:style-name="T669_10"><text:s/></text:span><text:span text:style-name="T669_11">not</text:span><text:span text:style-name="T669_12"><text:s/></text:span><text:span text:style-name="T669_13">be</text:span><text:span text:style-name="T669_14"><text:s/></text:span><text:span text:style-name="T669_15">able</text:span><text:span text:style-name="T669_16"><text:s/></text:span><text:span text:style-name="T669_17">to</text:span><text:span text:style-name="T669_18"><text:s/></text:span><text:span text:style-name="T669_19">handle</text:span><text:span text:style-name="T669_20"><text:s/></text:span><text:span text:style-name="T669_21">drawing</text:span><text:span text:style-name="T669_22"><text:s/></text:span><text:span text:style-name="T669_23">an</text:span><text:span text:style-name="T669_24"><text:s/></text:span><text:span text:style-name="T669_25">entire</text:span><text:span text:style-name="T669_26"><text:s/></text:span><text:span text:style-name="T669_27">city</text:span><text:span text:style-name="T669_28"><text:s/></text:span><text:span text:style-name="T669_29">and</text:span><text:span text:style-name="T669_30"><text:s/></text:span><text:span text:style-name="T669_31">all</text:span><text:span text:style-name="T669_32"><text:s/></text:span><text:span text:style-name="T669_33">those</text:span><text:span text:style-name="T669_34"><text:s/></text:span><text:span text:style-name="T669_35">bubbles</text:span><text:span text:style-name="T669_36"><text:s/></text:span><text:span text:style-name="T669_37">and</text:span><text:span text:style-name="T669_38"><text:s/></text:span><text:span text:style-name="T669_39">vultures</text:span><text:span text:style-name="T669_40"><text:s/></text:span><text:span text:style-name="T669_41">at</text:span><text:span text:style-name="T669_42"><text:s/></text:span><text:span text:style-name="T669_43">once</text:span><text:span text:style-name="T669_44">.<text:s/></text:span></text:p>
      <text:p text:style-name="P670"><text:span text:style-name="T670_1">To</text:span><text:span text:style-name="T670_2"><text:s/></text:span><text:span text:style-name="T670_3">mitigate</text:span><text:span text:style-name="T670_4"><text:s/></text:span><text:span text:style-name="T670_5">the</text:span><text:span text:style-name="T670_6"><text:s/></text:span><text:span text:style-name="T670_7">risk</text:span><text:span text:style-name="T670_8">,<text:s/></text:span><text:span text:style-name="T670_9">build</text:span><text:span text:style-name="T670_10"><text:s/></text:span><text:span text:style-name="T670_11">a</text:span><text:span text:style-name="T670_12"><text:s/></text:span><text:span text:style-name="T670_13">quick</text:span><text:span text:style-name="T670_14"><text:s/></text:span><text:span text:style-name="T670_15">prototype</text:span><text:span text:style-name="T670_16">,<text:s/></text:span><text:span text:style-name="T670_17">right</text:span><text:span text:style-name="T670_18"><text:s text:c="2"/></text:span><text:span text:style-name="T670_19">away</text:span><text:span text:style-name="T670_20">,<text:s text:c="2"/></text:span><text:span text:style-name="T670_21">that</text:span><text:span text:style-name="T670_22"><text:s/></text:span><text:span text:style-name="T670_23">does</text:span><text:span text:style-name="T670_24"><text:s/></text:span><text:span text:style-name="T670_25">nothing</text:span><text:span text:style-name="T670_26"><text:s/></text:span><text:span text:style-name="T670_27">but</text:span><text:span text:style-name="T670_28"><text:s/></text:span><text:span text:style-name="T670_29">show</text:span><text:span text:style-name="T670_30"><text:s/></text:span><text:span text:style-name="T670_31">the</text:span><text:span text:style-name="T670_32"><text:s/></text:span><text:span text:style-name="T670_33">approximate</text:span><text:span text:style-name="T670_34"><text:s/></text:span><text:span text:style-name="T670_35">number</text:span><text:span text:style-name="T670_36"><text:s/></text:span><text:span text:style-name="T670_37">of</text:span><text:span text:style-name="T670_38"><text:s/></text:span><text:span text:style-name="T670_39">equivalent</text:span><text:span text:style-name="T670_40"><text:s/></text:span><text:span text:style-name="T670_41">items</text:span><text:span text:style-name="T670_42"><text:s/></text:span><text:span text:style-name="T670_43">on</text:span><text:span text:style-name="T670_44"><text:s/></text:span><text:span text:style-name="T670_45">screen</text:span><text:span text:style-name="T670_46">,<text:s/></text:span><text:span text:style-name="T670_47">to</text:span><text:span text:style-name="T670_48"><text:s/></text:span><text:span text:style-name="T670_49">see</text:span><text:span text:style-name="T670_50"><text:s/></text:span><text:span text:style-name="T670_51">if</text:span><text:span text:style-name="T670_52"><text:s/></text:span><text:span text:style-name="T670_53">the</text:span><text:span text:style-name="T670_54"><text:s/></text:span><text:span text:style-name="T670_55">engine</text:span><text:span text:style-name="T670_56"><text:s/></text:span><text:span text:style-name="T670_57">can</text:span><text:span text:style-name="T670_58"><text:s/></text:span><text:span text:style-name="T670_59">handle</text:span><text:span text:style-name="T670_60"><text:s/></text:span><text:span text:style-name="T670_61">it</text:span><text:span text:style-name="T670_62">.<text:s/></text:span><text:span text:style-name="T670_63">This</text:span><text:span text:style-name="T670_64"><text:s/></text:span><text:span text:style-name="T670_65">prototype</text:span><text:span text:style-name="T670_66"><text:s/></text:span><text:span text:style-name="T670_67">has</text:span><text:span text:style-name="T670_68"><text:s/></text:span><text:span text:style-name="T670_69">no</text:span><text:span text:style-name="T670_70"><text:s/></text:span></text:p>
      <text:p text:style-name="P671"><text:span text:style-name="T671_1">gameplay</text:span><text:span text:style-name="T671_2">;<text:s/></text:span><text:span text:style-name="T671_3">it</text:span><text:span text:style-name="T671_4"><text:s/></text:span><text:span text:style-name="T671_5">is</text:span><text:span text:style-name="T671_6"><text:s/></text:span><text:span text:style-name="T671_7">purely</text:span><text:span text:style-name="T671_8"><text:s/></text:span><text:span text:style-name="T671_9">to</text:span><text:span text:style-name="T671_10"><text:s/></text:span><text:span text:style-name="T671_11">test</text:span><text:span text:style-name="T671_12"><text:s/></text:span><text:span text:style-name="T671_13">technical</text:span><text:span text:style-name="T671_14"><text:s/></text:span><text:span text:style-name="T671_15">limits</text:span><text:span text:style-name="T671_16">.<text:s/></text:span></text:p>
      <text:p text:style-name="P672"><text:span text:style-name="T672_1">Risk</text:span><text:span text:style-name="T672_2"><text:s/>#3:<text:s/></text:span><text:span text:style-name="T672_3">Our</text:span><text:span text:style-name="T672_4"><text:s/></text:span><text:span text:style-name="T672_5">current</text:span><text:span text:style-name="T672_6"><text:s/></text:span><text:span text:style-name="T672_7">thinking</text:span><text:span text:style-name="T672_8"><text:s/></text:span><text:span text:style-name="T672_9">is</text:span><text:span text:style-name="T672_10"><text:s/></text:span><text:span text:style-name="T672_11">that</text:span><text:span text:style-name="T672_12"><text:s/></text:span><text:span text:style-name="T672_13">we</text:span><text:span text:style-name="T672_14"><text:s/></text:span><text:span text:style-name="T672_15">need</text:span><text:span text:style-name="T672_16"><text:s/></text:span><text:span text:style-name="T672_17">thirty</text:span><text:span text:style-name="T672_18"><text:s/></text:span><text:span text:style-name="T672_19">different</text:span><text:span text:style-name="T672_20"><text:s/></text:span><text:span text:style-name="T672_21">houses</text:span><text:span text:style-name="T672_22"><text:s/></text:span><text:span text:style-name="T672_23">to</text:span><text:span text:style-name="T672_24"><text:s/></text:span><text:span text:style-name="T672_25">make</text:span><text:span text:style-name="T672_26"><text:s/></text:span><text:span text:style-name="T672_27">a</text:span><text:span text:style-name="T672_28"><text:s/></text:span></text:p>
      <text:p text:style-name="P673"><text:span text:style-name="T673_1">full</text:span><text:span text:style-name="T673_2"><text:s/></text:span><text:span text:style-name="T673_3">game</text:span><text:span text:style-name="T673_4"><text:s/>—<text:s/></text:span><text:span text:style-name="T673_5">creating</text:span><text:span text:style-name="T673_6"><text:s/></text:span><text:span text:style-name="T673_7">all</text:span><text:span text:style-name="T673_8"><text:s/></text:span><text:span text:style-name="T673_9">the</text:span><text:span text:style-name="T673_10"><text:s/></text:span><text:span text:style-name="T673_11">different</text:span><text:span text:style-name="T673_12"><text:s/></text:span><text:span text:style-name="T673_13">interiors</text:span><text:span text:style-name="T673_14"><text:s/></text:span><text:span text:style-name="T673_15">and</text:span><text:span text:style-name="T673_16"><text:s/></text:span><text:span text:style-name="T673_17">animated</text:span><text:span text:style-name="T673_18"><text:s/></text:span><text:span text:style-name="T673_19">characters</text:span><text:span text:style-name="T673_20"><text:s/></text:span><text:span text:style-name="T673_21">might</text:span><text:span text:style-name="T673_22"><text:s/></text:span><text:span text:style-name="T673_23">take</text:span><text:span text:style-name="T673_24"><text:s/></text:span><text:span text:style-name="T673_25">more</text:span><text:span text:style-name="T673_26"><text:s/></text:span><text:span text:style-name="T673_27">time</text:span><text:span text:style-name="T673_28"><text:s/></text:span><text:span text:style-name="T673_29">than</text:span><text:span text:style-name="T673_30"><text:s/></text:span><text:span text:style-name="T673_31">we</text:span><text:span text:style-name="T673_32"><text:s/></text:span><text:span text:style-name="T673_33">have</text:span><text:span text:style-name="T673_34">.<text:s/></text:span></text:p>
      <text:p text:style-name="P674"><text:span text:style-name="T674_1">Have</text:span><text:span text:style-name="T674_2"><text:s/></text:span><text:span text:style-name="T674_3">an</text:span><text:span text:style-name="T674_4"><text:s/></text:span><text:span text:style-name="T674_5">artist</text:span><text:span text:style-name="T674_6"><text:s/></text:span><text:span text:style-name="T674_7">create</text:span><text:span text:style-name="T674_8"><text:s/></text:span><text:span text:style-name="T674_9">one</text:span><text:span text:style-name="T674_10"><text:s/></text:span><text:span text:style-name="T674_11">house</text:span><text:span text:style-name="T674_12"><text:s/></text:span><text:span text:style-name="T674_13">and</text:span><text:span text:style-name="T674_14"><text:s/></text:span><text:span text:style-name="T674_15">one</text:span><text:span text:style-name="T674_16"><text:s/></text:span><text:span text:style-name="T674_17">animated</text:span><text:span text:style-name="T674_18"><text:s/></text:span><text:span text:style-name="T674_19">character</text:span><text:span text:style-name="T674_20"><text:s/></text:span><text:span text:style-name="T674_21">immediately</text:span><text:span text:style-name="T674_22"><text:s/></text:span><text:span text:style-name="T674_23">to</text:span><text:span text:style-name="T674_24"><text:s/></text:span><text:span text:style-name="T674_25">see</text:span><text:span text:style-name="T674_26"><text:s/></text:span><text:span text:style-name="T674_27">how</text:span><text:span text:style-name="T674_28"><text:s/></text:span><text:span text:style-name="T674_29">long</text:span><text:span text:style-name="T674_30"><text:s/></text:span><text:span text:style-name="T674_31">it</text:span><text:span text:style-name="T674_32"><text:s/></text:span><text:span text:style-name="T674_33">takes</text:span><text:span text:style-name="T674_34">,<text:s/></text:span><text:span text:style-name="T674_35">and</text:span><text:span text:style-name="T674_36"><text:s/></text:span><text:span text:style-name="T674_37">if</text:span><text:span text:style-name="T674_38"><text:s/></text:span><text:span text:style-name="T674_39">it</text:span><text:span text:style-name="T674_40"><text:s/></text:span><text:span text:style-name="T674_41">takes</text:span><text:span text:style-name="T674_42"><text:s/></text:span><text:span text:style-name="T674_43">longer</text:span><text:span text:style-name="T674_44"><text:s/></text:span><text:span text:style-name="T674_45">than</text:span><text:span text:style-name="T674_46"><text:s/></text:span><text:span text:style-name="T674_47">you</text:span><text:span text:style-name="T674_48"><text:s/></text:span><text:span text:style-name="T674_49">can</text:span><text:span text:style-name="T674_50"><text:s/></text:span><text:span text:style-name="T674_51">afford</text:span><text:span text:style-name="T674_52">,<text:s/></text:span><text:span text:style-name="T674_53">change</text:span><text:span text:style-name="T674_54"><text:s/></text:span><text:span text:style-name="T674_55">your</text:span><text:span text:style-name="T674_56"><text:s/></text:span><text:span text:style-name="T674_57">design</text:span><text:span text:style-name="T674_58"><text:s/></text:span><text:span text:style-name="T674_59">immediately</text:span><text:span text:style-name="T674_60">.</text:span></text:p>
      <text:p text:style-name="P675"><text:span text:style-name="T675_1">Risk</text:span><text:span text:style-name="T675_2"><text:s text:c="2"/>#<text:s/>4:<text:s/></text:span><text:span text:style-name="T675_3">We</text:span><text:span text:style-name="T675_4"><text:s/></text:span><text:span text:style-name="T675_5">aren</text:span><text:span text:style-name="T675_6">’</text:span><text:span text:style-name="T675_7">t</text:span><text:span text:style-name="T675_8"><text:s/></text:span><text:span text:style-name="T675_9">sure</text:span><text:span text:style-name="T675_10"><text:s/></text:span><text:span text:style-name="T675_11">people</text:span><text:span text:style-name="T675_12"><text:s/></text:span><text:span text:style-name="T675_13">will</text:span><text:span text:style-name="T675_14"><text:s/></text:span><text:span text:style-name="T675_15">like</text:span><text:span text:style-name="T675_16"><text:s/></text:span><text:span text:style-name="T675_17">our</text:span><text:span text:style-name="T675_18"><text:s/></text:span><text:span text:style-name="T675_19">characters</text:span><text:span text:style-name="T675_20"><text:s/></text:span><text:span text:style-name="T675_21">and</text:span><text:span text:style-name="T675_22"><text:s/></text:span><text:span text:style-name="T675_23">story</text:span><text:span text:style-name="T675_24">.<text:s/></text:span></text:p>
      <text:p text:style-name="P676"><text:span text:style-name="T676_1">Have</text:span><text:span text:style-name="T676_2"><text:s/></text:span><text:span text:style-name="T676_3">your</text:span><text:span text:style-name="T676_4"><text:s/></text:span><text:span text:style-name="T676_5">artists</text:span><text:span text:style-name="T676_6"><text:s/></text:span><text:span text:style-name="T676_7">draw</text:span><text:span text:style-name="T676_8"><text:s/></text:span><text:span text:style-name="T676_9">some</text:span><text:span text:style-name="T676_10"><text:s/></text:span><text:span text:style-name="T676_11">concept</text:span><text:span text:style-name="T676_12"><text:s/></text:span><text:span text:style-name="T676_13">art</text:span><text:span text:style-name="T676_14">,<text:s/></text:span><text:span text:style-name="T676_15">or</text:span><text:span text:style-name="T676_16"><text:s/></text:span><text:span text:style-name="T676_17">produce</text:span><text:span text:style-name="T676_18"><text:s/></text:span><text:span text:style-name="T676_19">test</text:span><text:span text:style-name="T676_20"><text:s/></text:span><text:span text:style-name="T676_21">renders</text:span><text:span text:style-name="T676_22"><text:s/></text:span><text:span text:style-name="T676_23">of</text:span><text:span text:style-name="T676_24"><text:s/></text:span><text:span text:style-name="T676_25">your</text:span><text:span text:style-name="T676_26"><text:s/></text:span><text:span text:style-name="T676_27">characters</text:span><text:span text:style-name="T676_28"><text:s/></text:span><text:span text:style-name="T676_29">and</text:span><text:span text:style-name="T676_30"><text:s/></text:span><text:span text:style-name="T676_31">settings</text:span><text:span text:style-name="T676_32">.`</text:span></text:p>
      <text:p text:style-name="P677"><text:span text:style-name="T677_1">Risk</text:span><text:span text:style-name="T677_2"><text:s/>#5:<text:s/></text:span><text:span text:style-name="T677_3">There</text:span><text:span text:style-name="T677_4"><text:s/></text:span><text:span text:style-name="T677_5">is</text:span><text:span text:style-name="T677_6"><text:s/></text:span><text:span text:style-name="T677_7">a</text:span><text:span text:style-name="T677_8"><text:s/></text:span><text:span text:style-name="T677_9">chance</text:span><text:span text:style-name="T677_10"><text:s/></text:span><text:span text:style-name="T677_11">we</text:span><text:span text:style-name="T677_12"><text:s/></text:span><text:span text:style-name="T677_13">might</text:span><text:span text:style-name="T677_14"><text:s/></text:span><text:span text:style-name="T677_15">have</text:span><text:span text:style-name="T677_16"><text:s/></text:span><text:span text:style-name="T677_17">to</text:span><text:span text:style-name="T677_18"><text:s/></text:span><text:span text:style-name="T677_19">theme</text:span><text:span text:style-name="T677_20"><text:s/></text:span><text:span text:style-name="T677_21">this</text:span><text:span text:style-name="T677_22"><text:s/></text:span><text:span text:style-name="T677_23">game</text:span><text:span text:style-name="T677_24"><text:s/></text:span><text:span text:style-name="T677_25">to</text:span><text:span text:style-name="T677_26"><text:s/></text:span><text:span text:style-name="T677_27">a</text:span><text:span text:style-name="T677_28"><text:s/></text:span><text:span text:style-name="T677_29">new</text:span><text:span text:style-name="T677_30"><text:s/></text:span><text:span text:style-name="T677_31">summer</text:span><text:span text:style-name="T677_32"><text:s/></text:span></text:p>
      <text:p text:style-name="P678"><text:span text:style-name="T678_1">movie</text:span><text:span text:style-name="T678_2"><text:s/></text:span><text:span text:style-name="T678_3">about</text:span><text:span text:style-name="T678_4"><text:s/></text:span><text:span text:style-name="T678_5">stunt</text:span><text:span text:style-name="T678_6"><text:s/></text:span><text:span text:style-name="T678_7">parachuting</text:span><text:span text:style-name="T678_8">.<text:s/></text:span></text:p>
      <text:p text:style-name="P679"><text:span text:style-name="T679_1">You</text:span><text:span text:style-name="T679_2"><text:s/></text:span><text:span text:style-name="T679_3">can</text:span><text:span text:style-name="T679_4">’</text:span><text:span text:style-name="T679_5">t</text:span><text:span text:style-name="T679_6"><text:s/></text:span><text:span text:style-name="T679_7">ignore</text:span><text:span text:style-name="T679_8"><text:s/></text:span><text:span text:style-name="T679_9">this</text:span><text:span text:style-name="T679_10"><text:s/></text:span><text:span text:style-name="T679_11">kind</text:span><text:span text:style-name="T679_12"><text:s/></text:span><text:span text:style-name="T679_13">of</text:span><text:span text:style-name="T679_14"><text:s/></text:span><text:span text:style-name="T679_15">thing</text:span><text:span text:style-name="T679_16"><text:s/>—<text:s/></text:span><text:span text:style-name="T679_17">you</text:span><text:span text:style-name="T679_18"><text:s/></text:span><text:span text:style-name="T679_19">must</text:span><text:span text:style-name="T679_20"><text:s/></text:span><text:span text:style-name="T679_21">seriously</text:span><text:span text:style-name="T679_22"><text:s/></text:span><text:span text:style-name="T679_23">consider</text:span><text:span text:style-name="T679_24"><text:s/></text:span><text:span text:style-name="T679_25">every</text:span><text:span text:style-name="T679_26"><text:s/></text:span><text:span text:style-name="T679_27">risk</text:span><text:span text:style-name="T679_28"><text:s/></text:span><text:span text:style-name="T679_29">that</text:span><text:span text:style-name="T679_30"><text:s/></text:span><text:span text:style-name="T679_31">might</text:span><text:span text:style-name="T679_32"><text:s/></text:span><text:span text:style-name="T679_33">threaten</text:span><text:span text:style-name="T679_34"><text:s/></text:span><text:span text:style-name="T679_35">your</text:span><text:span text:style-name="T679_36"><text:s/></text:span><text:span text:style-name="T679_37">project</text:span><text:span text:style-name="T679_38">.<text:s/></text:span><text:span text:style-name="T679_39"><text:s text:c="3"/></text:span></text:p>
      <text:p text:style-name="P680"/>
      <text:p text:style-name="P681"><text:span text:style-name="T681_1">Prototyping</text:span><text:span text:style-name="T681_2"><text:s/></text:span><text:span text:style-name="T681_3">Tip</text:span><text:span text:style-name="T681_4"><text:s text:c="2"/>#<text:s/>1:<text:s/></text:span><text:span text:style-name="T681_5">Answer</text:span><text:span text:style-name="T681_6"><text:s/></text:span><text:span text:style-name="T681_7">a</text:span><text:span text:style-name="T681_8"><text:s/></text:span><text:span text:style-name="T681_9">Question</text:span></text:p>
      <text:p text:style-name="P682"><text:span text:style-name="T682_1">Prototyping</text:span><text:span text:style-name="T682_2"><text:s/></text:span><text:span text:style-name="T682_3">Tip</text:span><text:span text:style-name="T682_4"><text:s text:c="2"/>#<text:s/>2:<text:s/></text:span><text:span text:style-name="T682_5">Forget</text:span><text:span text:style-name="T682_6"><text:s/></text:span><text:span text:style-name="T682_7">Quality</text:span></text:p>
      <text:p text:style-name="P683"><text:span text:style-name="T683_1">Prototyping</text:span><text:span text:style-name="T683_2"><text:s/></text:span><text:span text:style-name="T683_3">Tip</text:span><text:span text:style-name="T683_4"><text:s text:c="2"/>#<text:s/>3:<text:s/></text:span><text:span text:style-name="T683_5">Don</text:span><text:span text:style-name="T683_6">’</text:span><text:span text:style-name="T683_7">t</text:span><text:span text:style-name="T683_8"><text:s/></text:span><text:span text:style-name="T683_9">Get</text:span><text:span text:style-name="T683_10"><text:s/></text:span><text:span text:style-name="T683_11">Attached</text:span></text:p>
      <text:p text:style-name="P684"><text:span text:style-name="T684_1">Prototyping</text:span><text:span text:style-name="T684_2"><text:s/></text:span><text:span text:style-name="T684_3">Tip</text:span><text:span text:style-name="T684_4"><text:s text:c="2"/>#<text:s/>4:<text:s/></text:span><text:span text:style-name="T684_5">Prioritize</text:span><text:span text:style-name="T684_6"><text:s/></text:span><text:span text:style-name="T684_7">Your</text:span><text:span text:style-name="T684_8"><text:s/></text:span><text:span text:style-name="T684_9">Prototypes</text:span><text:span text:style-name="T684_10"><text:s/></text:span></text:p>
      <text:p text:style-name="P685"><text:span text:style-name="T685_1">Prototyping</text:span><text:span text:style-name="T685_2"><text:s/></text:span><text:span text:style-name="T685_3">Tip</text:span><text:span text:style-name="T685_4"><text:s text:c="2"/>#<text:s/>5:<text:s/></text:span><text:span text:style-name="T685_5">Parallelize</text:span><text:span text:style-name="T685_6"><text:s/></text:span><text:span text:style-name="T685_7">Prototypes</text:span><text:span text:style-name="T685_8"><text:s/></text:span><text:span text:style-name="T685_9">Productively</text:span><text:span text:style-name="T685_10"><text:s/></text:span></text:p>
      <text:p text:style-name="P686"><text:span text:style-name="T686_1">Prototyping</text:span><text:span text:style-name="T686_2"><text:s/></text:span><text:span text:style-name="T686_3">Tip</text:span><text:span text:style-name="T686_4"><text:s text:c="2"/>#<text:s/>6:<text:s/></text:span><text:span text:style-name="T686_5">It</text:span><text:span text:style-name="T686_6"><text:s/></text:span><text:span text:style-name="T686_7">Doesn</text:span><text:span text:style-name="T686_8">’</text:span><text:span text:style-name="T686_9">t</text:span><text:span text:style-name="T686_10"><text:s/></text:span><text:span text:style-name="T686_11">Have</text:span><text:span text:style-name="T686_12"><text:s/></text:span><text:span text:style-name="T686_13">to</text:span><text:span text:style-name="T686_14"><text:s/></text:span><text:span text:style-name="T686_15">be</text:span><text:span text:style-name="T686_16"><text:s/></text:span><text:span text:style-name="T686_17">Digital</text:span><text:span text:style-name="T686_18"><text:s/></text:span></text:p>
      <text:p text:style-name="P687"><text:span text:style-name="T687_1">Prototyping</text:span><text:span text:style-name="T687_2"><text:s/></text:span><text:span text:style-name="T687_3">Tip</text:span><text:span text:style-name="T687_4"><text:s text:c="2"/>#<text:s/>7:<text:s/></text:span><text:span text:style-name="T687_5">Pick</text:span><text:span text:style-name="T687_6"><text:s/></text:span><text:span text:style-name="T687_7">a</text:span><text:span text:style-name="T687_8"><text:s text:c="2"/>“<text:s/></text:span><text:span text:style-name="T687_9">Fast</text:span><text:span text:style-name="T687_10"><text:s/></text:span><text:span text:style-name="T687_11">Loop</text:span><text:span text:style-name="T687_12"><text:s/>”<text:s text:c="2"/></text:span><text:span text:style-name="T687_13">Game</text:span><text:span text:style-name="T687_14"><text:s/></text:span><text:span text:style-name="T687_15">Engine</text:span><text:span text:style-name="T687_16"><text:s/></text:span></text:p>
      <text:p text:style-name="P688"><text:span text:style-name="T688_1"><text:s/></text:span><text:span text:style-name="T688_2">Prototyping</text:span><text:span text:style-name="T688_3"><text:s/></text:span><text:span text:style-name="T688_4">Tip</text:span><text:span text:style-name="T688_5"><text:s text:c="2"/>#<text:s/>8:<text:s/></text:span><text:span text:style-name="T688_6">Build</text:span><text:span text:style-name="T688_7"><text:s/></text:span><text:span text:style-name="T688_8">the</text:span><text:span text:style-name="T688_9"><text:s/></text:span><text:span text:style-name="T688_10">Toy</text:span><text:span text:style-name="T688_11"><text:s/></text:span><text:span text:style-name="T688_12">First</text:span></text:p>
      <text:p text:style-name="P689"><text:span text:style-name="T689_1"><text:s text:c="593"/></text:span></text:p>
      <text:h text:style-name="P690" text:outline-level="10"><text:bookmark-start text:name="h.hinplrn3g31d"/><text:bookmark-end text:name="h.hinplrn3g31d"/><text:span text:style-name="T690_1">decause</text:span></text:h>
      <text:h text:style-name="P691" text:outline-level="10"><text:bookmark-start text:name="h.62a5lqvcozql"/><text:bookmark-end text:name="h.62a5lqvcozql"/><text:span text:style-name="T691_1">General</text:span><text:span text:style-name="T691_2"><text:s/></text:span><text:span text:style-name="T691_3">Ideas</text:span></text:h>
      <text:h text:style-name="P692" text:outline-level="10"><text:bookmark-start text:name="h.gztyosd6e8e5"/><text:bookmark-end text:name="h.gztyosd6e8e5"/><text:span text:style-name="T692_1">Linux</text:span><text:span text:style-name="T692_2"><text:s/></text:span><text:span text:style-name="T692_3">Tycoon</text:span></text:h>
      <text:p text:style-name="P693"><text:span text:style-name="T693_1">Look</text:span><text:span text:style-name="T693_2"><text:s/></text:span><text:span text:style-name="T693_3">into</text:span><text:span text:style-name="T693_4"><text:s/></text:span><text:span text:style-name="T693_5">this</text:span><text:span text:style-name="T693_6">.</text:span></text:p>
      <text:h text:style-name="P694" text:outline-level="10"><text:bookmark-start text:name="h.2xibk792l9uc"/><text:bookmark-end text:name="h.2xibk792l9uc"/><text:span text:style-name="T694_1">Favimon</text:span></text:h>
      <text:p text:style-name="P695"><text:span text:style-name="T695_1"><text:a xlink:type="simple" xlink:href="http://www.matthewhollett.com/favimon/"><text:span text:style-name="T695_2">http</text:span></text:a></text:span><text:span text:style-name="T695_3"><text:a xlink:type="simple" xlink:href="http://www.matthewhollett.com/favimon/"><text:span text:style-name="T695_4">://</text:span></text:a></text:span><text:span text:style-name="T695_5"><text:a xlink:type="simple" xlink:href="http://www.matthewhollett.com/favimon/"><text:span text:style-name="T695_6">www</text:span></text:a></text:span><text:span text:style-name="T695_7"><text:a xlink:type="simple" xlink:href="http://www.matthewhollett.com/favimon/"><text:span text:style-name="T695_8">.</text:span></text:a></text:span><text:span text:style-name="T695_9"><text:a xlink:type="simple" xlink:href="http://www.matthewhollett.com/favimon/"><text:span text:style-name="T695_10">matthewhollett</text:span></text:a></text:span><text:span text:style-name="T695_11"><text:a xlink:type="simple" xlink:href="http://www.matthewhollett.com/favimon/"><text:span text:style-name="T695_12">.</text:span></text:a></text:span><text:span text:style-name="T695_13"><text:a xlink:type="simple" xlink:href="http://www.matthewhollett.com/favimon/"><text:span text:style-name="T695_14">com</text:span></text:a></text:span><text:span text:style-name="T695_15"><text:a xlink:type="simple" xlink:href="http://www.matthewhollett.com/favimon/"><text:span text:style-name="T695_16">/</text:span></text:a></text:span><text:span text:style-name="T695_17"><text:a xlink:type="simple" xlink:href="http://www.matthewhollett.com/favimon/"><text:span text:style-name="T695_18">favimon</text:span></text:a></text:span><text:span text:style-name="T695_19"><text:a xlink:type="simple" xlink:href="http://www.matthewhollett.com/favimon/"><text:span text:style-name="T695_20">/</text:span></text:a></text:span><text:span text:style-name="T695_21"><text:line-break/><text:tab/></text:span><text:span text:style-name="T695_22">Monster</text:span><text:span text:style-name="T695_23"><text:s/></text:span><text:span text:style-name="T695_24">Rancher</text:span><text:span text:style-name="T695_25">,<text:s/></text:span><text:span text:style-name="T695_26">Pokemon</text:span><text:span text:style-name="T695_27"><text:s/></text:span><text:span text:style-name="T695_28">Style</text:span><text:span text:style-name="T695_29"><text:s/></text:span><text:span text:style-name="T695_30">Battle</text:span><text:span text:style-name="T695_31"><text:s/></text:span><text:span text:style-name="T695_32">System</text:span><text:span text:style-name="T695_33">.<text:s/></text:span><text:span text:style-name="T695_34">You</text:span><text:span text:style-name="T695_35"><text:s/></text:span><text:span text:style-name="T695_36">accumulate</text:span><text:span text:style-name="T695_37"><text:s/>“</text:span><text:span text:style-name="T695_38">monsters</text:span><text:span text:style-name="T695_39">”<text:s/></text:span><text:span text:style-name="T695_40">you</text:span><text:span text:style-name="T695_41"><text:s/></text:span><text:span text:style-name="T695_42">can</text:span><text:span text:style-name="T695_43"><text:s/></text:span><text:span text:style-name="T695_44">battle</text:span><text:span text:style-name="T695_45"><text:s/></text:span><text:span text:style-name="T695_46">by</text:span><text:span text:style-name="T695_47"><text:s/></text:span><text:span text:style-name="T695_48">making</text:span><text:span text:style-name="T695_49"><text:s/></text:span><text:span text:style-name="T695_50">contributions</text:span><text:span text:style-name="T695_51"><text:s/></text:span><text:span text:style-name="T695_52">to</text:span><text:span text:style-name="T695_53"><text:s/></text:span><text:span text:style-name="T695_54">a</text:span><text:span text:style-name="T695_55"><text:s/></text:span><text:span text:style-name="T695_56">project</text:span><text:span text:style-name="T695_57">.<text:s/></text:span><text:span text:style-name="T695_58"><office:annotation><dc:creator/><text:p text:style-name="P696"><text:span text:style-name="T696_1">David</text:span><text:span text:style-name="T696_2"><text:s/></text:span><text:span text:style-name="T696_3">Gay</text:span><text:span text:style-name="T696_4">:</text:span></text:p><text:p text:style-name="P697"><text:span text:style-name="T697_1">I</text:span><text:span text:style-name="T697_2"><text:s/></text:span><text:span text:style-name="T697_3">seriously</text:span><text:span text:style-name="T697_4"><text:s/></text:span><text:span text:style-name="T697_5">dig</text:span><text:span text:style-name="T697_6"><text:s/></text:span><text:span text:style-name="T697_7">this</text:span><text:span text:style-name="T697_8"><text:s/></text:span><text:span text:style-name="T697_9">one</text:span><text:span text:style-name="T697_10">.</text:span></text:p></office:annotation></text:span><text:span text:style-name="T697_11">Projects</text:span><text:span text:style-name="T697_12"><text:s/></text:span><text:span text:style-name="T697_13">are</text:span><text:span text:style-name="T697_14"><text:s/></text:span><text:span text:style-name="T697_15">like</text:span><text:span text:style-name="T697_16"><text:s/></text:span><text:span text:style-name="T697_17">species</text:span><text:span text:style-name="T697_18">,<text:s/></text:span><text:span text:style-name="T697_19">and</text:span><text:span text:style-name="T697_20"><text:s/></text:span><text:span text:style-name="T697_21">the</text:span><text:span text:style-name="T697_22"><text:s/></text:span><text:span text:style-name="T697_23">amount</text:span><text:span text:style-name="T697_24"><text:s/></text:span><text:span text:style-name="T697_25">of</text:span><text:span text:style-name="T697_26"><text:s/></text:span><text:span text:style-name="T697_27">contributions</text:span><text:span text:style-name="T697_28"><text:s/></text:span><text:span text:style-name="T697_29">you</text:span><text:span text:style-name="T697_30"><text:s/></text:span><text:span text:style-name="T697_31">make</text:span><text:span text:style-name="T697_32"><text:s/>“</text:span><text:span text:style-name="T697_33">level</text:span><text:span text:style-name="T697_34">”<text:s/></text:span><text:span text:style-name="T697_35">that</text:span><text:span text:style-name="T697_36"><text:s/></text:span><text:span text:style-name="T697_37">species</text:span><text:span text:style-name="T697_38"><text:s/></text:span><text:span text:style-name="T697_39">of</text:span><text:span text:style-name="T697_40"><text:s/></text:span><text:span text:style-name="T697_41">monster</text:span><text:span text:style-name="T697_42"><text:s/></text:span><text:span text:style-name="T697_43">you</text:span><text:span text:style-name="T697_44"><text:s/></text:span><text:span text:style-name="T697_45">have</text:span><text:span text:style-name="T697_46"><text:s/>*</text:span><text:span text:style-name="T697_47">like</text:span><text:span text:style-name="T697_48"><text:s/></text:span><text:span text:style-name="T697_49">Pokemon</text:span><text:span text:style-name="T697_50">*.<text:s/></text:span><text:span text:style-name="T697_51">Having</text:span><text:span text:style-name="T697_52"><text:s/></text:span><text:span text:style-name="T697_53">procedurally</text:span><text:span text:style-name="T697_54"><text:s/></text:span><text:span text:style-name="T697_55">generated</text:span><text:span text:style-name="T697_56"><text:s/></text:span><text:span text:style-name="T697_57">attacks</text:span><text:span text:style-name="T697_58">/</text:span><text:span text:style-name="T697_59">stats</text:span><text:span text:style-name="T697_60"><text:s/></text:span><text:span text:style-name="T697_61">based</text:span><text:span text:style-name="T697_62"><text:s/></text:span><text:span text:style-name="T697_63">on</text:span><text:span text:style-name="T697_64"><text:s/></text:span><text:span text:style-name="T697_65">real</text:span><text:span text:style-name="T697_66">-</text:span><text:span text:style-name="T697_67">life</text:span><text:span text:style-name="T697_68"><text:s/></text:span><text:span text:style-name="T697_69">metrics</text:span><text:span text:style-name="T697_70">.</text:span></text:p>
      <text:h text:style-name="P698" text:outline-level="10"><text:bookmark-start text:name="h.23mvfbif8uf2"/><text:bookmark-end text:name="h.23mvfbif8uf2"/><text:span text:style-name="T698_1">Warning</text:span><text:span text:style-name="T698_2"><text:s/></text:span><text:span text:style-name="T698_3">Forever</text:span></text:h>
      <text:p text:style-name="P699"><text:span text:style-name="T699_1"><text:tab/></text:span><text:span text:style-name="T699_2">This</text:span><text:span text:style-name="T699_3"><text:s/></text:span><text:span text:style-name="T699_4">is</text:span><text:span text:style-name="T699_5"><text:s/></text:span><text:span text:style-name="T699_6">one</text:span><text:span text:style-name="T699_7"><text:s/></text:span><text:span text:style-name="T699_8">of</text:span><text:span text:style-name="T699_9"><text:s/></text:span><text:span text:style-name="T699_10">my</text:span><text:span text:style-name="T699_11"><text:s/></text:span><text:span text:style-name="T699_12">favorite</text:span><text:span text:style-name="T699_13"><text:s/></text:span><text:span text:style-name="T699_14">shooter</text:span><text:span text:style-name="T699_15"><text:s/></text:span><text:span text:style-name="T699_16">games</text:span><text:span text:style-name="T699_17">.<text:s/></text:span><text:span text:style-name="T699_18">Bosses</text:span><text:span text:style-name="T699_19"><text:s/></text:span><text:span text:style-name="T699_20">are</text:span><text:span text:style-name="T699_21"><text:s/></text:span><text:span text:style-name="T699_22">procedurally</text:span><text:span text:style-name="T699_23"><text:s/></text:span><text:span text:style-name="T699_24">generated</text:span><text:span text:style-name="T699_25"><text:s/></text:span><text:span text:style-name="T699_26">based</text:span><text:span text:style-name="T699_27"><text:s/></text:span><text:span text:style-name="T699_28">on</text:span><text:span text:style-name="T699_29"><text:s/></text:span><text:span text:style-name="T699_30">how</text:span><text:span text:style-name="T699_31"><text:s/></text:span><text:span text:style-name="T699_32">you</text:span><text:span text:style-name="T699_33"><text:s/></text:span><text:span text:style-name="T699_34">attack</text:span><text:span text:style-name="T699_35"><text:s/></text:span><text:span text:style-name="T699_36">them</text:span><text:span text:style-name="T699_37">.<text:s/></text:span><text:span text:style-name="T699_38">There</text:span><text:span text:style-name="T699_39"><text:s/></text:span><text:span text:style-name="T699_40">is</text:span><text:span text:style-name="T699_41"><text:s/></text:span><text:span text:style-name="T699_42">a</text:span><text:span text:style-name="T699_43"><text:s/></text:span><text:span text:style-name="T699_44">base</text:span><text:span text:style-name="T699_45"><text:s/></text:span><text:span text:style-name="T699_46">boss</text:span><text:span text:style-name="T699_47"><text:s/></text:span><text:span text:style-name="T699_48">on</text:span><text:span text:style-name="T699_49"><text:s/></text:span><text:span text:style-name="T699_50">level</text:span><text:span text:style-name="T699_51"><text:s/></text:span><text:span text:style-name="T699_52">one</text:span><text:span text:style-name="T699_53"><text:s/></text:span><text:span text:style-name="T699_54">with</text:span><text:span text:style-name="T699_55"><text:s/></text:span><text:span text:style-name="T699_56">about</text:span><text:span text:style-name="T699_57"><text:s/>12<text:s/></text:span><text:span text:style-name="T699_58">different</text:span><text:span text:style-name="T699_59"><text:s/></text:span><text:span text:style-name="T699_60">dimensions</text:span><text:span text:style-name="T699_61"><text:s/></text:span><text:span text:style-name="T699_62">of</text:span><text:span text:style-name="T699_63"><text:s/>“</text:span><text:span text:style-name="T699_64">stats</text:span><text:span text:style-name="T699_65">.”<text:s/></text:span><text:span text:style-name="T699_66">If</text:span><text:span text:style-name="T699_67"><text:s/></text:span><text:span text:style-name="T699_68">you</text:span><text:span text:style-name="T699_69"><text:s/></text:span><text:span text:style-name="T699_70">defeat</text:span><text:span text:style-name="T699_71"><text:s/></text:span><text:span text:style-name="T699_72">the</text:span><text:span text:style-name="T699_73"><text:s/></text:span><text:span text:style-name="T699_74">boss</text:span><text:span text:style-name="T699_75"><text:s/></text:span><text:span text:style-name="T699_76">by</text:span><text:span text:style-name="T699_77"><text:s/></text:span><text:span text:style-name="T699_78">shooting</text:span><text:span text:style-name="T699_79"><text:s/></text:span><text:span text:style-name="T699_80">it</text:span><text:span text:style-name="T699_81"><text:s/></text:span><text:span text:style-name="T699_82">in</text:span><text:span text:style-name="T699_83"><text:s/></text:span><text:span text:style-name="T699_84">the</text:span><text:span text:style-name="T699_85"><text:s/></text:span><text:span text:style-name="T699_86">front</text:span><text:span text:style-name="T699_87"><text:s/></text:span><text:span text:style-name="T699_88">until</text:span><text:span text:style-name="T699_89"><text:s/></text:span><text:span text:style-name="T699_90">it</text:span><text:span text:style-name="T699_91"><text:s/></text:span><text:span text:style-name="T699_92">dies</text:span><text:span text:style-name="T699_93">,<text:s/></text:span><text:span text:style-name="T699_94">the</text:span><text:span text:style-name="T699_95"><text:s/></text:span><text:span text:style-name="T699_96">next</text:span><text:span text:style-name="T699_97"><text:s/></text:span><text:span text:style-name="T699_98">time</text:span><text:span text:style-name="T699_99"><text:s/></text:span><text:span text:style-name="T699_100">it</text:span><text:span text:style-name="T699_101"><text:s/></text:span><text:span text:style-name="T699_102">appears</text:span><text:span text:style-name="T699_103">,<text:s/></text:span><text:span text:style-name="T699_104">it</text:span><text:span text:style-name="T699_105"><text:s/></text:span><text:span text:style-name="T699_106">has</text:span><text:span text:style-name="T699_107"><text:s/></text:span><text:span text:style-name="T699_108">more</text:span><text:span text:style-name="T699_109"><text:s/></text:span><text:span text:style-name="T699_110">shields</text:span><text:span text:style-name="T699_111"><text:s/></text:span><text:span text:style-name="T699_112">in</text:span><text:span text:style-name="T699_113"><text:s/></text:span><text:span text:style-name="T699_114">the</text:span><text:span text:style-name="T699_115"><text:s/></text:span><text:span text:style-name="T699_116">front</text:span><text:span text:style-name="T699_117">.<text:s/></text:span><text:span text:style-name="T699_118">If</text:span><text:span text:style-name="T699_119"><text:s/></text:span><text:span text:style-name="T699_120">it</text:span><text:span text:style-name="T699_121"><text:s/></text:span><text:span text:style-name="T699_122">kills</text:span><text:span text:style-name="T699_123"><text:s/></text:span><text:span text:style-name="T699_124">you</text:span><text:span text:style-name="T699_125"><text:s/></text:span><text:span text:style-name="T699_126">with</text:span><text:span text:style-name="T699_127"><text:s/></text:span><text:span text:style-name="T699_128">a</text:span><text:span text:style-name="T699_129"><text:s/></text:span><text:span text:style-name="T699_130">weapon</text:span><text:span text:style-name="T699_131">,<text:s/></text:span><text:span text:style-name="T699_132">there</text:span><text:span text:style-name="T699_133"><text:s/></text:span><text:span text:style-name="T699_134">are</text:span><text:span text:style-name="T699_135"><text:s/></text:span><text:span text:style-name="T699_136">twice</text:span><text:span text:style-name="T699_137"><text:s/></text:span><text:span text:style-name="T699_138">as</text:span><text:span text:style-name="T699_139"><text:s/></text:span><text:span text:style-name="T699_140">many</text:span><text:span text:style-name="T699_141"><text:s/></text:span><text:span text:style-name="T699_142">of</text:span><text:span text:style-name="T699_143"><text:s/></text:span><text:span text:style-name="T699_144">that</text:span><text:span text:style-name="T699_145"><text:s/></text:span><text:span text:style-name="T699_146">weapon</text:span><text:span text:style-name="T699_147"><text:s/></text:span><text:span text:style-name="T699_148">the</text:span><text:span text:style-name="T699_149"><text:s/></text:span><text:span text:style-name="T699_150">next</text:span><text:span text:style-name="T699_151"><text:s/></text:span><text:span text:style-name="T699_152">time</text:span><text:span text:style-name="T699_153"><text:s/></text:span><text:span text:style-name="T699_154">around</text:span><text:span text:style-name="T699_155">.<text:s/></text:span><text:span text:style-name="T699_156">I</text:span><text:span text:style-name="T699_157"><text:s/></text:span><text:span text:style-name="T699_158">loved</text:span><text:span text:style-name="T699_159"><text:s/></text:span><text:span text:style-name="T699_160">this</text:span><text:span text:style-name="T699_161">.</text:span></text:p>
      <text:h text:style-name="P700" text:outline-level="10"><text:bookmark-start text:name="h.d7x089hk515t"/><text:bookmark-end text:name="h.d7x089hk515t"/><text:span text:style-name="T700_1">Card</text:span><text:span text:style-name="T700_2">-</text:span><text:span text:style-name="T700_3">Based</text:span><text:span text:style-name="T700_4"><text:s/></text:span><text:span text:style-name="T700_5">Systems</text:span></text:h>
      <text:p text:style-name="P701"><text:span text:style-name="T701_1"><text:tab/></text:span><text:span text:style-name="T701_2">I</text:span><text:span text:style-name="T701_3">’</text:span><text:span text:style-name="T701_4">ve</text:span><text:span text:style-name="T701_5"><text:s/></text:span><text:span text:style-name="T701_6">always</text:span><text:span text:style-name="T701_7"><text:s/></text:span><text:span text:style-name="T701_8">been</text:span><text:span text:style-name="T701_9"><text:s/></text:span><text:span text:style-name="T701_10">a</text:span><text:span text:style-name="T701_11"><text:s/></text:span><text:span text:style-name="T701_12">fan</text:span><text:span text:style-name="T701_13"><text:s/></text:span><text:span text:style-name="T701_14">of</text:span><text:span text:style-name="T701_15"><text:s/></text:span><text:span text:style-name="T701_16">CCG</text:span><text:span text:style-name="T701_17"><text:s/></text:span><text:span text:style-name="T701_18">style</text:span><text:span text:style-name="T701_19"><text:s/></text:span><text:span text:style-name="T701_20">battle</text:span><text:span text:style-name="T701_21"><text:s/></text:span><text:span text:style-name="T701_22">systems</text:span><text:span text:style-name="T701_23">,<text:s/></text:span><text:span text:style-name="T701_24">where</text:span><text:span text:style-name="T701_25"><text:s/></text:span><text:span text:style-name="T701_26">you</text:span><text:span text:style-name="T701_27"><text:s/></text:span><text:span text:style-name="T701_28">take</text:span><text:span text:style-name="T701_29"><text:s/></text:span><text:span text:style-name="T701_30">turns</text:span><text:span text:style-name="T701_31"><text:s/></text:span><text:span text:style-name="T701_32">playing</text:span><text:span text:style-name="T701_33"><text:s/></text:span><text:span text:style-name="T701_34">different</text:span><text:span text:style-name="T701_35"><text:s/></text:span><text:span text:style-name="T701_36">cards</text:span><text:span text:style-name="T701_37">.<text:s/></text:span><text:span text:style-name="T701_38">Some</text:span><text:span text:style-name="T701_39"><text:s/></text:span><text:span text:style-name="T701_40">are</text:span><text:span text:style-name="T701_41"><text:s/></text:span><text:span text:style-name="T701_42">creatures</text:span><text:span text:style-name="T701_43">,<text:s/></text:span><text:span text:style-name="T701_44">some</text:span><text:span text:style-name="T701_45"><text:s/></text:span><text:span text:style-name="T701_46">are</text:span><text:span text:style-name="T701_47"><text:s/></text:span><text:span text:style-name="T701_48">spells</text:span><text:span text:style-name="T701_49">,<text:s/></text:span><text:span text:style-name="T701_50">some</text:span><text:span text:style-name="T701_51"><text:s/></text:span><text:span text:style-name="T701_52">are</text:span><text:span text:style-name="T701_53"><text:s/></text:span><text:span text:style-name="T701_54">items</text:span><text:span text:style-name="T701_55">/</text:span><text:span text:style-name="T701_56">equiptment</text:span><text:span text:style-name="T701_57">.<text:s/></text:span><text:span text:style-name="T701_58">It</text:span><text:span text:style-name="T701_59"><text:s/></text:span><text:span text:style-name="T701_60">would</text:span><text:span text:style-name="T701_61"><text:s/></text:span><text:span text:style-name="T701_62">be</text:span><text:span text:style-name="T701_63"><text:s/>*</text:span><text:span text:style-name="T701_64">very</text:span><text:span text:style-name="T701_65">*<text:s/></text:span><text:span text:style-name="T701_66">straight</text:span><text:span text:style-name="T701_67"><text:s/></text:span><text:span text:style-name="T701_68">forward</text:span><text:span text:style-name="T701_69"><text:s/></text:span><text:span text:style-name="T701_70">generate</text:span><text:span text:style-name="T701_71"><text:s/></text:span><text:span text:style-name="T701_72">cards</text:span><text:span text:style-name="T701_73"><text:s/></text:span><text:span text:style-name="T701_74">based</text:span><text:span text:style-name="T701_75"><text:s/></text:span><text:span text:style-name="T701_76">on</text:span><text:span text:style-name="T701_77"><text:s/></text:span><text:span text:style-name="T701_78">projects</text:span><text:span text:style-name="T701_79">/</text:span><text:span text:style-name="T701_80">actions</text:span><text:span text:style-name="T701_81">/</text:span><text:span text:style-name="T701_82">acheivements</text:span><text:span text:style-name="T701_83"><text:s/></text:span><text:span text:style-name="T701_84">in</text:span><text:span text:style-name="T701_85"><text:s/></text:span><text:span text:style-name="T701_86">real</text:span><text:span text:style-name="T701_87"><text:s/></text:span><text:span text:style-name="T701_88">life</text:span><text:span text:style-name="T701_89">,<text:s/></text:span><text:span text:style-name="T701_90">and</text:span><text:span text:style-name="T701_91"><text:s/></text:span><text:span text:style-name="T701_92">let</text:span><text:span text:style-name="T701_93"><text:s/></text:span><text:span text:style-name="T701_94">players</text:span><text:span text:style-name="T701_95"><text:s/></text:span><text:span text:style-name="T701_96">build</text:span><text:span text:style-name="T701_97"><text:s/></text:span><text:span text:style-name="T701_98">a</text:span><text:span text:style-name="T701_99"><text:s/></text:span><text:span text:style-name="T701_100">deck</text:span><text:span text:style-name="T701_101">.<text:s/></text:span><text:span text:style-name="T701_102">This</text:span><text:span text:style-name="T701_103"><text:s/></text:span><text:span text:style-name="T701_104">is</text:span><text:span text:style-name="T701_105"><text:s/></text:span><text:span text:style-name="T701_106">not</text:span><text:span text:style-name="T701_107"><text:s/></text:span><text:span text:style-name="T701_108">my</text:span><text:span text:style-name="T701_109"><text:s/></text:span><text:span text:style-name="T701_110">favorite</text:span><text:span text:style-name="T701_111"><text:s/></text:span><text:span text:style-name="T701_112">one</text:span><text:span text:style-name="T701_113">,<text:s/></text:span><text:span text:style-name="T701_114">but</text:span><text:span text:style-name="T701_115"><text:s/></text:span><text:span text:style-name="T701_116">it</text:span><text:span text:style-name="T701_117"><text:s/></text:span><text:span text:style-name="T701_118">would</text:span><text:span text:style-name="T701_119"><text:s/></text:span><text:span text:style-name="T701_120">be</text:span><text:span text:style-name="T701_121"><text:s/></text:span><text:span text:style-name="T701_122">straight</text:span><text:span text:style-name="T701_123"><text:s/></text:span><text:span text:style-name="T701_124">forward</text:span><text:span text:style-name="T701_125">.</text:span></text:p>
      <text:p text:style-name="P702"/>
      <text:h text:style-name="P703" text:outline-level="10"><text:bookmark-start text:name="h.xlxdyk6rqae3"/><text:bookmark-end text:name="h.xlxdyk6rqae3"/><text:span text:style-name="T703_1">Sanity</text:span><text:span text:style-name="T703_2"><text:s/></text:span><text:span text:style-name="T703_3">Checking</text:span><text:span text:style-name="T703_4"><text:s/></text:span><text:span text:style-name="T703_5">for</text:span><text:span text:style-name="T703_6"><text:s/></text:span><text:span text:style-name="T703_7">Commits</text:span><text:span text:style-name="T703_8"><text:line-break/></text:span></text:h>
      <text:p text:style-name="P704"><text:span text:style-name="T704_1">If</text:span><text:span text:style-name="T704_2"><text:s/></text:span><text:span text:style-name="T704_3">the</text:span><text:span text:style-name="T704_4"><text:s/></text:span><text:span text:style-name="T704_5">commit</text:span><text:span text:style-name="T704_6"><text:s/></text:span><text:span text:style-name="T704_7">closes</text:span><text:span text:style-name="T704_8"><text:s/></text:span><text:span text:style-name="T704_9">a</text:span><text:span text:style-name="T704_10"><text:s/></text:span><text:span text:style-name="T704_11">ticket</text:span><text:span text:style-name="T704_12">:</text:span></text:p>
      <text:list text:style-name="LS61" xml:id="list485">
        <text:list-item>
          <text:p text:style-name="P705"><text:span text:style-name="T705_1">you</text:span><text:span text:style-name="T705_2"><text:s/></text:span><text:span text:style-name="T705_3">can</text:span><text:span text:style-name="T705_4"><text:s/></text:span><text:span text:style-name="T705_5">see</text:span><text:span text:style-name="T705_6"><text:s/></text:span><text:span text:style-name="T705_7">if</text:span><text:span text:style-name="T705_8"><text:s/></text:span><text:span text:style-name="T705_9">the</text:span><text:span text:style-name="T705_10"><text:s/></text:span><text:span text:style-name="T705_11">committer</text:span><text:span text:style-name="T705_12"><text:s/></text:span><text:span text:style-name="T705_13">opened</text:span><text:span text:style-name="T705_14"><text:s/></text:span><text:span text:style-name="T705_15">the</text:span><text:span text:style-name="T705_16"><text:s/></text:span><text:span text:style-name="T705_17">ticket</text:span><text:span text:style-name="T705_18"><text:s/>(</text:span><text:span text:style-name="T705_19">this</text:span><text:span text:style-name="T705_20"><text:s/></text:span><text:span text:style-name="T705_21">is</text:span><text:span text:style-name="T705_22"><text:s/></text:span><text:span text:style-name="T705_23">dicey</text:span><text:span text:style-name="T705_24">,<text:s/></text:span><text:span text:style-name="T705_25">as</text:span><text:span text:style-name="T705_26"><text:s/></text:span><text:span text:style-name="T705_27">many</text:span><text:span text:style-name="T705_28"><text:s/></text:span><text:span text:style-name="T705_29">project</text:span><text:span text:style-name="T705_30"><text:s/></text:span><text:span text:style-name="T705_31">maintainers</text:span><text:span text:style-name="T705_32"><text:s/></text:span><text:span text:style-name="T705_33">open</text:span><text:span text:style-name="T705_34"><text:s/></text:span><text:span text:style-name="T705_35">many</text:span><text:span text:style-name="T705_36">/</text:span><text:span text:style-name="T705_37">all</text:span><text:span text:style-name="T705_38"><text:s/></text:span><text:span text:style-name="T705_39">the</text:span><text:span text:style-name="T705_40"><text:s/></text:span><text:span text:style-name="T705_41">tickets</text:span><text:span text:style-name="T705_42">)</text:span></text:p>
        </text:list-item>
        <text:list-item>
          <text:p text:style-name="P706"><text:span text:style-name="T706_1">you</text:span><text:span text:style-name="T706_2"><text:s/></text:span><text:span text:style-name="T706_3">can</text:span><text:span text:style-name="T706_4"><text:s/></text:span><text:span text:style-name="T706_5">see</text:span><text:span text:style-name="T706_6"><text:s/></text:span><text:span text:style-name="T706_7">if</text:span><text:span text:style-name="T706_8"><text:s/></text:span><text:span text:style-name="T706_9">they</text:span><text:span text:style-name="T706_10"><text:s/></text:span><text:span text:style-name="T706_11">opened</text:span><text:span text:style-name="T706_12"><text:s/></text:span><text:span text:style-name="T706_13">the</text:span><text:span text:style-name="T706_14"><text:s/></text:span><text:span text:style-name="T706_15">ticket</text:span><text:span text:style-name="T706_16"><text:s/></text:span><text:span text:style-name="T706_17">recently</text:span><text:span text:style-name="T706_18"><text:s/>(</text:span><text:span text:style-name="T706_19">this</text:span><text:span text:style-name="T706_20"><text:s/></text:span><text:span text:style-name="T706_21">is</text:span><text:span text:style-name="T706_22"><text:s/></text:span><text:span text:style-name="T706_23">also</text:span><text:span text:style-name="T706_24"><text:s/></text:span><text:span text:style-name="T706_25">dicey</text:span><text:span text:style-name="T706_26">,<text:s/></text:span><text:span text:style-name="T706_27">as</text:span><text:span text:style-name="T706_28"><text:s/></text:span><text:span text:style-name="T706_29">good</text:span><text:span text:style-name="T706_30"><text:s/></text:span><text:span text:style-name="T706_31">practice</text:span><text:span text:style-name="T706_32"><text:s/></text:span><text:span text:style-name="T706_33">dictates</text:span><text:span text:style-name="T706_34"><text:s/></text:span><text:span text:style-name="T706_35">opening</text:span><text:span text:style-name="T706_36"><text:s/></text:span><text:span text:style-name="T706_37">tickets</text:span><text:span text:style-name="T706_38"><text:s/></text:span><text:span text:style-name="T706_39">for</text:span><text:span text:style-name="T706_40"><text:s/></text:span><text:span text:style-name="T706_41">just</text:span><text:span text:style-name="T706_42"><text:s/></text:span><text:span text:style-name="T706_43">about</text:span><text:span text:style-name="T706_44"><text:s/></text:span><text:span text:style-name="T706_45">everything</text:span><text:span text:style-name="T706_46"><text:s/></text:span><text:span text:style-name="T706_47">you</text:span><text:span text:style-name="T706_48"><text:s/></text:span><text:span text:style-name="T706_49">commit</text:span><text:span text:style-name="T706_50">)</text:span></text:p>
        </text:list-item>
        <text:list-item>
          <text:p text:style-name="P707"><text:span text:style-name="T707_1">you</text:span><text:span text:style-name="T707_2"><text:s/></text:span><text:span text:style-name="T707_3">can</text:span><text:span text:style-name="T707_4"><text:s/></text:span><text:span text:style-name="T707_5">check</text:span><text:span text:style-name="T707_6"><text:s/></text:span><text:span text:style-name="T707_7">if</text:span><text:span text:style-name="T707_8"><text:s/></text:span><text:span text:style-name="T707_9">someone</text:span><text:span text:style-name="T707_10"><text:s/></text:span><text:span text:style-name="T707_11">else</text:span><text:span text:style-name="T707_12"><text:s/></text:span><text:span text:style-name="T707_13">closed</text:span><text:span text:style-name="T707_14"><text:s/></text:span><text:span text:style-name="T707_15">the</text:span><text:span text:style-name="T707_16"><text:s/></text:span><text:span text:style-name="T707_17">ticket</text:span><text:span text:style-name="T707_18"><text:s/>(</text:span><text:span text:style-name="T707_19">this</text:span><text:span text:style-name="T707_20"><text:s/></text:span><text:span text:style-name="T707_21">is</text:span><text:span text:style-name="T707_22"><text:s/></text:span><text:span text:style-name="T707_23">the</text:span><text:span text:style-name="T707_24"><text:s/></text:span><text:span text:style-name="T707_25">kind</text:span><text:span text:style-name="T707_26"><text:s/></text:span><text:span text:style-name="T707_27">of</text:span><text:span text:style-name="T707_28"><text:s/></text:span><text:span text:style-name="T707_29">thing</text:span><text:span text:style-name="T707_30"><text:s/></text:span><text:span text:style-name="T707_31">that</text:span><text:span text:style-name="T707_32"><text:s/></text:span><text:span text:style-name="T707_33">deserves</text:span><text:span text:style-name="T707_34"><text:s/></text:span><text:span text:style-name="T707_35">a</text:span><text:span text:style-name="T707_36"><text:s/>"</text:span><text:span text:style-name="T707_37">buff</text:span><text:span text:style-name="T707_38">",<text:s/></text:span><text:span text:style-name="T707_39">assuming</text:span><text:span text:style-name="T707_40"><text:s/></text:span><text:span text:style-name="T707_41">they</text:span><text:span text:style-name="T707_42"><text:s/></text:span><text:span text:style-name="T707_43">are</text:span><text:span text:style-name="T707_44"><text:s/></text:span><text:span text:style-name="T707_45">not</text:span><text:span text:style-name="T707_46"><text:s/></text:span><text:span text:style-name="T707_47">creating</text:span><text:span text:style-name="T707_48"><text:s/></text:span><text:span text:style-name="T707_49">vanity</text:span><text:span text:style-name="T707_50"><text:s/></text:span><text:span text:style-name="T707_51">tickets</text:span><text:span text:style-name="T707_52">)</text:span></text:p>
        </text:list-item>
      </text:list>
      <text:p text:style-name="P708"/>
      <text:p text:style-name="P709"/>
      <text:p text:style-name="P710"/>
      <text:h text:style-name="P711" text:outline-level="10"><text:bookmark-start text:name="h.pefezr3p4ffr"/><text:bookmark-end text:name="h.pefezr3p4ffr"/><text:span text:style-name="T711_1">RITSteve</text:span></text:h>
      <text:h text:style-name="P712" text:outline-level="10"><text:bookmark-start text:name="h.lz9d1fjw1feh"/><text:bookmark-end text:name="h.lz9d1fjw1feh"/><text:span text:style-name="T712_1">General</text:span><text:span text:style-name="T712_2"><text:s/></text:span><text:span text:style-name="T712_3">Ideas</text:span></text:h>
      <text:p text:style-name="P713"><text:span text:style-name="T713_1">Things</text:span><text:span text:style-name="T713_2"><text:s/></text:span><text:span text:style-name="T713_3">can</text:span><text:span text:style-name="T713_4"><text:s/></text:span><text:span text:style-name="T713_5">go</text:span><text:span text:style-name="T713_6"><text:s/></text:span><text:span text:style-name="T713_7">here</text:span><text:span text:style-name="T713_8">,<text:s/></text:span><text:span text:style-name="T713_9">or</text:span><text:span text:style-name="T713_10"><text:s/></text:span><text:span text:style-name="T713_11">in</text:span><text:span text:style-name="T713_12"><text:s/></text:span><text:span text:style-name="T713_13">their</text:span><text:span text:style-name="T713_14"><text:s/></text:span><text:span text:style-name="T713_15">own</text:span><text:span text:style-name="T713_16"><text:s/></text:span><text:span text:style-name="T713_17">section</text:span><text:span text:style-name="T713_1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○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2">
      <text:list-level-style-bullet text:bullet-char="●" text:style-name="List3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3">
      <text:list-level-style-bullet text:bullet-char="●" text:style-name="List3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4">
      <text:list-level-style-bullet text:bullet-char="●" text:style-name="List3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5">
      <text:list-level-style-bullet text:bullet-char="●" text:style-name="List3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6">
      <text:list-level-style-bullet text:bullet-char="●" text:style-name="List3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7">
      <text:list-level-style-bullet text:bullet-char="●" text:style-name="List3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8">
      <text:list-level-style-number style:num-format="1" text:style-name="List3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9">
      <text:list-level-style-bullet text:bullet-char="●" text:style-name="List3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0">
      <text:list-level-style-bullet text:bullet-char="●" text:style-name="List4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1">
      <text:list-level-style-bullet text:bullet-char="●" text:style-name="List4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2">
      <text:list-level-style-bullet text:bullet-char="●" text:style-name="List4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3">
      <text:list-level-style-bullet text:bullet-char="●" text:style-name="List4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4">
      <text:list-level-style-bullet text:bullet-char="●" text:style-name="List4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5">
      <text:list-level-style-bullet text:bullet-char="●" text:style-name="List4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6">
      <text:list-level-style-bullet text:bullet-char="●" text:style-name="List4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7">
      <text:list-level-style-bullet text:bullet-char="●" text:style-name="List4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8">
      <text:list-level-style-bullet text:bullet-char="●" text:style-name="List4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9">
      <text:list-level-style-bullet text:bullet-char="●" text:style-name="List4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0">
      <text:list-level-style-bullet text:bullet-char="●" text:style-name="List5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1">
      <text:list-level-style-bullet text:bullet-char="●" text:style-name="List5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2">
      <text:list-level-style-bullet text:bullet-char="●" text:style-name="List5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3">
      <text:list-level-style-bullet text:bullet-char="●" text:style-name="List5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4">
      <text:list-level-style-bullet text:bullet-char="●" text:style-name="List5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5">
      <text:list-level-style-bullet text:bullet-char="●" text:style-name="List5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6">
      <text:list-level-style-bullet text:bullet-char="●" text:style-name="List5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7">
      <text:list-level-style-bullet text:bullet-char="●" text:style-name="List5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8">
      <text:list-level-style-bullet text:bullet-char="●" text:style-name="List5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9">
      <text:list-level-style-bullet text:bullet-char="●" text:style-name="List5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0">
      <text:list-level-style-bullet text:bullet-char="●" text:style-name="List6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1">
      <text:list-level-style-bullet text:bullet-char="●" text:style-name="List6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